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5/content.xml" manifest:media-type="text/xml"/>
  <manifest:file-entry manifest:full-path="Object 35/meta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Object 56/styles.xml" manifest:media-type="text/xml"/>
  <manifest:file-entry manifest:full-path="Object 56/meta.xml" manifest:media-type="text/xml"/>
  <manifest:file-entry manifest:full-path="Object 56/content.xml" manifest:media-type="text/xml"/>
  <manifest:file-entry manifest:full-path="Object 56/" manifest:media-type="application/vnd.oasis.opendocument.chart"/>
  <manifest:file-entry manifest:full-path="Object 55/meta.xml" manifest:media-type="text/xml"/>
  <manifest:file-entry manifest:full-path="Object 55/styles.xml" manifest:media-type="text/xml"/>
  <manifest:file-entry manifest:full-path="Object 55/content.xml" manifest:media-type="text/xml"/>
  <manifest:file-entry manifest:full-path="Object 55/" manifest:media-type="application/vnd.oasis.opendocument.chart"/>
  <manifest:file-entry manifest:full-path="Object 52/styles.xml" manifest:media-type="text/xml"/>
  <manifest:file-entry manifest:full-path="Object 52/meta.xml" manifest:media-type="text/xml"/>
  <manifest:file-entry manifest:full-path="Object 52/content.xml" manifest:media-type="text/xml"/>
  <manifest:file-entry manifest:full-path="Object 52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3/styles.xml" manifest:media-type="text/xml"/>
  <manifest:file-entry manifest:full-path="Object 53/content.xml" manifest:media-type="text/xml"/>
  <manifest:file-entry manifest:full-path="Object 53/meta.xml" manifest:media-type="text/xml"/>
  <manifest:file-entry manifest:full-path="Object 53/Pictures/2000001C000009230000030D07D0DDE7AC4EFDE5.svm" manifest:media-type=""/>
  <manifest:file-entry manifest:full-path="Object 53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54/content.xml" manifest:media-type="text/xml"/>
  <manifest:file-entry manifest:full-path="Object 54/styles.xml" manifest:media-type="text/xml"/>
  <manifest:file-entry manifest:full-path="Object 54/meta.xml" manifest:media-type="text/xml"/>
  <manifest:file-entry manifest:full-path="Object 54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61/styles.xml" manifest:media-type="text/xml"/>
  <manifest:file-entry manifest:full-path="Object 61/content.xml" manifest:media-type="text/xml"/>
  <manifest:file-entry manifest:full-path="Object 61/meta.xml" manifest:media-type="text/xml"/>
  <manifest:file-entry manifest:full-path="Object 61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meta.xml" manifest:media-type="text/xml"/>
  <manifest:file-entry manifest:full-path="Object 40/styles.xml" manifest:media-type="text/xml"/>
  <manifest:file-entry manifest:full-path="Object 40/meta.xml" manifest:media-type="text/xml"/>
  <manifest:file-entry manifest:full-path="Object 40/content.xml" manifest:media-type="text/xml"/>
  <manifest:file-entry manifest:full-path="Object 40/" manifest:media-type="application/vnd.oasis.opendocument.chart"/>
  <manifest:file-entry manifest:full-path="Object 45/content.xml" manifest:media-type="text/xml"/>
  <manifest:file-entry manifest:full-path="Object 45/styles.xml" manifest:media-type="text/xml"/>
  <manifest:file-entry manifest:full-path="Object 45/meta.xml" manifest:media-type="text/xml"/>
  <manifest:file-entry manifest:full-path="Object 45/" manifest:media-type="application/vnd.oasis.opendocument.chart"/>
  <manifest:file-entry manifest:full-path="settings.xml" manifest:media-type="text/xml"/>
  <manifest:file-entry manifest:full-path="Object 41/content.xml" manifest:media-type="text/xml"/>
  <manifest:file-entry manifest:full-path="Object 41/meta.xml" manifest:media-type="text/xml"/>
  <manifest:file-entry manifest:full-path="Object 41/styles.xml" manifest:media-type="text/xml"/>
  <manifest:file-entry manifest:full-path="Object 41/Pictures/200000120000033E0000030D6C39A16FF204AC35.svm" manifest:media-type=""/>
  <manifest:file-entry manifest:full-path="Object 41/" manifest:media-type="application/vnd.oasis.opendocument.chart"/>
  <manifest:file-entry manifest:full-path="Object 46/Pictures/2000003E00000D480000023FA3627ADCA8C06892.svm" manifest:media-type=""/>
  <manifest:file-entry manifest:full-path="Object 46/styles.xml" manifest:media-type="text/xml"/>
  <manifest:file-entry manifest:full-path="Object 46/meta.xml" manifest:media-type="text/xml"/>
  <manifest:file-entry manifest:full-path="Object 46/content.xml" manifest:media-type="text/xml"/>
  <manifest:file-entry manifest:full-path="Object 46/" manifest:media-type="application/vnd.oasis.opendocument.chart"/>
  <manifest:file-entry manifest:full-path="Object 36/content.xml" manifest:media-type="text/xml"/>
  <manifest:file-entry manifest:full-path="Object 36/styles.xml" manifest:media-type="text/xml"/>
  <manifest:file-entry manifest:full-path="Object 36/meta.xml" manifest:media-type="text/xml"/>
  <manifest:file-entry manifest:full-path="Object 36/Pictures/2000003E0000093B00000240225543DF90643F13.svm" manifest:media-type=""/>
  <manifest:file-entry manifest:full-path="Object 36/" manifest:media-type="application/vnd.oasis.opendocument.chart"/>
  <manifest:file-entry manifest:full-path="Object 37/content.xml" manifest:media-type="text/xml"/>
  <manifest:file-entry manifest:full-path="Object 37/styles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styles.xml" manifest:media-type="text/xml"/>
  <manifest:file-entry manifest:full-path="Object 42/content.xml" manifest:media-type="text/xml"/>
  <manifest:file-entry manifest:full-path="Object 42/styles.xml" manifest:media-type="text/xml"/>
  <manifest:file-entry manifest:full-path="Object 42/meta.xml" manifest:media-type="text/xml"/>
  <manifest:file-entry manifest:full-path="Object 42/" manifest:media-type="application/vnd.oasis.opendocument.chart"/>
  <manifest:file-entry manifest:full-path="Object 47/content.xml" manifest:media-type="text/xml"/>
  <manifest:file-entry manifest:full-path="Object 47/styles.xml" manifest:media-type="text/xml"/>
  <manifest:file-entry manifest:full-path="Object 47/meta.xml" manifest:media-type="text/xml"/>
  <manifest:file-entry manifest:full-path="Object 47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51/content.xml" manifest:media-type="text/xml"/>
  <manifest:file-entry manifest:full-path="Object 51/styles.xml" manifest:media-type="text/xml"/>
  <manifest:file-entry manifest:full-path="Object 51/meta.xml" manifest:media-type="text/xml"/>
  <manifest:file-entry manifest:full-path="Object 51/" manifest:media-type="application/vnd.oasis.opendocument.chart"/>
  <manifest:file-entry manifest:full-path="Object 38/content.xml" manifest:media-type="text/xml"/>
  <manifest:file-entry manifest:full-path="Object 38/meta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65/content.xml" manifest:media-type="text/xml"/>
  <manifest:file-entry manifest:full-path="Object 65/styles.xml" manifest:media-type="text/xml"/>
  <manifest:file-entry manifest:full-path="Object 65/meta.xml" manifest:media-type="text/xml"/>
  <manifest:file-entry manifest:full-path="Object 65/" manifest:media-type="application/vnd.oasis.opendocument.chart"/>
  <manifest:file-entry manifest:full-path="Object 64/styles.xml" manifest:media-type="text/xml"/>
  <manifest:file-entry manifest:full-path="Object 64/meta.xml" manifest:media-type="text/xml"/>
  <manifest:file-entry manifest:full-path="Object 64/content.xml" manifest:media-type="text/xml"/>
  <manifest:file-entry manifest:full-path="Object 64/" manifest:media-type="application/vnd.oasis.opendocument.chart"/>
  <manifest:file-entry manifest:full-path="Object 49/content.xml" manifest:media-type="text/xml"/>
  <manifest:file-entry manifest:full-path="Object 49/styles.xml" manifest:media-type="text/xml"/>
  <manifest:file-entry manifest:full-path="Object 49/meta.xml" manifest:media-type="text/xml"/>
  <manifest:file-entry manifest:full-path="Object 49/" manifest:media-type="application/vnd.oasis.opendocument.chart"/>
  <manifest:file-entry manifest:full-path="Object 44/content.xml" manifest:media-type="text/xml"/>
  <manifest:file-entry manifest:full-path="Object 44/meta.xml" manifest:media-type="text/xml"/>
  <manifest:file-entry manifest:full-path="Object 44/styles.xml" manifest:media-type="text/xml"/>
  <manifest:file-entry manifest:full-path="Object 44/" manifest:media-type="application/vnd.oasis.opendocument.chart"/>
  <manifest:file-entry manifest:full-path="Object 39/content.xml" manifest:media-type="text/xml"/>
  <manifest:file-entry manifest:full-path="Object 39/styles.xml" manifest:media-type="text/xml"/>
  <manifest:file-entry manifest:full-path="Object 39/meta.xml" manifest:media-type="text/xml"/>
  <manifest:file-entry manifest:full-path="Object 39/" manifest:media-type="application/vnd.oasis.opendocument.chart"/>
  <manifest:file-entry manifest:full-path="Object 63/content.xml" manifest:media-type="text/xml"/>
  <manifest:file-entry manifest:full-path="Object 63/styles.xml" manifest:media-type="text/xml"/>
  <manifest:file-entry manifest:full-path="Object 63/meta.xml" manifest:media-type="text/xml"/>
  <manifest:file-entry manifest:full-path="Object 63/" manifest:media-type="application/vnd.oasis.opendocument.chart"/>
  <manifest:file-entry manifest:full-path="Object 48/styles.xml" manifest:media-type="text/xml"/>
  <manifest:file-entry manifest:full-path="Object 48/content.xml" manifest:media-type="text/xml"/>
  <manifest:file-entry manifest:full-path="Object 48/meta.xml" manifest:media-type="text/xml"/>
  <manifest:file-entry manifest:full-path="Object 48/" manifest:media-type="application/vnd.oasis.opendocument.chart"/>
  <manifest:file-entry manifest:full-path="Object 43/content.xml" manifest:media-type="text/xml"/>
  <manifest:file-entry manifest:full-path="Object 43/meta.xml" manifest:media-type="text/xml"/>
  <manifest:file-entry manifest:full-path="Object 43/styles.xml" manifest:media-type="text/xml"/>
  <manifest:file-entry manifest:full-path="Object 43/" manifest:media-type="application/vnd.oasis.opendocument.chart"/>
  <manifest:file-entry manifest:full-path="Object 60/meta.xml" manifest:media-type="text/xml"/>
  <manifest:file-entry manifest:full-path="Object 60/styles.xml" manifest:media-type="text/xml"/>
  <manifest:file-entry manifest:full-path="Object 60/content.xml" manifest:media-type="text/xml"/>
  <manifest:file-entry manifest:full-path="Object 60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Pictures/2000003E0000093B00000240225543DF90643F13.svm" manifest:media-type=""/>
  <manifest:file-entry manifest:full-path="Object 2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0/Pictures/2000003E00000D480000023FA3627ADCA8C06892.svm" manifest:media-type=""/>
  <manifest:file-entry manifest:full-path="Object 50/meta.xml" manifest:media-type="text/xml"/>
  <manifest:file-entry manifest:full-path="Object 50/content.xml" manifest:media-type="text/xml"/>
  <manifest:file-entry manifest:full-path="Object 50/styles.xml" manifest:media-type="text/xml"/>
  <manifest:file-entry manifest:full-path="Object 50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62/styles.xml" manifest:media-type="text/xml"/>
  <manifest:file-entry manifest:full-path="Object 62/meta.xml" manifest:media-type="text/xml"/>
  <manifest:file-entry manifest:full-path="Object 62/content.xml" manifest:media-type="text/xml"/>
  <manifest:file-entry manifest:full-path="Object 62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57/content.xml" manifest:media-type="text/xml"/>
  <manifest:file-entry manifest:full-path="Object 57/styles.xml" manifest:media-type="text/xml"/>
  <manifest:file-entry manifest:full-path="Object 57/meta.xml" manifest:media-type="text/xml"/>
  <manifest:file-entry manifest:full-path="Object 57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16/Pictures/2000003E0000093B00000240225543DF90643F13.svm" manifest:media-type="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58/content.xml" manifest:media-type="text/xml"/>
  <manifest:file-entry manifest:full-path="Object 58/styles.xml" manifest:media-type="text/xml"/>
  <manifest:file-entry manifest:full-path="Object 58/meta.xml" manifest:media-type="text/xml"/>
  <manifest:file-entry manifest:full-path="Object 58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30/Pictures/2000003E00000D480000023FA3627ADCA8C06892.svm" manifest:media-type="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59/content.xml" manifest:media-type="text/xml"/>
  <manifest:file-entry manifest:full-path="Object 59/styles.xml" manifest:media-type="text/xml"/>
  <manifest:file-entry manifest:full-path="Object 59/meta.xml" manifest:media-type="text/xml"/>
  <manifest:file-entry manifest:full-path="Object 59/" manifest:media-type="application/vnd.oasis.opendocument.chart"/>
  <manifest:file-entry manifest:full-path="Object 25/Pictures/200000120000033E0000030D6C39A16FF204AC35.svm" manifest:media-type="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Segoe UI" svg:font-family="'Segoe UI'" style:font-adornments="Normal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03mm"/>
    </style:style>
    <style:style style:name="co2" style:family="table-column">
      <style:table-column-properties fo:break-before="auto" style:column-width="29.21mm"/>
    </style:style>
    <style:style style:name="co3" style:family="table-column">
      <style:table-column-properties fo:break-before="auto" style:column-width="30.83mm"/>
    </style:style>
    <style:style style:name="co4" style:family="table-column">
      <style:table-column-properties fo:break-before="auto" style:column-width="32.81mm"/>
    </style:style>
    <style:style style:name="co5" style:family="table-column">
      <style:table-column-properties fo:break-before="auto" style:column-width="22.65mm"/>
    </style:style>
    <style:style style:name="co6" style:family="table-column">
      <style:table-column-properties fo:break-before="auto" style:column-width="28.72mm"/>
    </style:style>
    <style:style style:name="co7" style:family="table-column">
      <style:table-column-properties fo:break-before="auto" style:column-width="28.89mm"/>
    </style:style>
    <style:style style:name="co8" style:family="table-column">
      <style:table-column-properties fo:break-before="auto" style:column-width="23.71mm"/>
    </style:style>
    <style:style style:name="co9" style:family="table-column">
      <style:table-column-properties fo:break-before="auto" style:column-width="39.76mm"/>
    </style:style>
    <style:style style:name="co10" style:family="table-column">
      <style:table-column-properties fo:break-before="auto" style:column-width="22.67mm"/>
    </style:style>
    <style:style style:name="co11" style:family="table-column">
      <style:table-column-properties fo:break-before="auto" style:column-width="44.96mm"/>
    </style:style>
    <style:style style:name="co12" style:family="table-column">
      <style:table-column-properties fo:break-before="auto" style:column-width="34.11mm"/>
    </style:style>
    <style:style style:name="co13" style:family="table-column">
      <style:table-column-properties fo:break-before="auto" style:column-width="37.13mm"/>
    </style:style>
    <style:style style:name="co14" style:family="table-column">
      <style:table-column-properties fo:break-before="auto" style:column-width="27.18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5.04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6.58mm" fo:break-before="auto" style:use-optimal-row-height="true"/>
    </style:style>
    <style:style style:name="ro7" style:family="table-row">
      <style:table-row-properties style:row-height="6.05mm" fo:break-before="auto" style:use-optimal-row-height="true"/>
    </style:style>
    <style:style style:name="ro8" style:family="table-row">
      <style:table-row-properties style:row-height="8.29mm" fo:break-before="auto" style:use-optimal-row-height="false"/>
    </style:style>
    <style:style style:name="ro9" style:family="table-row">
      <style:table-row-properties style:row-height="5.27mm" fo:break-before="auto" style:use-optimal-row-height="true"/>
    </style:style>
    <style:style style:name="ro10" style:family="table-row">
      <style:table-row-properties style:row-height="5.4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ext-properties fo:color="#0000ff"/>
    </style:style>
    <style:style style:name="ce5" style:family="table-cell" style:parent-style-name="Default" style:data-style-name="N0">
      <style:text-properties fo:color="#ff0000"/>
    </style:style>
    <style:style style:name="ce6" style:family="table-cell" style:parent-style-name="Default" style:data-style-name="N0">
      <style:text-properties fo:color="#0000cc"/>
    </style:style>
    <style:style style:name="ce7" style:family="table-cell" style:parent-style-name="Default" style:data-style-name="N0">
      <style:text-properties fo:color="#000000"/>
    </style:style>
    <style:style style:name="ce8" style:family="table-cell" style:parent-style-name="Default" style:data-style-name="N0">
      <style:text-properties style:use-window-font-color="true"/>
    </style:style>
    <style:style style:name="ce9" style:family="table-cell" style:parent-style-name="Default" style:data-style-name="N0">
      <style:table-cell-properties fo:background-color="#ffff00"/>
      <style:text-properties fo:color="#ff0000"/>
    </style:style>
    <style:style style:name="ce10" style:family="table-cell" style:parent-style-name="Default" style:data-style-name="N0">
      <style:table-cell-properties fo:background-color="#ff6600"/>
      <style:text-properties style:use-window-font-color="tru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normal" style:font-weight-asian="normal" style:font-weight-complex="normal"/>
    </style:style>
    <style:style style:name="ce13" style:family="table-cell" style:parent-style-name="Default" style:data-style-name="N0">
      <style:table-cell-properties fo:background-color="#ff3333"/>
    </style:style>
    <style:style style:name="ce14" style:family="table-cell" style:parent-style-name="Default" style:data-style-name="N0">
      <style:text-properties fo:color="#ffff00"/>
    </style:style>
    <style:style style:name="ce1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fo:background-color="#33ff99"/>
    </style:style>
    <style:style style:name="ce18" style:family="table-cell" style:parent-style-name="Default" style:data-style-name="N0">
      <style:table-cell-properties fo:background-color="#99ff66"/>
    </style:style>
    <style:style style:name="ce19" style:family="table-cell" style:parent-style-name="Default" style:data-style-name="N0">
      <style:text-properties fo:color="#ff6600"/>
    </style:style>
    <style:style style:name="ce20" style:family="table-cell" style:parent-style-name="Default" style:data-style-name="N0">
      <style:text-properties fo:color="#ff99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33ff99"/>
    </style:style>
    <style:style style:name="ce23" style:family="table-cell" style:parent-style-name="Default">
      <style:table-cell-properties fo:background-color="#99ff66"/>
    </style:style>
    <style:style style:name="ce24" style:family="table-cell" style:parent-style-name="Default" style:data-style-name="N0">
      <style:text-properties fo:color="#ff3333"/>
    </style:style>
    <style:style style:name="ce25" style:family="table-cell" style:parent-style-name="Default">
      <style:table-cell-properties style:text-align-source="value-type" style:repeat-content="false"/>
      <style:paragraph-properties fo:margin-left="0mm"/>
    </style:style>
    <style:style style:name="ce26" style:family="table-cell" style:parent-style-name="Default" style:data-style-name="N100">
      <style:text-properties fo:font-weight="bold" style:font-weight-asian="bold" style:font-weight-complex="bold"/>
    </style:style>
    <style:style style:name="ce27" style:family="table-cell" style:parent-style-name="Default" style:data-style-name="N0">
      <style:text-properties style:font-name="Segoe UI" fo:font-weight="bold" style:font-weight-asian="bold" style:font-weight-complex="bold"/>
    </style:style>
    <style:style style:name="ce28" style:family="table-cell" style:parent-style-name="Default" style:data-style-name="N0">
      <style:text-properties style:font-name="Segoe UI"/>
    </style:style>
    <style:style style:name="ce29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3333"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33ff99"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"/>
    </style:style>
  </office:automatic-styles>
  <office:body>
    <office:spreadsheet>
      <table:calculation-settings table:automatic-find-labels="false" table:use-regular-expressions="false"/>
      <table:table table:name="Optimisat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1015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Reference Values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float" office:value="27.2113845" calcext:value-type="float">
            <text:p>27.2113845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pz</text:p>
          </table:table-cell>
          <table:table-cell office:value-type="string" calcext:value-type="string">
            <text:p><text:s text:c="10"/>-3.2679600 <text:s text:c="3"/>1 <text:s text:c="10"/>0.2950000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HF def-SV(P) a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let</text:p>
          </table:table-cell>
          <table:table-cell office:value-type="float" office:value="-77.9658487205" calcext:value-type="float">
            <text:p>-77.965848720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Triplet</text:p>
          </table:table-cell>
          <table:table-cell office:value-type="float" office:value="-77.7136590318" calcext:value-type="float">
            <text:p>-77.7136590318</text:p>
          </table:table-cell>
          <table:table-cell table:number-columns-repeated="1022"/>
        </table:table-row>
        <table:table-row table:style-name="ro1">
          <table:table-cell/>
          <table:table-cell table:style-name="ce1" table:formula="of:=[.B6]-[.B7]" office:value-type="float" office:value="-0.2521896887" calcext:value-type="float">
            <text:p>-0.2521896887</text:p>
          </table:table-cell>
          <table:table-cell table:style-name="ce1" table:formula="of:=[.B8]*h2ev" office:value-type="float" office:value="-6.86243058615101" calcext:value-type="float">
            <text:p>-6.862430586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ion</text:p>
          </table:table-cell>
          <table:table-cell office:value-type="float" office:value="-77.6317554745" calcext:value-type="float">
            <text:p>-77.6317554745</text:p>
          </table:table-cell>
          <table:table-cell table:number-columns-repeated="1022"/>
        </table:table-row>
        <table:table-row table:style-name="ro1">
          <table:table-cell/>
          <table:table-cell table:formula="of:=[.B6] -[.B10]" office:value-type="float" office:value="-0.334093246000009" calcext:value-type="float">
            <text:p>-0.334093246</text:p>
          </table:table-cell>
          <table:table-cell table:formula="of:=[.B11]*h2ev" office:value-type="float" office:value="-9.09113977575933" calcext:value-type="float">
            <text:p>-9.0911397758</text:p>
          </table:table-cell>
          <table:table-cell office:value-type="string" calcext:value-type="string">
            <text:p>q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odify s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Pseudo C2H4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eV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1" office:value-type="string" calcext:value-type="string">
            <text:p>Optimised for CH3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-14.061 e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 10</text:p>
          </table:table-cell>
          <table:table-cell office:value-type="string" calcext:value-type="string">
            <text:p>Singlet</text:p>
          </table:table-cell>
          <table:table-cell office:value-type="float" office:value="-0.9975797855" calcext:value-type="float">
            <text:p>-0.99757978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 10.381044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riplet 1 b2g (same as ref)</text:p>
          </table:table-cell>
          <table:table-cell office:value-type="float" office:value="-0.6589735134" calcext:value-type="float">
            <text:p>-0.658973513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table:formula="of:=[.C16]-[.C18]" office:value-type="float" office:value="-0.3386062721" calcext:value-type="float">
            <text:p>-0.3386062721</text:p>
          </table:table-cell>
          <table:table-cell table:style-name="ce1" table:formula="of:=[.C19]*h2ev" office:value-type="float" office:value="-9.21394546422472" calcext:value-type="float">
            <text:p>-9.213945464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4823197749" calcext:value-type="float">
            <text:p>-0.482319774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16]-[.C21]" office:value-type="float" office:value="-0.5152600106" calcext:value-type="float">
            <text:p>-0.5152600106</text:p>
          </table:table-cell>
          <table:table-cell table:formula="of:=[.C22]*h2ev" office:value-type="float" office:value="-14.0209382659107" calcext:value-type="float">
            <text:p>-14.020938265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-10.363 eV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0.6954923525" calcext:value-type="float">
            <text:p>-0.69549235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timised for b1u singlet 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405877158" calcext:value-type="float">
            <text:p>-0.4058771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 15.9954804244</text:p>
          </table:table-cell>
          <table:table-cell/>
          <table:table-cell table:style-name="ce1" table:formula="of:=[.C25]-[.C27]" office:value-type="float" office:value="-0.2896151945" calcext:value-type="float">
            <text:p>-0.2896151945</text:p>
          </table:table-cell>
          <table:table-cell table:style-name="ce1" table:formula="of:=[.C28]*h2ev" office:value-type="float" office:value="-7.88083041458179" calcext:value-type="float">
            <text:p>-7.880830414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3148985933" calcext:value-type="float">
            <text:p>-0.314898593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25]-[.C30]" office:value-type="float" office:value="-0.3805937592" calcext:value-type="float">
            <text:p>-0.3805937592</text:p>
          </table:table-cell>
          <table:table-cell table:formula="of:=[.C31]*h2ev" office:value-type="float" office:value="-10.3564831198916" calcext:value-type="float">
            <text:p>-10.3564831199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-10.363 eV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0.7096856829" calcext:value-type="float">
            <text:p>-0.70968568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timised for b1u singlet 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1.0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418298555" calcext:value-type="float">
            <text:p>-0.4182985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 4.33508275132</text:p>
          </table:table-cell>
          <table:table-cell/>
          <table:table-cell table:style-name="ce1" table:formula="of:=[.C35]-[.C37]" office:value-type="float" office:value="-0.2913871279" calcext:value-type="float">
            <text:p>-0.2913871279</text:p>
          </table:table-cell>
          <table:table-cell table:style-name="ce1" table:formula="of:=[.C38]*h2ev" office:value-type="float" office:value="-7.92904717563758" calcext:value-type="float">
            <text:p>-7.929047175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3296973943" calcext:value-type="float">
            <text:p>-0.329697394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35]-[.C40]" office:value-type="float" office:value="-0.3799882886" calcext:value-type="float">
            <text:p>-0.3799882886</text:p>
          </table:table-cell>
          <table:table-cell table:formula="of:=[.C41]*h2ev" office:value-type="float" office:value="-10.3400074265916" calcext:value-type="float">
            <text:p>-10.340007426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1" office:value-type="string" calcext:value-type="string">
            <text:p>Minimised for singlet-triple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4.089" calcext:value-type="float">
            <text:p>-14.08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1.0236815742" calcext:value-type="float">
            <text:p>-1.02368157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1.0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7052882455" calcext:value-type="float">
            <text:p>-0.70528824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</text:p>
          </table:table-cell>
          <table:table-cell/>
          <table:table-cell table:style-name="ce1" table:formula="of:=[.C47]-[.C49]" office:value-type="float" office:value="-0.3183933287" calcext:value-type="float">
            <text:p>-0.3183933287</text:p>
          </table:table-cell>
          <table:table-cell table:style-name="ce1" table:formula="of:=[.C50]*h2ev" office:value-type="float" office:value="-8.66392328949059" calcext:value-type="float">
            <text:p>-8.6639232895</text:p>
          </table:table-cell>
          <table:table-cell table:number-columns-repeated="1020"/>
        </table:table-row>
        <table:table-row table:style-name="ro1">
          <table:table-cell table:style-name="ce5" office:value-type="float" office:value="2.63976517004" calcext:value-type="float">
            <text:p>2.63976517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5092421762" calcext:value-type="float">
            <text:p>-0.509242176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47]-[.C52]" office:value-type="float" office:value="-0.514439398" calcext:value-type="float">
            <text:p>-0.514439398</text:p>
          </table:table-cell>
          <table:table-cell table:formula="of:=[.C53]*h2ev" office:value-type="float" office:value="-13.9986082609265" calcext:value-type="float">
            <text:p>-13.9986082609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>
            <text:p>Minimised for singlet-triple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5.593" calcext:value-type="float">
            <text:p>-15.59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1.13415840772" calcext:value-type="float">
            <text:p>-1.13415840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5.0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79151215161" calcext:value-type="float">
            <text:p>-0.791512151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</text:p>
          </table:table-cell>
          <table:table-cell/>
          <table:table-cell table:style-name="ce1" table:formula="of:=[.C57]-[.C59]" office:value-type="float" office:value="-0.34264625611" calcext:value-type="float">
            <text:p>-0.3426462561</text:p>
          </table:table-cell>
          <table:table-cell table:style-name="ce1" table:formula="of:=[.C60]*h2ev" office:value-type="float" office:value="-9.32387902249469" calcext:value-type="float">
            <text:p>-9.3238790225</text:p>
          </table:table-cell>
          <table:table-cell table:number-columns-repeated="1020"/>
        </table:table-row>
        <table:table-row table:style-name="ro1">
          <table:table-cell table:style-name="ce5"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5641480912" calcext:value-type="float">
            <text:p>-0.564148091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57]-[.C62]" office:value-type="float" office:value="-0.57001031652" calcext:value-type="float">
            <text:p>-0.5700103165</text:p>
          </table:table-cell>
          <table:table-cell table:formula="of:=[.C63]*h2ev" office:value-type="float" office:value="-15.5107698917924" calcext:value-type="float">
            <text:p>-15.510769891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>
            <text:p>Minimised for singlet-triple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5.974" calcext:value-type="float">
            <text:p>-15.97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1.16309489795" calcext:value-type="float">
            <text:p>-1.1630948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Exp 10.0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81578004022" calcext:value-type="float">
            <text:p>-0.81578004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</text:p>
          </table:table-cell>
          <table:table-cell/>
          <table:table-cell table:style-name="ce1" table:formula="of:=[.C67]-[.C69]" office:value-type="float" office:value="-0.34731485773" calcext:value-type="float">
            <text:p>-0.3473148577</text:p>
          </table:table-cell>
          <table:table-cell table:style-name="ce1" table:formula="of:=[.C70]*h2ev" office:value-type="float" office:value="-9.45091813625383" calcext:value-type="float">
            <text:p>-9.4509181363</text:p>
          </table:table-cell>
          <table:table-cell table:number-columns-repeated="1020"/>
        </table:table-row>
        <table:table-row table:style-name="ro1">
          <table:table-cell table:style-name="ce5" office:value-type="float" office:value="7.72572609998" calcext:value-type="float">
            <text:p>7.7257261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5790146672" calcext:value-type="float">
            <text:p>-0.579014667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67]-[.C72]" office:value-type="float" office:value="-0.58408023075" calcext:value-type="float">
            <text:p>-0.5840802308</text:p>
          </table:table-cell>
          <table:table-cell table:formula="of:=[.C73]*h2ev" office:value-type="float" office:value="-15.893631737787" calcext:value-type="float">
            <text:p>-15.893631737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>
            <text:p>Minimised for singlet-triple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6.198" calcext:value-type="float">
            <text:p>-16.19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1.18011113251" calcext:value-type="float">
            <text:p>-1.18011113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Exp 20.0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83021383429" calcext:value-type="float">
            <text:p>-0.830213834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</text:p>
          </table:table-cell>
          <table:table-cell/>
          <table:table-cell table:style-name="ce1" table:formula="of:=[.C77]-[.C79]" office:value-type="float" office:value="-0.34989729822" calcext:value-type="float">
            <text:p>-0.3498972982</text:p>
          </table:table-cell>
          <table:table-cell table:style-name="ce1" table:formula="of:=[.C80]*h2ev" office:value-type="float" office:value="-9.52118991737559" calcext:value-type="float">
            <text:p>-9.5211899174</text:p>
          </table:table-cell>
          <table:table-cell table:number-columns-repeated="1020"/>
        </table:table-row>
        <table:table-row table:style-name="ro1">
          <table:table-cell table:style-name="ce5" office:value-type="float" office:value="13.4259621506" calcext:value-type="float">
            <text:p>13.4259621506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5878043286" calcext:value-type="float">
            <text:p>-0.587804328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77]-[.C82]" office:value-type="float" office:value="-0.59230680391" calcext:value-type="float">
            <text:p>-0.5923068039</text:p>
          </table:table-cell>
          <table:table-cell table:formula="of:=[.C83]*h2ev" office:value-type="float" office:value="-16.1174881831611" calcext:value-type="float">
            <text:p>-16.1174881832</text:p>
          </table:table-cell>
          <table:table-cell table:number-columns-repeated="1020"/>
        </table:table-row>
        <table:table-row table:style-name="ro1" table:number-rows-repeated="2">
          <table:table-cell table:style-name="ce3" table:number-columns-repeated="5"/>
          <table:table-cell table:style-name="ce14" table:number-columns-repeated="1019"/>
        </table:table-row>
        <table:table-row table:style-name="ro3">
          <table:table-cell table:style-name="ce1" office:value-type="string" calcext:value-type="string">
            <text:p>Minimised for singlet-triple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6.198" calcext:value-type="float">
            <text:p>-16.19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2.96032191689" calcext:value-type="float">
            <text:p>-2.96032191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2.23659871631" calcext:value-type="float">
            <text:p>-2.2365987163</text:p>
          </table:table-cell>
          <table:table-cell table:number-columns-repeated="1021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/>
          <table:table-cell table:style-name="ce1" table:formula="of:=[.C87]-[.C89]" office:value-type="float" office:value="-0.72372320058" calcext:value-type="float">
            <text:p>-0.7237232006</text:p>
          </table:table-cell>
          <table:table-cell table:style-name="ce1" table:formula="of:=[.C90]*h2ev" office:value-type="float" office:value="-19.693510282553" calcext:value-type="float">
            <text:p>-19.693510282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-3.71248123502169" calcext:value-type="float">
            <text:p>-3.712481235</text:p>
          </table:table-cell>
          <table:table-cell office:value-type="string" calcext:value-type="string">
            <text:p>cation</text:p>
          </table:table-cell>
          <table:table-cell office:value-type="float" office:value="-1.4924421205" calcext:value-type="float">
            <text:p>-1.49244212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87]-[.C92]" office:value-type="float" office:value="-1.46787979639" calcext:value-type="float">
            <text:p>-1.4678797964</text:p>
          </table:table-cell>
          <table:table-cell table:formula="of:=[.C93]*h2ev" office:value-type="float" office:value="-39.94304153935" calcext:value-type="float">
            <text:p>-39.94304153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27.583" calcext:value-type="float">
            <text:p>-27.58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nimised for singlet-triplet</text:p>
          </table:table-cell>
          <table:table-cell office:value-type="string" calcext:value-type="string">
            <text:p>Singlet</text:p>
          </table:table-cell>
          <table:table-cell office:value-type="float" office:value="-2.05507296705" calcext:value-type="float">
            <text:p>-2.055072967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57316229929" calcext:value-type="float">
            <text:p>-1.57316229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98]-[.C100]" office:value-type="float" office:value="-0.48191066776" calcext:value-type="float">
            <text:p>-0.4819106678</text:p>
          </table:table-cell>
          <table:table-cell table:style-name="ce1" table:formula="of:=[.C101]*h2ev" office:value-type="float" office:value="-13.1134564750691" calcext:value-type="float">
            <text:p>-13.1134564751</text:p>
          </table:table-cell>
          <table:table-cell table:number-columns-repeated="1020"/>
        </table:table-row>
        <table:table-row table:style-name="ro1">
          <table:table-cell table:style-name="ce4" office:value-type="float" office:value="0.2" calcext:value-type="float">
            <text:p>0.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1.0459088495" calcext:value-type="float">
            <text:p>-1.0459088495</text:p>
          </table:table-cell>
          <table:table-cell table:number-columns-repeated="1021"/>
        </table:table-row>
        <table:table-row table:style-name="ro1">
          <table:table-cell table:style-name="ce5" office:value-type="float" office:value="-3.75905653485424" calcext:value-type="float">
            <text:p>-3.7590565349</text:p>
          </table:table-cell>
          <table:table-cell/>
          <table:table-cell table:formula="of:=[.C98]-[.C103]" office:value-type="float" office:value="-1.00916411755" calcext:value-type="float">
            <text:p>-1.0091641176</text:p>
          </table:table-cell>
          <table:table-cell table:formula="of:=[.C104]*h2ev" office:value-type="float" office:value="-27.4607528262563" calcext:value-type="float">
            <text:p>-27.46075282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20.547" calcext:value-type="float">
            <text:p>-20.54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nimised for singlet-triplet</text:p>
          </table:table-cell>
          <table:table-cell office:value-type="string" calcext:value-type="string">
            <text:p>Singlet</text:p>
          </table:table-cell>
          <table:table-cell office:value-type="float" office:value="-1.53540286836" calcext:value-type="float">
            <text:p>-1.535402868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17138666296" calcext:value-type="float">
            <text:p>-1.1713866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110]-[.C112]" office:value-type="float" office:value="-0.3640162054" calcext:value-type="float">
            <text:p>-0.3640162054</text:p>
          </table:table-cell>
          <table:table-cell table:style-name="ce1" table:formula="of:=[.C113]*h2ev" office:value-type="float" office:value="-9.90538492937038" calcext:value-type="float">
            <text:p>-9.9053849294</text:p>
          </table:table-cell>
          <table:table-cell table:number-columns-repeated="1020"/>
        </table:table-row>
        <table:table-row table:style-name="ro1">
          <table:table-cell table:style-name="ce4" office:value-type="float" office:value="0.295" calcext:value-type="float">
            <text:p>0.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7851767354" calcext:value-type="float">
            <text:p>-0.7851767354</text:p>
          </table:table-cell>
          <table:table-cell table:number-columns-repeated="1021"/>
        </table:table-row>
        <table:table-row table:style-name="ro1">
          <table:table-cell table:style-name="ce5" office:value-type="float" office:value="-3.84319854043646" calcext:value-type="float">
            <text:p>-3.8431985404</text:p>
          </table:table-cell>
          <table:table-cell/>
          <table:table-cell table:formula="of:=[.C110]-[.C115]" office:value-type="float" office:value="-0.75022613296" calcext:value-type="float">
            <text:p>-0.750226133</text:p>
          </table:table-cell>
          <table:table-cell table:formula="of:=[.C486]*h2ev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27.852" calcext:value-type="float">
            <text:p>-27.85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ptimised for singlet-triplet</text:p>
          </table:table-cell>
          <table:table-cell office:value-type="string" calcext:value-type="string">
            <text:p>Singlet</text:p>
          </table:table-cell>
          <table:table-cell office:value-type="float" office:value="-2.04696451038" calcext:value-type="float">
            <text:p>-2.046964510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48239655569" calcext:value-type="float">
            <text:p>-1.48239655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124]-[.C126]" office:value-type="float" office:value="-0.56456795469" calcext:value-type="float">
            <text:p>-0.5645679547</text:p>
          </table:table-cell>
          <table:table-cell table:style-name="ce1" table:formula="of:=[.C127]*h2ev" office:value-type="float" office:value="-15.3626756914482" calcext:value-type="float">
            <text:p>-15.3626756914</text:p>
          </table:table-cell>
          <table:table-cell table:number-columns-repeated="1020"/>
        </table:table-row>
        <table:table-row table:style-name="ro1">
          <table:table-cell table:style-name="ce5" office:value-type="float" office:value="0.149275103230995" calcext:value-type="float">
            <text:p>0.14927510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1.0265837326" calcext:value-type="float">
            <text:p>-1.0265837326</text:p>
          </table:table-cell>
          <table:table-cell table:number-columns-repeated="1021"/>
        </table:table-row>
        <table:table-row table:style-name="ro1">
          <table:table-cell table:style-name="ce4" office:value-type="float" office:value="-3.326" calcext:value-type="float">
            <text:p>-3.326</text:p>
          </table:table-cell>
          <table:table-cell/>
          <table:table-cell table:formula="of:=[.C124]-[.C129]" office:value-type="float" office:value="-1.02038077778" calcext:value-type="float">
            <text:p>-1.0203807778</text:p>
          </table:table-cell>
          <table:table-cell table:formula="of:=[.C130]*h2ev" office:value-type="float" office:value="-27.7659736805806" calcext:value-type="float">
            <text:p>-27.76597368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3">
          <table:table-cell office:value-type="string" calcext:value-type="string">
            <text:p>reoptimising dZ for the exponent above = 3.8813989370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35.097" calcext:value-type="float">
            <text:p>-35.09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615344495" calcext:value-type="float">
            <text:p>-2.61534449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2.0365399377" calcext:value-type="float">
            <text:p>-2.03653993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140]-[.C142]" office:value-type="float" office:value="-0.5788045573" calcext:value-type="float">
            <text:p>-0.5788045573</text:p>
          </table:table-cell>
          <table:table-cell table:style-name="ce1" table:formula="of:=[.C143]*h2ev" office:value-type="float" office:value="-15.7500733590426" calcext:value-type="float">
            <text:p>-15.750073359</text:p>
          </table:table-cell>
          <table:table-cell table:number-columns-repeated="1020"/>
        </table:table-row>
        <table:table-row table:style-name="ro1">
          <table:table-cell table:style-name="ce4" office:value-type="float" office:value="0.149275103230995" calcext:value-type="float">
            <text:p>0.14927510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1.3300354691" calcext:value-type="float">
            <text:p>-1.3300354691</text:p>
          </table:table-cell>
          <table:table-cell table:number-columns-repeated="1021"/>
        </table:table-row>
        <table:table-row table:style-name="ro1">
          <table:table-cell table:style-name="ce4" office:value-type="float" office:value="-3.326" calcext:value-type="float">
            <text:p>-3.326</text:p>
          </table:table-cell>
          <table:table-cell/>
          <table:table-cell table:formula="of:=[.C140]-[.C145]" office:value-type="float" office:value="-1.2853090259" calcext:value-type="float">
            <text:p>-1.2853090259</text:p>
          </table:table-cell>
          <table:table-cell table:formula="of:=[.C146]*h2ev" office:value-type="float" office:value="-34.9750381050854" calcext:value-type="float">
            <text:p>-34.97503810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3">
          <table:table-cell office:value-type="string" calcext:value-type="string">
            <text:p>coeff-exp linked op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34.273" calcext:value-type="float">
            <text:p>-34.27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55525772308" calcext:value-type="float">
            <text:p>-2.555257723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9906897684" calcext:value-type="float">
            <text:p>-1.99068976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156]-[.C158]" office:value-type="float" office:value="-0.56456795468" calcext:value-type="float">
            <text:p>-0.5645679547</text:p>
          </table:table-cell>
          <table:table-cell table:style-name="ce1" table:formula="of:=[.C159]*h2ev" office:value-type="float" office:value="-15.3626756911761" calcext:value-type="float">
            <text:p>-15.3626756912</text:p>
          </table:table-cell>
          <table:table-cell table:number-columns-repeated="1020"/>
        </table:table-row>
        <table:table-row table:style-name="ro1">
          <table:table-cell table:style-name="ce4" office:value-type="float" office:value="0.155551518515301" calcext:value-type="float">
            <text:p>0.155551518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1.3002762768" calcext:value-type="float">
            <text:p>-1.3002762768</text:p>
          </table:table-cell>
          <table:table-cell table:number-columns-repeated="1021"/>
        </table:table-row>
        <table:table-row table:style-name="ro1">
          <table:table-cell table:style-name="ce4" office:value-type="float" office:value="-3.88139893705" calcext:value-type="float">
            <text:p>-3.8813989371</text:p>
          </table:table-cell>
          <table:table-cell/>
          <table:table-cell table:formula="of:=[.C156]-[.C161]" office:value-type="float" office:value="-1.25498144628" calcext:value-type="float">
            <text:p>-1.2549814463</text:p>
          </table:table-cell>
          <table:table-cell table:formula="of:=[.C162]*h2ev" office:value-type="float" office:value="-34.1497826750912" calcext:value-type="float">
            <text:p>-34.14978267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cnhn check c2h4 new reference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4.372" calcext:value-type="float">
            <text:p>-14.37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04220232911" calcext:value-type="float">
            <text:p>-1.042202329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72067232911" calcext:value-type="float">
            <text:p>-0.72067232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172]-[.C174]" office:value-type="float" office:value="-0.32153" calcext:value-type="float">
            <text:p>-0.32153</text:p>
          </table:table-cell>
          <table:table-cell table:style-name="ce1" table:formula="of:=[.C175]*h2ev" office:value-type="float" office:value="-8.749276458285" calcext:value-type="float">
            <text:p>-8.7492764583</text:p>
          </table:table-cell>
          <table:table-cell table:number-columns-repeated="1020"/>
        </table:table-row>
        <table:table-row table:style-name="ro1">
          <table:table-cell table:style-name="ce4" office:value-type="float" office:value="0.319482866124273" calcext:value-type="float">
            <text:p>0.319482866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5169905159" calcext:value-type="float">
            <text:p>-0.5169905159</text:p>
          </table:table-cell>
          <table:table-cell table:number-columns-repeated="1021"/>
        </table:table-row>
        <table:table-row table:style-name="ro1">
          <table:table-cell table:style-name="ce4" office:value-type="float" office:value="-3.27497119373" calcext:value-type="float">
            <text:p>-3.2749711937</text:p>
          </table:table-cell>
          <table:table-cell/>
          <table:table-cell table:formula="of:=[.C172]-[.C177]" office:value-type="float" office:value="-0.52521181321" calcext:value-type="float">
            <text:p>-0.5252118132</text:p>
          </table:table-cell>
          <table:table-cell table:formula="of:=[.C178]*h2ev" office:value-type="float" office:value="-14.2917405931995" calcext:value-type="float">
            <text:p>-14.29174059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3" office:value-type="string" calcext:value-type="string">
            <text:p>s opt new reference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1"/>
          <table:table-cell table:number-columns-repeated="1023"/>
        </table:table-row>
        <table:table-row table:style-name="ro3">
          <table:table-cell office:value-type="string" calcext:value-type="string">
            <text:p>optimised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9.185" calcext:value-type="float">
            <text:p>-19.18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447281056" calcext:value-type="float">
            <text:p>-1.44728105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12575105603" calcext:value-type="float">
            <text:p>-1.1257510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188]-[.C190]" office:value-type="float" office:value="-0.32152999997" calcext:value-type="float">
            <text:p>-0.32153</text:p>
          </table:table-cell>
          <table:table-cell table:style-name="ce1" table:formula="of:=[.C191]*h2ev" office:value-type="float" office:value="-8.74927645746866" calcext:value-type="float">
            <text:p>-8.7492764575</text:p>
          </table:table-cell>
          <table:table-cell table:number-columns-repeated="1020"/>
        </table:table-row>
        <table:table-row table:style-name="ro1">
          <table:table-cell table:style-name="ce7" office:value-type="float" office:value="0.295" calcext:value-type="float">
            <text:p>0.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7479991004" calcext:value-type="float">
            <text:p>-0.7479991004</text:p>
          </table:table-cell>
          <table:table-cell table:number-columns-repeated="1021"/>
        </table:table-row>
        <table:table-row table:style-name="ro1">
          <table:table-cell table:style-name="ce7" office:value-type="float" office:value="-3.26796" calcext:value-type="float">
            <text:p>-3.26796</text:p>
          </table:table-cell>
          <table:table-cell/>
          <table:table-cell table:formula="of:=[.C188]-[.C193]" office:value-type="float" office:value="-0.6992819556" calcext:value-type="float">
            <text:p>-0.6992819556</text:p>
          </table:table-cell>
          <table:table-cell table:formula="of:=[.C194]*h2ev" office:value-type="float" office:value="-19.0284301677435" calcext:value-type="float">
            <text:p>-19.02843016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10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5.2440728851492" calcext:value-type="float">
            <text:p>5.2440728851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optimised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8.494" calcext:value-type="float">
            <text:p>-18.49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39071357254" calcext:value-type="float">
            <text:p>-1.390713572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06918357252" calcext:value-type="float">
            <text:p>-1.06918357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202]-[.C204]" office:value-type="float" office:value="-0.32153000002" calcext:value-type="float">
            <text:p>-0.32153</text:p>
          </table:table-cell>
          <table:table-cell table:style-name="ce1" table:formula="of:=[.C205]*h2ev" office:value-type="float" office:value="-8.74927645882923" calcext:value-type="float">
            <text:p>-8.7492764588</text:p>
          </table:table-cell>
          <table:table-cell table:number-columns-repeated="1020"/>
        </table:table-row>
        <table:table-row table:style-name="ro1">
          <table:table-cell table:style-name="ce7" office:value-type="float" office:value="0.295" calcext:value-type="float">
            <text:p>0.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7166655513" calcext:value-type="float">
            <text:p>-0.7166655513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/>
          <table:table-cell table:formula="of:=[.C202]-[.C207]" office:value-type="float" office:value="-0.67404802124" calcext:value-type="float">
            <text:p>-0.6740480212</text:p>
          </table:table-cell>
          <table:table-cell table:formula="of:=[.C208]*h2ev" office:value-type="float" office:value="-18.3417798774258" calcext:value-type="float">
            <text:p>-18.341779877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3.48415541572674" calcext:value-type="float">
            <text:p>3.4841554157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minimised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4.084" calcext:value-type="float">
            <text:p>-14.08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02328852821" calcext:value-type="float">
            <text:p>-1.023288528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70500479976" calcext:value-type="float">
            <text:p>-0.70500479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216]-[.C218]" office:value-type="float" office:value="-0.31828372845" calcext:value-type="float">
            <text:p>-0.3182837285</text:p>
          </table:table-cell>
          <table:table-cell table:style-name="ce1" table:formula="of:=[.C219]*h2ev" office:value-type="float" office:value="-8.66094091494654" calcext:value-type="float">
            <text:p>-8.6609409149</text:p>
          </table:table-cell>
          <table:table-cell table:number-columns-repeated="1020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5090472202" calcext:value-type="float">
            <text:p>-0.5090472202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/>
          <table:table-cell table:formula="of:=[.C216]-[.C221]" office:value-type="float" office:value="-0.51424130801" calcext:value-type="float">
            <text:p>-0.514241308</text:p>
          </table:table-cell>
          <table:table-cell table:formula="of:=[.C222]*h2ev" office:value-type="float" office:value="-13.993217958043" calcext:value-type="float">
            <text:p>-13.99321795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1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63941886715" calcext:value-type="float">
            <text:p>2.6394188672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minimised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3.473" calcext:value-type="float">
            <text:p>-13.47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0.98236658571" calcext:value-type="float">
            <text:p>-0.982366585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68000519906" calcext:value-type="float">
            <text:p>-0.68000519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230]-[.C232]" office:value-type="float" office:value="-0.30236138665" calcext:value-type="float">
            <text:p>-0.3023613867</text:p>
          </table:table-cell>
          <table:table-cell table:style-name="ce1" table:formula="of:=[.C233]*h2ev" office:value-type="float" office:value="-8.22767195008632" calcext:value-type="float">
            <text:p>-8.2276719501</text:p>
          </table:table-cell>
          <table:table-cell table:number-columns-repeated="1020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4909385139" calcext:value-type="float">
            <text:p>-0.4909385139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/>
          <table:table-cell table:formula="of:=[.C230]-[.C235]" office:value-type="float" office:value="-0.49142807181" calcext:value-type="float">
            <text:p>-0.4914280718</text:p>
          </table:table-cell>
          <table:table-cell table:formula="of:=[.C236]*h2ev" office:value-type="float" office:value="-13.3724382161155" calcext:value-type="float">
            <text:p>-13.372438216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0.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31109796629819" calcext:value-type="float">
            <text:p>2.3110979663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minimised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2.937" calcext:value-type="float">
            <text:p>-12.93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0.95644996731" calcext:value-type="float">
            <text:p>-0.956449967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68106379853" calcext:value-type="float">
            <text:p>-0.68106379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244]-[.C246]" office:value-type="float" office:value="-0.27538616878" calcext:value-type="float">
            <text:p>-0.2753861688</text:p>
          </table:table-cell>
          <table:table-cell table:style-name="ce1" table:formula="of:=[.C247]*h2ev" office:value-type="float" office:value="-7.49363892465448" calcext:value-type="float">
            <text:p>-7.4936389247</text:p>
          </table:table-cell>
          <table:table-cell table:number-columns-repeated="1020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4856161088" calcext:value-type="float">
            <text:p>-0.4856161088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/>
          <table:table-cell table:formula="of:=[.C244]-[.C249]" office:value-type="float" office:value="-0.47083385851" calcext:value-type="float">
            <text:p>-0.4708338585</text:p>
          </table:table-cell>
          <table:table-cell table:formula="of:=[.C250]*h2ev" office:value-type="float" office:value="-12.8120411595342" calcext:value-type="float">
            <text:p>-12.81204115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0.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96958284844924" calcext:value-type="float">
            <text:p>1.969582848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3">
          <table:table-cell table:style-name="ce3" office:value-type="string" calcext:value-type="string">
            <text:p>opt pz again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6.172" calcext:value-type="float">
            <text:p>-16.17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20236946172" calcext:value-type="float">
            <text:p>-1.20236946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88083946166" calcext:value-type="float">
            <text:p>-0.88083946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260]-[.C262]" office:value-type="float" office:value="-0.32153000006" calcext:value-type="float">
            <text:p>-0.3215300001</text:p>
          </table:table-cell>
          <table:table-cell table:style-name="ce1" table:formula="of:=[.C263]*h2ev" office:value-type="float" office:value="-8.74927645991768" calcext:value-type="float">
            <text:p>-8.7492764599</text:p>
          </table:table-cell>
          <table:table-cell table:number-columns-repeated="1020"/>
        </table:table-row>
        <table:table-row table:style-name="ro1">
          <table:table-cell table:style-name="ce4" office:value-type="float" office:value="0.248915515576892" calcext:value-type="float">
            <text:p>0.248915515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6128956398" calcext:value-type="float">
            <text:p>-0.6128956398</text:p>
          </table:table-cell>
          <table:table-cell table:number-columns-repeated="1021"/>
        </table:table-row>
        <table:table-row table:style-name="ro1">
          <table:table-cell table:style-name="ce4" office:value-type="float" office:value="-3.30128765761" calcext:value-type="float">
            <text:p>-3.3012876576</text:p>
          </table:table-cell>
          <table:table-cell/>
          <table:table-cell table:formula="of:=[.C260]-[.C265]" office:value-type="float" office:value="-0.58947382192" calcext:value-type="float">
            <text:p>-0.5894738219</text:p>
          </table:table-cell>
          <table:table-cell table:formula="of:=[.C266]*h2ev" office:value-type="float" office:value="-16.0403988209496" calcext:value-type="float">
            <text:p>-16.04039882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Exp 0.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1.96958284844924" calcext:value-type="float">
            <text:p>1.969582848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3" office:value-type="string" calcext:value-type="string">
            <text:p>s opt new pi-pi reference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5.969" calcext:value-type="float">
            <text:p>-15.96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22197363127" calcext:value-type="float">
            <text:p>-1.22197363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96978395114" calcext:value-type="float">
            <text:p>-0.969783951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277]-[.C279]" office:value-type="float" office:value="-0.25218968013" calcext:value-type="float">
            <text:p>-0.2521896801</text:p>
          </table:table-cell>
          <table:table-cell table:style-name="ce1" table:formula="of:=[.C280]*h2ev" office:value-type="float" office:value="-6.86243035294944" calcext:value-type="float">
            <text:p>-6.862430352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6418900956" calcext:value-type="float">
            <text:p>-0.64189009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277]-[.C282]" office:value-type="float" office:value="-0.58008353567" calcext:value-type="float">
            <text:p>-0.5800835357</text:p>
          </table:table-cell>
          <table:table-cell table:formula="of:=[.C283]*h2ev" office:value-type="float" office:value="-15.7848761312358" calcext:value-type="float">
            <text:p>-15.7848761312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01" calcext:value-type="float">
            <text:p>0.0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7576904182025" calcext:value-type="float">
            <text:p>1.47576904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6.862" calcext:value-type="float">
            <text:p>-16.86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29254025901" calcext:value-type="float">
            <text:p>-1.2925402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04035057908" calcext:value-type="float">
            <text:p>-1.040350579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290]-[.C292]" office:value-type="float" office:value="-0.25218967993" calcext:value-type="float">
            <text:p>-0.2521896799</text:p>
          </table:table-cell>
          <table:table-cell table:style-name="ce1" table:formula="of:=[.C293]*h2ev" office:value-type="float" office:value="-6.86243034750716" calcext:value-type="float">
            <text:p>-6.86243034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6798927795" calcext:value-type="float">
            <text:p>-0.67989277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290]-[.C295]" office:value-type="float" office:value="-0.61264747951" calcext:value-type="float">
            <text:p>-0.6126474795</text:p>
          </table:table-cell>
          <table:table-cell table:formula="of:=[.C296]*h2ev" office:value-type="float" office:value="-16.6709861279025" calcext:value-type="float">
            <text:p>-16.6709861279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3866096428202" calcext:value-type="float">
            <text:p>1.438660964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9.994" calcext:value-type="float">
            <text:p>-19.99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54072229124" calcext:value-type="float">
            <text:p>-1.540722291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28853261145" calcext:value-type="float">
            <text:p>-1.2885326115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303]-[.C305]" office:value-type="float" office:value="-0.25218967979" calcext:value-type="float">
            <text:p>-0.2521896798</text:p>
          </table:table-cell>
          <table:table-cell table:style-name="ce1" table:formula="of:=[.C306]*h2ev" office:value-type="float" office:value="-6.86243034369757" calcext:value-type="float">
            <text:p>-6.86243034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8133097067" calcext:value-type="float">
            <text:p>-0.81330970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303]-[.C308]" office:value-type="float" office:value="-0.72741258454" calcext:value-type="float">
            <text:p>-0.7274125845</text:p>
          </table:table-cell>
          <table:table-cell table:formula="of:=[.C309]*h2ev" office:value-type="float" office:value="-19.7939035280567" calcext:value-type="float">
            <text:p>-19.7939035281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819834889907" calcext:value-type="float">
            <text:p>1.481983489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22.254" calcext:value-type="float">
            <text:p>-22.25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72090460127" calcext:value-type="float">
            <text:p>-1.72090460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46871492146" calcext:value-type="float">
            <text:p>-1.4687149215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316]-[.C318]" office:value-type="float" office:value="-0.25218967981" calcext:value-type="float">
            <text:p>-0.2521896798</text:p>
          </table:table-cell>
          <table:table-cell table:style-name="ce1" table:formula="of:=[.C319]*h2ev" office:value-type="float" office:value="-6.8624303442418" calcext:value-type="float">
            <text:p>-6.862430344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933002784" calcext:value-type="float">
            <text:p>-0.9330027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316]-[.C321]" office:value-type="float" office:value="-0.78790181727" calcext:value-type="float">
            <text:p>-0.7879018173</text:p>
          </table:table-cell>
          <table:table-cell table:formula="of:=[.C322]*h2ev" office:value-type="float" office:value="-21.4398992979827" calcext:value-type="float">
            <text:p>-21.439899298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34860315037431" calcext:value-type="float">
            <text:p>2.348603150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22.786" calcext:value-type="float">
            <text:p>-22.78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76331802757" calcext:value-type="float">
            <text:p>-1.763318027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51112834765" calcext:value-type="float">
            <text:p>-1.5111283477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329]-[.C331]" office:value-type="float" office:value="-0.25218967992" calcext:value-type="float">
            <text:p>-0.2521896799</text:p>
          </table:table-cell>
          <table:table-cell table:style-name="ce1" table:formula="of:=[.C332]*h2ev" office:value-type="float" office:value="-6.86243034723505" calcext:value-type="float">
            <text:p>-6.862430347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933002784" calcext:value-type="float">
            <text:p>-0.9330027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329]-[.C334]" office:value-type="float" office:value="-0.83031524357" calcext:value-type="float">
            <text:p>-0.8303152436</text:p>
          </table:table-cell>
          <table:table-cell table:formula="of:=[.C335]*h2ev" office:value-type="float" office:value="-22.5940273489944" calcext:value-type="float">
            <text:p>-22.594027349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3.55834635851115" calcext:value-type="float">
            <text:p>3.5583463585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9"/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5"/>
          <table:table-cell table:number-columns-repeated="1023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6.862" calcext:value-type="float">
            <text:p>-16.86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29254025901" calcext:value-type="float">
            <text:p>-1.2925402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04035057908" calcext:value-type="float">
            <text:p>-1.040350579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344]-[.C346]" office:value-type="float" office:value="-0.25218967993" calcext:value-type="float">
            <text:p>-0.2521896799</text:p>
          </table:table-cell>
          <table:table-cell table:style-name="ce1" table:formula="of:=[.C347]*h2ev" office:value-type="float" office:value="-6.86243034750716" calcext:value-type="float">
            <text:p>-6.86243034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6798927795" calcext:value-type="float">
            <text:p>-0.67989277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344]-[.C349]" office:value-type="float" office:value="-0.61264747951" calcext:value-type="float">
            <text:p>-0.6126474795</text:p>
          </table:table-cell>
          <table:table-cell table:formula="of:=[.C350]*h2ev" office:value-type="float" office:value="-16.6709861279025" calcext:value-type="float">
            <text:p>-16.6709861279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3866096428202" calcext:value-type="float">
            <text:p>1.4386609643</text:p>
          </table:table-cell>
          <table:table-cell table:number-columns-repeated="1023"/>
        </table:table-row>
        <table:table-row table:style-name="ro1" table:number-rows-repeated="4">
          <table:table-cell table:style-name="ce5"/>
          <table:table-cell table:number-columns-repeated="1023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22.926" calcext:value-type="float">
            <text:p>-22.92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77569674945" calcext:value-type="float">
            <text:p>-1.77569674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52350706959" calcext:value-type="float">
            <text:p>-1.5235070696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360]-[.C362]" office:value-type="float" office:value="-0.25218967986" calcext:value-type="float">
            <text:p>-0.2521896799</text:p>
          </table:table-cell>
          <table:table-cell table:style-name="ce1" table:formula="of:=[.C363]*h2ev" office:value-type="float" office:value="-6.86243034560237" calcext:value-type="float">
            <text:p>-6.862430345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9403738007" calcext:value-type="float">
            <text:p>-0.9403738007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360]-[.C365]" office:value-type="float" office:value="-0.83532294875" calcext:value-type="float">
            <text:p>-0.8353229488</text:p>
          </table:table-cell>
          <table:table-cell table:formula="of:=[.C366]*h2ev" office:value-type="float" office:value="-22.73029394011" calcext:value-type="float">
            <text:p>-22.7302939401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22226596230517" calcext:value-type="float">
            <text:p>2.2222659623</text:p>
          </table:table-cell>
          <table:table-cell table:number-columns-repeated="1023"/>
        </table:table-row>
        <table:table-row table:style-name="ro1" table:number-rows-repeated="13">
          <table:table-cell table:style-name="ce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3">
          <table:table-cell table:style-name="ce3" office:value-type="string" calcext:value-type="string">
            <text:p>Re-optimise pz again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5.969" calcext:value-type="float">
            <text:p>-15.96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22197363127" calcext:value-type="float">
            <text:p>-1.22197363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96978395114" calcext:value-type="float">
            <text:p>-0.969783951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389]-[.C391]" office:value-type="float" office:value="-0.25218968013" calcext:value-type="float">
            <text:p>-0.2521896801</text:p>
          </table:table-cell>
          <table:table-cell table:style-name="ce1" table:formula="of:=[.C392]*h2ev" office:value-type="float" office:value="-6.86243035294944" calcext:value-type="float">
            <text:p>-6.862430352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6418900956" calcext:value-type="float">
            <text:p>-0.64189009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389]-[.C394]" office:value-type="float" office:value="-0.58008353567" calcext:value-type="float">
            <text:p>-0.5800835357</text:p>
          </table:table-cell>
          <table:table-cell table:formula="of:=[.C395]*h2ev" office:value-type="float" office:value="-15.7848761312358" calcext:value-type="float">
            <text:p>-15.7848761312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7576904182025" calcext:value-type="float">
            <text:p>1.47576904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table:number-columns-repeated="1024"/>
        </table:table-row>
        <table:table-row table:style-name="ro1">
          <table:table-cell table:style-name="ce10" office:value-type="string" calcext:value-type="string">
            <text:p>triplet pi pi* s opt</text:p>
          </table:table-cell>
          <table:table-cell table:style-name="ce10"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table:style-name="ce12" office:value-type="float" office:value="-29.722" calcext:value-type="float">
            <text:p>-29.72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33948554875" calcext:value-type="float">
            <text:p>-2.339485548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3g</text:p>
          </table:table-cell>
          <table:table-cell office:value-type="float" office:value="-2.20965341131" calcext:value-type="float">
            <text:p>-2.2096534113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405]-[.C407]" office:value-type="float" office:value="-0.12983213744" calcext:value-type="float">
            <text:p>-0.1298321374</text:p>
          </table:table-cell>
          <table:table-cell table:style-name="ce1" table:formula="of:=[.C408]*h2ev" office:value-type="float" office:value="-3.53291221233669" calcext:value-type="float">
            <text:p>-3.532912212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1.2523140523" calcext:value-type="float">
            <text:p>-1.25231405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405]-[.C410]" office:value-type="float" office:value="-1.08717149645" calcext:value-type="float">
            <text:p>-1.0871714965</text:p>
          </table:table-cell>
          <table:table-cell table:formula="of:=[.C411]*h2ev" office:value-type="float" office:value="-29.5834416073413" calcext:value-type="float">
            <text:p>-29.5834416073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0.93591551768413" calcext:value-type="float">
            <text:p>0.935915517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table:style-name="ce12" office:value-type="float" office:value="-28.395" calcext:value-type="float">
            <text:p>-28.39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23758666375" calcext:value-type="float">
            <text:p>-2.237586663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3g</text:p>
          </table:table-cell>
          <table:table-cell office:value-type="float" office:value="-2.10775452643" calcext:value-type="float">
            <text:p>-2.1077545264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418]-[.C420]" office:value-type="float" office:value="-0.12983213732" calcext:value-type="float">
            <text:p>-0.1298321373</text:p>
          </table:table-cell>
          <table:table-cell table:style-name="ce1" table:formula="of:=[.C421]*h2ev" office:value-type="float" office:value="-3.53291220907132" calcext:value-type="float">
            <text:p>-3.532912209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1.1995266866" calcext:value-type="float">
            <text:p>-1.19952668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418]-[.C423]" office:value-type="float" office:value="-1.03805997715" calcext:value-type="float">
            <text:p>-1.0380599772</text:p>
          </table:table-cell>
          <table:table-cell table:formula="of:=[.C424]*h2ev" office:value-type="float" office:value="-28.2470491722899" calcext:value-type="float">
            <text:p>-28.2470491723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0.607541006923004" calcext:value-type="float">
            <text:p>0.6075410069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table:style-name="ce12" office:value-type="float" office:value="-27.31" calcext:value-type="float">
            <text:p>-27.3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15552007025" calcext:value-type="float">
            <text:p>-2.15552007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3g</text:p>
          </table:table-cell>
          <table:table-cell table:style-name="ce12" office:value-type="float" office:value="-2.02568793308" calcext:value-type="float">
            <text:p>-2.025687933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431]-[.C433]" office:value-type="float" office:value="-0.12983213717" calcext:value-type="float">
            <text:p>-0.1298321372</text:p>
          </table:table-cell>
          <table:table-cell table:style-name="ce1" table:formula="of:=[.C434]*h2ev" office:value-type="float" office:value="-3.53291220498961" calcext:value-type="float">
            <text:p>-3.53291220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1.1995266866" calcext:value-type="float">
            <text:p>-1.19952668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431]-[.C436]" office:value-type="float" office:value="-0.95599338365" calcext:value-type="float">
            <text:p>-0.9559933837</text:p>
          </table:table-cell>
          <table:table-cell table:formula="of:=[.C437]*h2ev" office:value-type="float" office:value="-26.0139035419562" calcext:value-type="float">
            <text:p>-26.013903542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0.551652417399799" calcext:value-type="float">
            <text:p>0.551652417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Re-optimise pz again</text:p>
          </table:table-cell>
          <table:table-cell table:style-name="ce3"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S opt for CH3, pz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table:style-name="ce12" office:value-type="float" office:value="-2.581" calcext:value-type="float">
            <text:p>-2.58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0.15134031615" calcext:value-type="float">
            <text:p>-0.151340316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3g</text:p>
          </table:table-cell>
          <table:table-cell table:style-name="ce12" office:value-type="float" office:value="-0.02150817872" calcext:value-type="float">
            <text:p>-0.0215081787</text:p>
          </table:table-cell>
          <table:table-cell table:number-columns-repeated="1021"/>
        </table:table-row>
        <table:table-row table:style-name="ro1">
          <table:table-cell table:style-name="ce4" office:value-type="float" office:value="2.23513197680436" calcext:value-type="float">
            <text:p>2.2351319768</text:p>
          </table:table-cell>
          <table:table-cell/>
          <table:table-cell table:style-name="ce1" table:formula="of:=[.C446]-[.C448]" office:value-type="float" office:value="-0.12983213743" calcext:value-type="float">
            <text:p>-0.1298321374</text:p>
          </table:table-cell>
          <table:table-cell table:style-name="ce1" table:formula="of:=[.C449]*h2ev" office:value-type="float" office:value="-3.53291221206457" calcext:value-type="float">
            <text:p>-3.532912212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0597398359" calcext:value-type="float">
            <text:p>-0.05973983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446]-[.C451]" office:value-type="float" office:value="-0.09160048025" calcext:value-type="float">
            <text:p>-0.0916004803</text:p>
          </table:table-cell>
          <table:table-cell table:formula="of:=[.C452]*h2ev" office:value-type="float" office:value="-2.49257588846741" calcext:value-type="float">
            <text:p>-2.4925758885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10.381044" calcext:value-type="float">
            <text:p>10.38104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S opt for b1u, pz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table:style-name="ce12" office:value-type="float" office:value="-1.598" calcext:value-type="float">
            <text:p>-1.59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0.05339248703" calcext:value-type="float">
            <text:p>-0.05339248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3g</text:p>
          </table:table-cell>
          <table:table-cell table:style-name="ce12" office:value-type="float" office:value="0.07643965032" calcext:value-type="float">
            <text:p>0.0764396503</text:p>
          </table:table-cell>
          <table:table-cell table:number-columns-repeated="1021"/>
        </table:table-row>
        <table:table-row table:style-name="ro1">
          <table:table-cell table:style-name="ce4" office:value-type="float" office:value="0.936246289600564" calcext:value-type="float">
            <text:p>0.9362462896</text:p>
          </table:table-cell>
          <table:table-cell/>
          <table:table-cell table:style-name="ce1" table:formula="of:=[.C459]-[.C461]" office:value-type="float" office:value="-0.12983213735" calcext:value-type="float">
            <text:p>-0.1298321374</text:p>
          </table:table-cell>
          <table:table-cell table:style-name="ce1" table:formula="of:=[.C462]*h2ev" office:value-type="float" office:value="-3.53291220988766" calcext:value-type="float">
            <text:p>-3.532912209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float" office:value="-4.92921244735" calcext:value-type="float">
            <text:p>-4.9292124474</text:p>
          </table:table-cell>
          <table:table-cell office:value-type="string" calcext:value-type="string">
            <text:p>cation</text:p>
          </table:table-cell>
          <table:table-cell office:value-type="float" office:value="0.0046649812" calcext:value-type="float">
            <text:p>0.00466498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459]-[.C464]" office:value-type="float" office:value="-0.05805746823" calcext:value-type="float">
            <text:p>-0.0580574682</text:p>
          </table:table-cell>
          <table:table-cell table:formula="of:=[.C465]*h2ev" office:value-type="float" office:value="-1.57982409110306" calcext:value-type="float">
            <text:p>-1.5798240911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4.33508275132" calcext:value-type="float">
            <text:p>4.33508275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S opt for b1u, pz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table:style-name="ce12" office:value-type="float" office:value="-2.183" calcext:value-type="float">
            <text:p>-2.18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1269727285" calcext:value-type="float">
            <text:p>-1.126972728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3g</text:p>
          </table:table-cell>
          <table:table-cell table:style-name="ce12" office:value-type="float" office:value="-0.7768118794" calcext:value-type="float">
            <text:p>-0.7768118794</text:p>
          </table:table-cell>
          <table:table-cell table:number-columns-repeated="1021"/>
        </table:table-row>
        <table:table-row table:style-name="ro1">
          <table:table-cell table:style-name="ce4" office:value-type="float" office:value="2.62352418974797" calcext:value-type="float">
            <text:p>2.6235241897</text:p>
          </table:table-cell>
          <table:table-cell/>
          <table:table-cell table:style-name="ce1" table:formula="of:=[.C472]-[.C474]" office:value-type="float" office:value="-0.3501608491" calcext:value-type="float">
            <text:p>-0.3501608491</text:p>
          </table:table-cell>
          <table:table-cell table:style-name="ce1" table:formula="of:=[.C475]*h2ev" office:value-type="float" office:value="-9.52836150170658" calcext:value-type="float">
            <text:p>-9.528361501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float" office:value="-12.7420186537" calcext:value-type="float">
            <text:p>-12.7420186537</text:p>
          </table:table-cell>
          <table:table-cell office:value-type="string" calcext:value-type="string">
            <text:p>cation</text:p>
          </table:table-cell>
          <table:table-cell office:value-type="float" office:value="-0.5585143526" calcext:value-type="float">
            <text:p>-0.55851435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472]-[.C477]" office:value-type="float" office:value="-0.5684583759" calcext:value-type="float">
            <text:p>-0.5684583759</text:p>
          </table:table-cell>
          <table:table-cell table:style-name="ce13" table:formula="of:=[.C478]*h2ev" office:value-type="float" office:value="-15.4685394388604" calcext:value-type="float">
            <text:p>-15.4685394389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Unoptimised</text:p>
          </table:table-cell>
          <table:table-cell table:style-name="Default" table:number-columns-repeated="3"/>
          <table:table-cell/>
          <table:table-cell table:style-name="ce11" office:value-type="string" calcext:value-type="string">
            <text:p>Unoptimised</text:p>
          </table:table-cell>
          <table:table-cell table:style-name="Default" table:number-columns-repeated="4"/>
          <table:table-cell table:style-name="ce11" office:value-type="string" calcext:value-type="string">
            <text:p>Unoptimised</text:p>
          </table:table-cell>
          <table:table-cell table:style-name="Default" table:number-columns-repeated="4"/>
          <table:table-cell table:style-name="ce11" office:value-type="string" calcext:value-type="string">
            <text:p>Unoptimised</text:p>
          </table:table-cell>
          <table:table-cell table:style-name="Default" office:value-type="string" calcext:value-type="string">
            <text:p>s values from ch3</text:p>
          </table:table-cell>
          <table:table-cell table:style-name="Default" table:number-columns-repeated="3"/>
          <table:table-cell table:style-name="ce11" office:value-type="string" calcext:value-type="string">
            <text:p>Unoptimised</text:p>
          </table:table-cell>
          <table:table-cell table:style-name="Default" office:value-type="string" calcext:value-type="string">
            <text:p>s values from ch3</text:p>
          </table:table-cell>
          <table:table-cell table:style-name="Default" table:number-columns-repeated="2"/>
          <table:table-cell/>
          <table:table-cell table:style-name="ce11" office:value-type="string" calcext:value-type="string">
            <text:p>Unoptimised</text:p>
          </table:table-cell>
          <table:table-cell table:style-name="Default" office:value-type="string" calcext:value-type="string">
            <text:p>s values from ch3</text:p>
          </table:table-cell>
          <table:table-cell table:style-name="Default" table:number-columns-repeated="2"/>
          <table:table-cell table:number-columns-repeated="995"/>
        </table:table-row>
        <table:table-row table:style-name="ro3"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22.633" calcext:value-type="float">
            <text:p>-22.633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table:number-columns-repeated="2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13.859" calcext:value-type="float">
            <text:p>-13.859</text:p>
          </table:table-cell>
          <table:table-cell table:style-name="Default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table:number-columns-repeated="2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10.24" calcext:value-type="float">
            <text:p>-10.24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10.326" calcext:value-type="float">
            <text:p>-10.326</text:p>
          </table:table-cell>
          <table:table-cell table:number-columns-repeated="995"/>
        </table:table-row>
        <table:table-row table:style-name="ro3">
          <table:table-cell table:style-name="Default" office:value-type="float" office:value="0.5516524" calcext:value-type="float">
            <text:p>0.5516524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1.814386987" calcext:value-type="float">
            <text:p>-1.814386987</text:p>
          </table:table-cell>
          <table:table-cell table:style-name="Default"/>
          <table:table-cell/>
          <table:table-cell table:style-name="Default" office:value-type="float" office:value="0.5516524" calcext:value-type="float">
            <text:p>0.5516524</text:p>
          </table:table-cell>
          <table:table-cell table:style-name="Default" office:value-type="string" calcext:value-type="string">
            <text:p>Singlet</text:p>
          </table:table-cell>
          <table:table-cell table:style-name="Default" table:number-columns-repeated="3"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1.0667427277" calcext:value-type="float">
            <text:p>-1.0667427277</text:p>
          </table:table-cell>
          <table:table-cell table:style-name="Default" table:number-columns-repeated="2"/>
          <table:table-cell table:style-name="ce15" office:value-type="float" office:value="2.77208409243" calcext:value-type="float">
            <text:p>2.7720840924</text:p>
          </table:table-cell>
          <table:table-cell table:style-name="Default" office:value-type="string" calcext:value-type="string">
            <text:p>Singlet</text:p>
          </table:table-cell>
          <table:table-cell table:style-name="Default" table:number-columns-repeated="3"/>
          <table:table-cell table:style-name="ce15" office:value-type="float" office:value="6.17324001968" calcext:value-type="float">
            <text:p>6.1732400197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7125190093" calcext:value-type="float">
            <text:p>-0.7125190093</text:p>
          </table:table-cell>
          <table:table-cell table:style-name="Default"/>
          <table:table-cell/>
          <table:table-cell table:style-name="Default" office:value-type="float" office:value="10.381044" calcext:value-type="float">
            <text:p>10.381044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7161245218" calcext:value-type="float">
            <text:p>-0.7161245218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1" calcext:value-type="float">
            <text:p>0.1</text:p>
          </table:table-cell>
          <table:table-cell table:style-name="Default" office:value-type="string" calcext:value-type="string">
            <text:p>Triplet 1 b3g (same as ref)</text:p>
          </table:table-cell>
          <table:table-cell table:style-name="Default" office:value-type="float" office:value="-1.7329023479" calcext:value-type="float">
            <text:p>-1.7329023479</text:p>
          </table:table-cell>
          <table:table-cell table:style-name="Default"/>
          <table:table-cell/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table:number-columns-repeated="3"/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8540988431" calcext:value-type="float">
            <text:p>-0.8540988431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riplet 1 b3g</text:p>
          </table:table-cell>
          <table:table-cell table:style-name="Default" table:number-columns-repeated="3"/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4434131977" calcext:value-type="float">
            <text:p>-0.4434131977</text:p>
          </table:table-cell>
          <table:table-cell table:style-name="Default"/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Triplet 1 b3g (same as ref)</text:p>
          </table:table-cell>
          <table:table-cell table:style-name="Default" office:value-type="float" office:value="-0.4451506662" calcext:value-type="float">
            <text:p>-0.4451506662</text:p>
          </table:table-cell>
          <table:table-cell table:style-name="Default"/>
          <table:table-cell table:number-columns-repeated="995"/>
        </table:table-row>
        <table:table-row table:style-name="ro3"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C488]-[.C489]" office:value-type="float" office:value="-0.0814846390999999" calcext:value-type="float">
            <text:p>-0.0814846391</text:p>
          </table:table-cell>
          <table:table-cell table:style-name="ce11" table:formula="of:=[.C490]*h2ev" office:value-type="float" office:value="-2.21730984539383" calcext:value-type="float">
            <text:p>-2.2173098454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H488]-[.H489]" office:value-type="float" office:value="0" calcext:value-type="float">
            <text:p>0</text:p>
          </table:table-cell>
          <table:table-cell table:style-name="ce11" table:formula="of:=[.H490]*h2ev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M488]-[.M489]" office:value-type="float" office:value="-0.2126438846" calcext:value-type="float">
            <text:p>-0.2126438846</text:p>
          </table:table-cell>
          <table:table-cell table:style-name="ce11" table:formula="of:=[.M490]*h2ev" office:value-type="float" office:value="-5.78633450542423" calcext:value-type="float">
            <text:p>-5.7863345054</text:p>
          </table:table-cell>
          <table:table-cell table:style-name="Default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R488]-[.R489]" office:value-type="float" office:value="0" calcext:value-type="float">
            <text:p>0</text:p>
          </table:table-cell>
          <table:table-cell table:style-name="ce11" table:formula="of:=[.R490]*h2ev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W488]-[.W489]" office:value-type="float" office:value="-0.2691058116" calcext:value-type="float">
            <text:p>-0.2691058116</text:p>
          </table:table-cell>
          <table:table-cell table:style-name="ce11" table:formula="of:=[.W490]*h2ev" office:value-type="float" office:value="-7.32274171063216" calcext:value-type="float">
            <text:p>-7.3227417106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AB488]-[.AB489]" office:value-type="float" office:value="-0.2709738556" calcext:value-type="float">
            <text:p>-0.2709738556</text:p>
          </table:table-cell>
          <table:table-cell table:style-name="ce11" table:formula="of:=[.AB490]*h2ev" office:value-type="float" office:value="-7.37357377417908" calcext:value-type="float">
            <text:p>-7.3735737742</text:p>
          </table:table-cell>
          <table:table-cell table:number-columns-repeated="995"/>
        </table:table-row>
        <table:table-row table:style-name="ro1">
          <table:table-cell table:style-name="Default" office:value-type="float" office:value="-3.37007587816" calcext:value-type="float">
            <text:p>-3.3700758782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9885609563" calcext:value-type="float">
            <text:p>-0.9885609563</text:p>
          </table:table-cell>
          <table:table-cell table:style-name="Default"/>
          <table:table-cell/>
          <table:table-cell table:style-name="Default" office:value-type="float" office:value="-3.37007587816" calcext:value-type="float">
            <text:p>-3.3700758782</text:p>
          </table:table-cell>
          <table:table-cell table:style-name="Default" office:value-type="string" calcext:value-type="string">
            <text:p>cation</text:p>
          </table:table-cell>
          <table:table-cell table:style-name="Default" table:number-columns-repeated="3"/>
          <table:table-cell table:style-name="Default" office:value-type="float" office:value="-3.37007587816" calcext:value-type="float">
            <text:p>-3.3700758782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5651393399" calcext:value-type="float">
            <text:p>-0.5651393399</text:p>
          </table:table-cell>
          <table:table-cell table:style-name="Default" table:number-columns-repeated="2"/>
          <table:table-cell table:style-name="Default" office:value-type="float" office:value="-3.37007587816" calcext:value-type="float">
            <text:p>-3.3700758782</text:p>
          </table:table-cell>
          <table:table-cell table:style-name="Default" office:value-type="string" calcext:value-type="string">
            <text:p>cation</text:p>
          </table:table-cell>
          <table:table-cell table:style-name="Default" table:number-columns-repeated="3"/>
          <table:table-cell table:style-name="Default" office:value-type="float" office:value="-3.37007587816" calcext:value-type="float">
            <text:p>-3.3700758782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3377973684" calcext:value-type="float">
            <text:p>-0.3377973684</text:p>
          </table:table-cell>
          <table:table-cell table:style-name="Default"/>
          <table:table-cell/>
          <table:table-cell table:style-name="Default" office:value-type="float" office:value="-3.37007587816" calcext:value-type="float">
            <text:p>-3.3700758782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3380009767" calcext:value-type="float">
            <text:p>-0.3380009767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table:formula="of:=[.C488]-[.C491]" office:value-type="float" office:value="-0.8258260307" calcext:value-type="float">
            <text:p>-0.8258260307</text:p>
          </table:table-cell>
          <table:table-cell table:style-name="Default" table:formula="of:=[.C492]*h2ev" office:value-type="float" office:value="-22.4718696514865" calcext:value-type="float">
            <text:p>-22.4718696515</text:p>
          </table:table-cell>
          <table:table-cell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table:formula="of:=[.H488]-[.H491]" office:value-type="float" office:value="0" calcext:value-type="float">
            <text:p>0</text:p>
          </table:table-cell>
          <table:table-cell table:style-name="Default" table:formula="of:=[.H492]*h2ev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table:formula="of:=[.M488]-[.M491]" office:value-type="float" office:value="-0.5016033878" calcext:value-type="float">
            <text:p>-0.5016033878</text:p>
          </table:table-cell>
          <table:table-cell table:style-name="Default" table:formula="of:=[.M492]*h2ev" office:value-type="float" office:value="-13.6493226519284" calcext:value-type="float">
            <text:p>-13.6493226519</text:p>
          </table:table-cell>
          <table:table-cell table:style-name="Default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table:formula="of:=[.R488]-[.R491]" office:value-type="float" office:value="0" calcext:value-type="float">
            <text:p>0</text:p>
          </table:table-cell>
          <table:table-cell table:style-name="Default" table:formula="of:=[.R492]*h2ev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table:formula="of:=[.W488]-[.W491]" office:value-type="float" office:value="-0.3747216409" calcext:value-type="float">
            <text:p>-0.3747216409</text:p>
          </table:table-cell>
          <table:table-cell table:style-name="Default" table:formula="of:=[.W492]*h2ev" office:value-type="float" office:value="-10.1966946510008" calcext:value-type="float">
            <text:p>-10.196694651</text:p>
          </table:table-cell>
          <table:table-cell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table:formula="of:=[.AB488]-[.AB491]" office:value-type="float" office:value="-0.3781235451" calcext:value-type="float">
            <text:p>-0.3781235451</text:p>
          </table:table-cell>
          <table:table-cell table:style-name="Default" table:formula="of:=[.AB492]*h2ev" office:value-type="float" office:value="-10.2892651742192" calcext:value-type="float">
            <text:p>-10.2892651742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Default" table:number-columns-repeated="10"/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11" office:value-type="string" calcext:value-type="string">
            <text:p>Unoptimised</text:p>
          </table:table-cell>
          <table:table-cell table:style-name="Default" table:number-columns-repeated="3"/>
          <table:table-cell/>
          <table:table-cell table:style-name="ce11" office:value-type="string" calcext:value-type="string">
            <text:p>Unoptimised</text:p>
          </table:table-cell>
          <table:table-cell table:style-name="Default" table:number-columns-repeated="4"/>
          <table:table-cell table:style-name="ce11" office:value-type="string" calcext:value-type="string">
            <text:p>Unoptimised</text:p>
          </table:table-cell>
          <table:table-cell table:style-name="Default" table:number-columns-repeated="4"/>
          <table:table-cell table:style-name="ce11" office:value-type="string" calcext:value-type="string">
            <text:p>Unoptimised</text:p>
          </table:table-cell>
          <table:table-cell table:style-name="Default" office:value-type="string" calcext:value-type="string">
            <text:p>s values from ch3</text:p>
          </table:table-cell>
          <table:table-cell table:style-name="Default" table:number-columns-repeated="3"/>
          <table:table-cell table:style-name="ce11" office:value-type="string" calcext:value-type="string">
            <text:p>Unoptimised</text:p>
          </table:table-cell>
          <table:table-cell table:style-name="Default" office:value-type="string" calcext:value-type="string">
            <text:p>s values from ch3</text:p>
          </table:table-cell>
          <table:table-cell table:style-name="Default" table:number-columns-repeated="2"/>
          <table:table-cell/>
          <table:table-cell table:style-name="ce11" office:value-type="string" calcext:value-type="string">
            <text:p>Unoptimised</text:p>
          </table:table-cell>
          <table:table-cell table:style-name="Default" office:value-type="string" calcext:value-type="string">
            <text:p>s values from ch3</text:p>
          </table:table-cell>
          <table:table-cell table:style-name="Default" table:number-columns-repeated="2"/>
          <table:table-cell table:number-columns-repeated="995"/>
        </table:table-row>
        <table:table-row table:style-name="ro3"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20.631" calcext:value-type="float">
            <text:p>-20.631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21.539" calcext:value-type="float">
            <text:p>-21.539</text:p>
          </table:table-cell>
          <table:table-cell table:style-name="Default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11.63" calcext:value-type="float">
            <text:p>-11.63</text:p>
          </table:table-cell>
          <table:table-cell table:style-name="Default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7.63" calcext:value-type="float">
            <text:p>-7.63</text:p>
          </table:table-cell>
          <table:table-cell table:style-name="Default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8.198" calcext:value-type="float">
            <text:p>-8.198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8.299" calcext:value-type="float">
            <text:p>-8.299</text:p>
          </table:table-cell>
          <table:table-cell table:number-columns-repeated="995"/>
        </table:table-row>
        <table:table-row table:style-name="ro3">
          <table:table-cell table:style-name="Default" office:value-type="float" office:value="0.5516524" calcext:value-type="float">
            <text:p>0.5516524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1.6753671396" calcext:value-type="float">
            <text:p>-1.6753671396</text:p>
          </table:table-cell>
          <table:table-cell table:style-name="Default"/>
          <table:table-cell/>
          <table:table-cell table:style-name="Default" office:value-type="float" office:value="0.5516524" calcext:value-type="float">
            <text:p>0.5516524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1.7453927139" calcext:value-type="float">
            <text:p>-1.7453927139</text:p>
          </table:table-cell>
          <table:table-cell table:style-name="Default" table:number-columns-repeated="2"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9046478071" calcext:value-type="float">
            <text:p>-0.9046478071</text:p>
          </table:table-cell>
          <table:table-cell table:style-name="Default" table:number-columns-repeated="2"/>
          <table:table-cell table:style-name="ce15" office:value-type="float" office:value="2.77208409243" calcext:value-type="float">
            <text:p>2.7720840924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5312556708" calcext:value-type="float">
            <text:p>-0.5312556708</text:p>
          </table:table-cell>
          <table:table-cell table:style-name="Default" table:number-columns-repeated="2"/>
          <table:table-cell table:style-name="ce15" office:value-type="float" office:value="6.17324001968" calcext:value-type="float">
            <text:p>6.1732400197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5600319127" calcext:value-type="float">
            <text:p>-0.5600319127</text:p>
          </table:table-cell>
          <table:table-cell table:style-name="Default"/>
          <table:table-cell/>
          <table:table-cell table:style-name="Default" office:value-type="float" office:value="10.381044" calcext:value-type="float">
            <text:p>10.381044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5649346486" calcext:value-type="float">
            <text:p>-0.5649346486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1" calcext:value-type="float">
            <text:p>0.1</text:p>
          </table:table-cell>
          <table:table-cell table:style-name="Default" office:value-type="string" calcext:value-type="string">
            <text:p>Triplet 1 b3g (same as ref)</text:p>
          </table:table-cell>
          <table:table-cell table:style-name="Default" office:value-type="float" office:value="-1.6365634212" calcext:value-type="float">
            <text:p>-1.6365634212</text:p>
          </table:table-cell>
          <table:table-cell table:style-name="Default"/>
          <table:table-cell/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1.7105079613" calcext:value-type="float">
            <text:p>-1.7105079613</text:p>
          </table:table-cell>
          <table:table-cell table:style-name="Default" table:number-columns-repeated="2"/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7330984802" calcext:value-type="float">
            <text:p>-0.7330984802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317624673" calcext:value-type="float">
            <text:p>-0.317624673</text:p>
          </table:table-cell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3294492921" calcext:value-type="float">
            <text:p>-0.3294492921</text:p>
          </table:table-cell>
          <table:table-cell table:style-name="Default"/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332356392" calcext:value-type="float">
            <text:p>-0.332356392</text:p>
          </table:table-cell>
          <table:table-cell table:style-name="Default"/>
          <table:table-cell table:number-columns-repeated="995"/>
        </table:table-row>
        <table:table-row table:style-name="ro3"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C496]-[.C497]" office:value-type="float" office:value="-0.0388037184000001" calcext:value-type="float">
            <text:p>-0.0388037184</text:p>
          </table:table-cell>
          <table:table-cell table:style-name="ce11" table:formula="of:=[.C498]*h2ev" office:value-type="float" office:value="-1.05590290141213" calcext:value-type="float">
            <text:p>-1.0559029014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H496]-[.H497]" office:value-type="float" office:value="-0.0348847526" calcext:value-type="float">
            <text:p>-0.0348847526</text:p>
          </table:table-cell>
          <table:table-cell table:style-name="ce11" table:formula="of:=[.H498]*h2ev" office:value-type="float" office:value="-0.949262416185975" calcext:value-type="float">
            <text:p>-0.9492624162</text:p>
          </table:table-cell>
          <table:table-cell table:style-name="Default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M496]-[.M497]" office:value-type="float" office:value="-0.1715493269" calcext:value-type="float">
            <text:p>-0.1715493269</text:p>
          </table:table-cell>
          <table:table-cell table:style-name="ce11" table:formula="of:=[.M498]*h2ev" office:value-type="float" office:value="-4.66809469499209" calcext:value-type="float">
            <text:p>-4.668094695</text:p>
          </table:table-cell>
          <table:table-cell table:style-name="Default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R496]-[.R497]" office:value-type="float" office:value="-0.2136309978" calcext:value-type="float">
            <text:p>-0.2136309978</text:p>
          </table:table-cell>
          <table:table-cell table:style-name="ce11" table:formula="of:=[.R498]*h2ev" office:value-type="float" office:value="-5.81319522225445" calcext:value-type="float">
            <text:p>-5.8131952223</text:p>
          </table:table-cell>
          <table:table-cell table:style-name="Default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W496]-[.W497]" office:value-type="float" office:value="-0.2305826206" calcext:value-type="float">
            <text:p>-0.2305826206</text:p>
          </table:table-cell>
          <table:table-cell table:style-name="ce11" table:formula="of:=[.W498]*h2ev" office:value-type="float" office:value="-6.27447234816422" calcext:value-type="float">
            <text:p>-6.2744723482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AB496]-[.AB497]" office:value-type="float" office:value="-0.2325782566" calcext:value-type="float">
            <text:p>-0.2325782566</text:p>
          </table:table-cell>
          <table:table-cell table:style-name="ce11" table:formula="of:=[.AB498]*h2ev" office:value-type="float" office:value="-6.32877636668226" calcext:value-type="float">
            <text:p>-6.3287763667</text:p>
          </table:table-cell>
          <table:table-cell table:number-columns-repeated="995"/>
        </table:table-row>
        <table:table-row table:style-name="ro1">
          <table:table-cell table:style-name="Default" office:value-type="float" office:value="-3.57756053614" calcext:value-type="float">
            <text:p>-3.5775605361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9228890989" calcext:value-type="float">
            <text:p>-0.9228890989</text:p>
          </table:table-cell>
          <table:table-cell table:style-name="Default"/>
          <table:table-cell/>
          <table:table-cell table:style-name="Default" office:value-type="float" office:value="-3.57756053614" calcext:value-type="float">
            <text:p>-3.5775605361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9592955958" calcext:value-type="float">
            <text:p>-0.9592955958</text:p>
          </table:table-cell>
          <table:table-cell table:style-name="Default" table:number-columns-repeated="2"/>
          <table:table-cell table:style-name="Default" office:value-type="float" office:value="-3.57756053614" calcext:value-type="float">
            <text:p>-3.5775605361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4856527728" calcext:value-type="float">
            <text:p>-0.4856527728</text:p>
          </table:table-cell>
          <table:table-cell table:style-name="Default" table:number-columns-repeated="2"/>
          <table:table-cell table:style-name="Default" office:value-type="float" office:value="-3.57756053614" calcext:value-type="float">
            <text:p>-3.5775605361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2536210475" calcext:value-type="float">
            <text:p>-0.2536210475</text:p>
          </table:table-cell>
          <table:table-cell table:style-name="Default" table:number-columns-repeated="2"/>
          <table:table-cell table:style-name="Default" office:value-type="float" office:value="-3.57756053614" calcext:value-type="float">
            <text:p>-3.5775605361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2603278434" calcext:value-type="float">
            <text:p>-0.2603278434</text:p>
          </table:table-cell>
          <table:table-cell table:style-name="Default"/>
          <table:table-cell/>
          <table:table-cell table:style-name="Default" office:value-type="float" office:value="-3.57756053614" calcext:value-type="float">
            <text:p>-3.5775605361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2612685066" calcext:value-type="float">
            <text:p>-0.2612685066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table:formula="of:=[.C496]-[.C499]" office:value-type="float" office:value="-0.7524780407" calcext:value-type="float">
            <text:p>-0.7524780407</text:p>
          </table:table-cell>
          <table:table-cell table:style-name="Default" table:formula="of:=[.C500]*h2ev" office:value-type="float" office:value="-20.4759692932944" calcext:value-type="float">
            <text:p>-20.4759692933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table:formula="of:=[.H496]-[.H499]" office:value-type="float" office:value="-0.7860971181" calcext:value-type="float">
            <text:p>-0.7860971181</text:p>
          </table:table-cell>
          <table:table-cell table:style-name="Default" table:formula="of:=[.H500]*h2ev" office:value-type="float" office:value="-21.390790934961" calcext:value-type="float">
            <text:p>-21.390790935</text:p>
          </table:table-cell>
          <table:table-cell table:style-name="Default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table:formula="of:=[.M496]-[.M499]" office:value-type="float" office:value="-0.4189950343" calcext:value-type="float">
            <text:p>-0.4189950343</text:p>
          </table:table-cell>
          <table:table-cell table:style-name="Default" table:formula="of:=[.M500]*h2ev" office:value-type="float" office:value="-11.401434981928" calcext:value-type="float">
            <text:p>-11.4014349819</text:p>
          </table:table-cell>
          <table:table-cell table:style-name="Default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table:formula="of:=[.R496]-[.R499]" office:value-type="float" office:value="-0.2776346233" calcext:value-type="float">
            <text:p>-0.2776346233</text:p>
          </table:table-cell>
          <table:table-cell table:style-name="Default" table:formula="of:=[.R500]*h2ev" office:value-type="float" office:value="-7.55482248512896" calcext:value-type="float">
            <text:p>-7.5548224851</text:p>
          </table:table-cell>
          <table:table-cell table:style-name="Default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table:formula="of:=[.W496]-[.W499]" office:value-type="float" office:value="-0.2997040693" calcext:value-type="float">
            <text:p>-0.2997040693</text:p>
          </table:table-cell>
          <table:table-cell table:style-name="Default" table:formula="of:=[.W500]*h2ev" office:value-type="float" office:value="-8.15536266593695" calcext:value-type="float">
            <text:p>-8.1553626659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table:formula="of:=[.AB496]-[.AB499]" office:value-type="float" office:value="-0.303666142" calcext:value-type="float">
            <text:p>-0.303666142</text:p>
          </table:table-cell>
          <table:table-cell table:style-name="Default" table:formula="of:=[.AB500]*h2ev" office:value-type="float" office:value="-8.2631761495936" calcext:value-type="float">
            <text:p>-8.2631761496</text:p>
          </table:table-cell>
          <table:table-cell table:number-columns-repeated="995"/>
        </table:table-row>
        <table:table-row table:style-name="ro1">
          <table:table-cell table:number-columns-repeated="10"/>
          <table:table-cell table:style-name="Default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11" office:value-type="string" calcext:value-type="string">
            <text:p>Unoptimised</text:p>
          </table:table-cell>
          <table:table-cell table:style-name="Default" table:number-columns-repeated="3"/>
          <table:table-cell table:number-columns-repeated="1010"/>
        </table:table-row>
        <table:table-row table:style-name="ro3">
          <table:table-cell table:number-columns-repeated="10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10.301" calcext:value-type="float">
            <text:p>-10.30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8129441757" calcext:value-type="float">
            <text:p>-0.8129441757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6753676264" calcext:value-type="float">
            <text:p>-0.6753676264</text:p>
          </table:table-cell>
          <table:table-cell table:style-name="Default"/>
          <table:table-cell table:number-columns-repeated="1010"/>
        </table:table-row>
        <table:table-row table:style-name="ro3">
          <table:table-cell table:number-columns-repeated="10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M504]-[.M505]" office:value-type="float" office:value="-0.1375765493" calcext:value-type="float">
            <text:p>-0.1375765493</text:p>
          </table:table-cell>
          <table:table-cell table:style-name="ce11" table:formula="of:=[.M506]*h2ev" office:value-type="float" office:value="-3.74364838118551" calcext:value-type="float">
            <text:p>-3.743648381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-3.83973363833" calcext:value-type="float">
            <text:p>-3.839733638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4435734362" calcext:value-type="float">
            <text:p>-0.4435734362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6" calcext:value-type="float">
            <text:p>0.6</text:p>
          </table:table-cell>
          <table:table-cell table:style-name="Default"/>
          <table:table-cell table:style-name="Default" table:formula="of:=[.M504]-[.M507]" office:value-type="float" office:value="-0.3693707395" calcext:value-type="float">
            <text:p>-0.3693707395</text:p>
          </table:table-cell>
          <table:table-cell table:style-name="Default" table:formula="of:=[.M508]*h2ev" office:value-type="float" office:value="-10.0510892155838" calcext:value-type="float">
            <text:p>-10.051089215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10"/>
          <table:table-cell table:style-name="ce11" office:value-type="string" calcext:value-type="string">
            <text:p>Optimsed for s-t</text:p>
          </table:table-cell>
          <table:table-cell table:style-name="Default" table:number-columns-repeated="3"/>
          <table:table-cell table:number-columns-repeated="1010"/>
        </table:table-row>
        <table:table-row table:style-name="ro3">
          <table:table-cell table:number-columns-repeated="10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10.062" calcext:value-type="float">
            <text:p>-10.06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79729193371" calcext:value-type="float">
            <text:p>-0.7972919337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66745979631" calcext:value-type="float">
            <text:p>-0.6674597963</text:p>
          </table:table-cell>
          <table:table-cell table:style-name="Default"/>
          <table:table-cell table:number-columns-repeated="1010"/>
        </table:table-row>
        <table:table-row table:style-name="ro3">
          <table:table-cell table:number-columns-repeated="10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M512]-[.M513]" office:value-type="float" office:value="-0.1298321374" calcext:value-type="float">
            <text:p>-0.1298321374</text:p>
          </table:table-cell>
          <table:table-cell table:style-name="ce11" table:formula="of:=[.M514]*h2ev" office:value-type="float" office:value="-3.53291221124823" calcext:value-type="float">
            <text:p>-3.532912211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4369154248" calcext:value-type="float">
            <text:p>-0.436915424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M512]-[.M515]" office:value-type="float" office:value="-0.36037650891" calcext:value-type="float">
            <text:p>-0.3603765089</text:p>
          </table:table-cell>
          <table:table-cell table:style-name="Default" table:formula="of:=[.M516]*h2ev" office:value-type="float" office:value="-9.80634374871769" calcext:value-type="float">
            <text:p>-9.8063437487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reference</text:p>
          </table:table-cell>
          <table:table-cell table:number-columns-repeated="1013"/>
        </table:table-row>
        <table:table-row table:style-name="ro3">
          <table:table-cell table:number-columns-repeated="10"/>
          <table:table-cell office:value-type="string" calcext:value-type="string">
            <text:p>C2H4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1 a" orbital eV</text:p>
          </table:table-cell>
          <table:table-cell office:value-type="float" office:value="-10.363" calcext:value-type="float">
            <text:p>-10.363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77.96584874" calcext:value-type="float">
            <text:p>-77.965848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Triplet 2a”</text:p>
          </table:table-cell>
          <table:table-cell office:value-type="float" office:value="-77.8360150327" calcext:value-type="float">
            <text:p>-77.8360150327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5"/>
          <table:table-cell/>
          <table:table-cell table:style-name="ce1" table:formula="of:=[.M523]-[.M521]" office:value-type="float" office:value="0.129833707299994" calcext:value-type="float">
            <text:p>0.1298337073</text:p>
          </table:table-cell>
          <table:table-cell table:style-name="ce1" table:formula="of:=[.M524]*conv" office:value-type="float" office:value="3.5329549304006" calcext:value-type="float">
            <text:p>3.5329549304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2"/>
          <table:table-cell table:number-columns-repeated="1013"/>
        </table:table-row>
        <table:table-row table:style-name="ro1">
          <table:table-cell table:number-columns-repeated="10"/>
          <table:table-cell table:style-name="ce15"/>
          <table:table-cell office:value-type="string" calcext:value-type="string">
            <text:p>cation</text:p>
          </table:table-cell>
          <table:table-cell office:value-type="float" office:value="-77.6317562756" calcext:value-type="float">
            <text:p>-77.6317562756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[.M526]-[.M521]" office:value-type="float" office:value="0.334092464400001" calcext:value-type="float">
            <text:p>0.3340924644</text:p>
          </table:table-cell>
          <table:table-cell table:formula="of:=[.M527]*conv" office:value-type="float" office:value="9.09111850734099" calcext:value-type="float">
            <text:p>9.0911185073</text:p>
          </table:table-cell>
          <table:table-cell table:number-columns-repeated="1010"/>
        </table:table-row>
        <table:table-row table:style-name="ro1" table:number-rows-repeated="10480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ing Results" table:style-name="ta2" table:print="false">
        <table:shapes>
          <draw:frame draw:z-index="17" draw:style-name="gr1" draw:text-style-name="P1" svg:width="130mm" svg:height="60mm" svg:x="906.47mm" svg:y="526.49mm">
            <loext:p draw:notify-on-update-of-ranges="'Ring Results'.D107:'Ring Results'.D107 'Ring Results'.D113:'Ring Results'.D113"/>
            <draw:object xlink:href="./Object 57" xlink:type="simple" xlink:show="embed" xlink:actuate="onLoad"/>
            <draw:image xlink:href="./ObjectReplacements/Object 57" xlink:type="simple" xlink:show="embed" xlink:actuate="onLoad"/>
          </draw:frame>
          <draw:frame draw:z-index="18" draw:style-name="gr1" draw:text-style-name="P1" svg:width="130mm" svg:height="60mm" svg:x="906.04mm" svg:y="587.21mm">
            <loext:p draw:notify-on-update-of-ranges="'Ring Results'.D119:'Ring Results'.D119 'Ring Results'.D125:'Ring Results'.D125"/>
            <draw:object xlink:href="./Object 58" xlink:type="simple" xlink:show="embed" xlink:actuate="onLoad"/>
            <draw:image xlink:href="./ObjectReplacements/Object 58" xlink:type="simple" xlink:show="embed" xlink:actuate="onLoad"/>
          </draw:frame>
          <draw:frame draw:z-index="19" draw:style-name="gr1" draw:text-style-name="P1" svg:width="130mm" svg:height="60mm" svg:x="907.32mm" svg:y="650.23mm">
            <loext:p draw:notify-on-update-of-ranges="'Ring Results'.D131:'Ring Results'.D131 'Ring Results'.D137:'Ring Results'.D137"/>
            <draw:object xlink:href="./Object 59" xlink:type="simple" xlink:show="embed" xlink:actuate="onLoad"/>
            <draw:image xlink:href="./ObjectReplacements/Object 59" xlink:type="simple" xlink:show="embed" xlink:actuate="onLoad"/>
          </draw:frame>
          <draw:frame draw:z-index="20" draw:style-name="gr1" draw:text-style-name="P1" svg:width="130mm" svg:height="60mm" svg:x="909.1mm" svg:y="712.47mm">
            <loext:p draw:notify-on-update-of-ranges="'Ring Results'.D143:'Ring Results'.D143 'Ring Results'.D149:'Ring Results'.D149"/>
            <draw:object xlink:href="./Object 65" xlink:type="simple" xlink:show="embed" xlink:actuate="onLoad"/>
            <draw:image xlink:href="./ObjectReplacements/Object 65" xlink:type="simple" xlink:show="embed" xlink:actuate="onLoad"/>
          </draw:frame>
        </table:shapes>
        <table:table-column table:style-name="co9" table:default-cell-style-name="Default"/>
        <table:table-column table:style-name="co10" table:number-columns-repeated="1023" table:default-cell-style-name="Default"/>
        <table:table-row table:style-name="ro1" table:number-rows-repeated="4">
          <table:table-cell table:style-name="ce16" table:number-columns-repeated="3"/>
          <table:table-cell table:style-name="ce21"/>
          <table:table-cell table:style-name="ce16" table:number-columns-repeated="1020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HF</text:p>
          </table:table-cell>
          <table:table-cell table:style-name="ce17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₅₄H₁₈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₅₄H18</text:p>
          </table:table-cell>
          <table:table-cell table:number-columns-repeated="3"/>
          <table:table-cell table:style-name="ce2" table:number-columns-repeated="981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9.235" calcext:value-type="float">
            <text:p>-9.235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8.036" calcext:value-type="float">
            <text:p>-8.036</text:p>
          </table:table-cell>
          <table:table-cell table:number-columns-repeated="4"/>
          <table:table-cell table:style-name="ce2" office:value-type="string" calcext:value-type="string">
            <text:p>HOMO</text:p>
          </table:table-cell>
          <table:table-cell office:value-type="float" office:value="-7.24" calcext:value-type="float">
            <text:p>-7.24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7.277" calcext:value-type="float">
            <text:p>-7.277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7.249" calcext:value-type="float">
            <text:p>-7.249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6.336" calcext:value-type="float">
            <text:p>-6.336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 table:number-columns-repeated="3"/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0.5181782147" calcext:value-type="float">
            <text:p>-230.5181782147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383.0506858249" calcext:value-type="float">
            <text:p>-383.050685824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5.5749982335" calcext:value-type="float">
            <text:p>-535.574998233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1.2865904622" calcext:value-type="float">
            <text:p>-611.286590462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15.2362523765" calcext:value-type="float">
            <text:p>-915.236252376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54.154876633" calcext:value-type="float">
            <text:p>-2054.154876633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table:number-columns-repeated="3"/>
          <table:table-cell table:style-name="ce2" table:number-columns-repeated="13"/>
          <table:table-cell table:style-name="ce2">
            <draw:frame table:end-cell-address="'Ring Results'.BL20" table:end-x="7.42mm" table:end-y="3.33mm" draw:z-index="9" draw:style-name="gr1" draw:text-style-name="P1" svg:width="130.53mm" svg:height="59.16mm" svg:x="12.9mm" svg:y="3.65mm">
              <loext:p draw:notify-on-update-of-ranges="'Ring Results'.D5:'Ring Results'.D5 'Ring Results'.D14:'Ring Results'.D14"/>
              <draw:object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style-name="ce2" table:number-columns-repeated="966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0.3916217519" calcext:value-type="float">
            <text:p>-230.3916217519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82.9319016094" calcext:value-type="float">
            <text:p>-382.9319016094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5.4944753656" calcext:value-type="float">
            <text:p>-535.4944753656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1.1994143705" calcext:value-type="float">
            <text:p>-611.1994143705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15.1317996893" calcext:value-type="float">
            <text:p>-915.1317996893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54.141005961" calcext:value-type="float">
            <text:p>-2054.141005961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table:number-columns-repeated="3"/>
          <table:table-cell table:style-name="ce2"/>
          <table:table-cell table:style-name="ce2">
            <draw:frame table:end-cell-address="'Ring Results'.AZ21" table:end-x="5.99mm" table:end-y="1.68mm" draw:z-index="15" draw:style-name="gr1" draw:text-style-name="P1" svg:width="130.52mm" svg:height="60.13mm" svg:x="11.48mm" svg:y="1.03mm">
              <loext:p draw:notify-on-update-of-ranges="'Ring Results'.D5:'Ring Results'.D5 'Ring Results'.D14:'Ring Results'.D14"/>
              <draw:object xlink:href="./Object 51" xlink:type="simple" xlink:show="embed" xlink:actuate="onLoad"/>
              <draw:image xlink:href="./ObjectReplacements/Object 51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F21" table:end-x="10.34mm" table:end-y="0.08mm" draw:z-index="4" draw:style-name="gr1" draw:text-style-name="P1" svg:width="130.21mm" svg:height="59.4mm" svg:x="16.13mm" svg:y="0.16mm">
              <loext:p draw:notify-on-update-of-ranges="'Ring Results'.D5:'Ring Results'.D5 'Ring Results'.D14:'Ring Results'.D14"/>
              <draw:object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style-name="ce2" table:number-columns-repeated="972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9]-[.F8]" office:value-type="float" office:value="0.126556462799982" calcext:value-type="float">
            <text:p>0.1265564628</text:p>
          </table:table-cell>
          <table:table-cell table:style-name="ce11" table:formula="of:=[.F10]*conv" office:value-type="float" office:value="3.44377657021026" calcext:value-type="float">
            <text:p>3.4437765702</text:p>
          </table:table-cell>
          <table:table-cell table:style-name="ce2" table:number-columns-repeated="2"/>
          <table:table-cell table:number-columns-repeated="2"/>
          <table:table-cell table:style-name="ce11" table:formula="of:=[.L9]-[.L8]" office:value-type="float" office:value="0.1187842155" calcext:value-type="float">
            <text:p>0.1187842155</text:p>
          </table:table-cell>
          <table:table-cell table:style-name="ce11" table:formula="of:=[.L10]*conv" office:value-type="float" office:value="3.23228296050136" calcext:value-type="float">
            <text:p>3.2322829605</text:p>
          </table:table-cell>
          <table:table-cell table:style-name="ce11" table:number-columns-repeated="2"/>
          <table:table-cell table:number-columns-repeated="2"/>
          <table:table-cell table:style-name="ce11" table:formula="of:=[.R9]-[.R8]" office:value-type="float" office:value="0.0805228678999583" calcext:value-type="float">
            <text:p>0.0805228679</text:p>
          </table:table-cell>
          <table:table-cell table:style-name="ce11" table:formula="of:=[.R10]*conv" office:value-type="float" office:value="2.19113871946847" calcext:value-type="float">
            <text:p>2.1911387195</text:p>
          </table:table-cell>
          <table:table-cell table:style-name="ce11" table:number-columns-repeated="2"/>
          <table:table-cell table:number-columns-repeated="2"/>
          <table:table-cell table:style-name="ce11" table:formula="of:=[.X9]-[.X8]" office:value-type="float" office:value="0.0871760917000302" calcext:value-type="float">
            <text:p>0.0871760917</text:p>
          </table:table-cell>
          <table:table-cell table:style-name="ce11" table:formula="of:=[.X10]*conv" office:value-type="float" office:value="2.37218215045678" calcext:value-type="float">
            <text:p>2.3721821505</text:p>
          </table:table-cell>
          <table:table-cell table:number-columns-repeated="4"/>
          <table:table-cell table:style-name="ce11" table:formula="of:=[.AD9]-[.AD8]" office:value-type="float" office:value="0.104452687200023" calcext:value-type="float">
            <text:p>0.1044526872</text:p>
          </table:table-cell>
          <table:table-cell table:style-name="ce11" table:formula="of:=[.AD10]*conv" office:value-type="float" office:value="2.84230223345806" calcext:value-type="float">
            <text:p>2.8423022335</text:p>
          </table:table-cell>
          <table:table-cell table:number-columns-repeated="4"/>
          <table:table-cell table:style-name="ce11" table:formula="of:=[.AJ9]-[.AJ8]" office:value-type="float" office:value="0.0138706720003938" calcext:value-type="float">
            <text:p>0.013870672</text:p>
          </table:table-cell>
          <table:table-cell table:style-name="ce11" table:formula="of:=[.AJ10]*conv" office:value-type="float" office:value="0.377440189076101" calcext:value-type="float">
            <text:p>0.3774401891</text:p>
          </table:table-cell>
          <table:table-cell table:number-columns-repeated="4"/>
          <table:table-cell table:style-name="ce11" table:formula="of:=[.AP9]-[.AP8]" office:value-type="float" office:value="0" calcext:value-type="float">
            <text:p>0</text:p>
          </table:table-cell>
          <table:table-cell table:style-name="ce11" table:formula="of:=[.AP10]*conv" office:value-type="float" office:value="0" calcext:value-type="float">
            <text:p>0</text:p>
          </table:table-cell>
          <table:table-cell/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cation</text:p>
          </table:table-cell>
          <table:table-cell office:value-type="float" office:value="-230.2221636116" calcext:value-type="float">
            <text:p>-230.2221636116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cation</text:p>
          </table:table-cell>
          <table:table-cell office:value-type="float" office:value="-382.7880222877" calcext:value-type="float">
            <text:p>-382.7880222877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535.3409171967" calcext:value-type="float">
            <text:p>-535.3409171967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611.0561115272" calcext:value-type="float">
            <text:p>-611.0561115272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915.0063860561" calcext:value-type="float">
            <text:p>-915.0063860561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053.995296129" calcext:value-type="float">
            <text:p>-2053.995296129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table:number-columns-repeated="3"/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11]-[.F8]" office:value-type="float" office:value="0.296014603099991" calcext:value-type="float">
            <text:p>0.2960146031</text:p>
          </table:table-cell>
          <table:table-cell table:formula="of:=[.F12]*conv" office:value-type="float" office:value="8.05496718256874" calcext:value-type="float">
            <text:p>8.0549671826</text:p>
          </table:table-cell>
          <table:table-cell table:style-name="ce2" table:number-columns-repeated="2"/>
          <table:table-cell table:number-columns-repeated="2"/>
          <table:table-cell table:formula="of:=[.L11]-[.L8]" office:value-type="float" office:value="0.262663537199955" calcext:value-type="float">
            <text:p>0.2626635372</text:p>
          </table:table-cell>
          <table:table-cell table:formula="of:=[.L12]*conv" office:value-type="float" office:value="7.14743850487804" calcext:value-type="float">
            <text:p>7.1474385049</text:p>
          </table:table-cell>
          <table:table-cell table:number-columns-repeated="4"/>
          <table:table-cell table:formula="of:=[.R11]-[.R8]" office:value-type="float" office:value="0.234081036799921" calcext:value-type="float">
            <text:p>0.2340810368</text:p>
          </table:table-cell>
          <table:table-cell table:formula="of:=[.R12]*conv" office:value-type="float" office:value="6.3696690965213" calcext:value-type="float">
            <text:p>6.3696690965</text:p>
          </table:table-cell>
          <table:table-cell table:number-columns-repeated="4"/>
          <table:table-cell table:formula="of:=[.X11]-[.X8]" office:value-type="float" office:value="0.230478935000065" calcext:value-type="float">
            <text:p>0.230478935</text:p>
          </table:table-cell>
          <table:table-cell table:formula="of:=[.X12]*conv" office:value-type="float" office:value="6.27165091943727" calcext:value-type="float">
            <text:p>6.2716509194</text:p>
          </table:table-cell>
          <table:table-cell table:number-columns-repeated="4"/>
          <table:table-cell table:formula="of:=[.AD11]-[.AD8]" office:value-type="float" office:value="0.229866320399992" calcext:value-type="float">
            <text:p>0.2298663204</text:p>
          </table:table-cell>
          <table:table-cell table:formula="of:=[.AD12]*conv" office:value-type="float" office:value="6.25498082800438" calcext:value-type="float">
            <text:p>6.254980828</text:p>
          </table:table-cell>
          <table:table-cell table:number-columns-repeated="4"/>
          <table:table-cell table:formula="of:=[.AJ11]-[.AJ8]" office:value-type="float" office:value="0.159580504000132" calcext:value-type="float">
            <text:p>0.159580504</text:p>
          </table:table-cell>
          <table:table-cell table:formula="of:=[.AJ12]*conv" office:value-type="float" office:value="4.34240645305139" calcext:value-type="float">
            <text:p>4.3424064531</text:p>
          </table:table-cell>
          <table:table-cell table:number-columns-repeated="4"/>
          <table:table-cell table:formula="of:=[.AP11]-[.AP8]" office:value-type="float" office:value="0" calcext:value-type="float">
            <text:p>0</text:p>
          </table:table-cell>
          <table:table-cell table:formula="of:=[.AP12]*conv" office:value-type="float" office:value="0" calcext:value-type="float">
            <text:p>0</text:p>
          </table:table-cell>
          <table:table-cell/>
          <table:table-cell table:style-name="ce2" table:number-columns-repeated="98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HF</text:p>
          </table:table-cell>
          <table:table-cell table:style-name="ce18" table:number-columns-repeated="1010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₅₄H₁₈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 table:number-columns-repeated="981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style-name="ce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9.331" calcext:value-type="float">
            <text:p>-9.331</text:p>
          </table:table-cell>
          <table:table-cell table:style-name="ce24" table:formula="of:=[.G7]-[.G16]" office:value-type="float" office:value="0.0960000000000001" calcext:value-type="float">
            <text:p>0.096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8.217" calcext:value-type="float">
            <text:p>-8.217</text:p>
          </table:table-cell>
          <table:table-cell table:style-name="ce24" table:formula="of:=[.M7]-[.M16]" office:value-type="float" office:value="0.181000000000001" calcext:value-type="float">
            <text:p>0.181</text:p>
          </table:table-cell>
          <table:table-cell table:style-name="ce24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7.489" calcext:value-type="float">
            <text:p>-7.489</text:p>
          </table:table-cell>
          <table:table-cell table:style-name="ce24" table:formula="of:=[.S7]-[.S16]" office:value-type="float" office:value="0.249" calcext:value-type="float">
            <text:p>0.249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7.572" calcext:value-type="float">
            <text:p>-7.572</text:p>
          </table:table-cell>
          <table:table-cell table:style-name="ce24" table:formula="of:=[.Y7]-[.Y16]" office:value-type="float" office:value="0.295" calcext:value-type="float">
            <text:p>0.295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7.737" calcext:value-type="float">
            <text:p>-7.737</text:p>
          </table:table-cell>
          <table:table-cell table:style-name="ce24" table:formula="of:=[.AE7]-[.AE16]" office:value-type="float" office:value="0.488" calcext:value-type="float">
            <text:p>0.488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7.028" calcext:value-type="float">
            <text:p>-7.028</text:p>
          </table:table-cell>
          <table:table-cell table:style-name="ce24" table:formula="of:=[.AK7]-[.AK16]" office:value-type="float" office:value="0.691999999999999" calcext:value-type="float">
            <text:p>0.692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 table:number-columns-repeated="2"/>
          <table:table-cell table:style-name="ce24" table:formula="of:=[.AQ7]-[.AQ16]" office:value-type="float" office:value="0" calcext:value-type="float">
            <text:p>0</text:p>
          </table:table-cell>
          <table:table-cell table:style-name="ce2" table:number-columns-repeated="980"/>
        </table:table-row>
        <table:table-row table:style-name="ro1">
          <table:table-cell table:style-name="ce19" table:formula="of:=MAX(MAX([.H17];[.N17];[.T17];[.Z17];[.AF17];[.AL17]);-MIN([.H17];[.N17];[.T17];[.Z17];[.AF17];[.AL17]))" office:value-type="float" office:value="9.84632896983494" calcext:value-type="float">
            <text:p>9.8463289698</text:p>
          </table:table-cell>
          <table:table-cell table:style-name="ce20" table:formula="of:=AVERAGE([.H17];[.N17];[.T17];[.Z17];[.AF17];[.AL17])" office:value-type="float" office:value="4.43434519012368" calcext:value-type="float">
            <text:p>4.4343451901</text:p>
          </table:table-cell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3377936238" calcext:value-type="float">
            <text:p>-2.3377936238</text:p>
          </table:table-cell>
          <table:table-cell/>
          <table:table-cell table:style-name="ce20" table:formula="of:=ABS(([.H16]/[.G16])*100)" office:value-type="float" office:value="1.02882863573036" calcext:value-type="float">
            <text:p>1.0288286357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3.8642816382" calcext:value-type="float">
            <text:p>-3.8642816382</text:p>
          </table:table-cell>
          <table:table-cell/>
          <table:table-cell table:style-name="ce20" table:formula="of:=ABS(([.N16]/[.M16])*100)" office:value-type="float" office:value="2.20275039552149" calcext:value-type="float">
            <text:p>2.2027503955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5.3833753031" calcext:value-type="float">
            <text:p>-5.3833753031</text:p>
          </table:table-cell>
          <table:table-cell/>
          <table:table-cell table:style-name="ce20" table:formula="of:=ABS(([.T16]/[.S16])*100)" office:value-type="float" office:value="3.32487648551208" calcext:value-type="float">
            <text:p>3.3248764855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6.1420072813" calcext:value-type="float">
            <text:p>-6.1420072813</text:p>
          </table:table-cell>
          <table:table-cell/>
          <table:table-cell table:style-name="ce20" table:formula="of:=ABS(([.Z16]/[.Y16])*100)" office:value-type="float" office:value="3.8959323824617" calcext:value-type="float">
            <text:p>3.8959323825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9.1796419539" calcext:value-type="float">
            <text:p>-9.1796419539</text:p>
          </table:table-cell>
          <table:table-cell/>
          <table:table-cell table:style-name="ce20" table:formula="of:=ABS(([.AF16]/[.AE16])*100)" office:value-type="float" office:value="6.30735427168154" calcext:value-type="float">
            <text:p>6.3073542717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0.5130563254" calcext:value-type="float">
            <text:p>-20.5130563254</text:p>
          </table:table-cell>
          <table:table-cell/>
          <table:table-cell table:style-name="ce20" table:formula="of:=ABS(([.AL16]/[.AK16])*100)" office:value-type="float" office:value="9.84632896983494" calcext:value-type="float">
            <text:p>9.8463289698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number-columns-repeated="2"/>
          <table:table-cell table:style-name="ce20" table:formula="of:=ABS(([.AR16]/[.AQ16])*100)" office:value-type="string" office:string-value="" calcext:value-type="error">
            <text:p>#DIV/0!</text:p>
          </table:table-cell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Triplet 2a”</text:p>
          </table:table-cell>
          <table:table-cell office:value-type="float" office:value="-2.2182328891" calcext:value-type="float">
            <text:p>-2.218232889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.7436482805" calcext:value-type="float">
            <text:p>-3.7436482805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5.3030370955" calcext:value-type="float">
            <text:p>-5.3030370955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05773967655" calcext:value-type="float">
            <text:p>-6.0577396766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.0804579054" calcext:value-type="float">
            <text:p>-9.0804579054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.5627839163" calcext:value-type="float">
            <text:p>-20.562783916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table:number-columns-repeated="2"/>
          <table:table-cell table:style-name="ce2" table:number-columns-repeated="981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18]-[.F17]" office:value-type="float" office:value="0.1195607347" calcext:value-type="float">
            <text:p>0.1195607347</text:p>
          </table:table-cell>
          <table:table-cell table:style-name="ce11" table:formula="of:=[.F19]*conv" office:value-type="float" office:value="3.2534131230242" calcext:value-type="float">
            <text:p>3.253413123</text:p>
          </table:table-cell>
          <table:table-cell table:style-name="ce24" table:formula="of:=[.G10]-[.G19]" office:value-type="float" office:value="0.190363447186063" calcext:value-type="float">
            <text:p>0.1903634472</text:p>
          </table:table-cell>
          <table:table-cell table:style-name="ce24"/>
          <table:table-cell table:number-columns-repeated="2"/>
          <table:table-cell table:style-name="ce11" table:formula="of:=[.L18]-[.L17]" office:value-type="float" office:value="0.1206333577" calcext:value-type="float">
            <text:p>0.1206333577</text:p>
          </table:table-cell>
          <table:table-cell table:style-name="ce11" table:formula="of:=[.L19]*conv" office:value-type="float" office:value="3.28260067990074" calcext:value-type="float">
            <text:p>3.2826006799</text:p>
          </table:table-cell>
          <table:table-cell table:style-name="ce24" table:formula="of:=[.M10]-[.M19]" office:value-type="float" office:value="-0.0503177193993816" calcext:value-type="float">
            <text:p>-0.0503177194</text:p>
          </table:table-cell>
          <table:table-cell table:style-name="ce24"/>
          <table:table-cell table:number-columns-repeated="2"/>
          <table:table-cell table:style-name="ce11" table:formula="of:=[.R18]-[.R17]" office:value-type="float" office:value="0.0803382076000005" calcext:value-type="float">
            <text:p>0.0803382076</text:p>
          </table:table-cell>
          <table:table-cell table:style-name="ce11" table:formula="of:=[.R19]*conv" office:value-type="float" office:value="2.18611385704444" calcext:value-type="float">
            <text:p>2.186113857</text:p>
          </table:table-cell>
          <table:table-cell table:style-name="ce24" table:formula="of:=[.S10]-[.S19]" office:value-type="float" office:value="0.00502486242403677" calcext:value-type="float">
            <text:p>0.0050248624</text:p>
          </table:table-cell>
          <table:table-cell table:style-name="ce24"/>
          <table:table-cell table:number-columns-repeated="2"/>
          <table:table-cell table:style-name="ce11" table:formula="of:=[.X18]-[.X17]" office:value-type="float" office:value="0.08426760475" calcext:value-type="float">
            <text:p>0.0842676048</text:p>
          </table:table-cell>
          <table:table-cell table:style-name="ce11" table:formula="of:=[.X19]*conv" office:value-type="float" office:value="2.29303819374628" calcext:value-type="float">
            <text:p>2.2930381937</text:p>
          </table:table-cell>
          <table:table-cell table:style-name="ce24" table:formula="of:=[.Y10]-[.Y19]" office:value-type="float" office:value="0.0791439567105043" calcext:value-type="float">
            <text:p>0.0791439567</text:p>
          </table:table-cell>
          <table:table-cell table:style-name="ce24"/>
          <table:table-cell table:number-columns-repeated="2"/>
          <table:table-cell table:style-name="ce11" table:formula="of:=[.AD18]-[.AD17]" office:value-type="float" office:value="0.0991840484999997" calcext:value-type="float">
            <text:p>0.0991840485</text:p>
          </table:table-cell>
          <table:table-cell table:style-name="ce11" table:formula="of:=[.AD19]*conv" office:value-type="float" office:value="2.69893528000014" calcext:value-type="float">
            <text:p>2.69893528</text:p>
          </table:table-cell>
          <table:table-cell table:style-name="ce24" table:formula="of:=[.AE10]-[.AE19]" office:value-type="float" office:value="0.143366953457922" calcext:value-type="float">
            <text:p>0.1433669535</text:p>
          </table:table-cell>
          <table:table-cell table:number-columns-repeated="3"/>
          <table:table-cell table:style-name="ce11" table:formula="of:=[.AJ18]-[.AJ17]" office:value-type="float" office:value="-0.0497275908999981" calcext:value-type="float">
            <text:p>-0.0497275909</text:p>
          </table:table-cell>
          <table:table-cell table:style-name="ce11" table:formula="of:=[.AJ19]*conv" office:value-type="float" office:value="-1.35315659623855" calcext:value-type="float">
            <text:p>-1.3531565962</text:p>
          </table:table-cell>
          <table:table-cell table:style-name="ce24" table:formula="of:=[.AK10]-[.AK19]" office:value-type="float" office:value="1.73059678531465" calcext:value-type="float">
            <text:p>1.7305967853</text:p>
          </table:table-cell>
          <table:table-cell table:number-columns-repeated="3"/>
          <table:table-cell table:style-name="ce11" table:formula="of:=[.AP18]-[.AP17]" office:value-type="float" office:value="0" calcext:value-type="float">
            <text:p>0</text:p>
          </table:table-cell>
          <table:table-cell table:style-name="ce11" table:formula="of:=[.AP19]*conv" office:value-type="float" office:value="0" calcext:value-type="float">
            <text:p>0</text:p>
          </table:table-cell>
          <table:table-cell table:style-name="ce24" table:formula="of:=[.AQ10]-[.AQ19]" office:value-type="float" office:value="0" calcext:value-type="float">
            <text:p>0</text:p>
          </table:table-cell>
          <table:table-cell table:style-name="ce2" table:number-columns-repeated="980"/>
        </table:table-row>
        <table:table-row table:style-name="ro1">
          <table:table-cell table:style-name="ce19" table:formula="of:=MAX(MAX([.H20];[.N20];[.T20];[.Z20];[.AF20];[.AL20]);-MIN([.H20];[.N20];[.T20];[.Z20];[.AF20];[.AL20]))" office:value-type="float" office:value="127.893311840277" calcext:value-type="float">
            <text:p>127.8933118403</text:p>
          </table:table-cell>
          <table:table-cell table:style-name="ce20" table:formula="of:=AVERAGE([.H20];[.N20];[.T20];[.Z20];[.AF20];[.AL20])" office:value-type="float" office:value="24.0451149297353" calcext:value-type="float">
            <text:p>24.0451149297</text:p>
          </table:table-cell>
          <table:table-cell table:style-name="ce2"/>
          <table:table-cell/>
          <table:table-cell office:value-type="string" calcext:value-type="string">
            <text:p>cation</text:p>
          </table:table-cell>
          <table:table-cell office:value-type="float" office:value="-2.0166944739" calcext:value-type="float">
            <text:p>-2.0166944739</text:p>
          </table:table-cell>
          <table:table-cell/>
          <table:table-cell table:style-name="ce20" table:formula="of:=ABS(([.H19]/[.G19])*100)" office:value-type="float" office:value="5.85119196326077" calcext:value-type="float">
            <text:p>5.851191963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3.5813487354" calcext:value-type="float">
            <text:p>-3.5813487354</text:p>
          </table:table-cell>
          <table:table-cell/>
          <table:table-cell table:style-name="ce20" table:formula="of:=ABS(([.N19]/[.M19])*100)" office:value-type="float" office:value="1.53286142013786" calcext:value-type="float">
            <text:p>1.5328614201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5.1302909553" calcext:value-type="float">
            <text:p>-5.1302909553</text:p>
          </table:table-cell>
          <table:table-cell/>
          <table:table-cell table:style-name="ce20" table:formula="of:=ABS(([.T19]/[.S19])*100)" office:value-type="float" office:value="0.229853646819212" calcext:value-type="float">
            <text:p>0.2298536468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5.8940311138" calcext:value-type="float">
            <text:p>-5.8940311138</text:p>
          </table:table-cell>
          <table:table-cell/>
          <table:table-cell table:style-name="ce20" table:formula="of:=ABS(([.Z19]/[.Y19])*100)" office:value-type="float" office:value="3.45148881193305" calcext:value-type="float">
            <text:p>3.4514888119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8.9315223978" calcext:value-type="float">
            <text:p>-8.9315223978</text:p>
          </table:table-cell>
          <table:table-cell/>
          <table:table-cell table:style-name="ce20" table:formula="of:=ABS(([.AF19]/[.AE19])*100)" office:value-type="float" office:value="5.31198189598362" calcext:value-type="float">
            <text:p>5.311981896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0.3655222809" calcext:value-type="float">
            <text:p>-20.3655222809</text:p>
          </table:table-cell>
          <table:table-cell/>
          <table:table-cell table:style-name="ce20" table:formula="of:=ABS(([.AL19]/[.AK19])*100)" office:value-type="float" office:value="127.893311840277" calcext:value-type="float">
            <text:p>127.8933118403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table:number-columns-repeated="2"/>
          <table:table-cell table:style-name="ce20" table:formula="of:=ABS(([.AR19]/[.AQ19])*100)" office:value-type="string" office:string-value="" calcext:value-type="error">
            <text:p>#DIV/0!</text:p>
          </table:table-cell>
          <table:table-cell table:style-name="ce2" table:number-columns-repeated="980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20]-[.F17]" office:value-type="float" office:value="0.3210991499" calcext:value-type="float">
            <text:p>0.3210991499</text:p>
          </table:table-cell>
          <table:table-cell table:formula="of:=[.F21]*conv" office:value-type="float" office:value="8.73755243055204" calcext:value-type="float">
            <text:p>8.7375524306</text:p>
          </table:table-cell>
          <table:table-cell table:style-name="ce24" table:formula="of:=[.G12]-[.G21]" office:value-type="float" office:value="-0.682585247983299" calcext:value-type="float">
            <text:p>-0.682585248</text:p>
          </table:table-cell>
          <table:table-cell table:style-name="ce24"/>
          <table:table-cell table:number-columns-repeated="2"/>
          <table:table-cell table:formula="of:=[.L20]-[.L17]" office:value-type="float" office:value="0.2829329028" calcext:value-type="float">
            <text:p>0.2829329028</text:p>
          </table:table-cell>
          <table:table-cell table:formula="of:=[.L21]*conv" office:value-type="float" office:value="7.69899600579193" calcext:value-type="float">
            <text:p>7.6989960058</text:p>
          </table:table-cell>
          <table:table-cell table:style-name="ce24" table:formula="of:=[.M12]-[.M21]" office:value-type="float" office:value="-0.551557500913892" calcext:value-type="float">
            <text:p>-0.5515575009</text:p>
          </table:table-cell>
          <table:table-cell table:style-name="ce24"/>
          <table:table-cell table:number-columns-repeated="2"/>
          <table:table-cell table:formula="of:=[.R20]-[.R17]" office:value-type="float" office:value="0.253084347800001" calcext:value-type="float">
            <text:p>0.2530843478</text:p>
          </table:table-cell>
          <table:table-cell table:formula="of:=[.R21]*conv" office:value-type="float" office:value="6.88677549891755" calcext:value-type="float">
            <text:p>6.8867754989</text:p>
          </table:table-cell>
          <table:table-cell table:style-name="ce24" table:formula="of:=[.S12]-[.S21]" office:value-type="float" office:value="-0.517106402396244" calcext:value-type="float">
            <text:p>-0.5171064024</text:p>
          </table:table-cell>
          <table:table-cell table:style-name="ce24"/>
          <table:table-cell table:number-columns-repeated="2"/>
          <table:table-cell table:formula="of:=[.X20]-[.X17]" office:value-type="float" office:value="0.2479761675" calcext:value-type="float">
            <text:p>0.2479761675</text:p>
          </table:table-cell>
          <table:table-cell table:formula="of:=[.X21]*conv" office:value-type="float" office:value="6.74777484067891" calcext:value-type="float">
            <text:p>6.7477748407</text:p>
          </table:table-cell>
          <table:table-cell table:style-name="ce24" table:formula="of:=[.Y12]-[.Y21]" office:value-type="float" office:value="-0.476123921241638" calcext:value-type="float">
            <text:p>-0.4761239212</text:p>
          </table:table-cell>
          <table:table-cell table:style-name="ce24"/>
          <table:table-cell table:number-columns-repeated="2"/>
          <table:table-cell table:formula="of:=[.AD20]-[.AD17]" office:value-type="float" office:value="0.248119556099999" calcext:value-type="float">
            <text:p>0.2481195561</text:p>
          </table:table-cell>
          <table:table-cell table:formula="of:=[.AD21]*conv" office:value-type="float" office:value="6.75167664300639" calcext:value-type="float">
            <text:p>6.751676643</text:p>
          </table:table-cell>
          <table:table-cell table:style-name="ce24" table:formula="of:=[.AE12]-[.AE21]" office:value-type="float" office:value="-0.496695815002009" calcext:value-type="float">
            <text:p>-0.496695815</text:p>
          </table:table-cell>
          <table:table-cell table:number-columns-repeated="3"/>
          <table:table-cell table:formula="of:=[.AJ20]-[.AJ17]" office:value-type="float" office:value="0.147534044500002" calcext:value-type="float">
            <text:p>0.1475340445</text:p>
          </table:table-cell>
          <table:table-cell table:formula="of:=[.AJ21]*conv" office:value-type="float" office:value="4.01460561172967" calcext:value-type="float">
            <text:p>4.0146056117</text:p>
          </table:table-cell>
          <table:table-cell table:style-name="ce24" table:formula="of:=[.AK12]-[.AK21]" office:value-type="float" office:value="0.32780084132172" calcext:value-type="float">
            <text:p>0.3278008413</text:p>
          </table:table-cell>
          <table:table-cell table:number-columns-repeated="3"/>
          <table:table-cell table:formula="of:=[.AP20]-[.AP17]" office:value-type="float" office:value="0" calcext:value-type="float">
            <text:p>0</text:p>
          </table:table-cell>
          <table:table-cell table:formula="of:=[.AP21]*conv" office:value-type="float" office:value="0" calcext:value-type="float">
            <text:p>0</text:p>
          </table:table-cell>
          <table:table-cell table:style-name="ce24" table:formula="of:=[.AQ12]-[.AQ21]" office:value-type="float" office:value="0" calcext:value-type="float">
            <text:p>0</text:p>
          </table:table-cell>
          <table:table-cell table:style-name="ce2" table:number-columns-repeated="980"/>
        </table:table-row>
        <table:table-row table:style-name="ro1">
          <table:table-cell table:style-name="ce19" table:formula="of:=MAX(MAX([.H22];[.N22];[.T22];[.Z22];[.AF22];[.AL22]);-MIN([.H22];[.N22];[.T22];[.Z22];[.AF22];[.AL22]))" office:value-type="float" office:value="8.16520657381557" calcext:value-type="float">
            <text:p>8.1652065738</text:p>
          </table:table-cell>
          <table:table-cell table:style-name="ce20" table:formula="of:=AVERAGE([.H22];[.N22];[.T22];[.Z22];[.AF22];[.AL22])" office:value-type="float" office:value="7.5104404056996" calcext:value-type="float">
            <text:p>7.5104404057</text:p>
          </table:table-cell>
          <table:table-cell table:number-columns-repeated="5"/>
          <table:table-cell table:style-name="ce20" table:formula="of:=ABS(([.H21]/[.G21])*100)" office:value-type="float" office:value="7.81208757725501" calcext:value-type="float">
            <text:p>7.8120875773</text:p>
          </table:table-cell>
          <table:table-cell table:style-name="ce20"/>
          <table:table-cell table:number-columns-repeated="4"/>
          <table:table-cell table:style-name="ce20" table:formula="of:=ABS(([.N21]/[.M21])*100)" office:value-type="float" office:value="7.16401853565005" calcext:value-type="float">
            <text:p>7.1640185357</text:p>
          </table:table-cell>
          <table:table-cell table:style-name="ce20"/>
          <table:table-cell table:number-columns-repeated="4"/>
          <table:table-cell table:style-name="ce20" table:formula="of:=ABS(([.T21]/[.S21])*100)" office:value-type="float" office:value="7.50868679366014" calcext:value-type="float">
            <text:p>7.5086867937</text:p>
          </table:table-cell>
          <table:table-cell table:style-name="ce20"/>
          <table:table-cell table:number-columns-repeated="4"/>
          <table:table-cell table:style-name="ce20" table:formula="of:=ABS(([.Z21]/[.Y21])*100)" office:value-type="float" office:value="7.05601375984463" calcext:value-type="float">
            <text:p>7.0560137598</text:p>
          </table:table-cell>
          <table:table-cell table:style-name="ce20"/>
          <table:table-cell table:number-columns-repeated="4"/>
          <table:table-cell table:style-name="ce20" table:formula="of:=ABS(([.AF21]/[.AE21])*100)" office:value-type="float" office:value="7.35662919397218" calcext:value-type="float">
            <text:p>7.356629194</text:p>
          </table:table-cell>
          <table:table-cell table:number-columns-repeated="5"/>
          <table:table-cell table:style-name="ce20" table:formula="of:=ABS(([.AL21]/[.AK21])*100)" office:value-type="float" office:value="8.16520657381557" calcext:value-type="float">
            <text:p>8.1652065738</text:p>
          </table:table-cell>
          <table:table-cell table:number-columns-repeated="5"/>
          <table:table-cell table:style-name="ce20" table:formula="of:=ABS(([.AR21]/[.AQ21])*100)" office:value-type="string" office:string-value="" calcext:value-type="error">
            <text:p>#DIV/0!</text:p>
          </table:table-cell>
          <table:table-cell table:number-columns-repeated="980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pbe0</text:p>
          </table:table-cell>
          <table:table-cell table:style-name="ce17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7.26" calcext:value-type="float">
            <text:p>-7.26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304" calcext:value-type="float">
            <text:p>-6.304</text:p>
          </table:table-cell>
          <table:table-cell table:number-columns-repeated="4"/>
          <table:table-cell table:style-name="ce2" office:value-type="string" calcext:value-type="string">
            <text:p>HOMO</text:p>
          </table:table-cell>
          <table:table-cell office:value-type="float" office:value="-5.72" calcext:value-type="float">
            <text:p>-5.72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823" calcext:value-type="float">
            <text:p>-5.823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5.957" calcext:value-type="float">
            <text:p>-5.957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5.423" calcext:value-type="float">
            <text:p>-5.423</text:p>
          </table:table-cell>
          <table:table-cell table:number-columns-repeated="2"/>
          <table:table-cell table:style-name="ce2"/>
          <table:table-cell/>
          <table:table-cell table:style-name="ce2" table:number-columns-repeated="10"/>
          <table:table-cell table:style-name="ce2">
            <draw:frame table:end-cell-address="'Ring Results'.BF37" table:end-x="11.15mm" table:end-y="3.52mm" draw:z-index="5" draw:style-name="gr1" draw:text-style-name="P1" svg:width="130.37mm" svg:height="60.07mm" svg:x="16.78mm" svg:y="2.95mm">
              <loext:p draw:notify-on-update-of-ranges="'Ring Results'.D23:'Ring Results'.D23 'Ring Results'.D32:'Ring Results'.D32"/>
              <draw:object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style-name="ce2" table:number-columns-repeated="972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1.7874983746" calcext:value-type="float">
            <text:p>-231.7874983746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385.1403476698" calcext:value-type="float">
            <text:p>-385.140347669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8.4867585841" calcext:value-type="float">
            <text:p>-538.486758584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4.5929540934" calcext:value-type="float">
            <text:p>-614.592954093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0.153464116" calcext:value-type="float">
            <text:p>-920.153464116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5.099510246" calcext:value-type="float">
            <text:p>-2065.099510246</text:p>
          </table:table-cell>
          <table:table-cell table:number-columns-repeated="5"/>
          <table:table-cell table:style-name="ce2" table:number-columns-repeated="4"/>
          <table:table-cell table:style-name="ce2">
            <draw:frame table:end-cell-address="'Ring Results'.AZ38" table:end-x="13.79mm" table:end-y="2.36mm" draw:z-index="0" draw:style-name="gr1" draw:text-style-name="P1" svg:width="130.52mm" svg:height="59.45mm" svg:x="19.28mm" svg:y="2.39mm">
              <loext:p draw:notify-on-update-of-ranges="'Ring Results'.D23:'Ring Results'.D23 'Ring Results'.D32:'Ring Results'.D32"/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style-name="ce2" table:number-columns-repeated="11"/>
          <table:table-cell table:style-name="ce2">
            <draw:frame table:end-cell-address="'Ring Results'.BL38" table:end-x="11.11mm" table:end-y="0.73mm" draw:z-index="10" draw:style-name="gr1" draw:text-style-name="P1" svg:width="130.53mm" svg:height="60.14mm" svg:x="16.59mm" svg:y="0.07mm">
              <loext:p draw:notify-on-update-of-ranges="'Ring Results'.D23:'Ring Results'.D23 'Ring Results'.D32:'Ring Results'.D32"/>
              <draw:object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table:style-name="ce2" table:number-columns-repeated="6"/>
          <table:table-cell table:style-name="ce2">
            <draw:frame table:end-cell-address="'Ring Results'.BR38" table:end-x="17.51mm" table:end-y="3.17mm" draw:z-index="16" draw:style-name="gr1" draw:text-style-name="P1" svg:width="130.43mm" svg:height="60.22mm" svg:x="0.41mm" svg:y="2.43mm">
              <loext:p draw:notify-on-update-of-ranges="'Ring Results'.D23:'Ring Results'.D23 'Ring Results'.D32:'Ring Results'.D32"/>
              <draw:object xlink:href="./Object 54" xlink:type="simple" xlink:show="embed" xlink:actuate="onLoad"/>
              <draw:image xlink:href="./ObjectReplacements/Object 54" xlink:type="simple" xlink:show="embed" xlink:actuate="onLoad"/>
            </draw:frame>
          </table:table-cell>
          <table:table-cell table:style-name="ce2" table:number-columns-repeated="959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6273551151" calcext:value-type="float">
            <text:p>-231.627355115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85.0253092175" calcext:value-type="float">
            <text:p>-385.0253092175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8.4092608364" calcext:value-type="float">
            <text:p>-538.4092608364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4.5039953293" calcext:value-type="float">
            <text:p>-614.503995329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20.0471435232" calcext:value-type="float">
            <text:p>-920.0471435232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5.024500018" calcext:value-type="float">
            <text:p>-2065.024500018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27]-[.F26]" office:value-type="float" office:value="0.160143259500018" calcext:value-type="float">
            <text:p>0.1601432595</text:p>
          </table:table-cell>
          <table:table-cell table:style-name="ce11" table:formula="of:=[.F28]*conv" office:value-type="float" office:value="4.35771980933826" calcext:value-type="float">
            <text:p>4.3577198093</text:p>
          </table:table-cell>
          <table:table-cell table:style-name="ce2" table:number-columns-repeated="2"/>
          <table:table-cell table:number-columns-repeated="2"/>
          <table:table-cell table:style-name="ce11" table:formula="of:=[.L27]-[.L26]" office:value-type="float" office:value="0.115038452299984" calcext:value-type="float">
            <text:p>0.1150384523</text:p>
          </table:table-cell>
          <table:table-cell table:style-name="ce11" table:formula="of:=[.L28]*conv" office:value-type="float" office:value="3.13035555781978" calcext:value-type="float">
            <text:p>3.1303555578</text:p>
          </table:table-cell>
          <table:table-cell table:style-name="ce11" table:number-columns-repeated="2"/>
          <table:table-cell table:number-columns-repeated="2"/>
          <table:table-cell table:style-name="ce11" table:formula="of:=[.R27]-[.R26]" office:value-type="float" office:value="0.077497747700022" calcext:value-type="float">
            <text:p>0.0774977477</text:p>
          </table:table-cell>
          <table:table-cell table:style-name="ce11" table:formula="of:=[.R28]*conv" office:value-type="float" office:value="2.10882101054929" calcext:value-type="float">
            <text:p>2.1088210105</text:p>
          </table:table-cell>
          <table:table-cell table:style-name="ce11" table:number-columns-repeated="2"/>
          <table:table-cell table:number-columns-repeated="2"/>
          <table:table-cell table:style-name="ce11" table:formula="of:=[.X27]-[.X26]" office:value-type="float" office:value="0.0889587640999707" calcext:value-type="float">
            <text:p>0.0889587641</text:p>
          </table:table-cell>
          <table:table-cell table:style-name="ce11" table:formula="of:=[.X28]*conv" office:value-type="float" office:value="2.4206911345691" calcext:value-type="float">
            <text:p>2.4206911346</text:p>
          </table:table-cell>
          <table:table-cell table:number-columns-repeated="4"/>
          <table:table-cell table:style-name="ce11" table:formula="of:=[.AD27]-[.AD26]" office:value-type="float" office:value="0.106320592799989" calcext:value-type="float">
            <text:p>0.1063205928</text:p>
          </table:table-cell>
          <table:table-cell table:style-name="ce11" table:formula="of:=[.AD28]*conv" office:value-type="float" office:value="2.89313053094843" calcext:value-type="float">
            <text:p>2.8931305309</text:p>
          </table:table-cell>
          <table:table-cell table:number-columns-repeated="4"/>
          <table:table-cell table:style-name="ce11" table:formula="of:=[.AJ27]-[.AJ26]" office:value-type="float" office:value="0.0750102280003375" calcext:value-type="float">
            <text:p>0.075010228</text:p>
          </table:table-cell>
          <table:table-cell table:style-name="ce11" table:formula="of:=[.AJ28]*conv" office:value-type="float" office:value="2.04113215554985" calcext:value-type="float">
            <text:p>2.0411321555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cation</text:p>
          </table:table-cell>
          <table:table-cell office:value-type="float" office:value="-231.4454876014" calcext:value-type="float">
            <text:p>-231.4454876014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cation</text:p>
          </table:table-cell>
          <table:table-cell office:value-type="float" office:value="-384.8459978353" calcext:value-type="float">
            <text:p>-384.845997835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538.2222071026" calcext:value-type="float">
            <text:p>-538.2222071026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614.3261226099" calcext:value-type="float">
            <text:p>-614.3261226099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919.8881479667" calcext:value-type="float">
            <text:p>-919.8881479667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064.866519185" calcext:value-type="float">
            <text:p>-2064.866519185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29]-[.F26]" office:value-type="float" office:value="0.342010773200002" calcext:value-type="float">
            <text:p>0.3420107732</text:p>
          </table:table-cell>
          <table:table-cell table:formula="of:=[.F30]*conv" office:value-type="float" office:value="9.30658665268755" calcext:value-type="float">
            <text:p>9.3065866527</text:p>
          </table:table-cell>
          <table:table-cell table:style-name="ce2" table:number-columns-repeated="2"/>
          <table:table-cell table:number-columns-repeated="2"/>
          <table:table-cell table:formula="of:=[.L29]-[.L26]" office:value-type="float" office:value="0.294349834499997" calcext:value-type="float">
            <text:p>0.2943498345</text:p>
          </table:table-cell>
          <table:table-cell table:formula="of:=[.L30]*conv" office:value-type="float" office:value="8.00966652409077" calcext:value-type="float">
            <text:p>8.0096665241</text:p>
          </table:table-cell>
          <table:table-cell table:number-columns-repeated="4"/>
          <table:table-cell table:formula="of:=[.R29]-[.R26]" office:value-type="float" office:value="0.264551481500007" calcext:value-type="float">
            <text:p>0.2645514815</text:p>
          </table:table-cell>
          <table:table-cell table:formula="of:=[.R30]*conv" office:value-type="float" office:value="7.19881208314133" calcext:value-type="float">
            <text:p>7.1988120831</text:p>
          </table:table-cell>
          <table:table-cell table:number-columns-repeated="4"/>
          <table:table-cell table:formula="of:=[.X29]-[.X26]" office:value-type="float" office:value="0.266831483499914" calcext:value-type="float">
            <text:p>0.2668314835</text:p>
          </table:table-cell>
          <table:table-cell table:formula="of:=[.X30]*conv" office:value-type="float" office:value="7.26085409422156" calcext:value-type="float">
            <text:p>7.2608540942</text:p>
          </table:table-cell>
          <table:table-cell table:number-columns-repeated="4"/>
          <table:table-cell table:formula="of:=[.AD29]-[.AD26]" office:value-type="float" office:value="0.26531614930002" calcext:value-type="float">
            <text:p>0.2653161493</text:p>
          </table:table-cell>
          <table:table-cell table:formula="of:=[.AD30]*conv" office:value-type="float" office:value="7.21961975266224" calcext:value-type="float">
            <text:p>7.2196197527</text:p>
          </table:table-cell>
          <table:table-cell table:number-columns-repeated="4"/>
          <table:table-cell table:formula="of:=[.AJ29]-[.AJ26]" office:value-type="float" office:value="0.232991061000121" calcext:value-type="float">
            <text:p>0.232991061</text:p>
          </table:table-cell>
          <table:table-cell table:formula="of:=[.AJ30]*conv" office:value-type="float" office:value="6.34000934593724" calcext:value-type="float">
            <text:p>6.3400093459</text:p>
          </table:table-cell>
          <table:table-cell/>
          <table:table-cell table:style-name="ce25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S*S</text:p>
          </table:table-cell>
          <table:table-cell table:style-name="ce2" office:value-type="float" office:value="2.06789907" calcext:value-type="float">
            <text:p>2.06789907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S*S</text:p>
          </table:table-cell>
          <table:table-cell table:style-name="ce2" office:value-type="float" office:value="2.02717266" calcext:value-type="float">
            <text:p>2.02717266</text:p>
          </table:table-cell>
          <table:table-cell table:style-name="ce2" table:number-columns-repeated="4"/>
          <table:table-cell table:style-name="ce2" office:value-type="string" calcext:value-type="string">
            <text:p>S*S</text:p>
          </table:table-cell>
          <table:table-cell table:style-name="ce2" office:value-type="float" office:value="2.02432296" calcext:value-type="float">
            <text:p>2.02432296</text:p>
          </table:table-cell>
          <table:table-cell table:style-name="ce2" table:number-columns-repeated="4"/>
          <table:table-cell table:style-name="ce2" office:value-type="string" calcext:value-type="string">
            <text:p>S*S</text:p>
          </table:table-cell>
          <table:table-cell table:style-name="ce2" office:value-type="float" office:value="2.04703114" calcext:value-type="float">
            <text:p>2.04703114</text:p>
          </table:table-cell>
          <table:table-cell table:style-name="ce2" table:number-columns-repeated="4"/>
          <table:table-cell table:style-name="ce2" office:value-type="string" calcext:value-type="string">
            <text:p>S*S</text:p>
          </table:table-cell>
          <table:table-cell table:style-name="ce2" office:value-type="float" office:value="2.06419887" calcext:value-type="float">
            <text:p>2.06419887</text:p>
          </table:table-cell>
          <table:table-cell table:style-name="ce2" table:number-columns-repeated="4"/>
          <table:table-cell table:style-name="ce2" office:value-type="string" calcext:value-type="string">
            <text:p>S*S</text:p>
          </table:table-cell>
          <table:table-cell table:style-name="ce2" office:value-type="float" office:value="2.0627229" calcext:value-type="float">
            <text:p>2.0627229</text:p>
          </table:table-cell>
          <table:table-cell table:style-name="ce2" table:number-columns-repeated="988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pbe0</text:p>
          </table:table-cell>
          <table:table-cell table:style-name="ce18" table:number-columns-repeated="1010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style-name="ce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7.785" calcext:value-type="float">
            <text:p>-7.785</text:p>
          </table:table-cell>
          <table:table-cell table:style-name="ce24" table:formula="of:=[.G25]-[.G34]" office:value-type="float" office:value="0.525" calcext:value-type="float">
            <text:p>0.525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837" calcext:value-type="float">
            <text:p>-6.837</text:p>
          </table:table-cell>
          <table:table-cell table:style-name="ce24" table:formula="of:=[.M25]-[.M34]" office:value-type="float" office:value="0.533" calcext:value-type="float">
            <text:p>0.533</text:p>
          </table:table-cell>
          <table:table-cell table:style-name="ce24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6.329" calcext:value-type="float">
            <text:p>-6.329</text:p>
          </table:table-cell>
          <table:table-cell table:style-name="ce24" table:formula="of:=[.S25]-[.S34]" office:value-type="float" office:value="0.609" calcext:value-type="float">
            <text:p>0.609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478" calcext:value-type="float">
            <text:p>-6.478</text:p>
          </table:table-cell>
          <table:table-cell table:style-name="ce24" table:formula="of:=[.Y25]-[.Y34]" office:value-type="float" office:value="0.654999999999999" calcext:value-type="float">
            <text:p>0.655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77" calcext:value-type="float">
            <text:p>-6.77</text:p>
          </table:table-cell>
          <table:table-cell table:style-name="ce24" table:formula="of:=[.AE25]-[.AE34]" office:value-type="float" office:value="0.813" calcext:value-type="float">
            <text:p>0.813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395" calcext:value-type="float">
            <text:p>-6.395</text:p>
          </table:table-cell>
          <table:table-cell table:style-name="ce24" table:formula="of:=[.AK25]-[.AK34]" office:value-type="float" office:value="0.972" calcext:value-type="float">
            <text:p>0.972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19" table:formula="of:=MAX(MAX([.H35];[.N35];[.T35];[.Z35];[.AF35];[.AL35]);-MIN([.H35];[.N35];[.T35];[.Z35];[.AF35];[.AL35]))" office:value-type="float" office:value="15.199374511337" calcext:value-type="float">
            <text:p>15.1993745113</text:p>
          </table:table-cell>
          <table:table-cell table:style-name="ce20" table:formula="of:=AVERAGE([.H35];[.N35];[.T35];[.Z35];[.AF35];[.AL35])" office:value-type="float" office:value="10.2468850991519" calcext:value-type="float">
            <text:p>10.2468850992</text:p>
          </table:table-cell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274287028" calcext:value-type="float">
            <text:p>-2.6274287028</text:p>
          </table:table-cell>
          <table:table-cell/>
          <table:table-cell table:style-name="ce20" table:formula="of:=ABS(([.H34]/[.G34])*100)" office:value-type="float" office:value="6.74373795761079" calcext:value-type="float">
            <text:p>6.7437379576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4.3406530502" calcext:value-type="float">
            <text:p>-4.3406530502</text:p>
          </table:table-cell>
          <table:table-cell/>
          <table:table-cell table:style-name="ce20" table:formula="of:=ABS(([.N34]/[.M34])*100)" office:value-type="float" office:value="7.79581687874798" calcext:value-type="float">
            <text:p>7.7958168787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6.0767884551" calcext:value-type="float">
            <text:p>-6.0767884551</text:p>
          </table:table-cell>
          <table:table-cell/>
          <table:table-cell table:style-name="ce20" table:formula="of:=ABS(([.T34]/[.S34])*100)" office:value-type="float" office:value="9.62237320271765" calcext:value-type="float">
            <text:p>9.6223732027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6.9432252141" calcext:value-type="float">
            <text:p>-6.9432252141</text:p>
          </table:table-cell>
          <table:table-cell/>
          <table:table-cell table:style-name="ce20" table:formula="of:=ABS(([.Z34]/[.Y34])*100)" office:value-type="float" office:value="10.1111454152516" calcext:value-type="float">
            <text:p>10.1111454153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10.3987958981" calcext:value-type="float">
            <text:p>-10.3987958981</text:p>
          </table:table-cell>
          <table:table-cell/>
          <table:table-cell table:style-name="ce20" table:formula="of:=ABS(([.AF34]/[.AE34])*100)" office:value-type="float" office:value="12.0088626292467" calcext:value-type="float">
            <text:p>12.0088626292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310417765" calcext:value-type="float">
            <text:p>-23.310417765</text:p>
          </table:table-cell>
          <table:table-cell/>
          <table:table-cell table:style-name="ce20" table:formula="of:=ABS(([.AL34]/[.AK34])*100)" office:value-type="float" office:value="15.199374511337" calcext:value-type="float">
            <text:p>15.1993745113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4724957573" calcext:value-type="float">
            <text:p>-2.472495757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4.2282504817" calcext:value-type="float">
            <text:p>-4.2282504817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5.9986732117" calcext:value-type="float">
            <text:p>-5.9986732117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8557732133" calcext:value-type="float">
            <text:p>-6.855773213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2912281008" calcext:value-type="float">
            <text:p>-10.291228100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2379752527" calcext:value-type="float">
            <text:p>-23.2379752527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36]-[.F35]" office:value-type="float" office:value="0.1549329455" calcext:value-type="float">
            <text:p>0.1549329455</text:p>
          </table:table-cell>
          <table:table-cell table:style-name="ce11" table:formula="of:=[.F37]*conv" office:value-type="float" office:value="4.21593995171805" calcext:value-type="float">
            <text:p>4.2159399517</text:p>
          </table:table-cell>
          <table:table-cell table:style-name="ce24" table:formula="of:=[.G28]-[.G37]" office:value-type="float" office:value="0.141779857620208" calcext:value-type="float">
            <text:p>0.1417798576</text:p>
          </table:table-cell>
          <table:table-cell table:style-name="ce24"/>
          <table:table-cell table:number-columns-repeated="2"/>
          <table:table-cell table:style-name="ce11" table:formula="of:=[.L36]-[.L35]" office:value-type="float" office:value="0.1124025685" calcext:value-type="float">
            <text:p>0.1124025685</text:p>
          </table:table-cell>
          <table:table-cell table:style-name="ce11" table:formula="of:=[.L37]*conv" office:value-type="float" office:value="3.0586295102411" calcext:value-type="float">
            <text:p>3.0586295102</text:p>
          </table:table-cell>
          <table:table-cell table:style-name="ce24" table:formula="of:=[.M28]-[.M37]" office:value-type="float" office:value="0.0717260475786863" calcext:value-type="float">
            <text:p>0.0717260476</text:p>
          </table:table-cell>
          <table:table-cell table:style-name="ce24"/>
          <table:table-cell table:number-columns-repeated="2"/>
          <table:table-cell table:style-name="ce11" table:formula="of:=[.R36]-[.R35]" office:value-type="float" office:value="0.0781152434000001" calcext:value-type="float">
            <text:p>0.0781152434</text:p>
          </table:table-cell>
          <table:table-cell table:style-name="ce11" table:formula="of:=[.R37]*conv" office:value-type="float" office:value="2.12562392346849" calcext:value-type="float">
            <text:p>2.1256239235</text:p>
          </table:table-cell>
          <table:table-cell table:style-name="ce24" table:formula="of:=[.S28]-[.S37]" office:value-type="float" office:value="-0.0168029129191991" calcext:value-type="float">
            <text:p>-0.0168029129</text:p>
          </table:table-cell>
          <table:table-cell table:style-name="ce24"/>
          <table:table-cell table:number-columns-repeated="2"/>
          <table:table-cell table:style-name="ce11" table:formula="of:=[.X36]-[.X35]" office:value-type="float" office:value="0.0874520007999999" calcext:value-type="float">
            <text:p>0.0874520008</text:p>
          </table:table-cell>
          <table:table-cell table:style-name="ce11" table:formula="of:=[.X37]*conv" office:value-type="float" office:value="2.37969001906311" calcext:value-type="float">
            <text:p>2.3796900191</text:p>
          </table:table-cell>
          <table:table-cell table:style-name="ce24" table:formula="of:=[.Y28]-[.Y37]" office:value-type="float" office:value="0.0410011155059942" calcext:value-type="float">
            <text:p>0.0410011155</text:p>
          </table:table-cell>
          <table:table-cell table:style-name="ce24"/>
          <table:table-cell table:number-columns-repeated="2"/>
          <table:table-cell table:style-name="ce11" table:formula="of:=[.AD36]-[.AD35]" office:value-type="float" office:value="0.1075677973" calcext:value-type="float">
            <text:p>0.1075677973</text:p>
          </table:table-cell>
          <table:table-cell table:style-name="ce11" table:formula="of:=[.AD37]*conv" office:value-type="float" office:value="2.92706869214836" calcext:value-type="float">
            <text:p>2.9270686921</text:p>
          </table:table-cell>
          <table:table-cell table:style-name="ce24" table:formula="of:=[.AE28]-[.AE37]" office:value-type="float" office:value="-0.0339381611999277" calcext:value-type="float">
            <text:p>-0.0339381612</text:p>
          </table:table-cell>
          <table:table-cell table:number-columns-repeated="3"/>
          <table:table-cell table:style-name="ce11" table:formula="of:=[.AJ36]-[.AJ35]" office:value-type="float" office:value="0.0724425123000003" calcext:value-type="float">
            <text:p>0.0724425123</text:p>
          </table:table-cell>
          <table:table-cell table:style-name="ce11" table:formula="of:=[.AJ37]*conv" office:value-type="float" office:value="1.97126105634129" calcext:value-type="float">
            <text:p>1.9712610563</text:p>
          </table:table-cell>
          <table:table-cell table:style-name="ce24" table:formula="of:=[.AK28]-[.AK37]" office:value-type="float" office:value="0.0698710992085625" calcext:value-type="float">
            <text:p>0.0698710992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19" table:formula="of:=MAX(MAX([.H38];[.N38];[.T38];[.Z38];[.AF38];[.AL38]);-MIN([.H38];[.N38];[.T38];[.Z38];[.AF38];[.AL38]))" office:value-type="float" office:value="3.54448737186769" calcext:value-type="float">
            <text:p>3.5444873719</text:p>
          </table:table-cell>
          <table:table-cell table:style-name="ce20" table:formula="of:=AVERAGE([.H38];[.N38];[.T38];[.Z38];[.AF38];[.AL38])" office:value-type="float" office:value="2.15423107350851" calcext:value-type="float">
            <text:p>2.1542310735</text:p>
          </table:table-cell>
          <table:table-cell table:style-name="ce2"/>
          <table:table-cell/>
          <table:table-cell office:value-type="string" calcext:value-type="string">
            <text:p>cation</text:p>
          </table:table-cell>
          <table:table-cell office:value-type="float" office:value="-2.2518067915" calcext:value-type="float">
            <text:p>-2.2518067915</text:p>
          </table:table-cell>
          <table:table-cell/>
          <table:table-cell table:style-name="ce20" table:formula="of:=ABS(([.H37]/[.G37])*100)" office:value-type="float" office:value="3.36294774697707" calcext:value-type="float">
            <text:p>3.362947747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4.0171909975" calcext:value-type="float">
            <text:p>-4.0171909975</text:p>
          </table:table-cell>
          <table:table-cell/>
          <table:table-cell table:style-name="ce20" table:formula="of:=ABS(([.N37]/[.M37])*100)" office:value-type="float" office:value="2.3450387612664" calcext:value-type="float">
            <text:p>2.345038761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5.7826920981" calcext:value-type="float">
            <text:p>-5.7826920981</text:p>
          </table:table-cell>
          <table:table-cell/>
          <table:table-cell table:style-name="ce20" table:formula="of:=ABS(([.T37]/[.S37])*100)" office:value-type="float" office:value="0.790493216306153" calcext:value-type="float">
            <text:p>0.790493216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6.6457987831" calcext:value-type="float">
            <text:p>-6.6457987831</text:p>
          </table:table-cell>
          <table:table-cell/>
          <table:table-cell table:style-name="ce20" table:formula="of:=ABS(([.Z37]/[.Y37])*100)" office:value-type="float" office:value="1.72296035103498" calcext:value-type="float">
            <text:p>1.722960351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10.0982905777" calcext:value-type="float">
            <text:p>-10.0982905777</text:p>
          </table:table-cell>
          <table:table-cell/>
          <table:table-cell table:style-name="ce20" table:formula="of:=ABS(([.AF37]/[.AE37])*100)" office:value-type="float" office:value="1.15945899359876" calcext:value-type="float">
            <text:p>1.1594589936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3.0398898121" calcext:value-type="float">
            <text:p>-23.0398898121</text:p>
          </table:table-cell>
          <table:table-cell/>
          <table:table-cell table:style-name="ce20" table:formula="of:=ABS(([.AL37]/[.AK37])*100)" office:value-type="float" office:value="3.54448737186769" calcext:value-type="float">
            <text:p>3.5444873719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38]-[.F35]" office:value-type="float" office:value="0.3756219113" calcext:value-type="float">
            <text:p>0.3756219113</text:p>
          </table:table-cell>
          <table:table-cell table:formula="of:=[.F39]*conv" office:value-type="float" office:value="10.2211922550092" calcext:value-type="float">
            <text:p>10.221192255</text:p>
          </table:table-cell>
          <table:table-cell table:style-name="ce24" table:formula="of:=[.G30]-[.G39]" office:value-type="float" office:value="-0.914605602321648" calcext:value-type="float">
            <text:p>-0.9146056023</text:p>
          </table:table-cell>
          <table:table-cell table:style-name="ce24"/>
          <table:table-cell table:number-columns-repeated="2"/>
          <table:table-cell table:formula="of:=[.L38]-[.L35]" office:value-type="float" office:value="0.3234620527" calcext:value-type="float">
            <text:p>0.3234620527</text:p>
          </table:table-cell>
          <table:table-cell table:formula="of:=[.L39]*conv" office:value-type="float" office:value="8.80185028717897" calcext:value-type="float">
            <text:p>8.8018502872</text:p>
          </table:table-cell>
          <table:table-cell table:style-name="ce24" table:formula="of:=[.M30]-[.M39]" office:value-type="float" office:value="-0.792183763088191" calcext:value-type="float">
            <text:p>-0.7921837631</text:p>
          </table:table-cell>
          <table:table-cell table:style-name="ce24"/>
          <table:table-cell table:number-columns-repeated="2"/>
          <table:table-cell table:formula="of:=[.R38]-[.R35]" office:value-type="float" office:value="0.294096357" calcext:value-type="float">
            <text:p>0.294096357</text:p>
          </table:table-cell>
          <table:table-cell table:formula="of:=[.R39]*conv" office:value-type="float" office:value="8.00276905037626" calcext:value-type="float">
            <text:p>8.0027690504</text:p>
          </table:table-cell>
          <table:table-cell table:style-name="ce24" table:formula="of:=[.S30]-[.S39]" office:value-type="float" office:value="-0.803956967234938" calcext:value-type="float">
            <text:p>-0.8039569672</text:p>
          </table:table-cell>
          <table:table-cell table:style-name="ce24"/>
          <table:table-cell table:number-columns-repeated="2"/>
          <table:table-cell table:formula="of:=[.X38]-[.X35]" office:value-type="float" office:value="0.297426431" calcext:value-type="float">
            <text:p>0.297426431</text:p>
          </table:table-cell>
          <table:table-cell table:formula="of:=[.X39]*conv" office:value-type="float" office:value="8.09338497440372" calcext:value-type="float">
            <text:p>8.0933849744</text:p>
          </table:table-cell>
          <table:table-cell table:style-name="ce24" table:formula="of:=[.Y30]-[.Y39]" office:value-type="float" office:value="-0.832530880182159" calcext:value-type="float">
            <text:p>-0.8325308802</text:p>
          </table:table-cell>
          <table:table-cell table:style-name="ce24"/>
          <table:table-cell table:number-columns-repeated="2"/>
          <table:table-cell table:formula="of:=[.AD38]-[.AD35]" office:value-type="float" office:value="0.300505320399999" calcext:value-type="float">
            <text:p>0.3005053204</text:p>
          </table:table-cell>
          <table:table-cell table:formula="of:=[.AD39]*conv" office:value-type="float" office:value="8.17716581770007" calcext:value-type="float">
            <text:p>8.1771658177</text:p>
          </table:table-cell>
          <table:table-cell table:style-name="ce24" table:formula="of:=[.AE30]-[.AE39]" office:value-type="float" office:value="-0.957546065037829" calcext:value-type="float">
            <text:p>-0.957546065</text:p>
          </table:table-cell>
          <table:table-cell table:number-columns-repeated="3"/>
          <table:table-cell table:formula="of:=[.AJ38]-[.AJ35]" office:value-type="float" office:value="0.2705279529" calcext:value-type="float">
            <text:p>0.2705279529</text:p>
          </table:table-cell>
          <table:table-cell table:formula="of:=[.AJ39]*conv" office:value-type="float" office:value="7.3614401443598" calcext:value-type="float">
            <text:p>7.3614401444</text:p>
          </table:table-cell>
          <table:table-cell table:style-name="ce24" table:formula="of:=[.AK30]-[.AK39]" office:value-type="float" office:value="-1.02143079842256" calcext:value-type="float">
            <text:p>-1.0214307984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19" table:formula="of:=MAX(MAX([.H40];[.N40];[.T40];[.Z40];[.AF40];[.AL40]);-MIN([.H40];[.N40];[.T40];[.Z40];[.AF40];[.AL40]))" office:value-type="float" office:value="13.8754208197313" calcext:value-type="float">
            <text:p>13.8754208197</text:p>
          </table:table-cell>
          <table:table-cell table:style-name="ce20" table:formula="of:=AVERAGE([.H40];[.N40];[.T40];[.Z40];[.AF40];[.AL40])" office:value-type="float" office:value="10.6443818211726" calcext:value-type="float">
            <text:p>10.6443818212</text:p>
          </table:table-cell>
          <table:table-cell table:number-columns-repeated="2"/>
          <table:table-cell table:style-name="ce2" office:value-type="string" calcext:value-type="string">
            <text:p>S*S</text:p>
          </table:table-cell>
          <table:table-cell office:value-type="float" office:value="2.1461559" calcext:value-type="float">
            <text:p>2.1461559</text:p>
          </table:table-cell>
          <table:table-cell/>
          <table:table-cell table:style-name="ce20" table:formula="of:=ABS(([.H39]/[.G39])*100)" office:value-type="float" office:value="8.94813031105465" calcext:value-type="float">
            <text:p>8.9481303111</text:p>
          </table:table-cell>
          <table:table-cell table:style-name="ce20"/>
          <table:table-cell/>
          <table:table-cell table:style-name="ce2" office:value-type="string" calcext:value-type="string">
            <text:p>S*S</text:p>
          </table:table-cell>
          <table:table-cell office:value-type="float" office:value="2.05415002" calcext:value-type="float">
            <text:p>2.05415002</text:p>
          </table:table-cell>
          <table:table-cell/>
          <table:table-cell table:style-name="ce20" table:formula="of:=ABS(([.N39]/[.M39])*100)" office:value-type="float" office:value="9.00019583657438" calcext:value-type="float">
            <text:p>9.0001958366</text:p>
          </table:table-cell>
          <table:table-cell table:style-name="ce20"/>
          <table:table-cell/>
          <table:table-cell table:style-name="ce2" office:value-type="string" calcext:value-type="string">
            <text:p>S*S</text:p>
          </table:table-cell>
          <table:table-cell office:value-type="float" office:value="2.03853725" calcext:value-type="float">
            <text:p>2.03853725</text:p>
          </table:table-cell>
          <table:table-cell/>
          <table:table-cell table:style-name="ce20" table:formula="of:=ABS(([.T39]/[.S39])*100)" office:value-type="float" office:value="10.0459848606669" calcext:value-type="float">
            <text:p>10.0459848607</text:p>
          </table:table-cell>
          <table:table-cell table:style-name="ce20"/>
          <table:table-cell/>
          <table:table-cell table:style-name="ce2" office:value-type="string" calcext:value-type="string">
            <text:p>S*S</text:p>
          </table:table-cell>
          <table:table-cell office:value-type="float" office:value="2.10886608" calcext:value-type="float">
            <text:p>2.10886608</text:p>
          </table:table-cell>
          <table:table-cell/>
          <table:table-cell table:style-name="ce20" table:formula="of:=ABS(([.Z39]/[.Y39])*100)" office:value-type="float" office:value="10.2865597375528" calcext:value-type="float">
            <text:p>10.2865597376</text:p>
          </table:table-cell>
          <table:table-cell table:style-name="ce20"/>
          <table:table-cell/>
          <table:table-cell table:style-name="ce2" office:value-type="string" calcext:value-type="string">
            <text:p>S*S</text:p>
          </table:table-cell>
          <table:table-cell office:value-type="float" office:value="2.16429515" calcext:value-type="float">
            <text:p>2.16429515</text:p>
          </table:table-cell>
          <table:table-cell/>
          <table:table-cell table:style-name="ce20" table:formula="of:=ABS(([.AF39]/[.AE39])*100)" office:value-type="float" office:value="11.7099993614554" calcext:value-type="float">
            <text:p>11.7099993615</text:p>
          </table:table-cell>
          <table:table-cell table:number-columns-repeated="2"/>
          <table:table-cell table:style-name="ce2" office:value-type="string" calcext:value-type="string">
            <text:p>S*S</text:p>
          </table:table-cell>
          <table:table-cell office:value-type="float" office:value="2.38783584" calcext:value-type="float">
            <text:p>2.38783584</text:p>
          </table:table-cell>
          <table:table-cell/>
          <table:table-cell table:style-name="ce20" table:formula="of:=ABS(([.AL39]/[.AK39])*100)" office:value-type="float" office:value="13.8754208197313" calcext:value-type="float">
            <text:p>13.8754208197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pbe</text:p>
          </table:table-cell>
          <table:table-cell table:style-name="ce17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196" calcext:value-type="float">
            <text:p>-6.196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379" calcext:value-type="float">
            <text:p>-5.379</text:p>
          </table:table-cell>
          <table:table-cell table:number-columns-repeated="4"/>
          <table:table-cell table:style-name="ce2" office:value-type="string" calcext:value-type="string">
            <text:p>HOMO</text:p>
          </table:table-cell>
          <table:table-cell office:value-type="float" office:value="-4.894" calcext:value-type="float">
            <text:p>-4.894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02" calcext:value-type="float">
            <text:p>-5.02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5.182" calcext:value-type="float">
            <text:p>-5.182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794" calcext:value-type="float">
            <text:p>-4.794</text:p>
          </table:table-cell>
          <table:table-cell table:number-columns-repeated="2"/>
          <table:table-cell table:style-name="ce2"/>
          <table:table-cell/>
          <table:table-cell table:style-name="ce2" table:number-columns-repeated="5"/>
          <table:table-cell table:style-name="ce2">
            <draw:frame table:end-cell-address="'Ring Results'.AZ55" table:end-x="20.01mm" table:end-y="3.65mm" draw:z-index="1" draw:style-name="gr1" draw:text-style-name="P1" svg:width="130.3mm" svg:height="60.32mm" svg:x="3.06mm" svg:y="2.81mm">
              <loext:p draw:notify-on-update-of-ranges="'Ring Results'.D41:'Ring Results'.D41 'Ring Results'.D50:'Ring Results'.D50"/>
              <draw:object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2" table:number-columns-repeated="4"/>
          <table:table-cell table:style-name="ce2">
            <draw:frame table:end-cell-address="'Ring Results'.BF55" table:end-x="15.46mm" table:end-y="3.27mm" draw:z-index="6" draw:style-name="gr1" draw:text-style-name="P1" svg:width="130.37mm" svg:height="60.15mm" svg:x="21.09mm" svg:y="2.6mm">
              <loext:p draw:notify-on-update-of-ranges="'Ring Results'.D41:'Ring Results'.D41 'Ring Results'.D50:'Ring Results'.D50"/>
              <draw:object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L56" table:end-x="14.06mm" table:end-y="0.76mm" draw:z-index="11" draw:style-name="gr1" draw:text-style-name="P1" svg:width="130.53mm" svg:height="60.35mm" svg:x="19.54mm" svg:y="4.86mm">
              <loext:p draw:notify-on-update-of-ranges="'Ring Results'.D41:'Ring Results'.D41 'Ring Results'.D50:'Ring Results'.D50"/>
              <draw:object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table:style-name="ce2" table:number-columns-repeated="966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1.7600877802" calcext:value-type="float">
            <text:p>-231.7600877802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385.100218942" calcext:value-type="float">
            <text:p>-385.10021894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8.4347697843" calcext:value-type="float">
            <text:p>-538.4347697843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4.5355213155" calcext:value-type="float">
            <text:p>-614.535521315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0.0724687244" calcext:value-type="float">
            <text:p>-920.072468724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4.937866035" calcext:value-type="float">
            <text:p>-2064.937866035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5997284001" calcext:value-type="float">
            <text:p>-231.599728400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84.9922447895" calcext:value-type="float">
            <text:p>-384.9922447895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8.3630487758" calcext:value-type="float">
            <text:p>-538.3630487758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4.4529447213" calcext:value-type="float">
            <text:p>-614.452944721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19.9766818041" calcext:value-type="float">
            <text:p>-919.9766818041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4.873880071" calcext:value-type="float">
            <text:p>-2064.873880071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45]-[.F44]" office:value-type="float" office:value="0.160359380100005" calcext:value-type="float">
            <text:p>0.1603593801</text:p>
          </table:table-cell>
          <table:table-cell table:style-name="ce11" table:formula="of:=[.F46]*conv" office:value-type="float" office:value="4.36360075008287" calcext:value-type="float">
            <text:p>4.3636007501</text:p>
          </table:table-cell>
          <table:table-cell table:style-name="ce2" table:number-columns-repeated="2"/>
          <table:table-cell table:number-columns-repeated="2"/>
          <table:table-cell table:style-name="ce11" table:formula="of:=[.L45]-[.L44]" office:value-type="float" office:value="0.107974152500049" calcext:value-type="float">
            <text:p>0.1079741525</text:p>
          </table:table-cell>
          <table:table-cell table:style-name="ce11" table:formula="of:=[.L46]*conv" office:value-type="float" office:value="2.93812617974046" calcext:value-type="float">
            <text:p>2.9381261797</text:p>
          </table:table-cell>
          <table:table-cell table:style-name="ce11" table:number-columns-repeated="2"/>
          <table:table-cell table:number-columns-repeated="2"/>
          <table:table-cell table:style-name="ce11" table:formula="of:=[.R45]-[.R44]" office:value-type="float" office:value="0.0717210084999351" calcext:value-type="float">
            <text:p>0.0717210085</text:p>
          </table:table-cell>
          <table:table-cell table:style-name="ce11" table:formula="of:=[.R46]*conv" office:value-type="float" office:value="1.9516279390195" calcext:value-type="float">
            <text:p>1.951627939</text:p>
          </table:table-cell>
          <table:table-cell table:style-name="ce11" table:number-columns-repeated="2"/>
          <table:table-cell table:number-columns-repeated="2"/>
          <table:table-cell table:style-name="ce11" table:formula="of:=[.X45]-[.X44]" office:value-type="float" office:value="0.0825765941999634" calcext:value-type="float">
            <text:p>0.0825765942</text:p>
          </table:table-cell>
          <table:table-cell table:style-name="ce11" table:formula="of:=[.X46]*conv" office:value-type="float" office:value="2.24702345547567" calcext:value-type="float">
            <text:p>2.2470234555</text:p>
          </table:table-cell>
          <table:table-cell table:number-columns-repeated="4"/>
          <table:table-cell table:style-name="ce11" table:formula="of:=[.AD45]-[.AD44]" office:value-type="float" office:value="0.0957869202999291" calcext:value-type="float">
            <text:p>0.0957869203</text:p>
          </table:table-cell>
          <table:table-cell table:style-name="ce11" table:formula="of:=[.AD46]*conv" office:value-type="float" office:value="2.60649471835223" calcext:value-type="float">
            <text:p>2.6064947184</text:p>
          </table:table-cell>
          <table:table-cell table:number-columns-repeated="4"/>
          <table:table-cell table:style-name="ce11" table:formula="of:=[.AJ45]-[.AJ44]" office:value-type="float" office:value="0.0639859640000395" calcext:value-type="float">
            <text:p>0.063985964</text:p>
          </table:table-cell>
          <table:table-cell table:style-name="ce11" table:formula="of:=[.AJ46]*conv" office:value-type="float" office:value="1.74114666900823" calcext:value-type="float">
            <text:p>1.741146669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cation</text:p>
          </table:table-cell>
          <table:table-cell office:value-type="float" office:value="-231.4206716489" calcext:value-type="float">
            <text:p>-231.4206716489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cation</text:p>
          </table:table-cell>
          <table:table-cell office:value-type="float" office:value="-384.8114918093" calcext:value-type="float">
            <text:p>-384.811491809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538.1758268744" calcext:value-type="float">
            <text:p>-538.1758268744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614.2742564203" calcext:value-type="float">
            <text:p>-614.274256420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919.8150892352" calcext:value-type="float">
            <text:p>-919.8150892352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064.713125884" calcext:value-type="float">
            <text:p>-2064.713125884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47]-[.F44]" office:value-type="float" office:value="0.339416131299998" calcext:value-type="float">
            <text:p>0.3394161313</text:p>
          </table:table-cell>
          <table:table-cell table:formula="of:=[.F48]*conv" office:value-type="float" office:value="9.23598285430674" calcext:value-type="float">
            <text:p>9.2359828543</text:p>
          </table:table-cell>
          <table:table-cell table:style-name="ce2" table:number-columns-repeated="2"/>
          <table:table-cell table:number-columns-repeated="2"/>
          <table:table-cell table:formula="of:=[.L47]-[.L44]" office:value-type="float" office:value="0.288727132700046" calcext:value-type="float">
            <text:p>0.2887271327</text:p>
          </table:table-cell>
          <table:table-cell table:formula="of:=[.L48]*conv" office:value-type="float" office:value="7.85666502348348" calcext:value-type="float">
            <text:p>7.8566650235</text:p>
          </table:table-cell>
          <table:table-cell table:number-columns-repeated="4"/>
          <table:table-cell table:formula="of:=[.R47]-[.R44]" office:value-type="float" office:value="0.258942909900043" calcext:value-type="float">
            <text:p>0.2589429099</text:p>
          </table:table-cell>
          <table:table-cell table:formula="of:=[.R48]*conv" office:value-type="float" office:value="7.04619508483892" calcext:value-type="float">
            <text:p>7.0461950848</text:p>
          </table:table-cell>
          <table:table-cell table:number-columns-repeated="4"/>
          <table:table-cell table:formula="of:=[.X47]-[.X44]" office:value-type="float" office:value="0.261264895199929" calcext:value-type="float">
            <text:p>0.2612648952</text:p>
          </table:table-cell>
          <table:table-cell table:formula="of:=[.X48]*conv" office:value-type="float" office:value="7.10937951963747" calcext:value-type="float">
            <text:p>7.1093795196</text:p>
          </table:table-cell>
          <table:table-cell table:number-columns-repeated="4"/>
          <table:table-cell table:formula="of:=[.AD47]-[.AD44]" office:value-type="float" office:value="0.257379489199934" calcext:value-type="float">
            <text:p>0.2573794892</text:p>
          </table:table-cell>
          <table:table-cell table:formula="of:=[.AD48]*conv" office:value-type="float" office:value="7.00365224303301" calcext:value-type="float">
            <text:p>7.003652243</text:p>
          </table:table-cell>
          <table:table-cell table:number-columns-repeated="4"/>
          <table:table-cell table:formula="of:=[.AJ47]-[.AJ44]" office:value-type="float" office:value="0.224740150999878" calcext:value-type="float">
            <text:p>0.224740151</text:p>
          </table:table-cell>
          <table:table-cell table:formula="of:=[.AJ48]*conv" office:value-type="float" office:value="6.11549066144574" calcext:value-type="float">
            <text:p>6.1154906614</text:p>
          </table:table-cell>
          <table:table-cell table:number-columns-repeated="4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pbe</text:p>
          </table:table-cell>
          <table:table-cell table:style-name="ce18" table:number-columns-repeated="1010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style-name="ce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981" calcext:value-type="float">
            <text:p>-6.981</text:p>
          </table:table-cell>
          <table:table-cell table:style-name="ce24" table:formula="of:=[.G43]-[.G52]" office:value-type="float" office:value="0.785" calcext:value-type="float">
            <text:p>0.785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2" calcext:value-type="float">
            <text:p>-6.2</text:p>
          </table:table-cell>
          <table:table-cell table:style-name="ce24" table:formula="of:=[.M43]-[.M52]" office:value-type="float" office:value="0.821000000000001" calcext:value-type="float">
            <text:p>0.821</text:p>
          </table:table-cell>
          <table:table-cell table:style-name="ce24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5.747" calcext:value-type="float">
            <text:p>-5.747</text:p>
          </table:table-cell>
          <table:table-cell table:style-name="ce24" table:formula="of:=[.S43]-[.S52]" office:value-type="float" office:value="0.853" calcext:value-type="float">
            <text:p>0.853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916" calcext:value-type="float">
            <text:p>-5.916</text:p>
          </table:table-cell>
          <table:table-cell table:style-name="ce24" table:formula="of:=[.Y43]-[.Y52]" office:value-type="float" office:value="0.896000000000001" calcext:value-type="float">
            <text:p>0.896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916" calcext:value-type="float">
            <text:p>-5.916</text:p>
          </table:table-cell>
          <table:table-cell table:style-name="ce24" table:formula="of:=[.AE43]-[.AE52]" office:value-type="float" office:value="0.734" calcext:value-type="float">
            <text:p>0.734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996" calcext:value-type="float">
            <text:p>-5.996</text:p>
          </table:table-cell>
          <table:table-cell table:style-name="ce24" table:formula="of:=[.AK43]-[.AK52]" office:value-type="float" office:value="1.202" calcext:value-type="float">
            <text:p>1.202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19" table:formula="of:=MAX(MAX([.H53];[.N53];[.T53];[.Z53];[.AF53];[.AL53]);-MIN([.H53];[.N53];[.T53];[.Z53];[.AF53];[.AL53]))" office:value-type="float" office:value="20.0466977985324" calcext:value-type="float">
            <text:p>20.0466977985</text:p>
          </table:table-cell>
          <table:table-cell table:style-name="ce20" table:formula="of:=AVERAGE([.H53];[.N53];[.T53];[.Z53];[.AF53];[.AL53])" office:value-type="float" office:value="14.4880612371055" calcext:value-type="float">
            <text:p>14.4880612371</text:p>
          </table:table-cell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274287028" calcext:value-type="float">
            <text:p>-2.6274287028</text:p>
          </table:table-cell>
          <table:table-cell/>
          <table:table-cell table:style-name="ce20" table:formula="of:=ABS(([.H52]/[.G52])*100)" office:value-type="float" office:value="11.2448073341928" calcext:value-type="float">
            <text:p>11.2448073342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4.4511021184" calcext:value-type="float">
            <text:p>-4.4511021184</text:p>
          </table:table-cell>
          <table:table-cell/>
          <table:table-cell table:style-name="ce20" table:formula="of:=ABS(([.N52]/[.M52])*100)" office:value-type="float" office:value="13.241935483871" calcext:value-type="float">
            <text:p>13.2419354839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6.2135270035" calcext:value-type="float">
            <text:p>-6.2135270035</text:p>
          </table:table-cell>
          <table:table-cell/>
          <table:table-cell table:style-name="ce20" table:formula="of:=ABS(([.T52]/[.S52])*100)" office:value-type="float" office:value="14.8425265355838" calcext:value-type="float">
            <text:p>14.8425265356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7.1009653838" calcext:value-type="float">
            <text:p>-7.1009653838</text:p>
          </table:table-cell>
          <table:table-cell/>
          <table:table-cell table:style-name="ce20" table:formula="of:=ABS(([.Z52]/[.Y52])*100)" office:value-type="float" office:value="15.1453684922245" calcext:value-type="float">
            <text:p>15.1453684922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10.6399419323" calcext:value-type="float">
            <text:p>-10.6399419323</text:p>
          </table:table-cell>
          <table:table-cell/>
          <table:table-cell table:style-name="ce20" table:formula="of:=ABS(([.AF52]/[.AE52])*100)" office:value-type="float" office:value="12.4070317782285" calcext:value-type="float">
            <text:p>12.4070317782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8687806591" calcext:value-type="float">
            <text:p>-23.8687806591</text:p>
          </table:table-cell>
          <table:table-cell/>
          <table:table-cell table:style-name="ce20" table:formula="of:=ABS(([.AL52]/[.AK52])*100)" office:value-type="float" office:value="20.0466977985324" calcext:value-type="float">
            <text:p>20.0466977985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4724957573" calcext:value-type="float">
            <text:p>-2.472495757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4.3423516074" calcext:value-type="float">
            <text:p>-4.3423516074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1417788562" calcext:value-type="float">
            <text:p>-6.1417788562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7.0205542566" calcext:value-type="float">
            <text:p>-7.0205542566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5425600245" calcext:value-type="float">
            <text:p>-10.5425600245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8045007104" calcext:value-type="float">
            <text:p>-23.8045007104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54]-[.F53]" office:value-type="float" office:value="0.1549329455" calcext:value-type="float">
            <text:p>0.1549329455</text:p>
          </table:table-cell>
          <table:table-cell table:style-name="ce11" table:formula="of:=[.F55]*conv" office:value-type="float" office:value="4.21593995171805" calcext:value-type="float">
            <text:p>4.2159399517</text:p>
          </table:table-cell>
          <table:table-cell table:style-name="ce24" table:formula="of:=[.G46]-[.G55]" office:value-type="float" office:value="0.147660798364822" calcext:value-type="float">
            <text:p>0.1476607984</text:p>
          </table:table-cell>
          <table:table-cell table:style-name="ce24"/>
          <table:table-cell table:number-columns-repeated="2"/>
          <table:table-cell table:style-name="ce11" table:formula="of:=[.L54]-[.L53]" office:value-type="float" office:value="0.108750510999999" calcext:value-type="float">
            <text:p>0.108750511</text:p>
          </table:table-cell>
          <table:table-cell table:style-name="ce11" table:formula="of:=[.L55]*conv" office:value-type="float" office:value="2.95925196939246" calcext:value-type="float">
            <text:p>2.9592519694</text:p>
          </table:table-cell>
          <table:table-cell table:style-name="ce24" table:formula="of:=[.M46]-[.M55]" office:value-type="float" office:value="-0.0211257896520025" calcext:value-type="float">
            <text:p>-0.0211257897</text:p>
          </table:table-cell>
          <table:table-cell table:style-name="ce24"/>
          <table:table-cell table:number-columns-repeated="2"/>
          <table:table-cell table:style-name="ce11" table:formula="of:=[.R54]-[.R53]" office:value-type="float" office:value="0.0717481473000001" calcext:value-type="float">
            <text:p>0.0717481473</text:p>
          </table:table-cell>
          <table:table-cell table:style-name="ce11" table:formula="of:=[.R55]*conv" office:value-type="float" office:value="1.95236642334294" calcext:value-type="float">
            <text:p>1.9523664233</text:p>
          </table:table-cell>
          <table:table-cell table:style-name="ce24" table:formula="of:=[.S46]-[.S55]" office:value-type="float" office:value="-0.000738484323437261" calcext:value-type="float">
            <text:p>-0.0007384843</text:p>
          </table:table-cell>
          <table:table-cell table:style-name="ce24"/>
          <table:table-cell table:number-columns-repeated="2"/>
          <table:table-cell table:style-name="ce11" table:formula="of:=[.X54]-[.X53]" office:value-type="float" office:value="0.0804111272000005" calcext:value-type="float">
            <text:p>0.0804111272</text:p>
          </table:table-cell>
          <table:table-cell table:style-name="ce11" table:formula="of:=[.X55]*conv" office:value-type="float" office:value="2.18809810031762" calcext:value-type="float">
            <text:p>2.1880981003</text:p>
          </table:table-cell>
          <table:table-cell table:style-name="ce24" table:formula="of:=[.Y46]-[.Y55]" office:value-type="float" office:value="0.0589253551580518" calcext:value-type="float">
            <text:p>0.0589253552</text:p>
          </table:table-cell>
          <table:table-cell table:style-name="ce24"/>
          <table:table-cell table:number-columns-repeated="2"/>
          <table:table-cell table:style-name="ce11" table:formula="of:=[.AD54]-[.AD53]" office:value-type="float" office:value="0.0973819077999991" calcext:value-type="float">
            <text:p>0.0973819078</text:p>
          </table:table-cell>
          <table:table-cell table:style-name="ce11" table:formula="of:=[.AD55]*conv" office:value-type="float" office:value="2.64989653648932" calcext:value-type="float">
            <text:p>2.6498965365</text:p>
          </table:table-cell>
          <table:table-cell table:style-name="ce24" table:formula="of:=[.AE46]-[.AE55]" office:value-type="float" office:value="-0.0434018181370992" calcext:value-type="float">
            <text:p>-0.0434018181</text:p>
          </table:table-cell>
          <table:table-cell table:number-columns-repeated="3"/>
          <table:table-cell table:style-name="ce11" table:formula="of:=[.AJ54]-[.AJ53]" office:value-type="float" office:value="0.0642799487000012" calcext:value-type="float">
            <text:p>0.0642799487</text:p>
          </table:table-cell>
          <table:table-cell table:style-name="ce11" table:formula="of:=[.AJ55]*conv" office:value-type="float" office:value="1.74914639971601" calcext:value-type="float">
            <text:p>1.7491463997</text:p>
          </table:table-cell>
          <table:table-cell table:style-name="ce24" table:formula="of:=[.AK46]-[.AK55]" office:value-type="float" office:value="-0.00799973070777416" calcext:value-type="float">
            <text:p>-0.0079997307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19" table:formula="of:=MAX(MAX([.H56];[.N56];[.T56];[.Z56];[.AF56];[.AL56]);-MIN([.H56];[.N56];[.T56];[.Z56];[.AF56];[.AL56]))" office:value-type="float" office:value="3.50244073814782" calcext:value-type="float">
            <text:p>3.5024407381</text:p>
          </table:table-cell>
          <table:table-cell table:style-name="ce20" table:formula="of:=AVERAGE([.H56];[.N56];[.T56];[.Z56];[.AF56];[.AL56])" office:value-type="float" office:value="1.50706141874769" calcext:value-type="float">
            <text:p>1.5070614187</text:p>
          </table:table-cell>
          <table:table-cell table:style-name="ce2"/>
          <table:table-cell/>
          <table:table-cell office:value-type="string" calcext:value-type="string">
            <text:p>cation</text:p>
          </table:table-cell>
          <table:table-cell office:value-type="float" office:value="-2.2511175751" calcext:value-type="float">
            <text:p>-2.2511175751</text:p>
          </table:table-cell>
          <table:table-cell/>
          <table:table-cell table:style-name="ce20" table:formula="of:=ABS(([.H55]/[.G55])*100)" office:value-type="float" office:value="3.50244073814782" calcext:value-type="float">
            <text:p>3.5024407381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4.1225827648" calcext:value-type="float">
            <text:p>-4.1225827648</text:p>
          </table:table-cell>
          <table:table-cell/>
          <table:table-cell table:style-name="ce20" table:formula="of:=ABS(([.N55]/[.M55])*100)" office:value-type="float" office:value="0.713889519057739" calcext:value-type="float">
            <text:p>0.7138895191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5.9161850418" calcext:value-type="float">
            <text:p>-5.9161850418</text:p>
          </table:table-cell>
          <table:table-cell/>
          <table:table-cell table:style-name="ce20" table:formula="of:=ABS(([.T55]/[.S55])*100)" office:value-type="float" office:value="0.0378250882932514" calcext:value-type="float">
            <text:p>0.037825088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6.8001573537" calcext:value-type="float">
            <text:p>-6.8001573537</text:p>
          </table:table-cell>
          <table:table-cell/>
          <table:table-cell table:style-name="ce20" table:formula="of:=ABS(([.Z55]/[.Y55])*100)" office:value-type="float" office:value="2.6929942103372" calcext:value-type="float">
            <text:p>2.692994210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10.3384489307" calcext:value-type="float">
            <text:p>-10.3384489307</text:p>
          </table:table-cell>
          <table:table-cell/>
          <table:table-cell table:style-name="ce20" table:formula="of:=ABS(([.AF55]/[.AE55])*100)" office:value-type="float" office:value="1.63786840502835" calcext:value-type="float">
            <text:p>1.637868405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3.5973761432" calcext:value-type="float">
            <text:p>-23.5973761432</text:p>
          </table:table-cell>
          <table:table-cell/>
          <table:table-cell table:style-name="ce20" table:formula="of:=ABS(([.AL55]/[.AK55])*100)" office:value-type="float" office:value="0.457350551621808" calcext:value-type="float">
            <text:p>0.4573505516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56]-[.F53]" office:value-type="float" office:value="0.3763111277" calcext:value-type="float">
            <text:p>0.3763111277</text:p>
          </table:table-cell>
          <table:table-cell table:formula="of:=[.F57]*conv" office:value-type="float" office:value="10.2399467874733" calcext:value-type="float">
            <text:p>10.2399467875</text:p>
          </table:table-cell>
          <table:table-cell table:style-name="ce24" table:formula="of:=[.G48]-[.G57]" office:value-type="float" office:value="-1.00396393316657" calcext:value-type="float">
            <text:p>-1.0039639332</text:p>
          </table:table-cell>
          <table:table-cell table:style-name="ce24"/>
          <table:table-cell table:number-columns-repeated="2"/>
          <table:table-cell table:formula="of:=[.L56]-[.L53]" office:value-type="float" office:value="0.3285193536" calcext:value-type="float">
            <text:p>0.3285193536</text:p>
          </table:table-cell>
          <table:table-cell table:formula="of:=[.L57]*conv" office:value-type="float" office:value="8.93946644650106" calcext:value-type="float">
            <text:p>8.9394664465</text:p>
          </table:table-cell>
          <table:table-cell table:style-name="ce24" table:formula="of:=[.M48]-[.M57]" office:value-type="float" office:value="-1.08280142301758" calcext:value-type="float">
            <text:p>-1.082801423</text:p>
          </table:table-cell>
          <table:table-cell table:style-name="ce24"/>
          <table:table-cell table:number-columns-repeated="2"/>
          <table:table-cell table:formula="of:=[.R56]-[.R53]" office:value-type="float" office:value="0.2973419617" calcext:value-type="float">
            <text:p>0.2973419617</text:p>
          </table:table-cell>
          <table:table-cell table:formula="of:=[.R57]*conv" office:value-type="float" office:value="8.09108644780297" calcext:value-type="float">
            <text:p>8.0910864478</text:p>
          </table:table-cell>
          <table:table-cell table:style-name="ce24" table:formula="of:=[.S48]-[.S57]" office:value-type="float" office:value="-1.04489136296406" calcext:value-type="float">
            <text:p>-1.044891363</text:p>
          </table:table-cell>
          <table:table-cell table:style-name="ce24"/>
          <table:table-cell table:number-columns-repeated="2"/>
          <table:table-cell table:formula="of:=[.X56]-[.X53]" office:value-type="float" office:value="0.3008080301" calcext:value-type="float">
            <text:p>0.3008080301</text:p>
          </table:table-cell>
          <table:table-cell table:formula="of:=[.X57]*conv" office:value-type="float" office:value="8.18540296773867" calcext:value-type="float">
            <text:p>8.1854029677</text:p>
          </table:table-cell>
          <table:table-cell table:style-name="ce24" table:formula="of:=[.Y48]-[.Y57]" office:value-type="float" office:value="-1.07602344810119" calcext:value-type="float">
            <text:p>-1.0760234481</text:p>
          </table:table-cell>
          <table:table-cell table:style-name="ce24"/>
          <table:table-cell table:number-columns-repeated="2"/>
          <table:table-cell table:formula="of:=[.AD56]-[.AD53]" office:value-type="float" office:value="0.301493001599999" calcext:value-type="float">
            <text:p>0.3014930016</text:p>
          </table:table-cell>
          <table:table-cell table:formula="of:=[.AD57]*conv" office:value-type="float" office:value="8.20404199059669" calcext:value-type="float">
            <text:p>8.2040419906</text:p>
          </table:table-cell>
          <table:table-cell table:style-name="ce24" table:formula="of:=[.AE48]-[.AE57]" office:value-type="float" office:value="-1.20038974756368" calcext:value-type="float">
            <text:p>-1.2003897476</text:p>
          </table:table-cell>
          <table:table-cell table:number-columns-repeated="3"/>
          <table:table-cell table:formula="of:=[.AJ56]-[.AJ53]" office:value-type="float" office:value="0.271404515899999" calcext:value-type="float">
            <text:p>0.2714045159</text:p>
          </table:table-cell>
          <table:table-cell table:formula="of:=[.AJ57]*conv" office:value-type="float" office:value="7.38529263719123" calcext:value-type="float">
            <text:p>7.3852926372</text:p>
          </table:table-cell>
          <table:table-cell table:style-name="ce24" table:formula="of:=[.AK48]-[.AK57]" office:value-type="float" office:value="-1.26980197574549" calcext:value-type="float">
            <text:p>-1.2698019757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19" table:formula="of:=MAX(MAX([.H58];[.N58];[.T58];[.Z58];[.AF58];[.AL58]);-MIN([.H58];[.N58];[.T58];[.Z58];[.AF58];[.AL58]))" office:value-type="float" office:value="17.1936582357069" calcext:value-type="float">
            <text:p>17.1936582357</text:p>
          </table:table-cell>
          <table:table-cell table:style-name="ce20" table:formula="of:=AVERAGE([.H58];[.N58];[.T58];[.Z58];[.AF58];[.AL58])" office:value-type="float" office:value="13.3003449577084" calcext:value-type="float">
            <text:p>13.3003449577</text:p>
          </table:table-cell>
          <table:table-cell table:number-columns-repeated="5"/>
          <table:table-cell table:style-name="ce20" table:formula="of:=ABS(([.H57]/[.G57])*100)" office:value-type="float" office:value="9.8043862336739" calcext:value-type="float">
            <text:p>9.8043862337</text:p>
          </table:table-cell>
          <table:table-cell table:style-name="ce20"/>
          <table:table-cell table:number-columns-repeated="4"/>
          <table:table-cell table:style-name="ce20" table:formula="of:=ABS(([.N57]/[.M57])*100)" office:value-type="float" office:value="12.1125956397699" calcext:value-type="float">
            <text:p>12.1125956398</text:p>
          </table:table-cell>
          <table:table-cell table:style-name="ce20"/>
          <table:table-cell table:number-columns-repeated="4"/>
          <table:table-cell table:style-name="ce20" table:formula="of:=ABS(([.T57]/[.S57])*100)" office:value-type="float" office:value="12.9141045483179" calcext:value-type="float">
            <text:p>12.9141045483</text:p>
          </table:table-cell>
          <table:table-cell table:style-name="ce20"/>
          <table:table-cell table:number-columns-repeated="4"/>
          <table:table-cell table:style-name="ce20" table:formula="of:=ABS(([.Z57]/[.Y57])*100)" office:value-type="float" office:value="13.1456380625627" calcext:value-type="float">
            <text:p>13.1456380626</text:p>
          </table:table-cell>
          <table:table-cell table:style-name="ce20"/>
          <table:table-cell table:number-columns-repeated="4"/>
          <table:table-cell table:style-name="ce20" table:formula="of:=ABS(([.AF57]/[.AE57])*100)" office:value-type="float" office:value="14.6316870262189" calcext:value-type="float">
            <text:p>14.6316870262</text:p>
          </table:table-cell>
          <table:table-cell table:number-columns-repeated="5"/>
          <table:table-cell table:style-name="ce20" table:formula="of:=ABS(([.AL57]/[.AK57])*100)" office:value-type="float" office:value="17.1936582357069" calcext:value-type="float">
            <text:p>17.1936582357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tpss</text:p>
          </table:table-cell>
          <table:table-cell table:style-name="ce17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6.182" calcext:value-type="float">
            <text:p>-6.182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35" calcext:value-type="float">
            <text:p>-5.35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854" calcext:value-type="float">
            <text:p>-4.854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4.98" calcext:value-type="float">
            <text:p>-4.98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 table:style-name="ce2"/>
          <table:table-cell office:value-type="float" office:value="-5.139" calcext:value-type="float">
            <text:p>-5.139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74" calcext:value-type="float">
            <text:p>-4.74</text:p>
          </table:table-cell>
          <table:table-cell table:number-columns-repeated="2"/>
          <table:table-cell table:style-name="ce2"/>
          <table:table-cell/>
          <table:table-cell table:style-name="ce2" table:number-columns-repeated="5"/>
          <table:table-cell table:style-name="ce2">
            <draw:frame table:end-cell-address="'Ring Results'.AZ73" table:end-x="21.59mm" table:end-y="4.85mm" draw:z-index="2" draw:style-name="gr1" draw:text-style-name="P1" svg:width="130.3mm" svg:height="60.29mm" svg:x="4.64mm" svg:y="4.04mm">
              <loext:p draw:notify-on-update-of-ranges="'Ring Results'.D59:'Ring Results'.D59 'Ring Results'.D68:'Ring Results'.D68"/>
              <draw:object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F73" table:end-x="17.62mm" table:end-y="3.73mm" draw:z-index="7" draw:style-name="gr1" draw:text-style-name="P1" svg:width="130.42mm" svg:height="60.29mm" svg:x="0.53mm" svg:y="2.92mm">
              <loext:p draw:notify-on-update-of-ranges="'Ring Results'.D59:'Ring Results'.D59 'Ring Results'.D68:'Ring Results'.D68"/>
              <draw:object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L73" table:end-x="21.67mm" table:end-y="3.91mm" draw:z-index="12" draw:style-name="gr1" draw:text-style-name="P1" svg:width="130.31mm" svg:height="60.12mm" svg:x="4.71mm" svg:y="3.27mm">
              <loext:p draw:notify-on-update-of-ranges="'Ring Results'.D59:'Ring Results'.D59 'Ring Results'.D68:'Ring Results'.D68"/>
              <draw:object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table:style-name="ce2" table:number-columns-repeated="965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2.1184249417" calcext:value-type="float">
            <text:p>-232.1184249417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385.6814770654" calcext:value-type="float">
            <text:p>-385.681477065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9.2388385513" calcext:value-type="float">
            <text:p>-539.2388385513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5.4439514945" calcext:value-type="float">
            <text:p>-615.443951494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1.4125571449" calcext:value-type="float">
            <text:p>-921.412557144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7.885187597" calcext:value-type="float">
            <text:p>-2067.885187597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9601936348" calcext:value-type="float">
            <text:p>-231.960193634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85.5734528217" calcext:value-type="float">
            <text:p>-385.5734528217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9.1671775503" calcext:value-type="float">
            <text:p>-539.1671775503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5.361481431" calcext:value-type="float">
            <text:p>-615.36148143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21.3161208163" calcext:value-type="float">
            <text:p>-921.3161208163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7.820548329" calcext:value-type="float">
            <text:p>-2067.820548329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63]-[.F62]" office:value-type="float" office:value="0.158231306900007" calcext:value-type="float">
            <text:p>0.1582313069</text:p>
          </table:table-cell>
          <table:table-cell table:style-name="ce11" table:formula="of:=[.F64]*conv" office:value-type="float" office:value="4.30569293199358" calcext:value-type="float">
            <text:p>4.305692932</text:p>
          </table:table-cell>
          <table:table-cell table:style-name="ce2" table:number-columns-repeated="2"/>
          <table:table-cell table:number-columns-repeated="2"/>
          <table:table-cell table:style-name="ce11" table:formula="of:=[.L63]-[.L62]" office:value-type="float" office:value="0.108024243699958" calcext:value-type="float">
            <text:p>0.1080242437</text:p>
          </table:table-cell>
          <table:table-cell table:style-name="ce11" table:formula="of:=[.L64]*conv" office:value-type="float" office:value="2.93948923064127" calcext:value-type="float">
            <text:p>2.9394892306</text:p>
          </table:table-cell>
          <table:table-cell table:style-name="ce11" table:number-columns-repeated="2"/>
          <table:table-cell table:number-columns-repeated="2"/>
          <table:table-cell table:style-name="ce11" table:formula="of:=[.R63]-[.R62]" office:value-type="float" office:value="0.0716610009999386" calcext:value-type="float">
            <text:p>0.071661001</text:p>
          </table:table-cell>
          <table:table-cell table:style-name="ce11" table:formula="of:=[.R64]*conv" office:value-type="float" office:value="1.94999505186421" calcext:value-type="float">
            <text:p>1.9499950519</text:p>
          </table:table-cell>
          <table:table-cell table:style-name="ce11" table:number-columns-repeated="2"/>
          <table:table-cell table:number-columns-repeated="2"/>
          <table:table-cell table:style-name="ce11" table:formula="of:=[.X63]-[.X62]" office:value-type="float" office:value="0.0824700634999545" calcext:value-type="float">
            <text:p>0.0824700635</text:p>
          </table:table-cell>
          <table:table-cell table:style-name="ce11" table:formula="of:=[.X64]*conv" office:value-type="float" office:value="2.24412460763668" calcext:value-type="float">
            <text:p>2.2441246076</text:p>
          </table:table-cell>
          <table:table-cell table:number-columns-repeated="4"/>
          <table:table-cell table:style-name="ce11" table:formula="of:=[.AD63]-[.AD62]" office:value-type="float" office:value="0.0964363286000207" calcext:value-type="float">
            <text:p>0.0964363286</text:p>
          </table:table-cell>
          <table:table-cell table:style-name="ce11" table:formula="of:=[.AD64]*conv" office:value-type="float" office:value="2.62416601730351" calcext:value-type="float">
            <text:p>2.6241660173</text:p>
          </table:table-cell>
          <table:table-cell table:number-columns-repeated="4"/>
          <table:table-cell table:style-name="ce11" table:formula="of:=[.AJ63]-[.AJ62]" office:value-type="float" office:value="0.0646392680000645" calcext:value-type="float">
            <text:p>0.064639268</text:p>
          </table:table-cell>
          <table:table-cell table:style-name="ce11" table:formula="of:=[.AJ64]*conv" office:value-type="float" office:value="1.7589239753483" calcext:value-type="float">
            <text:p>1.7589239753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cation</text:p>
          </table:table-cell>
          <table:table-cell office:value-type="float" office:value="-231.7825417868" calcext:value-type="float">
            <text:p>-231.7825417868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cation</text:p>
          </table:table-cell>
          <table:table-cell office:value-type="float" office:value="-385.3956394579" calcext:value-type="float">
            <text:p>-385.3956394579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538.9827967175" calcext:value-type="float">
            <text:p>-538.9827967175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615.1855564815" calcext:value-type="float">
            <text:p>-615.1855564815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921.1576942991" calcext:value-type="float">
            <text:p>-921.1576942991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067.663008464" calcext:value-type="float">
            <text:p>-2067.663008464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65]-[.F62]" office:value-type="float" office:value="0.335883154899989" calcext:value-type="float">
            <text:p>0.3358831549</text:p>
          </table:table-cell>
          <table:table-cell table:formula="of:=[.F66]*conv" office:value-type="float" office:value="9.13984567505665" calcext:value-type="float">
            <text:p>9.1398456751</text:p>
          </table:table-cell>
          <table:table-cell table:style-name="ce2" table:number-columns-repeated="2"/>
          <table:table-cell table:number-columns-repeated="2"/>
          <table:table-cell table:formula="of:=[.L65]-[.L62]" office:value-type="float" office:value="0.285837607499957" calcext:value-type="float">
            <text:p>0.2858376075</text:p>
          </table:table-cell>
          <table:table-cell table:formula="of:=[.L66]*conv" office:value-type="float" office:value="7.77803704224141" calcext:value-type="float">
            <text:p>7.7780370422</text:p>
          </table:table-cell>
          <table:table-cell table:number-columns-repeated="4"/>
          <table:table-cell table:formula="of:=[.R65]-[.R62]" office:value-type="float" office:value="0.256041833799941" calcext:value-type="float">
            <text:p>0.2560418338</text:p>
          </table:table-cell>
          <table:table-cell table:formula="of:=[.R66]*conv" office:value-type="float" office:value="6.96725278761529" calcext:value-type="float">
            <text:p>6.9672527876</text:p>
          </table:table-cell>
          <table:table-cell table:number-columns-repeated="4"/>
          <table:table-cell table:formula="of:=[.X65]-[.X62]" office:value-type="float" office:value="0.258395012999927" calcext:value-type="float">
            <text:p>0.258395013</text:p>
          </table:table-cell>
          <table:table-cell table:formula="of:=[.X66]*conv" office:value-type="float" office:value="7.0312860516235" calcext:value-type="float">
            <text:p>7.0312860516</text:p>
          </table:table-cell>
          <table:table-cell table:number-columns-repeated="4"/>
          <table:table-cell table:formula="of:=[.AD65]-[.AD62]" office:value-type="float" office:value="0.254862845800062" calcext:value-type="float">
            <text:p>0.2548628458</text:p>
          </table:table-cell>
          <table:table-cell table:formula="of:=[.AD66]*conv" office:value-type="float" office:value="6.9351708918297" calcext:value-type="float">
            <text:p>6.9351708918</text:p>
          </table:table-cell>
          <table:table-cell table:number-columns-repeated="4"/>
          <table:table-cell table:formula="of:=[.AJ65]-[.AJ62]" office:value-type="float" office:value="0.222179132999827" calcext:value-type="float">
            <text:p>0.222179133</text:p>
          </table:table-cell>
          <table:table-cell table:formula="of:=[.AJ66]*conv" office:value-type="float" office:value="6.04580181593493" calcext:value-type="float">
            <text:p>6.0458018159</text:p>
          </table:table-cell>
          <table:table-cell table:number-columns-repeated="4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pss</text:p>
          </table:table-cell>
          <table:table-cell table:style-name="ce17"/>
          <table:table-cell table:style-name="ce18" table:number-columns-repeated="1009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7.17" calcext:value-type="float">
            <text:p>-7.17</text:p>
          </table:table-cell>
          <table:table-cell table:style-name="ce24" table:formula="of:=[.G61]-[.G70]" office:value-type="float" office:value="0.988" calcext:value-type="float">
            <text:p>0.988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376" calcext:value-type="float">
            <text:p>-6.376</text:p>
          </table:table-cell>
          <table:table-cell table:style-name="ce24" table:formula="of:=[.M61]-[.M70]" office:value-type="float" office:value="1.026" calcext:value-type="float">
            <text:p>1.026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922" calcext:value-type="float">
            <text:p>-5.922</text:p>
          </table:table-cell>
          <table:table-cell table:style-name="ce24" table:formula="of:=[.S61]-[.S70]" office:value-type="float" office:value="1.068" calcext:value-type="float">
            <text:p>1.068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088" calcext:value-type="float">
            <text:p>-6.088</text:p>
          </table:table-cell>
          <table:table-cell table:style-name="ce24" table:formula="of:=[.Y61]-[.Y70]" office:value-type="float" office:value="1.108" calcext:value-type="float">
            <text:p>1.108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394" calcext:value-type="float">
            <text:p>-6.394</text:p>
          </table:table-cell>
          <table:table-cell table:style-name="ce24" table:formula="of:=[.AE61]-[.AE70]" office:value-type="float" office:value="1.255" calcext:value-type="float">
            <text:p>1.255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15" calcext:value-type="float">
            <text:p>-6.15</text:p>
          </table:table-cell>
          <table:table-cell table:style-name="ce24" table:formula="of:=[.AK61]-[.AK70]" office:value-type="float" office:value="1.41" calcext:value-type="float">
            <text:p>1.41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19" table:formula="of:=MAX(MAX([.H71];[.N71];[.T71];[.Z71];[.AF71];[.AL71]);-MIN([.H71];[.N71];[.T71];[.Z71];[.AF71];[.AL71]))" office:value-type="float" office:value="22.9268292682927" calcext:value-type="float">
            <text:p>22.9268292683</text:p>
          </table:table-cell>
          <table:table-cell table:style-name="ce20" table:formula="of:=AVERAGE([.H71];[.N71];[.T71];[.Z71];[.AF71];[.AL71])" office:value-type="float" office:value="18.11000352857" calcext:value-type="float">
            <text:p>18.1100035286</text:p>
          </table:table-cell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888470571" calcext:value-type="float">
            <text:p>-2.6888470571</text:p>
          </table:table-cell>
          <table:table-cell/>
          <table:table-cell table:style-name="ce20" table:formula="of:=ABS(([.H70]/[.G70])*100)" office:value-type="float" office:value="13.7796373779637" calcext:value-type="float">
            <text:p>13.779637378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4.4586121514" calcext:value-type="float">
            <text:p>-4.4586121514</text:p>
          </table:table-cell>
          <table:table-cell/>
          <table:table-cell table:style-name="ce20" table:formula="of:=ABS(([.N70]/[.M70])*100)" office:value-type="float" office:value="16.0915934755333" calcext:value-type="float">
            <text:p>16.0915934755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6.2255886341" calcext:value-type="float">
            <text:p>-6.2255886341</text:p>
          </table:table-cell>
          <table:table-cell/>
          <table:table-cell table:style-name="ce20" table:formula="of:=ABS(([.T70]/[.S70])*100)" office:value-type="float" office:value="18.0344478216819" calcext:value-type="float">
            <text:p>18.0344478217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7.1137575796" calcext:value-type="float">
            <text:p>-7.1137575796</text:p>
          </table:table-cell>
          <table:table-cell/>
          <table:table-cell table:style-name="ce20" table:formula="of:=ABS(([.Z70]/[.Y70])*100)" office:value-type="float" office:value="18.1997371879106" calcext:value-type="float">
            <text:p>18.1997371879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10.6571277729" calcext:value-type="float">
            <text:p>-10.6571277729</text:p>
          </table:table-cell>
          <table:table-cell/>
          <table:table-cell table:style-name="ce20" table:formula="of:=ABS(([.AF70]/[.AE70])*100)" office:value-type="float" office:value="19.6277760400375" calcext:value-type="float">
            <text:p>19.62777604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9018106482" calcext:value-type="float">
            <text:p>-23.9018106482</text:p>
          </table:table-cell>
          <table:table-cell/>
          <table:table-cell table:style-name="ce20" table:formula="of:=ABS(([.AL70]/[.AK70])*100)" office:value-type="float" office:value="22.9268292682927" calcext:value-type="float">
            <text:p>22.9268292683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5478841089" calcext:value-type="float">
            <text:p>-2.5478841089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4.3551890069" calcext:value-type="float">
            <text:p>-4.355189006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6.1576335662" calcext:value-type="float">
            <text:p>-6.1576335662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7.0379766387" calcext:value-type="float">
            <text:p>-7.0379766387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5633470415" calcext:value-type="float">
            <text:p>-10.5633470415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8409528726" calcext:value-type="float">
            <text:p>-23.8409528726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72]-[.F71]" office:value-type="float" office:value="0.1409629482" calcext:value-type="float">
            <text:p>0.1409629482</text:p>
          </table:table-cell>
          <table:table-cell table:style-name="ce11" table:formula="of:=[.F73]*conv" office:value-type="float" office:value="3.83579698372379" calcext:value-type="float">
            <text:p>3.8357969837</text:p>
          </table:table-cell>
          <table:table-cell table:style-name="ce24" table:formula="of:=[.G64]-[.G73]" office:value-type="float" office:value="0.469895948269789" calcext:value-type="float">
            <text:p>0.4698959483</text:p>
          </table:table-cell>
          <table:table-cell table:style-name="ce24"/>
          <table:table-cell table:number-columns-repeated="2"/>
          <table:table-cell table:style-name="ce11" table:formula="of:=[.L72]-[.L71]" office:value-type="float" office:value="0.1034231445" calcext:value-type="float">
            <text:p>0.1034231445</text:p>
          </table:table-cell>
          <table:table-cell table:style-name="ce11" table:formula="of:=[.L73]*conv" office:value-type="float" office:value="2.81428695118855" calcext:value-type="float">
            <text:p>2.8142869512</text:p>
          </table:table-cell>
          <table:table-cell table:style-name="ce24" table:formula="of:=[.M64]-[.M73]" office:value-type="float" office:value="0.125202279452714" calcext:value-type="float">
            <text:p>0.1252022795</text:p>
          </table:table-cell>
          <table:table-cell table:style-name="ce11"/>
          <table:table-cell table:number-columns-repeated="2"/>
          <table:table-cell table:style-name="ce11" table:formula="of:=[.R72]-[.R71]" office:value-type="float" office:value="0.0679550678999998" calcext:value-type="float">
            <text:p>0.0679550679</text:p>
          </table:table-cell>
          <table:table-cell table:style-name="ce11" table:formula="of:=[.R73]*conv" office:value-type="float" office:value="1.8491514813505" calcext:value-type="float">
            <text:p>1.8491514814</text:p>
          </table:table-cell>
          <table:table-cell table:style-name="ce24" table:formula="of:=[.S64]-[.S73]" office:value-type="float" office:value="0.100843570513709" calcext:value-type="float">
            <text:p>0.1008435705</text:p>
          </table:table-cell>
          <table:table-cell table:style-name="ce24"/>
          <table:table-cell table:number-columns-repeated="2"/>
          <table:table-cell table:style-name="ce11" table:formula="of:=[.X72]-[.X71]" office:value-type="float" office:value="0.0757809408999997" calcext:value-type="float">
            <text:p>0.0757809409</text:p>
          </table:table-cell>
          <table:table-cell table:style-name="ce11" table:formula="of:=[.X73]*conv" office:value-type="float" office:value="2.06210432060167" calcext:value-type="float">
            <text:p>2.0621043206</text:p>
          </table:table-cell>
          <table:table-cell table:style-name="ce24" table:formula="of:=[.Y64]-[.Y73]" office:value-type="float" office:value="0.18202028703501" calcext:value-type="float">
            <text:p>0.182020287</text:p>
          </table:table-cell>
          <table:table-cell table:style-name="ce24"/>
          <table:table-cell table:number-columns-repeated="2"/>
          <table:table-cell table:style-name="ce11" table:formula="of:=[.AD72]-[.AD71]" office:value-type="float" office:value="0.0937807314000008" calcext:value-type="float">
            <text:p>0.0937807314</text:p>
          </table:table-cell>
          <table:table-cell table:style-name="ce11" table:formula="of:=[.AD73]*conv" office:value-type="float" office:value="2.55190354081664" calcext:value-type="float">
            <text:p>2.5519035408</text:p>
          </table:table-cell>
          <table:table-cell table:style-name="ce24" table:formula="of:=[.AE64]-[.AE73]" office:value-type="float" office:value="0.0722624764868662" calcext:value-type="float">
            <text:p>0.0722624765</text:p>
          </table:table-cell>
          <table:table-cell table:number-columns-repeated="3"/>
          <table:table-cell table:style-name="ce11" table:formula="of:=[.AJ72]-[.AJ71]" office:value-type="float" office:value="0.0608577756000024" calcext:value-type="float">
            <text:p>0.0608577756</text:p>
          </table:table-cell>
          <table:table-cell table:style-name="ce11" table:formula="of:=[.AJ73]*conv" office:value-type="float" office:value="1.65602433166638" calcext:value-type="float">
            <text:p>1.6560243317</text:p>
          </table:table-cell>
          <table:table-cell table:style-name="ce24" table:formula="of:=[.AK64]-[.AK73]" office:value-type="float" office:value="0.102899643681917" calcext:value-type="float">
            <text:p>0.1028996437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19" table:formula="of:=MAX(MAX([.H74];[.N74];[.T74];[.Z74];[.AF74];[.AL74]);-MIN([.H74];[.N74];[.T74];[.Z74];[.AF74];[.AL74]))" office:value-type="float" office:value="12.2502820212767" calcext:value-type="float">
            <text:p>12.2502820213</text:p>
          </table:table-cell>
          <table:table-cell table:style-name="ce20" table:formula="of:=AVERAGE([.H74];[.N74];[.T74];[.Z74];[.AF74];[.AL74])" office:value-type="float" office:value="6.67081344106662" calcext:value-type="float">
            <text:p>6.6708134411</text:p>
          </table:table-cell>
          <table:table-cell table:style-name="ce2"/>
          <table:table-cell/>
          <table:table-cell office:value-type="string" calcext:value-type="string">
            <text:p>cation</text:p>
          </table:table-cell>
          <table:table-cell office:value-type="float" office:value="-2.3069200268" calcext:value-type="float">
            <text:p>-2.3069200268</text:p>
          </table:table-cell>
          <table:table-cell/>
          <table:table-cell table:style-name="ce20" table:formula="of:=ABS(([.H73]/[.G73])*100)" office:value-type="float" office:value="12.2502820212767" calcext:value-type="float">
            <text:p>12.250282021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4.1274823018" calcext:value-type="float">
            <text:p>-4.1274823018</text:p>
          </table:table-cell>
          <table:table-cell/>
          <table:table-cell table:style-name="ce20" table:formula="of:=ABS(([.N73]/[.M73])*100)" office:value-type="float" office:value="4.44881000495836" calcext:value-type="float">
            <text:p>4.448810005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5.9249223428" calcext:value-type="float">
            <text:p>-5.9249223428</text:p>
          </table:table-cell>
          <table:table-cell/>
          <table:table-cell table:style-name="ce20" table:formula="of:=ABS(([.T73]/[.S73])*100)" office:value-type="float" office:value="5.45350510927637" calcext:value-type="float">
            <text:p>5.453505109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6.8099481002" calcext:value-type="float">
            <text:p>-6.8099481002</text:p>
          </table:table-cell>
          <table:table-cell/>
          <table:table-cell table:style-name="ce20" table:formula="of:=ABS(([.Z73]/[.Y73])*100)" office:value-type="float" office:value="8.82691943450761" calcext:value-type="float">
            <text:p>8.8269194345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10.3520510522" calcext:value-type="float">
            <text:p>-10.3520510522</text:p>
          </table:table-cell>
          <table:table-cell/>
          <table:table-cell table:style-name="ce20" table:formula="of:=ABS(([.AF73]/[.AE73])*100)" office:value-type="float" office:value="2.83170877468751" calcext:value-type="float">
            <text:p>2.8317087747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3.6269693199" calcext:value-type="float">
            <text:p>-23.6269693199</text:p>
          </table:table-cell>
          <table:table-cell/>
          <table:table-cell table:style-name="ce20" table:formula="of:=ABS(([.AL73]/[.AK73])*100)" office:value-type="float" office:value="6.21365530169319" calcext:value-type="float">
            <text:p>6.2136553017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74]-[.F71]" office:value-type="float" office:value="0.3819270303" calcext:value-type="float">
            <text:p>0.3819270303</text:p>
          </table:table-cell>
          <table:table-cell table:formula="of:=[.F75]*conv" office:value-type="float" office:value="10.3927632724365" calcext:value-type="float">
            <text:p>10.3927632724</text:p>
          </table:table-cell>
          <table:table-cell table:style-name="ce24" table:formula="of:=[.G66]-[.G75]" office:value-type="float" office:value="-1.25291759737981" calcext:value-type="float">
            <text:p>-1.2529175974</text:p>
          </table:table-cell>
          <table:table-cell table:style-name="ce24"/>
          <table:table-cell table:number-columns-repeated="2"/>
          <table:table-cell table:formula="of:=[.L74]-[.L71]" office:value-type="float" office:value="0.3311298496" calcext:value-type="float">
            <text:p>0.3311298496</text:p>
          </table:table-cell>
          <table:table-cell table:formula="of:=[.L75]*conv" office:value-type="float" office:value="9.01050165689277" calcext:value-type="float">
            <text:p>9.0105016569</text:p>
          </table:table-cell>
          <table:table-cell table:style-name="ce24" table:formula="of:=[.M66]-[.M75]" office:value-type="float" office:value="-1.23246461465136" calcext:value-type="float">
            <text:p>-1.2324646147</text:p>
          </table:table-cell>
          <table:table-cell table:number-columns-repeated="3"/>
          <table:table-cell table:formula="of:=[.R74]-[.R71]" office:value-type="float" office:value="0.3006662913" calcext:value-type="float">
            <text:p>0.3006662913</text:p>
          </table:table-cell>
          <table:table-cell table:formula="of:=[.R75]*conv" office:value-type="float" office:value="8.1815460587533" calcext:value-type="float">
            <text:p>8.1815460588</text:p>
          </table:table-cell>
          <table:table-cell table:style-name="ce24" table:formula="of:=[.S66]-[.S75]" office:value-type="float" office:value="-1.21429327113801" calcext:value-type="float">
            <text:p>-1.2142932711</text:p>
          </table:table-cell>
          <table:table-cell table:style-name="ce24"/>
          <table:table-cell table:number-columns-repeated="2"/>
          <table:table-cell table:formula="of:=[.X74]-[.X71]" office:value-type="float" office:value="0.3038094794" calcext:value-type="float">
            <text:p>0.3038094794</text:p>
          </table:table-cell>
          <table:table-cell table:formula="of:=[.X75]*conv" office:value-type="float" office:value="8.26707655869823" calcext:value-type="float">
            <text:p>8.2670765587</text:p>
          </table:table-cell>
          <table:table-cell table:style-name="ce24" table:formula="of:=[.Y66]-[.Y75]" office:value-type="float" office:value="-1.23579050707473" calcext:value-type="float">
            <text:p>-1.2357905071</text:p>
          </table:table-cell>
          <table:table-cell table:style-name="ce24"/>
          <table:table-cell table:number-columns-repeated="2"/>
          <table:table-cell table:formula="of:=[.AD74]-[.AD71]" office:value-type="float" office:value="0.305076720700001" calcext:value-type="float">
            <text:p>0.3050767207</text:p>
          </table:table-cell>
          <table:table-cell table:formula="of:=[.AD75]*conv" office:value-type="float" office:value="8.30155994896683" calcext:value-type="float">
            <text:p>8.301559949</text:p>
          </table:table-cell>
          <table:table-cell table:style-name="ce24" table:formula="of:=[.AE66]-[.AE75]" office:value-type="float" office:value="-1.36638905713713" calcext:value-type="float">
            <text:p>-1.3663890571</text:p>
          </table:table-cell>
          <table:table-cell table:number-columns-repeated="3"/>
          <table:table-cell table:formula="of:=[.AJ74]-[.AJ71]" office:value-type="float" office:value="0.274841328300003" calcext:value-type="float">
            <text:p>0.2748413283</text:p>
          </table:table-cell>
          <table:table-cell table:formula="of:=[.AJ75]*conv" office:value-type="float" office:value="7.4788130608621" calcext:value-type="float">
            <text:p>7.4788130609</text:p>
          </table:table-cell>
          <table:table-cell table:style-name="ce24" table:formula="of:=[.AK66]-[.AK75]" office:value-type="float" office:value="-1.43301124492718" calcext:value-type="float">
            <text:p>-1.4330112449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19" table:formula="of:=MAX(MAX([.H76];[.N76];[.T76];[.Z76];[.AF76];[.AL76]);-MIN([.H76];[.N76];[.T76];[.Z76];[.AF76];[.AL76]))" office:value-type="float" office:value="19.1609448353024" calcext:value-type="float">
            <text:p>19.1609448353</text:p>
          </table:table-cell>
          <table:table-cell table:style-name="ce20" table:formula="of:=AVERAGE([.H76];[.N76];[.T76];[.Z76];[.AF76];[.AL76])" office:value-type="float" office:value="15.190721309573" calcext:value-type="float">
            <text:p>15.1907213096</text:p>
          </table:table-cell>
          <table:table-cell table:number-columns-repeated="5"/>
          <table:table-cell table:style-name="ce20" table:formula="of:=ABS(([.H75]/[.G75])*100)" office:value-type="float" office:value="12.0556734001897" calcext:value-type="float">
            <text:p>12.0556734002</text:p>
          </table:table-cell>
          <table:table-cell table:style-name="ce20"/>
          <table:table-cell table:number-columns-repeated="4"/>
          <table:table-cell table:style-name="ce20" table:formula="of:=ABS(([.N75]/[.M75])*100)" office:value-type="float" office:value="13.678090982965" calcext:value-type="float">
            <text:p>13.678090983</text:p>
          </table:table-cell>
          <table:table-cell table:number-columns-repeated="5"/>
          <table:table-cell table:style-name="ce20" table:formula="of:=ABS(([.T75]/[.S75])*100)" office:value-type="float" office:value="14.84185583529" calcext:value-type="float">
            <text:p>14.8418558353</text:p>
          </table:table-cell>
          <table:table-cell table:style-name="ce20"/>
          <table:table-cell table:number-columns-repeated="4"/>
          <table:table-cell table:style-name="ce20" table:formula="of:=ABS(([.Z75]/[.Y75])*100)" office:value-type="float" office:value="14.9483375205288" calcext:value-type="float">
            <text:p>14.9483375205</text:p>
          </table:table-cell>
          <table:table-cell table:style-name="ce20"/>
          <table:table-cell table:number-columns-repeated="4"/>
          <table:table-cell table:style-name="ce20" table:formula="of:=ABS(([.AF75]/[.AE75])*100)" office:value-type="float" office:value="16.4594252831624" calcext:value-type="float">
            <text:p>16.4594252832</text:p>
          </table:table-cell>
          <table:table-cell table:number-columns-repeated="5"/>
          <table:table-cell table:style-name="ce20" table:formula="of:=ABS(([.AL75]/[.AK75])*100)" office:value-type="float" office:value="19.1609448353024" calcext:value-type="float">
            <text:p>19.1609448353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tpssh</text:p>
          </table:table-cell>
          <table:table-cell table:style-name="ce17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6.61" calcext:value-type="float">
            <text:p>-6.61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723" calcext:value-type="float">
            <text:p>-5.723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5.187" calcext:value-type="float">
            <text:p>-5.187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303" calcext:value-type="float">
            <text:p>-5.303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5.452" calcext:value-type="float">
            <text:p>-5.452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994" calcext:value-type="float">
            <text:p>-4.994</text:p>
          </table:table-cell>
          <table:table-cell table:number-columns-repeated="2"/>
          <table:table-cell table:style-name="ce2"/>
          <table:table-cell/>
          <table:table-cell table:style-name="ce2" table:number-columns-repeated="5"/>
          <table:table-cell table:style-name="ce2">
            <draw:frame table:end-cell-address="'Ring Results'.BA91" table:end-x="2.84mm" table:end-y="3.06mm" draw:z-index="3" draw:style-name="gr1" draw:text-style-name="P1" svg:width="130.37mm" svg:height="60.05mm" svg:x="8.47mm" svg:y="2.51mm">
              <loext:p draw:notify-on-update-of-ranges="'Ring Results'.D77:'Ring Results'.D77 'Ring Results'.D86:'Ring Results'.D86"/>
              <draw:object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G91" table:end-x="3.72mm" table:end-y="2.26mm" draw:z-index="8" draw:style-name="gr1" draw:text-style-name="P1" svg:width="130.52mm" svg:height="60.01mm" svg:x="9.21mm" svg:y="1.75mm">
              <loext:p draw:notify-on-update-of-ranges="'Ring Results'.D77:'Ring Results'.D77 'Ring Results'.D86:'Ring Results'.D86"/>
              <draw:object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M91" table:end-x="1.4mm" table:end-y="1.53mm" draw:z-index="13" draw:style-name="gr1" draw:text-style-name="P1" svg:width="130.37mm" svg:height="60.05mm" svg:x="7.03mm" svg:y="0.98mm">
              <loext:p draw:notify-on-update-of-ranges="'Ring Results'.D77:'Ring Results'.D77 'Ring Results'.D86:'Ring Results'.D86"/>
              <draw:object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table:style-name="ce2" table:number-columns-repeated="965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2.0938624355" calcext:value-type="float">
            <text:p>-232.0938624355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385.6398673066" calcext:value-type="float">
            <text:p>-385.6398673066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9.1798434543" calcext:value-type="float">
            <text:p>-539.1798434543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5.3767584489" calcext:value-type="float">
            <text:p>-615.376758448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1.3119400187" calcext:value-type="float">
            <text:p>-921.311940018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7.657208466" calcext:value-type="float">
            <text:p>-2067.657208466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9354661703" calcext:value-type="float">
            <text:p>-231.935466170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85.5289409928" calcext:value-type="float">
            <text:p>-385.5289409928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9.105767029" calcext:value-type="float">
            <text:p>-539.10576702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5.2916742506" calcext:value-type="float">
            <text:p>-615.2916742506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21.2111996982" calcext:value-type="float">
            <text:p>-921.2111996982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7.588322379" calcext:value-type="float">
            <text:p>-2067.588322379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81]-[.F80]" office:value-type="float" office:value="0.158396265199997" calcext:value-type="float">
            <text:p>0.1583962652</text:p>
          </table:table-cell>
          <table:table-cell table:style-name="ce11" table:formula="of:=[.F82]*conv" office:value-type="float" office:value="4.31018167572108" calcext:value-type="float">
            <text:p>4.3101816757</text:p>
          </table:table-cell>
          <table:table-cell table:style-name="ce2" table:number-columns-repeated="2"/>
          <table:table-cell table:number-columns-repeated="2"/>
          <table:table-cell table:style-name="ce11" table:formula="of:=[.L81]-[.L80]" office:value-type="float" office:value="0.110926313800007" calcext:value-type="float">
            <text:p>0.1109263138</text:p>
          </table:table-cell>
          <table:table-cell table:style-name="ce11" table:formula="of:=[.L82]*conv" office:value-type="float" office:value="3.01845857597966" calcext:value-type="float">
            <text:p>3.018458576</text:p>
          </table:table-cell>
          <table:table-cell table:style-name="ce11" table:number-columns-repeated="2"/>
          <table:table-cell table:number-columns-repeated="2"/>
          <table:table-cell table:style-name="ce11" table:formula="of:=[.R81]-[.R80]" office:value-type="float" office:value="0.0740764252999497" calcext:value-type="float">
            <text:p>0.0740764253</text:p>
          </table:table-cell>
          <table:table-cell table:style-name="ce11" table:formula="of:=[.R82]*conv" office:value-type="float" office:value="2.01572209122246" calcext:value-type="float">
            <text:p>2.0157220912</text:p>
          </table:table-cell>
          <table:table-cell table:style-name="ce11" table:number-columns-repeated="2"/>
          <table:table-cell table:number-columns-repeated="2"/>
          <table:table-cell table:style-name="ce11" table:formula="of:=[.X81]-[.X80]" office:value-type="float" office:value="0.0850841983000237" calcext:value-type="float">
            <text:p>0.0850841983</text:p>
          </table:table-cell>
          <table:table-cell table:style-name="ce11" table:formula="of:=[.X82]*conv" office:value-type="float" office:value="2.31525883481619" calcext:value-type="float">
            <text:p>2.3152588348</text:p>
          </table:table-cell>
          <table:table-cell table:number-columns-repeated="4"/>
          <table:table-cell table:style-name="ce11" table:formula="of:=[.AD81]-[.AD80]" office:value-type="float" office:value="0.100740320500108" calcext:value-type="float">
            <text:p>0.1007403205</text:p>
          </table:table-cell>
          <table:table-cell table:style-name="ce11" table:formula="of:=[.AD82]*conv" office:value-type="float" office:value="2.74128359578168" calcext:value-type="float">
            <text:p>2.7412835958</text:p>
          </table:table-cell>
          <table:table-cell table:number-columns-repeated="4"/>
          <table:table-cell table:style-name="ce11" table:formula="of:=[.AJ81]-[.AJ80]" office:value-type="float" office:value="0.0688860870000099" calcext:value-type="float">
            <text:p>0.068886087</text:p>
          </table:table-cell>
          <table:table-cell table:style-name="ce11" table:formula="of:=[.AJ82]*conv" office:value-type="float" office:value="1.87448580005772" calcext:value-type="float">
            <text:p>1.8744858001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cation</text:p>
          </table:table-cell>
          <table:table-cell office:value-type="float" office:value="-231.7564611919" calcext:value-type="float">
            <text:p>-231.7564611919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cation</text:p>
          </table:table-cell>
          <table:table-cell office:value-type="float" office:value="-385.3514104338" calcext:value-type="float">
            <text:p>-385.3514104338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538.9211845303" calcext:value-type="float">
            <text:p>-538.921184530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615.1157852488" calcext:value-type="float">
            <text:p>-615.1157852488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921.0535618144" calcext:value-type="float">
            <text:p>-921.0535618144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067.431400315" calcext:value-type="float">
            <text:p>-2067.431400315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83]-[.F80]" office:value-type="float" office:value="0.337401243599999" calcext:value-type="float">
            <text:p>0.3374012436</text:p>
          </table:table-cell>
          <table:table-cell table:formula="of:=[.F84]*conv" office:value-type="float" office:value="9.18115497037773" calcext:value-type="float">
            <text:p>9.1811549704</text:p>
          </table:table-cell>
          <table:table-cell table:style-name="ce2" table:number-columns-repeated="2"/>
          <table:table-cell table:number-columns-repeated="2"/>
          <table:table-cell table:formula="of:=[.L83]-[.L80]" office:value-type="float" office:value="0.288456872799998" calcext:value-type="float">
            <text:p>0.2884568728</text:p>
          </table:table-cell>
          <table:table-cell table:formula="of:=[.L84]*conv" office:value-type="float" office:value="7.84931087742833" calcext:value-type="float">
            <text:p>7.8493108774</text:p>
          </table:table-cell>
          <table:table-cell table:number-columns-repeated="4"/>
          <table:table-cell table:formula="of:=[.R83]-[.R80]" office:value-type="float" office:value="0.258658923999974" calcext:value-type="float">
            <text:p>0.258658924</text:p>
          </table:table-cell>
          <table:table-cell table:formula="of:=[.R84]*conv" office:value-type="float" office:value="7.03846743531957" calcext:value-type="float">
            <text:p>7.0384674353</text:p>
          </table:table-cell>
          <table:table-cell table:number-columns-repeated="4"/>
          <table:table-cell table:formula="of:=[.X83]-[.X80]" office:value-type="float" office:value="0.260973200100011" calcext:value-type="float">
            <text:p>0.2609732001</text:p>
          </table:table-cell>
          <table:table-cell table:formula="of:=[.X84]*conv" office:value-type="float" office:value="7.10144209211684" calcext:value-type="float">
            <text:p>7.1014420921</text:p>
          </table:table-cell>
          <table:table-cell table:number-columns-repeated="4"/>
          <table:table-cell table:formula="of:=[.AD83]-[.AD80]" office:value-type="float" office:value="0.258378204300016" calcext:value-type="float">
            <text:p>0.2583782043</text:p>
          </table:table-cell>
          <table:table-cell table:formula="of:=[.AD84]*conv" office:value-type="float" office:value="7.03082866362728" calcext:value-type="float">
            <text:p>7.0308286636</text:p>
          </table:table-cell>
          <table:table-cell table:number-columns-repeated="4"/>
          <table:table-cell table:formula="of:=[.AJ83]-[.AJ80]" office:value-type="float" office:value="0.225808151000365" calcext:value-type="float">
            <text:p>0.225808151</text:p>
          </table:table-cell>
          <table:table-cell table:formula="of:=[.AJ84]*conv" office:value-type="float" office:value="6.14455242010499" calcext:value-type="float">
            <text:p>6.1445524201</text:p>
          </table:table-cell>
          <table:table-cell table:number-columns-repeated="4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pssh</text:p>
          </table:table-cell>
          <table:table-cell table:style-name="ce17"/>
          <table:table-cell table:style-name="ce18" table:number-columns-repeated="1009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7.47" calcext:value-type="float">
            <text:p>-7.47</text:p>
          </table:table-cell>
          <table:table-cell table:style-name="ce24" table:formula="of:=[.G79]-[.G88]" office:value-type="float" office:value="0.859999999999999" calcext:value-type="float">
            <text:p>0.86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611" calcext:value-type="float">
            <text:p>-6.611</text:p>
          </table:table-cell>
          <table:table-cell table:style-name="ce24" table:formula="of:=[.M79]-[.M88]" office:value-type="float" office:value="0.888" calcext:value-type="float">
            <text:p>0.888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134" calcext:value-type="float">
            <text:p>-6.134</text:p>
          </table:table-cell>
          <table:table-cell table:style-name="ce24" table:formula="of:=[.S79]-[.S88]" office:value-type="float" office:value="0.947" calcext:value-type="float">
            <text:p>0.947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291" calcext:value-type="float">
            <text:p>-6.291</text:p>
          </table:table-cell>
          <table:table-cell table:style-name="ce24" table:formula="of:=[.Y79]-[.Y88]" office:value-type="float" office:value="0.988" calcext:value-type="float">
            <text:p>0.988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59" calcext:value-type="float">
            <text:p>-6.59</text:p>
          </table:table-cell>
          <table:table-cell table:style-name="ce24" table:formula="of:=[.AE79]-[.AE88]" office:value-type="float" office:value="1.138" calcext:value-type="float">
            <text:p>1.138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289" calcext:value-type="float">
            <text:p>-6.289</text:p>
          </table:table-cell>
          <table:table-cell table:style-name="ce24" table:formula="of:=[.AK79]-[.AK88]" office:value-type="float" office:value="1.295" calcext:value-type="float">
            <text:p>1.295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19" table:formula="of:=MAX(MAX([.H89];[.N89];[.T89];[.Z89];[.AF89];[.AL89]);-MIN([.H89];[.N89];[.T89];[.Z89];[.AF89];[.AL89]))" office:value-type="float" office:value="20.5915089839402" calcext:value-type="float">
            <text:p>20.5915089839</text:p>
          </table:table-cell>
          <table:table-cell table:style-name="ce20" table:formula="of:=AVERAGE([.H89];[.N89];[.T89];[.Z89];[.AF89];[.AL89])" office:value-type="float" office:value="15.6580814110212" calcext:value-type="float">
            <text:p>15.658081411</text:p>
          </table:table-cell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661371381" calcext:value-type="float">
            <text:p>-2.6661371381</text:p>
          </table:table-cell>
          <table:table-cell/>
          <table:table-cell table:style-name="ce20" table:formula="of:=ABS(([.H88]/[.G88])*100)" office:value-type="float" office:value="11.5127175368139" calcext:value-type="float">
            <text:p>11.5127175368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4.4135395603" calcext:value-type="float">
            <text:p>-4.4135395603</text:p>
          </table:table-cell>
          <table:table-cell/>
          <table:table-cell table:style-name="ce20" table:formula="of:=ABS(([.N88]/[.M88])*100)" office:value-type="float" office:value="13.4321585236727" calcext:value-type="float">
            <text:p>13.4321585237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6.169678347" calcext:value-type="float">
            <text:p>-6.169678347</text:p>
          </table:table-cell>
          <table:table-cell/>
          <table:table-cell table:style-name="ce20" table:formula="of:=ABS(([.T88]/[.S88])*100)" office:value-type="float" office:value="15.4385392892077" calcext:value-type="float">
            <text:p>15.4385392892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7.0493699565" calcext:value-type="float">
            <text:p>-7.0493699565</text:p>
          </table:table-cell>
          <table:table-cell/>
          <table:table-cell table:style-name="ce20" table:formula="of:=ABS(([.Z88]/[.Y88])*100)" office:value-type="float" office:value="15.7049753616277" calcext:value-type="float">
            <text:p>15.7049753616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10.5588498659" calcext:value-type="float">
            <text:p>-10.5588498659</text:p>
          </table:table-cell>
          <table:table-cell/>
          <table:table-cell table:style-name="ce20" table:formula="of:=ABS(([.AF88]/[.AE88])*100)" office:value-type="float" office:value="17.2685887708649" calcext:value-type="float">
            <text:p>17.268588770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6749138905" calcext:value-type="float">
            <text:p>-23.6749138905</text:p>
          </table:table-cell>
          <table:table-cell/>
          <table:table-cell table:style-name="ce20" table:formula="of:=ABS(([.AL88]/[.AK88])*100)" office:value-type="float" office:value="20.5915089839402" calcext:value-type="float">
            <text:p>20.5915089839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524050462" calcext:value-type="float">
            <text:p>-2.524050462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4.3085366329" calcext:value-type="float">
            <text:p>-4.3085366329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0991530194" calcext:value-type="float">
            <text:p>-6.0991530194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9708236643" calcext:value-type="float">
            <text:p>-6.970823664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4612093051" calcext:value-type="float">
            <text:p>-10.461209305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6115832" calcext:value-type="float">
            <text:p>-23.6115832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90]-[.F89]" office:value-type="float" office:value="0.1420866761" calcext:value-type="float">
            <text:p>0.1420866761</text:p>
          </table:table-cell>
          <table:table-cell table:style-name="ce11" table:formula="of:=[.F91]*conv" office:value-type="float" office:value="3.86637517568406" calcext:value-type="float">
            <text:p>3.8663751757</text:p>
          </table:table-cell>
          <table:table-cell table:style-name="ce24" table:formula="of:=[.G82]-[.G91]" office:value-type="float" office:value="0.443806500037025" calcext:value-type="float">
            <text:p>0.4438065</text:p>
          </table:table-cell>
          <table:table-cell table:style-name="ce24"/>
          <table:table-cell table:number-columns-repeated="2"/>
          <table:table-cell table:style-name="ce11" table:formula="of:=[.L90]-[.L89]" office:value-type="float" office:value="0.1050029274" calcext:value-type="float">
            <text:p>0.1050029274</text:p>
          </table:table-cell>
          <table:table-cell table:style-name="ce11" table:formula="of:=[.L91]*conv" office:value-type="float" office:value="2.85727503110699" calcext:value-type="float">
            <text:p>2.8572750311</text:p>
          </table:table-cell>
          <table:table-cell table:style-name="ce24" table:formula="of:=[.M82]-[.M91]" office:value-type="float" office:value="0.161183544872667" calcext:value-type="float">
            <text:p>0.1611835449</text:p>
          </table:table-cell>
          <table:table-cell table:style-name="ce24"/>
          <table:table-cell table:number-columns-repeated="2"/>
          <table:table-cell table:style-name="ce11" table:formula="of:=[.R90]-[.R89]" office:value-type="float" office:value="0.0705253275999995" calcext:value-type="float">
            <text:p>0.0705253276</text:p>
          </table:table-cell>
          <table:table-cell table:style-name="ce11" table:formula="of:=[.R91]*conv" office:value-type="float" office:value="1.91909180631205" calcext:value-type="float">
            <text:p>1.9190918063</text:p>
          </table:table-cell>
          <table:table-cell table:style-name="ce24" table:formula="of:=[.S82]-[.S91]" office:value-type="float" office:value="0.0966302849104108" calcext:value-type="float">
            <text:p>0.0966302849</text:p>
          </table:table-cell>
          <table:table-cell table:style-name="ce24"/>
          <table:table-cell table:number-columns-repeated="2"/>
          <table:table-cell table:style-name="ce11" table:formula="of:=[.X90]-[.X89]" office:value-type="float" office:value="0.0785462921999995" calcext:value-type="float">
            <text:p>0.0785462922</text:p>
          </table:table-cell>
          <table:table-cell table:style-name="ce11" table:formula="of:=[.X91]*conv" office:value-type="float" office:value="2.13735335810354" calcext:value-type="float">
            <text:p>2.1373533581</text:p>
          </table:table-cell>
          <table:table-cell table:style-name="ce24" table:formula="of:=[.Y82]-[.Y91]" office:value-type="float" office:value="0.177905476712652" calcext:value-type="float">
            <text:p>0.1779054767</text:p>
          </table:table-cell>
          <table:table-cell table:style-name="ce24"/>
          <table:table-cell table:number-columns-repeated="2"/>
          <table:table-cell table:style-name="ce11" table:formula="of:=[.AD90]-[.AD89]" office:value-type="float" office:value="0.0976405608000004" calcext:value-type="float">
            <text:p>0.0976405608</text:p>
          </table:table-cell>
          <table:table-cell table:style-name="ce11" table:formula="of:=[.AD91]*conv" office:value-type="float" office:value="2.65693484272444" calcext:value-type="float">
            <text:p>2.6569348427</text:p>
          </table:table-cell>
          <table:table-cell table:style-name="ce24" table:formula="of:=[.AE82]-[.AE91]" office:value-type="float" office:value="0.0843487530572404" calcext:value-type="float">
            <text:p>0.0843487531</text:p>
          </table:table-cell>
          <table:table-cell table:number-columns-repeated="3"/>
          <table:table-cell table:style-name="ce11" table:formula="of:=[.AJ90]-[.AJ89]" office:value-type="float" office:value="0.0633306905000026" calcext:value-type="float">
            <text:p>0.0633306905</text:p>
          </table:table-cell>
          <table:table-cell table:style-name="ce11" table:formula="of:=[.AJ91]*conv" office:value-type="float" office:value="1.72331576984607" calcext:value-type="float">
            <text:p>1.7233157698</text:p>
          </table:table-cell>
          <table:table-cell table:style-name="ce24" table:formula="of:=[.AK82]-[.AK91]" office:value-type="float" office:value="0.151170030211651" calcext:value-type="float">
            <text:p>0.1511700302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19" table:formula="of:=MAX(MAX([.H92];[.N92];[.T92];[.Z92];[.AF92];[.AL92]);-MIN([.H92];[.N92];[.T92];[.Z92];[.AF92];[.AL92]))" office:value-type="float" office:value="11.4786196339186" calcext:value-type="float">
            <text:p>11.4786196339</text:p>
          </table:table-cell>
          <table:table-cell table:style-name="ce20" table:formula="of:=AVERAGE([.H92];[.N92];[.T92];[.Z92];[.AF92];[.AL92])" office:value-type="float" office:value="7.07088913251777" calcext:value-type="float">
            <text:p>7.0708891325</text:p>
          </table:table-cell>
          <table:table-cell table:style-name="ce2"/>
          <table:table-cell/>
          <table:table-cell office:value-type="string" calcext:value-type="string">
            <text:p>cation</text:p>
          </table:table-cell>
          <table:table-cell office:value-type="float" office:value="-2.2872821112" calcext:value-type="float">
            <text:p>-2.2872821112</text:p>
          </table:table-cell>
          <table:table-cell/>
          <table:table-cell table:style-name="ce20" table:formula="of:=ABS(([.H91]/[.G91])*100)" office:value-type="float" office:value="11.4786196339186" calcext:value-type="float">
            <text:p>11.4786196339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4.084903103" calcext:value-type="float">
            <text:p>-4.084903103</text:p>
          </table:table-cell>
          <table:table-cell/>
          <table:table-cell table:style-name="ce20" table:formula="of:=ABS(([.N91]/[.M91])*100)" office:value-type="float" office:value="5.64116310533187" calcext:value-type="float">
            <text:p>5.641163105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5.8708402642" calcext:value-type="float">
            <text:p>-5.8708402642</text:p>
          </table:table-cell>
          <table:table-cell/>
          <table:table-cell table:style-name="ce20" table:formula="of:=ABS(([.T91]/[.S91])*100)" office:value-type="float" office:value="5.03520908132617" calcext:value-type="float">
            <text:p>5.035209081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6.7474828057" calcext:value-type="float">
            <text:p>-6.7474828057</text:p>
          </table:table-cell>
          <table:table-cell/>
          <table:table-cell table:style-name="ce20" table:formula="of:=ABS(([.Z91]/[.Y91])*100)" office:value-type="float" office:value="8.32363427592088" calcext:value-type="float">
            <text:p>8.3236342759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10.2548002852" calcext:value-type="float">
            <text:p>-10.2548002852</text:p>
          </table:table-cell>
          <table:table-cell/>
          <table:table-cell table:style-name="ce20" table:formula="of:=ABS(([.AF91]/[.AE91])*100)" office:value-type="float" office:value="3.17466396619454" calcext:value-type="float">
            <text:p>3.1746639662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3.4010414401" calcext:value-type="float">
            <text:p>-23.4010414401</text:p>
          </table:table-cell>
          <table:table-cell/>
          <table:table-cell table:style-name="ce20" table:formula="of:=ABS(([.AL91]/[.AK91])*100)" office:value-type="float" office:value="8.77204473241456" calcext:value-type="float">
            <text:p>8.7720447324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92]-[.F89]" office:value-type="float" office:value="0.3788550269" calcext:value-type="float">
            <text:p>0.3788550269</text:p>
          </table:table-cell>
          <table:table-cell table:formula="of:=[.F93]*conv" office:value-type="float" office:value="10.3091698067337" calcext:value-type="float">
            <text:p>10.3091698067</text:p>
          </table:table-cell>
          <table:table-cell table:style-name="ce24" table:formula="of:=[.G84]-[.G93]" office:value-type="float" office:value="-1.12801483635601" calcext:value-type="float">
            <text:p>-1.1280148364</text:p>
          </table:table-cell>
          <table:table-cell table:style-name="ce24"/>
          <table:table-cell table:number-columns-repeated="2"/>
          <table:table-cell table:formula="of:=[.L92]-[.L89]" office:value-type="float" office:value="0.3286364573" calcext:value-type="float">
            <text:p>0.3286364573</text:p>
          </table:table-cell>
          <table:table-cell table:formula="of:=[.L93]*conv" office:value-type="float" office:value="8.94265300030813" calcext:value-type="float">
            <text:p>8.9426530003</text:p>
          </table:table-cell>
          <table:table-cell table:style-name="ce24" table:formula="of:=[.M84]-[.M93]" office:value-type="float" office:value="-1.0933421228798" calcext:value-type="float">
            <text:p>-1.0933421229</text:p>
          </table:table-cell>
          <table:table-cell table:style-name="ce24"/>
          <table:table-cell table:number-columns-repeated="2"/>
          <table:table-cell table:formula="of:=[.R92]-[.R89]" office:value-type="float" office:value="0.2988380828" calcext:value-type="float">
            <text:p>0.2988380828</text:p>
          </table:table-cell>
          <table:table-cell table:formula="of:=[.R93]*conv" office:value-type="float" office:value="8.13179797431363" calcext:value-type="float">
            <text:p>8.1317979743</text:p>
          </table:table-cell>
          <table:table-cell table:style-name="ce24" table:formula="of:=[.S84]-[.S93]" office:value-type="float" office:value="-1.09333053899406" calcext:value-type="float">
            <text:p>-1.093330539</text:p>
          </table:table-cell>
          <table:table-cell table:style-name="ce24"/>
          <table:table-cell table:number-columns-repeated="2"/>
          <table:table-cell table:formula="of:=[.X92]-[.X89]" office:value-type="float" office:value="0.3018871508" calcext:value-type="float">
            <text:p>0.3018871508</text:p>
          </table:table-cell>
          <table:table-cell table:formula="of:=[.X93]*conv" office:value-type="float" office:value="8.21476733602828" calcext:value-type="float">
            <text:p>8.214767336</text:p>
          </table:table-cell>
          <table:table-cell table:style-name="ce24" table:formula="of:=[.Y84]-[.Y93]" office:value-type="float" office:value="-1.11332524391144" calcext:value-type="float">
            <text:p>-1.1133252439</text:p>
          </table:table-cell>
          <table:table-cell table:style-name="ce24"/>
          <table:table-cell table:number-columns-repeated="2"/>
          <table:table-cell table:formula="of:=[.AD92]-[.AD89]" office:value-type="float" office:value="0.304049580700001" calcext:value-type="float">
            <text:p>0.3040495807</text:p>
          </table:table-cell>
          <table:table-cell table:formula="of:=[.AD93]*conv" office:value-type="float" office:value="8.27361004749151" calcext:value-type="float">
            <text:p>8.2736100475</text:p>
          </table:table-cell>
          <table:table-cell table:style-name="ce24" table:formula="of:=[.AE84]-[.AE93]" office:value-type="float" office:value="-1.24278138386423" calcext:value-type="float">
            <text:p>-1.2427813839</text:p>
          </table:table-cell>
          <table:table-cell table:number-columns-repeated="3"/>
          <table:table-cell table:formula="of:=[.AJ92]-[.AJ89]" office:value-type="float" office:value="0.273872450400003" calcext:value-type="float">
            <text:p>0.2738724504</text:p>
          </table:table-cell>
          <table:table-cell table:formula="of:=[.AJ93]*conv" office:value-type="float" office:value="7.45244855179165" calcext:value-type="float">
            <text:p>7.4524485518</text:p>
          </table:table-cell>
          <table:table-cell table:style-name="ce24" table:formula="of:=[.AK84]-[.AK93]" office:value-type="float" office:value="-1.30789613168666" calcext:value-type="float">
            <text:p>-1.3078961317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19" table:formula="of:=MAX(MAX([.H94];[.N94];[.T94];[.Z94];[.AF94];[.AL94]);-MIN([.H94];[.N94];[.T94];[.Z94];[.AF94];[.AL94]))" office:value-type="float" office:value="17.5498847472382" calcext:value-type="float">
            <text:p>17.5498847472</text:p>
          </table:table-cell>
          <table:table-cell table:style-name="ce20" table:formula="of:=AVERAGE([.H94];[.N94];[.T94];[.Z94];[.AF94];[.AL94])" office:value-type="float" office:value="13.7894632223586" calcext:value-type="float">
            <text:p>13.7894632224</text:p>
          </table:table-cell>
          <table:table-cell table:number-columns-repeated="5"/>
          <table:table-cell table:style-name="ce20" table:formula="of:=ABS(([.H93]/[.G93])*100)" office:value-type="float" office:value="10.9418591167177" calcext:value-type="float">
            <text:p>10.9418591167</text:p>
          </table:table-cell>
          <table:table-cell table:style-name="ce20"/>
          <table:table-cell table:number-columns-repeated="4"/>
          <table:table-cell table:style-name="ce20" table:formula="of:=ABS(([.N93]/[.M93])*100)" office:value-type="float" office:value="12.2261494753529" calcext:value-type="float">
            <text:p>12.2261494754</text:p>
          </table:table-cell>
          <table:table-cell table:style-name="ce20"/>
          <table:table-cell table:number-columns-repeated="4"/>
          <table:table-cell table:style-name="ce20" table:formula="of:=ABS(([.T93]/[.S93])*100)" office:value-type="float" office:value="13.4451266798268" calcext:value-type="float">
            <text:p>13.4451266798</text:p>
          </table:table-cell>
          <table:table-cell table:style-name="ce20"/>
          <table:table-cell table:number-columns-repeated="4"/>
          <table:table-cell table:style-name="ce20" table:formula="of:=ABS(([.Z93]/[.Y93])*100)" office:value-type="float" office:value="13.5527300819418" calcext:value-type="float">
            <text:p>13.5527300819</text:p>
          </table:table-cell>
          <table:table-cell table:style-name="ce20"/>
          <table:table-cell table:number-columns-repeated="4"/>
          <table:table-cell table:style-name="ce20" table:formula="of:=ABS(([.AF93]/[.AE93])*100)" office:value-type="float" office:value="15.0210292330738" calcext:value-type="float">
            <text:p>15.0210292331</text:p>
          </table:table-cell>
          <table:table-cell table:number-columns-repeated="5"/>
          <table:table-cell table:style-name="ce20" table:formula="of:=ABS(([.AL93]/[.AK93])*100)" office:value-type="float" office:value="17.5498847472382" calcext:value-type="float">
            <text:p>17.5498847472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0</text:p>
          </table:table-cell>
          <table:table-cell table:style-name="ce17" table:number-columns-repeated="31"/>
          <table:table-cell table:style-name="ce17">
            <draw:frame table:end-cell-address="'Ring Results'.AT108" table:end-x="0.66mm" table:end-y="1.35mm" draw:z-index="14" draw:style-name="gr1" draw:text-style-name="P1" svg:width="130.33mm" svg:height="65mm" svg:x="6.33mm" svg:y="0.61mm">
              <loext:p draw:notify-on-update-of-ranges="'Ring Results'.D95:'Ring Results'.D95 'Ring Results'.D101:'Ring Results'.D101"/>
              <draw:object xlink:href="./Object 34" xlink:type="simple" xlink:show="embed" xlink:actuate="onLoad"/>
              <draw:image xlink:href="./ObjectReplacements/Object 34" xlink:type="simple" xlink:show="embed" xlink:actuate="onLoad"/>
            </draw:frame>
          </table:table-cell>
          <table:table-cell table:style-name="ce17" table:number-columns-repeated="984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1.7874983746" calcext:value-type="float">
            <text:p>-231.7874983746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385.1403476698" calcext:value-type="float">
            <text:p>-385.140347669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8.4867585841" calcext:value-type="float">
            <text:p>-538.486758584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4.5929540934" calcext:value-type="float">
            <text:p>-614.592954093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0.153464116" calcext:value-type="float">
            <text:p>-920.153464116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5.099510246" calcext:value-type="float">
            <text:p>-2065.099510246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636063240584" calcext:value-type="float">
            <text:p>-231.6360632406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85.03021569034" calcext:value-type="float">
            <text:p>-385.0302156903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8.411175575671" calcext:value-type="float">
            <text:p>-538.4111755757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4.505361752062" calcext:value-type="float">
            <text:p>-614.505361752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20.056469476193" calcext:value-type="float">
            <text:p>-920.0564694762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5.03081181135" calcext:value-type="float">
            <text:p>-2065.0308118114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98]-[.F97]" office:value-type="float" office:value="0.151435134015998" calcext:value-type="float">
            <text:p>0.151435134</text:p>
          </table:table-cell>
          <table:table-cell table:style-name="ce11" table:formula="of:=[.F99]*conv" office:value-type="float" office:value="4.12075965851834" calcext:value-type="float">
            <text:p>4.1207596585</text:p>
          </table:table-cell>
          <table:table-cell table:style-name="ce2" table:number-columns-repeated="2"/>
          <table:table-cell table:number-columns-repeated="2"/>
          <table:table-cell table:style-name="ce11" table:formula="of:=[.L98]-[.L97]" office:value-type="float" office:value="0.110131979459993" calcext:value-type="float">
            <text:p>0.1101319795</text:p>
          </table:table-cell>
          <table:table-cell table:style-name="ce11" table:formula="of:=[.L99]*conv" office:value-type="float" office:value="2.99684363883197" calcext:value-type="float">
            <text:p>2.9968436388</text:p>
          </table:table-cell>
          <table:table-cell table:style-name="ce11" table:number-columns-repeated="2"/>
          <table:table-cell table:number-columns-repeated="2"/>
          <table:table-cell table:style-name="ce11" table:formula="of:=[.R98]-[.R97]" office:value-type="float" office:value="0.075583008429021" calcext:value-type="float">
            <text:p>0.0755830084</text:p>
          </table:table-cell>
          <table:table-cell table:style-name="ce11" table:formula="of:=[.R99]*conv" office:value-type="float" office:value="2.05671830402883" calcext:value-type="float">
            <text:p>2.056718304</text:p>
          </table:table-cell>
          <table:table-cell table:style-name="ce11" table:number-columns-repeated="2"/>
          <table:table-cell table:number-columns-repeated="2"/>
          <table:table-cell table:style-name="ce11" table:formula="of:=[.X98]-[.X97]" office:value-type="float" office:value="0.0875923413379951" calcext:value-type="float">
            <text:p>0.0875923413</text:p>
          </table:table-cell>
          <table:table-cell table:style-name="ce11" table:formula="of:=[.X99]*conv" office:value-type="float" office:value="2.38350887940343" calcext:value-type="float">
            <text:p>2.3835088794</text:p>
          </table:table-cell>
          <table:table-cell table:number-columns-repeated="4"/>
          <table:table-cell table:style-name="ce11" table:formula="of:=[.AD98]-[.AD97]" office:value-type="float" office:value="0.0969946398070078" calcext:value-type="float">
            <text:p>0.0969946398</text:p>
          </table:table-cell>
          <table:table-cell table:style-name="ce11" table:formula="of:=[.AD99]*conv" office:value-type="float" office:value="2.6393584382275" calcext:value-type="float">
            <text:p>2.6393584382</text:p>
          </table:table-cell>
          <table:table-cell table:number-columns-repeated="4"/>
          <table:table-cell table:style-name="ce11" table:formula="of:=[.AJ98]-[.AJ97]" office:value-type="float" office:value="0.0686984346502868" calcext:value-type="float">
            <text:p>0.0686984347</text:p>
          </table:table-cell>
          <table:table-cell table:style-name="ce11" table:formula="of:=[.AJ99]*conv" office:value-type="float" office:value="1.86937951981708" calcext:value-type="float">
            <text:p>1.8693795198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0</text:p>
          </table:table-cell>
          <table:table-cell table:style-name="ce18" table:number-columns-repeated="1009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19"/>
          <table:table-cell table:style-name="ce20"/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274287028" calcext:value-type="float">
            <text:p>-2.6274287028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4.3406530502" calcext:value-type="float">
            <text:p>-4.3406530502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6.0767884551" calcext:value-type="float">
            <text:p>-6.0767884551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6.9432252141" calcext:value-type="float">
            <text:p>-6.9432252141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10.3987958981" calcext:value-type="float">
            <text:p>-10.3987958981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310417765" calcext:value-type="float">
            <text:p>-23.310417765</text:p>
          </table:table-cell>
          <table:table-cell/>
          <table:table-cell table:style-name="ce20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48264343910411" calcext:value-type="float">
            <text:p>-2.482643439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4.23681886475896" calcext:value-type="float">
            <text:p>-4.236818864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00146453728005" calcext:value-type="float">
            <text:p>-6.001464537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85790641366515" calcext:value-type="float">
            <text:p>-6.8579064137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3055781459798" calcext:value-type="float">
            <text:p>-10.305578146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2443020482733" calcext:value-type="float">
            <text:p>-23.2443020483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19" table:formula="of:=MAX(MAX([.H105];[.N105];[.T105];[.Z105];[.AF105];[.AL105]);-MIN([.H105];[.N105];[.T105];[.Z105];[.AF105];[.AL105]))" office:value-type="float" office:value="0.180952178155582" calcext:value-type="float">
            <text:p>0.1809521782</text:p>
          </table:table-cell>
          <table:table-cell table:style-name="ce20" table:formula="of:=AVERAGE([.H105];[.N105];[.T105];[.Z105];[.AF105];[.AL105])" office:value-type="float" office:value="0.0990489926859445" calcext:value-type="float">
            <text:p>0.0990489927</text:p>
          </table:table-cell>
          <table:table-cell table:style-name="ce2"/>
          <table:table-cell table:number-columns-repeated="2"/>
          <table:table-cell table:style-name="ce11" table:formula="of:=[.F104]-[.F103]" office:value-type="float" office:value="0.14478526369589" calcext:value-type="float">
            <text:p>0.1447852637</text:p>
          </table:table-cell>
          <table:table-cell table:style-name="ce11" table:formula="of:=[.F105]*conv" office:value-type="float" office:value="3.93980748036276" calcext:value-type="float">
            <text:p>3.9398074804</text:p>
          </table:table-cell>
          <table:table-cell table:style-name="ce24" table:formula="of:=[.G99]-[.G105]" office:value-type="float" office:value="0.180952178155582" calcext:value-type="float">
            <text:p>0.1809521782</text:p>
          </table:table-cell>
          <table:table-cell table:style-name="ce24"/>
          <table:table-cell table:number-columns-repeated="2"/>
          <table:table-cell table:style-name="ce11" table:formula="of:=[.L104]-[.L103]" office:value-type="float" office:value="0.10383418544104" calcext:value-type="float">
            <text:p>0.1038341854</text:p>
          </table:table-cell>
          <table:table-cell table:style-name="ce11" table:formula="of:=[.L105]*conv" office:value-type="float" office:value="2.82547194428045" calcext:value-type="float">
            <text:p>2.8254719443</text:p>
          </table:table-cell>
          <table:table-cell table:style-name="ce24" table:formula="of:=[.M99]-[.M105]" office:value-type="float" office:value="0.171371694551525" calcext:value-type="float">
            <text:p>0.1713716946</text:p>
          </table:table-cell>
          <table:table-cell table:style-name="ce24"/>
          <table:table-cell table:number-columns-repeated="2"/>
          <table:table-cell table:style-name="ce11" table:formula="of:=[.R104]-[.R103]" office:value-type="float" office:value="0.0753239178199499" calcext:value-type="float">
            <text:p>0.0753239178</text:p>
          </table:table-cell>
          <table:table-cell table:style-name="ce11" table:formula="of:=[.R105]*conv" office:value-type="float" office:value="2.04966808984506" calcext:value-type="float">
            <text:p>2.0496680898</text:p>
          </table:table-cell>
          <table:table-cell table:style-name="ce24" table:formula="of:=[.S99]-[.S105]" office:value-type="float" office:value="0.00705021418377427" calcext:value-type="float">
            <text:p>0.0070502142</text:p>
          </table:table-cell>
          <table:table-cell table:style-name="ce24"/>
          <table:table-cell table:number-columns-repeated="2"/>
          <table:table-cell table:style-name="ce11" table:formula="of:=[.X104]-[.X103]" office:value-type="float" office:value="0.08531880043485" calcext:value-type="float">
            <text:p>0.0853188004</text:p>
          </table:table-cell>
          <table:table-cell table:style-name="ce11" table:formula="of:=[.X105]*conv" office:value-type="float" office:value="2.32164268371147" calcext:value-type="float">
            <text:p>2.3216426837</text:p>
          </table:table-cell>
          <table:table-cell table:style-name="ce24" table:formula="of:=[.Y99]-[.Y105]" office:value-type="float" office:value="0.0618661956919597" calcext:value-type="float">
            <text:p>0.0618661957</text:p>
          </table:table-cell>
          <table:table-cell table:style-name="ce24"/>
          <table:table-cell table:number-columns-repeated="2"/>
          <table:table-cell table:style-name="ce11" table:formula="of:=[.AD104]-[.AD103]" office:value-type="float" office:value="0.0932177521202" calcext:value-type="float">
            <text:p>0.0932177521</text:p>
          </table:table-cell>
          <table:table-cell table:style-name="ce11" table:formula="of:=[.AD105]*conv" office:value-type="float" office:value="2.53658409516845" calcext:value-type="float">
            <text:p>2.5365840952</text:p>
          </table:table-cell>
          <table:table-cell table:style-name="ce24" table:formula="of:=[.AE99]-[.AE105]" office:value-type="float" office:value="0.102774343059044" calcext:value-type="float">
            <text:p>0.1027743431</text:p>
          </table:table-cell>
          <table:table-cell table:number-columns-repeated="3"/>
          <table:table-cell table:style-name="ce11" table:formula="of:=[.AJ104]-[.AJ103]" office:value-type="float" office:value="0.0661157167266993" calcext:value-type="float">
            <text:p>0.0661157167</text:p>
          </table:table-cell>
          <table:table-cell table:style-name="ce11" table:formula="of:=[.AJ105]*conv" office:value-type="float" office:value="1.79910018934329" calcext:value-type="float">
            <text:p>1.7991001893</text:p>
          </table:table-cell>
          <table:table-cell table:style-name="ce24" table:formula="of:=[.AK99]-[.AK105]" office:value-type="float" office:value="0.0702793304737825" calcext:value-type="float">
            <text:p>0.0702793305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5">
          <table:table-cell table:style-name="ce19"/>
          <table:table-cell table:style-name="ce20" table:formula="of:=AVERAGE([.H106];[.N106];[.T106];[.Z106];[.AF106];[.AL106])" office:value-type="float" office:value="3.60415529124636" calcext:value-type="float">
            <text:p>3.6041552912</text:p>
          </table:table-cell>
          <table:table-cell table:style-name="ce2"/>
          <table:table-cell table:number-columns-repeated="2"/>
          <table:table-cell table:style-name="ce11" table:number-columns-repeated="2"/>
          <table:table-cell table:style-name="ce20" table:formula="of:=ABS(([.H105]/[.G105])*100)" office:value-type="float" office:value="4.59291930018166" calcext:value-type="float">
            <text:p>4.5929193002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N105]/[.M105])*100)" office:value-type="float" office:value="6.06524141563074" calcext:value-type="float">
            <text:p>6.0652414156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T105]/[.S105])*100)" office:value-type="float" office:value="0.343968578069009" calcext:value-type="float">
            <text:p>0.3439685781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Z105]/[.Y105])*100)" office:value-type="float" office:value="2.66475957415884" calcext:value-type="float">
            <text:p>2.6647595742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AF105]/[.AE105])*100)" office:value-type="float" office:value="4.0516828617984" calcext:value-type="float">
            <text:p>4.0516828618</text:p>
          </table:table-cell>
          <table:table-cell table:number-columns-repeated="3"/>
          <table:table-cell table:style-name="ce11" table:number-columns-repeated="2"/>
          <table:table-cell table:style-name="ce20" table:formula="of:=ABS(([.AL105]/[.AK105])*100)" office:value-type="float" office:value="3.90636001763948" calcext:value-type="float">
            <text:p>3.9063600176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5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</text:p>
          </table:table-cell>
          <table:table-cell table:style-name="ce17" table:number-columns-repeated="30"/>
          <table:table-cell table:number-columns-repeated="986"/>
        </table:table-row>
        <table:table-row table:style-name="ro5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986"/>
        </table:table-row>
        <table:table-row table:style-name="ro5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1.7592866701" calcext:value-type="float">
            <text:p>-231.7592866701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385.09887446209" calcext:value-type="float">
            <text:p>-385.098874462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8.43286421727" calcext:value-type="float">
            <text:p>-538.4328642173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4.5333711006" calcext:value-type="float">
            <text:p>-614.5333711006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0.0693056808" calcext:value-type="float">
            <text:p>-920.069305680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4.930835943" calcext:value-type="float">
            <text:p>-2064.930835943</text:p>
          </table:table-cell>
          <table:table-cell table:number-columns-repeated="988"/>
        </table:table-row>
        <table:table-row table:style-name="ro5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602948695415" calcext:value-type="float">
            <text:p>-231.6029486954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384.98951671335" calcext:value-type="float">
            <text:p>-384.9895167134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8.358976609095" calcext:value-type="float">
            <text:p>-538.358976609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4.448009233318" calcext:value-type="float">
            <text:p>-614.448009233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19.974866938002" calcext:value-type="float">
            <text:p>-919.974866938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4.86673194211" calcext:value-type="float">
            <text:p>-2064.8667319421</text:p>
          </table:table-cell>
          <table:table-cell table:number-columns-repeated="988"/>
        </table:table-row>
        <table:table-row table:style-name="ro5">
          <table:table-cell table:style-name="ce2" table:number-columns-repeated="3"/>
          <table:table-cell table:number-columns-repeated="2"/>
          <table:table-cell table:style-name="ce11" table:formula="of:=[.F110]-[.F109]" office:value-type="float" office:value="0.156337974685016" calcext:value-type="float">
            <text:p>0.1563379747</text:p>
          </table:table-cell>
          <table:table-cell table:style-name="ce11" table:formula="of:=[.F111]*conv" office:value-type="float" office:value="4.25417274110524" calcext:value-type="float">
            <text:p>4.2541727411</text:p>
          </table:table-cell>
          <table:table-cell table:style-name="ce2"/>
          <table:table-cell table:number-columns-repeated="3"/>
          <table:table-cell table:style-name="ce11" table:formula="of:=[.L110]-[.L109]" office:value-type="float" office:value="0.109357748739626" calcext:value-type="float">
            <text:p>0.1093577487</text:p>
          </table:table-cell>
          <table:table-cell table:style-name="ce11" table:formula="of:=[.L111]*conv" office:value-type="float" office:value="2.97577574900835" calcext:value-type="float">
            <text:p>2.975775749</text:p>
          </table:table-cell>
          <table:table-cell table:style-name="ce11" table:number-columns-repeated="2"/>
          <table:table-cell table:number-columns-repeated="2"/>
          <table:table-cell table:style-name="ce11" table:formula="of:=[.R110]-[.R109]" office:value-type="float" office:value="0.0738876081746867" calcext:value-type="float">
            <text:p>0.0738876082</text:p>
          </table:table-cell>
          <table:table-cell table:style-name="ce11" table:formula="of:=[.R111]*conv" office:value-type="float" office:value="2.01058411582674" calcext:value-type="float">
            <text:p>2.0105841158</text:p>
          </table:table-cell>
          <table:table-cell table:style-name="ce11" table:number-columns-repeated="2"/>
          <table:table-cell table:number-columns-repeated="2"/>
          <table:table-cell table:style-name="ce11" table:formula="of:=[.X110]-[.X109]" office:value-type="float" office:value="0.0853618672823586" calcext:value-type="float">
            <text:p>0.0853618673</text:p>
          </table:table-cell>
          <table:table-cell table:style-name="ce11" table:formula="of:=[.X111]*conv" office:value-type="float" office:value="2.32281459225823" calcext:value-type="float">
            <text:p>2.3228145923</text:p>
          </table:table-cell>
          <table:table-cell table:number-columns-repeated="4"/>
          <table:table-cell table:style-name="ce11" table:formula="of:=[.AD110]-[.AD109]" office:value-type="float" office:value="0.094438742798161" calcext:value-type="float">
            <text:p>0.0944387428</text:p>
          </table:table-cell>
          <table:table-cell table:style-name="ce11" table:formula="of:=[.AD111]*conv" office:value-type="float" office:value="2.56980894197736" calcext:value-type="float">
            <text:p>2.569808942</text:p>
          </table:table-cell>
          <table:table-cell table:number-columns-repeated="4"/>
          <table:table-cell table:style-name="ce11" table:formula="of:=[.AJ110]-[.AJ109]" office:value-type="float" office:value="0.0641040008899836" calcext:value-type="float">
            <text:p>0.0641040009</text:p>
          </table:table-cell>
          <table:table-cell table:style-name="ce11" table:formula="of:=[.AJ111]*conv" office:value-type="float" office:value="1.74435861620569" calcext:value-type="float">
            <text:p>1.7443586162</text:p>
          </table:table-cell>
          <table:table-cell table:number-columns-repeated="987"/>
        </table:table-row>
        <table:table-row table:style-name="ro5">
          <table:table-cell table:style-name="ce2" table:number-columns-repeated="8"/>
          <table:table-cell/>
          <table:table-cell table:style-name="ce2" table:number-columns-repeated="29"/>
          <table:table-cell table:number-columns-repeated="986"/>
        </table:table-row>
        <table:table-row table:style-name="ro5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</text:p>
          </table:table-cell>
          <table:table-cell table:style-name="ce18" table:number-columns-repeated="23"/>
          <table:table-cell table:number-columns-repeated="986"/>
        </table:table-row>
        <table:table-row table:style-name="ro5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986"/>
        </table:table-row>
        <table:table-row table:style-name="ro5">
          <table:table-cell table:style-name="ce19"/>
          <table:table-cell table:style-name="ce20"/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913494627" calcext:value-type="float">
            <text:p>-2.6913494627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.45110212248" calcext:value-type="float">
            <text:p>-4.4511021225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6.23354417105" calcext:value-type="float">
            <text:p>-6.2335441711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7.123643564" calcext:value-type="float">
            <text:p>-7.123643564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10.6727258941" calcext:value-type="float">
            <text:p>-10.6727258941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9410732284" calcext:value-type="float">
            <text:p>-23.9410732284</text:p>
          </table:table-cell>
          <table:table-cell/>
          <table:table-cell table:style-name="ce20"/>
          <table:table-cell table:number-columns-repeated="986"/>
        </table:table-row>
        <table:table-row table:style-name="ro5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54276716398915" calcext:value-type="float">
            <text:p>-2.542767164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.34670160283302" calcext:value-type="float">
            <text:p>-4.346701602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15899622621616" calcext:value-type="float">
            <text:p>-6.1589962262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7.03958647401526" calcext:value-type="float">
            <text:p>-7.039586474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5804189363307" calcext:value-type="float">
            <text:p>-10.580418936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8777575856466" calcext:value-type="float">
            <text:p>-23.8777575856</text:p>
          </table:table-cell>
          <table:table-cell/>
          <table:table-cell table:style-name="ce2"/>
          <table:table-cell table:number-columns-repeated="986"/>
        </table:table-row>
        <table:table-row table:style-name="ro5">
          <table:table-cell table:style-name="ce19" table:formula="of:=MAX(MAX([.H117];[.N117];[.T117];[.Z117];[.AF117];[.AL117]);-MIN([.H117];[.N117];[.T117];[.Z117];[.AF117];[.AL117]))" office:value-type="float" office:value="0.211042680990441" calcext:value-type="float">
            <text:p>0.211042681</text:p>
          </table:table-cell>
          <table:table-cell table:style-name="ce20" table:formula="of:=AVERAGE([.H117];[.N117];[.T117];[.Z117];[.AF117];[.AL117])" office:value-type="float" office:value="0.0738221680591768" calcext:value-type="float">
            <text:p>0.0738221681</text:p>
          </table:table-cell>
          <table:table-cell table:style-name="ce2"/>
          <table:table-cell table:number-columns-repeated="2"/>
          <table:table-cell table:style-name="ce11" table:formula="of:=[.F116]-[.F115]" office:value-type="float" office:value="0.14858229871085" calcext:value-type="float">
            <text:p>0.1485822987</text:p>
          </table:table-cell>
          <table:table-cell table:style-name="ce11" table:formula="of:=[.F117]*conv" office:value-type="float" office:value="4.0431300601148" calcext:value-type="float">
            <text:p>4.0431300601</text:p>
          </table:table-cell>
          <table:table-cell table:style-name="ce24" table:formula="of:=[.G111]-[.G117]" office:value-type="float" office:value="0.211042680990441" calcext:value-type="float">
            <text:p>0.211042681</text:p>
          </table:table-cell>
          <table:table-cell table:number-columns-repeated="3"/>
          <table:table-cell table:style-name="ce11" table:formula="of:=[.L116]-[.L115]" office:value-type="float" office:value="0.104400519646979" calcext:value-type="float">
            <text:p>0.1044005196</text:p>
          </table:table-cell>
          <table:table-cell table:style-name="ce11" table:formula="of:=[.L117]*conv" office:value-type="float" office:value="2.84088268211375" calcext:value-type="float">
            <text:p>2.8408826821</text:p>
          </table:table-cell>
          <table:table-cell table:style-name="ce24" table:formula="of:=[.M111]-[.M117]" office:value-type="float" office:value="0.134893066894608" calcext:value-type="float">
            <text:p>0.1348930669</text:p>
          </table:table-cell>
          <table:table-cell table:style-name="ce24"/>
          <table:table-cell table:number-columns-repeated="2"/>
          <table:table-cell table:style-name="ce11" table:formula="of:=[.R116]-[.R115]" office:value-type="float" office:value="0.0745479448338369" calcext:value-type="float">
            <text:p>0.0745479448</text:p>
          </table:table-cell>
          <table:table-cell table:style-name="ce11" table:formula="of:=[.R117]*conv" office:value-type="float" office:value="2.02855279055832" calcext:value-type="float">
            <text:p>2.0285527906</text:p>
          </table:table-cell>
          <table:table-cell table:style-name="ce24" table:formula="of:=[.S111]-[.S117]" office:value-type="float" office:value="-0.0179686747315819" calcext:value-type="float">
            <text:p>-0.0179686747</text:p>
          </table:table-cell>
          <table:table-cell table:style-name="ce24"/>
          <table:table-cell table:number-columns-repeated="2"/>
          <table:table-cell table:style-name="ce11" table:formula="of:=[.X116]-[.X115]" office:value-type="float" office:value="0.0840570899847357" calcext:value-type="float">
            <text:p>0.08405709</text:p>
          </table:table-cell>
          <table:table-cell table:style-name="ce11" table:formula="of:=[.X117]*conv" office:value-type="float" office:value="2.28730979552574" calcext:value-type="float">
            <text:p>2.2873097955</text:p>
          </table:table-cell>
          <table:table-cell table:style-name="ce24" table:formula="of:=[.Y111]-[.Y117]" office:value-type="float" office:value="0.035504796732488" calcext:value-type="float">
            <text:p>0.0355047967</text:p>
          </table:table-cell>
          <table:table-cell table:style-name="ce24"/>
          <table:table-cell table:number-columns-repeated="2"/>
          <table:table-cell table:style-name="ce11" table:formula="of:=[.AD116]-[.AD115]" office:value-type="float" office:value="0.0923069577693507" calcext:value-type="float">
            <text:p>0.0923069578</text:p>
          </table:table-cell>
          <table:table-cell table:style-name="ce11" table:formula="of:=[.AD117]*conv" office:value-type="float" office:value="2.51180011988706" calcext:value-type="float">
            <text:p>2.5118001199</text:p>
          </table:table-cell>
          <table:table-cell table:style-name="ce24" table:formula="of:=[.AE111]-[.AE117]" office:value-type="float" office:value="0.0580088220903003" calcext:value-type="float">
            <text:p>0.0580088221</text:p>
          </table:table-cell>
          <table:table-cell table:number-columns-repeated="3"/>
          <table:table-cell table:style-name="ce11" table:formula="of:=[.AJ116]-[.AJ115]" office:value-type="float" office:value="0.0633156427533805" calcext:value-type="float">
            <text:p>0.0633156428</text:p>
          </table:table-cell>
          <table:table-cell table:style-name="ce11" table:formula="of:=[.AJ117]*conv" office:value-type="float" office:value="1.72290629982688" calcext:value-type="float">
            <text:p>1.7229062998</text:p>
          </table:table-cell>
          <table:table-cell table:style-name="ce24" table:formula="of:=[.AK111]-[.AK117]" office:value-type="float" office:value="0.0214523163788054" calcext:value-type="float">
            <text:p>0.0214523164</text:p>
          </table:table-cell>
          <table:table-cell table:number-columns-repeated="986"/>
        </table:table-row>
        <table:table-row table:style-name="ro5">
          <table:table-cell table:style-name="ce19"/>
          <table:table-cell table:style-name="ce20" table:formula="of:=AVERAGE([.H118];[.N118];[.T118];[.Z118];[.AF118];[.AL118])" office:value-type="float" office:value="2.66011331333048" calcext:value-type="float">
            <text:p>2.6601133133</text:p>
          </table:table-cell>
          <table:table-cell table:style-name="ce2"/>
          <table:table-cell table:number-columns-repeated="2"/>
          <table:table-cell table:style-name="ce11" table:number-columns-repeated="2"/>
          <table:table-cell table:style-name="ce20" table:formula="of:=ABS(([.H117]/[.G117])*100)" office:value-type="float" office:value="5.21978461866371" calcext:value-type="float">
            <text:p>5.2197846187</text:p>
          </table:table-cell>
          <table:table-cell table:number-columns-repeated="3"/>
          <table:table-cell table:style-name="ce11" table:number-columns-repeated="2"/>
          <table:table-cell table:style-name="ce20" table:formula="of:=ABS(([.N117]/[.M117])*100)" office:value-type="float" office:value="4.74828009420795" calcext:value-type="float">
            <text:p>4.7482800942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T117]/[.S117])*100)" office:value-type="float" office:value="0.885787878689436" calcext:value-type="float">
            <text:p>0.8857878787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Z117]/[.Y117])*100)" office:value-type="float" office:value="1.55225133044679" calcext:value-type="float">
            <text:p>1.5522513304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AF117]/[.AE117])*100)" office:value-type="float" office:value="2.3094521586737" calcext:value-type="float">
            <text:p>2.3094521587</text:p>
          </table:table-cell>
          <table:table-cell table:number-columns-repeated="3"/>
          <table:table-cell table:style-name="ce11" table:number-columns-repeated="2"/>
          <table:table-cell table:style-name="ce20" table:formula="of:=ABS(([.AL117]/[.AK117])*100)" office:value-type="float" office:value="1.24512379930127" calcext:value-type="float">
            <text:p>1.2451237993</text:p>
          </table:table-cell>
          <table:table-cell table:number-columns-repeated="986"/>
        </table:table-row>
        <table:table-row table:style-name="ro5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</text:p>
          </table:table-cell>
          <table:table-cell table:style-name="ce17" table:number-columns-repeated="30"/>
          <table:table-cell table:number-columns-repeated="986"/>
        </table:table-row>
        <table:table-row table:style-name="ro5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986"/>
        </table:table-row>
        <table:table-row table:style-name="ro5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2.1179777497" calcext:value-type="float">
            <text:p>-232.1179777497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385.68064402815" calcext:value-type="float">
            <text:p>-385.680644028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9.237606231" calcext:value-type="float">
            <text:p>-539.23760623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5.4425083452" calcext:value-type="float">
            <text:p>-615.442508345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1.4103220758" calcext:value-type="float">
            <text:p>-921.410322075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7.87988586" calcext:value-type="float">
            <text:p>-2067.87988586</text:p>
          </table:table-cell>
          <table:table-cell table:number-columns-repeated="988"/>
        </table:table-row>
        <table:table-row table:style-name="ro5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963405295604" calcext:value-type="float">
            <text:p>-231.9634052956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385.57134076716" calcext:value-type="float">
            <text:p>-385.571340767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9.163770292591" calcext:value-type="float">
            <text:p>-539.1637702926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5.357036436808" calcext:value-type="float">
            <text:p>-615.357036436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21.315951476539" calcext:value-type="float">
            <text:p>-921.3159514765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7.81552095823" calcext:value-type="float">
            <text:p>-2067.8155209582</text:p>
          </table:table-cell>
          <table:table-cell table:number-columns-repeated="988"/>
        </table:table-row>
        <table:table-row table:style-name="ro5">
          <table:table-cell table:style-name="ce2" table:number-columns-repeated="3"/>
          <table:table-cell table:number-columns-repeated="2"/>
          <table:table-cell table:style-name="ce11" table:formula="of:=[.F122]-[.F121]" office:value-type="float" office:value="0.1545724540957" calcext:value-type="float">
            <text:p>0.1545724541</text:p>
          </table:table-cell>
          <table:table-cell table:style-name="ce11" table:formula="of:=[.F123]*conv" office:value-type="float" office:value="4.20613048150668" calcext:value-type="float">
            <text:p>4.2061304815</text:p>
          </table:table-cell>
          <table:table-cell table:style-name="ce2"/>
          <table:table-cell table:number-columns-repeated="3"/>
          <table:table-cell table:style-name="ce11" table:formula="of:=[.L122]-[.L121]" office:value-type="float" office:value="0.109303260990316" calcext:value-type="float">
            <text:p>0.109303261</text:p>
          </table:table-cell>
          <table:table-cell table:style-name="ce11" table:formula="of:=[.L123]*conv" office:value-type="float" office:value="2.97429306191134" calcext:value-type="float">
            <text:p>2.9742930619</text:p>
          </table:table-cell>
          <table:table-cell table:style-name="ce11" table:number-columns-repeated="2"/>
          <table:table-cell table:number-columns-repeated="2"/>
          <table:table-cell table:style-name="ce11" table:formula="of:=[.R122]-[.R121]" office:value-type="float" office:value="0.0738359384085925" calcext:value-type="float">
            <text:p>0.0738359384</text:p>
          </table:table-cell>
          <table:table-cell table:style-name="ce11" table:formula="of:=[.R123]*conv" office:value-type="float" office:value="2.00917810995453" calcext:value-type="float">
            <text:p>2.00917811</text:p>
          </table:table-cell>
          <table:table-cell table:style-name="ce11" table:number-columns-repeated="2"/>
          <table:table-cell table:number-columns-repeated="2"/>
          <table:table-cell table:style-name="ce11" table:formula="of:=[.X122]-[.X121]" office:value-type="float" office:value="0.085471908392492" calcext:value-type="float">
            <text:p>0.0854719084</text:p>
          </table:table-cell>
          <table:table-cell table:style-name="ce11" table:formula="of:=[.X123]*conv" office:value-type="float" office:value="2.32580896321688" calcext:value-type="float">
            <text:p>2.3258089632</text:p>
          </table:table-cell>
          <table:table-cell table:number-columns-repeated="4"/>
          <table:table-cell table:style-name="ce11" table:formula="of:=[.AD122]-[.AD121]" office:value-type="float" office:value="0.0943705992606283" calcext:value-type="float">
            <text:p>0.0943705993</text:p>
          </table:table-cell>
          <table:table-cell table:style-name="ce11" table:formula="of:=[.AD123]*conv" office:value-type="float" office:value="2.56795466197637" calcext:value-type="float">
            <text:p>2.567954662</text:p>
          </table:table-cell>
          <table:table-cell table:number-columns-repeated="4"/>
          <table:table-cell table:style-name="ce11" table:formula="of:=[.AJ122]-[.AJ121]" office:value-type="float" office:value="0.0643649017738426" calcext:value-type="float">
            <text:p>0.0643649018</text:p>
          </table:table-cell>
          <table:table-cell table:style-name="ce11" table:formula="of:=[.AJ123]*conv" office:value-type="float" office:value="1.75145809047276" calcext:value-type="float">
            <text:p>1.7514580905</text:p>
          </table:table-cell>
          <table:table-cell table:number-columns-repeated="987"/>
        </table:table-row>
        <table:table-row table:style-name="ro5">
          <table:table-cell table:style-name="ce2" table:number-columns-repeated="8"/>
          <table:table-cell/>
          <table:table-cell table:style-name="ce2" table:number-columns-repeated="29"/>
          <table:table-cell table:number-columns-repeated="986"/>
        </table:table-row>
        <table:table-row table:style-name="ro5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</text:p>
          </table:table-cell>
          <table:table-cell table:style-name="ce18" table:number-columns-repeated="23"/>
          <table:table-cell table:number-columns-repeated="986"/>
        </table:table-row>
        <table:table-row table:style-name="ro5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986"/>
        </table:table-row>
        <table:table-row table:style-name="ro5">
          <table:table-cell table:style-name="ce19"/>
          <table:table-cell table:style-name="ce20"/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966617749" calcext:value-type="float">
            <text:p>-2.6966617749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.45861214394" calcext:value-type="float">
            <text:p>-4.4586121439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6.24392719362" calcext:value-type="float">
            <text:p>-6.2439271936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7.1346870155" calcext:value-type="float">
            <text:p>-7.1346870155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10.6876350583" calcext:value-type="float">
            <text:p>-10.6876350583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9694789374" calcext:value-type="float">
            <text:p>-23.9694789374</text:p>
          </table:table-cell>
          <table:table-cell/>
          <table:table-cell table:style-name="ce20"/>
          <table:table-cell table:number-columns-repeated="986"/>
        </table:table-row>
        <table:table-row table:style-name="ro5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55571256515666" calcext:value-type="float">
            <text:p>-2.5557125652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.35837888402044" calcext:value-type="float">
            <text:p>-4.358378884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17197800198305" calcext:value-type="float">
            <text:p>-6.171978002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7.0533247328418" calcext:value-type="float">
            <text:p>-7.053324732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5990314804657" calcext:value-type="float">
            <text:p>-10.5990314805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9081751735398" calcext:value-type="float">
            <text:p>-23.9081751735</text:p>
          </table:table-cell>
          <table:table-cell/>
          <table:table-cell table:style-name="ce2"/>
          <table:table-cell table:number-columns-repeated="986"/>
        </table:table-row>
        <table:table-row table:style-name="ro5">
          <table:table-cell table:style-name="ce19" table:formula="of:=MAX(MAX([.H129];[.N129];[.T129];[.Z129];[.AF129];[.AL129]);-MIN([.H129];[.N129];[.T129];[.Z129];[.AF129];[.AL129]))" office:value-type="float" office:value="0.370707340209596" calcext:value-type="float">
            <text:p>0.3707073402</text:p>
          </table:table-cell>
          <table:table-cell table:style-name="ce20" table:formula="of:=AVERAGE([.H129];[.N129];[.T129];[.Z129];[.AF129];[.AL129])" office:value-type="float" office:value="0.170151777142125" calcext:value-type="float">
            <text:p>0.1701517771</text:p>
          </table:table-cell>
          <table:table-cell table:style-name="ce2"/>
          <table:table-cell table:number-columns-repeated="2"/>
          <table:table-cell table:style-name="ce11" table:formula="of:=[.F128]-[.F127]" office:value-type="float" office:value="0.140949209743337" calcext:value-type="float">
            <text:p>0.1409492097</text:p>
          </table:table-cell>
          <table:table-cell table:style-name="ce11" table:formula="of:=[.F129]*conv" office:value-type="float" office:value="3.83542314129709" calcext:value-type="float">
            <text:p>3.8354231413</text:p>
          </table:table-cell>
          <table:table-cell table:style-name="ce24" table:formula="of:=[.G123]-[.G129]" office:value-type="float" office:value="0.370707340209596" calcext:value-type="float">
            <text:p>0.3707073402</text:p>
          </table:table-cell>
          <table:table-cell table:number-columns-repeated="3"/>
          <table:table-cell table:style-name="ce11" table:formula="of:=[.L128]-[.L127]" office:value-type="float" office:value="0.100233259919558" calcext:value-type="float">
            <text:p>0.1002332599</text:p>
          </table:table-cell>
          <table:table-cell table:style-name="ce11" table:formula="of:=[.L129]*conv" office:value-type="float" office:value="2.72748577535953" calcext:value-type="float">
            <text:p>2.7274857754</text:p>
          </table:table-cell>
          <table:table-cell table:style-name="ce24" table:formula="of:=[.M123]-[.M129]" office:value-type="float" office:value="0.246807286551809" calcext:value-type="float">
            <text:p>0.2468072866</text:p>
          </table:table-cell>
          <table:table-cell table:style-name="ce24"/>
          <table:table-cell table:number-columns-repeated="2"/>
          <table:table-cell table:style-name="ce11" table:formula="of:=[.R128]-[.R127]" office:value-type="float" office:value="0.0719491916369499" calcext:value-type="float">
            <text:p>0.0719491916</text:p>
          </table:table-cell>
          <table:table-cell table:style-name="ce11" table:formula="of:=[.R129]*conv" office:value-type="float" office:value="1.95783711809723" calcext:value-type="float">
            <text:p>1.9578371181</text:p>
          </table:table-cell>
          <table:table-cell table:style-name="ce24" table:formula="of:=[.S123]-[.S129]" office:value-type="float" office:value="0.0513409918572998" calcext:value-type="float">
            <text:p>0.0513409919</text:p>
          </table:table-cell>
          <table:table-cell table:style-name="ce24"/>
          <table:table-cell table:number-columns-repeated="2"/>
          <table:table-cell table:style-name="ce11" table:formula="of:=[.X128]-[.X127]" office:value-type="float" office:value="0.0813622826582003" calcext:value-type="float">
            <text:p>0.0813622827</text:p>
          </table:table-cell>
          <table:table-cell table:style-name="ce11" table:formula="of:=[.X129]*conv" office:value-type="float" office:value="2.21398035720997" calcext:value-type="float">
            <text:p>2.2139803572</text:p>
          </table:table-cell>
          <table:table-cell table:style-name="ce24" table:formula="of:=[.Y123]-[.Y129]" office:value-type="float" office:value="0.111828606006904" calcext:value-type="float">
            <text:p>0.111828606</text:p>
          </table:table-cell>
          <table:table-cell table:style-name="ce24"/>
          <table:table-cell table:number-columns-repeated="2"/>
          <table:table-cell table:style-name="ce11" table:formula="of:=[.AD128]-[.AD127]" office:value-type="float" office:value="0.0886035778342897" calcext:value-type="float">
            <text:p>0.0886035778</text:p>
          </table:table-cell>
          <table:table-cell table:style-name="ce11" table:formula="of:=[.AD129]*conv" office:value-type="float" office:value="2.41102602452454" calcext:value-type="float">
            <text:p>2.4110260245</text:p>
          </table:table-cell>
          <table:table-cell table:style-name="ce24" table:formula="of:=[.AE123]-[.AE129]" office:value-type="float" office:value="0.156928637451837" calcext:value-type="float">
            <text:p>0.1569286375</text:p>
          </table:table-cell>
          <table:table-cell table:number-columns-repeated="3"/>
          <table:table-cell table:style-name="ce11" table:formula="of:=[.AJ128]-[.AJ127]" office:value-type="float" office:value="0.061303763860213" calcext:value-type="float">
            <text:p>0.0613037639</text:p>
          </table:table-cell>
          <table:table-cell table:style-name="ce11" table:formula="of:=[.AJ129]*conv" office:value-type="float" office:value="1.66816028969746" calcext:value-type="float">
            <text:p>1.6681602897</text:p>
          </table:table-cell>
          <table:table-cell table:style-name="ce24" table:formula="of:=[.AK123]-[.AK129]" office:value-type="float" office:value="0.0832978007753022" calcext:value-type="float">
            <text:p>0.0832978008</text:p>
          </table:table-cell>
          <table:table-cell table:number-columns-repeated="986"/>
        </table:table-row>
        <table:table-row table:style-name="ro5">
          <table:table-cell table:style-name="ce19"/>
          <table:table-cell table:style-name="ce20" table:formula="of:=AVERAGE([.H130];[.N130];[.T130];[.Z130];[.AF130];[.AL130])" office:value-type="float" office:value="6.31496454589054" calcext:value-type="float">
            <text:p>6.3149645459</text:p>
          </table:table-cell>
          <table:table-cell table:style-name="ce2"/>
          <table:table-cell table:number-columns-repeated="2"/>
          <table:table-cell table:style-name="ce11" table:number-columns-repeated="2"/>
          <table:table-cell table:style-name="ce20" table:formula="of:=ABS(([.H129]/[.G129])*100)" office:value-type="float" office:value="9.66535702979118" calcext:value-type="float">
            <text:p>9.6653570298</text:p>
          </table:table-cell>
          <table:table-cell table:number-columns-repeated="3"/>
          <table:table-cell table:style-name="ce11" table:number-columns-repeated="2"/>
          <table:table-cell table:style-name="ce20" table:formula="of:=ABS(([.N129]/[.M129])*100)" office:value-type="float" office:value="9.04889362875873" calcext:value-type="float">
            <text:p>9.0488936288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T129]/[.S129])*100)" office:value-type="float" office:value="2.6223321328792" calcext:value-type="float">
            <text:p>2.6223321329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Z129]/[.Y129])*100)" office:value-type="float" office:value="5.05102069414152" calcext:value-type="float">
            <text:p>5.0510206941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AF129]/[.AE129])*100)" office:value-type="float" office:value="6.50879069141461" calcext:value-type="float">
            <text:p>6.5087906914</text:p>
          </table:table-cell>
          <table:table-cell table:number-columns-repeated="3"/>
          <table:table-cell table:style-name="ce11" table:number-columns-repeated="2"/>
          <table:table-cell table:style-name="ce20" table:formula="of:=ABS(([.AL129]/[.AK129])*100)" office:value-type="float" office:value="4.99339309835803" calcext:value-type="float">
            <text:p>4.9933930984</text:p>
          </table:table-cell>
          <table:table-cell table:number-columns-repeated="986"/>
        </table:table-row>
        <table:table-row table:style-name="ro5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h</text:p>
          </table:table-cell>
          <table:table-cell table:style-name="ce17" table:number-columns-repeated="30"/>
          <table:table-cell table:number-columns-repeated="986"/>
        </table:table-row>
        <table:table-row table:style-name="ro5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986"/>
        </table:table-row>
        <table:table-row table:style-name="ro5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2.0937371012" calcext:value-type="float">
            <text:p>-232.0937371012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385.63962264992" calcext:value-type="float">
            <text:p>-385.639622649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9.17947439436" calcext:value-type="float">
            <text:p>-539.179474394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5.3763216387" calcext:value-type="float">
            <text:p>-615.376321638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1.3112523858" calcext:value-type="float">
            <text:p>-921.311252385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7.655547924" calcext:value-type="float">
            <text:p>-2067.655547924</text:p>
          </table:table-cell>
          <table:table-cell table:number-columns-repeated="988"/>
        </table:table-row>
        <table:table-row table:style-name="ro5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940804347849" calcext:value-type="float">
            <text:p>-231.940804347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385.529860328784" calcext:value-type="float">
            <text:p>-385.5298603288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9.104814926823" calcext:value-type="float">
            <text:p>-539.1048149268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5.289831187856" calcext:value-type="float">
            <text:p>-615.2898311879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21.215566205867" calcext:value-type="float">
            <text:p>-921.2155662059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7.58907478021" calcext:value-type="float">
            <text:p>-2067.5890747802</text:p>
          </table:table-cell>
          <table:table-cell table:number-columns-repeated="988"/>
        </table:table-row>
        <table:table-row table:style-name="ro5">
          <table:table-cell table:style-name="ce2" table:number-columns-repeated="3"/>
          <table:table-cell table:number-columns-repeated="2"/>
          <table:table-cell table:style-name="ce11" table:formula="of:=[.F134]-[.F133]" office:value-type="float" office:value="0.152932753350683" calcext:value-type="float">
            <text:p>0.1529327534</text:p>
          </table:table-cell>
          <table:table-cell table:style-name="ce11" table:formula="of:=[.F135]*conv" office:value-type="float" office:value="4.1615119540691" calcext:value-type="float">
            <text:p>4.1615119541</text:p>
          </table:table-cell>
          <table:table-cell table:style-name="ce2"/>
          <table:table-cell table:number-columns-repeated="3"/>
          <table:table-cell table:style-name="ce11" table:formula="of:=[.L134]-[.L133]" office:value-type="float" office:value="0.109762321136486" calcext:value-type="float">
            <text:p>0.1097623211</text:p>
          </table:table-cell>
          <table:table-cell table:style-name="ce11" table:formula="of:=[.L135]*conv" office:value-type="float" office:value="2.9867847240574" calcext:value-type="float">
            <text:p>2.9867847241</text:p>
          </table:table-cell>
          <table:table-cell table:style-name="ce11" table:number-columns-repeated="2"/>
          <table:table-cell table:number-columns-repeated="2"/>
          <table:table-cell table:style-name="ce11" table:formula="of:=[.R134]-[.R133]" office:value-type="float" office:value="0.0746594675374581" calcext:value-type="float">
            <text:p>0.0746594675</text:p>
          </table:table-cell>
          <table:table-cell table:style-name="ce11" table:formula="of:=[.R135]*conv" office:value-type="float" office:value="2.03158747772704" calcext:value-type="float">
            <text:p>2.0315874777</text:p>
          </table:table-cell>
          <table:table-cell table:style-name="ce11" table:number-columns-repeated="2"/>
          <table:table-cell table:number-columns-repeated="2"/>
          <table:table-cell table:style-name="ce11" table:formula="of:=[.X134]-[.X133]" office:value-type="float" office:value="0.0864904508439395" calcext:value-type="float">
            <text:p>0.0864904508</text:p>
          </table:table-cell>
          <table:table-cell table:style-name="ce11" table:formula="of:=[.X135]*conv" office:value-type="float" office:value="2.35352491349279" calcext:value-type="float">
            <text:p>2.3535249135</text:p>
          </table:table-cell>
          <table:table-cell table:number-columns-repeated="4"/>
          <table:table-cell table:style-name="ce11" table:formula="of:=[.AD134]-[.AD133]" office:value-type="float" office:value="0.0956861799334092" calcext:value-type="float">
            <text:p>0.0956861799</text:p>
          </table:table-cell>
          <table:table-cell table:style-name="ce11" table:formula="of:=[.AD135]*conv" office:value-type="float" office:value="2.60375343350418" calcext:value-type="float">
            <text:p>2.6037534335</text:p>
          </table:table-cell>
          <table:table-cell table:number-columns-repeated="4"/>
          <table:table-cell table:style-name="ce11" table:formula="of:=[.AJ134]-[.AJ133]" office:value-type="float" office:value="0.0664731437918817" calcext:value-type="float">
            <text:p>0.0664731438</text:p>
          </table:table-cell>
          <table:table-cell table:style-name="ce11" table:formula="of:=[.AJ135]*conv" office:value-type="float" office:value="1.80882627464468" calcext:value-type="float">
            <text:p>1.8088262746</text:p>
          </table:table-cell>
          <table:table-cell table:number-columns-repeated="987"/>
        </table:table-row>
        <table:table-row table:style-name="ro5">
          <table:table-cell table:style-name="ce2" table:number-columns-repeated="8"/>
          <table:table-cell/>
          <table:table-cell table:style-name="ce2" table:number-columns-repeated="29"/>
          <table:table-cell table:number-columns-repeated="986"/>
        </table:table-row>
        <table:table-row table:style-name="ro5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h</text:p>
          </table:table-cell>
          <table:table-cell table:style-name="ce18" table:number-columns-repeated="23"/>
          <table:table-cell table:number-columns-repeated="986"/>
        </table:table-row>
        <table:table-row table:style-name="ro5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986"/>
        </table:table-row>
        <table:table-row table:style-name="ro5">
          <table:table-cell table:style-name="ce19"/>
          <table:table-cell table:style-name="ce20"/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704891425" calcext:value-type="float">
            <text:p>-2.6704891425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.41353954027" calcext:value-type="float">
            <text:p>-4.4135395403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6.1799563343" calcext:value-type="float">
            <text:p>-6.1799563343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7.0611308072" calcext:value-type="float">
            <text:p>-7.0611308072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10.5761137139" calcext:value-type="float">
            <text:p>-10.5761137139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71323214167" calcext:value-type="float">
            <text:p>-23.7132321417</text:p>
          </table:table-cell>
          <table:table-cell/>
          <table:table-cell table:style-name="ce20"/>
          <table:table-cell table:number-columns-repeated="986"/>
        </table:table-row>
        <table:table-row table:style-name="ro5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5305808090413" calcext:value-type="float">
            <text:p>-2.53058080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.31345994979354" calcext:value-type="float">
            <text:p>-4.313459949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10771440642373" calcext:value-type="float">
            <text:p>-6.1077144064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97926862105877" calcext:value-type="float">
            <text:p>-6.979268621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4870414319775" calcext:value-type="float">
            <text:p>-10.487041432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6507931317217" calcext:value-type="float">
            <text:p>-23.6507931317</text:p>
          </table:table-cell>
          <table:table-cell/>
          <table:table-cell table:style-name="ce2"/>
          <table:table-cell table:number-columns-repeated="986"/>
        </table:table-row>
        <table:table-row table:style-name="ro5">
          <table:table-cell table:style-name="ce19" table:formula="of:=MAX(MAX([.H141];[.N141];[.T141];[.Z141];[.AF141];[.AL141]);-MIN([.H141];[.N141];[.T141];[.Z141];[.AF141];[.AL141]))" office:value-type="float" office:value="0.354412497570165" calcext:value-type="float">
            <text:p>0.3544124976</text:p>
          </table:table-cell>
          <table:table-cell table:style-name="ce20" table:formula="of:=AVERAGE([.H141];[.N141];[.T141];[.Z141];[.AF141];[.AL141])" office:value-type="float" office:value="0.183227797531656" calcext:value-type="float">
            <text:p>0.1832277975</text:p>
          </table:table-cell>
          <table:table-cell table:style-name="ce2"/>
          <table:table-cell table:number-columns-repeated="2"/>
          <table:table-cell table:style-name="ce11" table:formula="of:=[.F140]-[.F139]" office:value-type="float" office:value="0.139908333458701" calcext:value-type="float">
            <text:p>0.1399083335</text:p>
          </table:table-cell>
          <table:table-cell table:style-name="ce11" table:formula="of:=[.F141]*conv" office:value-type="float" office:value="3.80709945649893" calcext:value-type="float">
            <text:p>3.8070994565</text:p>
          </table:table-cell>
          <table:table-cell table:style-name="ce24" table:formula="of:=[.G135]-[.G141]" office:value-type="float" office:value="0.354412497570165" calcext:value-type="float">
            <text:p>0.3544124976</text:p>
          </table:table-cell>
          <table:table-cell table:number-columns-repeated="3"/>
          <table:table-cell table:style-name="ce11" table:formula="of:=[.L140]-[.L139]" office:value-type="float" office:value="0.100079590476457" calcext:value-type="float">
            <text:p>0.1000795905</text:p>
          </table:table-cell>
          <table:table-cell table:style-name="ce11" table:formula="of:=[.L141]*conv" office:value-type="float" office:value="2.72330421705741" calcext:value-type="float">
            <text:p>2.7233042171</text:p>
          </table:table-cell>
          <table:table-cell table:style-name="ce24" table:formula="of:=[.M135]-[.M141]" office:value-type="float" office:value="0.263480506999991" calcext:value-type="float">
            <text:p>0.263480507</text:p>
          </table:table-cell>
          <table:table-cell table:style-name="ce24"/>
          <table:table-cell table:number-columns-repeated="2"/>
          <table:table-cell table:style-name="ce11" table:formula="of:=[.R140]-[.R139]" office:value-type="float" office:value="0.0722419278762683" calcext:value-type="float">
            <text:p>0.0722419279</text:p>
          </table:table-cell>
          <table:table-cell table:style-name="ce11" table:formula="of:=[.R141]*conv" office:value-type="float" office:value="1.9658028764624" calcext:value-type="float">
            <text:p>1.9658028765</text:p>
          </table:table-cell>
          <table:table-cell table:style-name="ce24" table:formula="of:=[.S135]-[.S141]" office:value-type="float" office:value="0.0657846012646368" calcext:value-type="float">
            <text:p>0.0657846013</text:p>
          </table:table-cell>
          <table:table-cell table:style-name="ce24"/>
          <table:table-cell table:number-columns-repeated="2"/>
          <table:table-cell table:style-name="ce11" table:formula="of:=[.X140]-[.X139]" office:value-type="float" office:value="0.0818621861412252" calcext:value-type="float">
            <text:p>0.0818621861</text:p>
          </table:table-cell>
          <table:table-cell table:style-name="ce11" table:formula="of:=[.X141]*conv" office:value-type="float" office:value="2.22758342309945" calcext:value-type="float">
            <text:p>2.2275834231</text:p>
          </table:table-cell>
          <table:table-cell table:style-name="ce24" table:formula="of:=[.Y135]-[.Y141]" office:value-type="float" office:value="0.125941490393336" calcext:value-type="float">
            <text:p>0.1259414904</text:p>
          </table:table-cell>
          <table:table-cell table:style-name="ce24"/>
          <table:table-cell table:number-columns-repeated="2"/>
          <table:table-cell table:style-name="ce11" table:formula="of:=[.AD140]-[.AD139]" office:value-type="float" office:value="0.08907228192251" calcext:value-type="float">
            <text:p>0.0890722819</text:p>
          </table:table-cell>
          <table:table-cell table:style-name="ce11" table:formula="of:=[.AD141]*conv" office:value-type="float" office:value="2.42378011168582" calcext:value-type="float">
            <text:p>2.4237801117</text:p>
          </table:table-cell>
          <table:table-cell table:style-name="ce24" table:formula="of:=[.AE135]-[.AE141]" office:value-type="float" office:value="0.179973321818363" calcext:value-type="float">
            <text:p>0.1799733218</text:p>
          </table:table-cell>
          <table:table-cell table:number-columns-repeated="3"/>
          <table:table-cell table:style-name="ce11" table:formula="of:=[.AJ140]-[.AJ139]" office:value-type="float" office:value="0.0624390099482532" calcext:value-type="float">
            <text:p>0.0624390099</text:p>
          </table:table-cell>
          <table:table-cell table:style-name="ce11" table:formula="of:=[.AJ141]*conv" office:value-type="float" office:value="1.69905190750124" calcext:value-type="float">
            <text:p>1.6990519075</text:p>
          </table:table-cell>
          <table:table-cell table:style-name="ce24" table:formula="of:=[.AK135]-[.AK141]" office:value-type="float" office:value="0.109774367143442" calcext:value-type="float">
            <text:p>0.1097743671</text:p>
          </table:table-cell>
          <table:table-cell table:number-columns-repeated="986"/>
        </table:table-row>
        <table:table-row table:style-name="ro5">
          <table:table-cell/>
          <table:table-cell table:style-name="ce20" table:formula="of:=AVERAGE([.H142];[.N142];[.T142];[.Z142];[.AF142];[.AL142])" office:value-type="float" office:value="6.97844899308188" calcext:value-type="float">
            <text:p>6.9784489931</text:p>
          </table:table-cell>
          <table:table-cell table:number-columns-repeated="5"/>
          <table:table-cell table:style-name="ce20" table:formula="of:=ABS(([.H141]/[.G141])*100)" office:value-type="float" office:value="9.30925240119911" calcext:value-type="float">
            <text:p>9.3092524012</text:p>
          </table:table-cell>
          <table:table-cell table:number-columns-repeated="5"/>
          <table:table-cell table:style-name="ce20" table:formula="of:=ABS(([.N141]/[.M141])*100)" office:value-type="float" office:value="9.67503025734993" calcext:value-type="float">
            <text:p>9.6750302573</text:p>
          </table:table-cell>
          <table:table-cell table:number-columns-repeated="5"/>
          <table:table-cell table:style-name="ce20" table:formula="of:=ABS(([.T141]/[.S141])*100)" office:value-type="float" office:value="3.34644953735243" calcext:value-type="float">
            <text:p>3.3464495374</text:p>
          </table:table-cell>
          <table:table-cell table:number-columns-repeated="5"/>
          <table:table-cell table:style-name="ce20" table:formula="of:=ABS(([.Z141]/[.Y141])*100)" office:value-type="float" office:value="5.65372722239518" calcext:value-type="float">
            <text:p>5.6537272224</text:p>
          </table:table-cell>
          <table:table-cell table:number-columns-repeated="5"/>
          <table:table-cell table:style-name="ce20" table:formula="of:=ABS(([.AF141]/[.AE141])*100)" office:value-type="float" office:value="7.42531556186364" calcext:value-type="float">
            <text:p>7.4253155619</text:p>
          </table:table-cell>
          <table:table-cell table:number-columns-repeated="5"/>
          <table:table-cell table:style-name="ce20" table:formula="of:=ABS(([.AL141]/[.AK141])*100)" office:value-type="float" office:value="6.46091897833098" calcext:value-type="float">
            <text:p>6.4609189783</text:p>
          </table:table-cell>
          <table:table-cell table:number-columns-repeated="986"/>
        </table:table-row>
        <table:table-row table:style-name="ro5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hf</text:p>
          </table:table-cell>
          <table:table-cell table:style-name="ce17" table:number-columns-repeated="30"/>
          <table:table-cell table:number-columns-repeated="986"/>
        </table:table-row>
        <table:table-row table:style-name="ro5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986"/>
        </table:table-row>
        <table:table-row table:style-name="ro5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0.51738279276" calcext:value-type="float">
            <text:p>-230.5173827928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383.04901338369" calcext:value-type="float">
            <text:p>-383.049013383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5.57227356288" calcext:value-type="float">
            <text:p>-535.572273562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1.28394098981" calcext:value-type="float">
            <text:p>-611.283940989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15.23265565553" calcext:value-type="float">
            <text:p>-915.232655655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54.14739635725" calcext:value-type="float">
            <text:p>-2054.1473963573</text:p>
          </table:table-cell>
          <table:table-cell table:number-columns-repeated="988"/>
        </table:table-row>
        <table:table-row table:style-name="ro5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0.392846685653" calcext:value-type="float">
            <text:p>-230.3928466857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382.953887719125" calcext:value-type="float">
            <text:p>-382.953887719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5.505858730436" calcext:value-type="float">
            <text:p>-535.5058587304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1.206124599624" calcext:value-type="float">
            <text:p>-611.2061245996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15.150767753418" calcext:value-type="float">
            <text:p>-915.1507677534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54.08726762915" calcext:value-type="float">
            <text:p>-2054.0872676292</text:p>
          </table:table-cell>
          <table:table-cell table:number-columns-repeated="988"/>
        </table:table-row>
        <table:table-row table:style-name="ro5">
          <table:table-cell table:style-name="ce2" table:number-columns-repeated="3"/>
          <table:table-cell table:number-columns-repeated="2"/>
          <table:table-cell table:style-name="ce11" table:formula="of:=[.F146]-[.F145]" office:value-type="float" office:value="0.124536107106593" calcext:value-type="float">
            <text:p>0.1245361071</text:p>
          </table:table-cell>
          <table:table-cell table:style-name="ce11" table:formula="of:=[.F147]*conv" office:value-type="float" office:value="3.38879989461068" calcext:value-type="float">
            <text:p>3.3887998946</text:p>
          </table:table-cell>
          <table:table-cell table:style-name="ce2"/>
          <table:table-cell table:number-columns-repeated="3"/>
          <table:table-cell table:style-name="ce11" table:formula="of:=[.L146]-[.L145]" office:value-type="float" office:value="0.0951256645652165" calcext:value-type="float">
            <text:p>0.0951256646</text:p>
          </table:table-cell>
          <table:table-cell table:style-name="ce11" table:formula="of:=[.L147]*conv" office:value-type="float" office:value="2.58850103430213" calcext:value-type="float">
            <text:p>2.5885010343</text:p>
          </table:table-cell>
          <table:table-cell table:style-name="ce11" table:number-columns-repeated="2"/>
          <table:table-cell table:number-columns-repeated="2"/>
          <table:table-cell table:style-name="ce11" table:formula="of:=[.R146]-[.R145]" office:value-type="float" office:value="0.0664148324440248" calcext:value-type="float">
            <text:p>0.0664148324</text:p>
          </table:table-cell>
          <table:table-cell table:style-name="ce11" table:formula="of:=[.R147]*conv" office:value-type="float" office:value="1.80723954213743" calcext:value-type="float">
            <text:p>1.8072395421</text:p>
          </table:table-cell>
          <table:table-cell table:style-name="ce11" table:number-columns-repeated="2"/>
          <table:table-cell table:number-columns-repeated="2"/>
          <table:table-cell table:style-name="ce11" table:formula="of:=[.X146]-[.X145]" office:value-type="float" office:value="0.0778163901865128" calcext:value-type="float">
            <text:p>0.0778163902</text:p>
          </table:table-cell>
          <table:table-cell table:style-name="ce11" table:formula="of:=[.X147]*conv" office:value-type="float" office:value="2.11749171376723" calcext:value-type="float">
            <text:p>2.1174917138</text:p>
          </table:table-cell>
          <table:table-cell table:number-columns-repeated="4"/>
          <table:table-cell table:style-name="ce11" table:formula="of:=[.AD146]-[.AD145]" office:value-type="float" office:value="0.0818879021121575" calcext:value-type="float">
            <text:p>0.0818879021</text:p>
          </table:table-cell>
          <table:table-cell table:style-name="ce11" table:formula="of:=[.AD147]*conv" office:value-type="float" office:value="2.22828319027228" calcext:value-type="float">
            <text:p>2.2282831903</text:p>
          </table:table-cell>
          <table:table-cell table:number-columns-repeated="4"/>
          <table:table-cell table:style-name="ce11" table:formula="of:=[.AJ146]-[.AJ145]" office:value-type="float" office:value="0.060128728098789" calcext:value-type="float">
            <text:p>0.0601287281</text:p>
          </table:table-cell>
          <table:table-cell table:style-name="ce11" table:formula="of:=[.AJ147]*conv" office:value-type="float" office:value="1.6361859397921" calcext:value-type="float">
            <text:p>1.6361859398</text:p>
          </table:table-cell>
          <table:table-cell table:number-columns-repeated="987"/>
        </table:table-row>
        <table:table-row table:style-name="ro5">
          <table:table-cell table:style-name="ce2" table:number-columns-repeated="8"/>
          <table:table-cell/>
          <table:table-cell table:style-name="ce2" table:number-columns-repeated="29"/>
          <table:table-cell table:number-columns-repeated="986"/>
        </table:table-row>
        <table:table-row table:style-name="ro5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hf</text:p>
          </table:table-cell>
          <table:table-cell table:style-name="ce18" table:number-columns-repeated="23"/>
          <table:table-cell table:number-columns-repeated="986"/>
        </table:table-row>
        <table:table-row table:style-name="ro5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986"/>
        </table:table-row>
        <table:table-row table:style-name="ro5">
          <table:table-cell table:style-name="ce19"/>
          <table:table-cell table:style-name="ce20"/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33219046841" calcext:value-type="float">
            <text:p>-2.3321904684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3.83653730825" calcext:value-type="float">
            <text:p>-3.8365373083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5.36283996702" calcext:value-type="float">
            <text:p>-5.362839967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6.12143815141" calcext:value-type="float">
            <text:p>-6.1214381514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9.15135519808" calcext:value-type="float">
            <text:p>-9.1513551981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0.45088793901" calcext:value-type="float">
            <text:p>-20.450887939</text:p>
          </table:table-cell>
          <table:table-cell/>
          <table:table-cell table:style-name="ce20"/>
          <table:table-cell table:number-columns-repeated="986"/>
        </table:table-row>
        <table:table-row table:style-name="ro5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21784755419054" calcext:value-type="float">
            <text:p>-2.2178475542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3.7548444100181" calcext:value-type="float">
            <text:p>-3.7548444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5.30296568250252" calcext:value-type="float">
            <text:p>-5.3029656825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05244713940711" calcext:value-type="float">
            <text:p>-6.0524471394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.07936257275576" calcext:value-type="float">
            <text:p>-9.079362572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.3999955011442" calcext:value-type="float">
            <text:p>-20.3999955011</text:p>
          </table:table-cell>
          <table:table-cell/>
          <table:table-cell table:style-name="ce2"/>
          <table:table-cell table:number-columns-repeated="986"/>
        </table:table-row>
        <table:table-row table:style-name="ro5">
          <table:table-cell table:style-name="ce19" table:formula="of:=MAX(MAX([.H153];[.N153];[.T153];[.Z153];[.AF153];[.AL153]);-MIN([.H153];[.N153];[.T153];[.Z153];[.AF153];[.AL153]))" office:value-type="float" office:value="0.365524169594535" calcext:value-type="float">
            <text:p>0.3655241696</text:p>
          </table:table-cell>
          <table:table-cell table:style-name="ce20" table:formula="of:=AVERAGE([.H153];[.N153];[.T153];[.Z153];[.AF153];[.AL153])" office:value-type="float" office:value="0.263603268400582" calcext:value-type="float">
            <text:p>0.2636032684</text:p>
          </table:table-cell>
          <table:table-cell table:style-name="ce2"/>
          <table:table-cell table:number-columns-repeated="2"/>
          <table:table-cell table:style-name="ce11" table:formula="of:=[.F152]-[.F151]" office:value-type="float" office:value="0.114342914219464" calcext:value-type="float">
            <text:p>0.1143429142</text:p>
          </table:table-cell>
          <table:table-cell table:style-name="ce11" table:formula="of:=[.F153]*conv" office:value-type="float" office:value="3.11142900367635" calcext:value-type="float">
            <text:p>3.1114290037</text:p>
          </table:table-cell>
          <table:table-cell table:style-name="ce24" table:formula="of:=[.G147]-[.G153]" office:value-type="float" office:value="0.277370890934334" calcext:value-type="float">
            <text:p>0.2773708909</text:p>
          </table:table-cell>
          <table:table-cell table:number-columns-repeated="3"/>
          <table:table-cell table:style-name="ce11" table:formula="of:=[.L152]-[.L151]" office:value-type="float" office:value="0.0816928982318998" calcext:value-type="float">
            <text:p>0.0816928982</text:p>
          </table:table-cell>
          <table:table-cell table:style-name="ce11" table:formula="of:=[.L153]*conv" office:value-type="float" office:value="2.2229768647076" calcext:value-type="float">
            <text:p>2.2229768647</text:p>
          </table:table-cell>
          <table:table-cell table:style-name="ce24" table:formula="of:=[.M147]-[.M153]" office:value-type="float" office:value="0.365524169594535" calcext:value-type="float">
            <text:p>0.3655241696</text:p>
          </table:table-cell>
          <table:table-cell table:style-name="ce24"/>
          <table:table-cell table:number-columns-repeated="2"/>
          <table:table-cell table:style-name="ce11" table:formula="of:=[.R152]-[.R151]" office:value-type="float" office:value="0.0598742845174778" calcext:value-type="float">
            <text:p>0.0598742845</text:p>
          </table:table-cell>
          <table:table-cell table:style-name="ce11" table:formula="of:=[.R153]*conv" office:value-type="float" office:value="1.62926217766749" calcext:value-type="float">
            <text:p>1.6292621777</text:p>
          </table:table-cell>
          <table:table-cell table:style-name="ce24" table:formula="of:=[.S147]-[.S153]" office:value-type="float" office:value="0.177977364469949" calcext:value-type="float">
            <text:p>0.1779773645</text:p>
          </table:table-cell>
          <table:table-cell table:style-name="ce24"/>
          <table:table-cell table:number-columns-repeated="2"/>
          <table:table-cell table:style-name="ce11" table:formula="of:=[.X152]-[.X151]" office:value-type="float" office:value="0.0689910120028916" calcext:value-type="float">
            <text:p>0.068991012</text:p>
          </table:table-cell>
          <table:table-cell table:style-name="ce11" table:formula="of:=[.X153]*conv" office:value-type="float" office:value="1.8773409546548" calcext:value-type="float">
            <text:p>1.8773409547</text:p>
          </table:table-cell>
          <table:table-cell table:style-name="ce24" table:formula="of:=[.Y147]-[.Y153]" office:value-type="float" office:value="0.240150759112427" calcext:value-type="float">
            <text:p>0.2401507591</text:p>
          </table:table-cell>
          <table:table-cell table:style-name="ce24"/>
          <table:table-cell table:number-columns-repeated="2"/>
          <table:table-cell table:style-name="ce11" table:formula="of:=[.AD152]-[.AD151]" office:value-type="float" office:value="0.0719926253242349" calcext:value-type="float">
            <text:p>0.0719926253</text:p>
          </table:table-cell>
          <table:table-cell table:style-name="ce11" table:formula="of:=[.AD153]*conv" office:value-type="float" office:value="1.95901900886219" calcext:value-type="float">
            <text:p>1.9590190089</text:p>
          </table:table-cell>
          <table:table-cell table:style-name="ce24" table:formula="of:=[.AE147]-[.AE153]" office:value-type="float" office:value="0.269264181410086" calcext:value-type="float">
            <text:p>0.2692641814</text:p>
          </table:table-cell>
          <table:table-cell table:number-columns-repeated="3"/>
          <table:table-cell table:style-name="ce11" table:formula="of:=[.AJ152]-[.AJ151]" office:value-type="float" office:value="0.0508924378658477" calcext:value-type="float">
            <text:p>0.0508924379</text:p>
          </table:table-cell>
          <table:table-cell table:style-name="ce11" table:formula="of:=[.AJ153]*conv" office:value-type="float" office:value="1.38485369490994" calcext:value-type="float">
            <text:p>1.3848536949</text:p>
          </table:table-cell>
          <table:table-cell table:style-name="ce24" table:formula="of:=[.AK147]-[.AK153]" office:value-type="float" office:value="0.251332244882159" calcext:value-type="float">
            <text:p>0.2513322449</text:p>
          </table:table-cell>
          <table:table-cell table:number-columns-repeated="986"/>
        </table:table-row>
        <table:table-row table:style-name="ro5">
          <table:table-cell/>
          <table:table-cell table:style-name="ce20" table:formula="of:=AVERAGE([.H154];[.N154];[.T154];[.Z154];[.AF154];[.AL154])" office:value-type="float" office:value="13.4944923500685" calcext:value-type="float">
            <text:p>13.4944923501</text:p>
          </table:table-cell>
          <table:table-cell table:number-columns-repeated="5"/>
          <table:table-cell table:style-name="ce20" table:formula="of:=ABS(([.H153]/[.G153])*100)" office:value-type="float" office:value="8.91458203309806" calcext:value-type="float">
            <text:p>8.9145820331</text:p>
          </table:table-cell>
          <table:table-cell table:number-columns-repeated="5"/>
          <table:table-cell table:style-name="ce20" table:formula="of:=ABS(([.N153]/[.M153])*100)" office:value-type="float" office:value="16.4430037666008" calcext:value-type="float">
            <text:p>16.4430037666</text:p>
          </table:table-cell>
          <table:table-cell table:number-columns-repeated="5"/>
          <table:table-cell table:style-name="ce20" table:formula="of:=ABS(([.T153]/[.S153])*100)" office:value-type="float" office:value="10.9238013936313" calcext:value-type="float">
            <text:p>10.9238013936</text:p>
          </table:table-cell>
          <table:table-cell table:number-columns-repeated="5"/>
          <table:table-cell table:style-name="ce20" table:formula="of:=ABS(([.Z153]/[.Y153])*100)" office:value-type="float" office:value="12.792069470225" calcext:value-type="float">
            <text:p>12.7920694702</text:p>
          </table:table-cell>
          <table:table-cell table:number-columns-repeated="5"/>
          <table:table-cell table:style-name="ce20" table:formula="of:=ABS(([.AF153]/[.AE153])*100)" office:value-type="float" office:value="13.7448478137267" calcext:value-type="float">
            <text:p>13.7448478137</text:p>
          </table:table-cell>
          <table:table-cell table:number-columns-repeated="5"/>
          <table:table-cell table:style-name="ce20" table:formula="of:=ABS(([.AL153]/[.AK153])*100)" office:value-type="float" office:value="18.1486496231288" calcext:value-type="float">
            <text:p>18.1486496231</text:p>
          </table:table-cell>
          <table:table-cell table:number-columns-repeated="986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rt Alkene Results" table:style-name="ta1">
        <table:shapes>
          <draw:frame draw:z-index="19" draw:style-name="gr1" draw:text-style-name="P1" svg:width="130mm" svg:height="60mm" svg:x="969.37mm" svg:y="743.86mm">
            <loext:p draw:notify-on-update-of-ranges="'Short Alkene Results'.D146:'Short Alkene Results'.D146 'Short Alkene Results'.D153:'Short Alkene Results'.D153"/>
            <draw:object xlink:href="./Object 60" xlink:type="simple" xlink:show="embed" xlink:actuate="onLoad"/>
            <draw:image xlink:href="./ObjectReplacements/Object 60" xlink:type="simple" xlink:show="embed" xlink:actuate="onLoad"/>
          </draw:frame>
          <draw:frame draw:z-index="20" draw:style-name="gr1" draw:text-style-name="P1" svg:width="130mm" svg:height="60mm" svg:x="971.95mm" svg:y="808.7mm">
            <loext:p draw:notify-on-update-of-ranges="'Short Alkene Results'.D160:'Short Alkene Results'.D160 'Short Alkene Results'.D167:'Short Alkene Results'.D167"/>
            <draw:object xlink:href="./Object 61" xlink:type="simple" xlink:show="embed" xlink:actuate="onLoad"/>
            <draw:image xlink:href="./ObjectReplacements/Object 61" xlink:type="simple" xlink:show="embed" xlink:actuate="onLoad"/>
          </draw:frame>
          <draw:frame draw:z-index="21" draw:style-name="gr1" draw:text-style-name="P1" svg:width="130mm" svg:height="60mm" svg:x="969.88mm" svg:y="880.4mm">
            <loext:p draw:notify-on-update-of-ranges="'Short Alkene Results'.D174:'Short Alkene Results'.D174 'Short Alkene Results'.D181:'Short Alkene Results'.D181"/>
            <draw:object xlink:href="./Object 62" xlink:type="simple" xlink:show="embed" xlink:actuate="onLoad"/>
            <draw:image xlink:href="./ObjectReplacements/Object 62" xlink:type="simple" xlink:show="embed" xlink:actuate="onLoad"/>
          </draw:frame>
          <draw:frame draw:z-index="22" draw:style-name="gr1" draw:text-style-name="P1" svg:width="130mm" svg:height="60mm" svg:x="968.16mm" svg:y="948.08mm">
            <loext:p draw:notify-on-update-of-ranges="'Short Alkene Results'.D188:'Short Alkene Results'.D188 'Short Alkene Results'.D195:'Short Alkene Results'.D195"/>
            <draw:object xlink:href="./Object 64" xlink:type="simple" xlink:show="embed" xlink:actuate="onLoad"/>
            <draw:image xlink:href="./ObjectReplacements/Object 64" xlink:type="simple" xlink:show="embed" xlink:actuate="onLoad"/>
          </draw:frame>
        </table:shapes>
        <table:table-column table:style-name="co11" table:default-cell-style-name="ce2"/>
        <table:table-column table:style-name="co5" table:number-columns-repeated="3" table:default-cell-style-name="ce2"/>
        <table:table-column table:style-name="co8" table:default-cell-style-name="ce2"/>
        <table:table-column table:style-name="co12" table:number-columns-repeated="2" table:default-cell-style-name="ce2"/>
        <table:table-column table:style-name="co8" table:number-columns-repeated="17" table:default-cell-style-name="ce2"/>
        <table:table-column table:style-name="co13" table:default-cell-style-name="ce2"/>
        <table:table-column table:style-name="co8" table:number-columns-repeated="999" table:default-cell-style-name="ce2"/>
        <table:table-row table:style-name="ro1">
          <table:table-cell table:number-columns-repeated="3"/>
          <table:table-cell office:value-type="string" calcext:value-type="string">
            <text:p>CNH(N+2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version</text:p>
          </table:table-cell>
          <table:table-cell office:value-type="float" office:value="27.2113845" calcext:value-type="float">
            <text:p>27.2113845</text:p>
          </table:table-cell>
          <table:table-cell table:number-columns-repeated="1019"/>
        </table:table-row>
        <table:table-row table:style-name="ro1">
          <table:table-cell table:style-name="ce13" table:number-columns-repeated="3"/>
          <table:table-cell table:style-name="ce22" office:value-type="string" calcext:value-type="string">
            <text:p>Reference alkenes</text:p>
          </table:table-cell>
          <table:table-cell table:style-name="ce13" table:number-columns-repeated="1020"/>
        </table:table-row>
        <table:table-row table:style-name="ro6">
          <table:table-cell table:number-columns-repeated="3"/>
          <table:table-cell table:style-name="ce26" office:value-type="string" calcext:value-type="string">
            <text:p>C<text:span text:style-name="T1">₂</text:span>H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table:style-name="ce28" office:value-type="string" calcext:value-type="string">
            <text:p>ε<text:span text:style-name="T1">HOMO</text:span></text:p>
          </table:table-cell>
          <table:table-cell office:value-type="float" office:value="-10.363" calcext:value-type="float">
            <text:p>-10.363</text:p>
          </table:table-cell>
          <table:table-cell/>
          <table:table-cell table:style-name="ce1" office:value-type="string" calcext:value-type="string">
            <text:p>C<text:span text:style-name="T1">₄</text:span>H₆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2 a" orbital eV</text:p>
          </table:table-cell>
          <table:table-cell office:value-type="float" office:value="-8.942" calcext:value-type="float">
            <text:p>-8.942</text:p>
          </table:table-cell>
          <table:table-cell/>
          <table:table-cell table:style-name="ce1" office:value-type="string" calcext:value-type="string">
            <text:p>C₆H₈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2 a" orbital eV</text:p>
          </table:table-cell>
          <table:table-cell office:value-type="float" office:value="-8.192" calcext:value-type="float">
            <text:p>-8.192</text:p>
          </table:table-cell>
          <table:table-cell/>
          <table:table-cell table:style-name="ce1" office:value-type="string" calcext:value-type="string">
            <text:p>C₈H₁₀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4 a" orbital eV</text:p>
          </table:table-cell>
          <table:table-cell office:value-type="float" office:value="-7.735" calcext:value-type="float">
            <text:p>-7.735</text:p>
          </table:table-cell>
          <table:table-cell/>
          <table:table-cell table:style-name="ce1" office:value-type="string" calcext:value-type="string">
            <text:p>C₁₀H₁<text:span text:style-name="T1">₂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5 a" orbital eV</text:p>
          </table:table-cell>
          <table:table-cell office:value-type="float" office:value="-7.433" calcext:value-type="float">
            <text:p>-7.433</text:p>
          </table:table-cell>
          <table:table-cell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6 a" orbital eV</text:p>
          </table:table-cell>
          <table:table-cell office:value-type="float" office:value="-7.222" calcext:value-type="float">
            <text:p>-7.22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77.9658487205" calcext:value-type="float">
            <text:p>-77.9658487205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54.7919902431" calcext:value-type="float">
            <text:p>-154.7919902431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31.6189516561" calcext:value-type="float">
            <text:p>-231.6189516561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08.4461469661" calcext:value-type="float">
            <text:p>-308.4461469661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85.273412755" calcext:value-type="float">
            <text:p>-385.273412755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462.1007019319" calcext:value-type="float">
            <text:p>-462.1007019319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riplet 2a”</text:p>
          </table:table-cell>
          <table:table-cell office:value-type="float" office:value="-77.7136590318" calcext:value-type="float">
            <text:p>-77.7136590318</text:p>
          </table:table-cell>
          <table:table-cell table:style-name="ce28" office:value-type="string" calcext:value-type="string">
            <text:p>ε</text:p>
          </table:table-cell>
          <table:table-cell table:number-columns-repeated="3"/>
          <table:table-cell office:value-type="string" calcext:value-type="string">
            <text:p>Triplet 3a”</text:p>
          </table:table-cell>
          <table:table-cell office:value-type="float" office:value="-154.5798955606" calcext:value-type="float">
            <text:p>-154.5798955606</text:p>
          </table:table-cell>
          <table:table-cell table:number-columns-repeated="4"/>
          <table:table-cell office:value-type="string" calcext:value-type="string">
            <text:p>Triplet 4a”</text:p>
          </table:table-cell>
          <table:table-cell office:value-type="float" office:value="-231.4365276733" calcext:value-type="float">
            <text:p>-231.4365276733</text:p>
          </table:table-cell>
          <table:table-cell table:number-columns-repeated="4"/>
          <table:table-cell office:value-type="string" calcext:value-type="string">
            <text:p>Triplet 5a”</text:p>
          </table:table-cell>
          <table:table-cell office:value-type="float" office:value="-308.2812857128" calcext:value-type="float">
            <text:p>-308.2812857128</text:p>
          </table:table-cell>
          <table:table-cell table:number-columns-repeated="4"/>
          <table:table-cell office:value-type="string" calcext:value-type="string">
            <text:p>Triplet 6a”</text:p>
          </table:table-cell>
          <table:table-cell office:value-type="float" office:value="-385.1202781842" calcext:value-type="float">
            <text:p>-385.1202781842</text:p>
          </table:table-cell>
          <table:table-cell table:number-columns-repeated="4"/>
          <table:table-cell office:value-type="string" calcext:value-type="string">
            <text:p>Triplet 7a”</text:p>
          </table:table-cell>
          <table:table-cell office:value-type="float" office:value="-461.9554851184" calcext:value-type="float">
            <text:p>-461.9554851184</text:p>
          </table:table-cell>
          <table:table-cell table:number-columns-repeated="988"/>
        </table:table-row>
        <table:table-row table:style-name="ro6">
          <table:table-cell table:number-columns-repeated="4"/>
          <table:table-cell table:style-name="ce27" office:value-type="string" calcext:value-type="string">
            <text:p>Δ<text:span text:style-name="T1">ST</text:span></text:p>
          </table:table-cell>
          <table:table-cell table:style-name="ce1" table:formula="of:=[.F5]-[.F7]" office:value-type="float" office:value="-0.2521896887" calcext:value-type="float">
            <text:p>-0.2521896887</text:p>
          </table:table-cell>
          <table:table-cell table:style-name="ce1" table:formula="of:=[.F8]*conv" office:value-type="float" office:value="-6.862430586151" calcext:value-type="float">
            <text:p>-6.8624305862</text:p>
          </table:table-cell>
          <table:table-cell table:number-columns-repeated="4"/>
          <table:table-cell table:style-name="ce1" table:formula="of:=[.L5]-[.L7]" office:value-type="float" office:value="-0.212094682500009" calcext:value-type="float">
            <text:p>-0.2120946825</text:p>
          </table:table-cell>
          <table:table-cell table:style-name="ce1" table:formula="of:=[.L8]*conv" office:value-type="float" office:value="-5.77138995591317" calcext:value-type="float">
            <text:p>-5.7713899559</text:p>
          </table:table-cell>
          <table:table-cell table:number-columns-repeated="4"/>
          <table:table-cell table:style-name="ce1" table:formula="of:=[.R5]-[.R7]" office:value-type="float" office:value="-0.182423982800003" calcext:value-type="float">
            <text:p>-0.1824239828</text:p>
          </table:table-cell>
          <table:table-cell table:style-name="ce1" table:formula="of:=[.R8]*conv" office:value-type="float" office:value="-4.96400913799227" calcext:value-type="float">
            <text:p>-4.964009138</text:p>
          </table:table-cell>
          <table:table-cell table:number-columns-repeated="4"/>
          <table:table-cell table:style-name="ce1" table:formula="of:=[.X5]-[.X7]" office:value-type="float" office:value="-0.164861253299989" calcext:value-type="float">
            <text:p>-0.1648612533</text:p>
          </table:table-cell>
          <table:table-cell table:style-name="ce1" table:formula="of:=[.X8]*conv" office:value-type="float" office:value="-4.4861029526979" calcext:value-type="float">
            <text:p>-4.4861029527</text:p>
          </table:table-cell>
          <table:table-cell table:number-columns-repeated="4"/>
          <table:table-cell table:style-name="ce1" table:formula="of:=[.AD5]-[.AD7]" office:value-type="float" office:value="-0.153134570799978" calcext:value-type="float">
            <text:p>-0.1531345708</text:p>
          </table:table-cell>
          <table:table-cell table:style-name="ce1" table:formula="of:=[.AD8]*conv" office:value-type="float" office:value="-4.16700368628066" calcext:value-type="float">
            <text:p>-4.1670036863</text:p>
          </table:table-cell>
          <table:table-cell table:number-columns-repeated="4"/>
          <table:table-cell table:style-name="ce1" table:formula="of:=[.AJ5]-[.AJ7]" office:value-type="float" office:value="-0.145216813499985" calcext:value-type="float">
            <text:p>-0.1452168135</text:p>
          </table:table-cell>
          <table:table-cell table:style-name="ce1" table:formula="of:=[.AJ8]*conv" office:value-type="float" office:value="-3.95155054801289" calcext:value-type="float">
            <text:p>-3.951550548</text:p>
          </table:table-cell>
          <table:table-cell table:number-columns-repeated="987"/>
        </table:table-row>
        <table:table-row table:style-name="ro7">
          <table:table-cell table:number-columns-repeated="3"/>
          <table:table-cell table:style-name="ce4" office:value-type="string" calcext:value-type="string">
            <text:p>Δ<text:span text:style-name="T1">ST</text:span></text:p>
          </table:table-cell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77.6317554745" calcext:value-type="float">
            <text:p>-77.6317554745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4.5066862398" calcext:value-type="float">
            <text:p>-154.5066862398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31.3625177588" calcext:value-type="float">
            <text:p>-231.3625177588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08.2083633093" calcext:value-type="float">
            <text:p>-308.208363309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5.0491830817" calcext:value-type="float">
            <text:p>-385.0491830817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461.8870911269" calcext:value-type="float">
            <text:p>-461.8870911269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4"/>
          <table:table-cell/>
          <table:table-cell table:formula="of:=[.F5]-[.F10]" office:value-type="float" office:value="-0.334093246000009" calcext:value-type="float">
            <text:p>-0.334093246</text:p>
          </table:table-cell>
          <table:table-cell table:formula="of:=[.F11]*conv" office:value-type="float" office:value="-9.09113977575933" calcext:value-type="float">
            <text:p>-9.0911397758</text:p>
          </table:table-cell>
          <table:table-cell table:number-columns-repeated="2"/>
          <table:table-cell table:style-name="ce4"/>
          <table:table-cell/>
          <table:table-cell table:formula="of:=[.L5]-[.L10]" office:value-type="float" office:value="-0.285304003300013" calcext:value-type="float">
            <text:p>-0.2853040033</text:p>
          </table:table-cell>
          <table:table-cell table:formula="of:=[.L11]*conv" office:value-type="float" office:value="-7.76351693318592" calcext:value-type="float">
            <text:p>-7.7635169332</text:p>
          </table:table-cell>
          <table:table-cell table:number-columns-repeated="2"/>
          <table:table-cell table:style-name="ce4"/>
          <table:table-cell/>
          <table:table-cell table:formula="of:=[.R5]-[.R10]" office:value-type="float" office:value="-0.256433897299985" calcext:value-type="float">
            <text:p>-0.2564338973</text:p>
          </table:table-cell>
          <table:table-cell table:formula="of:=[.R11]*conv" office:value-type="float" office:value="-6.9779213782634" calcext:value-type="float">
            <text:p>-6.9779213783</text:p>
          </table:table-cell>
          <table:table-cell table:number-columns-repeated="2"/>
          <table:table-cell table:style-name="ce4"/>
          <table:table-cell/>
          <table:table-cell table:formula="of:=[.X5]-[.X10]" office:value-type="float" office:value="-0.237783656799991" calcext:value-type="float">
            <text:p>-0.2377836568</text:p>
          </table:table-cell>
          <table:table-cell table:formula="of:=[.X11]*conv" office:value-type="float" office:value="-6.47042251300059" calcext:value-type="float">
            <text:p>-6.470422513</text:p>
          </table:table-cell>
          <table:table-cell table:number-columns-repeated="2"/>
          <table:table-cell table:style-name="ce4"/>
          <table:table-cell/>
          <table:table-cell table:formula="of:=[.AD5]-[.AD10]" office:value-type="float" office:value="-0.224229673299988" calcext:value-type="float">
            <text:p>-0.2242296733</text:p>
          </table:table-cell>
          <table:table-cell table:formula="of:=[.AD11]*conv" office:value-type="float" office:value="-6.10159985647535" calcext:value-type="float">
            <text:p>-6.1015998565</text:p>
          </table:table-cell>
          <table:table-cell table:number-columns-repeated="2"/>
          <table:table-cell table:style-name="ce4"/>
          <table:table-cell/>
          <table:table-cell table:formula="of:=[.AJ5]-[.AJ10]" office:value-type="float" office:value="-0.21361080500003" calcext:value-type="float">
            <text:p>-0.213610805</text:p>
          </table:table-cell>
          <table:table-cell table:formula="of:=[.AJ11]*conv" office:value-type="float" office:value="-5.81264574821035" calcext:value-type="float">
            <text:p>-5.8126457482</text:p>
          </table:table-cell>
          <table:table-cell table:number-columns-repeated="987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seudo-alkenes</text:p>
          </table:table-cell>
          <table:table-cell table:style-name="ce3"/>
          <table:table-cell table:style-name="ce3" office:value-type="string" calcext:value-type="string">
            <text:p>ECP SET 1</text:p>
          </table:table-cell>
          <table:table-cell table:style-name="ce3" office:value-type="string" calcext:value-type="string">
            <text:p>s_coeff</text:p>
          </table:table-cell>
          <table:table-cell table:style-name="ce29" office:value-type="float" office:value="4.3350827513" calcext:value-type="float">
            <text:p>4.3350827513</text:p>
          </table:table-cell>
          <table:table-cell table:style-name="ce3" office:value-type="string" calcext:value-type="string">
            <text:p>s_ex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z_coeff</text:p>
          </table:table-cell>
          <table:table-cell table:style-name="ce29" office:value-type="float" office:value="-3.26796" calcext:value-type="float">
            <text:p>-3.26796</text:p>
          </table:table-cell>
          <table:table-cell table:style-name="ce3" office:value-type="string" calcext:value-type="string">
            <text:p>pz_exp</text:p>
          </table:table-cell>
          <table:table-cell table:style-name="ce29" office:value-type="float" office:value="0.29512" calcext:value-type="float">
            <text:p>0.29512</text:p>
          </table:table-cell>
          <table:table-cell table:style-name="ce3" table:number-columns-repeated="1010"/>
        </table:table-row>
        <table:table-row table:style-name="ro8">
          <table:table-cell table:number-columns-repeated="3"/>
          <table:table-cell table:style-name="ce26" office:value-type="string" calcext:value-type="string">
            <text:p>C<text:span text:style-name="T1">₂</text:span>H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table:style-name="ce28" office:value-type="string" calcext:value-type="string">
            <text:p>ε<text:span text:style-name="T1">HOMO</text:span></text:p>
          </table:table-cell>
          <table:table-cell office:value-type="float" office:value="-10.417" calcext:value-type="float">
            <text:p>-10.417</text:p>
          </table:table-cell>
          <table:table-cell/>
          <table:table-cell table:style-name="ce1" office:value-type="string" calcext:value-type="string">
            <text:p>C<text:span text:style-name="T1">₄</text:span>H₆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2 a” orbital eV</text:p>
          </table:table-cell>
          <table:table-cell office:value-type="float" office:value="-8.44" calcext:value-type="float">
            <text:p>-8.44</text:p>
          </table:table-cell>
          <table:table-cell/>
          <table:table-cell table:style-name="ce1" office:value-type="string" calcext:value-type="string">
            <text:p>C₆H₈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2 a” orbital eV</text:p>
          </table:table-cell>
          <table:table-cell office:value-type="float" office:value="-7.412" calcext:value-type="float">
            <text:p>-7.412</text:p>
          </table:table-cell>
          <table:table-cell/>
          <table:table-cell table:style-name="ce1" office:value-type="string" calcext:value-type="string">
            <text:p>C₈H₁₀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4 a" orbital eV</text:p>
          </table:table-cell>
          <table:table-cell office:value-type="float" office:value="-6.777" calcext:value-type="float">
            <text:p>-6.777</text:p>
          </table:table-cell>
          <table:table-cell/>
          <table:table-cell table:style-name="ce1" office:value-type="string" calcext:value-type="string">
            <text:p>C₁₀H₁<text:span text:style-name="T1">₂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5 a" orbital eV</text:p>
          </table:table-cell>
          <table:table-cell office:value-type="float" office:value="-6.346" calcext:value-type="float">
            <text:p>-6.346</text:p>
          </table:table-cell>
          <table:table-cell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6 a" orbital eV</text:p>
          </table:table-cell>
          <table:table-cell office:value-type="float" office:value="-6.037" calcext:value-type="float">
            <text:p>-6.037</text:p>
          </table:table-cell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0.7110937008" calcext:value-type="float">
            <text:p>-0.7110937008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3643481305" calcext:value-type="float">
            <text:p>-1.3643481305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0164575823" calcext:value-type="float">
            <text:p>-2.0164575823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6688038328" calcext:value-type="float">
            <text:p>-2.6688038328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.3213026332" calcext:value-type="float">
            <text:p>-3.3213026332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.9738741348" calcext:value-type="float">
            <text:p>-3.9738741348</text:p>
          </table:table-cell>
          <table:table-cell table:number-columns-repeated="2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riplet 2a”</text:p>
          </table:table-cell>
          <table:table-cell office:value-type="float" office:value="-0.3504135128" calcext:value-type="float">
            <text:p>-0.3504135128</text:p>
          </table:table-cell>
          <table:table-cell table:number-columns-repeated="4"/>
          <table:table-cell office:value-type="string" calcext:value-type="string">
            <text:p>Triplet 3a”</text:p>
          </table:table-cell>
          <table:table-cell office:value-type="float" office:value="-1.0857326109" calcext:value-type="float">
            <text:p>-1.0857326109</text:p>
          </table:table-cell>
          <table:table-cell table:number-columns-repeated="3"/>
          <table:table-cell table:style-name="Default"/>
          <table:table-cell office:value-type="string" calcext:value-type="string">
            <text:p>Triplet 4a”</text:p>
          </table:table-cell>
          <table:table-cell office:value-type="float" office:value="-1.784821996" calcext:value-type="float">
            <text:p>-1.784821996</text:p>
          </table:table-cell>
          <table:table-cell table:number-columns-repeated="3"/>
          <table:table-cell table:style-name="Default"/>
          <table:table-cell office:value-type="string" calcext:value-type="string">
            <text:p>Triplet 5a”</text:p>
          </table:table-cell>
          <table:table-cell office:value-type="float" office:value="-2.4665465552" calcext:value-type="float">
            <text:p>-2.4665465552</text:p>
          </table:table-cell>
          <table:table-cell table:number-columns-repeated="3"/>
          <table:table-cell table:style-name="Default"/>
          <table:table-cell office:value-type="string" calcext:value-type="string">
            <text:p>Triplet 6a”</text:p>
          </table:table-cell>
          <table:table-cell office:value-type="float" office:value="-3.1389271093" calcext:value-type="float">
            <text:p>-3.1389271093</text:p>
          </table:table-cell>
          <table:table-cell table:number-columns-repeated="3"/>
          <table:table-cell table:style-name="Default"/>
          <table:table-cell office:value-type="string" calcext:value-type="string">
            <text:p>Triplet 7a”</text:p>
          </table:table-cell>
          <table:table-cell office:value-type="float" office:value="-3.8056558136" calcext:value-type="float">
            <text:p>-3.8056558136</text:p>
          </table:table-cell>
          <table:table-cell table:number-columns-repeated="2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5"/>
          <table:table-cell/>
          <table:table-cell table:style-name="ce1" table:formula="of:=[.F18]-[.F20]" office:value-type="float" office:value="-0.360680188" calcext:value-type="float">
            <text:p>-0.360680188</text:p>
          </table:table-cell>
          <table:table-cell table:style-name="ce1" table:formula="of:=[.F21]*conv" office:value-type="float" office:value="-9.81460727720029" calcext:value-type="float">
            <text:p>-9.8146072772</text:p>
          </table:table-cell>
          <table:table-cell table:number-columns-repeated="2"/>
          <table:table-cell table:style-name="ce15"/>
          <table:table-cell/>
          <table:table-cell table:style-name="ce1" table:formula="of:=[.L18]-[.L20]" office:value-type="float" office:value="-0.2786155196" calcext:value-type="float">
            <text:p>-0.2786155196</text:p>
          </table:table-cell>
          <table:table-cell table:style-name="ce1" table:formula="of:=[.L21]*conv" office:value-type="float" office:value="-7.58151403150289" calcext:value-type="float">
            <text:p>-7.5815140315</text:p>
          </table:table-cell>
          <table:table-cell table:number-columns-repeated="2"/>
          <table:table-cell table:style-name="Default"/>
          <table:table-cell/>
          <table:table-cell table:style-name="ce1" table:formula="of:=[.R18]-[.R20]" office:value-type="float" office:value="-0.2316355863" calcext:value-type="float">
            <text:p>-0.2316355863</text:p>
          </table:table-cell>
          <table:table-cell table:style-name="ce1" table:formula="of:=[.R21]*conv" office:value-type="float" office:value="-6.30312500269224" calcext:value-type="float">
            <text:p>-6.3031250027</text:p>
          </table:table-cell>
          <table:table-cell table:number-columns-repeated="2"/>
          <table:table-cell table:style-name="Default"/>
          <table:table-cell/>
          <table:table-cell table:style-name="ce1" table:formula="of:=[.X18]-[.X20]" office:value-type="float" office:value="-0.2022572776" calcext:value-type="float">
            <text:p>-0.2022572776</text:p>
          </table:table-cell>
          <table:table-cell table:style-name="ce1" table:formula="of:=[.X21]*conv" office:value-type="float" office:value="-5.50370054869684" calcext:value-type="float">
            <text:p>-5.5037005487</text:p>
          </table:table-cell>
          <table:table-cell table:number-columns-repeated="2"/>
          <table:table-cell table:style-name="Default"/>
          <table:table-cell/>
          <table:table-cell table:style-name="ce1" table:formula="of:=[.AD18]-[.AD20]" office:value-type="float" office:value="-0.1823755239" calcext:value-type="float">
            <text:p>-0.1823755239</text:p>
          </table:table-cell>
          <table:table-cell table:style-name="ce1" table:formula="of:=[.AD21]*conv" office:value-type="float" office:value="-4.96269050423185" calcext:value-type="float">
            <text:p>-4.9626905042</text:p>
          </table:table-cell>
          <table:table-cell table:number-columns-repeated="2"/>
          <table:table-cell table:style-name="Default"/>
          <table:table-cell/>
          <table:table-cell table:style-name="ce1" table:formula="of:=[.AJ18]-[.AJ20]" office:value-type="float" office:value="-0.1682183212" calcext:value-type="float">
            <text:p>-0.1682183212</text:p>
          </table:table-cell>
          <table:table-cell table:style-name="ce1" table:formula="of:=[.AJ21]*conv" office:value-type="float" office:value="-4.5774534181177" calcext:value-type="float">
            <text:p>-4.5774534181</text:p>
          </table:table-cell>
          <table:table-cell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12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style-name="Default">
            <draw:frame table:end-cell-address="'Short Alkene Results'.AU35" table:end-x="0.84mm" table:end-y="1.99mm" draw:z-index="0" draw:style-name="gr1" draw:text-style-name="P1" svg:width="146.46mm" svg:height="65.9mm" svg:x="20.33mm" svg:y="2.15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ation</text:p>
          </table:table-cell>
          <table:table-cell office:value-type="float" office:value="-0.3291312375" calcext:value-type="float">
            <text:p>-0.3291312375</text:p>
          </table:table-cell>
          <table:table-cell table:number-columns-repeated="3"/>
          <table:table-cell table:style-name="ce15"/>
          <table:table-cell office:value-type="string" calcext:value-type="string">
            <text:p>cation</text:p>
          </table:table-cell>
          <table:table-cell office:value-type="float" office:value="-1.0592246178" calcext:value-type="float">
            <text:p>-1.0592246178</text:p>
          </table:table-cell>
          <table:table-cell table:number-columns-repeated="3"/>
          <table:table-cell table:style-name="Default"/>
          <table:table-cell office:value-type="string" calcext:value-type="string">
            <text:p>cation</text:p>
          </table:table-cell>
          <table:table-cell office:value-type="float" office:value="-1.751497836" calcext:value-type="float">
            <text:p>-1.751497836</text:p>
          </table:table-cell>
          <table:table-cell table:number-columns-repeated="3"/>
          <table:table-cell table:style-name="Default"/>
          <table:table-cell office:value-type="string" calcext:value-type="string">
            <text:p>cation</text:p>
          </table:table-cell>
          <table:table-cell office:value-type="float" office:value="-2.4288569771" calcext:value-type="float">
            <text:p>-2.4288569771</text:p>
          </table:table-cell>
          <table:table-cell table:number-columns-repeated="3"/>
          <table:table-cell table:style-name="Default"/>
          <table:table-cell office:value-type="string" calcext:value-type="string">
            <text:p>cation</text:p>
          </table:table-cell>
          <table:table-cell office:value-type="float" office:value="-2.4288569771" calcext:value-type="float">
            <text:p>-2.4288569771</text:p>
          </table:table-cell>
          <table:table-cell table:number-columns-repeated="3"/>
          <table:table-cell table:style-name="Default"/>
          <table:table-cell office:value-type="string" calcext:value-type="string">
            <text:p>cation</text:p>
          </table:table-cell>
          <table:table-cell office:value-type="float" office:value="-3.7632587638" calcext:value-type="float">
            <text:p>-3.7632587638</text:p>
          </table:table-cell>
          <table:table-cell table:number-columns-repeated="2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5"/>
          <table:table-cell table:formula="of:=[.F18]-[.F23]" office:value-type="float" office:value="-0.3819624633" calcext:value-type="float">
            <text:p>-0.3819624633</text:p>
          </table:table-cell>
          <table:table-cell table:formula="of:=[.F24]*conv" office:value-type="float" office:value="-10.3937274534234" calcext:value-type="float">
            <text:p>-10.3937274534</text:p>
          </table:table-cell>
          <table:table-cell table:number-columns-repeated="4"/>
          <table:table-cell table:formula="of:=[.L18]-[.L23]" office:value-type="float" office:value="-0.3051235127" calcext:value-type="float">
            <text:p>-0.3051235127</text:p>
          </table:table-cell>
          <table:table-cell table:formula="of:=[.L24]*conv" office:value-type="float" office:value="-8.30283322407034" calcext:value-type="float">
            <text:p>-8.3028332241</text:p>
          </table:table-cell>
          <table:table-cell table:number-columns-repeated="2"/>
          <table:table-cell table:style-name="Default"/>
          <table:table-cell/>
          <table:table-cell table:formula="of:=[.R18]-[.R23]" office:value-type="float" office:value="-0.2649597463" calcext:value-type="float">
            <text:p>-0.2649597463</text:p>
          </table:table-cell>
          <table:table-cell table:formula="of:=[.R24]*conv" office:value-type="float" office:value="-7.20992153359176" calcext:value-type="float">
            <text:p>-7.2099215336</text:p>
          </table:table-cell>
          <table:table-cell table:number-columns-repeated="2"/>
          <table:table-cell table:style-name="Default"/>
          <table:table-cell/>
          <table:table-cell table:formula="of:=[.X18]-[.X23]" office:value-type="float" office:value="-0.2399468557" calcext:value-type="float">
            <text:p>-0.2399468557</text:p>
          </table:table-cell>
          <table:table-cell table:formula="of:=[.X24]*conv" office:value-type="float" office:value="-6.52928615001872" calcext:value-type="float">
            <text:p>-6.52928615</text:p>
          </table:table-cell>
          <table:table-cell table:number-columns-repeated="2"/>
          <table:table-cell table:style-name="Default"/>
          <table:table-cell/>
          <table:table-cell table:formula="of:=[.AD18]-[.AD23]" office:value-type="float" office:value="-0.8924456561" calcext:value-type="float">
            <text:p>-0.8924456561</text:p>
          </table:table-cell>
          <table:table-cell table:formula="of:=[.AD24]*conv" office:value-type="float" office:value="-24.2846818934919" calcext:value-type="float">
            <text:p>-24.2846818935</text:p>
          </table:table-cell>
          <table:table-cell table:number-columns-repeated="2"/>
          <table:table-cell table:style-name="Default"/>
          <table:table-cell/>
          <table:table-cell table:formula="of:=[.AJ18]-[.AJ23]" office:value-type="float" office:value="-0.210615371" calcext:value-type="float">
            <text:p>-0.210615371</text:p>
          </table:table-cell>
          <table:table-cell table:formula="of:=[.AJ24]*conv" office:value-type="float" office:value="-5.73113584189115" calcext:value-type="float">
            <text:p>-5.7311358419</text:p>
          </table:table-cell>
          <table:table-cell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ce13" table:number-columns-repeated="3"/>
          <table:table-cell table:style-name="ce22" office:value-type="string" calcext:value-type="string">
            <text:p>Reference alkenes</text:p>
          </table:table-cell>
          <table:table-cell table:style-name="ce13" table:number-columns-repeated="2"/>
          <table:table-cell table:style-name="ce13" office:value-type="string" calcext:value-type="string">
            <text:p>HF</text:p>
          </table:table-cell>
          <table:table-cell table:style-name="ce13" table:number-columns-repeated="4"/>
          <table:table-cell table:style-name="ce30"/>
          <table:table-cell table:style-name="ce13"/>
          <table:table-cell table:style-name="ce30"/>
          <table:table-cell table:style-name="ce13" table:number-columns-repeated="1010"/>
        </table:table-row>
        <table:table-row table:style-name="ro6">
          <table:table-cell table:number-columns-repeated="3"/>
          <table:table-cell table:style-name="ce26" office:value-type="string" calcext:value-type="string">
            <text:p>C<text:span text:style-name="T1">₂</text:span>H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table:style-name="ce27" office:value-type="string" calcext:value-type="string">
            <text:p>ε<text:span text:style-name="T1">HOMO</text:span></text:p>
          </table:table-cell>
          <table:table-cell office:value-type="float" office:value="-10.363" calcext:value-type="float">
            <text:p>-10.363</text:p>
          </table:table-cell>
          <table:table-cell/>
          <table:table-cell table:style-name="ce1" office:value-type="string" calcext:value-type="string">
            <text:p>C<text:span text:style-name="T1">₄</text:span>H₆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2 a" orbital eV</text:p>
          </table:table-cell>
          <table:table-cell office:value-type="float" office:value="-8.942" calcext:value-type="float">
            <text:p>-8.942</text:p>
          </table:table-cell>
          <table:table-cell/>
          <table:table-cell table:style-name="ce1" office:value-type="string" calcext:value-type="string">
            <text:p>C₆H₈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3 a" orbital eV</text:p>
          </table:table-cell>
          <table:table-cell office:value-type="float" office:value="-8.192" calcext:value-type="float">
            <text:p>-8.192</text:p>
          </table:table-cell>
          <table:table-cell/>
          <table:table-cell table:style-name="ce1" office:value-type="string" calcext:value-type="string">
            <text:p>C₈H₁₀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4 a" orbital eV</text:p>
          </table:table-cell>
          <table:table-cell office:value-type="float" office:value="-7.735" calcext:value-type="float">
            <text:p>-7.735</text:p>
          </table:table-cell>
          <table:table-cell/>
          <table:table-cell table:style-name="ce1" office:value-type="string" calcext:value-type="string">
            <text:p>C₁₀H₁<text:span text:style-name="T1">₂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5 a" orbital eV</text:p>
          </table:table-cell>
          <table:table-cell office:value-type="float" office:value="-7.433" calcext:value-type="float">
            <text:p>-7.433</text:p>
          </table:table-cell>
          <table:table-cell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6 a" orbital eV</text:p>
          </table:table-cell>
          <table:table-cell office:value-type="float" office:value="-7.222" calcext:value-type="float">
            <text:p>-7.22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77.96584874" calcext:value-type="float">
            <text:p>-77.96584874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54.7919902458" calcext:value-type="float">
            <text:p>-154.7919902458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31.6189516534" calcext:value-type="float">
            <text:p>-231.6189516534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08.4461469643" calcext:value-type="float">
            <text:p>-308.4461469643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85.273412755" calcext:value-type="float">
            <text:p>-385.273412755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462.1007019319" calcext:value-type="float">
            <text:p>-462.1007019319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riplet 2a”</text:p>
          </table:table-cell>
          <table:table-cell office:value-type="float" office:value="-77.8360150327" calcext:value-type="float">
            <text:p>-77.8360150327</text:p>
          </table:table-cell>
          <table:table-cell table:number-columns-repeated="4"/>
          <table:table-cell office:value-type="string" calcext:value-type="string">
            <text:p>Triplet 3a”</text:p>
          </table:table-cell>
          <table:table-cell office:value-type="float" office:value="-154.6797913908" calcext:value-type="float">
            <text:p>-154.6797913908</text:p>
          </table:table-cell>
          <table:table-cell table:number-columns-repeated="4"/>
          <table:table-cell office:value-type="string" calcext:value-type="string">
            <text:p>Triplet 4a”</text:p>
          </table:table-cell>
          <table:table-cell office:value-type="float" office:value="-231.5403605617" calcext:value-type="float">
            <text:p>-231.5403605617</text:p>
          </table:table-cell>
          <table:table-cell table:number-columns-repeated="4"/>
          <table:table-cell office:value-type="string" calcext:value-type="string">
            <text:p>Triplet 5a”</text:p>
          </table:table-cell>
          <table:table-cell office:value-type="float" office:value="-308.3728998137" calcext:value-type="float">
            <text:p>-308.3728998137</text:p>
          </table:table-cell>
          <table:table-cell table:number-columns-repeated="4"/>
          <table:table-cell office:value-type="string" calcext:value-type="string">
            <text:p>Triplet 6a”</text:p>
          </table:table-cell>
          <table:table-cell office:value-type="float" office:value="-385.2165990505" calcext:value-type="float">
            <text:p>-385.2165990505</text:p>
          </table:table-cell>
          <table:table-cell table:number-columns-repeated="4"/>
          <table:table-cell office:value-type="string" calcext:value-type="string">
            <text:p>Triplet 7a”</text:p>
          </table:table-cell>
          <table:table-cell office:value-type="float" office:value="-462.051330439" calcext:value-type="float">
            <text:p>-462.051330439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15"/>
          <table:table-cell/>
          <table:table-cell table:style-name="ce1" table:formula="of:=[.F30]-[.F28]" office:value-type="float" office:value="0.129833707299994" calcext:value-type="float">
            <text:p>0.1298337073</text:p>
          </table:table-cell>
          <table:table-cell table:style-name="ce1" table:formula="of:=[.F31]*conv" office:value-type="float" office:value="3.5329549304006" calcext:value-type="float">
            <text:p>3.5329549304</text:p>
          </table:table-cell>
          <table:table-cell table:number-columns-repeated="4"/>
          <table:table-cell table:style-name="ce1" table:formula="of:=[.L30]-[.L28]" office:value-type="float" office:value="0.112198855000003" calcext:value-type="float">
            <text:p>0.112198855</text:p>
          </table:table-cell>
          <table:table-cell table:style-name="ce1" table:formula="of:=[.L31]*conv" office:value-type="float" office:value="3.05308618386482" calcext:value-type="float">
            <text:p>3.0530861839</text:p>
          </table:table-cell>
          <table:table-cell table:number-columns-repeated="4"/>
          <table:table-cell table:style-name="ce1" table:formula="of:=[.R30]-[.R28]" office:value-type="float" office:value="0.078591091699991" calcext:value-type="float">
            <text:p>0.0785910917</text:p>
          </table:table-cell>
          <table:table-cell table:style-name="ce1" table:formula="of:=[.R31]*conv" office:value-type="float" office:value="2.13857241452321" calcext:value-type="float">
            <text:p>2.1385724145</text:p>
          </table:table-cell>
          <table:table-cell table:number-columns-repeated="4"/>
          <table:table-cell table:style-name="ce1" table:formula="of:=[.X30]-[.X28]" office:value-type="float" office:value="0.0732471506000252" calcext:value-type="float">
            <text:p>0.0732471506</text:p>
          </table:table-cell>
          <table:table-cell table:style-name="ce1" table:formula="of:=[.X31]*conv" office:value-type="float" office:value="1.99315637850669" calcext:value-type="float">
            <text:p>1.9931563785</text:p>
          </table:table-cell>
          <table:table-cell table:number-columns-repeated="4"/>
          <table:table-cell table:style-name="ce1" table:formula="of:=[.AD30]-[.AD28]" office:value-type="float" office:value="0.056813704499973" calcext:value-type="float">
            <text:p>0.0568137045</text:p>
          </table:table-cell>
          <table:table-cell table:style-name="ce1" table:formula="of:=[.AD31]*conv" office:value-type="float" office:value="1.54597955801815" calcext:value-type="float">
            <text:p>1.545979558</text:p>
          </table:table-cell>
          <table:table-cell table:number-columns-repeated="4"/>
          <table:table-cell table:style-name="ce1" table:formula="of:=[.AJ30]-[.AJ28]" office:value-type="float" office:value="0.0493714928999793" calcext:value-type="float">
            <text:p>0.0493714929</text:p>
          </table:table-cell>
          <table:table-cell table:style-name="ce1" table:formula="of:=[.AJ31]*conv" office:value-type="float" office:value="1.34346667664036" calcext:value-type="float">
            <text:p>1.3434666766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990"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ation</text:p>
          </table:table-cell>
          <table:table-cell office:value-type="float" office:value="-77.6317562756" calcext:value-type="float">
            <text:p>-77.6317562756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4.5066862398" calcext:value-type="float">
            <text:p>-154.5066862398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31.3625177671" calcext:value-type="float">
            <text:p>-231.3625177671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08.208363306" calcext:value-type="float">
            <text:p>-308.208363306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5.0491829754" calcext:value-type="float">
            <text:p>-385.0491829754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461.8870910869" calcext:value-type="float">
            <text:p>-461.8870910869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formula="of:=[.F33]-[.F28]" office:value-type="float" office:value="0.334092464400001" calcext:value-type="float">
            <text:p>0.3340924644</text:p>
          </table:table-cell>
          <table:table-cell table:formula="of:=[.F34]*conv" office:value-type="float" office:value="9.09111850734099" calcext:value-type="float">
            <text:p>9.0911185073</text:p>
          </table:table-cell>
          <table:table-cell table:number-columns-repeated="2"/>
          <table:table-cell table:style-name="ce4"/>
          <table:table-cell/>
          <table:table-cell table:formula="of:=[.L33]-[.L28]" office:value-type="float" office:value="0.285304006000018" calcext:value-type="float">
            <text:p>0.285304006</text:p>
          </table:table-cell>
          <table:table-cell table:formula="of:=[.L34]*conv" office:value-type="float" office:value="7.7635170066568" calcext:value-type="float">
            <text:p>7.7635170067</text:p>
          </table:table-cell>
          <table:table-cell table:number-columns-repeated="2"/>
          <table:table-cell table:style-name="ce4"/>
          <table:table-cell/>
          <table:table-cell table:formula="of:=[.R33]-[.R28]" office:value-type="float" office:value="0.256433886299988" calcext:value-type="float">
            <text:p>0.2564338863</text:p>
          </table:table-cell>
          <table:table-cell table:formula="of:=[.R34]*conv" office:value-type="float" office:value="6.97792107893824" calcext:value-type="float">
            <text:p>6.9779210789</text:p>
          </table:table-cell>
          <table:table-cell table:number-columns-repeated="2"/>
          <table:table-cell table:style-name="ce4"/>
          <table:table-cell/>
          <table:table-cell table:formula="of:=[.X33]-[.X28]" office:value-type="float" office:value="0.237783658299975" calcext:value-type="float">
            <text:p>0.2377836583</text:p>
          </table:table-cell>
          <table:table-cell table:formula="of:=[.X34]*conv" office:value-type="float" office:value="6.47042255381723" calcext:value-type="float">
            <text:p>6.4704225538</text:p>
          </table:table-cell>
          <table:table-cell table:number-columns-repeated="2"/>
          <table:table-cell table:style-name="ce4"/>
          <table:table-cell/>
          <table:table-cell table:formula="of:=[.AD33]-[.AD28]" office:value-type="float" office:value="0.224229779599966" calcext:value-type="float">
            <text:p>0.2242297796</text:p>
          </table:table-cell>
          <table:table-cell table:formula="of:=[.AD34]*conv" office:value-type="float" office:value="6.10160274904494" calcext:value-type="float">
            <text:p>6.101602749</text:p>
          </table:table-cell>
          <table:table-cell table:number-columns-repeated="2"/>
          <table:table-cell table:style-name="ce4"/>
          <table:table-cell/>
          <table:table-cell table:formula="of:=[.AJ33]-[.AJ28]" office:value-type="float" office:value="0.213610845000005" calcext:value-type="float">
            <text:p>0.213610845</text:p>
          </table:table-cell>
          <table:table-cell table:formula="of:=[.AJ34]*conv" office:value-type="float" office:value="5.81264683666504" calcext:value-type="float">
            <text:p>5.8126468367</text:p>
          </table:table-cell>
          <table:table-cell table:number-columns-repeated="987"/>
        </table:table-row>
        <table:table-row table:style-name="ro1"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DFT</text:p>
          </table:table-cell>
          <table:table-cell table:style-name="ce17" office:value-type="string" calcext:value-type="string">
            <text:p>pbe0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2"/>
          <table:table-cell table:style-name="ce31"/>
          <table:table-cell table:style-name="ce17"/>
          <table:table-cell table:style-name="ce31"/>
          <table:table-cell table:style-name="ce17" table:number-columns-repeated="24"/>
          <table:table-cell table:style-name="ce17">
            <draw:frame table:end-cell-address="'Short Alkene Results'.AS48" table:end-x="9.15mm" table:end-y="3.62mm" draw:z-index="3" draw:style-name="gr1" draw:text-style-name="P1" svg:width="130.53mm" svg:height="62.78mm" svg:x="20.86mm" svg:y="3.04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26:'Short Alkene Results'.D26 'Short Alkene Results'.G31:'Short Alkene Results'.G31 'Short Alkene Results'.M31:'Short Alkene Results'.M31 'Short Alkene Results'.S31:'Short Alkene Results'.S31 'Short Alkene Results'.Y31:'Short Alkene Results'.Y31 'Short Alkene Results'.AE31:'Short Alkene Results'.AE31 'Short Alkene Results'.AK31:'Short Alkene Results'.AK31 'Short Alkene Results'.D46:'Short Alkene Results'.D46 'Short Alkene Results'.G51:'Short Alkene Results'.G51 'Short Alkene Results'.M51:'Short Alkene Results'.M51 'Short Alkene Results'.S51:'Short Alkene Results'.S51 'Short Alkene Results'.Y51:'Short Alkene Results'.Y51 'Short Alkene Results'.AE51:'Short Alkene Results'.AE51 'Short Alkene Results'.AK51:'Short Alkene Results'.AK51"/>
              <draw:object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7" table:number-columns-repeated="5"/>
          <table:table-cell table:style-name="ce17">
            <draw:frame table:end-cell-address="'Short Alkene Results'.AY48" table:end-x="7.38mm" table:end-y="2.9mm" draw:z-index="4" draw:style-name="gr1" draw:text-style-name="P1" svg:width="130.53mm" svg:height="62.78mm" svg:x="19.09mm" svg:y="2.32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26:'Short Alkene Results'.D26 'Short Alkene Results'.G34:'Short Alkene Results'.G34 'Short Alkene Results'.M34:'Short Alkene Results'.M34 'Short Alkene Results'.S34:'Short Alkene Results'.S34 'Short Alkene Results'.Y34:'Short Alkene Results'.Y34 'Short Alkene Results'.AE34:'Short Alkene Results'.AE34 'Short Alkene Results'.AK34:'Short Alkene Results'.AK34 'Short Alkene Results'.D46:'Short Alkene Results'.D46 'Short Alkene Results'.G53:'Short Alkene Results'.G53 'Short Alkene Results'.M53:'Short Alkene Results'.M53 'Short Alkene Results'.S53:'Short Alkene Results'.S53 'Short Alkene Results'.Y53:'Short Alkene Results'.Y53 'Short Alkene Results'.AE53:'Short Alkene Results'.AE53 'Short Alkene Results'.AK53:'Short Alkene Results'.AK53"/>
              <draw:object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style-name="ce17" table:number-columns-repeated="5"/>
          <table:table-cell table:style-name="ce17">
            <draw:frame table:end-cell-address="'Short Alkene Results'.BE48" table:end-x="3.14mm" table:end-y="0.93mm" draw:z-index="1" draw:style-name="gr1" draw:text-style-name="P1" svg:width="130.53mm" svg:height="62.77mm" svg:x="14.85mm" svg:y="0.36mm">
              <loext:p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17" table:number-columns-repeated="973"/>
        </table:table-row>
        <table:table-row table:style-name="ro6">
          <table:table-cell table:number-columns-repeated="3"/>
          <table:table-cell table:style-name="ce26" office:value-type="string" calcext:value-type="string">
            <text:p>C<text:span text:style-name="T1">₂</text:span>H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table:style-name="ce28" office:value-type="string" calcext:value-type="string">
            <text:p>ε<text:span text:style-name="T1">HOMO</text:span></text:p>
          </table:table-cell>
          <table:table-cell office:value-type="float" office:value="-7.797" calcext:value-type="float">
            <text:p>-7.797</text:p>
          </table:table-cell>
          <table:table-cell/>
          <table:table-cell table:style-name="ce1" office:value-type="string" calcext:value-type="string">
            <text:p>C<text:span text:style-name="T1">₄</text:span>H₆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2 a" orbital eV</text:p>
          </table:table-cell>
          <table:table-cell office:value-type="float" office:value="-6.741" calcext:value-type="float">
            <text:p>-6.741</text:p>
          </table:table-cell>
          <table:table-cell/>
          <table:table-cell table:style-name="ce1" office:value-type="string" calcext:value-type="string">
            <text:p>C₆H₈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3 a" orbital eV</text:p>
          </table:table-cell>
          <table:table-cell office:value-type="float" office:value="-6.187" calcext:value-type="float">
            <text:p>-6.187</text:p>
          </table:table-cell>
          <table:table-cell/>
          <table:table-cell table:style-name="ce1" office:value-type="string" calcext:value-type="string">
            <text:p>C₈H₁₀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4 a" orbital eV</text:p>
          </table:table-cell>
          <table:table-cell office:value-type="float" office:value="-5.845" calcext:value-type="float">
            <text:p>-5.845</text:p>
          </table:table-cell>
          <table:table-cell/>
          <table:table-cell table:style-name="ce1" office:value-type="string" calcext:value-type="string">
            <text:p>C₁₀H₁<text:span text:style-name="T1">₂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5 a" orbital eV</text:p>
          </table:table-cell>
          <table:table-cell office:value-type="float" office:value="-5.611" calcext:value-type="float">
            <text:p>-5.611</text:p>
          </table:table-cell>
          <table:table-cell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6 a" orbital eV</text:p>
          </table:table-cell>
          <table:table-cell office:value-type="float" office:value="-5.441" calcext:value-type="float">
            <text:p>-5.44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78.4153306255" calcext:value-type="float">
            <text:p>-78.4153306255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55.6654434561" calcext:value-type="float">
            <text:p>-155.6654434561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32.9174406714" calcext:value-type="float">
            <text:p>-232.9174406714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10.1701241919" calcext:value-type="float">
            <text:p>-310.1701241919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87.4231073307" calcext:value-type="float">
            <text:p>-387.4231073307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464.6762416472" calcext:value-type="float">
            <text:p>-464.6762416472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riplet 2a”</text:p>
          </table:table-cell>
          <table:table-cell office:value-type="float" office:value="-78.255932498" calcext:value-type="float">
            <text:p>-78.255932498</text:p>
          </table:table-cell>
          <table:table-cell table:number-columns-repeated="4"/>
          <table:table-cell office:value-type="string" calcext:value-type="string">
            <text:p>Triplet 3a”</text:p>
          </table:table-cell>
          <table:table-cell office:value-type="float" office:value="-155.5485994239" calcext:value-type="float">
            <text:p>-155.5485994239</text:p>
          </table:table-cell>
          <table:table-cell table:number-columns-repeated="4"/>
          <table:table-cell office:value-type="string" calcext:value-type="string">
            <text:p>Triplet 4a”</text:p>
          </table:table-cell>
          <table:table-cell office:value-type="float" office:value="-232.8265773444" calcext:value-type="float">
            <text:p>-232.8265773444</text:p>
          </table:table-cell>
          <table:table-cell table:number-columns-repeated="4"/>
          <table:table-cell office:value-type="string" calcext:value-type="string">
            <text:p>Triplet 5a”</text:p>
          </table:table-cell>
          <table:table-cell office:value-type="float" office:value="-310.0945176923" calcext:value-type="float">
            <text:p>-310.0945176923</text:p>
          </table:table-cell>
          <table:table-cell table:number-columns-repeated="4"/>
          <table:table-cell office:value-type="string" calcext:value-type="string">
            <text:p>Triplet 6a”</text:p>
          </table:table-cell>
          <table:table-cell office:value-type="float" office:value="-387.3577183933" calcext:value-type="float">
            <text:p>-387.3577183933</text:p>
          </table:table-cell>
          <table:table-cell table:number-columns-repeated="4"/>
          <table:table-cell office:value-type="string" calcext:value-type="string">
            <text:p>Triplet 7a”</text:p>
          </table:table-cell>
          <table:table-cell office:value-type="float" office:value="-464.6180787283" calcext:value-type="float">
            <text:p>-464.6180787283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15"/>
          <table:table-cell/>
          <table:table-cell table:style-name="ce1" table:formula="of:=[.F40]-[.F38]" office:value-type="float" office:value="0.159398127499998" calcext:value-type="float">
            <text:p>0.1593981275</text:p>
          </table:table-cell>
          <table:table-cell table:style-name="ce1" table:formula="of:=[.F41]*conv" office:value-type="float" office:value="4.33744373598246" calcext:value-type="float">
            <text:p>4.337443736</text:p>
          </table:table-cell>
          <table:table-cell table:number-columns-repeated="4"/>
          <table:table-cell table:style-name="ce1" table:formula="of:=[.L40]-[.L38]" office:value-type="float" office:value="0.116844032200021" calcext:value-type="float">
            <text:p>0.1168440322</text:p>
          </table:table-cell>
          <table:table-cell table:style-name="ce1" table:formula="of:=[.L41]*conv" office:value-type="float" office:value="3.17948788672515" calcext:value-type="float">
            <text:p>3.1794878867</text:p>
          </table:table-cell>
          <table:table-cell table:number-columns-repeated="4"/>
          <table:table-cell table:style-name="ce1" table:formula="of:=[.R40]-[.R38]" office:value-type="float" office:value="0.0908633269999939" calcext:value-type="float">
            <text:p>0.090863327</text:p>
          </table:table-cell>
          <table:table-cell table:style-name="ce1" table:formula="of:=[.R41]*conv" office:value-type="float" office:value="2.47251692794607" calcext:value-type="float">
            <text:p>2.4725169279</text:p>
          </table:table-cell>
          <table:table-cell table:number-columns-repeated="4"/>
          <table:table-cell table:style-name="ce1" table:formula="of:=[.X40]-[.X38]" office:value-type="float" office:value="0.0756064996000418" calcext:value-type="float">
            <text:p>0.0756064996</text:p>
          </table:table-cell>
          <table:table-cell table:style-name="ce1" table:formula="of:=[.X41]*conv" office:value-type="float" office:value="2.05735753131583" calcext:value-type="float">
            <text:p>2.0573575313</text:p>
          </table:table-cell>
          <table:table-cell table:number-columns-repeated="4"/>
          <table:table-cell table:style-name="ce1" table:formula="of:=[.AD40]-[.AD38]" office:value-type="float" office:value="0.06538893740003" calcext:value-type="float">
            <text:p>0.0653889374</text:p>
          </table:table-cell>
          <table:table-cell table:style-name="ce1" table:formula="of:=[.AD41]*conv" office:value-type="float" office:value="1.77932351763865" calcext:value-type="float">
            <text:p>1.7793235176</text:p>
          </table:table-cell>
          <table:table-cell table:number-columns-repeated="4"/>
          <table:table-cell table:style-name="ce1" table:formula="of:=[.AJ40]-[.AJ38]" office:value-type="float" office:value="0.0581629188999955" calcext:value-type="float">
            <text:p>0.0581629189</text:p>
          </table:table-cell>
          <table:table-cell table:style-name="ce1" table:formula="of:=[.AJ41]*conv" office:value-type="float" office:value="1.58269354983009" calcext:value-type="float">
            <text:p>1.5826935498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990"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ation</text:p>
          </table:table-cell>
          <table:table-cell office:value-type="float" office:value="-78.029102199" calcext:value-type="float">
            <text:p>-78.029102199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5.3397743754" calcext:value-type="float">
            <text:p>-155.3397743754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32.624141411" calcext:value-type="float">
            <text:p>-232.624141411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09.8976409122" calcext:value-type="float">
            <text:p>-309.8976409122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7.1653561186" calcext:value-type="float">
            <text:p>-387.1653561186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464.4295306555" calcext:value-type="float">
            <text:p>-464.4295306555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formula="of:=[.F43]-[.F38]" office:value-type="float" office:value="0.386228426500011" calcext:value-type="float">
            <text:p>0.3862284265</text:p>
          </table:table-cell>
          <table:table-cell table:formula="of:=[.F44]*conv" office:value-type="float" office:value="10.5098102183218" calcext:value-type="float">
            <text:p>10.5098102183</text:p>
          </table:table-cell>
          <table:table-cell table:number-columns-repeated="2"/>
          <table:table-cell table:style-name="ce4"/>
          <table:table-cell/>
          <table:table-cell table:formula="of:=[.L43]-[.L38]" office:value-type="float" office:value="0.32566908070001" calcext:value-type="float">
            <text:p>0.3256690807</text:p>
          </table:table-cell>
          <table:table-cell table:formula="of:=[.L44]*conv" office:value-type="float" office:value="8.8619065746895" calcext:value-type="float">
            <text:p>8.8619065747</text:p>
          </table:table-cell>
          <table:table-cell table:number-columns-repeated="2"/>
          <table:table-cell table:style-name="ce4"/>
          <table:table-cell/>
          <table:table-cell table:formula="of:=[.R43]-[.R38]" office:value-type="float" office:value="0.293299260399976" calcext:value-type="float">
            <text:p>0.2932992604</text:p>
          </table:table-cell>
          <table:table-cell table:formula="of:=[.R44]*conv" office:value-type="float" office:value="7.98107894830938" calcext:value-type="float">
            <text:p>7.9810789483</text:p>
          </table:table-cell>
          <table:table-cell table:number-columns-repeated="2"/>
          <table:table-cell table:style-name="ce4"/>
          <table:table-cell/>
          <table:table-cell table:formula="of:=[.X43]-[.X38]" office:value-type="float" office:value="0.272483279699998" calcext:value-type="float">
            <text:p>0.2724832797</text:p>
          </table:table-cell>
          <table:table-cell table:formula="of:=[.X44]*conv" office:value-type="float" office:value="7.41464729373768" calcext:value-type="float">
            <text:p>7.4146472937</text:p>
          </table:table-cell>
          <table:table-cell table:number-columns-repeated="2"/>
          <table:table-cell table:style-name="ce4"/>
          <table:table-cell/>
          <table:table-cell table:formula="of:=[.AD43]-[.AD38]" office:value-type="float" office:value="0.257751212100004" calcext:value-type="float">
            <text:p>0.2577512121</text:p>
          </table:table-cell>
          <table:table-cell table:formula="of:=[.AD44]*conv" office:value-type="float" office:value="7.01376733779426" calcext:value-type="float">
            <text:p>7.0137673378</text:p>
          </table:table-cell>
          <table:table-cell table:number-columns-repeated="2"/>
          <table:table-cell table:style-name="ce4"/>
          <table:table-cell/>
          <table:table-cell table:formula="of:=[.AJ43]-[.AJ38]" office:value-type="float" office:value="0.246710991700013" calcext:value-type="float">
            <text:p>0.2467109917</text:p>
          </table:table-cell>
          <table:table-cell table:formula="of:=[.AJ44]*conv" office:value-type="float" office:value="6.71334765552536" calcext:value-type="float">
            <text:p>6.7133476555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triplet S*S</text:p>
          </table:table-cell>
          <table:table-cell office:value-type="float" office:value="2.00801794" calcext:value-type="float">
            <text:p>2.00801794</text:p>
          </table:table-cell>
          <table:table-cell table:number-columns-repeated="4"/>
          <table:table-cell office:value-type="string" calcext:value-type="string">
            <text:p>triplet S*S</text:p>
          </table:table-cell>
          <table:table-cell office:value-type="float" office:value="2.00657163" calcext:value-type="float">
            <text:p>2.00657163</text:p>
          </table:table-cell>
          <table:table-cell table:number-columns-repeated="4"/>
          <table:table-cell office:value-type="string" calcext:value-type="string">
            <text:p>triplet S*S</text:p>
          </table:table-cell>
          <table:table-cell office:value-type="float" office:value="2.03448075" calcext:value-type="float">
            <text:p>2.03448075</text:p>
          </table:table-cell>
          <table:table-cell table:number-columns-repeated="4"/>
          <table:table-cell office:value-type="string" calcext:value-type="string">
            <text:p>triplet S*S</text:p>
          </table:table-cell>
          <table:table-cell office:value-type="float" office:value="2.04344382" calcext:value-type="float">
            <text:p>2.04344382</text:p>
          </table:table-cell>
          <table:table-cell table:number-columns-repeated="4"/>
          <table:table-cell office:value-type="string" calcext:value-type="string">
            <text:p>triplet S*S</text:p>
          </table:table-cell>
          <table:table-cell office:value-type="float" office:value="2.05495352" calcext:value-type="float">
            <text:p>2.05495352</text:p>
          </table:table-cell>
          <table:table-cell table:number-columns-repeated="4"/>
          <table:table-cell office:value-type="string" calcext:value-type="string">
            <text:p>triplet S*S</text:p>
          </table:table-cell>
          <table:table-cell office:value-type="float" office:value="2.06528351" calcext:value-type="float">
            <text:p>2.06528351</text:p>
          </table:table-cell>
          <table:table-cell table:number-columns-repeated="988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Pseudo-alkenes</text:p>
          </table:table-cell>
          <table:table-cell table:style-name="ce3"/>
          <table:table-cell table:style-name="ce3" office:value-type="string" calcext:value-type="string">
            <text:p>basis_set_4</text:p>
          </table:table-cell>
          <table:table-cell table:style-name="ce3" office:value-type="string" calcext:value-type="string">
            <text:p>HF</text:p>
          </table:table-cell>
          <table:table-cell table:style-name="ce3" table:number-columns-repeated="1017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₂</text:span>H<text:span text:style-name="T1">₄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 calcext:value-type="string">
            <text:p>Max HOMO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1 a" orbital eV</text:p>
          </table:table-cell>
          <table:table-cell table:style-name="Default" office:value-type="float" office:value="-10.062" calcext:value-type="float">
            <text:p>-10.062</text:p>
          </table:table-cell>
          <table:table-cell table:style-name="ce24" table:formula="of:=[.H27]-[.G48]" office:value-type="float" office:value="-0.301" calcext:value-type="float">
            <text:p>-0.301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2 a" orbital eV</text:p>
          </table:table-cell>
          <table:table-cell table:style-name="Default" office:value-type="float" office:value="-8.749" calcext:value-type="float">
            <text:p>-8.749</text:p>
          </table:table-cell>
          <table:table-cell table:style-name="ce24" table:formula="of:=[.N27]-[.M48]" office:value-type="float" office:value="-0.193" calcext:value-type="float">
            <text:p>-0.193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3 a" orbital eV</text:p>
          </table:table-cell>
          <table:table-cell table:style-name="Default" office:value-type="float" office:value="-8.072" calcext:value-type="float">
            <text:p>-8.072</text:p>
          </table:table-cell>
          <table:table-cell table:style-name="ce24" table:formula="of:=[.T27]-[.S48]" office:value-type="float" office:value="-0.120000000000001" calcext:value-type="float">
            <text:p>-0.12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4 a" orbital eV</text:p>
          </table:table-cell>
          <table:table-cell table:style-name="Default" office:value-type="float" office:value="-7.666" calcext:value-type="float">
            <text:p>-7.666</text:p>
          </table:table-cell>
          <table:table-cell table:style-name="ce24" table:formula="of:=[.Z27]-[.Y48]" office:value-type="float" office:value="-0.069" calcext:value-type="float">
            <text:p>-0.069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5 a" orbital eV</text:p>
          </table:table-cell>
          <table:table-cell table:style-name="Default" office:value-type="float" office:value="-7.402" calcext:value-type="float">
            <text:p>-7.402</text:p>
          </table:table-cell>
          <table:table-cell table:style-name="ce24" table:formula="of:=[.AF27]-[.AE48]" office:value-type="float" office:value="-0.0309999999999997" calcext:value-type="float">
            <text:p>-0.031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6 a" orbital eV</text:p>
          </table:table-cell>
          <table:table-cell table:style-name="Default" office:value-type="float" office:value="-7.221" calcext:value-type="float">
            <text:p>-7.221</text:p>
          </table:table-cell>
          <table:table-cell table:style-name="ce24" table:formula="of:=[.AL27]-[.AK48]" office:value-type="float" office:value="-0.00100000000000033" calcext:value-type="float">
            <text:p>-0.001</text:p>
          </table:table-cell>
          <table:table-cell table:number-columns-repeated="986"/>
        </table:table-row>
        <table:table-row table:style-name="ro1">
          <table:table-cell table:style-name="ce19" table:formula="of:=MAX(MAX([.H49];[.N49];[.T49];[.Z49];[.AF49];[.AL49]);-MIN([.H49];[.N49];[.T49];[.Z49];[.AF49];[.AL49]))" office:value-type="float" office:value="2.99145299145299" calcext:value-type="float">
            <text:p>2.9914529915</text:p>
          </table:table-cell>
          <table:table-cell table:style-name="ce20" table:formula="of:=AVERAGE([.H49];[.N49];[.T49];[.Z49];[.AF49];[.AL49])" office:value-type="float" office:value="1.33612871619355" calcext:value-type="float">
            <text:p>1.3361287162</text:p>
          </table:table-cell>
          <table:table-cell table:style-name="ce20"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7972919336" calcext:value-type="float">
            <text:p>-0.7972919336</text:p>
          </table:table-cell>
          <table:table-cell table:style-name="Default"/>
          <table:table-cell table:style-name="ce20" table:formula="of:=ABS(([.H48]/[.G48])*100)" office:value-type="float" office:value="2.99145299145299" calcext:value-type="float">
            <text:p>2.9914529915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1.5703025728" calcext:value-type="float">
            <text:p>-1.5703025728</text:p>
          </table:table-cell>
          <table:table-cell table:style-name="Default"/>
          <table:table-cell table:style-name="ce20" table:formula="of:=ABS(([.N48]/[.M48])*100)" office:value-type="float" office:value="2.20596639615956" calcext:value-type="float">
            <text:p>2.2059663962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2.3429704513" calcext:value-type="float">
            <text:p>-2.3429704513</text:p>
          </table:table-cell>
          <table:table-cell table:style-name="Default"/>
          <table:table-cell table:style-name="ce20" table:formula="of:=ABS(([.T48]/[.S48])*100)" office:value-type="float" office:value="1.48662041625373" calcext:value-type="float">
            <text:p>1.4866204163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3.1154976125" calcext:value-type="float">
            <text:p>-3.1154976125</text:p>
          </table:table-cell>
          <table:table-cell table:style-name="Default"/>
          <table:table-cell table:style-name="ce20" table:formula="of:=ABS(([.Z48]/[.Y48])*100)" office:value-type="float" office:value="0.900078267675449" calcext:value-type="float">
            <text:p>0.9000782677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3.8879423576" calcext:value-type="float">
            <text:p>-3.8879423576</text:p>
          </table:table-cell>
          <table:table-cell table:style-name="Default"/>
          <table:table-cell table:style-name="ce20" table:formula="of:=ABS(([.AF48]/[.AE48])*100)" office:value-type="float" office:value="0.418805728181568" calcext:value-type="float">
            <text:p>0.4188057282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4.6603535245" calcext:value-type="float">
            <text:p>-4.6603535245</text:p>
          </table:table-cell>
          <table:table-cell table:style-name="Default"/>
          <table:table-cell table:style-name="ce20" table:formula="of:=ABS(([.AL48]/[.AK48])*100)" office:value-type="float" office:value="0.0138484974380326" calcext:value-type="float">
            <text:p>0.0138484974</text:p>
          </table:table-cell>
          <table:table-cell table:number-columns-repeated="12"/>
          <table:table-cell>
            <draw:frame table:end-cell-address="'Short Alkene Results'.BD61" table:end-x="21.44mm" table:end-y="3.84mm" draw:z-index="17" draw:style-name="gr1" draw:text-style-name="P1" svg:width="130.44mm" svg:height="61.34mm" svg:x="9.53mm" svg:y="3.07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H37:'Short Alkene Results'.H37 'Short Alkene Results'.N37:'Short Alkene Results'.N37 'Short Alkene Results'.T37:'Short Alkene Results'.T37 'Short Alkene Results'.Z37:'Short Alkene Results'.Z37 'Short Alkene Results'.AF37:'Short Alkene Results'.AF37 'Short Alkene Results'.AL37:'Short Alkene Results'.AL37 'Short Alkene Results'.D46:'Short Alkene Results'.D46 'Short Alkene Results'.G57:'Short Alkene Results'.G57 'Short Alkene Results'.M57:'Short Alkene Results'.M57 'Short Alkene Results'.S57:'Short Alkene Results'.S57 'Short Alkene Results'.Y57:'Short Alkene Results'.Y57 'Short Alkene Results'.AE57:'Short Alkene Results'.AE57 'Short Alkene Results'.AK57:'Short Alkene Results'.AK57"/>
              <draw:object xlink:href="./Object 50" xlink:type="simple" xlink:show="embed" xlink:actuate="onLoad"/>
              <draw:image xlink:href="./ObjectReplacements/Object 50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BJ62" table:end-x="14.34mm" table:end-y="0.25mm" draw:z-index="18" draw:style-name="gr1" draw:text-style-name="P1" svg:width="130.44mm" svg:height="61.36mm" svg:x="2.43mm" svg:y="4.43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F45:'Short Alkene Results'.F45 'Short Alkene Results'.L45:'Short Alkene Results'.L45 'Short Alkene Results'.R45:'Short Alkene Results'.R45 'Short Alkene Results'.X45:'Short Alkene Results'.X45 'Short Alkene Results'.AD45:'Short Alkene Results'.AD45 'Short Alkene Results'.AJ45:'Short Alkene Results'.AJ45 'Short Alkene Results'.D46:'Short Alkene Results'.D46 'Short Alkene Results'.F63:'Short Alkene Results'.F63 'Short Alkene Results'.L63:'Short Alkene Results'.L63 'Short Alkene Results'.R63:'Short Alkene Results'.R63 'Short Alkene Results'.X63:'Short Alkene Results'.X63 'Short Alkene Results'.AD63:'Short Alkene Results'.AD63 'Short Alkene Results'.AJ63:'Short Alkene Results'.AJ63"/>
              <draw:object xlink:href="./Object 53" xlink:type="simple" xlink:show="embed" xlink:actuate="onLoad"/>
              <draw:image xlink:href="./ObjectReplacements/Object 53" xlink:type="simple" xlink:show="embed" xlink:actuate="onLoad"/>
            </draw:frame>
          </table:table-cell>
          <table:table-cell table:number-columns-repeated="967"/>
        </table:table-row>
        <table:table-row table:style-name="ro1">
          <table:table-cell table:number-columns-repeated="3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2a”</text:p>
          </table:table-cell>
          <table:table-cell table:style-name="Default" office:value-type="float" office:value="-0.66745979631" calcext:value-type="float">
            <text:p>-0.6674597963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3a”</text:p>
          </table:table-cell>
          <table:table-cell table:style-name="Default" office:value-type="float" office:value="-1.4542585194" calcext:value-type="float">
            <text:p>-1.4542585194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4a”</text:p>
          </table:table-cell>
          <table:table-cell table:style-name="Default" office:value-type="float" office:value="-2.2680915366" calcext:value-type="float">
            <text:p>-2.2680915366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5a”</text:p>
          </table:table-cell>
          <table:table-cell table:style-name="Default" office:value-type="float" office:value="-3.0420783458" calcext:value-type="float">
            <text:p>-3.0420783458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6a”</text:p>
          </table:table-cell>
          <table:table-cell table:style-name="Default" office:value-type="float" office:value="-3.8374575676" calcext:value-type="float">
            <text:p>-3.8374575676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7a”</text:p>
          </table:table-cell>
          <table:table-cell table:style-name="Default" office:value-type="float" office:value="-4.6090914851" calcext:value-type="float">
            <text:p>-4.6090914851</text:p>
          </table:table-cell>
          <table:table-cell table:style-name="Default"/>
          <table:table-cell/>
          <table:table-cell>
            <draw:frame table:end-cell-address="'Short Alkene Results'.AS62" table:end-x="6.43mm" table:end-y="2.04mm" draw:z-index="5" draw:style-name="gr1" draw:text-style-name="P1" svg:width="130.53mm" svg:height="61.21mm" svg:x="18.14mm" svg:y="1.42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G41:'Short Alkene Results'.G41 'Short Alkene Results'.M41:'Short Alkene Results'.M41 'Short Alkene Results'.S41:'Short Alkene Results'.S41 'Short Alkene Results'.Y41:'Short Alkene Results'.Y41 'Short Alkene Results'.AE41:'Short Alkene Results'.AE41 'Short Alkene Results'.AK41:'Short Alkene Results'.AK41 'Short Alkene Results'.D46:'Short Alkene Results'.D46 'Short Alkene Results'.G60:'Short Alkene Results'.G60 'Short Alkene Results'.M60:'Short Alkene Results'.M60 'Short Alkene Results'.S60:'Short Alkene Results'.S60 'Short Alkene Results'.Y60:'Short Alkene Results'.Y60 'Short Alkene Results'.AE60:'Short Alkene Results'.AE60 'Short Alkene Results'.AK60:'Short Alkene Results'.AK60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AY62" table:end-x="6.22mm" table:end-y="2.42mm" draw:z-index="6" draw:style-name="gr1" draw:text-style-name="P1" svg:width="130.53mm" svg:height="61.21mm" svg:x="17.93mm" svg:y="1.8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G44:'Short Alkene Results'.G44 'Short Alkene Results'.M44:'Short Alkene Results'.M44 'Short Alkene Results'.S44:'Short Alkene Results'.S44 'Short Alkene Results'.Y44:'Short Alkene Results'.Y44 'Short Alkene Results'.AE44:'Short Alkene Results'.AE44 'Short Alkene Results'.AK44:'Short Alkene Results'.AK44 'Short Alkene Results'.D46:'Short Alkene Results'.D46 'Short Alkene Results'.G62:'Short Alkene Results'.G62 'Short Alkene Results'.M62:'Short Alkene Results'.M62 'Short Alkene Results'.S62:'Short Alkene Results'.S62 'Short Alkene Results'.Y62:'Short Alkene Results'.Y62 'Short Alkene Results'.AE62:'Short Alkene Results'.AE62 'Short Alkene Results'.AK62:'Short Alkene Results'.AK62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x s-t % error</text:p>
          </table:table-cell>
          <table:table-cell table:number-columns-repeated="2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F50]-[.F49]" office:value-type="float" office:value="0.12983213729" calcext:value-type="float">
            <text:p>0.1298321373</text:p>
          </table:table-cell>
          <table:table-cell table:style-name="ce11" table:formula="of:=[.F51]*conv" office:value-type="float" office:value="3.53291220825498" calcext:value-type="float">
            <text:p>3.5329122083</text:p>
          </table:table-cell>
          <table:table-cell table:style-name="ce24" table:formula="of:=[.G31]-[.G51]" office:value-type="float" office:value="0.0000427221456189564" calcext:value-type="float">
            <text:p>4.27221456189564E-05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L50]-[.L49]" office:value-type="float" office:value="0.1160440534" calcext:value-type="float">
            <text:p>0.1160440534</text:p>
          </table:table-cell>
          <table:table-cell table:style-name="ce11" table:formula="of:=[.L51]*conv" office:value-type="float" office:value="3.15771935600594" calcext:value-type="float">
            <text:p>3.157719356</text:p>
          </table:table-cell>
          <table:table-cell table:style-name="ce24" table:formula="of:=[.M31]-[.M51]" office:value-type="float" office:value="-0.10463317214112" calcext:value-type="float">
            <text:p>-0.1046331721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R50]-[.R49]" office:value-type="float" office:value="0.0748789147000002" calcext:value-type="float">
            <text:p>0.0748789147</text:p>
          </table:table-cell>
          <table:table-cell table:style-name="ce11" table:formula="of:=[.R51]*conv" office:value-type="float" office:value="2.03755893884441" calcext:value-type="float">
            <text:p>2.0375589388</text:p>
          </table:table-cell>
          <table:table-cell table:style-name="ce24" table:formula="of:=[.S31]-[.S51]" office:value-type="float" office:value="0.101013475678807" calcext:value-type="float">
            <text:p>0.1010134757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X50]-[.X49]" office:value-type="float" office:value="0.0734192667000002" calcext:value-type="float">
            <text:p>0.0734192667</text:p>
          </table:table-cell>
          <table:table-cell table:style-name="ce11" table:formula="of:=[.X51]*conv" office:value-type="float" office:value="1.99783989588175" calcext:value-type="float">
            <text:p>1.9978398959</text:p>
          </table:table-cell>
          <table:table-cell table:style-name="ce24" table:formula="of:=[.Y31]-[.Y51]" office:value-type="float" office:value="-0.00468351737506079" calcext:value-type="float">
            <text:p>-0.0046835174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AD50]-[.AD49]" office:value-type="float" office:value="0.0504847900000001" calcext:value-type="float">
            <text:p>0.05048479</text:p>
          </table:table-cell>
          <table:table-cell table:style-name="ce11" table:formula="of:=[.AD51]*conv" office:value-type="float" office:value="1.37376103209176" calcext:value-type="float">
            <text:p>1.3737610321</text:p>
          </table:table-cell>
          <table:table-cell table:style-name="ce24" table:formula="of:=[.AE31]-[.AE51]" office:value-type="float" office:value="0.17221852592639" calcext:value-type="float">
            <text:p>0.1722185259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AJ50]-[.AJ49]" office:value-type="float" office:value="0.0512620393999992" calcext:value-type="float">
            <text:p>0.0512620394</text:p>
          </table:table-cell>
          <table:table-cell table:style-name="ce11" table:formula="of:=[.AJ51]*conv" office:value-type="float" office:value="1.39491106436753" calcext:value-type="float">
            <text:p>1.3949110644</text:p>
          </table:table-cell>
          <table:table-cell table:style-name="ce24" table:formula="of:=[.AK31]-[.AK51]" office:value-type="float" office:value="-0.0514443877271695" calcext:value-type="float">
            <text:p>-0.0514443877</text:p>
          </table:table-cell>
          <table:table-cell table:number-columns-repeated="986"/>
        </table:table-row>
        <table:table-row table:style-name="ro1">
          <table:table-cell table:style-name="ce19" table:formula="of:=MAX(MAX([.H52];[.N52];[.T52];[.Z52];[.AF52];[.AL52]);-MIN([.H52];[.N52];[.T52];[.Z52];[.AF52];[.AL52]))" office:value-type="float" office:value="12.5362797388539" calcext:value-type="float">
            <text:p>12.5362797389</text:p>
          </table:table-cell>
          <table:table-cell table:style-name="ce20" table:formula="of:=AVERAGE([.H52];[.N52];[.T52];[.Z52];[.AF52];[.AL52])" office:value-type="float" office:value="4.12184398614569" calcext:value-type="float">
            <text:p>4.1218439861</text:p>
          </table:table-cell>
          <table:table-cell table:style-name="ce20"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4369154248" calcext:value-type="float">
            <text:p>-0.4369154248</text:p>
          </table:table-cell>
          <table:table-cell table:style-name="Default"/>
          <table:table-cell table:style-name="ce20" table:formula="of:=ABS(([.H51]/[.G51])*100)" office:value-type="float" office:value="0.00120926145628901" calcext:value-type="float">
            <text:p>0.0012092615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1.2686800688" calcext:value-type="float">
            <text:p>-1.2686800688</text:p>
          </table:table-cell>
          <table:table-cell table:style-name="Default"/>
          <table:table-cell table:style-name="ce20" table:formula="of:=ABS(([.N51]/[.M51])*100)" office:value-type="float" office:value="3.31356781096171" calcext:value-type="float">
            <text:p>3.313567811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2.0726849345" calcext:value-type="float">
            <text:p>-2.0726849345</text:p>
          </table:table-cell>
          <table:table-cell table:style-name="Default"/>
          <table:table-cell table:style-name="ce20" table:formula="of:=ABS(([.T51]/[.S51])*100)" office:value-type="float" office:value="4.95757318981391" calcext:value-type="float">
            <text:p>4.9575731898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2.8653975553" calcext:value-type="float">
            <text:p>-2.8653975553</text:p>
          </table:table-cell>
          <table:table-cell table:style-name="Default"/>
          <table:table-cell table:style-name="ce20" table:formula="of:=ABS(([.Z51]/[.Y51])*100)" office:value-type="float" office:value="0.234429064346705" calcext:value-type="float">
            <text:p>0.2344290643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3.6525520522" calcext:value-type="float">
            <text:p>-3.6525520522</text:p>
          </table:table-cell>
          <table:table-cell table:style-name="Default"/>
          <table:table-cell table:style-name="ce20" table:formula="of:=ABS(([.AF51]/[.AE51])*100)" office:value-type="float" office:value="12.5362797388539" calcext:value-type="float">
            <text:p>12.5362797389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4.4367465917" calcext:value-type="float">
            <text:p>-4.4367465917</text:p>
          </table:table-cell>
          <table:table-cell table:style-name="Default"/>
          <table:table-cell table:style-name="ce20" table:formula="of:=ABS(([.AL51]/[.AK51])*100)" office:value-type="float" office:value="3.68800485144156" calcext:value-type="float">
            <text:p>3.6880048514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x ionisation % error</text:p>
          </table:table-cell>
          <table:table-cell table:number-columns-repeated="2"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F52]-[.F49]" office:value-type="float" office:value="0.3603765088" calcext:value-type="float">
            <text:p>0.3603765088</text:p>
          </table:table-cell>
          <table:table-cell table:style-name="Default" table:formula="of:=[.F53]*conv" office:value-type="float" office:value="9.80634374572444" calcext:value-type="float">
            <text:p>9.8063437457</text:p>
          </table:table-cell>
          <table:table-cell table:style-name="ce24" table:formula="of:=[.G34]-[.G53]" office:value-type="float" office:value="-0.715225238383441" calcext:value-type="float">
            <text:p>-0.7152252384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L52]-[.L49]" office:value-type="float" office:value="0.301622504" calcext:value-type="float">
            <text:p>0.301622504</text:p>
          </table:table-cell>
          <table:table-cell table:style-name="Default" table:formula="of:=[.L53]*conv" office:value-type="float" office:value="8.2075659301968" calcext:value-type="float">
            <text:p>8.2075659302</text:p>
          </table:table-cell>
          <table:table-cell table:style-name="ce24" table:formula="of:=[.M34]-[.M53]" office:value-type="float" office:value="-0.444048923539991" calcext:value-type="float">
            <text:p>-0.4440489235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R52]-[.R49]" office:value-type="float" office:value="0.2702855168" calcext:value-type="float">
            <text:p>0.2702855168</text:p>
          </table:table-cell>
          <table:table-cell table:style-name="Default" table:formula="of:=[.R53]*conv" office:value-type="float" office:value="7.35484312242602" calcext:value-type="float">
            <text:p>7.3548431224</text:p>
          </table:table-cell>
          <table:table-cell table:style-name="ce24" table:formula="of:=[.S34]-[.S53]" office:value-type="float" office:value="-0.376922043487778" calcext:value-type="float">
            <text:p>-0.3769220435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X52]-[.X49]" office:value-type="float" office:value="0.2501000572" calcext:value-type="float">
            <text:p>0.2501000572</text:p>
          </table:table-cell>
          <table:table-cell table:style-name="Default" table:formula="of:=[.X53]*conv" office:value-type="float" office:value="6.8055688199412" calcext:value-type="float">
            <text:p>6.8055688199</text:p>
          </table:table-cell>
          <table:table-cell table:style-name="ce24" table:formula="of:=[.Y34]-[.Y53]" office:value-type="float" office:value="-0.335146266123963" calcext:value-type="float">
            <text:p>-0.3351462661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AD52]-[.AD49]" office:value-type="float" office:value="0.2353903054" calcext:value-type="float">
            <text:p>0.2353903054</text:p>
          </table:table-cell>
          <table:table-cell table:style-name="Default" table:formula="of:=[.AD53]*conv" office:value-type="float" office:value="6.40529610781183" calcext:value-type="float">
            <text:p>6.4052961078</text:p>
          </table:table-cell>
          <table:table-cell table:style-name="ce24" table:formula="of:=[.AE34]-[.AE53]" office:value-type="float" office:value="-0.303693358766896" calcext:value-type="float">
            <text:p>-0.3036933588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AJ52]-[.AJ49]" office:value-type="float" office:value="0.223606932799999" calcext:value-type="float">
            <text:p>0.2236069328</text:p>
          </table:table-cell>
          <table:table-cell table:style-name="Default" table:formula="of:=[.AJ53]*conv" office:value-type="float" office:value="6.08465422528644" calcext:value-type="float">
            <text:p>6.0846542253</text:p>
          </table:table-cell>
          <table:table-cell table:style-name="ce24" table:formula="of:=[.AK34]-[.AK53]" office:value-type="float" office:value="-0.272007388621398" calcext:value-type="float">
            <text:p>-0.2720073886</text:p>
          </table:table-cell>
          <table:table-cell table:number-columns-repeated="986"/>
        </table:table-row>
        <table:table-row table:style-name="ro1">
          <table:table-cell table:style-name="ce19" table:formula="of:=MAX(MAX([.H54];[.N54];[.T54];[.Z54];[.AF54];[.AL54]);-MIN([.H54];[.N54];[.T54];[.Z54];[.AF54];[.AL54]))" office:value-type="float" office:value="7.29349548546347" calcext:value-type="float">
            <text:p>7.2934954855</text:p>
          </table:table-cell>
          <table:table-cell table:style-name="ce20" table:formula="of:=AVERAGE([.H54];[.N54];[.T54];[.Z54];[.AF54];[.AL54])" office:value-type="float" office:value="5.32746767594904" calcext:value-type="float">
            <text:p>5.3274676759</text:p>
          </table:table-cell>
          <table:table-cell table:style-name="ce20"/>
          <table:table-cell table:style-name="Default" table:number-columns-repeated="4"/>
          <table:table-cell table:style-name="ce20" table:formula="of:=ABS(([.H53]/[.G53])*100)" office:value-type="float" office:value="7.29349548546347" calcext:value-type="float">
            <text:p>7.2934954855</text:p>
          </table:table-cell>
          <table:table-cell table:number-columns-repeated="5"/>
          <table:table-cell table:style-name="ce20" table:formula="of:=ABS(([.N53]/[.M53])*100)" office:value-type="float" office:value="5.41023888588299" calcext:value-type="float">
            <text:p>5.4102388859</text:p>
          </table:table-cell>
          <table:table-cell table:number-columns-repeated="5"/>
          <table:table-cell table:style-name="ce20" table:formula="of:=ABS(([.T53]/[.S53])*100)" office:value-type="float" office:value="5.12481418316709" calcext:value-type="float">
            <text:p>5.1248141832</text:p>
          </table:table-cell>
          <table:table-cell table:number-columns-repeated="5"/>
          <table:table-cell table:style-name="ce20" table:formula="of:=ABS(([.Z53]/[.Y53])*100)" office:value-type="float" office:value="4.92458859782508" calcext:value-type="float">
            <text:p>4.9245885978</text:p>
          </table:table-cell>
          <table:table-cell table:number-columns-repeated="5"/>
          <table:table-cell table:style-name="ce20" table:formula="of:=ABS(([.AF53]/[.AE53])*100)" office:value-type="float" office:value="4.74128523732908" calcext:value-type="float">
            <text:p>4.7412852373</text:p>
          </table:table-cell>
          <table:table-cell table:number-columns-repeated="5"/>
          <table:table-cell table:style-name="ce20" table:formula="of:=ABS(([.AL53]/[.AK53])*100)" office:value-type="float" office:value="4.47038366602652" calcext:value-type="float">
            <text:p>4.470383666</text:p>
          </table:table-cell>
          <table:table-cell table:number-columns-repeated="986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18" office:value-type="string" calcext:value-type="string">
            <text:p>DFT</text:p>
          </table:table-cell>
          <table:table-cell table:style-name="ce18" office:value-type="string" calcext:value-type="string">
            <text:p>pbe0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15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 calcext:value-type="string">
            <text:p>Max HOMO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1 a" orbital eV</text:p>
          </table:table-cell>
          <table:table-cell table:style-name="Default" office:value-type="float" office:value="-7.977" calcext:value-type="float">
            <text:p>-7.977</text:p>
          </table:table-cell>
          <table:table-cell table:style-name="ce24" table:formula="of:=[.H37]-[.G57]" office:value-type="float" office:value="0.180000000000001" calcext:value-type="float">
            <text:p>0.18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2 a" orbital eV</text:p>
          </table:table-cell>
          <table:table-cell table:style-name="Default" office:value-type="float" office:value="-6.964" calcext:value-type="float">
            <text:p>-6.964</text:p>
          </table:table-cell>
          <table:table-cell table:style-name="ce24" table:formula="of:=[.N37]-[.M57]" office:value-type="float" office:value="0.223000000000001" calcext:value-type="float">
            <text:p>0.223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3 a" orbital eV</text:p>
          </table:table-cell>
          <table:table-cell table:style-name="Default" office:value-type="float" office:value="-6.443" calcext:value-type="float">
            <text:p>-6.443</text:p>
          </table:table-cell>
          <table:table-cell table:style-name="ce24" table:formula="of:=[.T37]-[.S57]" office:value-type="float" office:value="0.255999999999999" calcext:value-type="float">
            <text:p>0.256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4 a" orbital eV</text:p>
          </table:table-cell>
          <table:table-cell table:style-name="Default" office:value-type="float" office:value="-6.122" calcext:value-type="float">
            <text:p>-6.122</text:p>
          </table:table-cell>
          <table:table-cell table:style-name="ce24" table:formula="of:=[.Z37]-[.Y57]" office:value-type="float" office:value="0.277" calcext:value-type="float">
            <text:p>0.277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5 a" orbital eV</text:p>
          </table:table-cell>
          <table:table-cell table:style-name="Default" office:value-type="float" office:value="-5.905" calcext:value-type="float">
            <text:p>-5.905</text:p>
          </table:table-cell>
          <table:table-cell table:style-name="ce24" table:formula="of:=[.AF37]-[.AE57]" office:value-type="float" office:value="0.294" calcext:value-type="float">
            <text:p>0.294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6 a" orbital eV</text:p>
          </table:table-cell>
          <table:table-cell table:style-name="Default" office:value-type="float" office:value="-5.747" calcext:value-type="float">
            <text:p>-5.747</text:p>
          </table:table-cell>
          <table:table-cell table:style-name="ce24" table:formula="of:=[.AL37]-[.AK57]" office:value-type="float" office:value="0.306" calcext:value-type="float">
            <text:p>0.306</text:p>
          </table:table-cell>
          <table:table-cell table:number-columns-repeated="986"/>
        </table:table-row>
        <table:table-row table:style-name="ro1">
          <table:table-cell table:style-name="ce19" table:formula="of:=MAX(MAX([.H58];[.N58];[.T58];[.Z58];[.AF58];[.AL58]);-MIN([.H58];[.N58];[.T58];[.Z58];[.AF58];[.AL58]))" office:value-type="float" office:value="5.32451713937707" calcext:value-type="float">
            <text:p>5.3245171394</text:p>
          </table:table-cell>
          <table:table-cell table:style-name="ce20" table:formula="of:=AVERAGE([.H58];[.N58];[.T58];[.Z58];[.AF58];[.AL58])" office:value-type="float" office:value="4.04333136607763" calcext:value-type="float">
            <text:p>4.0433313661</text:p>
          </table:table-cell>
          <table:table-cell table:style-name="ce20"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8810383313" calcext:value-type="float">
            <text:p>-0.8810383313</text:p>
          </table:table-cell>
          <table:table-cell table:style-name="Default"/>
          <table:table-cell table:style-name="ce20" table:formula="of:=ABS(([.H57]/[.G57])*100)" office:value-type="float" office:value="2.25648740127868" calcext:value-type="float">
            <text:p>2.2564874013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1.7465605404" calcext:value-type="float">
            <text:p>-1.7465605404</text:p>
          </table:table-cell>
          <table:table-cell table:style-name="Default"/>
          <table:table-cell table:style-name="ce20" table:formula="of:=ABS(([.N57]/[.M57])*100)" office:value-type="float" office:value="3.20218265364734" calcext:value-type="float">
            <text:p>3.2021826536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2.6125822353" calcext:value-type="float">
            <text:p>-2.6125822353</text:p>
          </table:table-cell>
          <table:table-cell table:style-name="Default"/>
          <table:table-cell table:style-name="ce20" table:formula="of:=ABS(([.T57]/[.S57])*100)" office:value-type="float" office:value="3.97330436132235" calcext:value-type="float">
            <text:p>3.9733043613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3.4787117821" calcext:value-type="float">
            <text:p>-3.4787117821</text:p>
          </table:table-cell>
          <table:table-cell table:style-name="Default"/>
          <table:table-cell table:style-name="ce20" table:formula="of:=ABS(([.Z57]/[.Y57])*100)" office:value-type="float" office:value="4.52466514211042" calcext:value-type="float">
            <text:p>4.5246651421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4.3447518036" calcext:value-type="float">
            <text:p>-4.3447518036</text:p>
          </table:table-cell>
          <table:table-cell table:style-name="Default"/>
          <table:table-cell table:style-name="ce20" table:formula="of:=ABS(([.AF57]/[.AE57])*100)" office:value-type="float" office:value="4.9788314987299" calcext:value-type="float">
            <text:p>4.9788314987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5.2107472647" calcext:value-type="float">
            <text:p>-5.2107472647</text:p>
          </table:table-cell>
          <table:table-cell table:style-name="Default"/>
          <table:table-cell table:style-name="ce20" table:formula="of:=ABS(([.AL57]/[.AK57])*100)" office:value-type="float" office:value="5.32451713937707" calcext:value-type="float">
            <text:p>5.3245171394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2a”</text:p>
          </table:table-cell>
          <table:table-cell table:style-name="Default" office:value-type="float" office:value="-0.7324698562" calcext:value-type="float">
            <text:p>-0.7324698562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3a”</text:p>
          </table:table-cell>
          <table:table-cell table:style-name="Default" office:value-type="float" office:value="-1.6313282109" calcext:value-type="float">
            <text:p>-1.6313282109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4a”</text:p>
          </table:table-cell>
          <table:table-cell table:style-name="Default" office:value-type="float" office:value="-2.5245490312" calcext:value-type="float">
            <text:p>-2.5245490312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5a”</text:p>
          </table:table-cell>
          <table:table-cell table:style-name="Default" office:value-type="float" office:value="-3.4050967779" calcext:value-type="float">
            <text:p>-3.4050967779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6a”</text:p>
          </table:table-cell>
          <table:table-cell table:style-name="Default" office:value-type="float" office:value="-4.2814993562" calcext:value-type="float">
            <text:p>-4.2814993562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7a”</text:p>
          </table:table-cell>
          <table:table-cell table:style-name="Default" office:value-type="float" office:value="-5.1547721616" calcext:value-type="float">
            <text:p>-5.1547721616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 calcext:value-type="string">
            <text:p>Max s-t % error</text:p>
          </table:table-cell>
          <table:table-cell table:number-columns-repeated="2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F59]-[.F58]" office:value-type="float" office:value="0.1485684751" calcext:value-type="float">
            <text:p>0.1485684751</text:p>
          </table:table-cell>
          <table:table-cell table:style-name="ce11" table:formula="of:=[.F60]*conv" office:value-type="float" office:value="4.04275390052477" calcext:value-type="float">
            <text:p>4.0427539005</text:p>
          </table:table-cell>
          <table:table-cell table:style-name="ce24" table:formula="of:=[.G41]-[.G60]" office:value-type="float" office:value="0.294689835457684" calcext:value-type="float">
            <text:p>0.2946898355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L59]-[.L58]" office:value-type="float" office:value="0.1152323295" calcext:value-type="float">
            <text:p>0.1152323295</text:p>
          </table:table-cell>
          <table:table-cell table:style-name="ce11" table:formula="of:=[.L60]*conv" office:value-type="float" office:value="3.13563122485519" calcext:value-type="float">
            <text:p>3.1356312249</text:p>
          </table:table-cell>
          <table:table-cell table:style-name="ce24" table:formula="of:=[.M41]-[.M60]" office:value-type="float" office:value="0.0438566618699561" calcext:value-type="float">
            <text:p>0.0438566619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R59]-[.R58]" office:value-type="float" office:value="0.0880332040999998" calcext:value-type="float">
            <text:p>0.0880332041</text:p>
          </table:table-cell>
          <table:table-cell table:style-name="ce11" table:formula="of:=[.R60]*conv" office:value-type="float" office:value="2.39550536553207" calcext:value-type="float">
            <text:p>2.3955053655</text:p>
          </table:table-cell>
          <table:table-cell table:style-name="ce24" table:formula="of:=[.S41]-[.S60]" office:value-type="float" office:value="0.0770115624139938" calcext:value-type="float">
            <text:p>0.0770115624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X59]-[.X58]" office:value-type="float" office:value="0.0736150042000001" calcext:value-type="float">
            <text:p>0.0736150042</text:p>
          </table:table-cell>
          <table:table-cell table:style-name="ce11" table:formula="of:=[.X60]*conv" office:value-type="float" office:value="2.00316618425532" calcext:value-type="float">
            <text:p>2.0031661843</text:p>
          </table:table-cell>
          <table:table-cell table:style-name="ce24" table:formula="of:=[.Y41]-[.Y60]" office:value-type="float" office:value="0.0541913470605171" calcext:value-type="float">
            <text:p>0.0541913471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AD59]-[.AD58]" office:value-type="float" office:value="0.0632524474" calcext:value-type="float">
            <text:p>0.0632524474</text:p>
          </table:table-cell>
          <table:table-cell table:style-name="ce11" table:formula="of:=[.AD60]*conv" office:value-type="float" office:value="1.72118666676743" calcext:value-type="float">
            <text:p>1.7211866668</text:p>
          </table:table-cell>
          <table:table-cell table:style-name="ce24" table:formula="of:=[.AE41]-[.AE60]" office:value-type="float" office:value="0.0581368508712219" calcext:value-type="float">
            <text:p>0.0581368509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AJ59]-[.AJ58]" office:value-type="float" office:value="0.0559751030999998" calcext:value-type="float">
            <text:p>0.0559751031</text:p>
          </table:table-cell>
          <table:table-cell table:style-name="ce11" table:formula="of:=[.AJ60]*conv" office:value-type="float" office:value="1.52316005288124" calcext:value-type="float">
            <text:p>1.5231600529</text:p>
          </table:table-cell>
          <table:table-cell table:style-name="ce24" table:formula="of:=[.AK41]-[.AK60]" office:value-type="float" office:value="0.0595334969488586" calcext:value-type="float">
            <text:p>0.0595334969</text:p>
          </table:table-cell>
          <table:table-cell table:number-columns-repeated="986"/>
        </table:table-row>
        <table:table-row table:style-name="ro1">
          <table:table-cell table:style-name="ce19" table:formula="of:=MAX(MAX([.H61];[.N61];[.T61];[.Z61];[.AF61];[.AL61]);-MIN([.H61];[.N61];[.T61];[.Z61];[.AF61];[.AL61]))" office:value-type="float" office:value="7.28933402103531" calcext:value-type="float">
            <text:p>7.289334021</text:p>
          </table:table-cell>
          <table:table-cell table:style-name="ce20" table:formula="of:=AVERAGE([.H61];[.N61];[.T61];[.Z61];[.AF61];[.AL61])" office:value-type="float" office:value="3.64906334716394" calcext:value-type="float">
            <text:p>3.6490633472</text:p>
          </table:table-cell>
          <table:table-cell table:style-name="ce20"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4726886292" calcext:value-type="float">
            <text:p>-0.4726886292</text:p>
          </table:table-cell>
          <table:table-cell table:style-name="Default"/>
          <table:table-cell table:style-name="ce20" table:formula="of:=ABS(([.H60]/[.G60])*100)" office:value-type="float" office:value="7.28933402103531" calcext:value-type="float">
            <text:p>7.289334021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1.400045529" calcext:value-type="float">
            <text:p>-1.400045529</text:p>
          </table:table-cell>
          <table:table-cell table:style-name="Default"/>
          <table:table-cell table:style-name="ce20" table:formula="of:=ABS(([.N60]/[.M60])*100)" office:value-type="float" office:value="1.39865496689527" calcext:value-type="float">
            <text:p>1.3986549669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2.3001422926" calcext:value-type="float">
            <text:p>-2.3001422926</text:p>
          </table:table-cell>
          <table:table-cell table:style-name="Default"/>
          <table:table-cell table:style-name="ce20" table:formula="of:=ABS(([.T60]/[.S60])*100)" office:value-type="float" office:value="3.21483573036742" calcext:value-type="float">
            <text:p>3.2148357304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3.188246283" calcext:value-type="float">
            <text:p>-3.188246283</text:p>
          </table:table-cell>
          <table:table-cell table:style-name="Default"/>
          <table:table-cell table:style-name="ce20" table:formula="of:=ABS(([.Z60]/[.Y60])*100)" office:value-type="float" office:value="2.70528463821202" calcext:value-type="float">
            <text:p>2.7052846382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4.0698445824" calcext:value-type="float">
            <text:p>-4.0698445824</text:p>
          </table:table-cell>
          <table:table-cell table:style-name="Default"/>
          <table:table-cell table:style-name="ce20" table:formula="of:=ABS(([.AF60]/[.AE60])*100)" office:value-type="float" office:value="3.37771910471565" calcext:value-type="float">
            <text:p>3.3777191047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4.9475215649" calcext:value-type="float">
            <text:p>-4.9475215649</text:p>
          </table:table-cell>
          <table:table-cell table:style-name="Default"/>
          <table:table-cell table:style-name="ce20" table:formula="of:=ABS(([.AL60]/[.AK60])*100)" office:value-type="float" office:value="3.90855162175794" calcext:value-type="float">
            <text:p>3.908551621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x ionisation % error</text:p>
          </table:table-cell>
          <table:table-cell table:number-columns-repeated="2"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F61]-[.F58]" office:value-type="float" office:value="0.4083497021" calcext:value-type="float">
            <text:p>0.4083497021</text:p>
          </table:table-cell>
          <table:table-cell table:style-name="Default" table:formula="of:=[.F62]*conv" office:value-type="float" office:value="11.1117607543036" calcext:value-type="float">
            <text:p>11.1117607543</text:p>
          </table:table-cell>
          <table:table-cell table:style-name="ce24" table:formula="of:=[.G44]-[.G62]" office:value-type="float" office:value="-0.601950535981759" calcext:value-type="float">
            <text:p>-0.601950536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L61]-[.L58]" office:value-type="float" office:value="0.3465150114" calcext:value-type="float">
            <text:p>0.3465150114</text:p>
          </table:table-cell>
          <table:table-cell table:style-name="Default" table:formula="of:=[.L62]*conv" office:value-type="float" office:value="9.42915321022728" calcext:value-type="float">
            <text:p>9.4291532102</text:p>
          </table:table-cell>
          <table:table-cell table:style-name="ce24" table:formula="of:=[.M44]-[.M62]" office:value-type="float" office:value="-0.567246635537787" calcext:value-type="float">
            <text:p>-0.5672466355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R61]-[.R58]" office:value-type="float" office:value="0.3124399427" calcext:value-type="float">
            <text:p>0.3124399427</text:p>
          </table:table-cell>
          <table:table-cell table:style-name="Default" table:formula="of:=[.R62]*conv" office:value-type="float" office:value="8.50192341396767" calcext:value-type="float">
            <text:p>8.501923414</text:p>
          </table:table-cell>
          <table:table-cell table:style-name="ce24" table:formula="of:=[.S44]-[.S62]" office:value-type="float" office:value="-0.520844465658291" calcext:value-type="float">
            <text:p>-0.5208444657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X61]-[.X58]" office:value-type="float" office:value="0.2904654991" calcext:value-type="float">
            <text:p>0.2904654991</text:p>
          </table:table-cell>
          <table:table-cell table:style-name="Default" table:formula="of:=[.X62]*conv" office:value-type="float" office:value="7.90396837999451" calcext:value-type="float">
            <text:p>7.90396838</text:p>
          </table:table-cell>
          <table:table-cell table:style-name="ce24" table:formula="of:=[.Y44]-[.Y62]" office:value-type="float" office:value="-0.489321086256829" calcext:value-type="float">
            <text:p>-0.4893210863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AD61]-[.AD58]" office:value-type="float" office:value="0.2749072212" calcext:value-type="float">
            <text:p>0.2749072212</text:p>
          </table:table-cell>
          <table:table-cell table:style-name="Default" table:formula="of:=[.AD62]*conv" office:value-type="float" office:value="7.48060609789976" calcext:value-type="float">
            <text:p>7.4806060979</text:p>
          </table:table-cell>
          <table:table-cell table:style-name="ce24" table:formula="of:=[.AE44]-[.AE62]" office:value-type="float" office:value="-0.466838760105498" calcext:value-type="float">
            <text:p>-0.4668387601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AJ61]-[.AJ58]" office:value-type="float" office:value="0.2632256998" calcext:value-type="float">
            <text:p>0.2632256998</text:p>
          </table:table-cell>
          <table:table-cell table:style-name="Default" table:formula="of:=[.AJ62]*conv" office:value-type="float" office:value="7.16273572753939" calcext:value-type="float">
            <text:p>7.1627357275</text:p>
          </table:table-cell>
          <table:table-cell table:style-name="ce24" table:formula="of:=[.AK44]-[.AK62]" office:value-type="float" office:value="-0.449388072014022" calcext:value-type="float">
            <text:p>-0.449388072</text:p>
          </table:table-cell>
          <table:table-cell table:number-columns-repeated="986"/>
        </table:table-row>
        <table:table-row table:style-name="ro1">
          <table:table-cell table:style-name="ce19" table:formula="of:=MAX(MAX([.H63];[.N63];[.T63];[.Z63];[.AF63];[.AL63]);-MIN([.H63];[.N63];[.T63];[.Z63];[.AF63];[.AL63]))" office:value-type="float" office:value="6.27397253100109" calcext:value-type="float">
            <text:p>6.273972531</text:p>
          </table:table-cell>
          <table:table-cell table:style-name="ce20" table:formula="of:=AVERAGE([.H63];[.N63];[.T63];[.Z63];[.AF63];[.AL63])" office:value-type="float" office:value="6.04412825044445" calcext:value-type="float">
            <text:p>6.0441282504</text:p>
          </table:table-cell>
          <table:table-cell table:style-name="ce20"/>
          <table:table-cell/>
          <table:table-cell office:value-type="string" calcext:value-type="string">
            <text:p>triplet S*S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" table:formula="of:=ABS(([.H62]/[.G62])*100)" office:value-type="float" office:value="5.41723808936964" calcext:value-type="float">
            <text:p>5.4172380894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00197085" calcext:value-type="float">
            <text:p>2.00197085</text:p>
          </table:table-cell>
          <table:table-cell/>
          <table:table-cell table:style-name="ce20" table:formula="of:=ABS(([.N62]/[.M62])*100)" office:value-type="float" office:value="6.01588099048519" calcext:value-type="float">
            <text:p>6.0158809905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08583815" calcext:value-type="float">
            <text:p>2.08583815</text:p>
          </table:table-cell>
          <table:table-cell/>
          <table:table-cell table:style-name="ce20" table:formula="of:=ABS(([.T62]/[.S62])*100)" office:value-type="float" office:value="6.12619568887911" calcext:value-type="float">
            <text:p>6.1261956889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09828639" calcext:value-type="float">
            <text:p>2.09828639</text:p>
          </table:table-cell>
          <table:table-cell/>
          <table:table-cell table:style-name="ce20" table:formula="of:=ABS(([.Z62]/[.Y62])*100)" office:value-type="float" office:value="6.19082798326135" calcext:value-type="float">
            <text:p>6.1908279833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14018962" calcext:value-type="float">
            <text:p>2.14018962</text:p>
          </table:table-cell>
          <table:table-cell/>
          <table:table-cell table:style-name="ce20" table:formula="of:=ABS(([.AF62]/[.AE62])*100)" office:value-type="float" office:value="6.24065421967033" calcext:value-type="float">
            <text:p>6.2406542197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17554963" calcext:value-type="float">
            <text:p>2.17554963</text:p>
          </table:table-cell>
          <table:table-cell/>
          <table:table-cell table:style-name="ce20" table:formula="of:=ABS(([.AL62]/[.AK62])*100)" office:value-type="float" office:value="6.27397253100109" calcext:value-type="float">
            <text:p>6.273972531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DFT</text:p>
          </table:table-cell>
          <table:table-cell table:style-name="ce17" office:value-type="string" calcext:value-type="string">
            <text:p>pbe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5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 office:value-type="float" office:value="-6.559" calcext:value-type="float">
            <text:p>-6.559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 office:value-type="float" office:value="-5.683" calcext:value-type="float">
            <text:p>-5.683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 office:value-type="float" office:value="-5.238" calcext:value-type="float">
            <text:p>-5.238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 office:value-type="float" office:value="-4.969" calcext:value-type="float">
            <text:p>-4.969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 office:value-type="float" office:value="-4.789" calcext:value-type="float">
            <text:p>-4.789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 office:value-type="float" office:value="-4.66" calcext:value-type="float">
            <text:p>-4.66</text:p>
          </table:table-cell>
          <table:table-cell/>
          <table:table-cell>
            <draw:frame table:end-cell-address="'Short Alkene Results'.AS78" table:end-x="5.66mm" table:end-y="1.74mm" draw:z-index="8" draw:style-name="gr1" draw:text-style-name="P1" svg:width="130.53mm" svg:height="61.18mm" svg:x="17.37mm" svg:y="1.14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64:'Short Alkene Results'.D64 'Short Alkene Results'.G69:'Short Alkene Results'.G69 'Short Alkene Results'.M69:'Short Alkene Results'.M69 'Short Alkene Results'.S69:'Short Alkene Results'.S69 'Short Alkene Results'.Y69:'Short Alkene Results'.Y69 'Short Alkene Results'.AE69:'Short Alkene Results'.AE69 'Short Alkene Results'.AK69:'Short Alkene Results'.AK69 'Short Alkene Results'.D73:'Short Alkene Results'.D73 'Short Alkene Results'.G78:'Short Alkene Results'.G78 'Short Alkene Results'.M78:'Short Alkene Results'.M78 'Short Alkene Results'.S78:'Short Alkene Results'.S78 'Short Alkene Results'.Y78:'Short Alkene Results'.Y78 'Short Alkene Results'.AE78:'Short Alkene Results'.AE78 'Short Alkene Results'.AK78:'Short Alkene Results'.AK78"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'Short Alkene Results'.AY78" table:end-x="12.1mm" table:end-y="2.64mm" draw:z-index="9" draw:style-name="gr1" draw:text-style-name="P1" svg:width="130.31mm" svg:height="61.18mm" svg:x="0.33mm" svg:y="2.04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64:'Short Alkene Results'.D64 'Short Alkene Results'.G71:'Short Alkene Results'.G71 'Short Alkene Results'.M71:'Short Alkene Results'.M71 'Short Alkene Results'.S71:'Short Alkene Results'.S71 'Short Alkene Results'.Y71:'Short Alkene Results'.Y71 'Short Alkene Results'.AE71:'Short Alkene Results'.AE71 'Short Alkene Results'.AK71:'Short Alkene Results'.AK71 'Short Alkene Results'.D73:'Short Alkene Results'.D73 'Short Alkene Results'.G80:'Short Alkene Results'.G80 'Short Alkene Results'.M80:'Short Alkene Results'.M80 'Short Alkene Results'.S80:'Short Alkene Results'.S80 'Short Alkene Results'.Y80:'Short Alkene Results'.Y80 'Short Alkene Results'.AE80:'Short Alkene Results'.AE80 'Short Alkene Results'.AK80:'Short Alkene Results'.AK80"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4"/>
          <table:table-cell>
            <draw:frame table:end-cell-address="'Short Alkene Results'.BE78" table:end-x="5.28mm" table:end-y="3.96mm" draw:z-index="10" draw:style-name="gr1" draw:text-style-name="P1" svg:width="130.58mm" svg:height="61.45mm" svg:x="16.94mm" svg:y="3.09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64:'Short Alkene Results'.D64 'Short Alkene Results'.G66:'Short Alkene Results'.G66 'Short Alkene Results'.M66:'Short Alkene Results'.M66 'Short Alkene Results'.S66:'Short Alkene Results'.S66 'Short Alkene Results'.Y66:'Short Alkene Results'.Y66 'Short Alkene Results'.AE66:'Short Alkene Results'.AE66 'Short Alkene Results'.AK66:'Short Alkene Results'.AK66 'Short Alkene Results'.D73:'Short Alkene Results'.D73 'Short Alkene Results'.G75:'Short Alkene Results'.G75 'Short Alkene Results'.M75:'Short Alkene Results'.M75 'Short Alkene Results'.S75:'Short Alkene Results'.S75 'Short Alkene Results'.Y75:'Short Alkene Results'.Y75 'Short Alkene Results'.AE75:'Short Alkene Results'.AE75 'Short Alkene Results'.AK75:'Short Alkene Results'.AK75"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4018716989" calcext:value-type="float">
            <text:p>-78.401871698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6444945311" calcext:value-type="float">
            <text:p>-155.644494531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2.8894311149" calcext:value-type="float">
            <text:p>-232.889431114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1352803205" calcext:value-type="float">
            <text:p>-310.135280320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3815658287" calcext:value-type="float">
            <text:p>-387.381565828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4.628090866" calcext:value-type="float">
            <text:p>-464.628090866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2380358069" calcext:value-type="float">
            <text:p>-78.238035806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5306231574" calcext:value-type="float">
            <text:p>-155.5306231574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2.8030785737" calcext:value-type="float">
            <text:p>-232.803078573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0655657302" calcext:value-type="float">
            <text:p>-310.065565730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322977201" calcext:value-type="float">
            <text:p>-387.32297720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4.5774621517" calcext:value-type="float">
            <text:p>-464.5774621517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68]-[.F67]" office:value-type="float" office:value="0.163835891999995" calcext:value-type="float">
            <text:p>0.163835892</text:p>
          </table:table-cell>
          <table:table-cell table:style-name="ce11" table:formula="of:=[.F69]*conv" office:value-type="float" office:value="4.45820145211232" calcext:value-type="float">
            <text:p>4.4582014521</text:p>
          </table:table-cell>
          <table:table-cell table:number-columns-repeated="2"/>
          <table:table-cell table:style-name="Default" table:number-columns-repeated="2"/>
          <table:table-cell table:style-name="ce11" table:formula="of:=[.L68]-[.L67]" office:value-type="float" office:value="0.113871373700022" calcext:value-type="float">
            <text:p>0.1138713737</text:p>
          </table:table-cell>
          <table:table-cell table:style-name="ce11" table:formula="of:=[.L69]*conv" office:value-type="float" office:value="3.09859773329448" calcext:value-type="float">
            <text:p>3.0985977333</text:p>
          </table:table-cell>
          <table:table-cell table:number-columns-repeated="2"/>
          <table:table-cell table:style-name="Default" table:number-columns-repeated="2"/>
          <table:table-cell table:style-name="ce11" table:formula="of:=[.R68]-[.R67]" office:value-type="float" office:value="0.0863525412000001" calcext:value-type="float">
            <text:p>0.0863525412</text:p>
          </table:table-cell>
          <table:table-cell table:style-name="ce11" table:formula="of:=[.R69]*conv" office:value-type="float" office:value="2.3497722011453" calcext:value-type="float">
            <text:p>2.3497722011</text:p>
          </table:table-cell>
          <table:table-cell table:number-columns-repeated="2"/>
          <table:table-cell table:style-name="Default" table:number-columns-repeated="2"/>
          <table:table-cell table:style-name="ce11" table:formula="of:=[.X68]-[.X67]" office:value-type="float" office:value="0.0697145903000092" calcext:value-type="float">
            <text:p>0.0697145903</text:p>
          </table:table-cell>
          <table:table-cell table:style-name="ce11" table:formula="of:=[.X69]*conv" office:value-type="float" office:value="1.89703052191352" calcext:value-type="float">
            <text:p>1.8970305219</text:p>
          </table:table-cell>
          <table:table-cell table:number-columns-repeated="2"/>
          <table:table-cell table:style-name="Default" table:number-columns-repeated="2"/>
          <table:table-cell table:style-name="ce11" table:formula="of:=[.AD68]-[.AD67]" office:value-type="float" office:value="0.0585886276999759" calcext:value-type="float">
            <text:p>0.0585886277</text:p>
          </table:table-cell>
          <table:table-cell table:style-name="ce11" table:formula="of:=[.AD69]*conv" office:value-type="float" office:value="1.59427767567139" calcext:value-type="float">
            <text:p>1.5942776757</text:p>
          </table:table-cell>
          <table:table-cell table:number-columns-repeated="2"/>
          <table:table-cell table:style-name="Default" table:number-columns-repeated="2"/>
          <table:table-cell table:style-name="ce11" table:formula="of:=[.AJ68]-[.AJ67]" office:value-type="float" office:value="0.0506287142999895" calcext:value-type="float">
            <text:p>0.0506287143</text:p>
          </table:table-cell>
          <table:table-cell table:style-name="ce11" table:formula="of:=[.AJ69]*conv" office:value-type="float" office:value="1.37767741155766" calcext:value-type="float">
            <text:p>1.3776774116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78.0130110359" calcext:value-type="float">
            <text:p>-78.013011035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155.3207614012" calcext:value-type="float">
            <text:p>-155.320761401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232.5998517699" calcext:value-type="float">
            <text:p>-232.599851769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09.8676081261" calcext:value-type="float">
            <text:p>-309.867608126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87.1293971247" calcext:value-type="float">
            <text:p>-387.129397124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464.3876000691" calcext:value-type="float">
            <text:p>-464.3876000691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70]-[.F67]" office:value-type="float" office:value="0.388860662999988" calcext:value-type="float">
            <text:p>0.388860663</text:p>
          </table:table-cell>
          <table:table-cell table:style-name="Default" table:formula="of:=[.F71]*conv" office:value-type="float" office:value="10.5814370178176" calcext:value-type="float">
            <text:p>10.5814370178</text:p>
          </table:table-cell>
          <table:table-cell table:number-columns-repeated="2"/>
          <table:table-cell table:style-name="Default" table:number-columns-repeated="2"/>
          <table:table-cell table:style-name="Default" table:formula="of:=[.L70]-[.L67]" office:value-type="float" office:value="0.323733129900006" calcext:value-type="float">
            <text:p>0.3237331299</text:p>
          </table:table-cell>
          <table:table-cell table:style-name="Default" table:formula="of:=[.L71]*conv" office:value-type="float" office:value="8.80922667309751" calcext:value-type="float">
            <text:p>8.8092266731</text:p>
          </table:table-cell>
          <table:table-cell table:number-columns-repeated="2"/>
          <table:table-cell table:style-name="Default" table:number-columns-repeated="2"/>
          <table:table-cell table:style-name="Default" table:formula="of:=[.R70]-[.R67]" office:value-type="float" office:value="0.289579344999993" calcext:value-type="float">
            <text:p>0.289579345</text:p>
          </table:table-cell>
          <table:table-cell table:style-name="Default" table:formula="of:=[.R71]*conv" office:value-type="float" office:value="7.87985490005296" calcext:value-type="float">
            <text:p>7.8798549001</text:p>
          </table:table-cell>
          <table:table-cell table:number-columns-repeated="2"/>
          <table:table-cell table:style-name="Default" table:number-columns-repeated="2"/>
          <table:table-cell table:style-name="Default" table:formula="of:=[.X70]-[.X67]" office:value-type="float" office:value="0.267672194400006" calcext:value-type="float">
            <text:p>0.2676721944</text:p>
          </table:table-cell>
          <table:table-cell table:style-name="Default" table:formula="of:=[.X71]*conv" office:value-type="float" office:value="7.28373100177732" calcext:value-type="float">
            <text:p>7.2837310018</text:p>
          </table:table-cell>
          <table:table-cell table:number-columns-repeated="2"/>
          <table:table-cell table:style-name="Default" table:number-columns-repeated="2"/>
          <table:table-cell table:style-name="Default" table:formula="of:=[.AD70]-[.AD67]" office:value-type="float" office:value="0.252168703999985" calcext:value-type="float">
            <text:p>0.252168704</text:p>
          </table:table-cell>
          <table:table-cell table:style-name="Default" table:formula="of:=[.AD71]*conv" office:value-type="float" office:value="6.86185956341027" calcext:value-type="float">
            <text:p>6.8618595634</text:p>
          </table:table-cell>
          <table:table-cell table:number-columns-repeated="2"/>
          <table:table-cell table:style-name="Default" table:number-columns-repeated="2"/>
          <table:table-cell table:style-name="Default" table:formula="of:=[.AJ70]-[.AJ67]" office:value-type="float" office:value="0.240490796899962" calcext:value-type="float">
            <text:p>0.2404907969</text:p>
          </table:table-cell>
          <table:table-cell table:style-name="Default" table:formula="of:=[.AJ71]*conv" office:value-type="float" office:value="6.54408754315628" calcext:value-type="float">
            <text:p>6.5440875432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DFT</text:p>
          </table:table-cell>
          <table:table-cell table:style-name="ce18" office:value-type="string" calcext:value-type="string">
            <text:p>pbe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 calcext:value-type="string">
            <text:p>Max HOMO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 office:value-type="float" office:value="-7.016" calcext:value-type="float">
            <text:p>-7.016</text:p>
          </table:table-cell>
          <table:table-cell table:style-name="ce24" table:formula="of:=[.G66]-[.G75]" office:value-type="float" office:value="0.457" calcext:value-type="float">
            <text:p>0.457</text:p>
          </table:table-cell>
          <table:table-cell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 office:value-type="float" office:value="-6.154" calcext:value-type="float">
            <text:p>-6.154</text:p>
          </table:table-cell>
          <table:table-cell table:style-name="ce24" table:formula="of:=[.M66]-[.M75]" office:value-type="float" office:value="0.471" calcext:value-type="float">
            <text:p>0.471</text:p>
          </table:table-cell>
          <table:table-cell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 office:value-type="float" office:value="-5.725" calcext:value-type="float">
            <text:p>-5.725</text:p>
          </table:table-cell>
          <table:table-cell table:style-name="ce24" table:formula="of:=[.S66]-[.S75]" office:value-type="float" office:value="0.486999999999999" calcext:value-type="float">
            <text:p>0.487</text:p>
          </table:table-cell>
          <table:table-cell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 office:value-type="float" office:value="-5.466" calcext:value-type="float">
            <text:p>-5.466</text:p>
          </table:table-cell>
          <table:table-cell table:style-name="ce24" table:formula="of:=[.Y66]-[.Y75]" office:value-type="float" office:value="0.497" calcext:value-type="float">
            <text:p>0.497</text:p>
          </table:table-cell>
          <table:table-cell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 office:value-type="float" office:value="-5.292" calcext:value-type="float">
            <text:p>-5.292</text:p>
          </table:table-cell>
          <table:table-cell table:style-name="ce24" table:formula="of:=[.AE66]-[.AE75]" office:value-type="float" office:value="0.503" calcext:value-type="float">
            <text:p>0.503</text:p>
          </table:table-cell>
          <table:table-cell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 office:value-type="float" office:value="-5.168" calcext:value-type="float">
            <text:p>-5.168</text:p>
          </table:table-cell>
          <table:table-cell table:style-name="ce24" table:formula="of:=[.AK66]-[.AK75]" office:value-type="float" office:value="0.508" calcext:value-type="float">
            <text:p>0.508</text:p>
          </table:table-cell>
          <table:table-cell table:number-columns-repeated="986"/>
        </table:table-row>
        <table:table-row table:style-name="ro1">
          <table:table-cell table:style-name="ce19" table:formula="of:=MAX(MAX([.H76];[.N76];[.T76];[.Z76];[.AF76];[.AL76]);-MIN([.H76];[.N76];[.T76];[.Z76];[.AF76];[.AL76]))" office:value-type="float" office:value="9.8297213622291" calcext:value-type="float">
            <text:p>9.8297213622</text:p>
          </table:table-cell>
          <table:table-cell table:style-name="ce20" table:formula="of:=AVERAGE([.H76];[.N76];[.T76];[.Z76];[.AF76];[.AL76])" office:value-type="float" office:value="8.5168330988529" calcext:value-type="float">
            <text:p>8.5168330989</text:p>
          </table:table-cell>
          <table:table-cell table:style-name="ce20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8963861212" calcext:value-type="float">
            <text:p>-0.8963861212</text:p>
          </table:table-cell>
          <table:table-cell table:style-name="Default"/>
          <table:table-cell table:style-name="ce20" table:formula="of:=ABS(([.H75]/[.G75])*100)" office:value-type="float" office:value="6.51368301026226" calcext:value-type="float">
            <text:p>6.5136830103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800322954" calcext:value-type="float">
            <text:p>-1.7800322954</text:p>
          </table:table-cell>
          <table:table-cell table:style-name="Default"/>
          <table:table-cell table:style-name="ce20" table:formula="of:=ABS(([.N75]/[.M75])*100)" office:value-type="float" office:value="7.65355866103348" calcext:value-type="float">
            <text:p>7.653558661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647753209" calcext:value-type="float">
            <text:p>-2.6647753209</text:p>
          </table:table-cell>
          <table:table-cell table:style-name="Default"/>
          <table:table-cell table:style-name="ce20" table:formula="of:=ABS(([.T75]/[.S75])*100)" office:value-type="float" office:value="8.5065502183406" calcext:value-type="float">
            <text:p>8.5065502183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5498810493" calcext:value-type="float">
            <text:p>-3.5498810493</text:p>
          </table:table-cell>
          <table:table-cell table:style-name="Default"/>
          <table:table-cell table:style-name="ce20" table:formula="of:=ABS(([.Z75]/[.Y75])*100)" office:value-type="float" office:value="9.09257226491035" calcext:value-type="float">
            <text:p>9.0925722649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4351979983" calcext:value-type="float">
            <text:p>-4.4351979983</text:p>
          </table:table-cell>
          <table:table-cell table:style-name="Default"/>
          <table:table-cell table:style-name="ce20" table:formula="of:=ABS(([.AF75]/[.AE75])*100)" office:value-type="float" office:value="9.50491307634165" calcext:value-type="float">
            <text:p>9.5049130763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5.3205786439" calcext:value-type="float">
            <text:p>-5.3205786439</text:p>
          </table:table-cell>
          <table:table-cell table:style-name="Default"/>
          <table:table-cell table:style-name="ce20" table:formula="of:=ABS(([.AL75]/[.AK75])*100)" office:value-type="float" office:value="9.8297213622291" calcext:value-type="float">
            <text:p>9.829721362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511227376" calcext:value-type="float">
            <text:p>-0.7511227376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719566541" calcext:value-type="float">
            <text:p>-1.671956654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833485322" calcext:value-type="float">
            <text:p>-2.583348532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4843100177" calcext:value-type="float">
            <text:p>-3.484310017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4.380405373" calcext:value-type="float">
            <text:p>-4.38040537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5.2735415628" calcext:value-type="float">
            <text:p>-5.2735415628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 calcext:value-type="string">
            <text:p>Max s-t % error</text:p>
          </table:table-cell>
          <table:table-cell table:number-columns-repeated="2"/>
          <table:table-cell table:style-name="Default" table:number-columns-repeated="2"/>
          <table:table-cell table:style-name="ce11" table:formula="of:=[.F77]-[.F76]" office:value-type="float" office:value="0.1452633836" calcext:value-type="float">
            <text:p>0.1452633836</text:p>
          </table:table-cell>
          <table:table-cell table:style-name="ce11" table:formula="of:=[.F78]*conv" office:value-type="float" office:value="3.95281778491059" calcext:value-type="float">
            <text:p>3.9528177849</text:p>
          </table:table-cell>
          <table:table-cell table:style-name="ce24" table:formula="of:=[.G69]-[.G78]" office:value-type="float" office:value="0.50538366720173" calcext:value-type="float">
            <text:p>0.5053836672</text:p>
          </table:table-cell>
          <table:table-cell/>
          <table:table-cell table:style-name="Default" table:number-columns-repeated="2"/>
          <table:table-cell table:style-name="ce11" table:formula="of:=[.L77]-[.L76]" office:value-type="float" office:value="0.1080756413" calcext:value-type="float">
            <text:p>0.1080756413</text:p>
          </table:table-cell>
          <table:table-cell table:style-name="ce11" table:formula="of:=[.L78]*conv" office:value-type="float" office:value="2.94088783049838" calcext:value-type="float">
            <text:p>2.9408878305</text:p>
          </table:table-cell>
          <table:table-cell table:style-name="ce24" table:formula="of:=[.M69]-[.M78]" office:value-type="float" office:value="0.157709902796099" calcext:value-type="float">
            <text:p>0.1577099028</text:p>
          </table:table-cell>
          <table:table-cell/>
          <table:table-cell table:style-name="Default" table:number-columns-repeated="2"/>
          <table:table-cell table:style-name="ce11" table:formula="of:=[.R77]-[.R76]" office:value-type="float" office:value="0.0814267887" calcext:value-type="float">
            <text:p>0.0814267887</text:p>
          </table:table-cell>
          <table:table-cell table:style-name="ce11" table:formula="of:=[.R78]*conv" office:value-type="float" office:value="2.21573565591595" calcext:value-type="float">
            <text:p>2.2157356559</text:p>
          </table:table-cell>
          <table:table-cell table:style-name="ce24" table:formula="of:=[.S69]-[.S78]" office:value-type="float" office:value="0.134036545229341" calcext:value-type="float">
            <text:p>0.1340365452</text:p>
          </table:table-cell>
          <table:table-cell/>
          <table:table-cell table:style-name="Default" table:number-columns-repeated="2"/>
          <table:table-cell table:style-name="ce11" table:formula="of:=[.X77]-[.X76]" office:value-type="float" office:value="0.0655710316000002" calcext:value-type="float">
            <text:p>0.0655710316</text:p>
          </table:table-cell>
          <table:table-cell table:style-name="ce11" table:formula="of:=[.X78]*conv" office:value-type="float" office:value="1.78427855292926" calcext:value-type="float">
            <text:p>1.7842785529</text:p>
          </table:table-cell>
          <table:table-cell table:style-name="ce24" table:formula="of:=[.Y69]-[.Y78]" office:value-type="float" office:value="0.112751968984263" calcext:value-type="float">
            <text:p>0.112751969</text:p>
          </table:table-cell>
          <table:table-cell/>
          <table:table-cell table:style-name="Default" table:number-columns-repeated="2"/>
          <table:table-cell table:style-name="ce11" table:formula="of:=[.AD77]-[.AD76]" office:value-type="float" office:value="0.0547926252999993" calcext:value-type="float">
            <text:p>0.0547926253</text:p>
          </table:table-cell>
          <table:table-cell table:style-name="ce11" table:formula="of:=[.AD78]*conv" office:value-type="float" office:value="1.49098319480271" calcext:value-type="float">
            <text:p>1.4909831948</text:p>
          </table:table-cell>
          <table:table-cell table:style-name="ce24" table:formula="of:=[.AE69]-[.AE78]" office:value-type="float" office:value="0.103294480868685" calcext:value-type="float">
            <text:p>0.1032944809</text:p>
          </table:table-cell>
          <table:table-cell/>
          <table:table-cell table:style-name="Default" table:number-columns-repeated="2"/>
          <table:table-cell table:style-name="ce11" table:formula="of:=[.AJ77]-[.AJ76]" office:value-type="float" office:value="0.0470370811" calcext:value-type="float">
            <text:p>0.0470370811</text:p>
          </table:table-cell>
          <table:table-cell table:style-name="ce11" table:formula="of:=[.AJ78]*conv" office:value-type="float" office:value="1.27994409956978" calcext:value-type="float">
            <text:p>1.2799440996</text:p>
          </table:table-cell>
          <table:table-cell table:style-name="ce24" table:formula="of:=[.AK69]-[.AK78]" office:value-type="float" office:value="0.0977333119878785" calcext:value-type="float">
            <text:p>0.097733312</text:p>
          </table:table-cell>
          <table:table-cell table:number-columns-repeated="986"/>
        </table:table-row>
        <table:table-row table:style-name="ro1">
          <table:table-cell table:style-name="ce19" table:formula="of:=MAX(MAX([.H79];[.N79];[.T79];[.Z79];[.AF79];[.AL79]);-MIN([.H79];[.N79];[.T79];[.Z79];[.AF79];[.AL79]))" office:value-type="float" office:value="12.7854025837207" calcext:value-type="float">
            <text:p>12.7854025837</text:p>
          </table:table-cell>
          <table:table-cell table:style-name="ce20" table:formula="of:=AVERAGE([.H79];[.N79];[.T79];[.Z79];[.AF79];[.AL79])" office:value-type="float" office:value="7.51337519429519" calcext:value-type="float">
            <text:p>7.5133751943</text:p>
          </table:table-cell>
          <table:table-cell table:style-name="ce20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0.4828695541" calcext:value-type="float">
            <text:p>-0.4828695541</text:p>
          </table:table-cell>
          <table:table-cell table:style-name="Default"/>
          <table:table-cell table:style-name="ce20" table:formula="of:=ABS(([.H78]/[.G78])*100)" office:value-type="float" office:value="12.7854025837207" calcext:value-type="float">
            <text:p>12.7854025837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1.4288757858" calcext:value-type="float">
            <text:p>-1.4288757858</text:p>
          </table:table-cell>
          <table:table-cell table:style-name="Default"/>
          <table:table-cell table:style-name="ce20" table:formula="of:=ABS(([.N78]/[.M78])*100)" office:value-type="float" office:value="5.3626629741051" calcext:value-type="float">
            <text:p>5.3626629741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2.3489330782" calcext:value-type="float">
            <text:p>-2.3489330782</text:p>
          </table:table-cell>
          <table:table-cell table:style-name="Default"/>
          <table:table-cell table:style-name="ce20" table:formula="of:=ABS(([.T78]/[.S78])*100)" office:value-type="float" office:value="6.04930217516999" calcext:value-type="float">
            <text:p>6.0493021752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.2570011521" calcext:value-type="float">
            <text:p>-3.2570011521</text:p>
          </table:table-cell>
          <table:table-cell table:style-name="Default"/>
          <table:table-cell table:style-name="ce20" table:formula="of:=ABS(([.Z78]/[.Y78])*100)" office:value-type="float" office:value="6.31919095811347" calcext:value-type="float">
            <text:p>6.3191909581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4.1586584341" calcext:value-type="float">
            <text:p>-4.1586584341</text:p>
          </table:table-cell>
          <table:table-cell table:style-name="Default"/>
          <table:table-cell table:style-name="ce20" table:formula="of:=ABS(([.AF78]/[.AE78])*100)" office:value-type="float" office:value="6.92794400558979" calcext:value-type="float">
            <text:p>6.9279440056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5.0563735419" calcext:value-type="float">
            <text:p>-5.0563735419</text:p>
          </table:table-cell>
          <table:table-cell table:style-name="Default"/>
          <table:table-cell table:style-name="ce20" table:formula="of:=ABS(([.AL78]/[.AK78])*100)" office:value-type="float" office:value="7.6357484690721" calcext:value-type="float">
            <text:p>7.635748469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x ionisation % error</text:p>
          </table:table-cell>
          <table:table-cell table:number-columns-repeated="2"/>
          <table:table-cell table:style-name="Default" table:number-columns-repeated="2"/>
          <table:table-cell table:style-name="Default" table:formula="of:=[.F79]-[.F76]" office:value-type="float" office:value="0.4135165671" calcext:value-type="float">
            <text:p>0.4135165671</text:p>
          </table:table-cell>
          <table:table-cell table:style-name="Default" table:formula="of:=[.F80]*conv" office:value-type="float" office:value="11.2523583044782" calcext:value-type="float">
            <text:p>11.2523583045</text:p>
          </table:table-cell>
          <table:table-cell table:style-name="ce24" table:formula="of:=[.G71]-[.G80]" office:value-type="float" office:value="-0.670921286660541" calcext:value-type="float">
            <text:p>-0.6709212867</text:p>
          </table:table-cell>
          <table:table-cell/>
          <table:table-cell table:style-name="Default" table:number-columns-repeated="2"/>
          <table:table-cell table:style-name="Default" table:formula="of:=[.L79]-[.L76]" office:value-type="float" office:value="0.3511565096" calcext:value-type="float">
            <text:p>0.3511565096</text:p>
          </table:table-cell>
          <table:table-cell table:style-name="Default" table:formula="of:=[.L80]*conv" office:value-type="float" office:value="9.55545480240354" calcext:value-type="float">
            <text:p>9.5554548024</text:p>
          </table:table-cell>
          <table:table-cell table:style-name="ce24" table:formula="of:=[.M71]-[.M80]" office:value-type="float" office:value="-0.746228129306028" calcext:value-type="float">
            <text:p>-0.7462281293</text:p>
          </table:table-cell>
          <table:table-cell/>
          <table:table-cell table:style-name="Default" table:number-columns-repeated="2"/>
          <table:table-cell table:style-name="Default" table:formula="of:=[.R79]-[.R76]" office:value-type="float" office:value="0.3158422427" calcext:value-type="float">
            <text:p>0.3158422427</text:p>
          </table:table-cell>
          <table:table-cell table:style-name="Default" table:formula="of:=[.R80]*conv" office:value-type="float" office:value="8.59450470745202" calcext:value-type="float">
            <text:p>8.5945047075</text:p>
          </table:table-cell>
          <table:table-cell table:style-name="ce24" table:formula="of:=[.S71]-[.S80]" office:value-type="float" office:value="-0.714649807399062" calcext:value-type="float">
            <text:p>-0.7146498074</text:p>
          </table:table-cell>
          <table:table-cell/>
          <table:table-cell table:style-name="Default" table:number-columns-repeated="2"/>
          <table:table-cell table:style-name="Default" table:formula="of:=[.X79]-[.X76]" office:value-type="float" office:value="0.2928798972" calcext:value-type="float">
            <text:p>0.2928798972</text:p>
          </table:table-cell>
          <table:table-cell table:style-name="Default" table:formula="of:=[.X80]*conv" office:value-type="float" office:value="7.96966749502968" calcext:value-type="float">
            <text:p>7.969667495</text:p>
          </table:table-cell>
          <table:table-cell table:style-name="ce24" table:formula="of:=[.Y71]-[.Y80]" office:value-type="float" office:value="-0.685936493252356" calcext:value-type="float">
            <text:p>-0.6859364933</text:p>
          </table:table-cell>
          <table:table-cell/>
          <table:table-cell table:style-name="Default" table:number-columns-repeated="2"/>
          <table:table-cell table:style-name="Default" table:formula="of:=[.AD79]-[.AD76]" office:value-type="float" office:value="0.276539564199999" calcext:value-type="float">
            <text:p>0.2765395642</text:p>
          </table:table-cell>
          <table:table-cell table:style-name="Default" table:formula="of:=[.AD80]*conv" office:value-type="float" office:value="7.52502441090862" calcext:value-type="float">
            <text:p>7.5250244109</text:p>
          </table:table-cell>
          <table:table-cell table:style-name="ce24" table:formula="of:=[.AE71]-[.AE80]" office:value-type="float" office:value="-0.663164847498343" calcext:value-type="float">
            <text:p>-0.6631648475</text:p>
          </table:table-cell>
          <table:table-cell/>
          <table:table-cell table:style-name="Default" table:number-columns-repeated="2"/>
          <table:table-cell table:style-name="Default" table:formula="of:=[.AJ79]-[.AJ76]" office:value-type="float" office:value="0.264205102" calcext:value-type="float">
            <text:p>0.264205102</text:p>
          </table:table-cell>
          <table:table-cell table:style-name="Default" table:formula="of:=[.AJ80]*conv" office:value-type="float" office:value="7.18938661738372" calcext:value-type="float">
            <text:p>7.1893866174</text:p>
          </table:table-cell>
          <table:table-cell table:style-name="ce24" table:formula="of:=[.AK71]-[.AK80]" office:value-type="float" office:value="-0.645299074227436" calcext:value-type="float">
            <text:p>-0.6452990742</text:p>
          </table:table-cell>
          <table:table-cell table:number-columns-repeated="986"/>
        </table:table-row>
        <table:table-row table:style-name="ro1">
          <table:table-cell table:style-name="ce19" table:formula="of:=MAX(MAX([.H81];[.N81];[.T81];[.Z81];[.AF81];[.AL81]);-MIN([.H81];[.N81];[.T81];[.Z81];[.AF81];[.AL81]))" office:value-type="float" office:value="8.97571807679841" calcext:value-type="float">
            <text:p>8.9757180768</text:p>
          </table:table-cell>
          <table:table-cell table:style-name="ce20" table:formula="of:=AVERAGE([.H81];[.N81];[.T81];[.Z81];[.AF81];[.AL81])" office:value-type="float" office:value="8.08041451103436" calcext:value-type="float">
            <text:p>8.080414511</text:p>
          </table:table-cell>
          <table:table-cell table:style-name="ce20"/>
          <table:table-cell table:number-columns-repeated="4"/>
          <table:table-cell table:style-name="ce20" table:formula="of:=ABS(([.H80]/[.G80])*100)" office:value-type="float" office:value="5.96249487001788" calcext:value-type="float">
            <text:p>5.96249487</text:p>
          </table:table-cell>
          <table:table-cell table:number-columns-repeated="5"/>
          <table:table-cell table:style-name="ce20" table:formula="of:=ABS(([.N80]/[.M80])*100)" office:value-type="float" office:value="7.80944648619262" calcext:value-type="float">
            <text:p>7.8094464862</text:p>
          </table:table-cell>
          <table:table-cell table:number-columns-repeated="5"/>
          <table:table-cell table:style-name="ce20" table:formula="of:=ABS(([.T80]/[.S80])*100)" office:value-type="float" office:value="8.31519478695977" calcext:value-type="float">
            <text:p>8.315194787</text:p>
          </table:table-cell>
          <table:table-cell table:number-columns-repeated="5"/>
          <table:table-cell table:style-name="ce20" table:formula="of:=ABS(([.Z80]/[.Y80])*100)" office:value-type="float" office:value="8.60683954104916" calcext:value-type="float">
            <text:p>8.606839541</text:p>
          </table:table-cell>
          <table:table-cell table:number-columns-repeated="5"/>
          <table:table-cell table:style-name="ce20" table:formula="of:=ABS(([.AF80]/[.AE80])*100)" office:value-type="float" office:value="8.81279330518834" calcext:value-type="float">
            <text:p>8.8127933052</text:p>
          </table:table-cell>
          <table:table-cell table:number-columns-repeated="5"/>
          <table:table-cell table:style-name="ce20" table:formula="of:=ABS(([.AL80]/[.AK80])*100)" office:value-type="float" office:value="8.97571807679841" calcext:value-type="float">
            <text:p>8.9757180768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DFT</text:p>
          </table:table-cell>
          <table:table-cell table:style-name="ce17" office:value-type="string" calcext:value-type="string">
            <text:p>tpss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5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 office:value-type="float" office:value="-6.574" calcext:value-type="float">
            <text:p>-6.574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 office:value-type="float" office:value="-5.673" calcext:value-type="float">
            <text:p>-5.673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 office:value-type="float" office:value="-5.214" calcext:value-type="float">
            <text:p>-5.214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 office:value-type="float" office:value="-4.937" calcext:value-type="float">
            <text:p>-4.937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 office:value-type="float" office:value="-4.75" calcext:value-type="float">
            <text:p>-4.75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 office:value-type="float" office:value="-4.616" calcext:value-type="float">
            <text:p>-4.616</text:p>
          </table:table-cell>
          <table:table-cell/>
          <table:table-cell>
            <draw:frame table:end-cell-address="'Short Alkene Results'.AS96" table:end-x="3.09mm" table:end-y="4.41mm" draw:z-index="11" draw:style-name="gr1" draw:text-style-name="P1" svg:width="130.53mm" svg:height="61.35mm" svg:x="14.8mm" svg:y="3.65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82:'Short Alkene Results'.D82 'Short Alkene Results'.G87:'Short Alkene Results'.G87 'Short Alkene Results'.M87:'Short Alkene Results'.M87 'Short Alkene Results'.S87:'Short Alkene Results'.S87 'Short Alkene Results'.Y87:'Short Alkene Results'.Y87 'Short Alkene Results'.AE87:'Short Alkene Results'.AE87 'Short Alkene Results'.AK87:'Short Alkene Results'.AK87 'Short Alkene Results'.D91:'Short Alkene Results'.D91 'Short Alkene Results'.G96:'Short Alkene Results'.G96 'Short Alkene Results'.M96:'Short Alkene Results'.M96 'Short Alkene Results'.S96:'Short Alkene Results'.S96 'Short Alkene Results'.Y96:'Short Alkene Results'.Y96 'Short Alkene Results'.AE96:'Short Alkene Results'.AE96 'Short Alkene Results'.AK96:'Short Alkene Results'.AK96"/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AY96" table:end-x="5.5mm" table:end-y="2.45mm" draw:z-index="12" draw:style-name="gr1" draw:text-style-name="P1" svg:width="130.53mm" svg:height="61.34mm" svg:x="17.21mm" svg:y="1.7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82:'Short Alkene Results'.D82 'Short Alkene Results'.G89:'Short Alkene Results'.G89 'Short Alkene Results'.M89:'Short Alkene Results'.M89 'Short Alkene Results'.S89:'Short Alkene Results'.S89 'Short Alkene Results'.Y89:'Short Alkene Results'.Y89 'Short Alkene Results'.AE89:'Short Alkene Results'.AE89 'Short Alkene Results'.AK89:'Short Alkene Results'.AK89 'Short Alkene Results'.D91:'Short Alkene Results'.D91 'Short Alkene Results'.G98:'Short Alkene Results'.G98 'Short Alkene Results'.M98:'Short Alkene Results'.M98 'Short Alkene Results'.S98:'Short Alkene Results'.S98 'Short Alkene Results'.Y98:'Short Alkene Results'.Y98 'Short Alkene Results'.AE98:'Short Alkene Results'.AE98 'Short Alkene Results'.AK98:'Short Alkene Results'.AK98"/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BE96" table:end-x="4.34mm" table:end-y="3.24mm" draw:z-index="13" draw:style-name="gr1" draw:text-style-name="P1" svg:width="130.53mm" svg:height="61.34mm" svg:x="16.05mm" svg:y="2.49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82:'Short Alkene Results'.D82 'Short Alkene Results'.G84:'Short Alkene Results'.G84 'Short Alkene Results'.M84:'Short Alkene Results'.M84 'Short Alkene Results'.S84:'Short Alkene Results'.S84 'Short Alkene Results'.Y84:'Short Alkene Results'.Y84 'Short Alkene Results'.AE84:'Short Alkene Results'.AE84 'Short Alkene Results'.AK84:'Short Alkene Results'.AK84 'Short Alkene Results'.D91:'Short Alkene Results'.D91 'Short Alkene Results'.G93:'Short Alkene Results'.G93 'Short Alkene Results'.M93:'Short Alkene Results'.M93 'Short Alkene Results'.S93:'Short Alkene Results'.S93 'Short Alkene Results'.Y93:'Short Alkene Results'.Y93 'Short Alkene Results'.AE93:'Short Alkene Results'.AE93 'Short Alkene Results'.AK93:'Short Alkene Results'.AK93"/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5367227143" calcext:value-type="float">
            <text:p>-78.536722714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8978479588" calcext:value-type="float">
            <text:p>-155.897847958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3.261312683" calcext:value-type="float">
            <text:p>-233.26131268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6256842936" calcext:value-type="float">
            <text:p>-310.625684293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9904862975" calcext:value-type="float">
            <text:p>-387.990486297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5.3555220903" calcext:value-type="float">
            <text:p>-465.3555220903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3768838847" calcext:value-type="float">
            <text:p>-78.376883884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7853929453" calcext:value-type="float">
            <text:p>-155.785392945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3.1757510842" calcext:value-type="float">
            <text:p>-233.175751084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5563533461" calcext:value-type="float">
            <text:p>-310.556353346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9320921645" calcext:value-type="float">
            <text:p>-387.932092164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5.3049453088" calcext:value-type="float">
            <text:p>-465.3049453088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86]-[.F85]" office:value-type="float" office:value="0.159838829599991" calcext:value-type="float">
            <text:p>0.1598388296</text:p>
          </table:table-cell>
          <table:table-cell table:style-name="ce11" table:formula="of:=[.F87]*conv" office:value-type="float" office:value="4.34943585027534" calcext:value-type="float">
            <text:p>4.3494358503</text:p>
          </table:table-cell>
          <table:table-cell table:number-columns-repeated="2"/>
          <table:table-cell table:style-name="Default" table:number-columns-repeated="2"/>
          <table:table-cell table:style-name="ce11" table:formula="of:=[.L86]-[.L85]" office:value-type="float" office:value="0.112455013500011" calcext:value-type="float">
            <text:p>0.1124550135</text:p>
          </table:table-cell>
          <table:table-cell table:style-name="ce11" table:formula="of:=[.L87]*conv" office:value-type="float" office:value="3.06005661130148" calcext:value-type="float">
            <text:p>3.0600566113</text:p>
          </table:table-cell>
          <table:table-cell table:number-columns-repeated="2"/>
          <table:table-cell table:style-name="Default" table:number-columns-repeated="2"/>
          <table:table-cell table:style-name="ce11" table:formula="of:=[.R86]-[.R85]" office:value-type="float" office:value="0.0855615988000125" calcext:value-type="float">
            <text:p>0.0855615988</text:p>
          </table:table-cell>
          <table:table-cell table:style-name="ce11" table:formula="of:=[.R87]*conv" office:value-type="float" office:value="2.32824956338188" calcext:value-type="float">
            <text:p>2.3282495634</text:p>
          </table:table-cell>
          <table:table-cell table:number-columns-repeated="2"/>
          <table:table-cell table:style-name="Default" table:number-columns-repeated="2"/>
          <table:table-cell table:style-name="ce11" table:formula="of:=[.X86]-[.X85]" office:value-type="float" office:value="0.0693309474999637" calcext:value-type="float">
            <text:p>0.0693309475</text:p>
          </table:table-cell>
          <table:table-cell table:style-name="ce11" table:formula="of:=[.X87]*conv" office:value-type="float" office:value="1.88659107017083" calcext:value-type="float">
            <text:p>1.8865910702</text:p>
          </table:table-cell>
          <table:table-cell table:number-columns-repeated="2"/>
          <table:table-cell table:style-name="Default" table:number-columns-repeated="2"/>
          <table:table-cell table:style-name="ce11" table:formula="of:=[.AD86]-[.AD85]" office:value-type="float" office:value="0.0583941330000357" calcext:value-type="float">
            <text:p>0.058394133</text:p>
          </table:table-cell>
          <table:table-cell table:style-name="ce11" table:formula="of:=[.AD87]*conv" office:value-type="float" office:value="1.58898520560811" calcext:value-type="float">
            <text:p>1.5889852056</text:p>
          </table:table-cell>
          <table:table-cell table:number-columns-repeated="2"/>
          <table:table-cell table:style-name="Default" table:number-columns-repeated="2"/>
          <table:table-cell table:style-name="ce11" table:formula="of:=[.AJ86]-[.AJ85]" office:value-type="float" office:value="0.0505767815000127" calcext:value-type="float">
            <text:p>0.0505767815</text:p>
          </table:table-cell>
          <table:table-cell table:style-name="ce11" table:formula="of:=[.AJ87]*conv" office:value-type="float" office:value="1.37626424816933" calcext:value-type="float">
            <text:p>1.3762642482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78.1531763552" calcext:value-type="float">
            <text:p>-78.153176355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155.5780631564" calcext:value-type="float">
            <text:p>-155.578063156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232.9752074243" calcext:value-type="float">
            <text:p>-232.975207424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10.36124259" calcext:value-type="float">
            <text:p>-310.3612425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87.7414222935" calcext:value-type="float">
            <text:p>-387.741422293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465.1180522388" calcext:value-type="float">
            <text:p>-465.1180522388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88]-[.F85]" office:value-type="float" office:value="0.383546359099995" calcext:value-type="float">
            <text:p>0.3835463591</text:p>
          </table:table-cell>
          <table:table-cell table:style-name="Default" table:formula="of:=[.F89]*conv" office:value-type="float" office:value="10.436827451045" calcext:value-type="float">
            <text:p>10.436827451</text:p>
          </table:table-cell>
          <table:table-cell table:number-columns-repeated="2"/>
          <table:table-cell table:style-name="Default" table:number-columns-repeated="2"/>
          <table:table-cell table:style-name="Default" table:formula="of:=[.L88]-[.L85]" office:value-type="float" office:value="0.319784802400022" calcext:value-type="float">
            <text:p>0.3197848024</text:p>
          </table:table-cell>
          <table:table-cell table:style-name="Default" table:formula="of:=[.L89]*conv" office:value-type="float" office:value="8.70178721536353" calcext:value-type="float">
            <text:p>8.7017872154</text:p>
          </table:table-cell>
          <table:table-cell table:number-columns-repeated="2"/>
          <table:table-cell table:style-name="Default" table:number-columns-repeated="2"/>
          <table:table-cell table:style-name="Default" table:formula="of:=[.R88]-[.R85]" office:value-type="float" office:value="0.28610525869999" calcext:value-type="float">
            <text:p>0.2861052587</text:p>
          </table:table-cell>
          <table:table-cell table:style-name="Default" table:formula="of:=[.R89]*conv" office:value-type="float" office:value="7.78532020195741" calcext:value-type="float">
            <text:p>7.785320202</text:p>
          </table:table-cell>
          <table:table-cell table:number-columns-repeated="2"/>
          <table:table-cell table:style-name="Default" table:number-columns-repeated="2"/>
          <table:table-cell table:style-name="Default" table:formula="of:=[.X88]-[.X85]" office:value-type="float" office:value="0.264441703599971" calcext:value-type="float">
            <text:p>0.2644417036</text:p>
          </table:table-cell>
          <table:table-cell table:style-name="Default" table:formula="of:=[.X89]*conv" office:value-type="float" office:value="7.19582487449384" calcext:value-type="float">
            <text:p>7.1958248745</text:p>
          </table:table-cell>
          <table:table-cell table:number-columns-repeated="2"/>
          <table:table-cell table:style-name="Default" table:number-columns-repeated="2"/>
          <table:table-cell table:style-name="Default" table:formula="of:=[.AD88]-[.AD85]" office:value-type="float" office:value="0.24906400399999" calcext:value-type="float">
            <text:p>0.249064004</text:p>
          </table:table-cell>
          <table:table-cell table:style-name="Default" table:formula="of:=[.AD89]*conv" office:value-type="float" office:value="6.77737637795327" calcext:value-type="float">
            <text:p>6.777376378</text:p>
          </table:table-cell>
          <table:table-cell table:number-columns-repeated="2"/>
          <table:table-cell table:style-name="Default" table:number-columns-repeated="2"/>
          <table:table-cell table:style-name="Default" table:formula="of:=[.AJ88]-[.AJ85]" office:value-type="float" office:value="0.237469851500009" calcext:value-type="float">
            <text:p>0.2374698515</text:p>
          </table:table-cell>
          <table:table-cell table:style-name="Default" table:formula="of:=[.AJ89]*conv" office:value-type="float" office:value="6.46188343632465" calcext:value-type="float">
            <text:p>6.4618834363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DFT</text:p>
          </table:table-cell>
          <table:table-cell table:style-name="ce18" office:value-type="string" calcext:value-type="string">
            <text:p>tpss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 calcext:value-type="string">
            <text:p>Max HOMO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 office:value-type="float" office:value="-7.252" calcext:value-type="float">
            <text:p>-7.252</text:p>
          </table:table-cell>
          <table:table-cell table:style-name="ce24" table:formula="of:=[.G84]-[.G93]" office:value-type="float" office:value="0.678" calcext:value-type="float">
            <text:p>0.678</text:p>
          </table:table-cell>
          <table:table-cell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 office:value-type="float" office:value="-6.368" calcext:value-type="float">
            <text:p>-6.368</text:p>
          </table:table-cell>
          <table:table-cell table:style-name="ce24" table:formula="of:=[.M84]-[.M93]" office:value-type="float" office:value="0.695" calcext:value-type="float">
            <text:p>0.695</text:p>
          </table:table-cell>
          <table:table-cell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 office:value-type="float" office:value="-5.93" calcext:value-type="float">
            <text:p>-5.93</text:p>
          </table:table-cell>
          <table:table-cell table:style-name="ce24" table:formula="of:=[.S84]-[.S93]" office:value-type="float" office:value="0.715999999999999" calcext:value-type="float">
            <text:p>0.716</text:p>
          </table:table-cell>
          <table:table-cell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 office:value-type="float" office:value="-5.661" calcext:value-type="float">
            <text:p>-5.661</text:p>
          </table:table-cell>
          <table:table-cell table:style-name="ce24" table:formula="of:=[.Y84]-[.Y93]" office:value-type="float" office:value="0.723999999999999" calcext:value-type="float">
            <text:p>0.724</text:p>
          </table:table-cell>
          <table:table-cell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 office:value-type="float" office:value="-5.481" calcext:value-type="float">
            <text:p>-5.481</text:p>
          </table:table-cell>
          <table:table-cell table:style-name="ce24" table:formula="of:=[.AE84]-[.AE93]" office:value-type="float" office:value="0.731" calcext:value-type="float">
            <text:p>0.731</text:p>
          </table:table-cell>
          <table:table-cell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 office:value-type="float" office:value="-5.351" calcext:value-type="float">
            <text:p>-5.351</text:p>
          </table:table-cell>
          <table:table-cell table:style-name="ce24" table:formula="of:=[.AK84]-[.AK93]" office:value-type="float" office:value="0.735" calcext:value-type="float">
            <text:p>0.735</text:p>
          </table:table-cell>
          <table:table-cell table:number-columns-repeated="986"/>
        </table:table-row>
        <table:table-row table:style-name="ro1">
          <table:table-cell table:style-name="ce19" table:formula="of:=MAX(MAX([.H94];[.N94];[.T94];[.Z94];[.AF94];[.AL94]);-MIN([.H94];[.N94];[.T94];[.Z94];[.AF94];[.AL94]))" office:value-type="float" office:value="13.7357503270417" calcext:value-type="float">
            <text:p>13.735750327</text:p>
          </table:table-cell>
          <table:table-cell table:style-name="ce20" table:formula="of:=AVERAGE([.H94];[.N94];[.T94];[.Z94];[.AF94];[.AL94])" office:value-type="float" office:value="12.0332135421448" calcext:value-type="float">
            <text:p>12.0332135421</text:p>
          </table:table-cell>
          <table:table-cell table:style-name="ce20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9009549027" calcext:value-type="float">
            <text:p>-0.9009549027</text:p>
          </table:table-cell>
          <table:table-cell table:style-name="Default"/>
          <table:table-cell table:style-name="ce20" table:formula="of:=ABS(([.H93]/[.G93])*100)" office:value-type="float" office:value="9.34914506343078" calcext:value-type="float">
            <text:p>9.3491450634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86903792" calcext:value-type="float">
            <text:p>-1.786903792</text:p>
          </table:table-cell>
          <table:table-cell table:style-name="Default"/>
          <table:table-cell table:style-name="ce20" table:formula="of:=ABS(([.N93]/[.M93])*100)" office:value-type="float" office:value="10.9139447236181" calcext:value-type="float">
            <text:p>10.9139447236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73758851" calcext:value-type="float">
            <text:p>-2.673758851</text:p>
          </table:table-cell>
          <table:table-cell table:style-name="Default"/>
          <table:table-cell table:style-name="ce20" table:formula="of:=ABS(([.T93]/[.S93])*100)" office:value-type="float" office:value="12.0741989881956" calcext:value-type="float">
            <text:p>12.0741989882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5608861167" calcext:value-type="float">
            <text:p>-3.5608861167</text:p>
          </table:table-cell>
          <table:table-cell table:style-name="Default"/>
          <table:table-cell table:style-name="ce20" table:formula="of:=ABS(([.Z93]/[.Y93])*100)" office:value-type="float" office:value="12.7892598480834" calcext:value-type="float">
            <text:p>12.7892598481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4480386592" calcext:value-type="float">
            <text:p>-4.4480386592</text:p>
          </table:table-cell>
          <table:table-cell table:style-name="Default"/>
          <table:table-cell table:style-name="ce20" table:formula="of:=ABS(([.AF93]/[.AE93])*100)" office:value-type="float" office:value="13.3369823024995" calcext:value-type="float">
            <text:p>13.3369823025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5.3352486574" calcext:value-type="float">
            <text:p>-5.3352486574</text:p>
          </table:table-cell>
          <table:table-cell table:style-name="Default"/>
          <table:table-cell table:style-name="ce20" table:formula="of:=ABS(([.AL93]/[.AK93])*100)" office:value-type="float" office:value="13.7357503270417" calcext:value-type="float">
            <text:p>13.735750327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495424486" calcext:value-type="float">
            <text:p>-0.7495424486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839186121" calcext:value-type="float">
            <text:p>-1.683918612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98781569" calcext:value-type="float">
            <text:p>-2.59878156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5005090818" calcext:value-type="float">
            <text:p>-3.500509081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4.3980552469" calcext:value-type="float">
            <text:p>-4.398055246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5.2927919577" calcext:value-type="float">
            <text:p>-5.2927919577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 calcext:value-type="string">
            <text:p>Max s-t % error</text:p>
          </table:table-cell>
          <table:table-cell table:number-columns-repeated="2"/>
          <table:table-cell table:style-name="Default" table:number-columns-repeated="2"/>
          <table:table-cell table:style-name="ce11" table:formula="of:=[.F95]-[.F94]" office:value-type="float" office:value="0.1514124541" calcext:value-type="float">
            <text:p>0.1514124541</text:p>
          </table:table-cell>
          <table:table-cell table:style-name="ce11" table:formula="of:=[.F96]*conv" office:value-type="float" office:value="4.1201425066037" calcext:value-type="float">
            <text:p>4.1201425066</text:p>
          </table:table-cell>
          <table:table-cell table:style-name="ce24" table:formula="of:=[.G87]-[.G96]" office:value-type="float" office:value="0.229293343671639" calcext:value-type="float">
            <text:p>0.2292933437</text:p>
          </table:table-cell>
          <table:table-cell/>
          <table:table-cell table:style-name="Default" table:number-columns-repeated="2"/>
          <table:table-cell table:style-name="ce11" table:formula="of:=[.L95]-[.L94]" office:value-type="float" office:value="0.1029851799" calcext:value-type="float">
            <text:p>0.1029851799</text:p>
          </table:table-cell>
          <table:table-cell table:style-name="ce11" table:formula="of:=[.L96]*conv" office:value-type="float" office:value="2.80236932806057" calcext:value-type="float">
            <text:p>2.8023693281</text:p>
          </table:table-cell>
          <table:table-cell table:style-name="ce24" table:formula="of:=[.M87]-[.M96]" office:value-type="float" office:value="0.257687283240912" calcext:value-type="float">
            <text:p>0.2576872832</text:p>
          </table:table-cell>
          <table:table-cell/>
          <table:table-cell table:style-name="Default" table:number-columns-repeated="2"/>
          <table:table-cell table:style-name="ce11" table:formula="of:=[.R95]-[.R94]" office:value-type="float" office:value="0.0749772820000003" calcext:value-type="float">
            <text:p>0.074977282</text:p>
          </table:table-cell>
          <table:table-cell table:style-name="ce11" table:formula="of:=[.R96]*conv" office:value-type="float" office:value="2.04023564926694" calcext:value-type="float">
            <text:p>2.0402356493</text:p>
          </table:table-cell>
          <table:table-cell table:style-name="ce24" table:formula="of:=[.S87]-[.S96]" office:value-type="float" office:value="0.28801391411494" calcext:value-type="float">
            <text:p>0.2880139141</text:p>
          </table:table-cell>
          <table:table-cell/>
          <table:table-cell table:style-name="Default" table:number-columns-repeated="2"/>
          <table:table-cell table:style-name="ce11" table:formula="of:=[.X95]-[.X94]" office:value-type="float" office:value="0.0603770349000001" calcext:value-type="float">
            <text:p>0.0603770349</text:p>
          </table:table-cell>
          <table:table-cell table:style-name="ce11" table:formula="of:=[.X96]*conv" office:value-type="float" office:value="1.64294271163382" calcext:value-type="float">
            <text:p>1.6429427116</text:p>
          </table:table-cell>
          <table:table-cell table:style-name="ce24" table:formula="of:=[.Y87]-[.Y96]" office:value-type="float" office:value="0.243648358537004" calcext:value-type="float">
            <text:p>0.2436483585</text:p>
          </table:table-cell>
          <table:table-cell/>
          <table:table-cell table:style-name="Default" table:number-columns-repeated="2"/>
          <table:table-cell table:style-name="ce11" table:formula="of:=[.AD95]-[.AD94]" office:value-type="float" office:value="0.0499834122999996" calcext:value-type="float">
            <text:p>0.0499834123</text:p>
          </table:table-cell>
          <table:table-cell table:style-name="ce11" table:formula="of:=[.AD96]*conv" office:value-type="float" office:value="1.36011785071732" calcext:value-type="float">
            <text:p>1.3601178507</text:p>
          </table:table-cell>
          <table:table-cell table:style-name="ce24" table:formula="of:=[.AE87]-[.AE96]" office:value-type="float" office:value="0.228867354890792" calcext:value-type="float">
            <text:p>0.2288673549</text:p>
          </table:table-cell>
          <table:table-cell/>
          <table:table-cell table:style-name="Default" table:number-columns-repeated="2"/>
          <table:table-cell table:style-name="ce11" table:formula="of:=[.AJ95]-[.AJ94]" office:value-type="float" office:value="0.0424566996999998" calcext:value-type="float">
            <text:p>0.0424566997</text:p>
          </table:table-cell>
          <table:table-cell table:style-name="ce11" table:formula="of:=[.AJ96]*conv" office:value-type="float" office:value="1.15530558013773" calcext:value-type="float">
            <text:p>1.1553055801</text:p>
          </table:table-cell>
          <table:table-cell table:style-name="ce24" table:formula="of:=[.AK87]-[.AK96]" office:value-type="float" office:value="0.220958668031603" calcext:value-type="float">
            <text:p>0.220958668</text:p>
          </table:table-cell>
          <table:table-cell table:number-columns-repeated="986"/>
        </table:table-row>
        <table:table-row table:style-name="ro1">
          <table:table-cell table:style-name="ce19" table:formula="of:=MAX(MAX([.H97];[.N97];[.T97];[.Z97];[.AF97];[.AL97]);-MIN([.H97];[.N97];[.T97];[.Z97];[.AF97];[.AL97]))" office:value-type="float" office:value="19.1255605296446" calcext:value-type="float">
            <text:p>19.1255605296</text:p>
          </table:table-cell>
          <table:table-cell table:style-name="ce20" table:formula="of:=AVERAGE([.H97];[.N97];[.T97];[.Z97];[.AF97];[.AL97])" office:value-type="float" office:value="13.2766327040193" calcext:value-type="float">
            <text:p>13.276632704</text:p>
          </table:table-cell>
          <table:table-cell table:style-name="ce20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0.480152379" calcext:value-type="float">
            <text:p>-0.480152379</text:p>
          </table:table-cell>
          <table:table-cell table:style-name="Default"/>
          <table:table-cell table:style-name="ce20" table:formula="of:=ABS(([.H96]/[.G96])*100)" office:value-type="float" office:value="5.56517992530916" calcext:value-type="float">
            <text:p>5.5651799253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1.434278978" calcext:value-type="float">
            <text:p>-1.434278978</text:p>
          </table:table-cell>
          <table:table-cell table:style-name="Default"/>
          <table:table-cell table:style-name="ce20" table:formula="of:=ABS(([.N96]/[.M96])*100)" office:value-type="float" office:value="9.19533626994302" calcext:value-type="float">
            <text:p>9.1953362699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2.3557837476" calcext:value-type="float">
            <text:p>-2.3557837476</text:p>
          </table:table-cell>
          <table:table-cell table:style-name="Default"/>
          <table:table-cell table:style-name="ce20" table:formula="of:=ABS(([.T96]/[.S96])*100)" office:value-type="float" office:value="14.1166984420856" calcext:value-type="float">
            <text:p>14.1166984421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.2653928051" calcext:value-type="float">
            <text:p>-3.2653928051</text:p>
          </table:table-cell>
          <table:table-cell table:style-name="Default"/>
          <table:table-cell table:style-name="ce20" table:formula="of:=ABS(([.Z96]/[.Y96])*100)" office:value-type="float" office:value="14.8299972245963" calcext:value-type="float">
            <text:p>14.8299972246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4.1686439743" calcext:value-type="float">
            <text:p>-4.1686439743</text:p>
          </table:table-cell>
          <table:table-cell table:style-name="Default"/>
          <table:table-cell table:style-name="ce20" table:formula="of:=ABS(([.AF96]/[.AE96])*100)" office:value-type="float" office:value="16.8270238325369" calcext:value-type="float">
            <text:p>16.8270238325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5.0680651832" calcext:value-type="float">
            <text:p>-5.0680651832</text:p>
          </table:table-cell>
          <table:table-cell table:style-name="Default"/>
          <table:table-cell table:style-name="ce20" table:formula="of:=ABS(([.AL96]/[.AK96])*100)" office:value-type="float" office:value="19.1255605296446" calcext:value-type="float">
            <text:p>19.125560529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x ionisation % error</text:p>
          </table:table-cell>
          <table:table-cell table:number-columns-repeated="2"/>
          <table:table-cell table:style-name="Default" table:number-columns-repeated="2"/>
          <table:table-cell table:style-name="Default" table:formula="of:=[.F97]-[.F94]" office:value-type="float" office:value="0.4208025237" calcext:value-type="float">
            <text:p>0.4208025237</text:p>
          </table:table-cell>
          <table:table-cell table:style-name="Default" table:formula="of:=[.F98]*conv" office:value-type="float" office:value="11.4506192709711" calcext:value-type="float">
            <text:p>11.450619271</text:p>
          </table:table-cell>
          <table:table-cell table:style-name="ce24" table:formula="of:=[.G89]-[.G98]" office:value-type="float" office:value="-1.01379181992602" calcext:value-type="float">
            <text:p>-1.0137918199</text:p>
          </table:table-cell>
          <table:table-cell/>
          <table:table-cell table:style-name="Default" table:number-columns-repeated="2"/>
          <table:table-cell table:style-name="Default" table:formula="of:=[.L97]-[.L94]" office:value-type="float" office:value="0.352624814" calcext:value-type="float">
            <text:p>0.352624814</text:p>
          </table:table-cell>
          <table:table-cell table:style-name="Default" table:formula="of:=[.L98]*conv" office:value-type="float" office:value="9.59540939799498" calcext:value-type="float">
            <text:p>9.595409398</text:p>
          </table:table-cell>
          <table:table-cell table:style-name="ce24" table:formula="of:=[.M89]-[.M98]" office:value-type="float" office:value="-0.893622182631452" calcext:value-type="float">
            <text:p>-0.8936221826</text:p>
          </table:table-cell>
          <table:table-cell/>
          <table:table-cell table:style-name="Default" table:number-columns-repeated="2"/>
          <table:table-cell table:style-name="Default" table:formula="of:=[.R97]-[.R94]" office:value-type="float" office:value="0.3179751034" calcext:value-type="float">
            <text:p>0.3179751034</text:p>
          </table:table-cell>
          <table:table-cell table:style-name="Default" table:formula="of:=[.R98]*conv" office:value-type="float" office:value="8.65254280004466" calcext:value-type="float">
            <text:p>8.6525428</text:p>
          </table:table-cell>
          <table:table-cell table:style-name="ce24" table:formula="of:=[.S89]-[.S98]" office:value-type="float" office:value="-0.867222598087255" calcext:value-type="float">
            <text:p>-0.8672225981</text:p>
          </table:table-cell>
          <table:table-cell/>
          <table:table-cell table:style-name="Default" table:number-columns-repeated="2"/>
          <table:table-cell table:style-name="Default" table:formula="of:=[.X97]-[.X94]" office:value-type="float" office:value="0.2954933116" calcext:value-type="float">
            <text:p>0.2954933116</text:p>
          </table:table-cell>
          <table:table-cell table:style-name="Default" table:formula="of:=[.X98]*conv" office:value-type="float" office:value="8.04078211912591" calcext:value-type="float">
            <text:p>8.0407821191</text:p>
          </table:table-cell>
          <table:table-cell table:style-name="ce24" table:formula="of:=[.Y89]-[.Y98]" office:value-type="float" office:value="-0.844957244632069" calcext:value-type="float">
            <text:p>-0.8449572446</text:p>
          </table:table-cell>
          <table:table-cell/>
          <table:table-cell table:style-name="Default" table:number-columns-repeated="2"/>
          <table:table-cell table:style-name="Default" table:formula="of:=[.AD97]-[.AD94]" office:value-type="float" office:value="0.2793946849" calcext:value-type="float">
            <text:p>0.2793946849</text:p>
          </table:table-cell>
          <table:table-cell table:style-name="Default" table:formula="of:=[.AD98]*conv" office:value-type="float" office:value="7.60271619807024" calcext:value-type="float">
            <text:p>7.6027161981</text:p>
          </table:table-cell>
          <table:table-cell table:style-name="ce24" table:formula="of:=[.AE89]-[.AE98]" office:value-type="float" office:value="-0.825339820116963" calcext:value-type="float">
            <text:p>-0.8253398201</text:p>
          </table:table-cell>
          <table:table-cell/>
          <table:table-cell table:style-name="Default" table:number-columns-repeated="2"/>
          <table:table-cell table:style-name="Default" table:formula="of:=[.AJ97]-[.AJ94]" office:value-type="float" office:value="0.2671834742" calcext:value-type="float">
            <text:p>0.2671834742</text:p>
          </table:table-cell>
          <table:table-cell table:style-name="Default" table:formula="of:=[.AJ98]*conv" office:value-type="float" office:value="7.27043224850204" calcext:value-type="float">
            <text:p>7.2704322485</text:p>
          </table:table-cell>
          <table:table-cell table:style-name="ce24" table:formula="of:=[.AK89]-[.AK98]" office:value-type="float" office:value="-0.808548812177389" calcext:value-type="float">
            <text:p>-0.8085488122</text:p>
          </table:table-cell>
          <table:table-cell table:number-columns-repeated="986"/>
        </table:table-row>
        <table:table-row table:style-name="ro1">
          <table:table-cell table:style-name="ce19" table:formula="of:=MAX(MAX([.H99];[.N99];[.T99];[.Z99];[.AF99];[.AL99]);-MIN([.H99];[.N99];[.T99];[.Z99];[.AF99];[.AL99]))" office:value-type="float" office:value="11.1210555925884" calcext:value-type="float">
            <text:p>11.1210555926</text:p>
          </table:table-cell>
          <table:table-cell table:style-name="ce20" table:formula="of:=AVERAGE([.H99];[.N99];[.T99];[.Z99];[.AF99];[.AL99])" office:value-type="float" office:value="10.112445143797" calcext:value-type="float">
            <text:p>10.1124451438</text:p>
          </table:table-cell>
          <table:table-cell table:style-name="ce20"/>
          <table:table-cell table:number-columns-repeated="4"/>
          <table:table-cell table:style-name="ce20" table:formula="of:=ABS(([.H98]/[.G98])*100)" office:value-type="float" office:value="8.85359818482594" calcext:value-type="float">
            <text:p>8.8535981848</text:p>
          </table:table-cell>
          <table:table-cell table:number-columns-repeated="5"/>
          <table:table-cell table:style-name="ce20" table:formula="of:=ABS(([.N98]/[.M98])*100)" office:value-type="float" office:value="9.31301777304238" calcext:value-type="float">
            <text:p>9.313017773</text:p>
          </table:table-cell>
          <table:table-cell table:number-columns-repeated="5"/>
          <table:table-cell table:style-name="ce20" table:formula="of:=ABS(([.T98]/[.S98])*100)" office:value-type="float" office:value="10.0227484350933" calcext:value-type="float">
            <text:p>10.0227484351</text:p>
          </table:table-cell>
          <table:table-cell table:number-columns-repeated="5"/>
          <table:table-cell table:style-name="ce20" table:formula="of:=ABS(([.Z98]/[.Y98])*100)" office:value-type="float" office:value="10.5083962245693" calcext:value-type="float">
            <text:p>10.5083962246</text:p>
          </table:table-cell>
          <table:table-cell table:number-columns-repeated="5"/>
          <table:table-cell table:style-name="ce20" table:formula="of:=ABS(([.AF98]/[.AE98])*100)" office:value-type="float" office:value="10.8558546526629" calcext:value-type="float">
            <text:p>10.8558546527</text:p>
          </table:table-cell>
          <table:table-cell table:number-columns-repeated="5"/>
          <table:table-cell table:style-name="ce20" table:formula="of:=ABS(([.AL98]/[.AK98])*100)" office:value-type="float" office:value="11.1210555925884" calcext:value-type="float">
            <text:p>11.1210555926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DFT</text:p>
          </table:table-cell>
          <table:table-cell table:style-name="ce17" office:value-type="string" calcext:value-type="string">
            <text:p>tpssh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5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 office:value-type="float" office:value="-7.07" calcext:value-type="float">
            <text:p>-7.07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 office:value-type="float" office:value="-6.097" calcext:value-type="float">
            <text:p>-6.097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 office:value-type="float" office:value="-5.594" calcext:value-type="float">
            <text:p>-5.594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 office:value-type="float" office:value="-5.286" calcext:value-type="float">
            <text:p>-5.286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 office:value-type="float" office:value="-5.077" calcext:value-type="float">
            <text:p>-5.077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 office:value-type="float" office:value="-4.925" calcext:value-type="float">
            <text:p>-4.925</text:p>
          </table:table-cell>
          <table:table-cell/>
          <table:table-cell>
            <draw:frame table:end-cell-address="'Short Alkene Results'.AS114" table:end-x="6.61mm" table:end-y="4.42mm" draw:z-index="14" draw:style-name="gr1" draw:text-style-name="P1" svg:width="130.53mm" svg:height="61.17mm" svg:x="18.32mm" svg:y="3.83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00:'Short Alkene Results'.D100 'Short Alkene Results'.G105:'Short Alkene Results'.G105 'Short Alkene Results'.M105:'Short Alkene Results'.M105 'Short Alkene Results'.S105:'Short Alkene Results'.S105 'Short Alkene Results'.Y105:'Short Alkene Results'.Y105 'Short Alkene Results'.AE105:'Short Alkene Results'.AE105 'Short Alkene Results'.AK105:'Short Alkene Results'.AK105 'Short Alkene Results'.D109:'Short Alkene Results'.D109 'Short Alkene Results'.G114:'Short Alkene Results'.G114 'Short Alkene Results'.M114:'Short Alkene Results'.M114 'Short Alkene Results'.S114:'Short Alkene Results'.S114 'Short Alkene Results'.Y114:'Short Alkene Results'.Y114 'Short Alkene Results'.AE114:'Short Alkene Results'.AE114 'Short Alkene Results'.AK114:'Short Alkene Results'.AK114"/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AY114" table:end-x="5.36mm" table:end-y="3.85mm" draw:z-index="15" draw:style-name="gr1" draw:text-style-name="P1" svg:width="130.53mm" svg:height="61.18mm" svg:x="17.07mm" svg:y="3.25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00:'Short Alkene Results'.D100 'Short Alkene Results'.G107:'Short Alkene Results'.G107 'Short Alkene Results'.M107:'Short Alkene Results'.M107 'Short Alkene Results'.S107:'Short Alkene Results'.S107 'Short Alkene Results'.Y107:'Short Alkene Results'.Y107 'Short Alkene Results'.AE107:'Short Alkene Results'.AE107 'Short Alkene Results'.AK107:'Short Alkene Results'.AK107 'Short Alkene Results'.D109:'Short Alkene Results'.D109 'Short Alkene Results'.G116:'Short Alkene Results'.G116 'Short Alkene Results'.M116:'Short Alkene Results'.M116 'Short Alkene Results'.S116:'Short Alkene Results'.S116 'Short Alkene Results'.Y116:'Short Alkene Results'.Y116 'Short Alkene Results'.AE116:'Short Alkene Results'.AE116 'Short Alkene Results'.AK116:'Short Alkene Results'.AK116"/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BE115" table:end-x="10.2mm" table:end-y="0.57mm" draw:z-index="16" draw:style-name="gr1" draw:text-style-name="P1" svg:width="130.53mm" svg:height="61.2mm" svg:x="21.91mm" svg:y="4.92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00:'Short Alkene Results'.D100 'Short Alkene Results'.G102:'Short Alkene Results'.G102 'Short Alkene Results'.M102:'Short Alkene Results'.M102 'Short Alkene Results'.S102:'Short Alkene Results'.S102 'Short Alkene Results'.Y102:'Short Alkene Results'.Y102 'Short Alkene Results'.AE102:'Short Alkene Results'.AE102 'Short Alkene Results'.AK102:'Short Alkene Results'.AK102 'Short Alkene Results'.D109:'Short Alkene Results'.D109 'Short Alkene Results'.G111:'Short Alkene Results'.G111 'Short Alkene Results'.M111:'Short Alkene Results'.M111 'Short Alkene Results'.S111:'Short Alkene Results'.S111 'Short Alkene Results'.Y111:'Short Alkene Results'.Y111 'Short Alkene Results'.AE111:'Short Alkene Results'.AE111 'Short Alkene Results'.AK111:'Short Alkene Results'.AK111"/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528722059" calcext:value-type="float">
            <text:p>-78.52872205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8810668353" calcext:value-type="float">
            <text:p>-155.881066835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3.2355539484" calcext:value-type="float">
            <text:p>-233.235553948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5908498411" calcext:value-type="float">
            <text:p>-310.590849841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9465163395" calcext:value-type="float">
            <text:p>-387.946516339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5.3023798277" calcext:value-type="float">
            <text:p>-465.3023798277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3702564521" calcext:value-type="float">
            <text:p>-78.370256452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7671934598" calcext:value-type="float">
            <text:p>-155.767193459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3.1480099748" calcext:value-type="float">
            <text:p>-233.148009974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5190685365" calcext:value-type="float">
            <text:p>-310.519068536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8853518092" calcext:value-type="float">
            <text:p>-387.885351809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5.2487783225" calcext:value-type="float">
            <text:p>-465.2487783225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04]-[.F103]" office:value-type="float" office:value="0.158465606900009" calcext:value-type="float">
            <text:p>0.1584656069</text:p>
          </table:table-cell>
          <table:table-cell table:style-name="ce11" table:formula="of:=[.F105]*conv" office:value-type="float" office:value="4.312068559382" calcext:value-type="float">
            <text:p>4.3120685594</text:p>
          </table:table-cell>
          <table:table-cell table:number-columns-repeated="2"/>
          <table:table-cell table:style-name="Default" table:number-columns-repeated="2"/>
          <table:table-cell table:style-name="ce11" table:formula="of:=[.L104]-[.L103]" office:value-type="float" office:value="0.113873375499992" calcext:value-type="float">
            <text:p>0.1138733755</text:p>
          </table:table-cell>
          <table:table-cell table:style-name="ce11" table:formula="of:=[.L105]*conv" office:value-type="float" office:value="3.09865220504316" calcext:value-type="float">
            <text:p>3.098652205</text:p>
          </table:table-cell>
          <table:table-cell table:number-columns-repeated="2"/>
          <table:table-cell table:style-name="Default" table:number-columns-repeated="2"/>
          <table:table-cell table:style-name="ce11" table:formula="of:=[.R104]-[.R103]" office:value-type="float" office:value="0.0875439735999919" calcext:value-type="float">
            <text:p>0.0875439736</text:p>
          </table:table-cell>
          <table:table-cell table:style-name="ce11" table:formula="of:=[.R105]*conv" office:value-type="float" office:value="2.38219272628723" calcext:value-type="float">
            <text:p>2.3821927263</text:p>
          </table:table-cell>
          <table:table-cell table:number-columns-repeated="2"/>
          <table:table-cell table:style-name="Default" table:number-columns-repeated="2"/>
          <table:table-cell table:style-name="ce11" table:formula="of:=[.X104]-[.X103]" office:value-type="float" office:value="0.0717813045999947" calcext:value-type="float">
            <text:p>0.0717813046</text:p>
          </table:table-cell>
          <table:table-cell table:style-name="ce11" table:formula="of:=[.X105]*conv" office:value-type="float" office:value="1.95326867938207" calcext:value-type="float">
            <text:p>1.9532686794</text:p>
          </table:table-cell>
          <table:table-cell table:number-columns-repeated="2"/>
          <table:table-cell table:style-name="Default" table:number-columns-repeated="2"/>
          <table:table-cell table:style-name="ce11" table:formula="of:=[.AD104]-[.AD103]" office:value-type="float" office:value="0.0611645303000046" calcext:value-type="float">
            <text:p>0.0611645303</text:p>
          </table:table-cell>
          <table:table-cell table:style-name="ce11" table:formula="of:=[.AD105]*conv" office:value-type="float" office:value="1.66437155175532" calcext:value-type="float">
            <text:p>1.6643715518</text:p>
          </table:table-cell>
          <table:table-cell table:number-columns-repeated="2"/>
          <table:table-cell table:style-name="Default" table:number-columns-repeated="2"/>
          <table:table-cell table:style-name="ce11" table:formula="of:=[.AJ104]-[.AJ103]" office:value-type="float" office:value="0.0536015051999925" calcext:value-type="float">
            <text:p>0.0536015052</text:p>
          </table:table-cell>
          <table:table-cell table:style-name="ce11" table:formula="of:=[.AJ105]*conv" office:value-type="float" office:value="1.45857116777575" calcext:value-type="float">
            <text:p>1.4585711678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78.145612072" calcext:value-type="float">
            <text:p>-78.14561207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155.5600041037" calcext:value-type="float">
            <text:p>-155.560004103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232.9475039483" calcext:value-type="float">
            <text:p>-232.947503948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10.3240703485" calcext:value-type="float">
            <text:p>-310.324070348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87.6948346687" calcext:value-type="float">
            <text:p>-387.694834668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465.0620764605" calcext:value-type="float">
            <text:p>-465.0620764605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106]-[.F103]" office:value-type="float" office:value="0.383109986999997" calcext:value-type="float">
            <text:p>0.383109987</text:p>
          </table:table-cell>
          <table:table-cell table:style-name="Default" table:formula="of:=[.F107]*conv" office:value-type="float" office:value="10.4249531620469" calcext:value-type="float">
            <text:p>10.424953162</text:p>
          </table:table-cell>
          <table:table-cell table:number-columns-repeated="2"/>
          <table:table-cell table:style-name="Default" table:number-columns-repeated="2"/>
          <table:table-cell table:style-name="Default" table:formula="of:=[.L106]-[.L103]" office:value-type="float" office:value="0.321062731599994" calcext:value-type="float">
            <text:p>0.3210627316</text:p>
          </table:table-cell>
          <table:table-cell table:style-name="Default" table:formula="of:=[.L107]*conv" office:value-type="float" office:value="8.73656143818775" calcext:value-type="float">
            <text:p>8.7365614382</text:p>
          </table:table-cell>
          <table:table-cell table:number-columns-repeated="2"/>
          <table:table-cell table:style-name="Default" table:number-columns-repeated="2"/>
          <table:table-cell table:style-name="Default" table:formula="of:=[.R106]-[.R103]" office:value-type="float" office:value="0.288050000099986" calcext:value-type="float">
            <text:p>0.2880500001</text:p>
          </table:table-cell>
          <table:table-cell table:style-name="Default" table:formula="of:=[.R107]*conv" office:value-type="float" office:value="7.83823930794576" calcext:value-type="float">
            <text:p>7.8382393079</text:p>
          </table:table-cell>
          <table:table-cell table:number-columns-repeated="2"/>
          <table:table-cell table:style-name="Default" table:number-columns-repeated="2"/>
          <table:table-cell table:style-name="Default" table:formula="of:=[.X106]-[.X103]" office:value-type="float" office:value="0.266779492599994" calcext:value-type="float">
            <text:p>0.2667794926</text:p>
          </table:table-cell>
          <table:table-cell table:style-name="Default" table:formula="of:=[.X107]*conv" office:value-type="float" office:value="7.25943934985335" calcext:value-type="float">
            <text:p>7.2594393499</text:p>
          </table:table-cell>
          <table:table-cell table:number-columns-repeated="2"/>
          <table:table-cell table:style-name="Default" table:number-columns-repeated="2"/>
          <table:table-cell table:style-name="Default" table:formula="of:=[.AD106]-[.AD103]" office:value-type="float" office:value="0.251681670799996" calcext:value-type="float">
            <text:p>0.2516816708</text:p>
          </table:table-cell>
          <table:table-cell table:style-name="Default" table:formula="of:=[.AD107]*conv" office:value-type="float" office:value="6.84860671574113" calcext:value-type="float">
            <text:p>6.8486067157</text:p>
          </table:table-cell>
          <table:table-cell table:number-columns-repeated="2"/>
          <table:table-cell table:style-name="Default" table:number-columns-repeated="2"/>
          <table:table-cell table:style-name="Default" table:formula="of:=[.AJ106]-[.AJ103]" office:value-type="float" office:value="0.240303367199999" calcext:value-type="float">
            <text:p>0.2403033672</text:p>
          </table:table-cell>
          <table:table-cell table:style-name="Default" table:formula="of:=[.AJ107]*conv" office:value-type="float" office:value="6.53898732152387" calcext:value-type="float">
            <text:p>6.5389873215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DFT</text:p>
          </table:table-cell>
          <table:table-cell table:style-name="ce18" office:value-type="string" calcext:value-type="string">
            <text:p>tpssh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 calcext:value-type="string">
            <text:p>Max HOMO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 office:value-type="float" office:value="-7.61" calcext:value-type="float">
            <text:p>-7.61</text:p>
          </table:table-cell>
          <table:table-cell table:style-name="ce24" table:formula="of:=[.G102]-[.G111]" office:value-type="float" office:value="0.54" calcext:value-type="float">
            <text:p>0.54</text:p>
          </table:table-cell>
          <table:table-cell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 office:value-type="float" office:value="-6.669" calcext:value-type="float">
            <text:p>-6.669</text:p>
          </table:table-cell>
          <table:table-cell table:style-name="ce24" table:formula="of:=[.M102]-[.M111]" office:value-type="float" office:value="0.572" calcext:value-type="float">
            <text:p>0.572</text:p>
          </table:table-cell>
          <table:table-cell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 office:value-type="float" office:value="-6.194" calcext:value-type="float">
            <text:p>-6.194</text:p>
          </table:table-cell>
          <table:table-cell table:style-name="ce24" table:formula="of:=[.S102]-[.S111]" office:value-type="float" office:value="0.6" calcext:value-type="float">
            <text:p>0.6</text:p>
          </table:table-cell>
          <table:table-cell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 office:value-type="float" office:value="-5.902" calcext:value-type="float">
            <text:p>-5.902</text:p>
          </table:table-cell>
          <table:table-cell table:style-name="ce24" table:formula="of:=[.Y102]-[.Y111]" office:value-type="float" office:value="0.616000000000001" calcext:value-type="float">
            <text:p>0.616</text:p>
          </table:table-cell>
          <table:table-cell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 office:value-type="float" office:value="-5.704" calcext:value-type="float">
            <text:p>-5.704</text:p>
          </table:table-cell>
          <table:table-cell table:style-name="ce24" table:formula="of:=[.AE102]-[.AE111]" office:value-type="float" office:value="0.627" calcext:value-type="float">
            <text:p>0.627</text:p>
          </table:table-cell>
          <table:table-cell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 office:value-type="float" office:value="-5.561" calcext:value-type="float">
            <text:p>-5.561</text:p>
          </table:table-cell>
          <table:table-cell table:style-name="ce24" table:formula="of:=[.AK102]-[.AK111]" office:value-type="float" office:value="0.636" calcext:value-type="float">
            <text:p>0.636</text:p>
          </table:table-cell>
          <table:table-cell table:number-columns-repeated="986"/>
        </table:table-row>
        <table:table-row table:style-name="ro1">
          <table:table-cell table:style-name="ce19" table:formula="of:=MAX(MAX([.H112];[.N112];[.T112];[.Z112];[.AF112];[.AL112]);-MIN([.H112];[.N112];[.T112];[.Z112];[.AF112];[.AL112]))" office:value-type="float" office:value="11.436791943895" calcext:value-type="float">
            <text:p>11.4367919439</text:p>
          </table:table-cell>
          <table:table-cell table:style-name="ce20" table:formula="of:=AVERAGE([.H112];[.N112];[.T112];[.Z112];[.AF112];[.AL112])" office:value-type="float" office:value="9.70432269100875" calcext:value-type="float">
            <text:p>9.704322691</text:p>
          </table:table-cell>
          <table:table-cell table:style-name="ce20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894261615" calcext:value-type="float">
            <text:p>-0.894261615</text:p>
          </table:table-cell>
          <table:table-cell table:style-name="Default"/>
          <table:table-cell table:style-name="ce20" table:formula="of:=ABS(([.H111]/[.G111])*100)" office:value-type="float" office:value="7.09592641261498" calcext:value-type="float">
            <text:p>7.0959264126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728581415" calcext:value-type="float">
            <text:p>-1.7728581415</text:p>
          </table:table-cell>
          <table:table-cell table:style-name="Default"/>
          <table:table-cell table:style-name="ce20" table:formula="of:=ABS(([.N111]/[.M111])*100)" office:value-type="float" office:value="8.57699805068226" calcext:value-type="float">
            <text:p>8.5769980507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520780837" calcext:value-type="float">
            <text:p>-2.6520780837</text:p>
          </table:table-cell>
          <table:table-cell table:style-name="Default"/>
          <table:table-cell table:style-name="ce20" table:formula="of:=ABS(([.T111]/[.S111])*100)" office:value-type="float" office:value="9.6867936712948" calcext:value-type="float">
            <text:p>9.6867936713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5313950226" calcext:value-type="float">
            <text:p>-3.5313950226</text:p>
          </table:table-cell>
          <table:table-cell table:style-name="Default"/>
          <table:table-cell table:style-name="ce20" table:formula="of:=ABS(([.Z111]/[.Y111])*100)" office:value-type="float" office:value="10.4371399525585" calcext:value-type="float">
            <text:p>10.4371399526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4106597464" calcext:value-type="float">
            <text:p>-4.4106597464</text:p>
          </table:table-cell>
          <table:table-cell table:style-name="Default"/>
          <table:table-cell table:style-name="ce20" table:formula="of:=ABS(([.AF111]/[.AE111])*100)" office:value-type="float" office:value="10.992286115007" calcext:value-type="float">
            <text:p>10.992286115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5.2899410335" calcext:value-type="float">
            <text:p>-5.2899410335</text:p>
          </table:table-cell>
          <table:table-cell table:style-name="Default"/>
          <table:table-cell table:style-name="ce20" table:formula="of:=ABS(([.AL111]/[.AK111])*100)" office:value-type="float" office:value="11.436791943895" calcext:value-type="float">
            <text:p>11.4367919439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411282736" calcext:value-type="float">
            <text:p>-0.7411282736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66619028" calcext:value-type="float">
            <text:p>-1.66661902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744752023" calcext:value-type="float">
            <text:p>-2.574475202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4678343576" calcext:value-type="float">
            <text:p>-3.4678343576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4.3574888801" calcext:value-type="float">
            <text:p>-4.357488880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5.2441995364" calcext:value-type="float">
            <text:p>-5.2441995364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 calcext:value-type="string">
            <text:p>Max s-t % error</text:p>
          </table:table-cell>
          <table:table-cell table:number-columns-repeated="2"/>
          <table:table-cell table:style-name="Default" table:number-columns-repeated="2"/>
          <table:table-cell table:style-name="ce11" table:formula="of:=[.F113]-[.F112]" office:value-type="float" office:value="0.1531333414" calcext:value-type="float">
            <text:p>0.1531333414</text:p>
          </table:table-cell>
          <table:table-cell table:style-name="ce11" table:formula="of:=[.F114]*conv" office:value-type="float" office:value="4.16697023260517" calcext:value-type="float">
            <text:p>4.1669702326</text:p>
          </table:table-cell>
          <table:table-cell table:style-name="ce24" table:formula="of:=[.G105]-[.G114]" office:value-type="float" office:value="0.145098326776829" calcext:value-type="float">
            <text:p>0.1450983268</text:p>
          </table:table-cell>
          <table:table-cell/>
          <table:table-cell table:style-name="Default" table:number-columns-repeated="2"/>
          <table:table-cell table:style-name="ce11" table:formula="of:=[.L113]-[.L112]" office:value-type="float" office:value="0.1062391135" calcext:value-type="float">
            <text:p>0.1062391135</text:p>
          </table:table-cell>
          <table:table-cell table:style-name="ce11" table:formula="of:=[.L114]*conv" office:value-type="float" office:value="2.89091336638764" calcext:value-type="float">
            <text:p>2.8909133664</text:p>
          </table:table-cell>
          <table:table-cell table:style-name="ce24" table:formula="of:=[.M105]-[.M114]" office:value-type="float" office:value="0.207738838655517" calcext:value-type="float">
            <text:p>0.2077388387</text:p>
          </table:table-cell>
          <table:table-cell/>
          <table:table-cell table:style-name="Default" table:number-columns-repeated="2"/>
          <table:table-cell table:style-name="ce11" table:formula="of:=[.R113]-[.R112]" office:value-type="float" office:value="0.0776028814000003" calcext:value-type="float">
            <text:p>0.0776028814</text:p>
          </table:table-cell>
          <table:table-cell table:style-name="ce11" table:formula="of:=[.R114]*conv" office:value-type="float" office:value="2.11168184408331" calcext:value-type="float">
            <text:p>2.1116818441</text:p>
          </table:table-cell>
          <table:table-cell table:style-name="ce24" table:formula="of:=[.S105]-[.S114]" office:value-type="float" office:value="0.270510882203923" calcext:value-type="float">
            <text:p>0.2705108822</text:p>
          </table:table-cell>
          <table:table-cell/>
          <table:table-cell table:style-name="Default" table:number-columns-repeated="2"/>
          <table:table-cell table:style-name="ce11" table:formula="of:=[.X113]-[.X112]" office:value-type="float" office:value="0.0635606649999998" calcext:value-type="float">
            <text:p>0.063560665</text:p>
          </table:table-cell>
          <table:table-cell table:style-name="ce11" table:formula="of:=[.X114]*conv" office:value-type="float" office:value="1.72957369439069" calcext:value-type="float">
            <text:p>1.7295736944</text:p>
          </table:table-cell>
          <table:table-cell table:style-name="ce24" table:formula="of:=[.Y105]-[.Y114]" office:value-type="float" office:value="0.223694984991386" calcext:value-type="float">
            <text:p>0.223694985</text:p>
          </table:table-cell>
          <table:table-cell/>
          <table:table-cell table:style-name="Default" table:number-columns-repeated="2"/>
          <table:table-cell table:style-name="ce11" table:formula="of:=[.AD113]-[.AD112]" office:value-type="float" office:value="0.0531708663000003" calcext:value-type="float">
            <text:p>0.0531708663</text:p>
          </table:table-cell>
          <table:table-cell table:style-name="ce11" table:formula="of:=[.AD114]*conv" office:value-type="float" office:value="1.4468528870874" calcext:value-type="float">
            <text:p>1.4468528871</text:p>
          </table:table-cell>
          <table:table-cell table:style-name="ce24" table:formula="of:=[.AE105]-[.AE114]" office:value-type="float" office:value="0.217518664667923" calcext:value-type="float">
            <text:p>0.2175186647</text:p>
          </table:table-cell>
          <table:table-cell/>
          <table:table-cell table:style-name="Default" table:number-columns-repeated="2"/>
          <table:table-cell table:style-name="ce11" table:formula="of:=[.AJ113]-[.AJ112]" office:value-type="float" office:value="0.0457414970999999" calcext:value-type="float">
            <text:p>0.0457414971</text:p>
          </table:table-cell>
          <table:table-cell table:style-name="ce11" table:formula="of:=[.AJ114]*conv" office:value-type="float" office:value="1.24468946519373" calcext:value-type="float">
            <text:p>1.2446894652</text:p>
          </table:table-cell>
          <table:table-cell table:style-name="ce24" table:formula="of:=[.AK105]-[.AK114]" office:value-type="float" office:value="0.213881702582015" calcext:value-type="float">
            <text:p>0.2138817026</text:p>
          </table:table-cell>
          <table:table-cell table:number-columns-repeated="986"/>
        </table:table-row>
        <table:table-row table:style-name="ro1">
          <table:table-cell table:style-name="ce19" table:formula="of:=MAX(MAX([.H115];[.N115];[.T115];[.Z115];[.AF115];[.AL115]);-MIN([.H115];[.N115];[.T115];[.Z115];[.AF115];[.AL115]))" office:value-type="float" office:value="17.183539233115" calcext:value-type="float">
            <text:p>17.1835392331</text:p>
          </table:table-cell>
          <table:table-cell table:style-name="ce20" table:formula="of:=AVERAGE([.H115];[.N115];[.T115];[.Z115];[.AF115];[.AL115])" office:value-type="float" office:value="11.4382049651213" calcext:value-type="float">
            <text:p>11.4382049651</text:p>
          </table:table-cell>
          <table:table-cell table:style-name="ce20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0.4758049117" calcext:value-type="float">
            <text:p>-0.4758049117</text:p>
          </table:table-cell>
          <table:table-cell table:style-name="Default"/>
          <table:table-cell table:style-name="ce20" table:formula="of:=ABS(([.H114]/[.G114])*100)" office:value-type="float" office:value="3.48210615092669" calcext:value-type="float">
            <text:p>3.4821061509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1.4224061624" calcext:value-type="float">
            <text:p>-1.4224061624</text:p>
          </table:table-cell>
          <table:table-cell table:style-name="Default"/>
          <table:table-cell table:style-name="ce20" table:formula="of:=ABS(([.N114]/[.M114])*100)" office:value-type="float" office:value="7.18592404292967" calcext:value-type="float">
            <text:p>7.1859240429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2.3358598145" calcext:value-type="float">
            <text:p>-2.3358598145</text:p>
          </table:table-cell>
          <table:table-cell table:style-name="Default"/>
          <table:table-cell table:style-name="ce20" table:formula="of:=ABS(([.T114]/[.S114])*100)" office:value-type="float" office:value="12.8102101631391" calcext:value-type="float">
            <text:p>12.8102101631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.2373432033" calcext:value-type="float">
            <text:p>-3.2373432033</text:p>
          </table:table-cell>
          <table:table-cell table:style-name="Default"/>
          <table:table-cell table:style-name="ce20" table:formula="of:=ABS(([.Z114]/[.Y114])*100)" office:value-type="float" office:value="12.9335330270614" calcext:value-type="float">
            <text:p>12.9335330271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4.1324571277" calcext:value-type="float">
            <text:p>-4.1324571277</text:p>
          </table:table-cell>
          <table:table-cell table:style-name="Default"/>
          <table:table-cell table:style-name="ce20" table:formula="of:=ABS(([.AF114]/[.AE114])*100)" office:value-type="float" office:value="15.033917173556" calcext:value-type="float">
            <text:p>15.0339171736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5.0237563069" calcext:value-type="float">
            <text:p>-5.0237563069</text:p>
          </table:table-cell>
          <table:table-cell table:style-name="Default"/>
          <table:table-cell table:style-name="ce20" table:formula="of:=ABS(([.AL114]/[.AK114])*100)" office:value-type="float" office:value="17.183539233115" calcext:value-type="float">
            <text:p>17.183539233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x ionisation % error</text:p>
          </table:table-cell>
          <table:table-cell table:number-columns-repeated="2"/>
          <table:table-cell table:style-name="Default" table:number-columns-repeated="2"/>
          <table:table-cell table:style-name="Default" table:formula="of:=[.F115]-[.F112]" office:value-type="float" office:value="0.4184567033" calcext:value-type="float">
            <text:p>0.4184567033</text:p>
          </table:table-cell>
          <table:table-cell table:style-name="Default" table:formula="of:=[.F116]*conv" office:value-type="float" office:value="11.3867862500987" calcext:value-type="float">
            <text:p>11.3867862501</text:p>
          </table:table-cell>
          <table:table-cell table:style-name="ce24" table:formula="of:=[.G107]-[.G116]" office:value-type="float" office:value="-0.961833088051787" calcext:value-type="float">
            <text:p>-0.9618330881</text:p>
          </table:table-cell>
          <table:table-cell/>
          <table:table-cell table:style-name="Default" table:number-columns-repeated="2"/>
          <table:table-cell table:style-name="Default" table:formula="of:=[.L115]-[.L112]" office:value-type="float" office:value="0.3504519791" calcext:value-type="float">
            <text:p>0.3504519791</text:p>
          </table:table-cell>
          <table:table-cell table:style-name="Default" table:formula="of:=[.L116]*conv" office:value-type="float" office:value="9.53628355207607" calcext:value-type="float">
            <text:p>9.5362835521</text:p>
          </table:table-cell>
          <table:table-cell table:style-name="ce24" table:formula="of:=[.M107]-[.M116]" office:value-type="float" office:value="-0.79972211388832" calcext:value-type="float">
            <text:p>-0.7997221139</text:p>
          </table:table-cell>
          <table:table-cell/>
          <table:table-cell table:style-name="Default" table:number-columns-repeated="2"/>
          <table:table-cell table:style-name="Default" table:formula="of:=[.R115]-[.R112]" office:value-type="float" office:value="0.3162182692" calcext:value-type="float">
            <text:p>0.3162182692</text:p>
          </table:table-cell>
          <table:table-cell table:style-name="Default" table:formula="of:=[.R116]*conv" office:value-type="float" office:value="8.60473690912571" calcext:value-type="float">
            <text:p>8.6047369091</text:p>
          </table:table-cell>
          <table:table-cell table:style-name="ce24" table:formula="of:=[.S107]-[.S116]" office:value-type="float" office:value="-0.766497601179957" calcext:value-type="float">
            <text:p>-0.7664976012</text:p>
          </table:table-cell>
          <table:table-cell/>
          <table:table-cell table:style-name="Default" table:number-columns-repeated="2"/>
          <table:table-cell table:style-name="Default" table:formula="of:=[.X115]-[.X112]" office:value-type="float" office:value="0.2940518193" calcext:value-type="float">
            <text:p>0.2940518193</text:p>
          </table:table-cell>
          <table:table-cell table:style-name="Default" table:formula="of:=[.X116]*conv" office:value-type="float" office:value="8.00155711789682" calcext:value-type="float">
            <text:p>8.0015571179</text:p>
          </table:table-cell>
          <table:table-cell table:style-name="ce24" table:formula="of:=[.Y107]-[.Y116]" office:value-type="float" office:value="-0.742117768043472" calcext:value-type="float">
            <text:p>-0.742117768</text:p>
          </table:table-cell>
          <table:table-cell/>
          <table:table-cell table:style-name="Default" table:number-columns-repeated="2"/>
          <table:table-cell table:style-name="Default" table:formula="of:=[.AD115]-[.AD112]" office:value-type="float" office:value="0.2782026187" calcext:value-type="float">
            <text:p>0.2782026187</text:p>
          </table:table-cell>
          <table:table-cell table:style-name="Default" table:formula="of:=[.AD116]*conv" office:value-type="float" office:value="7.57027842635259" calcext:value-type="float">
            <text:p>7.5702784264</text:p>
          </table:table-cell>
          <table:table-cell table:style-name="ce24" table:formula="of:=[.AE107]-[.AE116]" office:value-type="float" office:value="-0.721671710611463" calcext:value-type="float">
            <text:p>-0.7216717106</text:p>
          </table:table-cell>
          <table:table-cell/>
          <table:table-cell table:style-name="Default" table:number-columns-repeated="2"/>
          <table:table-cell table:style-name="Default" table:formula="of:=[.AJ115]-[.AJ112]" office:value-type="float" office:value="0.2661847266" calcext:value-type="float">
            <text:p>0.2661847266</text:p>
          </table:table-cell>
          <table:table-cell table:style-name="Default" table:formula="of:=[.AJ116]*conv" office:value-type="float" office:value="7.24325494353997" calcext:value-type="float">
            <text:p>7.2432549435</text:p>
          </table:table-cell>
          <table:table-cell table:style-name="ce24" table:formula="of:=[.AK107]-[.AK116]" office:value-type="float" office:value="-0.704267622016102" calcext:value-type="float">
            <text:p>-0.704267622</text:p>
          </table:table-cell>
          <table:table-cell table:number-columns-repeated="986"/>
        </table:table-row>
        <table:table-row table:style-name="ro1">
          <table:table-cell table:style-name="ce19" table:formula="of:=MAX(MAX([.H117];[.N117];[.T117];[.Z117];[.AF117];[.AL117]);-MIN([.H117];[.N117];[.T117];[.Z117];[.AF117];[.AL117]))" office:value-type="float" office:value="9.72308206056196" calcext:value-type="float">
            <text:p>9.7230820606</text:p>
          </table:table-cell>
          <table:table-cell table:style-name="ce20" table:formula="of:=AVERAGE([.H117];[.N117];[.T117];[.Z117];[.AF117];[.AL117])" office:value-type="float" office:value="9.04526467337404" calcext:value-type="float">
            <text:p>9.0452646734</text:p>
          </table:table-cell>
          <table:table-cell table:style-name="ce20"/>
          <table:table-cell table:number-columns-repeated="4"/>
          <table:table-cell table:style-name="ce20" table:formula="of:=ABS(([.H116]/[.G116])*100)" office:value-type="float" office:value="8.44692318733434" calcext:value-type="float">
            <text:p>8.4469231873</text:p>
          </table:table-cell>
          <table:table-cell table:number-columns-repeated="5"/>
          <table:table-cell table:style-name="ce20" table:formula="of:=ABS(([.N116]/[.M116])*100)" office:value-type="float" office:value="8.3860983109528" calcext:value-type="float">
            <text:p>8.386098311</text:p>
          </table:table-cell>
          <table:table-cell table:number-columns-repeated="5"/>
          <table:table-cell table:style-name="ce20" table:formula="of:=ABS(([.T116]/[.S116])*100)" office:value-type="float" office:value="8.90785632698487" calcext:value-type="float">
            <text:p>8.907856327</text:p>
          </table:table-cell>
          <table:table-cell table:number-columns-repeated="5"/>
          <table:table-cell table:style-name="ce20" table:formula="of:=ABS(([.Z116]/[.Y116])*100)" office:value-type="float" office:value="9.27466688181981" calcext:value-type="float">
            <text:p>9.2746668818</text:p>
          </table:table-cell>
          <table:table-cell table:number-columns-repeated="5"/>
          <table:table-cell table:style-name="ce20" table:formula="of:=ABS(([.AF116]/[.AE116])*100)" office:value-type="float" office:value="9.53296127259046" calcext:value-type="float">
            <text:p>9.5329612726</text:p>
          </table:table-cell>
          <table:table-cell table:number-columns-repeated="5"/>
          <table:table-cell table:style-name="ce20" table:formula="of:=ABS(([.AL116]/[.AK116])*100)" office:value-type="float" office:value="9.72308206056196" calcext:value-type="float">
            <text:p>9.7230820606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rpat</text:p>
          </table:table-cell>
          <table:table-cell table:style-name="ce17" office:value-type="string" calcext:value-type="string">
            <text:p>pbe0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28"/>
          <table:table-cell table:style-name="ce17">
            <draw:frame table:end-cell-address="'Short Alkene Results'.AS131" table:end-x="22.38mm" table:end-y="3.32mm" draw:z-index="2" draw:style-name="gr1" draw:text-style-name="P1" svg:width="160.15mm" svg:height="67.12mm" svg:x="4.47mm" svg:y="2.65mm">
              <loext:p draw:notify-on-update-of-ranges="'Short Alkene Results'.D118:'Short Alkene Results'.D118 'Short Alkene Results'.G123:'Short Alkene Results'.G123 'Short Alkene Results'.M123:'Short Alkene Results'.M123 'Short Alkene Results'.S123:'Short Alkene Results'.S123 'Short Alkene Results'.Y123:'Short Alkene Results'.Y123 'Short Alkene Results'.AE123:'Short Alkene Results'.AE123 'Short Alkene Results'.AK123:'Short Alkene Results'.AK123 'Short Alkene Results'.D109:'Short Alkene Results'.D109 'Short Alkene Results'.G130:'Short Alkene Results'.G130 'Short Alkene Results'.M130:'Short Alkene Results'.M130 'Short Alkene Results'.S130:'Short Alkene Results'.S130 'Short Alkene Results'.Y130:'Short Alkene Results'.Y130 'Short Alkene Results'.AE130:'Short Alkene Results'.AE130 'Short Alkene Results'.AK130:'Short Alkene Results'.AK130"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style-name="ce17" table:number-columns-repeated="985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41533062857" calcext:value-type="float">
            <text:p>-78.415330628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6654434476" calcext:value-type="float">
            <text:p>-155.665443447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2.917440644" calcext:value-type="float">
            <text:p>-232.91744064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1701242004" calcext:value-type="float">
            <text:p>-310.170124200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4231073868" calcext:value-type="float">
            <text:p>-387.42310738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4.6762416862" calcext:value-type="float">
            <text:p>-464.6762416862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272710034225" calcext:value-type="float">
            <text:p>-78.272710034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570941347402" calcext:value-type="float">
            <text:p>-155.5709413474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2.848598837903" calcext:value-type="float">
            <text:p>-232.848598837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117172584782" calcext:value-type="float">
            <text:p>-310.117172584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381113235003" calcext:value-type="float">
            <text:p>-387.38111323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4.64242919996" calcext:value-type="float">
            <text:p>-464.6424292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22]-[.F121]" office:value-type="float" office:value="0.142620594345004" calcext:value-type="float">
            <text:p>0.1426205943</text:p>
          </table:table-cell>
          <table:table-cell table:style-name="ce11" table:formula="of:=[.F123]*conv" office:value-type="float" office:value="3.88090383034044" calcext:value-type="float">
            <text:p>3.8809038303</text:p>
          </table:table-cell>
          <table:table-cell table:number-columns-repeated="2"/>
          <table:table-cell table:style-name="Default" table:number-columns-repeated="2"/>
          <table:table-cell table:style-name="ce11" table:formula="of:=[.L122]-[.L121]" office:value-type="float" office:value="0.0945021001980138" calcext:value-type="float">
            <text:p>0.0945021002</text:p>
          </table:table-cell>
          <table:table-cell table:style-name="ce11" table:formula="of:=[.L123]*conv" office:value-type="float" office:value="2.57153298454568" calcext:value-type="float">
            <text:p>2.5715329845</text:p>
          </table:table-cell>
          <table:table-cell table:number-columns-repeated="2"/>
          <table:table-cell table:style-name="Default" table:number-columns-repeated="2"/>
          <table:table-cell table:style-name="ce11" table:formula="of:=[.R122]-[.R121]" office:value-type="float" office:value="0.068841806096998" calcext:value-type="float">
            <text:p>0.0688418061</text:p>
          </table:table-cell>
          <table:table-cell table:style-name="ce11" table:formula="of:=[.R123]*conv" office:value-type="float" office:value="1.87328085537986" calcext:value-type="float">
            <text:p>1.8732808554</text:p>
          </table:table-cell>
          <table:table-cell table:number-columns-repeated="2"/>
          <table:table-cell table:style-name="Default" table:number-columns-repeated="2"/>
          <table:table-cell table:style-name="ce11" table:formula="of:=[.X122]-[.X121]" office:value-type="float" office:value="0.0529516156179852" calcext:value-type="float">
            <text:p>0.0529516156</text:p>
          </table:table-cell>
          <table:table-cell table:style-name="ce11" table:formula="of:=[.X123]*conv" office:value-type="float" office:value="1.4408867724772" calcext:value-type="float">
            <text:p>1.4408867725</text:p>
          </table:table-cell>
          <table:table-cell table:number-columns-repeated="2"/>
          <table:table-cell table:style-name="Default" table:number-columns-repeated="2"/>
          <table:table-cell table:style-name="ce11" table:formula="of:=[.AD122]-[.AD121]" office:value-type="float" office:value="0.0419941517969846" calcext:value-type="float">
            <text:p>0.0419941518</text:p>
          </table:table-cell>
          <table:table-cell table:style-name="ce11" table:formula="of:=[.AD123]*conv" office:value-type="float" office:value="1.14271901129911" calcext:value-type="float">
            <text:p>1.1427190113</text:p>
          </table:table-cell>
          <table:table-cell table:number-columns-repeated="2"/>
          <table:table-cell table:style-name="Default" table:number-columns-repeated="2"/>
          <table:table-cell table:style-name="ce11" table:formula="of:=[.AJ122]-[.AJ121]" office:value-type="float" office:value="0.0338124862399809" calcext:value-type="float">
            <text:p>0.0338124862</text:p>
          </table:table-cell>
          <table:table-cell table:style-name="ce11" table:formula="of:=[.AJ123]*conv" office:value-type="float" office:value="0.92008456397708" calcext:value-type="float">
            <text:p>0.920084564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TDDFT</text:p>
          </table:table-cell>
          <table:table-cell table:style-name="ce18" office:value-type="string" calcext:value-type="string">
            <text:p>pbe0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8810385167781" calcext:value-type="float">
            <text:p>-0.88103851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46561189232" calcext:value-type="float">
            <text:p>-1.746561189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12582436272" calcext:value-type="float">
            <text:p>-2.612582436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478712582369" calcext:value-type="float">
            <text:p>-3.478712582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table:number-columns-repeated="2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57559143008993" calcext:value-type="float">
            <text:p>-0.75755914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7736817587181" calcext:value-type="float">
            <text:p>-1.677368175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7663626013543" calcext:value-type="float">
            <text:p>-2.576636260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40687294606038" calcext:value-type="float">
            <text:p>-3.406872946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table:number-columns-repeated="2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29]-[.F128]" office:value-type="float" office:value="0.123479373769107" calcext:value-type="float">
            <text:p>0.1234793738</text:p>
          </table:table-cell>
          <table:table-cell table:style-name="ce11" table:formula="of:=[.F130]*conv" office:value-type="float" office:value="3.36004471745039" calcext:value-type="float">
            <text:p>3.3600447175</text:p>
          </table:table-cell>
          <table:table-cell table:style-name="ce24" table:formula="of:=[.G123]-[.G130]" office:value-type="float" office:value="0.520859112890053" calcext:value-type="float">
            <text:p>0.5208591129</text:p>
          </table:table-cell>
          <table:table-cell/>
          <table:table-cell table:style-name="Default" table:number-columns-repeated="2"/>
          <table:table-cell table:style-name="ce11" table:formula="of:=[.L129]-[.L128]" office:value-type="float" office:value="0.0691930133601901" calcext:value-type="float">
            <text:p>0.0691930134</text:p>
          </table:table-cell>
          <table:table-cell table:style-name="ce11" table:formula="of:=[.L130]*conv" office:value-type="float" office:value="1.88283769125777" calcext:value-type="float">
            <text:p>1.8828376913</text:p>
          </table:table-cell>
          <table:table-cell table:style-name="ce24" table:formula="of:=[.M123]-[.M130]" office:value-type="float" office:value="0.688695293287908" calcext:value-type="float">
            <text:p>0.6886952933</text:p>
          </table:table-cell>
          <table:table-cell/>
          <table:table-cell table:style-name="Default" table:number-columns-repeated="2"/>
          <table:table-cell table:style-name="ce11" table:formula="of:=[.R129]-[.R128]" office:value-type="float" office:value="0.0359461761365698" calcext:value-type="float">
            <text:p>0.0359461761</text:p>
          </table:table-cell>
          <table:table-cell table:style-name="ce11" table:formula="of:=[.R130]*conv" office:value-type="float" office:value="0.978145220156926" calcext:value-type="float">
            <text:p>0.9781452202</text:p>
          </table:table-cell>
          <table:table-cell table:style-name="ce24" table:formula="of:=[.S123]-[.S130]" office:value-type="float" office:value="0.89513563522293" calcext:value-type="float">
            <text:p>0.8951356352</text:p>
          </table:table-cell>
          <table:table-cell/>
          <table:table-cell table:style-name="Default" table:number-columns-repeated="2"/>
          <table:table-cell table:style-name="ce11" table:formula="of:=[.X129]-[.X128]" office:value-type="float" office:value="0.0718396363086198" calcext:value-type="float">
            <text:p>0.0718396363</text:p>
          </table:table-cell>
          <table:table-cell table:style-name="ce11" table:formula="of:=[.X130]*conv" office:value-type="float" office:value="1.95485596593401" calcext:value-type="float">
            <text:p>1.9548559659</text:p>
          </table:table-cell>
          <table:table-cell table:style-name="ce24" table:formula="of:=[.Y123]-[.Y130]" office:value-type="float" office:value="-0.513969193456812" calcext:value-type="float">
            <text:p>-0.5139691935</text:p>
          </table:table-cell>
          <table:table-cell/>
          <table:table-cell table:style-name="Default" table:number-columns-repeated="2"/>
          <table:table-cell table:style-name="ce11" table:formula="of:=[.AD128]-[.AD129]" office:value-type="float" office:value="0" calcext:value-type="float">
            <text:p>0</text:p>
          </table:table-cell>
          <table:table-cell table:style-name="ce11" table:formula="of:=[.AD130]*conv" office:value-type="float" office:value="0" calcext:value-type="float">
            <text:p>0</text:p>
          </table:table-cell>
          <table:table-cell table:style-name="ce24" table:formula="of:=[.AE123]-[.AE130]" office:value-type="float" office:value="1.14271901129911" calcext:value-type="float">
            <text:p>1.1427190113</text:p>
          </table:table-cell>
          <table:table-cell/>
          <table:table-cell table:style-name="Default" table:number-columns-repeated="2"/>
          <table:table-cell table:style-name="ce11" table:formula="of:=[.AJ128]-[.AJ129]" office:value-type="float" office:value="0" calcext:value-type="float">
            <text:p>0</text:p>
          </table:table-cell>
          <table:table-cell table:style-name="ce11" table:formula="of:=[.AJ130]*conv" office:value-type="float" office:value="0" calcext:value-type="float">
            <text:p>0</text:p>
          </table:table-cell>
          <table:table-cell table:style-name="ce24" table:formula="of:=[.AK123]-[.AK130]" office:value-type="float" office:value="0.92008456397708" calcext:value-type="float">
            <text:p>0.920084564</text:p>
          </table:table-cell>
          <table:table-cell table:number-columns-repeated="986"/>
        </table:table-row>
        <table:table-row table:style-name="ro1">
          <table:table-cell table:style-name="ce19"/>
          <table:table-cell table:number-columns-repeated="6"/>
          <table:table-cell table:style-name="ce20" table:formula="of:=ABS(([.H130]/[.G130])*100)" office:value-type="float" office:value="15.5015530056779" calcext:value-type="float">
            <text:p>15.5015530057</text:p>
          </table:table-cell>
          <table:table-cell table:number-columns-repeated="5"/>
          <table:table-cell table:style-name="ce20" table:formula="of:=ABS(([.N130]/[.M130])*100)" office:value-type="float" office:value="36.577517886199" calcext:value-type="float">
            <text:p>36.5775178862</text:p>
          </table:table-cell>
          <table:table-cell table:number-columns-repeated="5"/>
          <table:table-cell table:style-name="ce20" table:formula="of:=ABS(([.T130]/[.S130])*100)" office:value-type="float" office:value="91.513572501977" calcext:value-type="float">
            <text:p>91.513572502</text:p>
          </table:table-cell>
          <table:table-cell table:number-columns-repeated="5"/>
          <table:table-cell table:style-name="ce20" table:formula="of:=ABS(([.Z130]/[.Y130])*100)" office:value-type="float" office:value="26.2919213698306" calcext:value-type="float">
            <text:p>26.2919213698</text:p>
          </table:table-cell>
          <table:table-cell table:number-columns-repeated="5"/>
          <table:table-cell table:style-name="ce20" table:formula="of:=ABS(([.AF130]/[.AE130])*100)" office:value-type="string" office:string-value="" calcext:value-type="error">
            <text:p>#DIV/0!</text:p>
          </table:table-cell>
          <table:table-cell table:number-columns-repeated="5"/>
          <table:table-cell table:style-name="ce20" table:formula="of:=ABS(([.AL130]/[.AK130])*100)" office:value-type="string" office:string-value="" calcext:value-type="error">
            <text:p>#DIV/0!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cist</text:p>
          </table:table-cell>
          <table:table-cell table:style-name="ce17" office:value-type="string" calcext:value-type="string">
            <text:p>pbe0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4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/>
          <table:table-cell>
            <draw:frame table:end-cell-address="'Short Alkene Results'.AS145" table:end-x="5.28mm" table:end-y="2.52mm" draw:z-index="7" draw:style-name="gr1" draw:text-style-name="P1" svg:width="130.53mm" svg:height="62.11mm" svg:x="16.99mm" svg:y="2.08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32:'Short Alkene Results'.D132 'Short Alkene Results'.G137:'Short Alkene Results'.G137 'Short Alkene Results'.M137:'Short Alkene Results'.M137 'Short Alkene Results'.S137:'Short Alkene Results'.S137 'Short Alkene Results'.Y137:'Short Alkene Results'.Y137 'Short Alkene Results'.AE137:'Short Alkene Results'.AE137 'Short Alkene Results'.AK137:'Short Alkene Results'.AK137 'Short Alkene Results'.D139:'Short Alkene Results'.D139 'Short Alkene Results'.G144:'Short Alkene Results'.G144 'Short Alkene Results'.M144:'Short Alkene Results'.M144 'Short Alkene Results'.S144:'Short Alkene Results'.S144 'Short Alkene Results'.Y144:'Short Alkene Results'.Y144 'Short Alkene Results'.AE144:'Short Alkene Results'.AE144 'Short Alkene Results'.AK144:'Short Alkene Results'.AK144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4153306392" calcext:value-type="float">
            <text:p>-78.415330639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6654434476" calcext:value-type="float">
            <text:p>-155.665443447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2.917440644" calcext:value-type="float">
            <text:p>-232.91744064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1701241947" calcext:value-type="float">
            <text:p>-310.170124194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4231073868" calcext:value-type="float">
            <text:p>-387.42310738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4.6762416862" calcext:value-type="float">
            <text:p>-464.6762416862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2543654466982" calcext:value-type="float">
            <text:p>-78.254365446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551583351341" calcext:value-type="float">
            <text:p>-155.551583351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2.82845312666" calcext:value-type="float">
            <text:p>-232.828453126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096174081813" calcext:value-type="float">
            <text:p>-310.096174081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359153961028" calcext:value-type="float">
            <text:p>-387.35915396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4.619387451927" calcext:value-type="float">
            <text:p>-464.6193874519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36]-[.F135]" office:value-type="float" office:value="0.160965192501791" calcext:value-type="float">
            <text:p>0.1609651925</text:p>
          </table:table-cell>
          <table:table-cell table:style-name="ce11" table:formula="of:=[.F137]*conv" office:value-type="float" office:value="4.38008574428276" calcext:value-type="float">
            <text:p>4.3800857443</text:p>
          </table:table-cell>
          <table:table-cell table:number-columns-repeated="2"/>
          <table:table-cell table:style-name="Default" table:number-columns-repeated="2"/>
          <table:table-cell table:style-name="ce11" table:formula="of:=[.L136]-[.L135]" office:value-type="float" office:value="0.113860096259003" calcext:value-type="float">
            <text:p>0.1138600963</text:p>
          </table:table-cell>
          <table:table-cell table:style-name="ce11" table:formula="of:=[.L137]*conv" office:value-type="float" office:value="3.09829085851075" calcext:value-type="float">
            <text:p>3.0982908585</text:p>
          </table:table-cell>
          <table:table-cell table:number-columns-repeated="2"/>
          <table:table-cell table:style-name="Default" table:number-columns-repeated="2"/>
          <table:table-cell table:style-name="ce11" table:formula="of:=[.R136]-[.R135]" office:value-type="float" office:value="0.0889875173400014" calcext:value-type="float">
            <text:p>0.0889875173</text:p>
          </table:table-cell>
          <table:table-cell table:style-name="ce11" table:formula="of:=[.R137]*conv" office:value-type="float" office:value="2.4214735500392" calcext:value-type="float">
            <text:p>2.42147355</text:p>
          </table:table-cell>
          <table:table-cell table:number-columns-repeated="2"/>
          <table:table-cell table:style-name="Default" table:number-columns-repeated="2"/>
          <table:table-cell table:style-name="ce11" table:formula="of:=[.X136]-[.X135]" office:value-type="float" office:value="0.0739501128870188" calcext:value-type="float">
            <text:p>0.0739501129</text:p>
          </table:table-cell>
          <table:table-cell table:style-name="ce11" table:formula="of:=[.X137]*conv" office:value-type="float" office:value="2.01228495558707" calcext:value-type="float">
            <text:p>2.0122849556</text:p>
          </table:table-cell>
          <table:table-cell table:number-columns-repeated="2"/>
          <table:table-cell table:style-name="Default" table:number-columns-repeated="2"/>
          <table:table-cell table:style-name="ce11" table:formula="of:=[.AD136]-[.AD135]" office:value-type="float" office:value="0.0639534257719561" calcext:value-type="float">
            <text:p>0.0639534258</text:p>
          </table:table-cell>
          <table:table-cell table:style-name="ce11" table:formula="of:=[.AD137]*conv" office:value-type="float" office:value="1.74026125877291" calcext:value-type="float">
            <text:p>1.7402612588</text:p>
          </table:table-cell>
          <table:table-cell table:number-columns-repeated="2"/>
          <table:table-cell table:style-name="Default" table:number-columns-repeated="2"/>
          <table:table-cell table:style-name="ce11" table:formula="of:=[.AJ136]-[.AJ135]" office:value-type="float" office:value="0.0568542342729756" calcext:value-type="float">
            <text:p>0.0568542343</text:p>
          </table:table-cell>
          <table:table-cell table:style-name="ce11" table:formula="of:=[.AJ137]*conv" office:value-type="float" office:value="1.54708242925502" calcext:value-type="float">
            <text:p>1.5470824293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TDDFT</text:p>
          </table:table-cell>
          <table:table-cell table:style-name="ce18" office:value-type="string" calcext:value-type="string">
            <text:p>pbe0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8810385167781" calcext:value-type="float">
            <text:p>-0.88103851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46561189232" calcext:value-type="float">
            <text:p>-1.746561189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12582436272" calcext:value-type="float">
            <text:p>-2.612582436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478712582369" calcext:value-type="float">
            <text:p>-3.478712582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344751698143" calcext:value-type="float">
            <text:p>-4.344751698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5.210750381937" calcext:value-type="float">
            <text:p>-5.2107503819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22702763773763" calcext:value-type="float">
            <text:p>-0.722702763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3555700096005" calcext:value-type="float">
            <text:p>-1.63555700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2608019700089" calcext:value-type="float">
            <text:p>-2.52608019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40687294606038" calcext:value-type="float">
            <text:p>-3.406872946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4.28260882016435" calcext:value-type="float">
            <text:p>-4.282608820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5.15543614623076" calcext:value-type="float">
            <text:p>-5.1554361462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 calcext:value-type="string">
            <text:p>Max s-t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table:style-name="ce11" table:formula="of:=[.F143]-[.F142]" office:value-type="float" office:value="0.158335753004337" calcext:value-type="float">
            <text:p>0.158335753</text:p>
          </table:table-cell>
          <table:table-cell table:style-name="ce11" table:formula="of:=[.F144]*conv" office:value-type="float" office:value="4.30853505509804" calcext:value-type="float">
            <text:p>4.3085350551</text:p>
          </table:table-cell>
          <table:table-cell table:style-name="ce24" table:formula="of:=[.G137]-[.G144]" office:value-type="float" office:value="0.0715506891847193" calcext:value-type="float">
            <text:p>0.0715506892</text:p>
          </table:table-cell>
          <table:table-cell/>
          <table:table-cell table:style-name="Default" table:number-columns-repeated="2"/>
          <table:table-cell table:style-name="ce11" table:formula="of:=[.L143]-[.L142]" office:value-type="float" office:value="0.11100418827195" calcext:value-type="float">
            <text:p>0.1110041883</text:p>
          </table:table-cell>
          <table:table-cell table:style-name="ce11" table:formula="of:=[.L144]*conv" office:value-type="float" office:value="3.02057764817843" calcext:value-type="float">
            <text:p>3.0205776482</text:p>
          </table:table-cell>
          <table:table-cell table:style-name="ce24" table:formula="of:=[.M137]-[.M144]" office:value-type="float" office:value="0.0777132103323241" calcext:value-type="float">
            <text:p>0.0777132103</text:p>
          </table:table-cell>
          <table:table-cell/>
          <table:table-cell table:style-name="Default" table:number-columns-repeated="2"/>
          <table:table-cell table:style-name="ce11" table:formula="of:=[.R143]-[.R142]" office:value-type="float" office:value="0.0865022392711099" calcext:value-type="float">
            <text:p>0.0865022393</text:p>
          </table:table-cell>
          <table:table-cell table:style-name="ce11" table:formula="of:=[.R144]*conv" office:value-type="float" office:value="2.35384569291717" calcext:value-type="float">
            <text:p>2.3538456929</text:p>
          </table:table-cell>
          <table:table-cell table:style-name="ce24" table:formula="of:=[.S137]-[.S144]" office:value-type="float" office:value="0.0676278571220252" calcext:value-type="float">
            <text:p>0.0676278571</text:p>
          </table:table-cell>
          <table:table-cell/>
          <table:table-cell table:style-name="Default" table:number-columns-repeated="2"/>
          <table:table-cell table:style-name="ce11" table:formula="of:=[.X143]-[.X142]" office:value-type="float" office:value="0.0718396363086198" calcext:value-type="float">
            <text:p>0.0718396363</text:p>
          </table:table-cell>
          <table:table-cell table:style-name="ce11" table:formula="of:=[.X144]*conv" office:value-type="float" office:value="1.95485596593401" calcext:value-type="float">
            <text:p>1.9548559659</text:p>
          </table:table-cell>
          <table:table-cell table:style-name="ce24" table:formula="of:=[.Y137]-[.Y144]" office:value-type="float" office:value="0.05742898965306" calcext:value-type="float">
            <text:p>0.0574289897</text:p>
          </table:table-cell>
          <table:table-cell/>
          <table:table-cell table:style-name="Default" table:number-columns-repeated="2"/>
          <table:table-cell table:style-name="ce11" table:formula="of:=[.AD143]-[.AD142]" office:value-type="float" office:value="0.0621428779786495" calcext:value-type="float">
            <text:p>0.062142878</text:p>
          </table:table-cell>
          <table:table-cell table:style-name="ce11" table:formula="of:=[.AD144]*conv" office:value-type="float" office:value="1.69099374661361" calcext:value-type="float">
            <text:p>1.6909937466</text:p>
          </table:table-cell>
          <table:table-cell table:style-name="ce24" table:formula="of:=[.AE137]-[.AE144]" office:value-type="float" office:value="0.049267512159292" calcext:value-type="float">
            <text:p>0.0492675122</text:p>
          </table:table-cell>
          <table:table-cell/>
          <table:table-cell table:style-name="Default" table:number-columns-repeated="2"/>
          <table:table-cell table:style-name="ce11" table:formula="of:=[.AJ143]-[.AJ142]" office:value-type="float" office:value="0.0553142357062404" calcext:value-type="float">
            <text:p>0.0553142357</text:p>
          </table:table-cell>
          <table:table-cell table:style-name="ce11" table:formula="of:=[.AJ144]*conv" office:value-type="float" office:value="1.50517693612614" calcext:value-type="float">
            <text:p>1.5051769361</text:p>
          </table:table-cell>
          <table:table-cell table:style-name="ce24" table:formula="of:=[.AK137]-[.AK144]" office:value-type="float" office:value="0.041905493128882" calcext:value-type="float">
            <text:p>0.0419054931</text:p>
          </table:table-cell>
          <table:table-cell table:number-columns-repeated="986"/>
        </table:table-row>
        <table:table-row table:style-name="ro1">
          <table:table-cell table:style-name="ce19" table:formula="of:=MAX(MAX([.H145];[.N145];[.T145];[.Z145];[.AF145];[.AL145]);-MIN([.H145];[.N145];[.T145];[.Z145];[.AF145];[.AL145]))" office:value-type="float" office:value="2.93776066645508" calcext:value-type="float">
            <text:p>2.9377606665</text:p>
          </table:table-cell>
          <table:table-cell table:style-name="ce20" table:formula="of:=AVERAGE([.H145];[.N145];[.T145];[.Z145];[.AF145];[.AL145])" office:value-type="float" office:value="2.62365357030314" calcext:value-type="float">
            <text:p>2.6236535703</text:p>
          </table:table-cell>
          <table:table-cell table:number-columns-repeated="5"/>
          <table:table-cell table:style-name="ce20" table:formula="of:=ABS(([.H144]/[.G144])*100)" office:value-type="float" office:value="1.6606732513423" calcext:value-type="float">
            <text:p>1.6606732513</text:p>
          </table:table-cell>
          <table:table-cell table:number-columns-repeated="5"/>
          <table:table-cell table:style-name="ce20" table:formula="of:=ABS(([.N144]/[.M144])*100)" office:value-type="float" office:value="2.57279300133832" calcext:value-type="float">
            <text:p>2.5727930013</text:p>
          </table:table-cell>
          <table:table-cell table:number-columns-repeated="5"/>
          <table:table-cell table:style-name="ce20" table:formula="of:=ABS(([.T144]/[.S144])*100)" office:value-type="float" office:value="2.87307945994593" calcext:value-type="float">
            <text:p>2.8730794599</text:p>
          </table:table-cell>
          <table:table-cell table:number-columns-repeated="5"/>
          <table:table-cell table:style-name="ce20" table:formula="of:=ABS(([.Z144]/[.Y144])*100)" office:value-type="float" office:value="2.93776066645508" calcext:value-type="float">
            <text:p>2.9377606665</text:p>
          </table:table-cell>
          <table:table-cell table:number-columns-repeated="5"/>
          <table:table-cell table:style-name="ce20" table:formula="of:=ABS(([.AF144]/[.AE144])*100)" office:value-type="float" office:value="2.9135242077598" calcext:value-type="float">
            <text:p>2.9135242078</text:p>
          </table:table-cell>
          <table:table-cell table:number-columns-repeated="5"/>
          <table:table-cell table:style-name="ce20" table:formula="of:=ABS(([.AL144]/[.AK144])*100)" office:value-type="float" office:value="2.78409083497744" calcext:value-type="float">
            <text:p>2.784090835</text:p>
          </table:table-cell>
          <table:table-cell table:number-columns-repeated="986"/>
        </table:table-row>
        <table:table-row table:style-name="ro5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cist</text:p>
          </table:table-cell>
          <table:table-cell table:style-name="ce17" office:value-type="string" calcext:value-type="string">
            <text:p>pbe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4"/>
        </table:table-row>
        <table:table-row table:style-name="ro9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4015677895" calcext:value-type="float">
            <text:p>-78.401567789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6438782818" calcext:value-type="float">
            <text:p>-155.643878281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2.8884638189" calcext:value-type="float">
            <text:p>-232.888463818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1339330378" calcext:value-type="float">
            <text:p>-310.133933037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3798243383" calcext:value-type="float">
            <text:p>-387.379824338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4.6259437173" calcext:value-type="float">
            <text:p>-464.6259437173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2334122350296" calcext:value-type="float">
            <text:p>-78.23341223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527082679663" calcext:value-type="float">
            <text:p>-155.527082679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2.79831627433" calcext:value-type="float">
            <text:p>-232.798316274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059819532729" calcext:value-type="float">
            <text:p>-310.059819532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316393843232" calcext:value-type="float">
            <text:p>-387.316393843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4.570133500723" calcext:value-type="float">
            <text:p>-464.5701335007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table:style-name="ce11" table:formula="of:=[.F150]-[.F149]" office:value-type="float" office:value="0.168155554470445" calcext:value-type="float">
            <text:p>0.1681555545</text:p>
          </table:table-cell>
          <table:table-cell table:style-name="ce11" table:formula="of:=[.F151]*conv" office:value-type="float" office:value="4.57574544850598" calcext:value-type="float">
            <text:p>4.5757454485</text:p>
          </table:table-cell>
          <table:table-cell table:number-columns-repeated="2"/>
          <table:table-cell table:style-name="Default" table:number-columns-repeated="2"/>
          <table:table-cell table:style-name="ce11" table:formula="of:=[.L150]-[.L149]" office:value-type="float" office:value="0.116795602137501" calcext:value-type="float">
            <text:p>0.1167956021</text:p>
          </table:table-cell>
          <table:table-cell table:style-name="ce11" table:formula="of:=[.L151]*conv" office:value-type="float" office:value="3.17817003767255" calcext:value-type="float">
            <text:p>3.1781700377</text:p>
          </table:table-cell>
          <table:table-cell table:number-columns-repeated="2"/>
          <table:table-cell table:style-name="Default" table:number-columns-repeated="2"/>
          <table:table-cell table:style-name="ce11" table:formula="of:=[.R150]-[.R149]" office:value-type="float" office:value="0.0901475445695894" calcext:value-type="float">
            <text:p>0.0901475446</text:p>
          </table:table-cell>
          <table:table-cell table:style-name="ce11" table:formula="of:=[.R151]*conv" office:value-type="float" office:value="2.45303949701398" calcext:value-type="float">
            <text:p>2.453039497</text:p>
          </table:table-cell>
          <table:table-cell table:number-columns-repeated="2"/>
          <table:table-cell table:style-name="Default" table:number-columns-repeated="2"/>
          <table:table-cell table:style-name="ce11" table:formula="of:=[.X150]-[.X149]" office:value-type="float" office:value="0.0741135050713524" calcext:value-type="float">
            <text:p>0.0741135051</text:p>
          </table:table-cell>
          <table:table-cell table:style-name="ce11" table:formula="of:=[.X151]*conv" office:value-type="float" office:value="2.01673108313927" calcext:value-type="float">
            <text:p>2.0167310831</text:p>
          </table:table-cell>
          <table:table-cell table:number-columns-repeated="2"/>
          <table:table-cell table:style-name="Default" table:number-columns-repeated="2"/>
          <table:table-cell table:style-name="ce11" table:formula="of:=[.AD150]-[.AD149]" office:value-type="float" office:value="0.0634304950681326" calcext:value-type="float">
            <text:p>0.0634304951</text:p>
          </table:table-cell>
          <table:table-cell table:style-name="ce11" table:formula="of:=[.AD151]*conv" office:value-type="float" office:value="1.72603159032431" calcext:value-type="float">
            <text:p>1.7260315903</text:p>
          </table:table-cell>
          <table:table-cell table:number-columns-repeated="2"/>
          <table:table-cell table:style-name="Default" table:number-columns-repeated="2"/>
          <table:table-cell table:style-name="ce11" table:formula="of:=[.AJ150]-[.AJ149]" office:value-type="float" office:value="0.0558102165771288" calcext:value-type="float">
            <text:p>0.0558102166</text:p>
          </table:table-cell>
          <table:table-cell table:style-name="ce11" table:formula="of:=[.AJ151]*conv" office:value-type="float" office:value="1.51867326230853" calcext:value-type="float">
            <text:p>1.5186732623</text:p>
          </table:table-cell>
          <table:table-cell table:number-columns-repeated="987"/>
        </table:table-row>
        <table:table-row table:style-name="ro5">
          <table:table-cell table:number-columns-repeated="1024"/>
        </table:table-row>
        <table:table-row table:style-name="ro5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TDDFT</text:p>
          </table:table-cell>
          <table:table-cell table:style-name="ce18" office:value-type="string" calcext:value-type="string">
            <text:p>pbe0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9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8996994539" calcext:value-type="float">
            <text:p>-0.899699453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872219058" calcext:value-type="float">
            <text:p>-1.787221905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758757677" calcext:value-type="float">
            <text:p>-2.675875767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5649106647" calcext:value-type="float">
            <text:p>-3.564910664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4540106338" calcext:value-type="float">
            <text:p>-4.454010633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5.3431707672" calcext:value-type="float">
            <text:p>-5.3431707672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36599879221029" calcext:value-type="float">
            <text:p>-0.736599879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743690453436" calcext:value-type="float">
            <text:p>-1.674369045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8855025223392" calcext:value-type="float">
            <text:p>-2.588550252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49283629839677" calcext:value-type="float">
            <text:p>-3.4928362984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4.39203554064035" calcext:value-type="float">
            <text:p>-4.3920355406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5.28835642085701" calcext:value-type="float">
            <text:p>-5.2883564209</text:p>
          </table:table-cell>
          <table:table-cell table:style-name="Default"/>
          <table:table-cell table:number-columns-repeated="987"/>
        </table:table-row>
        <table:table-row table:style-name="ro5">
          <table:table-cell office:value-type="string" calcext:value-type="string">
            <text:p>Max s-t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table:style-name="ce11" table:formula="of:=[.F157]-[.F156]" office:value-type="float" office:value="0.163099574678971" calcext:value-type="float">
            <text:p>0.1630995747</text:p>
          </table:table-cell>
          <table:table-cell table:style-name="ce11" table:formula="of:=[.F158]*conv" office:value-type="float" office:value="4.43816523837594" calcext:value-type="float">
            <text:p>4.4381652384</text:p>
          </table:table-cell>
          <table:table-cell table:style-name="ce24" table:formula="of:=[.G151]-[.G158]" office:value-type="float" office:value="0.13758021013004" calcext:value-type="float">
            <text:p>0.1375802101</text:p>
          </table:table-cell>
          <table:table-cell/>
          <table:table-cell table:style-name="Default" table:number-columns-repeated="2"/>
          <table:table-cell table:style-name="ce11" table:formula="of:=[.L157]-[.L156]" office:value-type="float" office:value="0.112852860456398" calcext:value-type="float">
            <text:p>0.1128528605</text:p>
          </table:table-cell>
          <table:table-cell table:style-name="ce11" table:formula="of:=[.L158]*conv" office:value-type="float" office:value="3.07088257780389" calcext:value-type="float">
            <text:p>3.0708825778</text:p>
          </table:table-cell>
          <table:table-cell table:style-name="ce24" table:formula="of:=[.M151]-[.M158]" office:value-type="float" office:value="0.10728745986866" calcext:value-type="float">
            <text:p>0.1072874599</text:p>
          </table:table-cell>
          <table:table-cell/>
          <table:table-cell table:style-name="Default" table:number-columns-repeated="2"/>
          <table:table-cell table:style-name="ce11" table:formula="of:=[.R157]-[.R156]" office:value-type="float" office:value="0.0873255154660839" calcext:value-type="float">
            <text:p>0.0873255155</text:p>
          </table:table-cell>
          <table:table-cell table:style-name="ce11" table:formula="of:=[.R158]*conv" office:value-type="float" office:value="2.37624817800831" calcext:value-type="float">
            <text:p>2.376248178</text:p>
          </table:table-cell>
          <table:table-cell table:style-name="ce24" table:formula="of:=[.S151]-[.S158]" office:value-type="float" office:value="0.0767913190056779" calcext:value-type="float">
            <text:p>0.076791319</text:p>
          </table:table-cell>
          <table:table-cell/>
          <table:table-cell table:style-name="Default" table:number-columns-repeated="2"/>
          <table:table-cell table:style-name="ce11" table:formula="of:=[.X157]-[.X156]" office:value-type="float" office:value="0.0720743663032253" calcext:value-type="float">
            <text:p>0.0720743663</text:p>
          </table:table-cell>
          <table:table-cell table:style-name="ce11" table:formula="of:=[.X158]*conv" office:value-type="float" office:value="1.96124329407091" calcext:value-type="float">
            <text:p>1.9612432941</text:p>
          </table:table-cell>
          <table:table-cell table:style-name="ce24" table:formula="of:=[.Y151]-[.Y158]" office:value-type="float" office:value="0.0554877890683634" calcext:value-type="float">
            <text:p>0.0554877891</text:p>
          </table:table-cell>
          <table:table-cell/>
          <table:table-cell table:style-name="Default" table:number-columns-repeated="2"/>
          <table:table-cell table:style-name="ce11" table:formula="of:=[.AD157]-[.AD156]" office:value-type="float" office:value="0.0619750931596501" calcext:value-type="float">
            <text:p>0.0619750932</text:p>
          </table:table-cell>
          <table:table-cell table:style-name="ce11" table:formula="of:=[.AD158]*conv" office:value-type="float" office:value="1.68642808939056" calcext:value-type="float">
            <text:p>1.6864280894</text:p>
          </table:table-cell>
          <table:table-cell table:style-name="ce24" table:formula="of:=[.AE151]-[.AE158]" office:value-type="float" office:value="0.0396035009337505" calcext:value-type="float">
            <text:p>0.0396035009</text:p>
          </table:table-cell>
          <table:table-cell/>
          <table:table-cell table:style-name="Default" table:number-columns-repeated="2"/>
          <table:table-cell table:style-name="ce11" table:formula="of:=[.AJ157]-[.AJ156]" office:value-type="float" office:value="0.0548143463429884" calcext:value-type="float">
            <text:p>0.0548143463</text:p>
          </table:table-cell>
          <table:table-cell table:style-name="ce11" table:formula="of:=[.AJ158]*conv" office:value-type="float" office:value="1.49157425445523" calcext:value-type="float">
            <text:p>1.4915742545</text:p>
          </table:table-cell>
          <table:table-cell table:style-name="ce24" table:formula="of:=[.AK151]-[.AK158]" office:value-type="float" office:value="0.0270990078532991" calcext:value-type="float">
            <text:p>0.0270990079</text:p>
          </table:table-cell>
          <table:table-cell table:number-columns-repeated="986"/>
        </table:table-row>
        <table:table-row table:style-name="ro5">
          <table:table-cell table:style-name="ce19" table:formula="of:=MAX(MAX([.H159];[.N159];[.T159];[.Z159];[.AF159];[.AL159]);-MIN([.H159];[.N159];[.T159];[.Z159];[.AF159];[.AL159]))" office:value-type="float" office:value="3.49370114781093" calcext:value-type="float">
            <text:p>3.4937011478</text:p>
          </table:table-cell>
          <table:table-cell table:style-name="ce20" table:formula="of:=AVERAGE([.H159];[.N159];[.T159];[.Z159];[.AF159];[.AL159])" office:value-type="float" office:value="2.80327374598168" calcext:value-type="float">
            <text:p>2.803273746</text:p>
          </table:table-cell>
          <table:table-cell table:number-columns-repeated="5"/>
          <table:table-cell table:style-name="ce20" table:formula="of:=ABS(([.H158]/[.G158])*100)" office:value-type="float" office:value="3.0999343814514" calcext:value-type="float">
            <text:p>3.0999343815</text:p>
          </table:table-cell>
          <table:table-cell table:number-columns-repeated="5"/>
          <table:table-cell table:style-name="ce20" table:formula="of:=ABS(([.N158]/[.M158])*100)" office:value-type="float" office:value="3.49370114781093" calcext:value-type="float">
            <text:p>3.4937011478</text:p>
          </table:table-cell>
          <table:table-cell table:number-columns-repeated="5"/>
          <table:table-cell table:style-name="ce20" table:formula="of:=ABS(([.T158]/[.S158])*100)" office:value-type="float" office:value="3.23162032132695" calcext:value-type="float">
            <text:p>3.2316203213</text:p>
          </table:table-cell>
          <table:table-cell table:number-columns-repeated="5"/>
          <table:table-cell table:style-name="ce20" table:formula="of:=ABS(([.Z158]/[.Y158])*100)" office:value-type="float" office:value="2.82921497991148" calcext:value-type="float">
            <text:p>2.8292149799</text:p>
          </table:table-cell>
          <table:table-cell table:number-columns-repeated="5"/>
          <table:table-cell table:style-name="ce20" table:formula="of:=ABS(([.AF158]/[.AE158])*100)" office:value-type="float" office:value="2.34836582614456" calcext:value-type="float">
            <text:p>2.3483658261</text:p>
          </table:table-cell>
          <table:table-cell table:number-columns-repeated="5"/>
          <table:table-cell table:style-name="ce20" table:formula="of:=ABS(([.AL158]/[.AK158])*100)" office:value-type="float" office:value="1.81680581924475" calcext:value-type="float">
            <text:p>1.8168058192</text:p>
          </table:table-cell>
          <table:table-cell table:number-columns-repeated="986"/>
        </table:table-row>
        <table:table-row table:style-name="ro5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cist</text:p>
          </table:table-cell>
          <table:table-cell table:style-name="ce17" office:value-type="string" calcext:value-type="string">
            <text:p>tpss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4"/>
        </table:table-row>
        <table:table-row table:style-name="ro9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5366216824" calcext:value-type="float">
            <text:p>-78.536621682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8975649077" calcext:value-type="float">
            <text:p>-155.897564907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3.2608217107" calcext:value-type="float">
            <text:p>-233.260821710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6249608939" calcext:value-type="float">
            <text:p>-310.624960893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9895166821" calcext:value-type="float">
            <text:p>-387.989516682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5.3542958604" calcext:value-type="float">
            <text:p>-465.3542958604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369822284529" calcext:value-type="float">
            <text:p>-78.369822284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781591372528" calcext:value-type="float">
            <text:p>-155.781591372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3.171171417452" calcext:value-type="float">
            <text:p>-233.171171417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55115017797" calcext:value-type="float">
            <text:p>-310.55115017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926259234751" calcext:value-type="float">
            <text:p>-387.926259234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5.298567542416" calcext:value-type="float">
            <text:p>-465.2985675424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table:style-name="ce11" table:formula="of:=[.F164]-[.F163]" office:value-type="float" office:value="0.166799397870989" calcext:value-type="float">
            <text:p>0.1667993979</text:p>
          </table:table-cell>
          <table:table-cell table:style-name="ce11" table:formula="of:=[.F165]*conv" office:value-type="float" office:value="4.53884254983596" calcext:value-type="float">
            <text:p>4.5388425498</text:p>
          </table:table-cell>
          <table:table-cell table:number-columns-repeated="2"/>
          <table:table-cell table:style-name="Default" table:number-columns-repeated="2"/>
          <table:table-cell table:style-name="ce11" table:formula="of:=[.L164]-[.L163]" office:value-type="float" office:value="0.115973535171889" calcext:value-type="float">
            <text:p>0.1159735352</text:p>
          </table:table-cell>
          <table:table-cell table:style-name="ce11" table:formula="of:=[.L165]*conv" office:value-type="float" office:value="3.15580045738655" calcext:value-type="float">
            <text:p>3.1558004574</text:p>
          </table:table-cell>
          <table:table-cell table:number-columns-repeated="2"/>
          <table:table-cell table:style-name="Default" table:number-columns-repeated="2"/>
          <table:table-cell table:style-name="ce11" table:formula="of:=[.R164]-[.R163]" office:value-type="float" office:value="0.0896502932478995" calcext:value-type="float">
            <text:p>0.0896502932</text:p>
          </table:table-cell>
          <table:table-cell table:style-name="ce11" table:formula="of:=[.R165]*conv" office:value-type="float" office:value="2.43950860010635" calcext:value-type="float">
            <text:p>2.4395086001</text:p>
          </table:table-cell>
          <table:table-cell table:number-columns-repeated="2"/>
          <table:table-cell table:style-name="Default" table:number-columns-repeated="2"/>
          <table:table-cell table:style-name="ce11" table:formula="of:=[.X164]-[.X163]" office:value-type="float" office:value="0.0738107159296533" calcext:value-type="float">
            <text:p>0.0738107159</text:p>
          </table:table-cell>
          <table:table-cell table:style-name="ce11" table:formula="of:=[.X165]*conv" office:value-type="float" office:value="2.00849177138207" calcext:value-type="float">
            <text:p>2.0084917714</text:p>
          </table:table-cell>
          <table:table-cell table:number-columns-repeated="2"/>
          <table:table-cell table:style-name="Default" table:number-columns-repeated="2"/>
          <table:table-cell table:style-name="ce11" table:formula="of:=[.AD164]-[.AD163]" office:value-type="float" office:value="0.0632574473492014" calcext:value-type="float">
            <text:p>0.0632574473</text:p>
          </table:table-cell>
          <table:table-cell table:style-name="ce11" table:formula="of:=[.AD165]*conv" office:value-type="float" office:value="1.72132272230762" calcext:value-type="float">
            <text:p>1.7213227223</text:p>
          </table:table-cell>
          <table:table-cell table:number-columns-repeated="2"/>
          <table:table-cell table:style-name="Default" table:number-columns-repeated="2"/>
          <table:table-cell table:style-name="ce11" table:formula="of:=[.AJ164]-[.AJ163]" office:value-type="float" office:value="0.0557283179840056" calcext:value-type="float">
            <text:p>0.055728318</text:p>
          </table:table-cell>
          <table:table-cell table:style-name="ce11" table:formula="of:=[.AJ165]*conv" office:value-type="float" office:value="1.51644468820104" calcext:value-type="float">
            <text:p>1.5164446882</text:p>
          </table:table-cell>
          <table:table-cell table:number-columns-repeated="987"/>
        </table:table-row>
        <table:table-row table:style-name="ro5">
          <table:table-cell table:number-columns-repeated="1024"/>
        </table:table-row>
        <table:table-row table:style-name="ro5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TDDFT</text:p>
          </table:table-cell>
          <table:table-cell table:style-name="ce18" office:value-type="string" calcext:value-type="string">
            <text:p>pbe0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9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903531109" calcext:value-type="float">
            <text:p>-0.90353110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930610216" calcext:value-type="float">
            <text:p>-1.793061021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83588858" calcext:value-type="float">
            <text:p>-2.68358885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5744257505" calcext:value-type="float">
            <text:p>-3.574425750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4652839122" calcext:value-type="float">
            <text:p>-4.465283912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5.3561750367" calcext:value-type="float">
            <text:p>-5.3561750367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48793440898881" calcext:value-type="float">
            <text:p>-0.748793440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8487095338734" calcext:value-type="float">
            <text:p>-1.6848709534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9959450777679" calcext:value-type="float">
            <text:p>-2.599594507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50485613021582" calcext:value-type="float">
            <text:p>-3.504856130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4.40528047667314" calcext:value-type="float">
            <text:p>-4.405280476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5.30295639948826" calcext:value-type="float">
            <text:p>-5.3029563995</text:p>
          </table:table-cell>
          <table:table-cell table:style-name="Default"/>
          <table:table-cell table:number-columns-repeated="987"/>
        </table:table-row>
        <table:table-row table:style-name="ro5">
          <table:table-cell office:value-type="string" calcext:value-type="string">
            <text:p>Max s-t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table:style-name="ce11" table:formula="of:=[.F171]-[.F170]" office:value-type="float" office:value="0.154737668101119" calcext:value-type="float">
            <text:p>0.1547376681</text:p>
          </table:table-cell>
          <table:table-cell table:style-name="ce11" table:formula="of:=[.F172]*conv" office:value-type="float" office:value="4.21062618333294" calcext:value-type="float">
            <text:p>4.2106261833</text:p>
          </table:table-cell>
          <table:table-cell table:style-name="ce24" table:formula="of:=[.G165]-[.G172]" office:value-type="float" office:value="0.328216366503013" calcext:value-type="float">
            <text:p>0.3282163665</text:p>
          </table:table-cell>
          <table:table-cell/>
          <table:table-cell table:style-name="Default" table:number-columns-repeated="2"/>
          <table:table-cell table:style-name="ce11" table:formula="of:=[.L171]-[.L170]" office:value-type="float" office:value="0.108190068212658" calcext:value-type="float">
            <text:p>0.1081900682</text:p>
          </table:table-cell>
          <table:table-cell table:style-name="ce11" table:formula="of:=[.L172]*conv" office:value-type="float" office:value="2.94400154521586" calcext:value-type="float">
            <text:p>2.9440015452</text:p>
          </table:table-cell>
          <table:table-cell table:style-name="ce24" table:formula="of:=[.M165]-[.M172]" office:value-type="float" office:value="0.211798912170691" calcext:value-type="float">
            <text:p>0.2117989122</text:p>
          </table:table-cell>
          <table:table-cell/>
          <table:table-cell table:style-name="Default" table:number-columns-repeated="2"/>
          <table:table-cell table:style-name="ce11" table:formula="of:=[.R171]-[.R170]" office:value-type="float" office:value="0.083994350223211" calcext:value-type="float">
            <text:p>0.0839943502</text:p>
          </table:table-cell>
          <table:table-cell table:style-name="ce11" table:formula="of:=[.R172]*conv" office:value-type="float" office:value="2.28560255975146" calcext:value-type="float">
            <text:p>2.2856025598</text:p>
          </table:table-cell>
          <table:table-cell table:style-name="ce24" table:formula="of:=[.S165]-[.S172]" office:value-type="float" office:value="0.153906040354892" calcext:value-type="float">
            <text:p>0.1539060404</text:p>
          </table:table-cell>
          <table:table-cell/>
          <table:table-cell table:style-name="Default" table:number-columns-repeated="2"/>
          <table:table-cell table:style-name="ce11" table:formula="of:=[.X171]-[.X170]" office:value-type="float" office:value="0.0695696202841849" calcext:value-type="float">
            <text:p>0.0695696203</text:p>
          </table:table-cell>
          <table:table-cell table:style-name="ce11" table:formula="of:=[.X172]*conv" office:value-type="float" office:value="1.89308568707195" calcext:value-type="float">
            <text:p>1.8930856871</text:p>
          </table:table-cell>
          <table:table-cell table:style-name="ce24" table:formula="of:=[.Y165]-[.Y172]" office:value-type="float" office:value="0.115406084310115" calcext:value-type="float">
            <text:p>0.1154060843</text:p>
          </table:table-cell>
          <table:table-cell/>
          <table:table-cell table:style-name="Default" table:number-columns-repeated="2"/>
          <table:table-cell table:style-name="ce11" table:formula="of:=[.AD171]-[.AD170]" office:value-type="float" office:value="0.0600034355268582" calcext:value-type="float">
            <text:p>0.0600034355</text:p>
          </table:table-cell>
          <table:table-cell table:style-name="ce11" table:formula="of:=[.AD172]*conv" office:value-type="float" office:value="1.6327765554423" calcext:value-type="float">
            <text:p>1.6327765554</text:p>
          </table:table-cell>
          <table:table-cell table:style-name="ce24" table:formula="of:=[.AE165]-[.AE172]" office:value-type="float" office:value="0.0885461668653265" calcext:value-type="float">
            <text:p>0.0885461669</text:p>
          </table:table-cell>
          <table:table-cell/>
          <table:table-cell table:style-name="Default" table:number-columns-repeated="2"/>
          <table:table-cell table:style-name="ce11" table:formula="of:=[.AJ171]-[.AJ170]" office:value-type="float" office:value="0.0532186372117405" calcext:value-type="float">
            <text:p>0.0532186372</text:p>
          </table:table-cell>
          <table:table-cell table:style-name="ce11" table:formula="of:=[.AJ172]*conv" office:value-type="float" office:value="1.44815279973468" calcext:value-type="float">
            <text:p>1.4481527997</text:p>
          </table:table-cell>
          <table:table-cell table:style-name="ce24" table:formula="of:=[.AK165]-[.AK172]" office:value-type="float" office:value="0.0682918884663626" calcext:value-type="float">
            <text:p>0.0682918885</text:p>
          </table:table-cell>
          <table:table-cell table:number-columns-repeated="986"/>
        </table:table-row>
        <table:table-row table:style-name="ro5">
          <table:table-cell table:style-name="ce19" table:formula="of:=MAX(MAX([.H173];[.N173];[.T173];[.Z173];[.AF173];[.AL173]);-MIN([.H173];[.N173];[.T173];[.Z173];[.AF173];[.AL173]))" office:value-type="float" office:value="7.79495381951033" calcext:value-type="float">
            <text:p>7.7949538195</text:p>
          </table:table-cell>
          <table:table-cell table:style-name="ce20" table:formula="of:=AVERAGE([.H173];[.N173];[.T173];[.Z173];[.AF173];[.AL173])" office:value-type="float" office:value="6.32632494368987" calcext:value-type="float">
            <text:p>6.3263249437</text:p>
          </table:table-cell>
          <table:table-cell table:number-columns-repeated="5"/>
          <table:table-cell table:style-name="ce20" table:formula="of:=ABS(([.H172]/[.G172])*100)" office:value-type="float" office:value="7.79495381951033" calcext:value-type="float">
            <text:p>7.7949538195</text:p>
          </table:table-cell>
          <table:table-cell table:number-columns-repeated="5"/>
          <table:table-cell table:style-name="ce20" table:formula="of:=ABS(([.N172]/[.M172])*100)" office:value-type="float" office:value="7.19425275149307" calcext:value-type="float">
            <text:p>7.1942527515</text:p>
          </table:table-cell>
          <table:table-cell table:number-columns-repeated="5"/>
          <table:table-cell table:style-name="ce20" table:formula="of:=ABS(([.T172]/[.S172])*100)" office:value-type="float" office:value="6.73371841041466" calcext:value-type="float">
            <text:p>6.7337184104</text:p>
          </table:table-cell>
          <table:table-cell table:number-columns-repeated="5"/>
          <table:table-cell table:style-name="ce20" table:formula="of:=ABS(([.Z172]/[.Y172])*100)" office:value-type="float" office:value="6.09618915288587" calcext:value-type="float">
            <text:p>6.0961891529</text:p>
          </table:table-cell>
          <table:table-cell table:number-columns-repeated="5"/>
          <table:table-cell table:style-name="ce20" table:formula="of:=ABS(([.AF172]/[.AE172])*100)" office:value-type="float" office:value="5.4230425204348" calcext:value-type="float">
            <text:p>5.4230425204</text:p>
          </table:table-cell>
          <table:table-cell table:number-columns-repeated="5"/>
          <table:table-cell table:style-name="ce20" table:formula="of:=ABS(([.AL172]/[.AK172])*100)" office:value-type="float" office:value="4.71579300740051" calcext:value-type="float">
            <text:p>4.7157930074</text:p>
          </table:table-cell>
          <table:table-cell table:number-columns-repeated="986"/>
        </table:table-row>
        <table:table-row table:style-name="ro5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cist</text:p>
          </table:table-cell>
          <table:table-cell table:style-name="ce17" office:value-type="string" calcext:value-type="string">
            <text:p>tpssh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4"/>
        </table:table-row>
        <table:table-row table:style-name="ro9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5287015055" calcext:value-type="float">
            <text:p>-78.528701505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8809932049" calcext:value-type="float">
            <text:p>-155.880993204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2.8884638189" calcext:value-type="float">
            <text:p>-232.888463818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5906488583" calcext:value-type="float">
            <text:p>-310.590648858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9462440351" calcext:value-type="float">
            <text:p>-387.946244035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5.3020324919" calcext:value-type="float">
            <text:p>-465.3020324919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3645264062963" calcext:value-type="float">
            <text:p>-78.364526406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76597918713" calcext:value-type="float">
            <text:p>-155.765979187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2.79831627433" calcext:value-type="float">
            <text:p>-232.798316274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516771331292" calcext:value-type="float">
            <text:p>-310.516771331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882670106973" calcext:value-type="float">
            <text:p>-387.88267010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5.245795055036" calcext:value-type="float">
            <text:p>-465.245795055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table:style-name="ce11" table:formula="of:=[.F178]-[.F177]" office:value-type="float" office:value="0.164175099203661" calcext:value-type="float">
            <text:p>0.1641750992</text:p>
          </table:table-cell>
          <table:table-cell table:style-name="ce11" table:formula="of:=[.F179]*conv" office:value-type="float" office:value="4.46743174975645" calcext:value-type="float">
            <text:p>4.4674317498</text:p>
          </table:table-cell>
          <table:table-cell table:number-columns-repeated="2"/>
          <table:table-cell table:style-name="Default" table:number-columns-repeated="2"/>
          <table:table-cell table:style-name="ce11" table:formula="of:=[.L178]-[.L177]" office:value-type="float" office:value="0.115014017770193" calcext:value-type="float">
            <text:p>0.1150140178</text:p>
          </table:table-cell>
          <table:table-cell table:style-name="ce11" table:formula="of:=[.L179]*conv" office:value-type="float" office:value="3.12969066043455" calcext:value-type="float">
            <text:p>3.1296906604</text:p>
          </table:table-cell>
          <table:table-cell table:number-columns-repeated="2"/>
          <table:table-cell table:style-name="Default" table:number-columns-repeated="2"/>
          <table:table-cell table:style-name="ce11" table:formula="of:=[.R178]-[.R177]" office:value-type="float" office:value="0.0901475445695894" calcext:value-type="float">
            <text:p>0.0901475446</text:p>
          </table:table-cell>
          <table:table-cell table:style-name="ce11" table:formula="of:=[.R179]*conv" office:value-type="float" office:value="2.45303949701398" calcext:value-type="float">
            <text:p>2.453039497</text:p>
          </table:table-cell>
          <table:table-cell table:number-columns-repeated="2"/>
          <table:table-cell table:style-name="Default" table:number-columns-repeated="2"/>
          <table:table-cell table:style-name="ce11" table:formula="of:=[.X178]-[.X177]" office:value-type="float" office:value="0.0738775270085057" calcext:value-type="float">
            <text:p>0.073877527</text:p>
          </table:table-cell>
          <table:table-cell table:style-name="ce11" table:formula="of:=[.X179]*conv" office:value-type="float" office:value="2.01030979333758" calcext:value-type="float">
            <text:p>2.0103097933</text:p>
          </table:table-cell>
          <table:table-cell table:number-columns-repeated="2"/>
          <table:table-cell table:style-name="Default" table:number-columns-repeated="2"/>
          <table:table-cell table:style-name="ce11" table:formula="of:=[.AD178]-[.AD177]" office:value-type="float" office:value="0.0635739281265728" calcext:value-type="float">
            <text:p>0.0635739281</text:p>
          </table:table-cell>
          <table:table-cell table:style-name="ce11" table:formula="of:=[.AD179]*conv" office:value-type="float" office:value="1.72993460242754" calcext:value-type="float">
            <text:p>1.7299346024</text:p>
          </table:table-cell>
          <table:table-cell table:number-columns-repeated="2"/>
          <table:table-cell table:style-name="Default" table:number-columns-repeated="2"/>
          <table:table-cell table:style-name="ce11" table:formula="of:=[.AJ178]-[.AJ177]" office:value-type="float" office:value="0.0562374368643646" calcext:value-type="float">
            <text:p>0.0562374369</text:p>
          </table:table-cell>
          <table:table-cell table:style-name="ce11" table:formula="of:=[.AJ179]*conv" office:value-type="float" office:value="1.5302985178107" calcext:value-type="float">
            <text:p>1.5302985178</text:p>
          </table:table-cell>
          <table:table-cell table:number-columns-repeated="987"/>
        </table:table-row>
        <table:table-row table:style-name="ro5">
          <table:table-cell table:number-columns-repeated="1024"/>
        </table:table-row>
        <table:table-row table:style-name="ro5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TDDFT</text:p>
          </table:table-cell>
          <table:table-cell table:style-name="ce18" office:value-type="string" calcext:value-type="string">
            <text:p>pbe0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9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8956273653" calcext:value-type="float">
            <text:p>-0.895627365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76148009" calcext:value-type="float">
            <text:p>-1.77614800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574053165" calcext:value-type="float">
            <text:p>-2.657405316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5388638889" calcext:value-type="float">
            <text:p>-3.538863888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4202831488" calcext:value-type="float">
            <text:p>-4.420283148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5.3016960592" calcext:value-type="float">
            <text:p>-5.3016960592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43514226619245" calcext:value-type="float">
            <text:p>-0.7435142266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6883496779406" calcext:value-type="float">
            <text:p>-1.668834967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7384920939047" calcext:value-type="float">
            <text:p>-2.5738492094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46951305828472" calcext:value-type="float">
            <text:p>-3.469513058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4.36034355189667" calcext:value-type="float">
            <text:p>-4.360343551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5.24841678016972" calcext:value-type="float">
            <text:p>-5.2484167802</text:p>
          </table:table-cell>
          <table:table-cell table:style-name="Default"/>
          <table:table-cell table:number-columns-repeated="987"/>
        </table:table-row>
        <table:table-row table:style-name="ro5">
          <table:table-cell office:value-type="string" calcext:value-type="string">
            <text:p>Max s-t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table:style-name="ce11" table:formula="of:=[.F185]-[.F184]" office:value-type="float" office:value="0.152113138680755" calcext:value-type="float">
            <text:p>0.1521131387</text:p>
          </table:table-cell>
          <table:table-cell table:style-name="ce11" table:formula="of:=[.F186]*conv" office:value-type="float" office:value="4.13920910414384" calcext:value-type="float">
            <text:p>4.1392091041</text:p>
          </table:table-cell>
          <table:table-cell table:style-name="ce24" table:formula="of:=[.G179]-[.G186]" office:value-type="float" office:value="0.32822264561261" calcext:value-type="float">
            <text:p>0.3282226456</text:p>
          </table:table-cell>
          <table:table-cell/>
          <table:table-cell table:style-name="Default" table:number-columns-repeated="2"/>
          <table:table-cell table:style-name="ce11" table:formula="of:=[.L185]-[.L184]" office:value-type="float" office:value="0.107313041205937" calcext:value-type="float">
            <text:p>0.1073130412</text:p>
          </table:table-cell>
          <table:table-cell table:style-name="ce11" table:formula="of:=[.L186]*conv" office:value-type="float" office:value="2.92013642611909" calcext:value-type="float">
            <text:p>2.9201364261</text:p>
          </table:table-cell>
          <table:table-cell table:style-name="ce24" table:formula="of:=[.M179]-[.M186]" office:value-type="float" office:value="0.209554234315457" calcext:value-type="float">
            <text:p>0.2095542343</text:p>
          </table:table-cell>
          <table:table-cell/>
          <table:table-cell table:style-name="Default" table:number-columns-repeated="2"/>
          <table:table-cell table:style-name="ce11" table:formula="of:=[.R185]-[.R184]" office:value-type="float" office:value="0.0835561071095321" calcext:value-type="float">
            <text:p>0.0835561071</text:p>
          </table:table-cell>
          <table:table-cell table:style-name="ce11" table:formula="of:=[.R186]*conv" office:value-type="float" office:value="2.27367735788066" calcext:value-type="float">
            <text:p>2.2736773579</text:p>
          </table:table-cell>
          <table:table-cell table:style-name="ce24" table:formula="of:=[.S179]-[.S186]" office:value-type="float" office:value="0.179362139133322" calcext:value-type="float">
            <text:p>0.1793621391</text:p>
          </table:table-cell>
          <table:table-cell/>
          <table:table-cell table:style-name="Default" table:number-columns-repeated="2"/>
          <table:table-cell table:style-name="ce11" table:formula="of:=[.X185]-[.X184]" office:value-type="float" office:value="0.0693508306152828" calcext:value-type="float">
            <text:p>0.0693508306</text:p>
          </table:table-cell>
          <table:table-cell table:style-name="ce11" table:formula="of:=[.X186]*conv" office:value-type="float" office:value="1.88713211726683" calcext:value-type="float">
            <text:p>1.8871321173</text:p>
          </table:table-cell>
          <table:table-cell table:style-name="ce24" table:formula="of:=[.Y179]-[.Y186]" office:value-type="float" office:value="0.123177676070752" calcext:value-type="float">
            <text:p>0.1231776761</text:p>
          </table:table-cell>
          <table:table-cell/>
          <table:table-cell table:style-name="Default" table:number-columns-repeated="2"/>
          <table:table-cell table:style-name="ce11" table:formula="of:=[.AD185]-[.AD184]" office:value-type="float" office:value="0.0599395969033285" calcext:value-type="float">
            <text:p>0.0599395969</text:p>
          </table:table-cell>
          <table:table-cell table:style-name="ce11" table:formula="of:=[.AD186]*conv" office:value-type="float" office:value="1.63103941811148" calcext:value-type="float">
            <text:p>1.6310394181</text:p>
          </table:table-cell>
          <table:table-cell table:style-name="ce24" table:formula="of:=[.AE179]-[.AE186]" office:value-type="float" office:value="0.0988951843160561" calcext:value-type="float">
            <text:p>0.0988951843</text:p>
          </table:table-cell>
          <table:table-cell/>
          <table:table-cell table:style-name="Default" table:number-columns-repeated="2"/>
          <table:table-cell table:style-name="ce11" table:formula="of:=[.AJ185]-[.AJ184]" office:value-type="float" office:value="0.0532792790302761" calcext:value-type="float">
            <text:p>0.053279279</text:p>
          </table:table-cell>
          <table:table-cell table:style-name="ce11" table:formula="of:=[.AJ186]*conv" office:value-type="float" office:value="1.44980294757563" calcext:value-type="float">
            <text:p>1.4498029476</text:p>
          </table:table-cell>
          <table:table-cell table:style-name="ce24" table:formula="of:=[.AK179]-[.AK186]" office:value-type="float" office:value="0.0804955702350689" calcext:value-type="float">
            <text:p>0.0804955702</text:p>
          </table:table-cell>
          <table:table-cell table:number-columns-repeated="986"/>
        </table:table-row>
        <table:table-row table:style-name="ro5">
          <table:table-cell table:style-name="ce19" table:formula="of:=MAX(MAX([.H187];[.N187];[.T187];[.Z187];[.AF187];[.AL187]);-MIN([.H187];[.N187];[.T187];[.Z187];[.AF187];[.AL187]))" office:value-type="float" office:value="7.92959807911178" calcext:value-type="float">
            <text:p>7.9295980791</text:p>
          </table:table-cell>
          <table:table-cell table:style-name="ce20" table:formula="of:=AVERAGE([.H187];[.N187];[.T187];[.Z187];[.AF187];[.AL187])" office:value-type="float" office:value="6.85619196054045" calcext:value-type="float">
            <text:p>6.8561919605</text:p>
          </table:table-cell>
          <table:table-cell table:number-columns-repeated="5"/>
          <table:table-cell table:style-name="ce20" table:formula="of:=ABS(([.H186]/[.G186])*100)" office:value-type="float" office:value="7.92959807911178" calcext:value-type="float">
            <text:p>7.9295980791</text:p>
          </table:table-cell>
          <table:table-cell table:number-columns-repeated="5"/>
          <table:table-cell table:style-name="ce20" table:formula="of:=ABS(([.N186]/[.M186])*100)" office:value-type="float" office:value="7.1761795935664" calcext:value-type="float">
            <text:p>7.1761795936</text:p>
          </table:table-cell>
          <table:table-cell table:number-columns-repeated="5"/>
          <table:table-cell table:style-name="ce20" table:formula="of:=ABS(([.T186]/[.S186])*100)" office:value-type="float" office:value="7.88863637629348" calcext:value-type="float">
            <text:p>7.8886363763</text:p>
          </table:table-cell>
          <table:table-cell table:number-columns-repeated="5"/>
          <table:table-cell table:style-name="ce20" table:formula="of:=ABS(([.Z186]/[.Y186])*100)" office:value-type="float" office:value="6.52724178364111" calcext:value-type="float">
            <text:p>6.5272417836</text:p>
          </table:table-cell>
          <table:table-cell table:number-columns-repeated="5"/>
          <table:table-cell table:style-name="ce20" table:formula="of:=ABS(([.AF186]/[.AE186])*100)" office:value-type="float" office:value="6.0633227632575" calcext:value-type="float">
            <text:p>6.0633227633</text:p>
          </table:table-cell>
          <table:table-cell table:number-columns-repeated="5"/>
          <table:table-cell table:style-name="ce20" table:formula="of:=ABS(([.AL186]/[.AK186])*100)" office:value-type="float" office:value="5.55217316737245" calcext:value-type="float">
            <text:p>5.5521731674</text:p>
          </table:table-cell>
          <table:table-cell table:number-columns-repeated="986"/>
        </table:table-row>
        <table:table-row table:style-name="ro5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cist</text:p>
          </table:table-cell>
          <table:table-cell table:style-name="ce17" office:value-type="string" calcext:value-type="string">
            <text:p>hf</text:p>
          </table:table-cell>
          <table:table-cell table:style-name="ce17" table:number-columns-repeated="1015"/>
        </table:table-row>
        <table:table-row table:style-name="ro9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7.96530198065" calcext:value-type="float">
            <text:p>-77.965301980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4.79077982227" calcext:value-type="float">
            <text:p>-154.790779822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1.61685269262" calcext:value-type="float">
            <text:p>-231.616852692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08.44299935946" calcext:value-type="float">
            <text:p>-308.442999359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5.26908860898" calcext:value-type="float">
            <text:p>-385.26908860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2.09509561283" calcext:value-type="float">
            <text:p>-462.0950956128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7.8318625173664" calcext:value-type="float">
            <text:p>-77.8318625174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4.694716914924" calcext:value-type="float">
            <text:p>-154.694716914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1.540910139471" calcext:value-type="float">
            <text:p>-231.540910139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08.379272634881" calcext:value-type="float">
            <text:p>-308.379272634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5.213437299307" calcext:value-type="float">
            <text:p>-385.213437299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2.045144101261" calcext:value-type="float">
            <text:p>-462.0451441013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table:style-name="ce11" table:formula="of:=[.F192]-[.F191]" office:value-type="float" office:value="0.133439463283594" calcext:value-type="float">
            <text:p>0.1334394633</text:p>
          </table:table-cell>
          <table:table-cell table:style-name="ce11" table:formula="of:=[.F193]*conv" office:value-type="float" office:value="3.6310725428835" calcext:value-type="float">
            <text:p>3.6310725429</text:p>
          </table:table-cell>
          <table:table-cell table:number-columns-repeated="2"/>
          <table:table-cell table:style-name="Default" table:number-columns-repeated="2"/>
          <table:table-cell table:style-name="ce11" table:formula="of:=[.L192]-[.L191]" office:value-type="float" office:value="0.0960629073464929" calcext:value-type="float">
            <text:p>0.0960629073</text:p>
          </table:table-cell>
          <table:table-cell table:style-name="ce11" table:formula="of:=[.L193]*conv" office:value-type="float" office:value="2.61400470799329" calcext:value-type="float">
            <text:p>2.614004708</text:p>
          </table:table-cell>
          <table:table-cell table:number-columns-repeated="2"/>
          <table:table-cell table:style-name="Default" table:number-columns-repeated="2"/>
          <table:table-cell table:style-name="ce11" table:formula="of:=[.R192]-[.R191]" office:value-type="float" office:value="0.07594255314919" calcext:value-type="float">
            <text:p>0.0759425531</text:p>
          </table:table-cell>
          <table:table-cell table:style-name="ce11" table:formula="of:=[.R193]*conv" office:value-type="float" office:value="2.06650201365429" calcext:value-type="float">
            <text:p>2.0665020137</text:p>
          </table:table-cell>
          <table:table-cell table:number-columns-repeated="2"/>
          <table:table-cell table:style-name="Default" table:number-columns-repeated="2"/>
          <table:table-cell table:style-name="ce11" table:formula="of:=[.X192]-[.X191]" office:value-type="float" office:value="0.0637267245794533" calcext:value-type="float">
            <text:p>0.0637267246</text:p>
          </table:table-cell>
          <table:table-cell table:style-name="ce11" table:formula="of:=[.X193]*conv" office:value-type="float" office:value="1.7340924054571" calcext:value-type="float">
            <text:p>1.7340924055</text:p>
          </table:table-cell>
          <table:table-cell table:number-columns-repeated="2"/>
          <table:table-cell table:style-name="Default" table:number-columns-repeated="2"/>
          <table:table-cell table:style-name="ce11" table:formula="of:=[.AD192]-[.AD191]" office:value-type="float" office:value="0.0556513096732942" calcext:value-type="float">
            <text:p>0.0556513097</text:p>
          </table:table-cell>
          <table:table-cell table:style-name="ce11" table:formula="of:=[.AD193]*conv" office:value-type="float" office:value="1.51434918544858" calcext:value-type="float">
            <text:p>1.5143491854</text:p>
          </table:table-cell>
          <table:table-cell table:number-columns-repeated="2"/>
          <table:table-cell table:style-name="Default" table:number-columns-repeated="2"/>
          <table:table-cell table:style-name="ce11" table:formula="of:=[.AJ192]-[.AJ191]" office:value-type="float" office:value="0.0499515115689064" calcext:value-type="float">
            <text:p>0.0499515116</text:p>
          </table:table-cell>
          <table:table-cell table:style-name="ce11" table:formula="of:=[.AJ193]*conv" office:value-type="float" office:value="1.35924978765771" calcext:value-type="float">
            <text:p>1.3592497877</text:p>
          </table:table-cell>
          <table:table-cell table:number-columns-repeated="987"/>
        </table:table-row>
        <table:table-row table:style-name="ro5">
          <table:table-cell table:number-columns-repeated="1024"/>
        </table:table-row>
        <table:table-row table:style-name="ro5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TDDFT</text:p>
          </table:table-cell>
          <table:table-cell table:style-name="ce18" office:value-type="string" calcext:value-type="string">
            <text:p>hf</text:p>
          </table:table-cell>
          <table:table-cell table:style-name="ce18" table:number-columns-repeated="1009"/>
        </table:table-row>
        <table:table-row table:style-name="ro9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79352313306" calcext:value-type="float">
            <text:p>-0.793523133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56061504159" calcext:value-type="float">
            <text:p>-1.560615041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32667124738" calcext:value-type="float">
            <text:p>-2.326671247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09217533109" calcext:value-type="float">
            <text:p>-3.092175331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85721004293" calcext:value-type="float">
            <text:p>-3.857210042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62196056045" calcext:value-type="float">
            <text:p>-4.6219605605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665313734960904" calcext:value-type="float">
            <text:p>-0.66531373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4714402066439" calcext:value-type="float">
            <text:p>-1.4714402066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25814894581981" calcext:value-type="float">
            <text:p>-2.258148945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03597356868141" calcext:value-type="float">
            <text:p>-3.035973568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.80909673688214" calcext:value-type="float">
            <text:p>-3.809096736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.5794952837686" calcext:value-type="float">
            <text:p>-4.5794952838</text:p>
          </table:table-cell>
          <table:table-cell table:style-name="Default"/>
          <table:table-cell table:number-columns-repeated="987"/>
        </table:table-row>
        <table:table-row table:style-name="ro5">
          <table:table-cell office:value-type="string" calcext:value-type="string">
            <text:p>Max s-t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table:style-name="ce11" table:formula="of:=[.F199]-[.F198]" office:value-type="float" office:value="0.128209398099096" calcext:value-type="float">
            <text:p>0.1282093981</text:p>
          </table:table-cell>
          <table:table-cell table:style-name="ce11" table:formula="of:=[.F200]*conv" office:value-type="float" office:value="3.48875522818806" calcext:value-type="float">
            <text:p>3.4887552282</text:p>
          </table:table-cell>
          <table:table-cell table:style-name="ce24" table:formula="of:=[.G193]-[.G200]" office:value-type="float" office:value="0.142317314695441" calcext:value-type="float">
            <text:p>0.1423173147</text:p>
          </table:table-cell>
          <table:table-cell/>
          <table:table-cell table:style-name="Default" table:number-columns-repeated="2"/>
          <table:table-cell table:style-name="ce11" table:formula="of:=[.L199]-[.L198]" office:value-type="float" office:value="0.0891748349461019" calcext:value-type="float">
            <text:p>0.0891748349</text:p>
          </table:table-cell>
          <table:table-cell table:style-name="ce11" table:formula="of:=[.L200]*conv" office:value-type="float" office:value="2.42657072144242" calcext:value-type="float">
            <text:p>2.4265707214</text:p>
          </table:table-cell>
          <table:table-cell table:style-name="ce24" table:formula="of:=[.M193]-[.M200]" office:value-type="float" office:value="0.187433986550878" calcext:value-type="float">
            <text:p>0.1874339866</text:p>
          </table:table-cell>
          <table:table-cell/>
          <table:table-cell table:style-name="Default" table:number-columns-repeated="2"/>
          <table:table-cell table:style-name="ce11" table:formula="of:=[.R199]-[.R198]" office:value-type="float" office:value="0.0685223015601912" calcext:value-type="float">
            <text:p>0.0685223016</text:p>
          </table:table-cell>
          <table:table-cell table:style-name="ce11" table:formula="of:=[.R200]*conv" office:value-type="float" office:value="1.86458669457931" calcext:value-type="float">
            <text:p>1.8645866946</text:p>
          </table:table-cell>
          <table:table-cell table:style-name="ce24" table:formula="of:=[.S193]-[.S200]" office:value-type="float" office:value="0.20191531907498" calcext:value-type="float">
            <text:p>0.2019153191</text:p>
          </table:table-cell>
          <table:table-cell/>
          <table:table-cell table:style-name="Default" table:number-columns-repeated="2"/>
          <table:table-cell table:style-name="ce11" table:formula="of:=[.X199]-[.X198]" office:value-type="float" office:value="0.056201762408592" calcext:value-type="float">
            <text:p>0.0562017624</text:p>
          </table:table-cell>
          <table:table-cell table:style-name="ce11" table:formula="of:=[.X200]*conv" office:value-type="float" office:value="1.52932776647784" calcext:value-type="float">
            <text:p>1.5293277665</text:p>
          </table:table-cell>
          <table:table-cell table:style-name="ce24" table:formula="of:=[.Y193]-[.Y200]" office:value-type="float" office:value="0.204764638979261" calcext:value-type="float">
            <text:p>0.204764639</text:p>
          </table:table-cell>
          <table:table-cell/>
          <table:table-cell table:style-name="Default" table:number-columns-repeated="2"/>
          <table:table-cell table:style-name="ce11" table:formula="of:=[.AD199]-[.AD198]" office:value-type="float" office:value="0.0481133060478549" calcext:value-type="float">
            <text:p>0.048113306</text:p>
          </table:table-cell>
          <table:table-cell table:style-name="ce11" table:formula="of:=[.AD200]*conv" office:value-type="float" office:value="1.30922967043436" calcext:value-type="float">
            <text:p>1.3092296704</text:p>
          </table:table-cell>
          <table:table-cell table:style-name="ce24" table:formula="of:=[.AE193]-[.AE200]" office:value-type="float" office:value="0.205119515014224" calcext:value-type="float">
            <text:p>0.205119515</text:p>
          </table:table-cell>
          <table:table-cell/>
          <table:table-cell table:style-name="Default" table:number-columns-repeated="2"/>
          <table:table-cell table:style-name="ce11" table:formula="of:=[.AJ199]-[.AJ198]" office:value-type="float" office:value="0.0424652766813978" calcext:value-type="float">
            <text:p>0.0424652767</text:p>
          </table:table-cell>
          <table:table-cell table:style-name="ce11" table:formula="of:=[.AJ200]*conv" office:value-type="float" office:value="1.1555389716764" calcext:value-type="float">
            <text:p>1.1555389717</text:p>
          </table:table-cell>
          <table:table-cell table:style-name="ce24" table:formula="of:=[.AK193]-[.AK200]" office:value-type="float" office:value="0.203710815981312" calcext:value-type="float">
            <text:p>0.203710816</text:p>
          </table:table-cell>
          <table:table-cell table:number-columns-repeated="986"/>
        </table:table-row>
        <table:table-row table:style-name="ro5">
          <table:table-cell table:style-name="ce19" table:formula="of:=MAX(MAX([.H201];[.N201];[.T201];[.Z201];[.AF201];[.AL201]);-MIN([.H201];[.N201];[.T201];[.Z201];[.AF201];[.AL201]))" office:value-type="float" office:value="17.6290736162519" calcext:value-type="float">
            <text:p>17.6290736163</text:p>
          </table:table-cell>
          <table:table-cell table:style-name="ce20" table:formula="of:=AVERAGE([.H201];[.N201];[.T201];[.Z201];[.AF201];[.AL201])" office:value-type="float" office:value="11.5529940284362" calcext:value-type="float">
            <text:p>11.5529940284</text:p>
          </table:table-cell>
          <table:table-cell table:number-columns-repeated="5"/>
          <table:table-cell table:style-name="ce20" table:formula="of:=ABS(([.H200]/[.G200])*100)" office:value-type="float" office:value="4.07931498161755" calcext:value-type="float">
            <text:p>4.0793149816</text:p>
          </table:table-cell>
          <table:table-cell table:number-columns-repeated="5"/>
          <table:table-cell table:style-name="ce20" table:formula="of:=ABS(([.N200]/[.M200])*100)" office:value-type="float" office:value="7.72423341692109" calcext:value-type="float">
            <text:p>7.7242334169</text:p>
          </table:table-cell>
          <table:table-cell table:number-columns-repeated="5"/>
          <table:table-cell table:style-name="ce20" table:formula="of:=ABS(([.T200]/[.S200])*100)" office:value-type="float" office:value="10.8289584851154" calcext:value-type="float">
            <text:p>10.8289584851</text:p>
          </table:table-cell>
          <table:table-cell table:number-columns-repeated="5"/>
          <table:table-cell table:style-name="ce20" table:formula="of:=ABS(([.Z200]/[.Y200])*100)" office:value-type="float" office:value="13.389192524167" calcext:value-type="float">
            <text:p>13.3891925242</text:p>
          </table:table-cell>
          <table:table-cell table:number-columns-repeated="5"/>
          <table:table-cell table:style-name="ce20" table:formula="of:=ABS(([.AF200]/[.AE200])*100)" office:value-type="float" office:value="15.6671911465444" calcext:value-type="float">
            <text:p>15.6671911465</text:p>
          </table:table-cell>
          <table:table-cell table:number-columns-repeated="5"/>
          <table:table-cell table:style-name="ce20" table:formula="of:=ABS(([.AL200]/[.AK200])*100)" office:value-type="float" office:value="17.6290736162519" calcext:value-type="float">
            <text:p>17.6290736163</text:p>
          </table:table-cell>
          <table:table-cell table:number-columns-repeated="986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ng Alkene Results" table:style-name="ta2" table:print="false">
        <table:shapes>
          <draw:frame draw:z-index="16" draw:style-name="gr1" draw:text-style-name="P1" svg:width="130mm" svg:height="60mm" svg:x="774.32mm" svg:y="529.39mm">
            <loext:p draw:notify-on-update-of-ranges="'Long Alkene Results'.A109:'Long Alkene Results'.A109 'Long Alkene Results'.A115:'Long Alkene Results'.A115 'Long Alkene Results'.A114:'Long Alkene Results'.A114"/>
            <draw:object xlink:href="./Object 52" xlink:type="simple" xlink:show="embed" xlink:actuate="onLoad"/>
            <draw:image xlink:href="./ObjectReplacements/Object 52" xlink:type="simple" xlink:show="embed" xlink:actuate="onLoad"/>
          </draw:frame>
          <draw:frame draw:z-index="17" draw:style-name="gr1" draw:text-style-name="P1" svg:width="130mm" svg:height="60mm" svg:x="775.5mm" svg:y="595.02mm">
            <loext:p draw:notify-on-update-of-ranges="'Long Alkene Results'.A121:'Long Alkene Results'.A121 'Long Alkene Results'.A127:'Long Alkene Results'.A127 'Long Alkene Results'.A125:'Long Alkene Results'.A125"/>
            <draw:object xlink:href="./Object 55" xlink:type="simple" xlink:show="embed" xlink:actuate="onLoad"/>
            <draw:image xlink:href="./ObjectReplacements/Object 55" xlink:type="simple" xlink:show="embed" xlink:actuate="onLoad"/>
          </draw:frame>
          <draw:frame draw:z-index="18" draw:style-name="gr1" draw:text-style-name="P1" svg:width="130mm" svg:height="60mm" svg:x="776.21mm" svg:y="658.13mm">
            <loext:p draw:notify-on-update-of-ranges="'Long Alkene Results'.A133:'Long Alkene Results'.A133 'Long Alkene Results'.A139:'Long Alkene Results'.A139 'Long Alkene Results'.A136:'Long Alkene Results'.A136"/>
            <draw:object xlink:href="./Object 56" xlink:type="simple" xlink:show="embed" xlink:actuate="onLoad"/>
            <draw:image xlink:href="./ObjectReplacements/Object 56" xlink:type="simple" xlink:show="embed" xlink:actuate="onLoad"/>
          </draw:frame>
          <draw:frame draw:z-index="19" draw:style-name="gr1" draw:text-style-name="P1" svg:width="130mm" svg:height="60mm" svg:x="775.71mm" svg:y="723.22mm">
            <loext:p draw:notify-on-update-of-ranges="'Long Alkene Results'.A145:'Long Alkene Results'.A145 'Long Alkene Results'.A151:'Long Alkene Results'.A151"/>
            <draw:object xlink:href="./Object 63" xlink:type="simple" xlink:show="embed" xlink:actuate="onLoad"/>
            <draw:image xlink:href="./ObjectReplacements/Object 63" xlink:type="simple" xlink:show="embed" xlink:actuate="onLoad"/>
          </draw:frame>
        </table:shapes>
        <table:table-column table:style-name="co10" table:number-columns-repeated="29" table:default-cell-style-name="Default"/>
        <table:table-column table:style-name="co14" table:default-cell-style-name="Default"/>
        <table:table-column table:style-name="co10" table:number-columns-repeated="994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hf</text:p>
          </table:table-cell>
          <table:table-cell table:style-name="ce17" table:number-columns-repeated="1020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HOMO</text:p>
          </table:table-cell>
          <table:table-cell/>
          <table:table-cell office:value-type="float" office:value="-6.798" calcext:value-type="float">
            <text:p>-6.798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607" calcext:value-type="float">
            <text:p>-6.607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6.526" calcext:value-type="float">
            <text:p>-6.526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6.485" calcext:value-type="float">
            <text:p>-6.485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6.424" calcext:value-type="float">
            <text:p>-6.424</text:p>
          </table:table-cell>
          <table:table-cell/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69.4099017298" calcext:value-type="float">
            <text:p>-769.4099017298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53.54640951" calcext:value-type="float">
            <text:p>-1153.5464095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37.682917479" calcext:value-type="float">
            <text:p>-1537.68291747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21.819425365" calcext:value-type="float">
            <text:p>-1921.81942536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42.501964291" calcext:value-type="float">
            <text:p>-3842.501964291</text:p>
          </table:table-cell>
          <table:table-cell table:number-columns-repeated="3"/>
          <table:table-cell>
            <draw:frame table:end-cell-address="'Long Alkene Results'.AM20" table:end-x="21.37mm" table:end-y="2.02mm" draw:z-index="0" draw:style-name="gr1" draw:text-style-name="P1" svg:width="130.4mm" svg:height="60.98mm" svg:x="4.3mm" svg:y="1.62mm">
              <loext:p draw:notify-on-update-of-ranges="'Long Alkene Results'.A5:'Long Alkene Results'.A5 'Long Alkene Results'.A14:'Long Alkene Results'.A14"/>
              <draw:object xlink:href="./Object 35" xlink:type="simple" xlink:show="embed" xlink:actuate="onLoad"/>
              <draw:image xlink:href="./ObjectReplacements/Object 35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S20" table:end-x="21.88mm" table:end-y="4.81mm" draw:z-index="5" draw:style-name="gr1" draw:text-style-name="P1" svg:width="130.34mm" svg:height="61mm" svg:x="4.89mm" svg:y="4.39mm">
              <loext:p draw:notify-on-update-of-ranges="'Long Alkene Results'.A5:'Long Alkene Results'.A5 'Long Alkene Results'.A14:'Long Alkene Results'.A14"/>
              <draw:object xlink:href="./Object 40" xlink:type="simple" xlink:show="embed" xlink:actuate="onLoad"/>
              <draw:image xlink:href="./ObjectReplacements/Object 40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Y20" table:end-x="20.68mm" table:end-y="2.29mm" draw:z-index="10" draw:style-name="gr1" draw:text-style-name="P1" svg:width="130.39mm" svg:height="60.99mm" svg:x="3.62mm" svg:y="1.88mm">
              <loext:p draw:notify-on-update-of-ranges="'Long Alkene Results'.A5:'Long Alkene Results'.A5 'Long Alkene Results'.A14:'Long Alkene Results'.A14"/>
              <draw:object xlink:href="./Object 45" xlink:type="simple" xlink:show="embed" xlink:actuate="onLoad"/>
              <draw:image xlink:href="./ObjectReplacements/Object 45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69.3824272861" calcext:value-type="float">
            <text:p>-769.382427286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53.55517669" calcext:value-type="float">
            <text:p>-1153.5551766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37.717825068" calcext:value-type="float">
            <text:p>-1537.717825068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21.86992586" calcext:value-type="float">
            <text:p>-1921.86992586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42.723486608" calcext:value-type="float">
            <text:p>-3842.723486608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9]-[.F8]" office:value-type="float" office:value="0.0274744437000436" calcext:value-type="float">
            <text:p>0.0274744437</text:p>
          </table:table-cell>
          <table:table-cell table:style-name="ce11" table:formula="of:=[.F10]*conv" office:value-type="float" office:value="0.747617651445489" calcext:value-type="float">
            <text:p>0.7476176514</text:p>
          </table:table-cell>
          <table:table-cell table:style-name="ce2"/>
          <table:table-cell table:number-columns-repeated="3"/>
          <table:table-cell table:style-name="ce11" table:formula="of:=[.L9]-[.L8]" office:value-type="float" office:value="-0.0087671799999498" calcext:value-type="float">
            <text:p>-0.00876718</text:p>
          </table:table-cell>
          <table:table-cell table:style-name="ce11" table:formula="of:=[.L10]*conv" office:value-type="float" office:value="-0.238567105959344" calcext:value-type="float">
            <text:p>-0.238567106</text:p>
          </table:table-cell>
          <table:table-cell table:number-columns-repeated="4"/>
          <table:table-cell table:style-name="ce11" table:formula="of:=[.R9]-[.R8]" office:value-type="float" office:value="-0.0349075889998858" calcext:value-type="float">
            <text:p>-0.034907589</text:p>
          </table:table-cell>
          <table:table-cell table:style-name="ce11" table:formula="of:=[.R10]*conv" office:value-type="float" office:value="-0.949883826243862" calcext:value-type="float">
            <text:p>-0.9498838262</text:p>
          </table:table-cell>
          <table:table-cell table:number-columns-repeated="4"/>
          <table:table-cell table:style-name="ce11" table:formula="of:=[.X9]-[.X8]" office:value-type="float" office:value="-0.0505004950000512" calcext:value-type="float">
            <text:p>-0.050500495</text:p>
          </table:table-cell>
          <table:table-cell table:style-name="ce11" table:formula="of:=[.X10]*conv" office:value-type="float" office:value="-1.37418838688672" calcext:value-type="float">
            <text:p>-1.3741883869</text:p>
          </table:table-cell>
          <table:table-cell table:number-columns-repeated="4"/>
          <table:table-cell table:style-name="ce11" table:formula="of:=[.AD9]-[.AD8]" office:value-type="float" office:value="-0.221522316999653" calcext:value-type="float">
            <text:p>-0.221522317</text:p>
          </table:table-cell>
          <table:table-cell table:style-name="ce11" table:formula="of:=[.AD10]*conv" office:value-type="float" office:value="-6.02792894320846" calcext:value-type="float">
            <text:p>-6.0279289432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769.2271826355" calcext:value-type="float">
            <text:p>-769.2271826355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153.395856851" calcext:value-type="float">
            <text:p>-1153.395856851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37.563618508" calcext:value-type="float">
            <text:p>-1537.563618508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921.73127705" calcext:value-type="float">
            <text:p>-1921.73127705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42.548889085" calcext:value-type="float">
            <text:p>-3842.548889085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11]-[.F8]" office:value-type="float" office:value="0.182719094300069" calcext:value-type="float">
            <text:p>0.1827190943</text:p>
          </table:table-cell>
          <table:table-cell table:formula="of:=[.F12]*conv" office:value-type="float" office:value="4.97203953049093" calcext:value-type="float">
            <text:p>4.9720395305</text:p>
          </table:table-cell>
          <table:table-cell table:style-name="ce2"/>
          <table:table-cell table:number-columns-repeated="3"/>
          <table:table-cell table:formula="of:=[.L11]-[.L8]" office:value-type="float" office:value="0.150552659000141" calcext:value-type="float">
            <text:p>0.150552659</text:p>
          </table:table-cell>
          <table:table-cell table:formula="of:=[.L12]*conv" office:value-type="float" office:value="4.09674629155022" calcext:value-type="float">
            <text:p>4.0967462916</text:p>
          </table:table-cell>
          <table:table-cell table:number-columns-repeated="4"/>
          <table:table-cell table:formula="of:=[.R11]-[.R8]" office:value-type="float" office:value="0.119298971000035" calcext:value-type="float">
            <text:p>0.119298971</text:p>
          </table:table-cell>
          <table:table-cell table:formula="of:=[.R12]*conv" office:value-type="float" office:value="3.24629017033629" calcext:value-type="float">
            <text:p>3.2462901703</text:p>
          </table:table-cell>
          <table:table-cell table:number-columns-repeated="4"/>
          <table:table-cell table:formula="of:=[.X11]-[.X8]" office:value-type="float" office:value="0.0881483149998985" calcext:value-type="float">
            <text:p>0.088148315</text:p>
          </table:table-cell>
          <table:table-cell table:formula="of:=[.X12]*conv" office:value-type="float" office:value="2.39863769248936" calcext:value-type="float">
            <text:p>2.3986376925</text:p>
          </table:table-cell>
          <table:table-cell table:number-columns-repeated="4"/>
          <table:table-cell table:formula="of:=[.AD11]-[.AD8]" office:value-type="float" office:value="-0.0469247940000059" calcext:value-type="float">
            <text:p>-0.046924794</text:p>
          </table:table-cell>
          <table:table-cell table:formula="of:=[.AD12]*conv" office:value-type="float" office:value="-1.27688861211745" calcext:value-type="float">
            <text:p>-1.2768886121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number-columns-repeated="3"/>
          <table:table-cell table:style-name="ce2" table:number-columns-repeated="1021"/>
        </table:table-row>
        <table:table-row table:style-name="ro1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hf</text:p>
          </table:table-cell>
          <table:table-cell table:style-name="ce18" table:number-columns-repeated="1014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867" calcext:value-type="float">
            <text:p>-6.867</text:p>
          </table:table-cell>
          <table:table-cell table:style-name="ce24" table:formula="of:=[.G7]-[.G16]" office:value-type="float" office:value="0.069" calcext:value-type="float">
            <text:p>0.069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716" calcext:value-type="float">
            <text:p>-6.716</text:p>
          </table:table-cell>
          <table:table-cell table:style-name="ce24" table:formula="of:=[.M7]-[.M16]" office:value-type="float" office:value="0.109" calcext:value-type="float">
            <text:p>0.109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654" calcext:value-type="float">
            <text:p>-6.654</text:p>
          </table:table-cell>
          <table:table-cell table:style-name="ce24" table:formula="of:=[.S7]-[.S16]" office:value-type="float" office:value="0.128" calcext:value-type="float">
            <text:p>0.128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622" calcext:value-type="float">
            <text:p>-6.622</text:p>
          </table:table-cell>
          <table:table-cell table:style-name="ce24" table:formula="of:=[.Y7]-[.Y16]" office:value-type="float" office:value="0.137" calcext:value-type="float">
            <text:p>0.137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576" calcext:value-type="float">
            <text:p>-6.576</text:p>
          </table:table-cell>
          <table:table-cell table:style-name="ce24" table:formula="of:=[.AE7]-[.AE16]" office:value-type="float" office:value="0.152" calcext:value-type="float">
            <text:p>0.152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19" table:formula="of:=MAX(MAX([.H17];[.N17];[.T17];[.Z17];[.AF17];[.AL17]);-MIN([.H17];[.N17];[.T17];[.Z17];[.AF17];[.AL17]))" office:value-type="float" office:value="2.31143552311436" calcext:value-type="float">
            <text:p>2.3114355231</text:p>
          </table:table-cell>
          <table:table-cell table:style-name="ce20" table:formula="of:=AVERAGE([.H17];[.N17];[.T17];[.Z17];[.AF17];[.AL17])" office:value-type="float" office:value="1.78634946111655" calcext:value-type="float">
            <text:p>1.7863494611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7.7498528047" calcext:value-type="float">
            <text:p>-7.7498528047</text:p>
          </table:table-cell>
          <table:table-cell/>
          <table:table-cell table:style-name="ce20" table:formula="of:=ABS(([.H16]/[.G16])*100)" office:value-type="float" office:value="1.00480559196155" calcext:value-type="float">
            <text:p>1.004805592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.6117238478" calcext:value-type="float">
            <text:p>-11.6117238478</text:p>
          </table:table-cell>
          <table:table-cell/>
          <table:table-cell table:style-name="ce20" table:formula="of:=ABS(([.N16]/[.M16])*100)" office:value-type="float" office:value="1.62298987492555" calcext:value-type="float">
            <text:p>1.622989874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5.4736015985" calcext:value-type="float">
            <text:p>-15.4736015985</text:p>
          </table:table-cell>
          <table:table-cell/>
          <table:table-cell table:style-name="ce20" table:formula="of:=ABS(([.T16]/[.S16])*100)" office:value-type="float" office:value="1.92365494439435" calcext:value-type="float">
            <text:p>1.9236549444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9.3354407017" calcext:value-type="float">
            <text:p>-19.3354407017</text:p>
          </table:table-cell>
          <table:table-cell/>
          <table:table-cell table:style-name="ce20" table:formula="of:=ABS(([.Z16]/[.Y16])*100)" office:value-type="float" office:value="2.06886137118695" calcext:value-type="float">
            <text:p>2.0688613712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38.6448615003" calcext:value-type="float">
            <text:p>-38.6448615003</text:p>
          </table:table-cell>
          <table:table-cell/>
          <table:table-cell table:style-name="ce20" table:formula="of:=ABS(([.AF16]/[.AE16])*100)" office:value-type="float" office:value="2.31143552311436" calcext:value-type="float">
            <text:p>2.3114355231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7.7339619902" calcext:value-type="float">
            <text:p>-7.7339619902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.6481592967" calcext:value-type="float">
            <text:p>-11.6481592967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5.5473181009" calcext:value-type="float">
            <text:p>-15.547318100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9.4564742238" calcext:value-type="float">
            <text:p>-19.456474223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38.9101691004" calcext:value-type="float">
            <text:p>-38.910169100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18]-[.F17]" office:value-type="float" office:value="0.0158908144999996" calcext:value-type="float">
            <text:p>0.0158908145</text:p>
          </table:table-cell>
          <table:table-cell table:style-name="ce11" table:formula="of:=[.F19]*conv" office:value-type="float" office:value="0.432411063377665" calcext:value-type="float">
            <text:p>0.4324110634</text:p>
          </table:table-cell>
          <table:table-cell table:style-name="ce24" table:formula="of:=[.G10]-[.G19]" office:value-type="float" office:value="0.315206588067824" calcext:value-type="float">
            <text:p>0.3152065881</text:p>
          </table:table-cell>
          <table:table-cell table:number-columns-repeated="3"/>
          <table:table-cell table:style-name="ce11" table:formula="of:=[.L18]-[.L17]" office:value-type="float" office:value="-0.0364354488999989" calcext:value-type="float">
            <text:p>-0.0364354489</text:p>
          </table:table-cell>
          <table:table-cell table:style-name="ce11" table:formula="of:=[.L19]*conv" office:value-type="float" office:value="-0.991459009447973" calcext:value-type="float">
            <text:p>-0.9914590094</text:p>
          </table:table-cell>
          <table:table-cell table:style-name="ce24" table:formula="of:=[.M10]-[.M19]" office:value-type="float" office:value="0.752891903488629" calcext:value-type="float">
            <text:p>0.7528919035</text:p>
          </table:table-cell>
          <table:table-cell table:number-columns-repeated="3"/>
          <table:table-cell table:style-name="ce11" table:formula="of:=[.R18]-[.R17]" office:value-type="float" office:value="-0.0737165023999999" calcext:value-type="float">
            <text:p>-0.0737165024</text:p>
          </table:table-cell>
          <table:table-cell table:style-name="ce11" table:formula="of:=[.R19]*conv" office:value-type="float" office:value="-2.00592809080157" calcext:value-type="float">
            <text:p>-2.0059280908</text:p>
          </table:table-cell>
          <table:table-cell table:style-name="ce24" table:formula="of:=[.S10]-[.S19]" office:value-type="float" office:value="1.05604426455771" calcext:value-type="float">
            <text:p>1.0560442646</text:p>
          </table:table-cell>
          <table:table-cell table:number-columns-repeated="3"/>
          <table:table-cell table:style-name="ce11" table:formula="of:=[.X18]-[.X17]" office:value-type="float" office:value="-0.121033522099999" calcext:value-type="float">
            <text:p>-0.1210335221</text:p>
          </table:table-cell>
          <table:table-cell table:style-name="ce11" table:formula="of:=[.X19]*conv" office:value-type="float" office:value="-3.29348970725233" calcext:value-type="float">
            <text:p>-3.2934897073</text:p>
          </table:table-cell>
          <table:table-cell table:style-name="ce24" table:formula="of:=[.Y10]-[.Y19]" office:value-type="float" office:value="1.91930132036561" calcext:value-type="float">
            <text:p>1.9193013204</text:p>
          </table:table-cell>
          <table:table-cell table:number-columns-repeated="3"/>
          <table:table-cell table:style-name="ce11" table:formula="of:=[.AD18]-[.AD17]" office:value-type="float" office:value="-0.265307600099995" calcext:value-type="float">
            <text:p>-0.2653076001</text:p>
          </table:table-cell>
          <table:table-cell table:style-name="ce11" table:formula="of:=[.AD19]*conv" office:value-type="float" office:value="-7.21938711709319" calcext:value-type="float">
            <text:p>-7.2193871171</text:p>
          </table:table-cell>
          <table:table-cell table:style-name="ce24" table:formula="of:=[.AE10]-[.AE19]" office:value-type="float" office:value="1.19145817388474" calcext:value-type="float">
            <text:p>1.1914581739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20];[.N20];[.T20];[.Z20];[.AF20];[.AL20]);-MIN([.H20];[.N20];[.T20];[.Z20];[.AF20];[.AL20]))" office:value-type="float" office:value="75.9377741605098" calcext:value-type="float">
            <text:p>75.9377741605</text:p>
          </table:table-cell>
          <table:table-cell table:style-name="ce20" table:formula="of:=AVERAGE([.H20];[.N20];[.T20];[.Z20];[.AF20];[.AL20])" office:value-type="float" office:value="55.2516544547192" calcext:value-type="float">
            <text:p>55.2516544547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7.5632133964" calcext:value-type="float">
            <text:p>-7.5632133964</text:p>
          </table:table-cell>
          <table:table-cell/>
          <table:table-cell table:style-name="ce20" table:formula="of:=ABS(([.H19]/[.G19])*100)" office:value-type="float" office:value="72.8951256717787" calcext:value-type="float">
            <text:p>72.8951256718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1.467281888" calcext:value-type="float">
            <text:p>-11.467281888</text:p>
          </table:table-cell>
          <table:table-cell/>
          <table:table-cell table:style-name="ce20" table:formula="of:=ABS(([.N19]/[.M19])*100)" office:value-type="float" office:value="75.9377741605098" calcext:value-type="float">
            <text:p>75.9377741605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5.3712819937" calcext:value-type="float">
            <text:p>-15.3712819937</text:p>
          </table:table-cell>
          <table:table-cell/>
          <table:table-cell table:style-name="ce20" table:formula="of:=ABS(([.T19]/[.S19])*100)" office:value-type="float" office:value="52.6461675969507" calcext:value-type="float">
            <text:p>52.646167597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9.2753528715" calcext:value-type="float">
            <text:p>-19.2753528715</text:p>
          </table:table-cell>
          <table:table-cell/>
          <table:table-cell table:style-name="ce20" table:formula="of:=ABS(([.Z19]/[.Y19])*100)" office:value-type="float" office:value="58.2756131327592" calcext:value-type="float">
            <text:p>58.2756131328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38.7513702649" calcext:value-type="float">
            <text:p>-38.7513702649</text:p>
          </table:table-cell>
          <table:table-cell/>
          <table:table-cell table:style-name="ce20" table:formula="of:=ABS(([.AF19]/[.AE19])*100)" office:value-type="float" office:value="16.5035917115976" calcext:value-type="float">
            <text:p>16.5035917116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/>
          <table:table-cell table:number-columns-repeated="3"/>
          <table:table-cell table:formula="of:=[.F20]-[.F17]" office:value-type="float" office:value="0.1866394083" calcext:value-type="float">
            <text:p>0.1866394083</text:p>
          </table:table-cell>
          <table:table-cell table:formula="of:=[.F21]*conv" office:value-type="float" office:value="5.07871670210378" calcext:value-type="float">
            <text:p>5.0787167021</text:p>
          </table:table-cell>
          <table:table-cell table:style-name="ce24" table:formula="of:=[.G12]-[.G21]" office:value-type="float" office:value="-0.106677171612852" calcext:value-type="float">
            <text:p>-0.1066771716</text:p>
          </table:table-cell>
          <table:table-cell table:number-columns-repeated="3"/>
          <table:table-cell table:formula="of:=[.L20]-[.L17]" office:value-type="float" office:value="0.1444419598" calcext:value-type="float">
            <text:p>0.1444419598</text:p>
          </table:table-cell>
          <table:table-cell table:formula="of:=[.L21]*conv" office:value-type="float" office:value="3.93046570605134" calcext:value-type="float">
            <text:p>3.9304657061</text:p>
          </table:table-cell>
          <table:table-cell table:style-name="ce24" table:formula="of:=[.M12]-[.M21]" office:value-type="float" office:value="0.166280585498878" calcext:value-type="float">
            <text:p>0.1662805855</text:p>
          </table:table-cell>
          <table:table-cell table:number-columns-repeated="3"/>
          <table:table-cell table:formula="of:=[.R20]-[.R17]" office:value-type="float" office:value="0.1023196048" calcext:value-type="float">
            <text:p>0.1023196048</text:p>
          </table:table-cell>
          <table:table-cell table:formula="of:=[.R21]*conv" office:value-type="float" office:value="2.78425810810084" calcext:value-type="float">
            <text:p>2.7842581081</text:p>
          </table:table-cell>
          <table:table-cell table:style-name="ce24" table:formula="of:=[.S12]-[.S21]" office:value-type="float" office:value="0.462032062235451" calcext:value-type="float">
            <text:p>0.4620320622</text:p>
          </table:table-cell>
          <table:table-cell table:number-columns-repeated="3"/>
          <table:table-cell table:formula="of:=[.X20]-[.X17]" office:value-type="float" office:value="0.0600878302000005" calcext:value-type="float">
            <text:p>0.0600878302</text:p>
          </table:table-cell>
          <table:table-cell table:formula="of:=[.X21]*conv" office:value-type="float" office:value="1.63507305134293" calcext:value-type="float">
            <text:p>1.6350730513</text:p>
          </table:table-cell>
          <table:table-cell table:style-name="ce24" table:formula="of:=[.Y12]-[.Y21]" office:value-type="float" office:value="0.763564641146429" calcext:value-type="float">
            <text:p>0.7635646411</text:p>
          </table:table-cell>
          <table:table-cell table:number-columns-repeated="3"/>
          <table:table-cell table:formula="of:=[.AD20]-[.AD17]" office:value-type="float" office:value="-0.106508764599994" calcext:value-type="float">
            <text:p>-0.1065087646</text:p>
          </table:table-cell>
          <table:table-cell table:formula="of:=[.AD21]*conv" office:value-type="float" office:value="-2.89825094615042" calcext:value-type="float">
            <text:p>-2.8982509462</text:p>
          </table:table-cell>
          <table:table-cell table:style-name="ce24" table:formula="of:=[.AE12]-[.AE21]" office:value-type="float" office:value="1.62136233403297" calcext:value-type="float">
            <text:p>1.621362334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22];[.N22];[.T22];[.Z22];[.AF22];[.AL22]);-MIN([.H22];[.N22];[.T22];[.Z22];[.AF22];[.AL22]))" office:value-type="float" office:value="55.9427863272684" calcext:value-type="float">
            <text:p>55.9427863273</text:p>
          </table:table-cell>
          <table:table-cell table:style-name="ce20" table:formula="of:=AVERAGE([.H22];[.N22];[.T22];[.Z22];[.AF22];[.AL22])" office:value-type="float" office:value="25.113474729253" calcext:value-type="float">
            <text:p>25.1134747293</text:p>
          </table:table-cell>
          <table:table-cell table:number-columns-repeated="5"/>
          <table:table-cell table:style-name="ce20" table:formula="of:=ABS(([.H21]/[.G21])*100)" office:value-type="float" office:value="2.10047494022777" calcext:value-type="float">
            <text:p>2.1004749402</text:p>
          </table:table-cell>
          <table:table-cell table:number-columns-repeated="5"/>
          <table:table-cell table:style-name="ce20" table:formula="of:=ABS(([.N21]/[.M21])*100)" office:value-type="float" office:value="4.23055683307127" calcext:value-type="float">
            <text:p>4.2305568331</text:p>
          </table:table-cell>
          <table:table-cell table:number-columns-repeated="5"/>
          <table:table-cell table:style-name="ce20" table:formula="of:=ABS(([.T21]/[.S21])*100)" office:value-type="float" office:value="16.5944407557317" calcext:value-type="float">
            <text:p>16.5944407557</text:p>
          </table:table-cell>
          <table:table-cell table:number-columns-repeated="5"/>
          <table:table-cell table:style-name="ce20" table:formula="of:=ABS(([.Z21]/[.Y21])*100)" office:value-type="float" office:value="46.6991147899658" calcext:value-type="float">
            <text:p>46.69911479</text:p>
          </table:table-cell>
          <table:table-cell table:number-columns-repeated="5"/>
          <table:table-cell table:style-name="ce20" table:formula="of:=ABS(([.AF21]/[.AE21])*100)" office:value-type="float" office:value="55.9427863272684" calcext:value-type="float">
            <text:p>55.9427863273</text:p>
          </table:table-cell>
          <table:table-cell table:number-columns-repeated="992"/>
        </table:table-row>
        <table:table-row table:style-name="ro1"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pbe0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997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HOMO</text:p>
          </table:table-cell>
          <table:table-cell/>
          <table:table-cell office:value-type="float" office:value="-5.065" calcext:value-type="float">
            <text:p>-5.065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861" calcext:value-type="float">
            <text:p>-4.861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755" calcext:value-type="float">
            <text:p>-4.755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702" calcext:value-type="float">
            <text:p>-4.702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603" calcext:value-type="float">
            <text:p>-4.603</text:p>
          </table:table-cell>
          <table:table-cell/>
          <table:table-cell table:style-name="ce2"/>
          <table:table-cell/>
          <table:table-cell table:style-name="ce2" table:number-columns-repeated="5"/>
          <table:table-cell table:style-name="ce2">
            <draw:frame table:end-cell-address="'Long Alkene Results'.AS37" table:end-x="21.13mm" table:end-y="2.82mm" draw:z-index="6" draw:style-name="gr1" draw:text-style-name="P1" svg:width="130.34mm" svg:height="59.29mm" svg:x="4.14mm" svg:y="4.12mm">
              <loext:p draw:notify-on-update-of-ranges="'Long Alkene Results'.A23:'Long Alkene Results'.A23 'Long Alkene Results'.A32:'Long Alkene Results'.A32"/>
              <draw:object xlink:href="./Object 41" xlink:type="simple" xlink:show="embed" xlink:actuate="onLoad"/>
              <draw:image xlink:href="./ObjectReplacements/Object 41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Y37" table:end-x="21.22mm" table:end-y="3.28mm" draw:z-index="11" draw:style-name="gr1" draw:text-style-name="P1" svg:width="130.39mm" svg:height="59.31mm" svg:x="4.16mm" svg:y="4.56mm">
              <loext:p draw:notify-on-update-of-ranges="'Long Alkene Results'.A23:'Long Alkene Results'.A23 'Long Alkene Results'.A32:'Long Alkene Results'.A32"/>
              <draw:object xlink:href="./Object 46" xlink:type="simple" xlink:show="embed" xlink:actuate="onLoad"/>
              <draw:image xlink:href="./ObjectReplacements/Object 46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3.6893231707" calcext:value-type="float">
            <text:p>-773.6893231707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59.956004838" calcext:value-type="float">
            <text:p>-1159.95600483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6.222723572" calcext:value-type="float">
            <text:p>-1546.22272357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2.489481882" calcext:value-type="float">
            <text:p>-1932.48948188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3.823208721" calcext:value-type="float">
            <text:p>-3863.823208721</text:p>
          </table:table-cell>
          <table:table-cell table:number-columns-repeated="3"/>
          <table:table-cell>
            <draw:frame table:end-cell-address="'Long Alkene Results'.AN37" table:end-x="0.66mm" table:end-y="4.14mm" draw:z-index="1" draw:style-name="gr1" draw:text-style-name="P1" svg:width="130.49mm" svg:height="59.45mm" svg:x="6.18mm" svg:y="0.32mm">
              <loext:p draw:notify-on-update-of-ranges="'Long Alkene Results'.A23:'Long Alkene Results'.A23 'Long Alkene Results'.A32:'Long Alkene Results'.A32"/>
              <draw:object xlink:href="./Object 36" xlink:type="simple" xlink:show="embed" xlink:actuate="onLoad"/>
              <draw:image xlink:href="./ObjectReplacements/Object 36" xlink:type="simple" xlink:show="embed" xlink:actuate="onLoad"/>
            </draw:frame>
          </table:table-cell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3.6462515746" calcext:value-type="float">
            <text:p>-773.6462515746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59.920313744" calcext:value-type="float">
            <text:p>-1159.920313744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6.190315282" calcext:value-type="float">
            <text:p>-1546.19031528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2.458898231" calcext:value-type="float">
            <text:p>-1932.45889823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3.796819784" calcext:value-type="float">
            <text:p>-3863.79681978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27]-[.F26]" office:value-type="float" office:value="0.0430715961000487" calcext:value-type="float">
            <text:p>0.0430715961</text:p>
          </table:table-cell>
          <table:table-cell table:style-name="ce11" table:formula="of:=[.F28]*conv" office:value-type="float" office:value="1.17203776250713" calcext:value-type="float">
            <text:p>1.1720377625</text:p>
          </table:table-cell>
          <table:table-cell table:style-name="ce2"/>
          <table:table-cell table:number-columns-repeated="3"/>
          <table:table-cell table:style-name="ce11" table:formula="of:=[.L27]-[.L26]" office:value-type="float" office:value="0.035691093999958" calcext:value-type="float">
            <text:p>0.035691094</text:p>
          </table:table-cell>
          <table:table-cell table:style-name="ce11" table:formula="of:=[.L28]*conv" office:value-type="float" office:value="0.971204082058499" calcext:value-type="float">
            <text:p>0.9712040821</text:p>
          </table:table-cell>
          <table:table-cell table:number-columns-repeated="4"/>
          <table:table-cell table:style-name="ce11" table:formula="of:=[.R27]-[.R26]" office:value-type="float" office:value="0.0324082899999212" calcext:value-type="float">
            <text:p>0.03240829</text:p>
          </table:table-cell>
          <table:table-cell table:style-name="ce11" table:formula="of:=[.R28]*conv" office:value-type="float" office:value="0.88187444017536" calcext:value-type="float">
            <text:p>0.8818744402</text:p>
          </table:table-cell>
          <table:table-cell table:number-columns-repeated="4"/>
          <table:table-cell table:style-name="ce11" table:formula="of:=[.X27]-[.X26]" office:value-type="float" office:value="0.0305836510001427" calcext:value-type="float">
            <text:p>0.030583651</text:p>
          </table:table-cell>
          <table:table-cell table:style-name="ce11" table:formula="of:=[.X28]*conv" office:value-type="float" office:value="0.832223486778693" calcext:value-type="float">
            <text:p>0.8322234868</text:p>
          </table:table-cell>
          <table:table-cell table:number-columns-repeated="4"/>
          <table:table-cell table:style-name="ce11" table:formula="of:=[.AD27]-[.AD26]" office:value-type="float" office:value="0.0263889369998651" calcext:value-type="float">
            <text:p>0.026388937</text:p>
          </table:table-cell>
          <table:table-cell table:style-name="ce11" table:formula="of:=[.AD28]*conv" office:value-type="float" office:value="0.718079511249606" calcext:value-type="float">
            <text:p>0.7180795112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773.4686044968" calcext:value-type="float">
            <text:p>-773.4686044968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159.750777342" calcext:value-type="float">
            <text:p>-1159.750777342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46.02604252" calcext:value-type="float">
            <text:p>-1546.02604252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932.297824345" calcext:value-type="float">
            <text:p>-1932.297824345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63.641895469" calcext:value-type="float">
            <text:p>-3863.641895469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29]-[.F26]" office:value-type="float" office:value="0.220718673900024" calcext:value-type="float">
            <text:p>0.2207186739</text:p>
          </table:table-cell>
          <table:table-cell table:formula="of:=[.F30]*conv" office:value-type="float" office:value="6.00606070182366" calcext:value-type="float">
            <text:p>6.0060607018</text:p>
          </table:table-cell>
          <table:table-cell table:style-name="ce2"/>
          <table:table-cell table:number-columns-repeated="3"/>
          <table:table-cell table:formula="of:=[.L29]-[.L26]" office:value-type="float" office:value="0.205227495999907" calcext:value-type="float">
            <text:p>0.205227496</text:p>
          </table:table-cell>
          <table:table-cell table:formula="of:=[.L30]*conv" office:value-type="float" office:value="5.58452430362568" calcext:value-type="float">
            <text:p>5.5845243036</text:p>
          </table:table-cell>
          <table:table-cell table:number-columns-repeated="4"/>
          <table:table-cell table:formula="of:=[.R29]-[.R26]" office:value-type="float" office:value="0.196681052000031" calcext:value-type="float">
            <text:p>0.196681052</text:p>
          </table:table-cell>
          <table:table-cell table:formula="of:=[.R30]*conv" office:value-type="float" office:value="5.35196372983733" calcext:value-type="float">
            <text:p>5.3519637298</text:p>
          </table:table-cell>
          <table:table-cell table:number-columns-repeated="4"/>
          <table:table-cell table:formula="of:=[.X29]-[.X26]" office:value-type="float" office:value="0.191657537000083" calcext:value-type="float">
            <text:p>0.191657537</text:p>
          </table:table-cell>
          <table:table-cell table:formula="of:=[.X30]*conv" office:value-type="float" office:value="5.21526693163223" calcext:value-type="float">
            <text:p>5.2152669316</text:p>
          </table:table-cell>
          <table:table-cell table:number-columns-repeated="4"/>
          <table:table-cell table:formula="of:=[.AD29]-[.AD26]" office:value-type="float" office:value="0.181313252000109" calcext:value-type="float">
            <text:p>0.181313252</text:p>
          </table:table-cell>
          <table:table-cell table:formula="of:=[.AD30]*conv" office:value-type="float" office:value="4.93378461512036" calcext:value-type="float">
            <text:p>4.9337846151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style-name="ce2" table:number-columns-repeated="4"/>
          <table:table-cell office:value-type="string" calcext:value-type="string">
            <text:p>triplet S*S</text:p>
          </table:table-cell>
          <table:table-cell office:value-type="float" office:value="2.11507576" calcext:value-type="float">
            <text:p>2.11507576</text:p>
          </table:table-cell>
          <table:table-cell table:style-name="ce2" table:number-columns-repeated="2"/>
          <table:table-cell/>
          <table:table-cell table:style-name="ce2"/>
          <table:table-cell office:value-type="string" calcext:value-type="string">
            <text:p>triplet S*S</text:p>
          </table:table-cell>
          <table:table-cell table:style-name="ce2" office:value-type="float" office:value="2.19684502" calcext:value-type="float">
            <text:p>2.19684502</text:p>
          </table:table-cell>
          <table:table-cell table:style-name="ce2"/>
          <table:table-cell table:number-columns-repeated="2"/>
          <table:table-cell table:style-name="ce2"/>
          <table:table-cell office:value-type="string" calcext:value-type="string">
            <text:p>triplet S*S</text:p>
          </table:table-cell>
          <table:table-cell table:style-name="ce2" office:value-type="float" office:value="2.31096154" calcext:value-type="float">
            <text:p>2.31096154</text:p>
          </table:table-cell>
          <table:table-cell table:style-name="ce2"/>
          <table:table-cell table:number-columns-repeated="2"/>
          <table:table-cell table:style-name="ce2"/>
          <table:table-cell office:value-type="string" calcext:value-type="string">
            <text:p>triplet S*S</text:p>
          </table:table-cell>
          <table:table-cell table:style-name="ce2" office:value-type="float" office:value="2.44311128" calcext:value-type="float">
            <text:p>2.44311128</text:p>
          </table:table-cell>
          <table:table-cell table:style-name="ce2"/>
          <table:table-cell table:number-columns-repeated="2"/>
          <table:table-cell table:style-name="ce2"/>
          <table:table-cell office:value-type="string" calcext:value-type="string">
            <text:p>triplet S*S</text:p>
          </table:table-cell>
          <table:table-cell table:style-name="ce2" office:value-type="float" office:value="3.48251431" calcext:value-type="float">
            <text:p>3.48251431</text:p>
          </table:table-cell>
          <table:table-cell table:style-name="ce2" table:number-columns-repeated="994"/>
        </table:table-row>
        <table:table-row table:style-name="ro1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pbe0</text:p>
          </table:table-cell>
          <table:table-cell table:style-name="ce18" table:number-columns-repeated="3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997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404" calcext:value-type="float">
            <text:p>-5.404</text:p>
          </table:table-cell>
          <table:table-cell table:style-name="ce24" table:formula="of:=[.G25]-[.G34]" office:value-type="float" office:value="0.339" calcext:value-type="float">
            <text:p>0.339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222" calcext:value-type="float">
            <text:p>-5.222</text:p>
          </table:table-cell>
          <table:table-cell table:style-name="ce24" table:formula="of:=[.M25]-[.M34]" office:value-type="float" office:value="0.361000000000001" calcext:value-type="float">
            <text:p>0.361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133" calcext:value-type="float">
            <text:p>-5.133</text:p>
          </table:table-cell>
          <table:table-cell table:style-name="ce24" table:formula="of:=[.S25]-[.S34]" office:value-type="float" office:value="0.378" calcext:value-type="float">
            <text:p>0.378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088" calcext:value-type="float">
            <text:p>-5.088</text:p>
          </table:table-cell>
          <table:table-cell table:style-name="ce24" table:formula="of:=[.Y25]-[.Y34]" office:value-type="float" office:value="0.386" calcext:value-type="float">
            <text:p>0.386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012" calcext:value-type="float">
            <text:p>-5.012</text:p>
          </table:table-cell>
          <table:table-cell table:style-name="ce24" table:formula="of:=[.AE25]-[.AE34]" office:value-type="float" office:value="0.409" calcext:value-type="float">
            <text:p>0.409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19" table:formula="of:=MAX(MAX([.H35];[.N35];[.T35];[.Z35];[.AF35];[.AL35]);-MIN([.H35];[.N35];[.T35];[.Z35];[.AF35];[.AL35]))" office:value-type="float" office:value="8.16041500399042" calcext:value-type="float">
            <text:p>8.160415004</text:p>
          </table:table-cell>
          <table:table-cell table:style-name="ce20" table:formula="of:=AVERAGE([.H35];[.N35];[.T35];[.Z35];[.AF35];[.AL35])" office:value-type="float" office:value="7.25943973771736" calcext:value-type="float">
            <text:p>7.2594397377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6743250885" calcext:value-type="float">
            <text:p>-8.6743250885</text:p>
          </table:table-cell>
          <table:table-cell/>
          <table:table-cell table:style-name="ce20" table:formula="of:=ABS(([.H34]/[.G34])*100)" office:value-type="float" office:value="6.27313101406365" calcext:value-type="float">
            <text:p>6.2731310141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0032506533" calcext:value-type="float">
            <text:p>-13.0032506533</text:p>
          </table:table-cell>
          <table:table-cell/>
          <table:table-cell table:style-name="ce20" table:formula="of:=ABS(([.N34]/[.M34])*100)" office:value-type="float" office:value="6.91306013021832" calcext:value-type="float">
            <text:p>6.9130601302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3332328936" calcext:value-type="float">
            <text:p>-17.3332328936</text:p>
          </table:table-cell>
          <table:table-cell/>
          <table:table-cell table:style-name="ce20" table:formula="of:=ABS(([.T34]/[.S34])*100)" office:value-type="float" office:value="7.36411455289305" calcext:value-type="float">
            <text:p>7.364114552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1.6606409386" calcext:value-type="float">
            <text:p>-21.6606409386</text:p>
          </table:table-cell>
          <table:table-cell/>
          <table:table-cell table:style-name="ce20" table:formula="of:=ABS(([.Z34]/[.Y34])*100)" office:value-type="float" office:value="7.58647798742139" calcext:value-type="float">
            <text:p>7.5864779874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3.3032530851" calcext:value-type="float">
            <text:p>-43.3032530851</text:p>
          </table:table-cell>
          <table:table-cell/>
          <table:table-cell table:style-name="ce20" table:formula="of:=ABS(([.AF34]/[.AE34])*100)" office:value-type="float" office:value="8.16041500399042" calcext:value-type="float">
            <text:p>8.160415004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6347004607" calcext:value-type="float">
            <text:p>-8.6347004607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2.9741253014" calcext:value-type="float">
            <text:p>-12.9741253014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3119609147" calcext:value-type="float">
            <text:p>-17.3119609147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1.6464654942" calcext:value-type="float">
            <text:p>-21.6464654942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3.3236123272" calcext:value-type="float">
            <text:p>-43.3236123272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36]-[.F35]" office:value-type="float" office:value="0.0396246278000003" calcext:value-type="float">
            <text:p>0.0396246278</text:p>
          </table:table-cell>
          <table:table-cell table:style-name="ce11" table:formula="of:=[.F37]*conv" office:value-type="float" office:value="1.0782409827352" calcext:value-type="float">
            <text:p>1.0782409827</text:p>
          </table:table-cell>
          <table:table-cell table:style-name="ce24" table:formula="of:=[.G28]-[.G37]" office:value-type="float" office:value="0.0937967797719292" calcext:value-type="float">
            <text:p>0.0937967798</text:p>
          </table:table-cell>
          <table:table-cell table:number-columns-repeated="3"/>
          <table:table-cell table:style-name="ce11" table:formula="of:=[.L36]-[.L35]" office:value-type="float" office:value="0.0291253518999994" calcext:value-type="float">
            <text:p>0.0291253519</text:p>
          </table:table-cell>
          <table:table-cell table:style-name="ce11" table:formula="of:=[.L37]*conv" office:value-type="float" office:value="0.79254114924869" calcext:value-type="float">
            <text:p>0.7925411492</text:p>
          </table:table-cell>
          <table:table-cell table:style-name="ce24" table:formula="of:=[.M28]-[.M37]" office:value-type="float" office:value="0.178662932809809" calcext:value-type="float">
            <text:p>0.1786629328</text:p>
          </table:table-cell>
          <table:table-cell table:number-columns-repeated="3"/>
          <table:table-cell table:style-name="ce11" table:formula="of:=[.R36]-[.R35]" office:value-type="float" office:value="0.0212719789000033" calcext:value-type="float">
            <text:p>0.0212719789</text:p>
          </table:table-cell>
          <table:table-cell table:style-name="ce11" table:formula="of:=[.R37]*conv" office:value-type="float" office:value="0.578839996923877" calcext:value-type="float">
            <text:p>0.5788399969</text:p>
          </table:table-cell>
          <table:table-cell table:style-name="ce24" table:formula="of:=[.S28]-[.S37]" office:value-type="float" office:value="0.303034443251483" calcext:value-type="float">
            <text:p>0.3030344433</text:p>
          </table:table-cell>
          <table:table-cell table:number-columns-repeated="3"/>
          <table:table-cell table:style-name="ce11" table:formula="of:=[.X36]-[.X35]" office:value-type="float" office:value="0.0141754443999993" calcext:value-type="float">
            <text:p>0.0141754444</text:p>
          </table:table-cell>
          <table:table-cell table:style-name="ce11" table:formula="of:=[.X37]*conv" office:value-type="float" office:value="0.385733468026753" calcext:value-type="float">
            <text:p>0.385733468</text:p>
          </table:table-cell>
          <table:table-cell table:style-name="ce24" table:formula="of:=[.Y28]-[.Y37]" office:value-type="float" office:value="0.44649001875194" calcext:value-type="float">
            <text:p>0.4464900188</text:p>
          </table:table-cell>
          <table:table-cell table:number-columns-repeated="3"/>
          <table:table-cell table:style-name="ce11" table:formula="of:=[.AD36]-[.AD35]" office:value-type="float" office:value="-0.0203592420999996" calcext:value-type="float">
            <text:p>-0.0203592421</text:p>
          </table:table-cell>
          <table:table-cell table:style-name="ce11" table:formula="of:=[.AD37]*conv" office:value-type="float" office:value="-0.554003164911677" calcext:value-type="float">
            <text:p>-0.5540031649</text:p>
          </table:table-cell>
          <table:table-cell table:style-name="ce24" table:formula="of:=[.AE28]-[.AE37]" office:value-type="float" office:value="1.27208267616128" calcext:value-type="float">
            <text:p>1.2720826762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38];[.N38];[.T38];[.Z38];[.AF38];[.AL38]);-MIN([.H38];[.N38];[.T38];[.Z38];[.AF38];[.AL38]))" office:value-type="float" office:value="229.616499819832" calcext:value-type="float">
            <text:p>229.6164998198</text:p>
          </table:table-cell>
          <table:table-cell table:style-name="ce20" table:formula="of:=AVERAGE([.H38];[.N38];[.T38];[.Z38];[.AF38];[.AL38])" office:value-type="float" office:value="85.792308087184" calcext:value-type="float">
            <text:p>85.7923080872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8.4387401516" calcext:value-type="float">
            <text:p>-8.4387401516</text:p>
          </table:table-cell>
          <table:table-cell/>
          <table:table-cell table:style-name="ce20" table:formula="of:=ABS(([.H37]/[.G37])*100)" office:value-type="float" office:value="8.6990553386306" calcext:value-type="float">
            <text:p>8.6990553386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2.7849114602" calcext:value-type="float">
            <text:p>-12.7849114602</text:p>
          </table:table-cell>
          <table:table-cell/>
          <table:table-cell table:style-name="ce20" table:formula="of:=ABS(([.N37]/[.M37])*100)" office:value-type="float" office:value="22.5430481406772" calcext:value-type="float">
            <text:p>22.5430481407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7.1257665178" calcext:value-type="float">
            <text:p>-17.1257665178</text:p>
          </table:table-cell>
          <table:table-cell/>
          <table:table-cell table:style-name="ce20" table:formula="of:=ABS(([.T37]/[.S37])*100)" office:value-type="float" office:value="52.3520221238849" calcext:value-type="float">
            <text:p>52.3520221239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1.4615298792" calcext:value-type="float">
            <text:p>-21.4615298792</text:p>
          </table:table-cell>
          <table:table-cell/>
          <table:table-cell table:style-name="ce20" table:formula="of:=ABS(([.Z37]/[.Y37])*100)" office:value-type="float" office:value="115.750915012895" calcext:value-type="float">
            <text:p>115.7509150129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43.1413676371" calcext:value-type="float">
            <text:p>-43.1413676371</text:p>
          </table:table-cell>
          <table:table-cell/>
          <table:table-cell table:style-name="ce20" table:formula="of:=ABS(([.AF37]/[.AE37])*100)" office:value-type="float" office:value="229.616499819832" calcext:value-type="float">
            <text:p>229.6164998198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/>
          <table:table-cell table:number-columns-repeated="3"/>
          <table:table-cell table:formula="of:=[.F38]-[.F35]" office:value-type="float" office:value="0.2355849369" calcext:value-type="float">
            <text:p>0.2355849369</text:p>
          </table:table-cell>
          <table:table-cell table:formula="of:=[.F39]*conv" office:value-type="float" office:value="6.41059230039415" calcext:value-type="float">
            <text:p>6.4105923004</text:p>
          </table:table-cell>
          <table:table-cell table:style-name="ce24" table:formula="of:=[.G30]-[.G39]" office:value-type="float" office:value="-0.404531598570497" calcext:value-type="float">
            <text:p>-0.4045315986</text:p>
          </table:table-cell>
          <table:table-cell table:number-columns-repeated="3"/>
          <table:table-cell table:formula="of:=[.L38]-[.L35]" office:value-type="float" office:value="0.2183391931" calcext:value-type="float">
            <text:p>0.2183391931</text:p>
          </table:table-cell>
          <table:table-cell table:formula="of:=[.L39]*conv" office:value-type="float" office:value="5.94131173486386" calcext:value-type="float">
            <text:p>5.9413117349</text:p>
          </table:table-cell>
          <table:table-cell table:style-name="ce24" table:formula="of:=[.M30]-[.M39]" office:value-type="float" office:value="-0.35678743123818" calcext:value-type="float">
            <text:p>-0.3567874312</text:p>
          </table:table-cell>
          <table:table-cell table:number-columns-repeated="3"/>
          <table:table-cell table:formula="of:=[.R38]-[.R35]" office:value-type="float" office:value="0.207466375800003" calcext:value-type="float">
            <text:p>0.2074663758</text:p>
          </table:table-cell>
          <table:table-cell table:formula="of:=[.R39]*conv" office:value-type="float" office:value="5.64544732271537" calcext:value-type="float">
            <text:p>5.6454473227</text:p>
          </table:table-cell>
          <table:table-cell table:style-name="ce24" table:formula="of:=[.S30]-[.S39]" office:value-type="float" office:value="-0.293483592878039" calcext:value-type="float">
            <text:p>-0.2934835929</text:p>
          </table:table-cell>
          <table:table-cell table:number-columns-repeated="3"/>
          <table:table-cell table:formula="of:=[.X38]-[.X35]" office:value-type="float" office:value="0.1991110594" calcext:value-type="float">
            <text:p>0.1991110594</text:p>
          </table:table-cell>
          <table:table-cell table:formula="of:=[.X39]*conv" office:value-type="float" office:value="5.41808759553574" calcext:value-type="float">
            <text:p>5.4180875955</text:p>
          </table:table-cell>
          <table:table-cell table:style-name="ce24" table:formula="of:=[.Y30]-[.Y39]" office:value-type="float" office:value="-0.202820663903505" calcext:value-type="float">
            <text:p>-0.2028206639</text:p>
          </table:table-cell>
          <table:table-cell table:number-columns-repeated="3"/>
          <table:table-cell table:formula="of:=[.AD38]-[.AD35]" office:value-type="float" office:value="0.161885448000007" calcext:value-type="float">
            <text:p>0.161885448</text:p>
          </table:table-cell>
          <table:table-cell table:formula="of:=[.AD39]*conv" office:value-type="float" office:value="4.40512717048294" calcext:value-type="float">
            <text:p>4.4051271705</text:p>
          </table:table-cell>
          <table:table-cell table:style-name="ce24" table:formula="of:=[.AE30]-[.AE39]" office:value-type="float" office:value="0.528657444637424" calcext:value-type="float">
            <text:p>0.5286574446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40];[.N40];[.T40];[.Z40];[.AF40];[.AL40]);-MIN([.H40];[.N40];[.T40];[.Z40];[.AF40];[.AL40]))" office:value-type="float" office:value="12.0009576154748" calcext:value-type="float">
            <text:p>12.0009576155</text:p>
          </table:table-cell>
          <table:table-cell table:style-name="ce20" table:formula="of:=AVERAGE([.H40];[.N40];[.T40];[.Z40];[.AF40];[.AL40])" office:value-type="float" office:value="6.6517008974058" calcext:value-type="float">
            <text:p>6.6517008974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39999789" calcext:value-type="float">
            <text:p>2.39999789</text:p>
          </table:table-cell>
          <table:table-cell/>
          <table:table-cell table:style-name="ce20" table:formula="of:=ABS(([.H39]/[.G39])*100)" office:value-type="float" office:value="6.3103622819006" calcext:value-type="float">
            <text:p>6.3103622819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8682096" calcext:value-type="float">
            <text:p>2.8682096</text:p>
          </table:table-cell>
          <table:table-cell/>
          <table:table-cell table:style-name="ce20" table:formula="of:=ABS(([.N39]/[.M39])*100)" office:value-type="float" office:value="6.00519627920779" calcext:value-type="float">
            <text:p>6.0051962792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3.4909223" calcext:value-type="float">
            <text:p>3.4909223</text:p>
          </table:table-cell>
          <table:table-cell/>
          <table:table-cell table:style-name="ce20" table:formula="of:=ABS(([.T39]/[.S39])*100)" office:value-type="float" office:value="5.1985888115041" calcext:value-type="float">
            <text:p>5.1985888115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4.18703501" calcext:value-type="float">
            <text:p>4.18703501</text:p>
          </table:table-cell>
          <table:table-cell/>
          <table:table-cell table:style-name="ce20" table:formula="of:=ABS(([.Z39]/[.Y39])*100)" office:value-type="float" office:value="3.74339949894167" calcext:value-type="float">
            <text:p>3.7433994989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7.79972595" calcext:value-type="float">
            <text:p>7.79972595</text:p>
          </table:table-cell>
          <table:table-cell/>
          <table:table-cell table:style-name="ce20" table:formula="of:=ABS(([.AF39]/[.AE39])*100)" office:value-type="float" office:value="12.0009576154748" calcext:value-type="float">
            <text:p>12.0009576155</text:p>
          </table:table-cell>
          <table:table-cell table:number-columns-repeated="992"/>
        </table:table-row>
        <table:table-row table:style-name="ro1"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pbe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997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HOMO</text:p>
          </table:table-cell>
          <table:table-cell/>
          <table:table-cell office:value-type="float" office:value="-4.375" calcext:value-type="float">
            <text:p>-4.375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216" calcext:value-type="float">
            <text:p>-4.216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131" calcext:value-type="float">
            <text:p>-4.131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08" calcext:value-type="float">
            <text:p>-4.08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3.971" calcext:value-type="float">
            <text:p>-3.971</text:p>
          </table:table-cell>
          <table:table-cell/>
          <table:table-cell table:style-name="ce2"/>
          <table:table-cell>
            <draw:frame table:end-cell-address="'Long Alkene Results'.AN55" table:end-x="5.63mm" table:end-y="3.44mm" draw:z-index="2" draw:style-name="gr1" draw:text-style-name="P1" svg:width="130.49mm" svg:height="61.28mm" svg:x="11.15mm" svg:y="2.73mm">
              <loext:p draw:notify-on-update-of-ranges="'Long Alkene Results'.A41:'Long Alkene Results'.A41 'Long Alkene Results'.A50:'Long Alkene Results'.A50"/>
              <draw:object xlink:href="./Object 37" xlink:type="simple" xlink:show="embed" xlink:actuate="onLoad"/>
              <draw:image xlink:href="./ObjectReplacements/Object 37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T55" table:end-x="5.37mm" table:end-y="2.17mm" draw:z-index="7" draw:style-name="gr1" draw:text-style-name="P1" svg:width="130.41mm" svg:height="61.31mm" svg:x="10.96mm" svg:y="1.43mm">
              <loext:p draw:notify-on-update-of-ranges="'Long Alkene Results'.A41:'Long Alkene Results'.A41 'Long Alkene Results'.A50:'Long Alkene Results'.A50"/>
              <draw:object xlink:href="./Object 42" xlink:type="simple" xlink:show="embed" xlink:actuate="onLoad"/>
              <draw:image xlink:href="./ObjectReplacements/Object 42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Z55" table:end-x="6.69mm" table:end-y="0.76mm" draw:z-index="12" draw:style-name="gr1" draw:text-style-name="P1" svg:width="130.48mm" svg:height="61.31mm" svg:x="12.21mm" svg:y="0.02mm">
              <loext:p draw:notify-on-update-of-ranges="'Long Alkene Results'.A41:'Long Alkene Results'.A41 'Long Alkene Results'.A32:'Long Alkene Results'.A32"/>
              <draw:object xlink:href="./Object 47" xlink:type="simple" xlink:show="embed" xlink:actuate="onLoad"/>
              <draw:image xlink:href="./ObjectReplacements/Object 47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3.6152399124" calcext:value-type="float">
            <text:p>-773.6152399124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59.850031021" calcext:value-type="float">
            <text:p>-1159.85003102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6.085097999" calcext:value-type="float">
            <text:p>-1546.08509799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2.320299274" calcext:value-type="float">
            <text:p>-1932.32029927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3.496735244" calcext:value-type="float">
            <text:p>-3863.496735244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3.5820924715" calcext:value-type="float">
            <text:p>-773.582092471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59.826505838" calcext:value-type="float">
            <text:p>-1159.826505838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6.066629732" calcext:value-type="float">
            <text:p>-1546.06662973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2.304978221" calcext:value-type="float">
            <text:p>-1932.30497822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3.487893464" calcext:value-type="float">
            <text:p>-3863.48789346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45]-[.F44]" office:value-type="float" office:value="0.0331474409000521" calcext:value-type="float">
            <text:p>0.0331474409</text:p>
          </table:table-cell>
          <table:table-cell table:style-name="ce11" table:formula="of:=[.F46]*conv" office:value-type="float" office:value="0.901987759522343" calcext:value-type="float">
            <text:p>0.9019877595</text:p>
          </table:table-cell>
          <table:table-cell table:style-name="ce2"/>
          <table:table-cell table:number-columns-repeated="3"/>
          <table:table-cell table:style-name="ce11" table:formula="of:=[.L45]-[.L44]" office:value-type="float" office:value="0.023525182999947" calcext:value-type="float">
            <text:p>0.023525183</text:p>
          </table:table-cell>
          <table:table-cell table:style-name="ce11" table:formula="of:=[.L46]*conv" office:value-type="float" office:value="0.640152800044421" calcext:value-type="float">
            <text:p>0.6401528</text:p>
          </table:table-cell>
          <table:table-cell table:number-columns-repeated="4"/>
          <table:table-cell table:style-name="ce11" table:formula="of:=[.R45]-[.R44]" office:value-type="float" office:value="0.0184682670001166" calcext:value-type="float">
            <text:p>0.018468267</text:p>
          </table:table-cell>
          <table:table-cell table:style-name="ce11" table:formula="of:=[.R46]*conv" office:value-type="float" office:value="0.502547114388835" calcext:value-type="float">
            <text:p>0.5025471144</text:p>
          </table:table-cell>
          <table:table-cell table:number-columns-repeated="4"/>
          <table:table-cell table:style-name="ce11" table:formula="of:=[.X45]-[.X44]" office:value-type="float" office:value="0.0153210529999797" calcext:value-type="float">
            <text:p>0.015321053</text:p>
          </table:table-cell>
          <table:table-cell table:style-name="ce11" table:formula="of:=[.X46]*conv" office:value-type="float" office:value="0.416907064127325" calcext:value-type="float">
            <text:p>0.4169070641</text:p>
          </table:table-cell>
          <table:table-cell table:number-columns-repeated="4"/>
          <table:table-cell table:style-name="ce11" table:formula="of:=[.AD45]-[.AD44]" office:value-type="float" office:value="0.00884177999978419" calcext:value-type="float">
            <text:p>0.00884178</text:p>
          </table:table-cell>
          <table:table-cell table:style-name="ce11" table:formula="of:=[.AD46]*conv" office:value-type="float" office:value="0.240597075238538" calcext:value-type="float">
            <text:p>0.2405970752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773.4026824614" calcext:value-type="float">
            <text:p>-773.4026824614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159.654876014" calcext:value-type="float">
            <text:p>-1159.654876014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45.900008186" calcext:value-type="float">
            <text:p>-1545.900008186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932.141814763" calcext:value-type="float">
            <text:p>-1932.14181476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63.333441527" calcext:value-type="float">
            <text:p>-3863.333441527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47]-[.F44]" office:value-type="float" office:value="0.212557451000066" calcext:value-type="float">
            <text:p>0.212557451</text:p>
          </table:table-cell>
          <table:table-cell table:formula="of:=[.F48]*conv" office:value-type="float" office:value="5.78398252750271" calcext:value-type="float">
            <text:p>5.7839825275</text:p>
          </table:table-cell>
          <table:table-cell table:style-name="ce2"/>
          <table:table-cell table:number-columns-repeated="3"/>
          <table:table-cell table:formula="of:=[.L47]-[.L44]" office:value-type="float" office:value="0.195155007000039" calcext:value-type="float">
            <text:p>0.195155007</text:p>
          </table:table-cell>
          <table:table-cell table:formula="of:=[.L48]*conv" office:value-type="float" office:value="5.31043793257826" calcext:value-type="float">
            <text:p>5.3104379326</text:p>
          </table:table-cell>
          <table:table-cell table:number-columns-repeated="4"/>
          <table:table-cell table:formula="of:=[.R47]-[.R44]" office:value-type="float" office:value="0.185089813000104" calcext:value-type="float">
            <text:p>0.185089813</text:p>
          </table:table-cell>
          <table:table-cell table:formula="of:=[.R48]*conv" office:value-type="float" office:value="5.03655006857893" calcext:value-type="float">
            <text:p>5.0365500686</text:p>
          </table:table-cell>
          <table:table-cell table:number-columns-repeated="4"/>
          <table:table-cell table:formula="of:=[.X47]-[.X44]" office:value-type="float" office:value="0.178484511000079" calcext:value-type="float">
            <text:p>0.178484511</text:p>
          </table:table-cell>
          <table:table-cell table:formula="of:=[.X48]*conv" office:value-type="float" office:value="4.85681065611762" calcext:value-type="float">
            <text:p>4.8568106561</text:p>
          </table:table-cell>
          <table:table-cell table:number-columns-repeated="4"/>
          <table:table-cell table:formula="of:=[.AD47]-[.AD44]" office:value-type="float" office:value="0.16329371699976" calcext:value-type="float">
            <text:p>0.163293717</text:p>
          </table:table-cell>
          <table:table-cell table:formula="of:=[.AD48]*conv" office:value-type="float" office:value="4.44344811971467" calcext:value-type="float">
            <text:p>4.4434481197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number-columns-repeated="3"/>
          <table:table-cell table:style-name="ce2" table:number-columns-repeated="10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pbe</text:p>
          </table:table-cell>
          <table:table-cell table:style-name="ce18" table:number-columns-repeated="3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997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894" calcext:value-type="float">
            <text:p>-4.894</text:p>
          </table:table-cell>
          <table:table-cell table:style-name="ce24" table:formula="of:=[.G43]-[.G52]" office:value-type="float" office:value="0.519" calcext:value-type="float">
            <text:p>0.519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743" calcext:value-type="float">
            <text:p>-4.743</text:p>
          </table:table-cell>
          <table:table-cell table:style-name="ce24" table:formula="of:=[.M43]-[.M52]" office:value-type="float" office:value="0.527" calcext:value-type="float">
            <text:p>0.527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661" calcext:value-type="float">
            <text:p>-4.661</text:p>
          </table:table-cell>
          <table:table-cell table:style-name="ce24" table:formula="of:=[.S43]-[.S52]" office:value-type="float" office:value="0.529999999999999" calcext:value-type="float">
            <text:p>0.53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612" calcext:value-type="float">
            <text:p>-4.612</text:p>
          </table:table-cell>
          <table:table-cell table:style-name="ce24" table:formula="of:=[.Y43]-[.Y52]" office:value-type="float" office:value="0.532" calcext:value-type="float">
            <text:p>0.532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508" calcext:value-type="float">
            <text:p>-4.508</text:p>
          </table:table-cell>
          <table:table-cell table:style-name="ce24" table:formula="of:=[.AE43]-[.AE52]" office:value-type="float" office:value="0.537" calcext:value-type="float">
            <text:p>0.537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19" table:formula="of:=MAX(MAX([.H53];[.N53];[.T53];[.Z53];[.AF53];[.AL53]);-MIN([.H53];[.N53];[.T53];[.Z53];[.AF53];[.AL53]))" office:value-type="float" office:value="11.9121561668146" calcext:value-type="float">
            <text:p>11.9121561668</text:p>
          </table:table-cell>
          <table:table-cell table:style-name="ce20" table:formula="of:=AVERAGE([.H53];[.N53];[.T53];[.Z53];[.AF53];[.AL53])" office:value-type="float" office:value="11.3068331415878" calcext:value-type="float">
            <text:p>11.3068331416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8622374898" calcext:value-type="float">
            <text:p>-8.8622374898</text:p>
          </table:table-cell>
          <table:table-cell/>
          <table:table-cell table:style-name="ce20" table:formula="of:=ABS(([.H52]/[.G52])*100)" office:value-type="float" office:value="10.6048222313036" calcext:value-type="float">
            <text:p>10.6048222313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2891885517" calcext:value-type="float">
            <text:p>-13.2891885517</text:p>
          </table:table-cell>
          <table:table-cell/>
          <table:table-cell table:style-name="ce20" table:formula="of:=ABS(([.N52]/[.M52])*100)" office:value-type="float" office:value="11.1111111111111" calcext:value-type="float">
            <text:p>11.1111111111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7162445121" calcext:value-type="float">
            <text:p>-17.7162445121</text:p>
          </table:table-cell>
          <table:table-cell/>
          <table:table-cell table:style-name="ce20" table:formula="of:=ABS(([.T52]/[.S52])*100)" office:value-type="float" office:value="11.3709504398198" calcext:value-type="float">
            <text:p>11.3709504398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2.1427610812" calcext:value-type="float">
            <text:p>-22.1427610812</text:p>
          </table:table-cell>
          <table:table-cell/>
          <table:table-cell table:style-name="ce20" table:formula="of:=ABS(([.Z52]/[.Y52])*100)" office:value-type="float" office:value="11.5351257588899" calcext:value-type="float">
            <text:p>11.535125758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4.2754406983" calcext:value-type="float">
            <text:p>-44.2754406983</text:p>
          </table:table-cell>
          <table:table-cell/>
          <table:table-cell table:style-name="ce20" table:formula="of:=ABS(([.AF52]/[.AE52])*100)" office:value-type="float" office:value="11.9121561668146" calcext:value-type="float">
            <text:p>11.9121561668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8325239653" calcext:value-type="float">
            <text:p>-8.832523965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3.2694571384" calcext:value-type="float">
            <text:p>-13.2694571384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7022577228" calcext:value-type="float">
            <text:p>-17.702257722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2.1328394095" calcext:value-type="float">
            <text:p>-22.132839409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4.2798685104" calcext:value-type="float">
            <text:p>-44.279868510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54]-[.F53]" office:value-type="float" office:value="0.0297135245" calcext:value-type="float">
            <text:p>0.0297135245</text:p>
          </table:table-cell>
          <table:table-cell table:style-name="ce11" table:formula="of:=[.F55]*conv" office:value-type="float" office:value="0.80854614001967" calcext:value-type="float">
            <text:p>0.80854614</text:p>
          </table:table-cell>
          <table:table-cell table:style-name="ce24" table:formula="of:=[.G46]-[.G55]" office:value-type="float" office:value="0.0934416195026732" calcext:value-type="float">
            <text:p>0.0934416195</text:p>
          </table:table-cell>
          <table:table-cell table:number-columns-repeated="3"/>
          <table:table-cell table:style-name="ce11" table:formula="of:=[.L54]-[.L53]" office:value-type="float" office:value="0.0197314133000006" calcext:value-type="float">
            <text:p>0.0197314133</text:p>
          </table:table-cell>
          <table:table-cell table:style-name="ce11" table:formula="of:=[.L55]*conv" office:value-type="float" office:value="0.536919074034731" calcext:value-type="float">
            <text:p>0.536919074</text:p>
          </table:table-cell>
          <table:table-cell table:style-name="ce24" table:formula="of:=[.M46]-[.M55]" office:value-type="float" office:value="0.103233726009691" calcext:value-type="float">
            <text:p>0.103233726</text:p>
          </table:table-cell>
          <table:table-cell table:number-columns-repeated="3"/>
          <table:table-cell table:style-name="ce11" table:formula="of:=[.R54]-[.R53]" office:value-type="float" office:value="0.0139867893000023" calcext:value-type="float">
            <text:p>0.0139867893</text:p>
          </table:table-cell>
          <table:table-cell table:style-name="ce11" table:formula="of:=[.R55]*conv" office:value-type="float" office:value="0.380599901562848" calcext:value-type="float">
            <text:p>0.3805999016</text:p>
          </table:table-cell>
          <table:table-cell table:style-name="ce24" table:formula="of:=[.S46]-[.S55]" office:value-type="float" office:value="0.121947212825986" calcext:value-type="float">
            <text:p>0.1219472128</text:p>
          </table:table-cell>
          <table:table-cell table:number-columns-repeated="3"/>
          <table:table-cell table:style-name="ce11" table:formula="of:=[.X54]-[.X53]" office:value-type="float" office:value="0.00992167169999902" calcext:value-type="float">
            <text:p>0.0099216717</text:p>
          </table:table-cell>
          <table:table-cell table:style-name="ce11" table:formula="of:=[.X55]*conv" office:value-type="float" office:value="0.269982423511442" calcext:value-type="float">
            <text:p>0.2699824235</text:p>
          </table:table-cell>
          <table:table-cell table:style-name="ce24" table:formula="of:=[.Y46]-[.Y55]" office:value-type="float" office:value="0.146924640615883" calcext:value-type="float">
            <text:p>0.1469246406</text:p>
          </table:table-cell>
          <table:table-cell table:number-columns-repeated="3"/>
          <table:table-cell table:style-name="ce11" table:formula="of:=[.AD54]-[.AD53]" office:value-type="float" office:value="-0.00442781209999765" calcext:value-type="float">
            <text:p>-0.0044278121</text:p>
          </table:table-cell>
          <table:table-cell table:style-name="ce11" table:formula="of:=[.AD55]*conv" office:value-type="float" office:value="-0.120486897546789" calcext:value-type="float">
            <text:p>-0.1204868975</text:p>
          </table:table-cell>
          <table:table-cell table:style-name="ce24" table:formula="of:=[.AE46]-[.AE55]" office:value-type="float" office:value="0.361083972785326" calcext:value-type="float">
            <text:p>0.3610839728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56];[.N56];[.T56];[.Z56];[.AF56];[.AL56]);-MIN([.H56];[.N56];[.T56];[.Z56];[.AF56];[.AL56]))" office:value-type="float" office:value="299.687335417618" calcext:value-type="float">
            <text:p>299.6873354176</text:p>
          </table:table-cell>
          <table:table-cell table:style-name="ce20" table:formula="of:=AVERAGE([.H56];[.N56];[.T56];[.Z56];[.AF56];[.AL56])" office:value-type="float" office:value="83.3864003087881" calcext:value-type="float">
            <text:p>83.3864003088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8.6276142678" calcext:value-type="float">
            <text:p>-8.6276142678</text:p>
          </table:table-cell>
          <table:table-cell/>
          <table:table-cell table:style-name="ce20" table:formula="of:=ABS(([.H55]/[.G55])*100)" office:value-type="float" office:value="11.5567454815133" calcext:value-type="float">
            <text:p>11.5567454815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3.0730832301" calcext:value-type="float">
            <text:p>-13.0730832301</text:p>
          </table:table-cell>
          <table:table-cell/>
          <table:table-cell table:style-name="ce20" table:formula="of:=ABS(([.N55]/[.M55])*100)" office:value-type="float" office:value="19.227055063239" calcext:value-type="float">
            <text:p>19.2270550632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7.510995246" calcext:value-type="float">
            <text:p>-17.510995246</text:p>
          </table:table-cell>
          <table:table-cell/>
          <table:table-cell table:style-name="ce20" table:formula="of:=ABS(([.T55]/[.S55])*100)" office:value-type="float" office:value="32.040789376255" calcext:value-type="float">
            <text:p>32.0407893763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1.9448561814" calcext:value-type="float">
            <text:p>-21.9448561814</text:p>
          </table:table-cell>
          <table:table-cell/>
          <table:table-cell table:style-name="ce20" table:formula="of:=ABS(([.Z55]/[.Y55])*100)" office:value-type="float" office:value="54.4200762053149" calcext:value-type="float">
            <text:p>54.4200762053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44.0978460219" calcext:value-type="float">
            <text:p>-44.0978460219</text:p>
          </table:table-cell>
          <table:table-cell/>
          <table:table-cell table:style-name="ce20" table:formula="of:=ABS(([.AF55]/[.AE55])*100)" office:value-type="float" office:value="299.687335417618" calcext:value-type="float">
            <text:p>299.6873354176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/>
          <table:table-cell table:number-columns-repeated="3"/>
          <table:table-cell table:formula="of:=[.F56]-[.F53]" office:value-type="float" office:value="0.234623222" calcext:value-type="float">
            <text:p>0.234623222</text:p>
          </table:table-cell>
          <table:table-cell table:formula="of:=[.F57]*conv" office:value-type="float" office:value="6.38442270647085" calcext:value-type="float">
            <text:p>6.3844227065</text:p>
          </table:table-cell>
          <table:table-cell table:style-name="ce24" table:formula="of:=[.G48]-[.G57]" office:value-type="float" office:value="-0.600440178968145" calcext:value-type="float">
            <text:p>-0.600440179</text:p>
          </table:table-cell>
          <table:table-cell table:number-columns-repeated="3"/>
          <table:table-cell table:formula="of:=[.L56]-[.L53]" office:value-type="float" office:value="0.216105321600001" calcext:value-type="float">
            <text:p>0.2161053216</text:p>
          </table:table-cell>
          <table:table-cell table:formula="of:=[.L57]*conv" office:value-type="float" office:value="5.88052499855377" calcext:value-type="float">
            <text:p>5.8805249986</text:p>
          </table:table-cell>
          <table:table-cell table:style-name="ce24" table:formula="of:=[.M48]-[.M57]" office:value-type="float" office:value="-0.570087065975509" calcext:value-type="float">
            <text:p>-0.570087066</text:p>
          </table:table-cell>
          <table:table-cell table:number-columns-repeated="3"/>
          <table:table-cell table:formula="of:=[.R56]-[.R53]" office:value-type="float" office:value="0.205249266100001" calcext:value-type="float">
            <text:p>0.2052492661</text:p>
          </table:table-cell>
          <table:table-cell table:formula="of:=[.R57]*conv" office:value-type="float" office:value="5.58511669818994" calcext:value-type="float">
            <text:p>5.5851166982</text:p>
          </table:table-cell>
          <table:table-cell table:style-name="ce24" table:formula="of:=[.S48]-[.S57]" office:value-type="float" office:value="-0.548566629611008" calcext:value-type="float">
            <text:p>-0.5485666296</text:p>
          </table:table-cell>
          <table:table-cell table:number-columns-repeated="3"/>
          <table:table-cell table:formula="of:=[.X56]-[.X53]" office:value-type="float" office:value="0.197904899800001" calcext:value-type="float">
            <text:p>0.1979048998</text:p>
          </table:table-cell>
          <table:table-cell table:formula="of:=[.X57]*conv" office:value-type="float" office:value="5.3852663228918" calcext:value-type="float">
            <text:p>5.3852663229</text:p>
          </table:table-cell>
          <table:table-cell table:style-name="ce24" table:formula="of:=[.Y48]-[.Y57]" office:value-type="float" office:value="-0.528455666774178" calcext:value-type="float">
            <text:p>-0.5284556668</text:p>
          </table:table-cell>
          <table:table-cell table:number-columns-repeated="3"/>
          <table:table-cell table:formula="of:=[.AD56]-[.AD53]" office:value-type="float" office:value="0.177594676400005" calcext:value-type="float">
            <text:p>0.1775946764</text:p>
          </table:table-cell>
          <table:table-cell table:formula="of:=[.AD57]*conv" office:value-type="float" office:value="4.83259702467362" calcext:value-type="float">
            <text:p>4.8325970247</text:p>
          </table:table-cell>
          <table:table-cell table:style-name="ce24" table:formula="of:=[.AE48]-[.AE57]" office:value-type="float" office:value="-0.389148904958956" calcext:value-type="float">
            <text:p>-0.389148905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58];[.N58];[.T58];[.Z58];[.AF58];[.AL58]);-MIN([.H58];[.N58];[.T58];[.Z58];[.AF58];[.AL58]))" office:value-type="float" office:value="9.82193675181023" calcext:value-type="float">
            <text:p>9.8219367518</text:p>
          </table:table-cell>
          <table:table-cell table:style-name="ce20" table:formula="of:=AVERAGE([.H58];[.N58];[.T58];[.Z58];[.AF58];[.AL58])" office:value-type="float" office:value="9.35735435306215" calcext:value-type="float">
            <text:p>9.3573543531</text:p>
          </table:table-cell>
          <table:table-cell table:number-columns-repeated="5"/>
          <table:table-cell table:style-name="ce20" table:formula="of:=ABS(([.H57]/[.G57])*100)" office:value-type="float" office:value="9.40476855267707" calcext:value-type="float">
            <text:p>9.4047685527</text:p>
          </table:table-cell>
          <table:table-cell table:number-columns-repeated="5"/>
          <table:table-cell table:style-name="ce20" table:formula="of:=ABS(([.N57]/[.M57])*100)" office:value-type="float" office:value="9.69449268756978" calcext:value-type="float">
            <text:p>9.6944926876</text:p>
          </table:table-cell>
          <table:table-cell table:number-columns-repeated="5"/>
          <table:table-cell table:style-name="ce20" table:formula="of:=ABS(([.T57]/[.S57])*100)" office:value-type="float" office:value="9.82193675181023" calcext:value-type="float">
            <text:p>9.8219367518</text:p>
          </table:table-cell>
          <table:table-cell table:number-columns-repeated="5"/>
          <table:table-cell table:style-name="ce20" table:formula="of:=ABS(([.Z57]/[.Y57])*100)" office:value-type="float" office:value="9.81299039061091" calcext:value-type="float">
            <text:p>9.8129903906</text:p>
          </table:table-cell>
          <table:table-cell table:number-columns-repeated="5"/>
          <table:table-cell table:style-name="ce20" table:formula="of:=ABS(([.AF57]/[.AE57])*100)" office:value-type="float" office:value="8.05258338264276" calcext:value-type="float">
            <text:p>8.0525833826</text:p>
          </table:table-cell>
          <table:table-cell table:number-columns-repeated="992"/>
        </table:table-row>
        <table:table-row table:style-name="ro1"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pss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997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HOMO</text:p>
          </table:table-cell>
          <table:table-cell/>
          <table:table-cell office:value-type="float" office:value="-4.32" calcext:value-type="float">
            <text:p>-4.32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155" calcext:value-type="float">
            <text:p>-4.155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066" calcext:value-type="float">
            <text:p>-4.066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013" calcext:value-type="float">
            <text:p>-4.013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3.898" calcext:value-type="float">
            <text:p>-3.898</text:p>
          </table:table-cell>
          <table:table-cell/>
          <table:table-cell table:style-name="ce2"/>
          <table:table-cell>
            <draw:frame table:end-cell-address="'Long Alkene Results'.AN73" table:end-x="11.18mm" table:end-y="2.34mm" draw:z-index="3" draw:style-name="gr1" draw:text-style-name="P1" svg:width="130.49mm" svg:height="60.99mm" svg:x="16.7mm" svg:y="1.94mm">
              <loext:p draw:notify-on-update-of-ranges="'Long Alkene Results'.A59:'Long Alkene Results'.A59 'Long Alkene Results'.A68:'Long Alkene Results'.A68"/>
              <draw:object xlink:href="./Object 38" xlink:type="simple" xlink:show="embed" xlink:actuate="onLoad"/>
              <draw:image xlink:href="./ObjectReplacements/Object 38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T73" table:end-x="12.96mm" table:end-y="1.49mm" draw:z-index="8" draw:style-name="gr1" draw:text-style-name="P1" svg:width="130.41mm" svg:height="61mm" svg:x="18.55mm" svg:y="1.08mm">
              <loext:p draw:notify-on-update-of-ranges="'Long Alkene Results'.A59:'Long Alkene Results'.A59 'Long Alkene Results'.A68:'Long Alkene Results'.A68"/>
              <draw:object xlink:href="./Object 43" xlink:type="simple" xlink:show="embed" xlink:actuate="onLoad"/>
              <draw:image xlink:href="./ObjectReplacements/Object 43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Z73" table:end-x="10.63mm" table:end-y="3.94mm" draw:z-index="13" draw:style-name="gr1" draw:text-style-name="P1" svg:width="130.48mm" svg:height="60.99mm" svg:x="16.15mm" svg:y="3.54mm">
              <loext:p draw:notify-on-update-of-ranges="'Long Alkene Results'.A59:'Long Alkene Results'.A59 'Long Alkene Results'.A68:'Long Alkene Results'.A68"/>
              <draw:object xlink:href="./Object 48" xlink:type="simple" xlink:show="embed" xlink:actuate="onLoad"/>
              <draw:image xlink:href="./ObjectReplacements/Object 48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4.8166777972" calcext:value-type="float">
            <text:p>-774.8166777972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61.643936288" calcext:value-type="float">
            <text:p>-1161.64393628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8.471450007" calcext:value-type="float">
            <text:p>-1548.47145000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5.299083497" calcext:value-type="float">
            <text:p>-1935.29908349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9.437604484" calcext:value-type="float">
            <text:p>-3869.437604484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4.7832809939" calcext:value-type="float">
            <text:p>-774.783280993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61.620006152" calcext:value-type="float">
            <text:p>-1161.62000615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8.452490761" calcext:value-type="float">
            <text:p>-1548.45249076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5.283206019" calcext:value-type="float">
            <text:p>-1935.28320601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9.428252727" calcext:value-type="float">
            <text:p>-3869.428252727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63]-[.F62]" office:value-type="float" office:value="0.0333968032999792" calcext:value-type="float">
            <text:p>0.0333968033</text:p>
          </table:table-cell>
          <table:table-cell table:style-name="ce11" table:formula="of:=[.F64]*conv" office:value-type="float" office:value="0.908773255666602" calcext:value-type="float">
            <text:p>0.9087732557</text:p>
          </table:table-cell>
          <table:table-cell table:style-name="ce2"/>
          <table:table-cell table:number-columns-repeated="3"/>
          <table:table-cell table:style-name="ce11" table:formula="of:=[.L63]-[.L62]" office:value-type="float" office:value="0.0239301359999899" calcext:value-type="float">
            <text:p>0.023930136</text:p>
          </table:table-cell>
          <table:table-cell table:style-name="ce11" table:formula="of:=[.L64]*conv" office:value-type="float" office:value="0.651172131833018" calcext:value-type="float">
            <text:p>0.6511721318</text:p>
          </table:table-cell>
          <table:table-cell table:number-columns-repeated="4"/>
          <table:table-cell table:style-name="ce11" table:formula="of:=[.R63]-[.R62]" office:value-type="float" office:value="0.0189592459998948" calcext:value-type="float">
            <text:p>0.018959246</text:p>
          </table:table-cell>
          <table:table-cell table:style-name="ce11" table:formula="of:=[.R64]*conv" office:value-type="float" office:value="0.515907332733226" calcext:value-type="float">
            <text:p>0.5159073327</text:p>
          </table:table-cell>
          <table:table-cell table:number-columns-repeated="4"/>
          <table:table-cell table:style-name="ce11" table:formula="of:=[.X63]-[.X62]" office:value-type="float" office:value="0.0158774779999931" calcext:value-type="float">
            <text:p>0.015877478</text:p>
          </table:table-cell>
          <table:table-cell table:style-name="ce11" table:formula="of:=[.X64]*conv" office:value-type="float" office:value="0.432048158748102" calcext:value-type="float">
            <text:p>0.4320481587</text:p>
          </table:table-cell>
          <table:table-cell table:number-columns-repeated="4"/>
          <table:table-cell table:style-name="ce11" table:formula="of:=[.AD63]-[.AD62]" office:value-type="float" office:value="0.00935175699987667" calcext:value-type="float">
            <text:p>0.009351757</text:p>
          </table:table-cell>
          <table:table-cell table:style-name="ce11" table:formula="of:=[.AD64]*conv" office:value-type="float" office:value="0.254474255474211" calcext:value-type="float">
            <text:p>0.2544742555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774.6069953903" calcext:value-type="float">
            <text:p>-774.6069953903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161.451598167" calcext:value-type="float">
            <text:p>-1161.451598167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48.289152457" calcext:value-type="float">
            <text:p>-1548.289152457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935.123368313" calcext:value-type="float">
            <text:p>-1935.12336831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69.277114937" calcext:value-type="float">
            <text:p>-3869.277114937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65]-[.F62]" office:value-type="float" office:value="0.209682406900015" calcext:value-type="float">
            <text:p>0.2096824069</text:p>
          </table:table-cell>
          <table:table-cell table:formula="of:=[.F66]*conv" office:value-type="float" office:value="5.70574859704176" calcext:value-type="float">
            <text:p>5.705748597</text:p>
          </table:table-cell>
          <table:table-cell table:style-name="ce2"/>
          <table:table-cell table:number-columns-repeated="3"/>
          <table:table-cell table:formula="of:=[.L65]-[.L62]" office:value-type="float" office:value="0.192338121000148" calcext:value-type="float">
            <text:p>0.192338121</text:p>
          </table:table-cell>
          <table:table-cell table:formula="of:=[.L66]*conv" office:value-type="float" office:value="5.23378656454255" calcext:value-type="float">
            <text:p>5.2337865645</text:p>
          </table:table-cell>
          <table:table-cell table:number-columns-repeated="4"/>
          <table:table-cell table:formula="of:=[.R65]-[.R62]" office:value-type="float" office:value="0.18229754999993" calcext:value-type="float">
            <text:p>0.18229755</text:p>
          </table:table-cell>
          <table:table-cell table:formula="of:=[.R66]*conv" office:value-type="float" office:value="4.96056872645608" calcext:value-type="float">
            <text:p>4.9605687265</text:p>
          </table:table-cell>
          <table:table-cell table:number-columns-repeated="4"/>
          <table:table-cell table:formula="of:=[.X65]-[.X62]" office:value-type="float" office:value="0.175715184000183" calcext:value-type="float">
            <text:p>0.175715184</text:p>
          </table:table-cell>
          <table:table-cell table:formula="of:=[.X66]*conv" office:value-type="float" office:value="4.78145343431721" calcext:value-type="float">
            <text:p>4.7814534343</text:p>
          </table:table-cell>
          <table:table-cell table:number-columns-repeated="4"/>
          <table:table-cell table:formula="of:=[.AD65]-[.AD62]" office:value-type="float" office:value="0.160489546999997" calcext:value-type="float">
            <text:p>0.160489547</text:p>
          </table:table-cell>
          <table:table-cell table:formula="of:=[.AD66]*conv" office:value-type="float" office:value="4.36714277164775" calcext:value-type="float">
            <text:p>4.3671427716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tpss</text:p>
          </table:table-cell>
          <table:table-cell table:style-name="ce18" table:number-columns-repeated="3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997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066" calcext:value-type="float">
            <text:p>-5.066</text:p>
          </table:table-cell>
          <table:table-cell table:style-name="ce24" table:formula="of:=[.G61]-[.G70]" office:value-type="float" office:value="0.746" calcext:value-type="float">
            <text:p>0.746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907" calcext:value-type="float">
            <text:p>-4.907</text:p>
          </table:table-cell>
          <table:table-cell table:style-name="ce24" table:formula="of:=[.M61]-[.M70]" office:value-type="float" office:value="0.752" calcext:value-type="float">
            <text:p>0.752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822" calcext:value-type="float">
            <text:p>-4.822</text:p>
          </table:table-cell>
          <table:table-cell table:style-name="ce24" table:formula="of:=[.S61]-[.S70]" office:value-type="float" office:value="0.756" calcext:value-type="float">
            <text:p>0.756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106" calcext:value-type="float">
            <text:p>-5.106</text:p>
          </table:table-cell>
          <table:table-cell table:style-name="ce24" table:formula="of:=[.Y61]-[.Y70]" office:value-type="float" office:value="1.093" calcext:value-type="float">
            <text:p>1.093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658" calcext:value-type="float">
            <text:p>-4.658</text:p>
          </table:table-cell>
          <table:table-cell table:style-name="ce24" table:formula="of:=[.AE61]-[.AE70]" office:value-type="float" office:value="0.76" calcext:value-type="float">
            <text:p>0.76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19" table:formula="of:=MAX(MAX([.H71];[.N71];[.T71];[.Z71];[.AF71];[.AL71]);-MIN([.H71];[.N71];[.T71];[.Z71];[.AF71];[.AL71]))" office:value-type="float" office:value="21.4061887974931" calcext:value-type="float">
            <text:p>21.4061887975</text:p>
          </table:table-cell>
          <table:table-cell table:style-name="ce20" table:formula="of:=AVERAGE([.H71];[.N71];[.T71];[.Z71];[.AF71];[.AL71])" office:value-type="float" office:value="16.690202749966" calcext:value-type="float">
            <text:p>16.69020275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883875781951" calcext:value-type="float">
            <text:p>-8.883875782</text:p>
          </table:table-cell>
          <table:table-cell/>
          <table:table-cell table:style-name="ce20" table:formula="of:=ABS(([.H70]/[.G70])*100)" office:value-type="float" office:value="14.7256217923411" calcext:value-type="float">
            <text:p>14.7256217923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3191890705" calcext:value-type="float">
            <text:p>-13.3191890705</text:p>
          </table:table-cell>
          <table:table-cell/>
          <table:table-cell table:style-name="ce20" table:formula="of:=ABS(([.N70]/[.M70])*100)" office:value-type="float" office:value="15.3250458528633" calcext:value-type="float">
            <text:p>15.325045852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7543778676" calcext:value-type="float">
            <text:p>-17.7543778676</text:p>
          </table:table-cell>
          <table:table-cell/>
          <table:table-cell table:style-name="ce20" table:formula="of:=ABS(([.T70]/[.S70])*100)" office:value-type="float" office:value="15.6781418498548" calcext:value-type="float">
            <text:p>15.678141849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2.1890519255" calcext:value-type="float">
            <text:p>-22.1890519255</text:p>
          </table:table-cell>
          <table:table-cell/>
          <table:table-cell table:style-name="ce20" table:formula="of:=ABS(([.Z70]/[.Y70])*100)" office:value-type="float" office:value="21.4061887974931" calcext:value-type="float">
            <text:p>21.4061887975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4.3605751205" calcext:value-type="float">
            <text:p>-44.3605751205</text:p>
          </table:table-cell>
          <table:table-cell/>
          <table:table-cell table:style-name="ce20" table:formula="of:=ABS(([.AF70]/[.AE70])*100)" office:value-type="float" office:value="16.3160154572778" calcext:value-type="float">
            <text:p>16.3160154573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8592464453" calcext:value-type="float">
            <text:p>-8.859246445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3.3069328203" calcext:value-type="float">
            <text:p>-13.306932820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751583031" calcext:value-type="float">
            <text:p>-17.75158303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2.194922173" calcext:value-type="float">
            <text:p>-22.19492217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4.4085199931" calcext:value-type="float">
            <text:p>-44.4085199931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72]-[.F71]" office:value-type="float" office:value="0.0246293366509995" calcext:value-type="float">
            <text:p>0.0246293367</text:p>
          </table:table-cell>
          <table:table-cell table:style-name="ce11" table:formula="of:=[.F73]*conv" office:value-type="float" office:value="0.670198349590291" calcext:value-type="float">
            <text:p>0.6701983496</text:p>
          </table:table-cell>
          <table:table-cell table:style-name="ce24" table:formula="of:=[.G64]-[.G73]" office:value-type="float" office:value="0.238574906076312" calcext:value-type="float">
            <text:p>0.2385749061</text:p>
          </table:table-cell>
          <table:table-cell table:number-columns-repeated="3"/>
          <table:table-cell table:style-name="ce11" table:formula="of:=[.L72]-[.L71]" office:value-type="float" office:value="0.0122562502000001" calcext:value-type="float">
            <text:p>0.0122562502</text:p>
          </table:table-cell>
          <table:table-cell table:style-name="ce11" table:formula="of:=[.L73]*conv" office:value-type="float" office:value="0.333509536720404" calcext:value-type="float">
            <text:p>0.3335095367</text:p>
          </table:table-cell>
          <table:table-cell table:style-name="ce24" table:formula="of:=[.M64]-[.M73]" office:value-type="float" office:value="0.317662595112614" calcext:value-type="float">
            <text:p>0.3176625951</text:p>
          </table:table-cell>
          <table:table-cell table:number-columns-repeated="3"/>
          <table:table-cell table:style-name="ce11" table:formula="of:=[.R72]-[.R71]" office:value-type="float" office:value="0.00279483659999968" calcext:value-type="float">
            <text:p>0.0027948366</text:p>
          </table:table-cell>
          <table:table-cell table:style-name="ce11" table:formula="of:=[.R73]*conv" office:value-type="float" office:value="0.0760513733372641" calcext:value-type="float">
            <text:p>0.0760513733</text:p>
          </table:table-cell>
          <table:table-cell table:style-name="ce24" table:formula="of:=[.S64]-[.S73]" office:value-type="float" office:value="0.439855959395962" calcext:value-type="float">
            <text:p>0.4398559594</text:p>
          </table:table-cell>
          <table:table-cell table:number-columns-repeated="3"/>
          <table:table-cell table:style-name="ce11" table:formula="of:=[.X72]-[.X71]" office:value-type="float" office:value="-0.00587024749999898" calcext:value-type="float">
            <text:p>-0.0058702475</text:p>
          </table:table-cell>
          <table:table-cell table:style-name="ce11" table:formula="of:=[.X73]*conv" office:value-type="float" office:value="-0.159737561832636" calcext:value-type="float">
            <text:p>-0.1597375618</text:p>
          </table:table-cell>
          <table:table-cell table:style-name="ce24" table:formula="of:=[.Y64]-[.Y73]" office:value-type="float" office:value="0.591785720580738" calcext:value-type="float">
            <text:p>0.5917857206</text:p>
          </table:table-cell>
          <table:table-cell table:number-columns-repeated="3"/>
          <table:table-cell table:style-name="ce11" table:formula="of:=[.AD72]-[.AD71]" office:value-type="float" office:value="-0.0479448725999987" calcext:value-type="float">
            <text:p>-0.0479448726</text:p>
          </table:table-cell>
          <table:table-cell table:style-name="ce11" table:formula="of:=[.AD73]*conv" office:value-type="float" office:value="-1.30464636312208" calcext:value-type="float">
            <text:p>-1.3046463631</text:p>
          </table:table-cell>
          <table:table-cell table:style-name="ce24" table:formula="of:=[.AE64]-[.AE73]" office:value-type="float" office:value="1.55912061859629" calcext:value-type="float">
            <text:p>1.5591206186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74];[.N74];[.T74];[.Z74];[.AF74];[.AL74]);-MIN([.H74];[.N74];[.T74];[.Z74];[.AF74];[.AL74]))" office:value-type="float" office:value="578.366885559499" calcext:value-type="float">
            <text:p>578.3668855595</text:p>
          </table:table-cell>
          <table:table-cell table:style-name="ce20" table:formula="of:=AVERAGE([.H74];[.N74];[.T74];[.Z74];[.AF74];[.AL74])" office:value-type="float" office:value="239.838388106209" calcext:value-type="float">
            <text:p>239.8383881062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8.6464872919" calcext:value-type="float">
            <text:p>-8.6464872919</text:p>
          </table:table-cell>
          <table:table-cell/>
          <table:table-cell table:style-name="ce20" table:formula="of:=ABS(([.H73]/[.G73])*100)" office:value-type="float" office:value="35.5976564582946" calcext:value-type="float">
            <text:p>35.5976564583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3.1015618721" calcext:value-type="float">
            <text:p>-13.1015618721</text:p>
          </table:table-cell>
          <table:table-cell/>
          <table:table-cell table:style-name="ce20" table:formula="of:=ABS(([.N73]/[.M73])*100)" office:value-type="float" office:value="95.248429246245" calcext:value-type="float">
            <text:p>95.2484292462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7.5497327835" calcext:value-type="float">
            <text:p>-17.5497327835</text:p>
          </table:table-cell>
          <table:table-cell/>
          <table:table-cell table:style-name="ce20" table:formula="of:=ABS(([.T73]/[.S73])*100)" office:value-type="float" office:value="578.366885559499" calcext:value-type="float">
            <text:p>578.3668855595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1.994727095" calcext:value-type="float">
            <text:p>-21.994727095</text:p>
          </table:table-cell>
          <table:table-cell/>
          <table:table-cell table:style-name="ce20" table:formula="of:=ABS(([.Z73]/[.Y73])*100)" office:value-type="float" office:value="370.473740672703" calcext:value-type="float">
            <text:p>370.4737406727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44.2116734987" calcext:value-type="float">
            <text:p>-44.2116734987</text:p>
          </table:table-cell>
          <table:table-cell/>
          <table:table-cell table:style-name="ce20" table:formula="of:=ABS(([.AF73]/[.AE73])*100)" office:value-type="float" office:value="119.505228594302" calcext:value-type="float">
            <text:p>119.5052285943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/>
          <table:table-cell table:number-columns-repeated="3"/>
          <table:table-cell table:formula="of:=[.F74]-[.F71]" office:value-type="float" office:value="0.237388490051" calcext:value-type="float">
            <text:p>0.2373884901</text:p>
          </table:table-cell>
          <table:table-cell table:formula="of:=[.F75]*conv" office:value-type="float" office:value="6.45966947865218" calcext:value-type="float">
            <text:p>6.4596694787</text:p>
          </table:table-cell>
          <table:table-cell table:style-name="ce24" table:formula="of:=[.G66]-[.G75]" office:value-type="float" office:value="-0.753920881610425" calcext:value-type="float">
            <text:p>-0.7539208816</text:p>
          </table:table-cell>
          <table:table-cell table:number-columns-repeated="3"/>
          <table:table-cell table:formula="of:=[.L74]-[.L71]" office:value-type="float" office:value="0.217627198400001" calcext:value-type="float">
            <text:p>0.2176271984</text:p>
          </table:table-cell>
          <table:table-cell table:formula="of:=[.L75]*conv" office:value-type="float" office:value="5.9219373733202" calcext:value-type="float">
            <text:p>5.9219373733</text:p>
          </table:table-cell>
          <table:table-cell table:style-name="ce24" table:formula="of:=[.M66]-[.M75]" office:value-type="float" office:value="-0.68815080877765" calcext:value-type="float">
            <text:p>-0.6881508088</text:p>
          </table:table-cell>
          <table:table-cell table:number-columns-repeated="3"/>
          <table:table-cell table:formula="of:=[.R74]-[.R71]" office:value-type="float" office:value="0.204645084099997" calcext:value-type="float">
            <text:p>0.2046450841</text:p>
          </table:table-cell>
          <table:table-cell table:formula="of:=[.R75]*conv" office:value-type="float" office:value="5.56867606947987" calcext:value-type="float">
            <text:p>5.5686760695</text:p>
          </table:table-cell>
          <table:table-cell table:style-name="ce24" table:formula="of:=[.S66]-[.S75]" office:value-type="float" office:value="-0.608107343023789" calcext:value-type="float">
            <text:p>-0.608107343</text:p>
          </table:table-cell>
          <table:table-cell table:number-columns-repeated="3"/>
          <table:table-cell table:formula="of:=[.X74]-[.X71]" office:value-type="float" office:value="0.194324830499998" calcext:value-type="float">
            <text:p>0.1943248305</text:p>
          </table:table-cell>
          <table:table-cell table:formula="of:=[.X75]*conv" office:value-type="float" office:value="5.28784768063276" calcext:value-type="float">
            <text:p>5.2878476806</text:p>
          </table:table-cell>
          <table:table-cell table:style-name="ce24" table:formula="of:=[.Y66]-[.Y75]" office:value-type="float" office:value="-0.506394246315548" calcext:value-type="float">
            <text:p>-0.5063942463</text:p>
          </table:table-cell>
          <table:table-cell table:number-columns-repeated="3"/>
          <table:table-cell table:formula="of:=[.AD74]-[.AD71]" office:value-type="float" office:value="0.1489016218" calcext:value-type="float">
            <text:p>0.1489016218</text:p>
          </table:table-cell>
          <table:table-cell table:formula="of:=[.AD75]*conv" office:value-type="float" office:value="4.05181928347339" calcext:value-type="float">
            <text:p>4.0518192835</text:p>
          </table:table-cell>
          <table:table-cell table:style-name="ce24" table:formula="of:=[.AE66]-[.AE75]" office:value-type="float" office:value="0.31532348817436" calcext:value-type="float">
            <text:p>0.3153234882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76];[.N76];[.T76];[.Z76];[.AF76];[.AL76]);-MIN([.H76];[.N76];[.T76];[.Z76];[.AF76];[.AL76]))" office:value-type="float" office:value="11.6711990311884" calcext:value-type="float">
            <text:p>11.6711990312</text:p>
          </table:table-cell>
          <table:table-cell table:style-name="ce20" table:formula="of:=AVERAGE([.H76];[.N76];[.T76];[.Z76];[.AF76];[.AL76])" office:value-type="float" office:value="10.3141086247574" calcext:value-type="float">
            <text:p>10.3141086248</text:p>
          </table:table-cell>
          <table:table-cell table:number-columns-repeated="5"/>
          <table:table-cell table:style-name="ce20" table:formula="of:=ABS(([.H75]/[.G75])*100)" office:value-type="float" office:value="11.6711990311884" calcext:value-type="float">
            <text:p>11.6711990312</text:p>
          </table:table-cell>
          <table:table-cell table:number-columns-repeated="5"/>
          <table:table-cell table:style-name="ce20" table:formula="of:=ABS(([.N75]/[.M75])*100)" office:value-type="float" office:value="11.6203661976896" calcext:value-type="float">
            <text:p>11.6203661977</text:p>
          </table:table-cell>
          <table:table-cell table:number-columns-repeated="5"/>
          <table:table-cell table:style-name="ce20" table:formula="of:=ABS(([.T75]/[.S75])*100)" office:value-type="float" office:value="10.9201421565286" calcext:value-type="float">
            <text:p>10.9201421565</text:p>
          </table:table-cell>
          <table:table-cell table:number-columns-repeated="5"/>
          <table:table-cell table:style-name="ce20" table:formula="of:=ABS(([.Z75]/[.Y75])*100)" office:value-type="float" office:value="9.57656643874717" calcext:value-type="float">
            <text:p>9.5765664387</text:p>
          </table:table-cell>
          <table:table-cell table:number-columns-repeated="5"/>
          <table:table-cell table:style-name="ce20" table:formula="of:=ABS(([.AF75]/[.AE75])*100)" office:value-type="float" office:value="7.78226929963301" calcext:value-type="float">
            <text:p>7.7822692996</text:p>
          </table:table-cell>
          <table:table-cell table:number-columns-repeated="992"/>
        </table:table-row>
        <table:table-row table:style-name="ro1"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pssh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997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5"/>
          <table:table-cell>
            <draw:frame table:end-cell-address="'Long Alkene Results'.AN90" table:end-x="13.93mm" table:end-y="4.1mm" draw:z-index="4" draw:style-name="gr1" draw:text-style-name="P1" svg:width="130.49mm" svg:height="62.37mm" svg:x="19.45mm" svg:y="3.41mm">
              <loext:p draw:notify-on-update-of-ranges="'Long Alkene Results'.A77:'Long Alkene Results'.A77 'Long Alkene Results'.A86:'Long Alkene Results'.A86"/>
              <draw:object xlink:href="./Object 39" xlink:type="simple" xlink:show="embed" xlink:actuate="onLoad"/>
              <draw:image xlink:href="./ObjectReplacements/Object 39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T90" table:end-x="14.31mm" table:end-y="4.4mm" draw:z-index="9" draw:style-name="gr1" draw:text-style-name="P1" svg:width="130.41mm" svg:height="62.33mm" svg:x="19.9mm" svg:y="3.75mm">
              <loext:p draw:notify-on-update-of-ranges="'Long Alkene Results'.A77:'Long Alkene Results'.A77 'Long Alkene Results'.A86:'Long Alkene Results'.A86"/>
              <draw:object xlink:href="./Object 44" xlink:type="simple" xlink:show="embed" xlink:actuate="onLoad"/>
              <draw:image xlink:href="./ObjectReplacements/Object 44" xlink:type="simple" xlink:show="embed" xlink:actuate="onLoad"/>
            </draw:frame>
          </table:table-cell>
          <table:table-cell table:style-name="ce2" table:number-columns-repeated="984"/>
        </table:table-row>
        <table:table-row table:style-name="ro1">
          <table:table-cell table:number-columns-repeated="4"/>
          <table:table-cell table:style-name="ce2" office:value-type="string" calcext:value-type="string">
            <text:p>HOMO</text:p>
          </table:table-cell>
          <table:table-cell/>
          <table:table-cell office:value-type="float" office:value="-4.588" calcext:value-type="float">
            <text:p>-4.588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399" calcext:value-type="float">
            <text:p>-4.399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table:style-name="ce11" office:value-type="float" office:value="-4.299" calcext:value-type="float">
            <text:p>-4.299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24" calcext:value-type="float">
            <text:p>-4.24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128" calcext:value-type="float">
            <text:p>-4.128</text:p>
          </table:table-cell>
          <table:table-cell/>
          <table:table-cell table:style-name="ce2"/>
          <table:table-cell/>
          <table:table-cell table:style-name="ce2" table:number-columns-repeated="11"/>
          <table:table-cell table:style-name="ce2">
            <draw:frame table:end-cell-address="'Long Alkene Results'.AZ91" table:end-x="15.2mm" table:end-y="2.29mm" draw:z-index="14" draw:style-name="gr1" draw:text-style-name="P1" svg:width="130.52mm" svg:height="61.34mm" svg:x="20.68mm" svg:y="1.52mm">
              <loext:p draw:notify-on-update-of-ranges="'Long Alkene Results'.A77:'Long Alkene Results'.A77 'Long Alkene Results'.A86:'Long Alkene Results'.A86"/>
              <draw:object xlink:href="./Object 49" xlink:type="simple" xlink:show="embed" xlink:actuate="onLoad"/>
              <draw:image xlink:href="./ObjectReplacements/Object 49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4.7266185884" calcext:value-type="float">
            <text:p>-774.7266185884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61.507491837" calcext:value-type="float">
            <text:p>-1161.50749183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8.288503062" calcext:value-type="float">
            <text:p>-1548.28850306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5.069570533" calcext:value-type="float">
            <text:p>-1935.069570533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8.974968496" calcext:value-type="float">
            <text:p>-3868.974968496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4.6894141821" calcext:value-type="float">
            <text:p>-774.689414182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61.479037087" calcext:value-type="float">
            <text:p>-1161.479037087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8.264408386" calcext:value-type="float">
            <text:p>-1548.264408386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5.048043809" calcext:value-type="float">
            <text:p>-1935.04804380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8.958018104" calcext:value-type="float">
            <text:p>-3868.95801810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81]-[.F80]" office:value-type="float" office:value="0.0372044063000203" calcext:value-type="float">
            <text:p>0.0372044063</text:p>
          </table:table-cell>
          <table:table-cell table:style-name="ce11" table:formula="of:=[.F82]*conv" office:value-type="float" office:value="1.01238340492408" calcext:value-type="float">
            <text:p>1.0123834049</text:p>
          </table:table-cell>
          <table:table-cell table:style-name="ce2"/>
          <table:table-cell table:number-columns-repeated="3"/>
          <table:table-cell table:style-name="ce11" table:formula="of:=[.L81]-[.L80]" office:value-type="float" office:value="0.0284547500000372" calcext:value-type="float">
            <text:p>0.02845475</text:p>
          </table:table-cell>
          <table:table-cell table:style-name="ce11" table:formula="of:=[.L82]*conv" office:value-type="float" office:value="0.774293143102386" calcext:value-type="float">
            <text:p>0.7742931431</text:p>
          </table:table-cell>
          <table:table-cell table:number-columns-repeated="4"/>
          <table:table-cell table:style-name="ce11" table:formula="of:=[.R81]-[.R80]" office:value-type="float" office:value="0.0240946760000043" calcext:value-type="float">
            <text:p>0.024094676</text:p>
          </table:table-cell>
          <table:table-cell table:style-name="ce11" table:formula="of:=[.R82]*conv" office:value-type="float" office:value="0.655649493039038" calcext:value-type="float">
            <text:p>0.655649493</text:p>
          </table:table-cell>
          <table:table-cell table:number-columns-repeated="4"/>
          <table:table-cell table:style-name="ce11" table:formula="of:=[.X81]-[.X80]" office:value-type="float" office:value="0.0215267239998411" calcext:value-type="float">
            <text:p>0.021526724</text:p>
          </table:table-cell>
          <table:table-cell table:style-name="ce11" table:formula="of:=[.X82]*conv" office:value-type="float" office:value="0.585771963785055" calcext:value-type="float">
            <text:p>0.5857719638</text:p>
          </table:table-cell>
          <table:table-cell table:number-columns-repeated="4"/>
          <table:table-cell table:style-name="ce11" table:formula="of:=[.AD81]-[.AD80]" office:value-type="float" office:value="0.0169503920001262" calcext:value-type="float">
            <text:p>0.016950392</text:p>
          </table:table-cell>
          <table:table-cell table:style-name="ce11" table:formula="of:=[.AD82]*conv" office:value-type="float" office:value="0.461243634141157" calcext:value-type="float">
            <text:p>0.4612436341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774.5134665699" calcext:value-type="float">
            <text:p>-774.5134665699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161.311121673" calcext:value-type="float">
            <text:p>-1161.31112167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48.101708759" calcext:value-type="float">
            <text:p>-1548.101708759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934.888940189" calcext:value-type="float">
            <text:p>-1934.888940189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68.80781932" calcext:value-type="float">
            <text:p>-3868.80781932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83]-[.F80]" office:value-type="float" office:value="0.213152018500068" calcext:value-type="float">
            <text:p>0.2131520185</text:p>
          </table:table-cell>
          <table:table-cell table:formula="of:=[.F84]*conv" office:value-type="float" office:value="5.80016153235647" calcext:value-type="float">
            <text:p>5.8001615324</text:p>
          </table:table-cell>
          <table:table-cell table:style-name="ce2"/>
          <table:table-cell table:number-columns-repeated="3"/>
          <table:table-cell table:formula="of:=[.L83]-[.L80]" office:value-type="float" office:value="0.1963701640002" calcext:value-type="float">
            <text:p>0.196370164</text:p>
          </table:table-cell>
          <table:table-cell table:formula="of:=[.L84]*conv" office:value-type="float" office:value="5.3435040369375" calcext:value-type="float">
            <text:p>5.3435040369</text:p>
          </table:table-cell>
          <table:table-cell table:number-columns-repeated="4"/>
          <table:table-cell table:formula="of:=[.R83]-[.R80]" office:value-type="float" office:value="0.186794302999942" calcext:value-type="float">
            <text:p>0.186794303</text:p>
          </table:table-cell>
          <table:table-cell table:formula="of:=[.R84]*conv" office:value-type="float" office:value="5.08293160134094" calcext:value-type="float">
            <text:p>5.0829316013</text:p>
          </table:table-cell>
          <table:table-cell table:number-columns-repeated="4"/>
          <table:table-cell table:formula="of:=[.X83]-[.X80]" office:value-type="float" office:value="0.180630343999837" calcext:value-type="float">
            <text:p>0.180630344</text:p>
          </table:table-cell>
          <table:table-cell table:formula="of:=[.X84]*conv" office:value-type="float" office:value="4.91520174294684" calcext:value-type="float">
            <text:p>4.9152017429</text:p>
          </table:table-cell>
          <table:table-cell table:number-columns-repeated="4"/>
          <table:table-cell table:formula="of:=[.AD83]-[.AD80]" office:value-type="float" office:value="0.167149176000294" calcext:value-type="float">
            <text:p>0.167149176</text:p>
          </table:table-cell>
          <table:table-cell table:formula="of:=[.AD84]*conv" office:value-type="float" office:value="4.54836049700216" calcext:value-type="float">
            <text:p>4.548360497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tpssh</text:p>
          </table:table-cell>
          <table:table-cell table:style-name="ce18" table:number-columns-repeated="3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997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243" calcext:value-type="float">
            <text:p>-5.243</text:p>
          </table:table-cell>
          <table:table-cell table:style-name="ce24" table:formula="of:=[.G79]-[.G88]" office:value-type="float" office:value="0.655" calcext:value-type="float">
            <text:p>0.655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068" calcext:value-type="float">
            <text:p>-5.068</text:p>
          </table:table-cell>
          <table:table-cell table:style-name="ce24" table:formula="of:=[.M79]-[.M88]" office:value-type="float" office:value="0.669" calcext:value-type="float">
            <text:p>0.669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978" calcext:value-type="float">
            <text:p>-4.978</text:p>
          </table:table-cell>
          <table:table-cell table:style-name="ce24" table:formula="of:=[.S79]-[.S88]" office:value-type="float" office:value="0.678999999999999" calcext:value-type="float">
            <text:p>0.679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926" calcext:value-type="float">
            <text:p>-4.926</text:p>
          </table:table-cell>
          <table:table-cell table:style-name="ce24" table:formula="of:=[.Y79]-[.Y88]" office:value-type="float" office:value="0.686" calcext:value-type="float">
            <text:p>0.686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832" calcext:value-type="float">
            <text:p>-4.832</text:p>
          </table:table-cell>
          <table:table-cell table:style-name="ce24" table:formula="of:=[.AE79]-[.AE88]" office:value-type="float" office:value="0.704" calcext:value-type="float">
            <text:p>0.704</text:p>
          </table:table-cell>
          <table:table-cell table:style-name="ce2"/>
          <table:table-cell/>
          <table:table-cell table:style-name="ce2" table:number-columns-repeated="989"/>
          <table:table-cell/>
        </table:table-row>
        <table:table-row table:style-name="ro1">
          <table:table-cell table:style-name="ce19" table:formula="of:=MAX(MAX([.H89];[.N89];[.T89];[.Z89];[.AF89];[.AL89]);-MIN([.H89];[.N89];[.T89];[.Z89];[.AF89];[.AL89]))" office:value-type="float" office:value="14.5695364238411" calcext:value-type="float">
            <text:p>14.5695364238</text:p>
          </table:table-cell>
          <table:table-cell table:style-name="ce20" table:formula="of:=AVERAGE([.H89];[.N89];[.T89];[.Z89];[.AF89];[.AL89])" office:value-type="float" office:value="13.5657960069628" calcext:value-type="float">
            <text:p>13.565796007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8065618762" calcext:value-type="float">
            <text:p>-8.8065618762</text:p>
          </table:table-cell>
          <table:table-cell/>
          <table:table-cell table:style-name="ce20" table:formula="of:=ABS(([.H88]/[.G88])*100)" office:value-type="float" office:value="12.4928476063323" calcext:value-type="float">
            <text:p>12.4928476063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2015734453" calcext:value-type="float">
            <text:p>-13.2015734453</text:p>
          </table:table-cell>
          <table:table-cell/>
          <table:table-cell table:style-name="ce20" table:formula="of:=ABS(([.N88]/[.M88])*100)" office:value-type="float" office:value="13.2004735595896" calcext:value-type="float">
            <text:p>13.2004735596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5961648648" calcext:value-type="float">
            <text:p>-17.5961648648</text:p>
          </table:table-cell>
          <table:table-cell/>
          <table:table-cell table:style-name="ce20" table:formula="of:=ABS(([.T88]/[.S88])*100)" office:value-type="float" office:value="13.6400160707111" calcext:value-type="float">
            <text:p>13.6400160707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1.990494061" calcext:value-type="float">
            <text:p>-21.990494061</text:p>
          </table:table-cell>
          <table:table-cell/>
          <table:table-cell table:style-name="ce20" table:formula="of:=ABS(([.Z88]/[.Y88])*100)" office:value-type="float" office:value="13.9261063743402" calcext:value-type="float">
            <text:p>13.9261063743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3.9616135391" calcext:value-type="float">
            <text:p>-43.9616135391</text:p>
          </table:table-cell>
          <table:table-cell/>
          <table:table-cell table:style-name="ce20" table:formula="of:=ABS(([.AF88]/[.AE88])*100)" office:value-type="float" office:value="14.5695364238411" calcext:value-type="float">
            <text:p>14.5695364238</text:p>
          </table:table-cell>
          <table:table-cell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7789291313" calcext:value-type="float">
            <text:p>-8.778929131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3.1877475138" calcext:value-type="float">
            <text:p>-13.187747513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5939555349" calcext:value-type="float">
            <text:p>-17.593955534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1.9993541753" calcext:value-type="float">
            <text:p>-21.999354175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4.0241793873" calcext:value-type="float">
            <text:p>-44.0241793873</text:p>
          </table:table-cell>
          <table:table-cell/>
          <table:table-cell table:style-name="ce2"/>
          <table:table-cell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90]-[.F89]" office:value-type="float" office:value="0.0276327449" calcext:value-type="float">
            <text:p>0.0276327449</text:p>
          </table:table-cell>
          <table:table-cell table:style-name="ce11" table:formula="of:=[.F91]*conv" office:value-type="float" office:value="0.751925246264314" calcext:value-type="float">
            <text:p>0.7519252463</text:p>
          </table:table-cell>
          <table:table-cell table:style-name="ce24" table:formula="of:=[.G82]-[.G91]" office:value-type="float" office:value="0.260458158659761" calcext:value-type="float">
            <text:p>0.2604581587</text:p>
          </table:table-cell>
          <table:table-cell table:number-columns-repeated="3"/>
          <table:table-cell table:style-name="ce11" table:formula="of:=[.L90]-[.L89]" office:value-type="float" office:value="0.0138259314999996" calcext:value-type="float">
            <text:p>0.0138259315</text:p>
          </table:table-cell>
          <table:table-cell table:style-name="ce11" table:formula="of:=[.L91]*conv" office:value-type="float" office:value="0.37622273811715" calcext:value-type="float">
            <text:p>0.3762227381</text:p>
          </table:table-cell>
          <table:table-cell table:style-name="ce24" table:formula="of:=[.M82]-[.M91]" office:value-type="float" office:value="0.398070404985237" calcext:value-type="float">
            <text:p>0.398070405</text:p>
          </table:table-cell>
          <table:table-cell table:number-columns-repeated="3"/>
          <table:table-cell table:style-name="ce11" table:formula="of:=[.R90]-[.R89]" office:value-type="float" office:value="0.00220932989999767" calcext:value-type="float">
            <text:p>0.0022093299</text:p>
          </table:table-cell>
          <table:table-cell table:style-name="ce11" table:formula="of:=[.R91]*conv" office:value-type="float" office:value="0.0601189253961831" calcext:value-type="float">
            <text:p>0.0601189254</text:p>
          </table:table-cell>
          <table:table-cell table:style-name="ce24" table:formula="of:=[.S82]-[.S91]" office:value-type="float" office:value="0.595530567642855" calcext:value-type="float">
            <text:p>0.5955305676</text:p>
          </table:table-cell>
          <table:table-cell table:number-columns-repeated="3"/>
          <table:table-cell table:style-name="ce11" table:formula="of:=[.X90]-[.X89]" office:value-type="float" office:value="-0.00886011429999911" calcext:value-type="float">
            <text:p>-0.0088601143</text:p>
          </table:table-cell>
          <table:table-cell table:style-name="ce11" table:formula="of:=[.X91]*conv" office:value-type="float" office:value="-0.241095976931224" calcext:value-type="float">
            <text:p>-0.2410959769</text:p>
          </table:table-cell>
          <table:table-cell table:style-name="ce24" table:formula="of:=[.Y82]-[.Y91]" office:value-type="float" office:value="0.826867940716279" calcext:value-type="float">
            <text:p>0.8268679407</text:p>
          </table:table-cell>
          <table:table-cell table:number-columns-repeated="3"/>
          <table:table-cell table:style-name="ce11" table:formula="of:=[.AD90]-[.AD89]" office:value-type="float" office:value="-0.062565848200002" calcext:value-type="float">
            <text:p>-0.0625658482</text:p>
          </table:table-cell>
          <table:table-cell table:style-name="ce11" table:formula="of:=[.AD91]*conv" office:value-type="float" office:value="-1.70250335193889" calcext:value-type="float">
            <text:p>-1.7025033519</text:p>
          </table:table-cell>
          <table:table-cell table:style-name="ce24" table:formula="of:=[.AE82]-[.AE91]" office:value-type="float" office:value="2.16374698608004" calcext:value-type="float">
            <text:p>2.1637469861</text:p>
          </table:table-cell>
          <table:table-cell table:style-name="ce11"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19" table:formula="of:=MAX(MAX([.H92];[.N92];[.T92];[.Z92];[.AF92];[.AL92]);-MIN([.H92];[.N92];[.T92];[.Z92];[.AF92];[.AL92]))" office:value-type="float" office:value="990.587512531726" calcext:value-type="float">
            <text:p>990.5875125317</text:p>
          </table:table-cell>
          <table:table-cell table:style-name="ce20" table:formula="of:=AVERAGE([.H92];[.N92];[.T92];[.Z92];[.AF92];[.AL92])" office:value-type="float" office:value="320.217538096328" calcext:value-type="float">
            <text:p>320.2175380963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8.5697721248" calcext:value-type="float">
            <text:p>-8.5697721248</text:p>
          </table:table-cell>
          <table:table-cell/>
          <table:table-cell table:style-name="ce20" table:formula="of:=ABS(([.H91]/[.G91])*100)" office:value-type="float" office:value="34.6388367665215" calcext:value-type="float">
            <text:p>34.6388367665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2.9848144897" calcext:value-type="float">
            <text:p>-12.9848144897</text:p>
          </table:table-cell>
          <table:table-cell/>
          <table:table-cell table:style-name="ce20" table:formula="of:=ABS(([.N91]/[.M91])*100)" office:value-type="float" office:value="105.807109633359" calcext:value-type="float">
            <text:p>105.8071096334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7.3934379021" calcext:value-type="float">
            <text:p>-17.3934379021</text:p>
          </table:table-cell>
          <table:table-cell/>
          <table:table-cell table:style-name="ce20" table:formula="of:=ABS(([.T91]/[.S91])*100)" office:value-type="float" office:value="990.587512531726" calcext:value-type="float">
            <text:p>990.5875125317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1.7998203954" calcext:value-type="float">
            <text:p>-21.7998203954</text:p>
          </table:table-cell>
          <table:table-cell/>
          <table:table-cell table:style-name="ce20" table:formula="of:=ABS(([.Z91]/[.Y91])*100)" office:value-type="float" office:value="342.962147789033" calcext:value-type="float">
            <text:p>342.962147789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43.8285663593" calcext:value-type="float">
            <text:p>-43.8285663593</text:p>
          </table:table-cell>
          <table:table-cell/>
          <table:table-cell table:style-name="ce20" table:formula="of:=ABS(([.AF91]/[.AE91])*100)" office:value-type="float" office:value="127.092083761002" calcext:value-type="float">
            <text:p>127.092083761</text:p>
          </table:table-cell>
          <table:table-cell/>
          <table:table-cell>
            <draw:frame table:end-cell-address="'Long Alkene Results'.AN104" table:end-x="14.51mm" table:end-y="2.65mm" draw:z-index="15" draw:style-name="gr1" draw:text-style-name="P1" svg:width="130.34mm" svg:height="60.02mm" svg:x="20.16mm" svg:y="3.02mm">
              <loext:p draw:notify-on-update-of-ranges="'Long Alkene Results'.A97:'Long Alkene Results'.A97 'Long Alkene Results'.A103:'Long Alkene Results'.A103"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2" table:number-columns-repeated="989"/>
          <table:table-cell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/>
          <table:table-cell table:number-columns-repeated="3"/>
          <table:table-cell table:formula="of:=[.F92]-[.F89]" office:value-type="float" office:value="0.2367897514" calcext:value-type="float">
            <text:p>0.2367897514</text:p>
          </table:table-cell>
          <table:table-cell table:formula="of:=[.F93]*conv" office:value-type="float" office:value="6.44337697100481" calcext:value-type="float">
            <text:p>6.443376971</text:p>
          </table:table-cell>
          <table:table-cell table:style-name="ce24" table:formula="of:=[.G84]-[.G93]" office:value-type="float" office:value="-0.643215438648343" calcext:value-type="float">
            <text:p>-0.6432154386</text:p>
          </table:table-cell>
          <table:table-cell table:number-columns-repeated="3"/>
          <table:table-cell table:formula="of:=[.L92]-[.L89]" office:value-type="float" office:value="0.2167589556" calcext:value-type="float">
            <text:p>0.2167589556</text:p>
          </table:table-cell>
          <table:table-cell table:formula="of:=[.L93]*conv" office:value-type="float" office:value="5.89831128465002" calcext:value-type="float">
            <text:p>5.8983112847</text:p>
          </table:table-cell>
          <table:table-cell table:style-name="ce24" table:formula="of:=[.M84]-[.M93]" office:value-type="float" office:value="-0.554807247712516" calcext:value-type="float">
            <text:p>-0.5548072477</text:p>
          </table:table-cell>
          <table:table-cell table:number-columns-repeated="3"/>
          <table:table-cell table:formula="of:=[.R92]-[.R89]" office:value-type="float" office:value="0.202726962699998" calcext:value-type="float">
            <text:p>0.2027269627</text:p>
          </table:table-cell>
          <table:table-cell table:formula="of:=[.R93]*conv" office:value-type="float" office:value="5.51648133054681" calcext:value-type="float">
            <text:p>5.5164813305</text:p>
          </table:table-cell>
          <table:table-cell table:style-name="ce24" table:formula="of:=[.S84]-[.S93]" office:value-type="float" office:value="-0.433549729205872" calcext:value-type="float">
            <text:p>-0.4335497292</text:p>
          </table:table-cell>
          <table:table-cell table:number-columns-repeated="3"/>
          <table:table-cell table:formula="of:=[.X92]-[.X89]" office:value-type="float" office:value="0.190673665599999" calcext:value-type="float">
            <text:p>0.1906736656</text:p>
          </table:table-cell>
          <table:table-cell table:formula="of:=[.X93]*conv" office:value-type="float" office:value="5.18849442866598" calcext:value-type="float">
            <text:p>5.1884944287</text:p>
          </table:table-cell>
          <table:table-cell table:style-name="ce24" table:formula="of:=[.Y84]-[.Y93]" office:value-type="float" office:value="-0.273292685719142" calcext:value-type="float">
            <text:p>-0.2732926857</text:p>
          </table:table-cell>
          <table:table-cell table:number-columns-repeated="3"/>
          <table:table-cell table:formula="of:=[.AD92]-[.AD89]" office:value-type="float" office:value="0.133047179800002" calcext:value-type="float">
            <text:p>0.1330471798</text:p>
          </table:table-cell>
          <table:table-cell table:formula="of:=[.AD93]*conv" office:value-type="float" office:value="3.62039796617849" calcext:value-type="float">
            <text:p>3.6203979662</text:p>
          </table:table-cell>
          <table:table-cell table:style-name="ce24" table:formula="of:=[.AE84]-[.AE93]" office:value-type="float" office:value="0.927962530823678" calcext:value-type="float">
            <text:p>0.9279625308</text:p>
          </table:table-cell>
          <table:table-cell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19" table:formula="of:=MAX(MAX([.H94];[.N94];[.T94];[.Z94];[.AF94];[.AL94]);-MIN([.H94];[.N94];[.T94];[.Z94];[.AF94];[.AL94]))" office:value-type="float" office:value="25.6315062457951" calcext:value-type="float">
            <text:p>25.6315062458</text:p>
          </table:table-cell>
          <table:table-cell table:style-name="ce20" table:formula="of:=AVERAGE([.H94];[.N94];[.T94];[.Z94];[.AF94];[.AL94])" office:value-type="float" office:value="11.6293496952628" calcext:value-type="float">
            <text:p>11.6293496953</text:p>
          </table:table-cell>
          <table:table-cell table:number-columns-repeated="5"/>
          <table:table-cell table:style-name="ce20" table:formula="of:=ABS(([.H93]/[.G93])*100)" office:value-type="float" office:value="9.98258275967419" calcext:value-type="float">
            <text:p>9.9825827597</text:p>
          </table:table-cell>
          <table:table-cell table:number-columns-repeated="5"/>
          <table:table-cell table:style-name="ce20" table:formula="of:=ABS(([.N93]/[.M93])*100)" office:value-type="float" office:value="9.40620494473336" calcext:value-type="float">
            <text:p>9.4062049447</text:p>
          </table:table-cell>
          <table:table-cell table:number-columns-repeated="5"/>
          <table:table-cell table:style-name="ce20" table:formula="of:=ABS(([.T93]/[.S93])*100)" office:value-type="float" office:value="7.85917151219466" calcext:value-type="float">
            <text:p>7.8591715122</text:p>
          </table:table-cell>
          <table:table-cell table:number-columns-repeated="5"/>
          <table:table-cell table:style-name="ce20" table:formula="of:=ABS(([.Z93]/[.Y93])*100)" office:value-type="float" office:value="5.26728301391677" calcext:value-type="float">
            <text:p>5.2672830139</text:p>
          </table:table-cell>
          <table:table-cell table:number-columns-repeated="5"/>
          <table:table-cell table:style-name="ce20" table:formula="of:=ABS(([.AF93]/[.AE93])*100)" office:value-type="float" office:value="25.6315062457951" calcext:value-type="float">
            <text:p>25.6315062458</text:p>
          </table:table-cell>
          <table:table-cell table:number-columns-repeated="992"/>
        </table:table-row>
        <table:table-row table:style-name="ro5" table:number-rows-repeated="2">
          <table:table-cell table:style-name="ce19"/>
          <table:table-cell table:style-name="ce20"/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992"/>
        </table:table-row>
        <table:table-row table:style-name="ro1">
          <table:table-cell table:style-name="ce22" office:value-type="string" calcext:value-type="string">
            <text:p>Reference alkenes</text:p>
          </table:table-cell>
          <table:table-cell table:style-name="ce17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0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5"/>
          <table:table-cell table:number-columns-repeated="992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3.6893232284" calcext:value-type="float">
            <text:p>-773.6893232284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59.956004908" calcext:value-type="float">
            <text:p>-1159.95600490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6.222723572" calcext:value-type="float">
            <text:p>-1546.22272357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2.489481882" calcext:value-type="float">
            <text:p>-1932.48948188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3.823208721" calcext:value-type="float">
            <text:p>-3863.823208721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3.647380995497" calcext:value-type="float">
            <text:p>-773.647380995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59.9214733154" calcext:value-type="float">
            <text:p>-1159.9214733154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6.19160481586" calcext:value-type="float">
            <text:p>-1546.191604815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2.4600976819" calcext:value-type="float">
            <text:p>-1932.460097681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3.79642828448" calcext:value-type="float">
            <text:p>-3863.7964282845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100]-[.F99]" office:value-type="float" office:value="0.0419422329030112" calcext:value-type="float">
            <text:p>0.0419422329</text:p>
          </table:table-cell>
          <table:table-cell table:style-name="ce11" table:formula="of:=[.F101]*conv" office:value-type="float" office:value="1.14130622631239" calcext:value-type="float">
            <text:p>1.1413062263</text:p>
          </table:table-cell>
          <table:table-cell table:style-name="ce2"/>
          <table:table-cell table:number-columns-repeated="3"/>
          <table:table-cell table:style-name="ce11" table:formula="of:=[.L100]-[.L99]" office:value-type="float" office:value="0.0345315926001604" calcext:value-type="float">
            <text:p>0.0345315926</text:p>
          </table:table-cell>
          <table:table-cell table:style-name="ce11" table:formula="of:=[.L101]*conv" office:value-type="float" office:value="0.939652443640319" calcext:value-type="float">
            <text:p>0.9396524436</text:p>
          </table:table-cell>
          <table:table-cell table:number-columns-repeated="4"/>
          <table:table-cell table:style-name="ce11" table:formula="of:=[.R100]-[.R99]" office:value-type="float" office:value="0.0311187561399038" calcext:value-type="float">
            <text:p>0.0311187561</text:p>
          </table:table-cell>
          <table:table-cell table:style-name="ce11" table:formula="of:=[.R101]*conv" office:value-type="float" office:value="0.846784438484658" calcext:value-type="float">
            <text:p>0.8467844385</text:p>
          </table:table-cell>
          <table:table-cell table:number-columns-repeated="4"/>
          <table:table-cell table:style-name="ce11" table:formula="of:=[.X100]-[.X99]" office:value-type="float" office:value="0.0293842001001394" calcext:value-type="float">
            <text:p>0.0293842001</text:p>
          </table:table-cell>
          <table:table-cell table:style-name="ce11" table:formula="of:=[.X101]*conv" office:value-type="float" office:value="0.799584767149832" calcext:value-type="float">
            <text:p>0.7995847671</text:p>
          </table:table-cell>
          <table:table-cell table:number-columns-repeated="4"/>
          <table:table-cell table:style-name="ce11" table:formula="of:=[.AD100]-[.AD99]" office:value-type="float" office:value="0.0267804365198572" calcext:value-type="float">
            <text:p>0.0267804365</text:p>
          </table:table-cell>
          <table:table-cell table:style-name="ce11" table:formula="of:=[.AD101]*conv" office:value-type="float" office:value="0.728732755219675" calcext:value-type="float">
            <text:p>0.7287327552</text:p>
          </table:table-cell>
          <table:table-cell table:number-columns-repeated="993"/>
        </table:table-row>
        <table:table-row table:style-name="ro1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5"/>
          <table:table-cell table:number-columns-repeated="992"/>
        </table:table-row>
        <table:table-row table:style-name="ro1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0</text:p>
          </table:table-cell>
          <table:table-cell table:style-name="ce18" table:number-columns-repeated="2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5"/>
          <table:table-cell table:number-columns-repeated="992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1">
          <table:table-cell table:style-name="ce19"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6743251438" calcext:value-type="float">
            <text:p>-8.6743251438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0032506533" calcext:value-type="float">
            <text:p>-13.0032506533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3332328936" calcext:value-type="float">
            <text:p>-17.3332328936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1.6606409386" calcext:value-type="float">
            <text:p>-21.6606409386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3.3032530851" calcext:value-type="float">
            <text:p>-43.3032530851</text:p>
          </table:table-cell>
          <table:table-cell/>
          <table:table-cell table:style-name="ce20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excitation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63324218985033" calcext:value-type="float">
            <text:p>-8.633242189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2.969117274713" calcext:value-type="float">
            <text:p>-12.9691172747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302243780077" calcext:value-type="float">
            <text:p>-17.302243780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1.6312118050046" calcext:value-type="float">
            <text:p>-21.63121180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3.2761322603039" calcext:value-type="float">
            <text:p>-43.2761322603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style-name="ce19" table:formula="of:=MAX(MAX([.H107];[.N107];[.T107];[.Z107];[.AF107];[.AL107]);-MIN([.H107];[.N107];[.T107];[.Z107];[.AF107];[.AL107]))" office:value-type="float" office:value="0.0233821699921084" calcext:value-type="float">
            <text:p>0.02338217</text:p>
          </table:table-cell>
          <table:table-cell table:style-name="ce20" table:formula="of:=AVERAGE([.H107];[.N107];[.T107];[.Z107];[.AF107];[.AL107])" office:value-type="float" office:value="0.00545214816659529" calcext:value-type="float">
            <text:p>0.0054521482</text:p>
          </table:table-cell>
          <table:table-cell office:value-type="string" calcext:value-type="string">
            <text:p>abs</text:p>
          </table:table-cell>
          <table:table-cell table:number-columns-repeated="2"/>
          <table:table-cell table:style-name="ce11" table:formula="of:=[.F106]-[.F105]" office:value-type="float" office:value="0.0410829539496707" calcext:value-type="float">
            <text:p>0.0410829539</text:p>
          </table:table-cell>
          <table:table-cell table:style-name="ce11" table:formula="of:=[.F107]*conv" office:value-type="float" office:value="1.11792405632028" calcext:value-type="float">
            <text:p>1.1179240563</text:p>
          </table:table-cell>
          <table:table-cell table:style-name="ce24" table:formula="of:=[.G101]-[.G107]" office:value-type="float" office:value="0.0233821699921084" calcext:value-type="float">
            <text:p>0.02338217</text:p>
          </table:table-cell>
          <table:table-cell table:number-columns-repeated="3"/>
          <table:table-cell table:style-name="ce11" table:formula="of:=[.L106]-[.L105]" office:value-type="float" office:value="0.0341333785870006" calcext:value-type="float">
            <text:p>0.0341333786</text:p>
          </table:table-cell>
          <table:table-cell table:style-name="ce11" table:formula="of:=[.L107]*conv" office:value-type="float" office:value="0.92881648901494" calcext:value-type="float">
            <text:p>0.928816489</text:p>
          </table:table-cell>
          <table:table-cell table:style-name="ce24" table:formula="of:=[.M101]-[.M107]" office:value-type="float" office:value="0.0108359546253782" calcext:value-type="float">
            <text:p>0.0108359546</text:p>
          </table:table-cell>
          <table:table-cell table:number-columns-repeated="3"/>
          <table:table-cell table:style-name="ce11" table:formula="of:=[.R106]-[.R105]" office:value-type="float" office:value="0.0309891135230025" calcext:value-type="float">
            <text:p>0.0309891135</text:p>
          </table:table-cell>
          <table:table-cell table:style-name="ce11" table:formula="of:=[.R107]*conv" office:value-type="float" office:value="0.84325668338857" calcext:value-type="float">
            <text:p>0.8432566834</text:p>
          </table:table-cell>
          <table:table-cell table:style-name="ce24" table:formula="of:=[.S101]-[.S107]" office:value-type="float" office:value="0.00352775509608727" calcext:value-type="float">
            <text:p>0.0035277551</text:p>
          </table:table-cell>
          <table:table-cell table:number-columns-repeated="3"/>
          <table:table-cell table:style-name="ce11" table:formula="of:=[.X106]-[.X105]" office:value-type="float" office:value="0.0294291335954" calcext:value-type="float">
            <text:p>0.0294291336</text:p>
          </table:table-cell>
          <table:table-cell table:style-name="ce11" table:formula="of:=[.X107]*conv" office:value-type="float" office:value="0.800807469766297" calcext:value-type="float">
            <text:p>0.8008074698</text:p>
          </table:table-cell>
          <table:table-cell table:style-name="ce24" table:formula="of:=[.Y101]-[.Y107]" office:value-type="float" office:value="-0.00122270261646451" calcext:value-type="float">
            <text:p>-0.0012227026</text:p>
          </table:table-cell>
          <table:table-cell table:number-columns-repeated="3"/>
          <table:table-cell table:style-name="ce11" table:formula="of:=[.AD106]-[.AD105]" office:value-type="float" office:value="0.0271208247960999" calcext:value-type="float">
            <text:p>0.0271208248</text:p>
          </table:table-cell>
          <table:table-cell table:style-name="ce11" table:formula="of:=[.AD107]*conv" office:value-type="float" office:value="0.737995191483808" calcext:value-type="float">
            <text:p>0.7379951915</text:p>
          </table:table-cell>
          <table:table-cell table:style-name="ce24" table:formula="of:=[.AE101]-[.AE107]" office:value-type="float" office:value="-0.00926243626413292" calcext:value-type="float">
            <text:p>-0.0092624363</text:p>
          </table:table-cell>
          <table:table-cell table:number-columns-repeated="992"/>
        </table:table-row>
        <table:table-row table:style-name="ro5">
          <table:table-cell table:style-name="ce19"/>
          <table:table-cell table:style-name="ce20" table:formula="of:=AVERAGE([.H108];[.N108];[.T108];[.Z108];[.AF108];[.AL108])" office:value-type="float" office:value="1.0168650107283" calcext:value-type="float">
            <text:p>1.0168650107</text:p>
          </table:table-cell>
          <table:table-cell office:value-type="string" calcext:value-type="string">
            <text:p>%</text:p>
          </table:table-cell>
          <table:table-cell table:number-columns-repeated="2"/>
          <table:table-cell table:style-name="ce11" table:number-columns-repeated="2"/>
          <table:table-cell table:style-name="ce20" table:formula="of:=ABS(([.H107]/[.G107])*100)" office:value-type="float" office:value="2.09157051947449" calcext:value-type="float">
            <text:p>2.0915705195</text:p>
          </table:table-cell>
          <table:table-cell table:number-columns-repeated="3"/>
          <table:table-cell table:style-name="ce11" table:number-columns-repeated="2"/>
          <table:table-cell table:style-name="ce20" table:formula="of:=ABS(([.N107]/[.M107])*100)" office:value-type="float" office:value="1.16664106995671" calcext:value-type="float">
            <text:p>1.16664107</text:p>
          </table:table-cell>
          <table:table-cell table:number-columns-repeated="3"/>
          <table:table-cell table:style-name="ce11" table:number-columns-repeated="2"/>
          <table:table-cell table:style-name="ce20" table:formula="of:=ABS(([.T107]/[.S107])*100)" office:value-type="float" office:value="0.418348904382379" calcext:value-type="float">
            <text:p>0.4183489044</text:p>
          </table:table-cell>
          <table:table-cell table:number-columns-repeated="3"/>
          <table:table-cell table:style-name="ce11" table:number-columns-repeated="2"/>
          <table:table-cell table:style-name="ce20" table:formula="of:=ABS(([.Z107]/[.Y107])*100)" office:value-type="float" office:value="0.152683717700752" calcext:value-type="float">
            <text:p>0.1526837177</text:p>
          </table:table-cell>
          <table:table-cell table:number-columns-repeated="3"/>
          <table:table-cell table:style-name="ce11" table:number-columns-repeated="2"/>
          <table:table-cell table:style-name="ce20" table:formula="of:=ABS(([.AF107]/[.AE107])*100)" office:value-type="float" office:value="1.25508084212716" calcext:value-type="float">
            <text:p>1.2550808421</text:p>
          </table:table-cell>
          <table:table-cell table:number-columns-repeated="992"/>
        </table:table-row>
        <table:table-row table:style-name="ro5">
          <table:table-cell table:style-name="ce22" office:value-type="string" calcext:value-type="string">
            <text:p>Reference alkenes</text:p>
          </table:table-cell>
          <table:table-cell table:style-name="ce17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5"/>
          <table:table-cell table:number-columns-repeated="992"/>
        </table:table-row>
        <table:table-row table:style-name="ro10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3.61134524464" calcext:value-type="float">
            <text:p>-773.6113452446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59.84378578898" calcext:value-type="float">
            <text:p>-1159.84378578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6.07615825614" calcext:value-type="float">
            <text:p>-1546.076158256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2.30903929344" calcext:value-type="float">
            <text:p>-1932.309039293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3.47243201" calcext:value-type="float">
            <text:p>-3863.47243201</text:p>
          </table:table-cell>
          <table:table-cell table:number-columns-repeated="994"/>
        </table:table-row>
        <table:table-row table:style-name="ro5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3.571900353288" calcext:value-type="float">
            <text:p>-773.571900353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59.81297223412" calcext:value-type="float">
            <text:p>-1159.812972234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6.04965903223" calcext:value-type="float">
            <text:p>-1546.049659032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2.28499102425" calcext:value-type="float">
            <text:p>-1932.2849910243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3.45279507931" calcext:value-type="float">
            <text:p>-3863.4527950793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number-columns-repeated="5"/>
          <table:table-cell table:style-name="ce11" table:formula="of:=[.F112]-[.F111]" office:value-type="float" office:value="0.0394448913519909" calcext:value-type="float">
            <text:p>0.0394448914</text:p>
          </table:table-cell>
          <table:table-cell table:style-name="ce11" table:formula="of:=[.F113]*conv" office:value-type="float" office:value="1.07335010513975" calcext:value-type="float">
            <text:p>1.0733501051</text:p>
          </table:table-cell>
          <table:table-cell table:style-name="ce2"/>
          <table:table-cell table:number-columns-repeated="3"/>
          <table:table-cell table:style-name="ce11" table:formula="of:=[.L112]-[.L111]" office:value-type="float" office:value="0.0308135548591508" calcext:value-type="float">
            <text:p>0.0308135549</text:p>
          </table:table-cell>
          <table:table-cell table:style-name="ce11" table:formula="of:=[.L113]*conv" office:value-type="float" office:value="0.838479489084197" calcext:value-type="float">
            <text:p>0.8384794891</text:p>
          </table:table-cell>
          <table:table-cell table:number-columns-repeated="4"/>
          <table:table-cell table:style-name="ce11" table:formula="of:=[.R112]-[.R111]" office:value-type="float" office:value="0.0264992239099229" calcext:value-type="float">
            <text:p>0.0264992239</text:p>
          </table:table-cell>
          <table:table-cell table:style-name="ce11" table:formula="of:=[.R113]*conv" office:value-type="float" office:value="0.721080570764505" calcext:value-type="float">
            <text:p>0.7210805708</text:p>
          </table:table-cell>
          <table:table-cell table:number-columns-repeated="4"/>
          <table:table-cell table:style-name="ce11" table:formula="of:=[.X112]-[.X111]" office:value-type="float" office:value="0.0240482691940542" calcext:value-type="float">
            <text:p>0.0240482692</text:p>
          </table:table-cell>
          <table:table-cell table:style-name="ce11" table:formula="of:=[.X113]*conv" office:value-type="float" office:value="0.654386699598915" calcext:value-type="float">
            <text:p>0.6543866996</text:p>
          </table:table-cell>
          <table:table-cell table:number-columns-repeated="4"/>
          <table:table-cell table:style-name="ce11" table:formula="of:=[.AD112]-[.AD111]" office:value-type="float" office:value="0.0196369306877386" calcext:value-type="float">
            <text:p>0.0196369307</text:p>
          </table:table-cell>
          <table:table-cell table:style-name="ce11" table:formula="of:=[.AD113]*conv" office:value-type="float" office:value="0.534348071343906" calcext:value-type="float">
            <text:p>0.5343480713</text:p>
          </table:table-cell>
          <table:table-cell table:number-columns-repeated="993"/>
        </table:table-row>
        <table:table-row table:style-name="ro5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5"/>
          <table:table-cell table:number-columns-repeated="992"/>
        </table:table-row>
        <table:table-row table:style-name="ro5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</text:p>
          </table:table-cell>
          <table:table-cell table:style-name="ce18" table:number-columns-repeated="2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5"/>
          <table:table-cell table:number-columns-repeated="992"/>
        </table:table-row>
        <table:table-row table:style-name="ro10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style-name="ce19"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89987128486" calcext:value-type="float">
            <text:p>-8.8998712849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34563609679" calcext:value-type="float">
            <text:p>-13.3456360968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79260699218" calcext:value-type="float">
            <text:p>-17.7926069922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2.23699363419" calcext:value-type="float">
            <text:p>-22.2369936342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4.46472571882" calcext:value-type="float">
            <text:p>-44.4647257188</text:p>
          </table:table-cell>
          <table:table-cell/>
          <table:table-cell table:style-name="ce20"/>
          <table:table-cell table:number-columns-repeated="992"/>
        </table:table-row>
        <table:table-row table:style-name="ro5">
          <table:table-cell table:style-name="ce2" office:value-type="string" calcext:value-type="string">
            <text:p>Max excitation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8602457681142" calcext:value-type="float">
            <text:p>-8.860245768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3.3137972064184" calcext:value-type="float">
            <text:p>-13.3137972064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7645235714566" calcext:value-type="float">
            <text:p>-17.764523571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2.2109379171105" calcext:value-type="float">
            <text:p>-22.210937917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4.4420044209481" calcext:value-type="float">
            <text:p>-44.4420044209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style-name="ce19" table:formula="of:=MAX(MAX([.H119];[.N119];[.T119];[.Z119];[.AF119];[.AL119]);-MIN([.H119];[.N119];[.T119];[.Z119];[.AF119];[.AL119]))" office:value-type="float" office:value="0.0839299013886605" calcext:value-type="float">
            <text:p>0.0839299014</text:p>
          </table:table-cell>
          <table:table-cell table:style-name="ce20" table:formula="of:=AVERAGE([.H119];[.N119];[.T119];[.Z119];[.AF119];[.AL119])" office:value-type="float" office:value="-0.0428958784383472" calcext:value-type="float">
            <text:p>-0.0428958784</text:p>
          </table:table-cell>
          <table:table-cell office:value-type="string" calcext:value-type="string">
            <text:p>abs</text:p>
          </table:table-cell>
          <table:table-cell table:number-columns-repeated="2"/>
          <table:table-cell table:style-name="ce11" table:formula="of:=[.F118]-[.F117]" office:value-type="float" office:value="0.0396255167457991" calcext:value-type="float">
            <text:p>0.0396255167</text:p>
          </table:table-cell>
          <table:table-cell table:style-name="ce11" table:formula="of:=[.F119]*conv" office:value-type="float" office:value="1.07826517218113" calcext:value-type="float">
            <text:p>1.0782651722</text:p>
          </table:table-cell>
          <table:table-cell table:style-name="ce24" table:formula="of:=[.G113]-[.G119]" office:value-type="float" office:value="-0.00491506704138001" calcext:value-type="float">
            <text:p>-0.004915067</text:p>
          </table:table-cell>
          <table:table-cell table:number-columns-repeated="3"/>
          <table:table-cell table:style-name="ce11" table:formula="of:=[.L118]-[.L117]" office:value-type="float" office:value="0.0318388903716009" calcext:value-type="float">
            <text:p>0.0318388904</text:p>
          </table:table-cell>
          <table:table-cell table:style-name="ce11" table:formula="of:=[.L119]*conv" office:value-type="float" office:value="0.866380287954981" calcext:value-type="float">
            <text:p>0.866380288</text:p>
          </table:table-cell>
          <table:table-cell table:style-name="ce24" table:formula="of:=[.M113]-[.M119]" office:value-type="float" office:value="-0.0279007988707841" calcext:value-type="float">
            <text:p>-0.0279007989</text:p>
          </table:table-cell>
          <table:table-cell table:number-columns-repeated="3"/>
          <table:table-cell table:style-name="ce11" table:formula="of:=[.R118]-[.R117]" office:value-type="float" office:value="0.0280834207234406" calcext:value-type="float">
            <text:p>0.0280834207</text:p>
          </table:table-cell>
          <table:table-cell table:style-name="ce11" table:formula="of:=[.R119]*conv" office:value-type="float" office:value="0.764188759380811" calcext:value-type="float">
            <text:p>0.7641887594</text:p>
          </table:table-cell>
          <table:table-cell table:style-name="ce24" table:formula="of:=[.S113]-[.S119]" office:value-type="float" office:value="-0.0431081886163059" calcext:value-type="float">
            <text:p>-0.0431081886</text:p>
          </table:table-cell>
          <table:table-cell table:number-columns-repeated="3"/>
          <table:table-cell table:style-name="ce11" table:formula="of:=[.X118]-[.X117]" office:value-type="float" office:value="0.026055717079501" calcext:value-type="float">
            <text:p>0.0260557171</text:p>
          </table:table-cell>
          <table:table-cell table:style-name="ce11" table:formula="of:=[.X119]*conv" office:value-type="float" office:value="0.70901213587352" calcext:value-type="float">
            <text:p>0.7090121359</text:p>
          </table:table-cell>
          <table:table-cell table:style-name="ce24" table:formula="of:=[.Y113]-[.Y119]" office:value-type="float" office:value="-0.0546254362746055" calcext:value-type="float">
            <text:p>-0.0546254363</text:p>
          </table:table-cell>
          <table:table-cell table:number-columns-repeated="3"/>
          <table:table-cell table:style-name="ce11" table:formula="of:=[.AD118]-[.AD117]" office:value-type="float" office:value="0.0227212978719464" calcext:value-type="float">
            <text:p>0.0227212979</text:p>
          </table:table-cell>
          <table:table-cell table:style-name="ce11" table:formula="of:=[.AD119]*conv" office:value-type="float" office:value="0.618277972732566" calcext:value-type="float">
            <text:p>0.6182779727</text:p>
          </table:table-cell>
          <table:table-cell table:style-name="ce24" table:formula="of:=[.AE113]-[.AE119]" office:value-type="float" office:value="-0.0839299013886605" calcext:value-type="float">
            <text:p>-0.0839299014</text:p>
          </table:table-cell>
          <table:table-cell table:number-columns-repeated="992"/>
        </table:table-row>
        <table:table-row table:style-name="ro5">
          <table:table-cell table:style-name="ce19"/>
          <table:table-cell table:style-name="ce20" table:formula="of:=AVERAGE([.H120];[.N120];[.T120];[.Z120];[.AF120];[.AL120])" office:value-type="float" office:value="6.11929696675251" calcext:value-type="float">
            <text:p>6.1192969668</text:p>
          </table:table-cell>
          <table:table-cell office:value-type="string" calcext:value-type="string">
            <text:p>%</text:p>
          </table:table-cell>
          <table:table-cell table:number-columns-repeated="2"/>
          <table:table-cell table:style-name="ce11" table:number-columns-repeated="2"/>
          <table:table-cell table:style-name="ce20" table:formula="of:=ABS(([.H119]/[.G119])*100)" office:value-type="float" office:value="0.455831011534736" calcext:value-type="float">
            <text:p>0.4558310115</text:p>
          </table:table-cell>
          <table:table-cell table:number-columns-repeated="3"/>
          <table:table-cell table:style-name="ce11" table:number-columns-repeated="2"/>
          <table:table-cell table:style-name="ce20" table:formula="of:=ABS(([.N119]/[.M119])*100)" office:value-type="float" office:value="3.22038708159458" calcext:value-type="float">
            <text:p>3.2203870816</text:p>
          </table:table-cell>
          <table:table-cell table:number-columns-repeated="3"/>
          <table:table-cell table:style-name="ce11" table:number-columns-repeated="2"/>
          <table:table-cell table:style-name="ce20" table:formula="of:=ABS(([.T119]/[.S119])*100)" office:value-type="float" office:value="5.64103934886907" calcext:value-type="float">
            <text:p>5.6410393489</text:p>
          </table:table-cell>
          <table:table-cell table:number-columns-repeated="3"/>
          <table:table-cell table:style-name="ce11" table:number-columns-repeated="2"/>
          <table:table-cell table:style-name="ce20" table:formula="of:=ABS(([.Z119]/[.Y119])*100)" office:value-type="float" office:value="7.70444305686046" calcext:value-type="float">
            <text:p>7.7044430569</text:p>
          </table:table-cell>
          <table:table-cell table:number-columns-repeated="3"/>
          <table:table-cell table:style-name="ce11" table:number-columns-repeated="2"/>
          <table:table-cell table:style-name="ce20" table:formula="of:=ABS(([.AF119]/[.AE119])*100)" office:value-type="float" office:value="13.5747843349037" calcext:value-type="float">
            <text:p>13.5747843349</text:p>
          </table:table-cell>
          <table:table-cell table:number-columns-repeated="992"/>
        </table:table-row>
        <table:table-row table:style-name="ro5">
          <table:table-cell table:style-name="ce22" office:value-type="string" calcext:value-type="string">
            <text:p>Reference alkenes</text:p>
          </table:table-cell>
          <table:table-cell table:style-name="ce17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5"/>
          <table:table-cell table:number-columns-repeated="992"/>
        </table:table-row>
        <table:table-row table:style-name="ro10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4.81430777724" calcext:value-type="float">
            <text:p>-774.8143077772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61.63998635579" calcext:value-type="float">
            <text:p>-1161.639986355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8.46561112382" calcext:value-type="float">
            <text:p>-1548.465611123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5.29169629951" calcext:value-type="float">
            <text:p>-1935.291696299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9.42121353331" calcext:value-type="float">
            <text:p>-3869.4212135333</text:p>
          </table:table-cell>
          <table:table-cell table:number-columns-repeated="994"/>
        </table:table-row>
        <table:table-row table:style-name="ro5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4.774729558333" calcext:value-type="float">
            <text:p>-774.774729558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61.60889209715" calcext:value-type="float">
            <text:p>-1161.608892097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8.43873242305" calcext:value-type="float">
            <text:p>-1548.438732423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5.26719454808" calcext:value-type="float">
            <text:p>-1935.267194548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9.40091800372" calcext:value-type="float">
            <text:p>-3869.4009180037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number-columns-repeated="5"/>
          <table:table-cell table:style-name="ce11" table:formula="of:=[.F124]-[.F123]" office:value-type="float" office:value="0.0395782189069678" calcext:value-type="float">
            <text:p>0.0395782189</text:p>
          </table:table-cell>
          <table:table-cell table:style-name="ce11" table:formula="of:=[.F125]*conv" office:value-type="float" office:value="1.07697813250267" calcext:value-type="float">
            <text:p>1.0769781325</text:p>
          </table:table-cell>
          <table:table-cell table:style-name="ce2"/>
          <table:table-cell table:number-columns-repeated="3"/>
          <table:table-cell table:style-name="ce11" table:formula="of:=[.L124]-[.L123]" office:value-type="float" office:value="0.0310942586429519" calcext:value-type="float">
            <text:p>0.0310942586</text:p>
          </table:table-cell>
          <table:table-cell table:style-name="ce11" table:formula="of:=[.L125]*conv" office:value-type="float" office:value="0.846117827675812" calcext:value-type="float">
            <text:p>0.8461178277</text:p>
          </table:table-cell>
          <table:table-cell table:number-columns-repeated="4"/>
          <table:table-cell table:style-name="ce11" table:formula="of:=[.R124]-[.R123]" office:value-type="float" office:value="0.0268787007721585" calcext:value-type="float">
            <text:p>0.0268787008</text:p>
          </table:table-cell>
          <table:table-cell table:style-name="ce11" table:formula="of:=[.R125]*conv" office:value-type="float" office:value="0.731406661571651" calcext:value-type="float">
            <text:p>0.7314066616</text:p>
          </table:table-cell>
          <table:table-cell table:number-columns-repeated="4"/>
          <table:table-cell table:style-name="ce11" table:formula="of:=[.X124]-[.X123]" office:value-type="float" office:value="0.024501751435082" calcext:value-type="float">
            <text:p>0.0245017514</text:p>
          </table:table-cell>
          <table:table-cell table:style-name="ce11" table:formula="of:=[.X125]*conv" office:value-type="float" office:value="0.666726579223444" calcext:value-type="float">
            <text:p>0.6667265792</text:p>
          </table:table-cell>
          <table:table-cell table:number-columns-repeated="4"/>
          <table:table-cell table:style-name="ce11" table:formula="of:=[.AD124]-[.AD123]" office:value-type="float" office:value="0.0202955295940228" calcext:value-type="float">
            <text:p>0.0202955296</text:p>
          </table:table-cell>
          <table:table-cell table:style-name="ce11" table:formula="of:=[.AD125]*conv" office:value-type="float" office:value="0.552269459414084" calcext:value-type="float">
            <text:p>0.5522694594</text:p>
          </table:table-cell>
          <table:table-cell table:number-columns-repeated="993"/>
        </table:table-row>
        <table:table-row table:style-name="ro5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5"/>
          <table:table-cell table:number-columns-repeated="992"/>
        </table:table-row>
        <table:table-row table:style-name="ro5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</text:p>
          </table:table-cell>
          <table:table-cell table:style-name="ce18" table:number-columns-repeated="2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5"/>
          <table:table-cell table:number-columns-repeated="992"/>
        </table:table-row>
        <table:table-row table:style-name="ro10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style-name="ce19"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9196772363" calcext:value-type="float">
            <text:p>-8.9196772363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37382462003" calcext:value-type="float">
            <text:p>-13.37382462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82916429161" calcext:value-type="float">
            <text:p>-17.8291642916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2.28187010717" calcext:value-type="float">
            <text:p>-22.2818701072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4.55125495643" calcext:value-type="float">
            <text:p>-44.5512549564</text:p>
          </table:table-cell>
          <table:table-cell/>
          <table:table-cell table:style-name="ce20"/>
          <table:table-cell table:number-columns-repeated="992"/>
        </table:table-row>
        <table:table-row table:style-name="ro5">
          <table:table-cell table:style-name="ce2" office:value-type="string" calcext:value-type="string">
            <text:p>Max excitation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88078635454688" calcext:value-type="float">
            <text:p>-8.880786354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3.3422251218066" calcext:value-type="float">
            <text:p>-13.342225121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8010297339145" calcext:value-type="float">
            <text:p>-17.801029733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2.2555643076603" calcext:value-type="float">
            <text:p>-22.2555643077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4.5278534571196" calcext:value-type="float">
            <text:p>-44.5278534571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style-name="ce19" table:formula="of:=MAX(MAX([.H131];[.N131];[.T131];[.Z131];[.AF131];[.AL131]);-MIN([.H131];[.N131];[.T131];[.Z131];[.AF131];[.AL131]))" office:value-type="float" office:value="0.0845177361977665" calcext:value-type="float">
            <text:p>0.0845177362</text:p>
          </table:table-cell>
          <table:table-cell table:style-name="ce20" table:formula="of:=AVERAGE([.H131];[.N131];[.T131];[.Z131];[.AF131];[.AL131])" office:value-type="float" office:value="-0.0325653721088795" calcext:value-type="float">
            <text:p>-0.0325653721</text:p>
          </table:table-cell>
          <table:table-cell office:value-type="string" calcext:value-type="string">
            <text:p>abs</text:p>
          </table:table-cell>
          <table:table-cell table:number-columns-repeated="2"/>
          <table:table-cell table:style-name="ce11" table:formula="of:=[.F130]-[.F129]" office:value-type="float" office:value="0.0388908817531206" calcext:value-type="float">
            <text:p>0.0388908818</text:p>
          </table:table-cell>
          <table:table-cell table:style-name="ce11" table:formula="of:=[.F131]*conv" office:value-type="float" office:value="1.0582747369282" calcext:value-type="float">
            <text:p>1.0582747369</text:p>
          </table:table-cell>
          <table:table-cell table:style-name="ce24" table:formula="of:=[.G125]-[.G131]" office:value-type="float" office:value="0.01870339557447" calcext:value-type="float">
            <text:p>0.0187033956</text:p>
          </table:table-cell>
          <table:table-cell table:number-columns-repeated="3"/>
          <table:table-cell table:style-name="ce11" table:formula="of:=[.L130]-[.L129]" office:value-type="float" office:value="0.0315994982234002" calcext:value-type="float">
            <text:p>0.0315994982</text:p>
          </table:table-cell>
          <table:table-cell table:style-name="ce11" table:formula="of:=[.L131]*conv" office:value-type="float" office:value="0.859866096164011" calcext:value-type="float">
            <text:p>0.8598660962</text:p>
          </table:table-cell>
          <table:table-cell table:style-name="ce24" table:formula="of:=[.M125]-[.M131]" office:value-type="float" office:value="-0.0137482684881987" calcext:value-type="float">
            <text:p>-0.0137482685</text:p>
          </table:table-cell>
          <table:table-cell table:number-columns-repeated="3"/>
          <table:table-cell table:style-name="ce11" table:formula="of:=[.R130]-[.R129]" office:value-type="float" office:value="0.0281345576954983" calcext:value-type="float">
            <text:p>0.0281345577</text:p>
          </table:table-cell>
          <table:table-cell table:style-name="ce11" table:formula="of:=[.R131]*conv" office:value-type="float" office:value="0.765580267189639" calcext:value-type="float">
            <text:p>0.7655802672</text:p>
          </table:table-cell>
          <table:table-cell table:style-name="ce24" table:formula="of:=[.S125]-[.S131]" office:value-type="float" office:value="-0.0341736056179877" calcext:value-type="float">
            <text:p>-0.0341736056</text:p>
          </table:table-cell>
          <table:table-cell table:number-columns-repeated="3"/>
          <table:table-cell table:style-name="ce11" table:formula="of:=[.X130]-[.X129]" office:value-type="float" office:value="0.0263057995097" calcext:value-type="float">
            <text:p>0.0263057995</text:p>
          </table:table-cell>
          <table:table-cell table:style-name="ce11" table:formula="of:=[.X131]*conv" office:value-type="float" office:value="0.715817225038359" calcext:value-type="float">
            <text:p>0.715817225</text:p>
          </table:table-cell>
          <table:table-cell table:style-name="ce24" table:formula="of:=[.Y125]-[.Y131]" office:value-type="float" office:value="-0.0490906458149146" calcext:value-type="float">
            <text:p>-0.0490906458</text:p>
          </table:table-cell>
          <table:table-cell table:number-columns-repeated="3"/>
          <table:table-cell table:style-name="ce11" table:formula="of:=[.AD130]-[.AD129]" office:value-type="float" office:value="0.0234014993104026" calcext:value-type="float">
            <text:p>0.0234014993</text:p>
          </table:table-cell>
          <table:table-cell table:style-name="ce11" table:formula="of:=[.AD131]*conv" office:value-type="float" office:value="0.63678719561185" calcext:value-type="float">
            <text:p>0.6367871956</text:p>
          </table:table-cell>
          <table:table-cell table:style-name="ce24" table:formula="of:=[.AE125]-[.AE131]" office:value-type="float" office:value="-0.0845177361977665" calcext:value-type="float">
            <text:p>-0.0845177362</text:p>
          </table:table-cell>
          <table:table-cell table:number-columns-repeated="992"/>
        </table:table-row>
        <table:table-row table:style-name="ro5">
          <table:table-cell table:style-name="ce19"/>
          <table:table-cell table:style-name="ce20" table:formula="of:=AVERAGE([.H132];[.N132];[.T132];[.Z132];[.AF132];[.AL132])" office:value-type="float" office:value="5.5920990686502" calcext:value-type="float">
            <text:p>5.5920990687</text:p>
          </table:table-cell>
          <table:table-cell office:value-type="string" calcext:value-type="string">
            <text:p>%</text:p>
          </table:table-cell>
          <table:table-cell table:number-columns-repeated="2"/>
          <table:table-cell table:style-name="ce11" table:number-columns-repeated="2"/>
          <table:table-cell table:style-name="ce20" table:formula="of:=ABS(([.H131]/[.G131])*100)" office:value-type="float" office:value="1.76734782772566" calcext:value-type="float">
            <text:p>1.7673478277</text:p>
          </table:table-cell>
          <table:table-cell table:number-columns-repeated="3"/>
          <table:table-cell table:style-name="ce11" table:number-columns-repeated="2"/>
          <table:table-cell table:style-name="ce20" table:formula="of:=ABS(([.N131]/[.M131])*100)" office:value-type="float" office:value="1.59888482050074" calcext:value-type="float">
            <text:p>1.5988848205</text:p>
          </table:table-cell>
          <table:table-cell table:number-columns-repeated="3"/>
          <table:table-cell table:style-name="ce11" table:number-columns-repeated="2"/>
          <table:table-cell table:style-name="ce20" table:formula="of:=ABS(([.T131]/[.S131])*100)" office:value-type="float" office:value="4.46375214756191" calcext:value-type="float">
            <text:p>4.4637521476</text:p>
          </table:table-cell>
          <table:table-cell table:number-columns-repeated="3"/>
          <table:table-cell table:style-name="ce11" table:number-columns-repeated="2"/>
          <table:table-cell table:style-name="ce20" table:formula="of:=ABS(([.Z131]/[.Y131])*100)" office:value-type="float" office:value="6.85798610284685" calcext:value-type="float">
            <text:p>6.8579861028</text:p>
          </table:table-cell>
          <table:table-cell table:number-columns-repeated="3"/>
          <table:table-cell table:style-name="ce11" table:number-columns-repeated="2"/>
          <table:table-cell table:style-name="ce20" table:formula="of:=ABS(([.AF131]/[.AE131])*100)" office:value-type="float" office:value="13.2725244446158" calcext:value-type="float">
            <text:p>13.2725244446</text:p>
          </table:table-cell>
          <table:table-cell table:number-columns-repeated="992"/>
        </table:table-row>
        <table:table-row table:style-name="ro5">
          <table:table-cell table:style-name="ce22" office:value-type="string" calcext:value-type="string">
            <text:p>Reference alkenes</text:p>
          </table:table-cell>
          <table:table-cell table:style-name="ce17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h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5"/>
          <table:table-cell table:number-columns-repeated="992"/>
        </table:table-row>
        <table:table-row table:style-name="ro10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4.7259315846" calcext:value-type="float">
            <text:p>-774.7259315846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61.50632886104" calcext:value-type="float">
            <text:p>-1161.50632886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8.28671266996" calcext:value-type="float">
            <text:p>-1548.2867126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5.06737182671" calcext:value-type="float">
            <text:p>-1935.067371826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8.97012705698" calcext:value-type="float">
            <text:p>-3868.970127057</text:p>
          </table:table-cell>
          <table:table-cell table:number-columns-repeated="994"/>
        </table:table-row>
        <table:table-row table:style-name="ro5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4.685275382504" calcext:value-type="float">
            <text:p>-774.685275382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61.47365110204" calcext:value-type="float">
            <text:p>-1161.47365110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8.25785524999" calcext:value-type="float">
            <text:p>-1548.25785525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5.04055413301" calcext:value-type="float">
            <text:p>-1935.040554133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8.9465757918" calcext:value-type="float">
            <text:p>-3868.9465757918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number-columns-repeated="5"/>
          <table:table-cell table:style-name="ce11" table:formula="of:=[.F136]-[.F135]" office:value-type="float" office:value="0.0406562020959882" calcext:value-type="float">
            <text:p>0.0406562021</text:p>
          </table:table-cell>
          <table:table-cell table:style-name="ce11" table:formula="of:=[.F137]*conv" office:value-type="float" office:value="1.10631154754364" calcext:value-type="float">
            <text:p>1.1063115475</text:p>
          </table:table-cell>
          <table:table-cell table:style-name="ce2"/>
          <table:table-cell table:number-columns-repeated="3"/>
          <table:table-cell table:style-name="ce11" table:formula="of:=[.L136]-[.L135]" office:value-type="float" office:value="0.0326777589998528" calcext:value-type="float">
            <text:p>0.032677759</text:p>
          </table:table-cell>
          <table:table-cell table:style-name="ce11" table:formula="of:=[.L137]*conv" office:value-type="float" office:value="0.88920706474333" calcext:value-type="float">
            <text:p>0.8892070647</text:p>
          </table:table-cell>
          <table:table-cell table:number-columns-repeated="4"/>
          <table:table-cell table:style-name="ce11" table:formula="of:=[.R136]-[.R135]" office:value-type="float" office:value="0.0288574199651066" calcext:value-type="float">
            <text:p>0.02885742</text:p>
          </table:table-cell>
          <table:table-cell table:style-name="ce11" table:formula="of:=[.R137]*conv" office:value-type="float" office:value="0.785250350348492" calcext:value-type="float">
            <text:p>0.7852503503</text:p>
          </table:table-cell>
          <table:table-cell table:number-columns-repeated="4"/>
          <table:table-cell table:style-name="ce11" table:formula="of:=[.X136]-[.X135]" office:value-type="float" office:value="0.0268176937040607" calcext:value-type="float">
            <text:p>0.0268176937</text:p>
          </table:table-cell>
          <table:table-cell table:style-name="ce11" table:formula="of:=[.X137]*conv" office:value-type="float" office:value="0.729746574784426" calcext:value-type="float">
            <text:p>0.7297465748</text:p>
          </table:table-cell>
          <table:table-cell table:number-columns-repeated="4"/>
          <table:table-cell table:style-name="ce11" table:formula="of:=[.AD136]-[.AD135]" office:value-type="float" office:value="0.0235512651829595" calcext:value-type="float">
            <text:p>0.0235512652</text:p>
          </table:table-cell>
          <table:table-cell table:style-name="ce11" table:formula="of:=[.AD137]*conv" office:value-type="float" office:value="0.640862532354973" calcext:value-type="float">
            <text:p>0.6408625324</text:p>
          </table:table-cell>
          <table:table-cell table:number-columns-repeated="993"/>
        </table:table-row>
        <table:table-row table:style-name="ro5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5"/>
          <table:table-cell table:number-columns-repeated="992"/>
        </table:table-row>
        <table:table-row table:style-name="ro5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h</text:p>
          </table:table-cell>
          <table:table-cell table:style-name="ce18" table:number-columns-repeated="2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5"/>
          <table:table-cell table:number-columns-repeated="992"/>
        </table:table-row>
        <table:table-row table:style-name="ro10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style-name="ce19"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91967723623" calcext:value-type="float">
            <text:p>-8.9196772362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23345341831" calcext:value-type="float">
            <text:p>-13.2334534183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64093865466" calcext:value-type="float">
            <text:p>-17.6409386547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2.04580190537" calcext:value-type="float">
            <text:p>-22.0458019054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4.07586745876" calcext:value-type="float">
            <text:p>-44.0758674588</text:p>
          </table:table-cell>
          <table:table-cell/>
          <table:table-cell table:style-name="ce20"/>
          <table:table-cell table:number-columns-repeated="992"/>
        </table:table-row>
        <table:table-row table:style-name="ro5">
          <table:table-cell table:style-name="ce2" office:value-type="string" calcext:value-type="string">
            <text:p>Max excitation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88078640029095" calcext:value-type="float">
            <text:p>-8.880786400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3.2011244637903" calcext:value-type="float">
            <text:p>-13.201124463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6118374538015" calcext:value-type="float">
            <text:p>-17.611837453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2.0183436983094" calcext:value-type="float">
            <text:p>-22.018343698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4.0509046990847" calcext:value-type="float">
            <text:p>-44.0509046991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style-name="ce19" table:formula="of:=MAX(MAX([.H143];[.N143];[.T143];[.Z143];[.AF143];[.AL143]);-MIN([.H143];[.N143];[.T143];[.Z143];[.AF143];[.AL143]))" office:value-type="float" office:value="0.0480380572797849" calcext:value-type="float">
            <text:p>0.0480380573</text:p>
          </table:table-cell>
          <table:table-cell table:style-name="ce20" table:formula="of:=AVERAGE([.H143];[.N143];[.T143];[.Z143];[.AF143];[.AL143])" office:value-type="float" office:value="-0.000988416018273339" calcext:value-type="float">
            <text:p>-0.000988416</text:p>
          </table:table-cell>
          <table:table-cell office:value-type="string" calcext:value-type="string">
            <text:p>abs</text:p>
          </table:table-cell>
          <table:table-cell table:number-columns-repeated="2"/>
          <table:table-cell table:style-name="ce11" table:formula="of:=[.F142]-[.F141]" office:value-type="float" office:value="0.0388908359390481" calcext:value-type="float">
            <text:p>0.0388908359</text:p>
          </table:table-cell>
          <table:table-cell table:style-name="ce11" table:formula="of:=[.F143]*conv" office:value-type="float" office:value="1.05827349026386" calcext:value-type="float">
            <text:p>1.0582734903</text:p>
          </table:table-cell>
          <table:table-cell table:style-name="ce24" table:formula="of:=[.G137]-[.G143]" office:value-type="float" office:value="0.0480380572797849" calcext:value-type="float">
            <text:p>0.0480380573</text:p>
          </table:table-cell>
          <table:table-cell table:number-columns-repeated="3"/>
          <table:table-cell table:style-name="ce11" table:formula="of:=[.L142]-[.L141]" office:value-type="float" office:value="0.0323289545197003" calcext:value-type="float">
            <text:p>0.0323289545</text:p>
          </table:table-cell>
          <table:table-cell table:style-name="ce11" table:formula="of:=[.L143]*conv" office:value-type="float" office:value="0.879715611918578" calcext:value-type="float">
            <text:p>0.8797156119</text:p>
          </table:table-cell>
          <table:table-cell table:style-name="ce24" table:formula="of:=[.M137]-[.M143]" office:value-type="float" office:value="0.0094914528247525" calcext:value-type="float">
            <text:p>0.0094914528</text:p>
          </table:table-cell>
          <table:table-cell table:number-columns-repeated="3"/>
          <table:table-cell table:style-name="ce11" table:formula="of:=[.R142]-[.R141]" office:value-type="float" office:value="0.0291012008585021" calcext:value-type="float">
            <text:p>0.0291012009</text:p>
          </table:table-cell>
          <table:table-cell table:style-name="ce11" table:formula="of:=[.R143]*conv" office:value-type="float" office:value="0.791883965972431" calcext:value-type="float">
            <text:p>0.791883966</text:p>
          </table:table-cell>
          <table:table-cell table:style-name="ce24" table:formula="of:=[.S137]-[.S143]" office:value-type="float" office:value="-0.00663361562393838" calcext:value-type="float">
            <text:p>-0.0066336156</text:p>
          </table:table-cell>
          <table:table-cell table:number-columns-repeated="3"/>
          <table:table-cell table:style-name="ce11" table:formula="of:=[.X142]-[.X141]" office:value-type="float" office:value="0.0274582070605973" calcext:value-type="float">
            <text:p>0.0274582071</text:p>
          </table:table-cell>
          <table:table-cell table:style-name="ce11" table:formula="of:=[.X143]*conv" office:value-type="float" office:value="0.747175830006528" calcext:value-type="float">
            <text:p>0.74717583</text:p>
          </table:table-cell>
          <table:table-cell table:style-name="ce24" table:formula="of:=[.Y137]-[.Y143]" office:value-type="float" office:value="-0.0174292552221027" calcext:value-type="float">
            <text:p>-0.0174292552</text:p>
          </table:table-cell>
          <table:table-cell table:number-columns-repeated="3"/>
          <table:table-cell table:style-name="ce11" table:formula="of:=[.AD142]-[.AD141]" office:value-type="float" office:value="0.0249627596752688" calcext:value-type="float">
            <text:p>0.0249627597</text:p>
          </table:table-cell>
          <table:table-cell table:style-name="ce11" table:formula="of:=[.AD143]*conv" office:value-type="float" office:value="0.679271251704836" calcext:value-type="float">
            <text:p>0.6792712517</text:p>
          </table:table-cell>
          <table:table-cell table:style-name="ce24" table:formula="of:=[.AE137]-[.AE143]" office:value-type="float" office:value="-0.038408719349863" calcext:value-type="float">
            <text:p>-0.0384087193</text:p>
          </table:table-cell>
          <table:table-cell table:number-columns-repeated="992"/>
        </table:table-row>
        <table:table-row table:style-name="ro5">
          <table:table-cell/>
          <table:table-cell table:style-name="ce20" table:formula="of:=AVERAGE([.H144];[.N144];[.T144];[.Z144];[.AF144];[.AL144])" office:value-type="float" office:value="2.88859888454281" calcext:value-type="float">
            <text:p>2.8885988845</text:p>
          </table:table-cell>
          <table:table-cell office:value-type="string" calcext:value-type="string">
            <text:p>%</text:p>
          </table:table-cell>
          <table:table-cell table:number-columns-repeated="4"/>
          <table:table-cell table:style-name="ce20" table:formula="of:=ABS(([.H143]/[.G143])*100)" office:value-type="float" office:value="4.53928570655281" calcext:value-type="float">
            <text:p>4.5392857066</text:p>
          </table:table-cell>
          <table:table-cell table:number-columns-repeated="5"/>
          <table:table-cell table:style-name="ce20" table:formula="of:=ABS(([.N143]/[.M143])*100)" office:value-type="float" office:value="1.07892285826922" calcext:value-type="float">
            <text:p>1.0789228583</text:p>
          </table:table-cell>
          <table:table-cell table:number-columns-repeated="5"/>
          <table:table-cell table:style-name="ce20" table:formula="of:=ABS(([.T143]/[.S143])*100)" office:value-type="float" office:value="0.837700459787984" calcext:value-type="float">
            <text:p>0.8377004598</text:p>
          </table:table-cell>
          <table:table-cell table:number-columns-repeated="5"/>
          <table:table-cell table:style-name="ce20" table:formula="of:=ABS(([.Z143]/[.Y143])*100)" office:value-type="float" office:value="2.33268455993155" calcext:value-type="float">
            <text:p>2.3326845599</text:p>
          </table:table-cell>
          <table:table-cell table:number-columns-repeated="5"/>
          <table:table-cell table:style-name="ce20" table:formula="of:=ABS(([.AF143]/[.AE143])*100)" office:value-type="float" office:value="5.65440083817249" calcext:value-type="float">
            <text:p>5.6544008382</text:p>
          </table:table-cell>
          <table:table-cell table:number-columns-repeated="992"/>
        </table:table-row>
        <table:table-row table:style-name="ro5">
          <table:table-cell table:style-name="ce22" office:value-type="string" calcext:value-type="string">
            <text:p>Reference alkenes</text:p>
          </table:table-cell>
          <table:table-cell table:style-name="ce17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hf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5"/>
          <table:table-cell table:number-columns-repeated="992"/>
        </table:table-row>
        <table:table-row table:style-name="ro9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69.39859138601" calcext:value-type="float">
            <text:p>-769.398591386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53.52732861474" calcext:value-type="float">
            <text:p>-1153.527328614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37.65584867149" calcext:value-type="float">
            <text:p>-1537.655848671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21.78433666236" calcext:value-type="float">
            <text:p>-1921.784336662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42.42647964277" calcext:value-type="float">
            <text:p>-3842.4264796428</text:p>
          </table:table-cell>
          <table:table-cell table:number-columns-repeated="994"/>
        </table:table-row>
        <table:table-row table:style-name="ro5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69.360216324421" calcext:value-type="float">
            <text:p>-769.3602163244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53.49434057561" calcext:value-type="float">
            <text:p>-1153.4943405756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37.62517367887" calcext:value-type="float">
            <text:p>-1537.625173678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21.75476899752" calcext:value-type="float">
            <text:p>-1921.7547689975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42.3984702645" calcext:value-type="float">
            <text:p>-3842.3984702645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number-columns-repeated="5"/>
          <table:table-cell table:style-name="ce11" table:formula="of:=[.F148]-[.F147]" office:value-type="float" office:value="0.0383750615886811" calcext:value-type="float">
            <text:p>0.0383750616</text:p>
          </table:table-cell>
          <table:table-cell table:style-name="ce11" table:formula="of:=[.F149]*conv" office:value-type="float" office:value="1.04423855610078" calcext:value-type="float">
            <text:p>1.0442385561</text:p>
          </table:table-cell>
          <table:table-cell table:style-name="ce2"/>
          <table:table-cell table:number-columns-repeated="3"/>
          <table:table-cell table:style-name="ce11" table:formula="of:=[.L148]-[.L147]" office:value-type="float" office:value="0.0329880391282131" calcext:value-type="float">
            <text:p>0.0329880391</text:p>
          </table:table-cell>
          <table:table-cell table:style-name="ce11" table:formula="of:=[.L149]*conv" office:value-type="float" office:value="0.897650216618852" calcext:value-type="float">
            <text:p>0.8976502166</text:p>
          </table:table-cell>
          <table:table-cell table:number-columns-repeated="4"/>
          <table:table-cell table:style-name="ce11" table:formula="of:=[.R148]-[.R147]" office:value-type="float" office:value="0.0306749926171506" calcext:value-type="float">
            <text:p>0.0306749926</text:p>
          </table:table-cell>
          <table:table-cell table:style-name="ce11" table:formula="of:=[.R149]*conv" office:value-type="float" office:value="0.834709018639945" calcext:value-type="float">
            <text:p>0.8347090186</text:p>
          </table:table-cell>
          <table:table-cell table:number-columns-repeated="4"/>
          <table:table-cell table:style-name="ce11" table:formula="of:=[.X148]-[.X147]" office:value-type="float" office:value="0.0295676648418066" calcext:value-type="float">
            <text:p>0.0295676648</text:p>
          </table:table-cell>
          <table:table-cell table:style-name="ce11" table:formula="of:=[.X149]*conv" office:value-type="float" office:value="0.804577096777532" calcext:value-type="float">
            <text:p>0.8045770968</text:p>
          </table:table-cell>
          <table:table-cell table:number-columns-repeated="4"/>
          <table:table-cell table:style-name="ce11" table:formula="of:=[.AD148]-[.AD147]" office:value-type="float" office:value="0.0280093782721451" calcext:value-type="float">
            <text:p>0.0280093783</text:p>
          </table:table-cell>
          <table:table-cell table:style-name="ce11" table:formula="of:=[.AD149]*conv" office:value-type="float" office:value="0.762173961769286" calcext:value-type="float">
            <text:p>0.7621739618</text:p>
          </table:table-cell>
          <table:table-cell table:number-columns-repeated="993"/>
        </table:table-row>
        <table:table-row table:style-name="ro5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5"/>
          <table:table-cell table:number-columns-repeated="992"/>
        </table:table-row>
        <table:table-row table:style-name="ro5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hf</text:p>
          </table:table-cell>
          <table:table-cell table:style-name="ce18" table:number-columns-repeated="2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5"/>
          <table:table-cell table:number-columns-repeated="992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style-name="ce19"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7.67940295231" calcext:value-type="float">
            <text:p>-7.6794029523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.49967856373" calcext:value-type="float">
            <text:p>-11.4996785637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5.32054504457" calcext:value-type="float">
            <text:p>-15.3205450446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9.13916208636" calcext:value-type="float">
            <text:p>-19.1391620864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38.23658833373" calcext:value-type="float">
            <text:p>-38.2365883337</text:p>
          </table:table-cell>
          <table:table-cell/>
          <table:table-cell table:style-name="ce20"/>
          <table:table-cell table:number-columns-repeated="992"/>
        </table:table-row>
        <table:table-row table:style-name="ro5">
          <table:table-cell table:style-name="ce2" office:value-type="string" calcext:value-type="string">
            <text:p>Max excitation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7.64839331118235" calcext:value-type="float">
            <text:p>-7.6483933112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.4739935379802" calcext:value-type="float">
            <text:p>-11.47399353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5.2971461005559" calcext:value-type="float">
            <text:p>-15.2971461006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9.1168565612493" calcext:value-type="float">
            <text:p>-19.1168565612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38.2158116466163" calcext:value-type="float">
            <text:p>-38.2158116466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style-name="ce19" table:formula="of:=MAX(MAX([.H155];[.N155];[.T155];[.Z155];[.AF155];[.AL155]);-MIN([.H155];[.N155];[.T155];[.Z155];[.AF155];[.AL155]))" office:value-type="float" office:value="0.200423288169317" calcext:value-type="float">
            <text:p>0.2004232882</text:p>
          </table:table-cell>
          <table:table-cell table:style-name="ce20" table:formula="of:=AVERAGE([.H155];[.N155];[.T155];[.Z155];[.AF155];[.AL155])" office:value-type="float" office:value="0.198312833198833" calcext:value-type="float">
            <text:p>0.1983128332</text:p>
          </table:table-cell>
          <table:table-cell office:value-type="string" calcext:value-type="string">
            <text:p>abs</text:p>
          </table:table-cell>
          <table:table-cell table:number-columns-repeated="2"/>
          <table:table-cell table:style-name="ce11" table:formula="of:=[.F154]-[.F153]" office:value-type="float" office:value="0.0310096411276488" calcext:value-type="float">
            <text:p>0.0310096411</text:p>
          </table:table-cell>
          <table:table-cell table:style-name="ce11" table:formula="of:=[.F155]*conv" office:value-type="float" office:value="0.843815267931465" calcext:value-type="float">
            <text:p>0.8438152679</text:p>
          </table:table-cell>
          <table:table-cell table:style-name="ce24" table:formula="of:=[.G149]-[.G155]" office:value-type="float" office:value="0.200423288169317" calcext:value-type="float">
            <text:p>0.2004232882</text:p>
          </table:table-cell>
          <table:table-cell table:number-columns-repeated="3"/>
          <table:table-cell table:style-name="ce11" table:formula="of:=[.L154]-[.L153]" office:value-type="float" office:value="0.0256850257498211" calcext:value-type="float">
            <text:p>0.0256850257</text:p>
          </table:table-cell>
          <table:table-cell table:style-name="ce11" table:formula="of:=[.L155]*conv" office:value-type="float" office:value="0.698925111570783" calcext:value-type="float">
            <text:p>0.6989251116</text:p>
          </table:table-cell>
          <table:table-cell table:style-name="ce24" table:formula="of:=[.M149]-[.M155]" office:value-type="float" office:value="0.198725105048069" calcext:value-type="float">
            <text:p>0.198725105</text:p>
          </table:table-cell>
          <table:table-cell table:number-columns-repeated="3"/>
          <table:table-cell table:style-name="ce11" table:formula="of:=[.R154]-[.R153]" office:value-type="float" office:value="0.0233989440140796" calcext:value-type="float">
            <text:p>0.023398944</text:p>
          </table:table-cell>
          <table:table-cell table:style-name="ce11" table:formula="of:=[.R155]*conv" office:value-type="float" office:value="0.636717662461094" calcext:value-type="float">
            <text:p>0.6367176625</text:p>
          </table:table-cell>
          <table:table-cell table:style-name="ce24" table:formula="of:=[.S149]-[.S155]" office:value-type="float" office:value="0.197991356178852" calcext:value-type="float">
            <text:p>0.1979913562</text:p>
          </table:table-cell>
          <table:table-cell table:number-columns-repeated="3"/>
          <table:table-cell table:style-name="ce11" table:formula="of:=[.X154]-[.X153]" office:value-type="float" office:value="0.0223055251106601" calcext:value-type="float">
            <text:p>0.0223055251</text:p>
          </table:table-cell>
          <table:table-cell table:style-name="ce11" table:formula="of:=[.X155]*conv" office:value-type="float" office:value="0.606964220260577" calcext:value-type="float">
            <text:p>0.6069642203</text:p>
          </table:table-cell>
          <table:table-cell table:style-name="ce24" table:formula="of:=[.Y149]-[.Y155]" office:value-type="float" office:value="0.197612876516955" calcext:value-type="float">
            <text:p>0.1976128765</text:p>
          </table:table-cell>
          <table:table-cell table:number-columns-repeated="3"/>
          <table:table-cell table:style-name="ce11" table:formula="of:=[.AD154]-[.AD153]" office:value-type="float" office:value="0.0207766871137451" calcext:value-type="float">
            <text:p>0.0207766871</text:p>
          </table:table-cell>
          <table:table-cell table:style-name="ce11" table:formula="of:=[.AD155]*conv" office:value-type="float" office:value="0.565362421688314" calcext:value-type="float">
            <text:p>0.5653624217</text:p>
          </table:table-cell>
          <table:table-cell table:style-name="ce24" table:formula="of:=[.AE149]-[.AE155]" office:value-type="float" office:value="0.196811540080972" calcext:value-type="float">
            <text:p>0.1968115401</text:p>
          </table:table-cell>
          <table:table-cell table:number-columns-repeated="992"/>
        </table:table-row>
        <table:table-row table:style-name="ro5">
          <table:table-cell/>
          <table:table-cell table:style-name="ce20" table:formula="of:=AVERAGE([.H156];[.N156];[.T156];[.Z156];[.AF156];[.AL156])" office:value-type="float" office:value="30.1299552707157" calcext:value-type="float">
            <text:p>30.1299552707</text:p>
          </table:table-cell>
          <table:table-cell office:value-type="string" calcext:value-type="string">
            <text:p>%</text:p>
          </table:table-cell>
          <table:table-cell table:number-columns-repeated="4"/>
          <table:table-cell table:style-name="ce20" table:formula="of:=ABS(([.H155]/[.G155])*100)" office:value-type="float" office:value="23.7520338617048" calcext:value-type="float">
            <text:p>23.7520338617</text:p>
          </table:table-cell>
          <table:table-cell table:number-columns-repeated="5"/>
          <table:table-cell table:style-name="ce20" table:formula="of:=ABS(([.N155]/[.M155])*100)" office:value-type="float" office:value="28.4329610938501" calcext:value-type="float">
            <text:p>28.4329610939</text:p>
          </table:table-cell>
          <table:table-cell table:number-columns-repeated="5"/>
          <table:table-cell table:style-name="ce20" table:formula="of:=ABS(([.T155]/[.S155])*100)" office:value-type="float" office:value="31.0956280706207" calcext:value-type="float">
            <text:p>31.0956280706</text:p>
          </table:table-cell>
          <table:table-cell table:number-columns-repeated="5"/>
          <table:table-cell table:style-name="ce20" table:formula="of:=ABS(([.Z155]/[.Y155])*100)" office:value-type="float" office:value="32.5575824604814" calcext:value-type="float">
            <text:p>32.5575824605</text:p>
          </table:table-cell>
          <table:table-cell table:number-columns-repeated="5"/>
          <table:table-cell table:style-name="ce20" table:formula="of:=ABS(([.AF155]/[.AE155])*100)" office:value-type="float" office:value="34.8115708669217" calcext:value-type="float">
            <text:p>34.8115708669</text:p>
          </table:table-cell>
          <table:table-cell table:number-columns-repeated="992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3 Results" table:style-name="ta2" table:print="false">
        <table:table-column table:style-name="co10" table:number-columns-repeated="6" table:default-cell-style-name="Default"/>
        <table:table-row table:style-name="ro1">
          <table:table-cell/>
          <table:table-cell table:style-name="ce32" office:value-type="string" calcext:value-type="string">
            <text:p>PBE0</text:p>
          </table:table-cell>
          <table:table-cell table:number-columns-repeated="4"/>
        </table:table-row>
        <table:table-row table:style-name="ro1">
          <table:table-cell/>
          <table:table-cell table:style-name="ce32" office:value-type="string" calcext:value-type="string">
            <text:p>#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ECP</text:p>
          </table:table-cell>
          <table:table-cell office:value-type="string" calcext:value-type="string">
            <text:p>PS</text:p>
          </table:table-cell>
          <table:table-cell/>
        </table:table-row>
        <table:table-row table:style-name="ro1">
          <table:table-cell/>
          <table:table-cell table:style-name="ce32" office:value-type="float" office:value="2" calcext:value-type="float">
            <text:p>2</text:p>
          </table:table-cell>
          <table:table-cell office:value-type="float" office:value="4.25996595" calcext:value-type="float">
            <text:p>4.25996595</text:p>
          </table:table-cell>
          <table:table-cell office:value-type="float" office:value="4.0741917" calcext:value-type="float">
            <text:p>4.0741917</text:p>
          </table:table-cell>
          <table:table-cell office:value-type="float" office:value="4.19849911" calcext:value-type="float">
            <text:p>4.19849911</text:p>
          </table:table-cell>
          <table:table-cell/>
        </table:table-row>
        <table:table-row table:style-name="ro1">
          <table:table-cell/>
          <table:table-cell table:style-name="ce32" office:value-type="float" office:value="4" calcext:value-type="float">
            <text:p>4</text:p>
          </table:table-cell>
          <table:table-cell office:value-type="float" office:value="3.06244938" calcext:value-type="float">
            <text:p>3.06244938</text:p>
          </table:table-cell>
          <table:table-cell office:value-type="float" office:value="2.92194562" calcext:value-type="float">
            <text:p>2.92194562</text:p>
          </table:table-cell>
          <table:table-cell office:value-type="float" office:value="3.04919459" calcext:value-type="float">
            <text:p>3.04919459</text:p>
          </table:table-cell>
          <table:table-cell/>
        </table:table-row>
        <table:table-row table:style-name="ro1">
          <table:table-cell/>
          <table:table-cell table:style-name="ce32" office:value-type="float" office:value="6" calcext:value-type="float">
            <text:p>6</text:p>
          </table:table-cell>
          <table:table-cell office:value-type="float" office:value="2.40527002" calcext:value-type="float">
            <text:p>2.40527002</text:p>
          </table:table-cell>
          <table:table-cell office:value-type="float" office:value="2.29277002" calcext:value-type="float">
            <text:p>2.29277002</text:p>
          </table:table-cell>
          <table:table-cell office:value-type="float" office:value="2.39087111" calcext:value-type="float">
            <text:p>2.39087111</text:p>
          </table:table-cell>
          <table:table-cell>
            <draw:frame table:end-cell-address="'2013 Results'.L17" table:end-x="9.7mm" table:end-y="2.03mm" draw:z-index="0" draw:style-name="gr1" draw:text-style-name="P1" svg:width="129.93mm" svg:height="59.79mm" svg:x="15.33mm" svg:y="2.83mm">
              <loext:p draw:notify-on-update-of-ranges="'2013 Results'.A16:'2013 Results'.A21 '2013 Results'.C14:'2013 Results'.C14 '2013 Results'.C16:'2013 Results'.C21 '2013 Results'.E14:'2013 Results'.E14 '2013 Results'.E16:'2013 Results'.E21"/>
              <draw:object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</table:table-row>
        <table:table-row table:style-name="ro1">
          <table:table-cell/>
          <table:table-cell table:style-name="ce32" office:value-type="float" office:value="8" calcext:value-type="float">
            <text:p>8</text:p>
          </table:table-cell>
          <table:table-cell office:value-type="float" office:value="2.00092692" calcext:value-type="float">
            <text:p>2.00092692</text:p>
          </table:table-cell>
          <table:table-cell office:value-type="float" office:value="1.90547923" calcext:value-type="float">
            <text:p>1.90547923</text:p>
          </table:table-cell>
          <table:table-cell office:value-type="float" office:value="1.99435997" calcext:value-type="float">
            <text:p>1.99435997</text:p>
          </table:table-cell>
          <table:table-cell/>
        </table:table-row>
        <table:table-row table:style-name="ro1">
          <table:table-cell/>
          <table:table-cell table:style-name="ce32" office:value-type="float" office:value="10" calcext:value-type="float">
            <text:p>10</text:p>
          </table:table-cell>
          <table:table-cell office:value-type="float" office:value="1.72909185" calcext:value-type="float">
            <text:p>1.72909185</text:p>
          </table:table-cell>
          <table:table-cell office:value-type="float" office:value="1.64482189" calcext:value-type="float">
            <text:p>1.64482189</text:p>
          </table:table-cell>
          <table:table-cell office:value-type="float" office:value="1.72448195" calcext:value-type="float">
            <text:p>1.72448195</text:p>
          </table:table-cell>
          <table:table-cell/>
        </table:table-row>
        <table:table-row table:style-name="ro1">
          <table:table-cell/>
          <table:table-cell table:style-name="ce32" office:value-type="float" office:value="12" calcext:value-type="float">
            <text:p>12</text:p>
          </table:table-cell>
          <table:table-cell office:value-type="float" office:value="1.53571572" calcext:value-type="float">
            <text:p>1.53571572</text:p>
          </table:table-cell>
          <table:table-cell office:value-type="float" office:value="1.45944904" calcext:value-type="float">
            <text:p>1.45944904</text:p>
          </table:table-cell>
          <table:table-cell office:value-type="float" office:value="1.53599167" calcext:value-type="float">
            <text:p>1.53599167</text:p>
          </table:table-cell>
          <table:table-cell/>
        </table:table-row>
        <table:table-row table:style-name="ro1">
          <table:table-cell/>
          <table:table-cell table:style-name="ce32" office:value-type="float" office:value="14" calcext:value-type="float">
            <text:p>14</text:p>
          </table:table-cell>
          <table:table-cell office:value-type="float" office:value="1.39205343" calcext:value-type="float">
            <text:p>1.39205343</text:p>
          </table:table-cell>
          <table:table-cell office:value-type="float" office:value="1.32165501" calcext:value-type="float">
            <text:p>1.32165501</text:p>
          </table:table-cell>
          <table:table-cell office:value-type="float" office:value="1.39569155" calcext:value-type="float">
            <text:p>1.39569155</text:p>
          </table:table-cell>
          <table:table-cell/>
        </table:table-row>
        <table:table-row table:style-name="ro1">
          <table:table-cell/>
          <table:table-cell table:style-name="ce32" office:value-type="float" office:value="16" calcext:value-type="float">
            <text:p>16</text:p>
          </table:table-cell>
          <table:table-cell office:value-type="float" office:value="1.28193013" calcext:value-type="float">
            <text:p>1.28193013</text:p>
          </table:table-cell>
          <table:table-cell office:value-type="float" office:value="1.21603433" calcext:value-type="float">
            <text:p>1.21603433</text:p>
          </table:table-cell>
          <table:table-cell office:value-type="float" office:value="1.28997699" calcext:value-type="float">
            <text:p>1.28997699</text:p>
          </table:table-cell>
          <table:table-cell/>
        </table:table-row>
        <table:table-row table:style-name="ro1">
          <table:table-cell/>
          <table:table-cell table:style-name="ce32" office:value-type="float" office:value="18" calcext:value-type="float">
            <text:p>18</text:p>
          </table:table-cell>
          <table:table-cell office:value-type="float" office:value="1.19528954" calcext:value-type="float">
            <text:p>1.19528954</text:p>
          </table:table-cell>
          <table:table-cell office:value-type="float" office:value="1.13294092" calcext:value-type="float">
            <text:p>1.13294092</text:p>
          </table:table-cell>
          <table:table-cell office:value-type="float" office:value="1.20697759" calcext:value-type="float">
            <text:p>1.20697759</text:p>
          </table:table-cell>
          <table:table-cell/>
        </table:table-row>
        <table:table-row table:style-name="ro1">
          <table:table-cell/>
          <table:table-cell table:style-name="ce32" office:value-type="float" office:value="20" calcext:value-type="float">
            <text:p>20</text:p>
          </table:table-cell>
          <table:table-cell office:value-type="float" office:value="1.12578285" calcext:value-type="float">
            <text:p>1.12578285</text:p>
          </table:table-cell>
          <table:table-cell office:value-type="float" office:value="1.06628387" calcext:value-type="float">
            <text:p>1.06628387</text:p>
          </table:table-cell>
          <table:table-cell office:value-type="float" office:value="1.14142495" calcext:value-type="float">
            <text:p>1.1414249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2" office:value-type="string" calcext:value-type="string">
            <text:p>PBE0</text:p>
          </table:table-cell>
          <table:table-cell office:value-type="string" calcext:value-type="string">
            <text:p>Reference alkenes</text:p>
          </table:table-cell>
          <table:table-cell/>
          <table:table-cell office:value-type="string" calcext:value-type="string">
            <text:p>Pseudo-alkenes</text:p>
          </table:table-cell>
          <table:table-cell/>
        </table:table-row>
        <table:table-row table:style-name="ro1">
          <table:table-cell/>
          <table:table-cell table:style-name="ce32" office:value-type="string" calcext:value-type="string">
            <text:p>#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ECP</text:p>
          </table:table-cell>
          <table:table-cell office:value-type="string" calcext:value-type="string">
            <text:p>PS</text:p>
          </table:table-cell>
          <table:table-cell/>
        </table:table-row>
        <table:table-row table:style-name="ro7">
          <table:table-cell table:style-name="ce26" office:value-type="string" calcext:value-type="string">
            <text:p>C<text:span text:style-name="T1">₂</text:span>H<text:span text:style-name="T1">₄</text:span>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4.25996595" calcext:value-type="float">
            <text:p>4.25996595</text:p>
          </table:table-cell>
          <table:table-cell office:value-type="float" office:value="4.0741917" calcext:value-type="float">
            <text:p>4.0741917</text:p>
          </table:table-cell>
          <table:table-cell office:value-type="float" office:value="4.19849911" calcext:value-type="float">
            <text:p>4.19849911</text:p>
          </table:table-cell>
          <table:table-cell/>
        </table:table-row>
        <table:table-row table:style-name="ro7">
          <table:table-cell table:style-name="ce1" office:value-type="string" calcext:value-type="string">
            <text:p>C<text:span text:style-name="T1">₄</text:span>H₆</text:p>
          </table:table-cell>
          <table:table-cell table:style-name="ce32" office:value-type="float" office:value="4" calcext:value-type="float">
            <text:p>4</text:p>
          </table:table-cell>
          <table:table-cell office:value-type="float" office:value="3.06244938" calcext:value-type="float">
            <text:p>3.06244938</text:p>
          </table:table-cell>
          <table:table-cell office:value-type="float" office:value="2.92194562" calcext:value-type="float">
            <text:p>2.92194562</text:p>
          </table:table-cell>
          <table:table-cell office:value-type="float" office:value="3.04919459" calcext:value-type="float">
            <text:p>3.04919459</text:p>
          </table:table-cell>
          <table:table-cell/>
        </table:table-row>
        <table:table-row table:style-name="ro1">
          <table:table-cell table:style-name="ce1" office:value-type="string" calcext:value-type="string">
            <text:p>C₆H₈</text:p>
          </table:table-cell>
          <table:table-cell table:style-name="ce32" office:value-type="float" office:value="6" calcext:value-type="float">
            <text:p>6</text:p>
          </table:table-cell>
          <table:table-cell office:value-type="float" office:value="2.40527002" calcext:value-type="float">
            <text:p>2.40527002</text:p>
          </table:table-cell>
          <table:table-cell office:value-type="float" office:value="2.29277002" calcext:value-type="float">
            <text:p>2.29277002</text:p>
          </table:table-cell>
          <table:table-cell office:value-type="float" office:value="2.39087111" calcext:value-type="float">
            <text:p>2.39087111</text:p>
          </table:table-cell>
          <table:table-cell/>
        </table:table-row>
        <table:table-row table:style-name="ro1">
          <table:table-cell table:style-name="ce1" office:value-type="string" calcext:value-type="string">
            <text:p>C₈H₁₀</text:p>
          </table:table-cell>
          <table:table-cell table:style-name="ce32" office:value-type="float" office:value="8" calcext:value-type="float">
            <text:p>8</text:p>
          </table:table-cell>
          <table:table-cell office:value-type="float" office:value="2.00092692" calcext:value-type="float">
            <text:p>2.00092692</text:p>
          </table:table-cell>
          <table:table-cell office:value-type="float" office:value="1.90547923" calcext:value-type="float">
            <text:p>1.90547923</text:p>
          </table:table-cell>
          <table:table-cell office:value-type="float" office:value="1.99435997" calcext:value-type="float">
            <text:p>1.99435997</text:p>
          </table:table-cell>
          <table:table-cell/>
        </table:table-row>
        <table:table-row table:style-name="ro7">
          <table:table-cell table:style-name="ce1" office:value-type="string" calcext:value-type="string">
            <text:p>C₁₀H₁<text:span text:style-name="T1">₂</text:span>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1.72909185" calcext:value-type="float">
            <text:p>1.72909185</text:p>
          </table:table-cell>
          <table:table-cell office:value-type="float" office:value="1.64482189" calcext:value-type="float">
            <text:p>1.64482189</text:p>
          </table:table-cell>
          <table:table-cell office:value-type="float" office:value="1.72448195" calcext:value-type="float">
            <text:p>1.72448195</text:p>
          </table:table-cell>
          <table:table-cell/>
        </table:table-row>
        <table:table-row table:style-name="ro7"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.53571572" calcext:value-type="float">
            <text:p>1.53571572</text:p>
          </table:table-cell>
          <table:table-cell office:value-type="float" office:value="1.45944904" calcext:value-type="float">
            <text:p>1.45944904</text:p>
          </table:table-cell>
          <table:table-cell office:value-type="float" office:value="1.53599167" calcext:value-type="float">
            <text:p>1.53599167</text:p>
          </table:table-cell>
          <table:table-cell/>
        </table:table-row>
        <table:table-row table:style-name="ro1">
          <table:table-cell/>
          <table:table-cell table:style-name="ce32" office:value-type="float" office:value="14" calcext:value-type="float">
            <text:p>14</text:p>
          </table:table-cell>
          <table:table-cell office:value-type="float" office:value="1.39205343" calcext:value-type="float">
            <text:p>1.39205343</text:p>
          </table:table-cell>
          <table:table-cell office:value-type="float" office:value="1.32165501" calcext:value-type="float">
            <text:p>1.32165501</text:p>
          </table:table-cell>
          <table:table-cell office:value-type="float" office:value="1.39569155" calcext:value-type="float">
            <text:p>1.39569155</text:p>
          </table:table-cell>
          <table:table-cell/>
        </table:table-row>
        <table:table-row table:style-name="ro1">
          <table:table-cell/>
          <table:table-cell table:style-name="ce32" office:value-type="float" office:value="16" calcext:value-type="float">
            <text:p>16</text:p>
          </table:table-cell>
          <table:table-cell office:value-type="float" office:value="1.28193013" calcext:value-type="float">
            <text:p>1.28193013</text:p>
          </table:table-cell>
          <table:table-cell office:value-type="float" office:value="1.21603433" calcext:value-type="float">
            <text:p>1.21603433</text:p>
          </table:table-cell>
          <table:table-cell office:value-type="float" office:value="1.28997699" calcext:value-type="float">
            <text:p>1.28997699</text:p>
          </table:table-cell>
          <table:table-cell/>
        </table:table-row>
        <table:table-row table:style-name="ro1">
          <table:table-cell/>
          <table:table-cell table:style-name="ce32" office:value-type="float" office:value="18" calcext:value-type="float">
            <text:p>18</text:p>
          </table:table-cell>
          <table:table-cell office:value-type="float" office:value="1.19528954" calcext:value-type="float">
            <text:p>1.19528954</text:p>
          </table:table-cell>
          <table:table-cell office:value-type="float" office:value="1.13294092" calcext:value-type="float">
            <text:p>1.13294092</text:p>
          </table:table-cell>
          <table:table-cell office:value-type="float" office:value="1.20697759" calcext:value-type="float">
            <text:p>1.20697759</text:p>
          </table:table-cell>
          <table:table-cell/>
        </table:table-row>
        <table:table-row table:style-name="ro1">
          <table:table-cell/>
          <table:table-cell table:style-name="ce32" office:value-type="float" office:value="20" calcext:value-type="float">
            <text:p>20</text:p>
          </table:table-cell>
          <table:table-cell office:value-type="float" office:value="1.12578285" calcext:value-type="float">
            <text:p>1.12578285</text:p>
          </table:table-cell>
          <table:table-cell office:value-type="float" office:value="1.06628387" calcext:value-type="float">
            <text:p>1.06628387</text:p>
          </table:table-cell>
          <table:table-cell office:value-type="float" office:value="1.14142495" calcext:value-type="float">
            <text:p>1.14142495</text:p>
          </table:table-cell>
          <table:table-cell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>
        <table:named-range table:name="conv" table:base-cell-address="$'Ring Results'.$B$2" table:cell-range-address="$'Short Alkene Results'.$E$2"/>
        <table:named-range table:name="h2ev" table:base-cell-address="$Optimisation.$A$1" table:cell-range-address="Optimisation.$B$3"/>
      </table:named-expressions>
      <table:database-ranges>
        <table:database-range table:name="__Anonymous_Sheet_DB__3" table:target-range-address="'Long Alkene Results'.A151:'Long Alkene Results'.N15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Segoe UI" svg:font-family="'Segoe UI'" style:font-adornments="Normal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/00/0000</text:date>, <text:time style:data-style-name="N2" text:time-value="14:19:38.3922867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alex punter</meta:initial-creator>
    <meta:creation-date>2017-02-27T15:57:40Z</meta:creation-date>
    <dc:date>2018-01-12T16:13:26.551896329</dc:date>
    <meta:editing-cycles>127</meta:editing-cycles>
    <meta:editing-duration>P27DT20H22M20S</meta:editing-duration>
    <meta:document-statistic meta:table-count="5" meta:cell-count="6423" meta:object-count="65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599cm" svg:height="6.528cm" xlink:href="." xlink:type="simple" chart:class="chart:bar" chart:style-name="ch1">
        <chart:title svg:x="5.298cm" svg:y="5.913cm" chart:style-name="ch2">
          <text:p>Singlet-Triplet split ECP1</text:p>
        </chart:title>
        <chart:legend svg:x="11.373cm" svg:y="3.817cm" style:legend-expansion="custom" chartooo:width="2.743cm" chartooo:height="1.629cm" style:legend-expansion-aspect-ratio="1.68385512584408" chart:style-name="ch3"/>
        <chart:plot-area chart:style-name="ch4" chart:data-source-has-labels="both" svg:x="0.662cm" svg:y="0.254cm" svg:width="12.359cm" svg:height="5.558cm">
          <chartooo:coordinate-region svg:x="1.389cm" svg:y="0.453cm" svg:width="11.632cm" svg:height="5.16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title svg:x="0cm" svg:y="3.606cm" chart:style-name="ch7">
              <text:p>s-t (eV)</text:p>
            </chart:title>
            <chart:grid chart:style-name="ch8" chart:class="major"/>
          </chart:axis>
          <chart:series chart:style-name="ch9" chart:values-cell-range-address="local-table.$B$2:.$G$2" chart:label-cell-address="local-table.$A$2" chart:class="chart:bar">
            <chart:data-point chart:repeated="6"/>
          </chart:series>
          <chart:series chart:style-name="ch10" chart:values-cell-range-address="local-table.$B$3:.$G$3" chart:label-cell-address="local-table.$A$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default excitation</text:p>
              </table:table-cell>
              <table:table-cell office:value-type="float" office:value="-6.862430586151">
                <text:p>-6.862430586151</text:p>
              </table:table-cell>
              <table:table-cell office:value-type="float" office:value="-5.77138995591317">
                <text:p>-5.77138995591317</text:p>
              </table:table-cell>
              <table:table-cell office:value-type="float" office:value="-4.96400913799227">
                <text:p>-4.96400913799227</text:p>
              </table:table-cell>
              <table:table-cell office:value-type="float" office:value="-4.4861029526979">
                <text:p>-4.4861029526979</text:p>
              </table:table-cell>
              <table:table-cell office:value-type="float" office:value="-4.16700368628066">
                <text:p>-4.16700368628066</text:p>
              </table:table-cell>
              <table:table-cell office:value-type="float" office:value="-3.95155054801289">
                <text:p>-3.95155054801289</text:p>
              </table:table-cell>
            </table:table-row>
            <table:table-row>
              <table:table-cell office:value-type="string">
                <text:p>Pseudo-alkenes</text:p>
              </table:table-cell>
              <table:table-cell office:value-type="float" office:value="-9.81460727720029">
                <text:p>-9.81460727720029</text:p>
              </table:table-cell>
              <table:table-cell office:value-type="float" office:value="-7.58151403150289">
                <text:p>-7.58151403150289</text:p>
              </table:table-cell>
              <table:table-cell office:value-type="float" office:value="-6.30312500269224">
                <text:p>-6.30312500269224</text:p>
              </table:table-cell>
              <table:table-cell office:value-type="float" office:value="-5.50370054869684">
                <text:p>-5.50370054869684</text:p>
              </table:table-cell>
              <table:table-cell office:value-type="float" office:value="-4.96269050423185">
                <text:p>-4.96269050423185</text:p>
              </table:table-cell>
              <table:table-cell office:value-type="float" office:value="-4.5774534181177">
                <text:p>-4.57745341811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1cm" xlink:href=".." xlink:type="simple" chart:class="chart:bar" chart:style-name="ch1">
        <chart:title svg:x="4.349cm" svg:y="0.151cm" chart:style-name="ch2">
          <text:p>Triplet-Singlet TPSS</text:p>
        </chart:title>
        <chart:legend svg:x="5.247cm" svg:y="0.951cm" style:legend-expansion="custom" chartooo:width="7.073cm" chartooo:height="1.007cm" style:legend-expansion-aspect-ratio="7.02383316782522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82:'Short Alkene Results'.D82 'Short Alkene Results'.G87:'Short Alkene Results'.G87 'Short Alkene Results'.M87:'Short Alkene Results'.M87 'Short Alkene Results'.S87:'Short Alkene Results'.S87 'Short Alkene Results'.Y87:'Short Alkene Results'.Y87 'Short Alkene Results'.AE87:'Short Alkene Results'.AE87 'Short Alkene Results'.AK87:'Short Alkene Results'.AK87 'Short Alkene Results'.D91:'Short Alkene Results'.D91 'Short Alkene Results'.G96:'Short Alkene Results'.G96 'Short Alkene Results'.M96:'Short Alkene Results'.M96 'Short Alkene Results'.S96:'Short Alkene Results'.S96 'Short Alkene Results'.Y96:'Short Alkene Results'.Y96 'Short Alkene Results'.AE96:'Short Alkene Results'.AE96 'Short Alkene Results'.AK96:'Short Alkene Results'.AK96" chart:data-source-has-labels="both" svg:x="0.863cm" svg:y="0.716cm" svg:width="11.435cm" svg:height="5.314cm">
          <chartooo:coordinate-region svg:x="1.299cm" svg:y="0.915cm" svg:width="10.999cm" svg:height="4.468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43cm" svg:y="3.629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87:'Short Alkene Results'.G87 'Short Alkene Results'.M87:'Short Alkene Results'.M87 'Short Alkene Results'.S87:'Short Alkene Results'.S87 'Short Alkene Results'.Y87:'Short Alkene Results'.Y87 'Short Alkene Results'.AE87:'Short Alkene Results'.AE87 'Short Alkene Results'.AK87:'Short Alkene Results'.AK87" chart:label-cell-address="'Short Alkene Results'.D82:'Short Alkene Results'.D82" chart:class="chart:bar">
            <chart:data-point chart:repeated="6"/>
          </chart:series>
          <chart:series chart:style-name="ch10" chart:values-cell-range-address="'Short Alkene Results'.G96:'Short Alkene Results'.G96 'Short Alkene Results'.M96:'Short Alkene Results'.M96 'Short Alkene Results'.S96:'Short Alkene Results'.S96 'Short Alkene Results'.Y96:'Short Alkene Results'.Y96 'Short Alkene Results'.AE96:'Short Alkene Results'.AE96 'Short Alkene Results'.AK96:'Short Alkene Results'.AK96" chart:label-cell-address="'Short Alkene Results'.D91:'Short Alkene Results'.D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82:'Short Alkene Results'.D82</svg:desc>
                </draw:g>
              </table:table-cell>
              <table:table-cell office:value-type="float" office:value="4.34943585027534">
                <text:p>4.34943585027534</text:p>
                <draw:g>
                  <svg:desc>'Short Alkene Results'.G87:'Short Alkene Results'.G87 'Short Alkene Results'.M87:'Short Alkene Results'.M87 'Short Alkene Results'.S87:'Short Alkene Results'.S87 'Short Alkene Results'.Y87:'Short Alkene Results'.Y87 'Short Alkene Results'.AE87:'Short Alkene Results'.AE87 'Short Alkene Results'.AK87:'Short Alkene Results'.AK87</svg:desc>
                </draw:g>
              </table:table-cell>
              <table:table-cell office:value-type="float" office:value="3.06005661130148">
                <text:p>3.06005661130148</text:p>
              </table:table-cell>
              <table:table-cell office:value-type="float" office:value="2.32824956338188">
                <text:p>2.32824956338188</text:p>
              </table:table-cell>
              <table:table-cell office:value-type="float" office:value="1.88659107017083">
                <text:p>1.88659107017083</text:p>
              </table:table-cell>
              <table:table-cell office:value-type="float" office:value="1.58898520560811">
                <text:p>1.58898520560811</text:p>
              </table:table-cell>
              <table:table-cell office:value-type="float" office:value="1.37626424816933">
                <text:p>1.37626424816933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91:'Short Alkene Results'.D91</svg:desc>
                </draw:g>
              </table:table-cell>
              <table:table-cell office:value-type="float" office:value="4.1201425066037">
                <text:p>4.1201425066037</text:p>
                <draw:g>
                  <svg:desc>'Short Alkene Results'.G96:'Short Alkene Results'.G96 'Short Alkene Results'.M96:'Short Alkene Results'.M96 'Short Alkene Results'.S96:'Short Alkene Results'.S96 'Short Alkene Results'.Y96:'Short Alkene Results'.Y96 'Short Alkene Results'.AE96:'Short Alkene Results'.AE96 'Short Alkene Results'.AK96:'Short Alkene Results'.AK96</svg:desc>
                </draw:g>
              </table:table-cell>
              <table:table-cell office:value-type="float" office:value="2.80236932806057">
                <text:p>2.80236932806057</text:p>
              </table:table-cell>
              <table:table-cell office:value-type="float" office:value="2.04023564926694">
                <text:p>2.04023564926694</text:p>
              </table:table-cell>
              <table:table-cell office:value-type="float" office:value="1.64294271163382">
                <text:p>1.64294271163382</text:p>
              </table:table-cell>
              <table:table-cell office:value-type="float" office:value="1.36011785071732">
                <text:p>1.36011785071732</text:p>
              </table:table-cell>
              <table:table-cell office:value-type="float" office:value="1.15530558013773">
                <text:p>1.1553055801377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cm" xlink:href=".." xlink:type="simple" chart:class="chart:bar" chart:style-name="ch1">
        <chart:title svg:x="4.783cm" svg:y="0.149cm" chart:style-name="ch2">
          <text:p>Cation-Singlet TPSS</text:p>
        </chart:title>
        <chart:legend svg:x="6.83cm" svg:y="0.913cm" style:legend-expansion="custom" chartooo:width="5.443cm" chartooo:height="1.442cm" style:legend-expansion-aspect-ratio="3.7746185852982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82:'Short Alkene Results'.D82 'Short Alkene Results'.G89:'Short Alkene Results'.G89 'Short Alkene Results'.M89:'Short Alkene Results'.M89 'Short Alkene Results'.S89:'Short Alkene Results'.S89 'Short Alkene Results'.Y89:'Short Alkene Results'.Y89 'Short Alkene Results'.AE89:'Short Alkene Results'.AE89 'Short Alkene Results'.AK89:'Short Alkene Results'.AK89 'Short Alkene Results'.D91:'Short Alkene Results'.D91 'Short Alkene Results'.G98:'Short Alkene Results'.G98 'Short Alkene Results'.M98:'Short Alkene Results'.M98 'Short Alkene Results'.S98:'Short Alkene Results'.S98 'Short Alkene Results'.Y98:'Short Alkene Results'.Y98 'Short Alkene Results'.AE98:'Short Alkene Results'.AE98 'Short Alkene Results'.AK98:'Short Alkene Results'.AK98" chart:data-source-has-labels="both" svg:x="0.678cm" svg:y="0.716cm" svg:width="11.62cm" svg:height="5.314cm">
          <chartooo:coordinate-region svg:x="1.299cm" svg:y="0.915cm" svg:width="10.999cm" svg:height="4.468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29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89:'Short Alkene Results'.G89 'Short Alkene Results'.M89:'Short Alkene Results'.M89 'Short Alkene Results'.S89:'Short Alkene Results'.S89 'Short Alkene Results'.Y89:'Short Alkene Results'.Y89 'Short Alkene Results'.AE89:'Short Alkene Results'.AE89 'Short Alkene Results'.AK89:'Short Alkene Results'.AK89" chart:label-cell-address="'Short Alkene Results'.D82:'Short Alkene Results'.D82" chart:class="chart:bar">
            <chart:data-point chart:repeated="6"/>
          </chart:series>
          <chart:series chart:style-name="ch10" chart:values-cell-range-address="'Short Alkene Results'.G98:'Short Alkene Results'.G98 'Short Alkene Results'.M98:'Short Alkene Results'.M98 'Short Alkene Results'.S98:'Short Alkene Results'.S98 'Short Alkene Results'.Y98:'Short Alkene Results'.Y98 'Short Alkene Results'.AE98:'Short Alkene Results'.AE98 'Short Alkene Results'.AK98:'Short Alkene Results'.AK98" chart:label-cell-address="'Short Alkene Results'.D91:'Short Alkene Results'.D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82:'Short Alkene Results'.D82</svg:desc>
                </draw:g>
              </table:table-cell>
              <table:table-cell office:value-type="float" office:value="10.436827451045">
                <text:p>10.436827451045</text:p>
                <draw:g>
                  <svg:desc>'Short Alkene Results'.G89:'Short Alkene Results'.G89 'Short Alkene Results'.M89:'Short Alkene Results'.M89 'Short Alkene Results'.S89:'Short Alkene Results'.S89 'Short Alkene Results'.Y89:'Short Alkene Results'.Y89 'Short Alkene Results'.AE89:'Short Alkene Results'.AE89 'Short Alkene Results'.AK89:'Short Alkene Results'.AK89</svg:desc>
                </draw:g>
              </table:table-cell>
              <table:table-cell office:value-type="float" office:value="8.70178721536353">
                <text:p>8.70178721536353</text:p>
              </table:table-cell>
              <table:table-cell office:value-type="float" office:value="7.78532020195741">
                <text:p>7.78532020195741</text:p>
              </table:table-cell>
              <table:table-cell office:value-type="float" office:value="7.19582487449384">
                <text:p>7.19582487449384</text:p>
              </table:table-cell>
              <table:table-cell office:value-type="float" office:value="6.77737637795327">
                <text:p>6.77737637795327</text:p>
              </table:table-cell>
              <table:table-cell office:value-type="float" office:value="6.46188343632465">
                <text:p>6.46188343632465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91:'Short Alkene Results'.D91</svg:desc>
                </draw:g>
              </table:table-cell>
              <table:table-cell office:value-type="float" office:value="11.4506192709711">
                <text:p>11.4506192709711</text:p>
                <draw:g>
                  <svg:desc>'Short Alkene Results'.G98:'Short Alkene Results'.G98 'Short Alkene Results'.M98:'Short Alkene Results'.M98 'Short Alkene Results'.S98:'Short Alkene Results'.S98 'Short Alkene Results'.Y98:'Short Alkene Results'.Y98 'Short Alkene Results'.AE98:'Short Alkene Results'.AE98 'Short Alkene Results'.AK98:'Short Alkene Results'.AK98</svg:desc>
                </draw:g>
              </table:table-cell>
              <table:table-cell office:value-type="float" office:value="9.59540939799498">
                <text:p>9.59540939799498</text:p>
              </table:table-cell>
              <table:table-cell office:value-type="float" office:value="8.65254280004466">
                <text:p>8.65254280004466</text:p>
              </table:table-cell>
              <table:table-cell office:value-type="float" office:value="8.04078211912591">
                <text:p>8.04078211912591</text:p>
              </table:table-cell>
              <table:table-cell office:value-type="float" office:value="7.60271619807024">
                <text:p>7.60271619807024</text:p>
              </table:table-cell>
              <table:table-cell office:value-type="float" office:value="7.27043224850204">
                <text:p>7.2704322485020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09cm" xlink:href=".." xlink:type="simple" chart:class="chart:bar" chart:style-name="ch1">
        <chart:title svg:x="4.633cm" svg:y="0.151cm" chart:style-name="ch2">
          <text:p>Cation-Singlet TPSSH</text:p>
        </chart:title>
        <chart:legend svg:x="6.924cm" svg:y="0.912cm" style:legend-expansion="custom" chartooo:width="5.443cm" chartooo:height="1.651cm" style:legend-expansion-aspect-ratio="3.29678982434888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00:'Short Alkene Results'.D100 'Short Alkene Results'.G107:'Short Alkene Results'.G107 'Short Alkene Results'.M107:'Short Alkene Results'.M107 'Short Alkene Results'.S107:'Short Alkene Results'.S107 'Short Alkene Results'.Y107:'Short Alkene Results'.Y107 'Short Alkene Results'.AE107:'Short Alkene Results'.AE107 'Short Alkene Results'.AK107:'Short Alkene Results'.AK107 'Short Alkene Results'.D109:'Short Alkene Results'.D109 'Short Alkene Results'.G116:'Short Alkene Results'.G116 'Short Alkene Results'.M116:'Short Alkene Results'.M116 'Short Alkene Results'.S116:'Short Alkene Results'.S116 'Short Alkene Results'.Y116:'Short Alkene Results'.Y116 'Short Alkene Results'.AE116:'Short Alkene Results'.AE116 'Short Alkene Results'.AK116:'Short Alkene Results'.AK116" chart:data-source-has-labels="both" svg:x="0.678cm" svg:y="0.716cm" svg:width="11.62cm" svg:height="5.313cm">
          <chartooo:coordinate-region svg:x="1.299cm" svg:y="0.915cm" svg:width="10.999cm" svg:height="4.467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28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07:'Short Alkene Results'.G107 'Short Alkene Results'.M107:'Short Alkene Results'.M107 'Short Alkene Results'.S107:'Short Alkene Results'.S107 'Short Alkene Results'.Y107:'Short Alkene Results'.Y107 'Short Alkene Results'.AE107:'Short Alkene Results'.AE107 'Short Alkene Results'.AK107:'Short Alkene Results'.AK107" chart:label-cell-address="'Short Alkene Results'.D100:'Short Alkene Results'.D100" chart:class="chart:bar">
            <chart:data-point chart:repeated="6"/>
          </chart:series>
          <chart:series chart:style-name="ch10" chart:values-cell-range-address="'Short Alkene Results'.G116:'Short Alkene Results'.G116 'Short Alkene Results'.M116:'Short Alkene Results'.M116 'Short Alkene Results'.S116:'Short Alkene Results'.S116 'Short Alkene Results'.Y116:'Short Alkene Results'.Y116 'Short Alkene Results'.AE116:'Short Alkene Results'.AE116 'Short Alkene Results'.AK116:'Short Alkene Results'.AK116" chart:label-cell-address="'Short Alkene Results'.D109:'Short Alkene Results'.D10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00:'Short Alkene Results'.D100</svg:desc>
                </draw:g>
              </table:table-cell>
              <table:table-cell office:value-type="float" office:value="10.4249531620469">
                <text:p>10.4249531620469</text:p>
                <draw:g>
                  <svg:desc>'Short Alkene Results'.G107:'Short Alkene Results'.G107 'Short Alkene Results'.M107:'Short Alkene Results'.M107 'Short Alkene Results'.S107:'Short Alkene Results'.S107 'Short Alkene Results'.Y107:'Short Alkene Results'.Y107 'Short Alkene Results'.AE107:'Short Alkene Results'.AE107 'Short Alkene Results'.AK107:'Short Alkene Results'.AK107</svg:desc>
                </draw:g>
              </table:table-cell>
              <table:table-cell office:value-type="float" office:value="8.73656143818775">
                <text:p>8.73656143818775</text:p>
              </table:table-cell>
              <table:table-cell office:value-type="float" office:value="7.83823930794576">
                <text:p>7.83823930794576</text:p>
              </table:table-cell>
              <table:table-cell office:value-type="float" office:value="7.25943934985335">
                <text:p>7.25943934985335</text:p>
              </table:table-cell>
              <table:table-cell office:value-type="float" office:value="6.84860671574113">
                <text:p>6.84860671574113</text:p>
              </table:table-cell>
              <table:table-cell office:value-type="float" office:value="6.53898732152387">
                <text:p>6.53898732152387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09:'Short Alkene Results'.D109</svg:desc>
                </draw:g>
              </table:table-cell>
              <table:table-cell office:value-type="float" office:value="11.3867862500987">
                <text:p>11.3867862500987</text:p>
                <draw:g>
                  <svg:desc>'Short Alkene Results'.G116:'Short Alkene Results'.G116 'Short Alkene Results'.M116:'Short Alkene Results'.M116 'Short Alkene Results'.S116:'Short Alkene Results'.S116 'Short Alkene Results'.Y116:'Short Alkene Results'.Y116 'Short Alkene Results'.AE116:'Short Alkene Results'.AE116 'Short Alkene Results'.AK116:'Short Alkene Results'.AK116</svg:desc>
                </draw:g>
              </table:table-cell>
              <table:table-cell office:value-type="float" office:value="9.53628355207607">
                <text:p>9.53628355207607</text:p>
              </table:table-cell>
              <table:table-cell office:value-type="float" office:value="8.60473690912571">
                <text:p>8.60473690912571</text:p>
              </table:table-cell>
              <table:table-cell office:value-type="float" office:value="8.00155711789682">
                <text:p>8.00155711789682</text:p>
              </table:table-cell>
              <table:table-cell office:value-type="float" office:value="7.57027842635259">
                <text:p>7.57027842635259</text:p>
              </table:table-cell>
              <table:table-cell office:value-type="float" office:value="7.24325494353997">
                <text:p>7.2432549435399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cm" xlink:href=".." xlink:type="simple" chart:class="chart:bar" chart:style-name="ch1">
        <chart:title svg:x="4.349cm" svg:y="0.148cm" chart:style-name="ch2">
          <text:p>Singlet HOMO TPSS</text:p>
        </chart:title>
        <chart:legend svg:x="6.641cm" svg:y="4.291cm" style:legend-expansion="custom" chartooo:width="5.585cm" chartooo:height="1.115cm" style:legend-expansion-aspect-ratio="5.00896860986547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82:'Short Alkene Results'.D82 'Short Alkene Results'.G84:'Short Alkene Results'.G84 'Short Alkene Results'.M84:'Short Alkene Results'.M84 'Short Alkene Results'.S84:'Short Alkene Results'.S84 'Short Alkene Results'.Y84:'Short Alkene Results'.Y84 'Short Alkene Results'.AE84:'Short Alkene Results'.AE84 'Short Alkene Results'.AK84:'Short Alkene Results'.AK84 'Short Alkene Results'.D91:'Short Alkene Results'.D91 'Short Alkene Results'.G93:'Short Alkene Results'.G93 'Short Alkene Results'.M93:'Short Alkene Results'.M93 'Short Alkene Results'.S93:'Short Alkene Results'.S93 'Short Alkene Results'.Y93:'Short Alkene Results'.Y93 'Short Alkene Results'.AE93:'Short Alkene Results'.AE93 'Short Alkene Results'.AK93:'Short Alkene Results'.AK93" chart:data-source-has-labels="both" svg:x="0.757cm" svg:y="0.716cm" svg:width="11.541cm" svg:height="5.314cm">
          <chartooo:coordinate-region svg:x="1.299cm" svg:y="0.915cm" svg:width="10.999cm" svg:height="4.468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29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84:'Short Alkene Results'.G84 'Short Alkene Results'.M84:'Short Alkene Results'.M84 'Short Alkene Results'.S84:'Short Alkene Results'.S84 'Short Alkene Results'.Y84:'Short Alkene Results'.Y84 'Short Alkene Results'.AE84:'Short Alkene Results'.AE84 'Short Alkene Results'.AK84:'Short Alkene Results'.AK84" chart:label-cell-address="'Short Alkene Results'.D82:'Short Alkene Results'.D82" chart:class="chart:bar">
            <chart:data-point chart:repeated="6"/>
          </chart:series>
          <chart:series chart:style-name="ch10" chart:values-cell-range-address="'Short Alkene Results'.G93:'Short Alkene Results'.G93 'Short Alkene Results'.M93:'Short Alkene Results'.M93 'Short Alkene Results'.S93:'Short Alkene Results'.S93 'Short Alkene Results'.Y93:'Short Alkene Results'.Y93 'Short Alkene Results'.AE93:'Short Alkene Results'.AE93 'Short Alkene Results'.AK93:'Short Alkene Results'.AK93" chart:label-cell-address="'Short Alkene Results'.D91:'Short Alkene Results'.D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82:'Short Alkene Results'.D82</svg:desc>
                </draw:g>
              </table:table-cell>
              <table:table-cell office:value-type="float" office:value="-6.574">
                <text:p>-6.574</text:p>
                <draw:g>
                  <svg:desc>'Short Alkene Results'.G84:'Short Alkene Results'.G84 'Short Alkene Results'.M84:'Short Alkene Results'.M84 'Short Alkene Results'.S84:'Short Alkene Results'.S84 'Short Alkene Results'.Y84:'Short Alkene Results'.Y84 'Short Alkene Results'.AE84:'Short Alkene Results'.AE84 'Short Alkene Results'.AK84:'Short Alkene Results'.AK84</svg:desc>
                </draw:g>
              </table:table-cell>
              <table:table-cell office:value-type="float" office:value="-5.673">
                <text:p>-5.673</text:p>
              </table:table-cell>
              <table:table-cell office:value-type="float" office:value="-5.214">
                <text:p>-5.214</text:p>
              </table:table-cell>
              <table:table-cell office:value-type="float" office:value="-4.937">
                <text:p>-4.937</text:p>
              </table:table-cell>
              <table:table-cell office:value-type="float" office:value="-4.75">
                <text:p>-4.75</text:p>
              </table:table-cell>
              <table:table-cell office:value-type="float" office:value="-4.616">
                <text:p>-4.616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91:'Short Alkene Results'.D91</svg:desc>
                </draw:g>
              </table:table-cell>
              <table:table-cell office:value-type="float" office:value="-7.252">
                <text:p>-7.252</text:p>
                <draw:g>
                  <svg:desc>'Short Alkene Results'.G93:'Short Alkene Results'.G93 'Short Alkene Results'.M93:'Short Alkene Results'.M93 'Short Alkene Results'.S93:'Short Alkene Results'.S93 'Short Alkene Results'.Y93:'Short Alkene Results'.Y93 'Short Alkene Results'.AE93:'Short Alkene Results'.AE93 'Short Alkene Results'.AK93:'Short Alkene Results'.AK93</svg:desc>
                </draw:g>
              </table:table-cell>
              <table:table-cell office:value-type="float" office:value="-6.368">
                <text:p>-6.368</text:p>
              </table:table-cell>
              <table:table-cell office:value-type="float" office:value="-5.93">
                <text:p>-5.93</text:p>
              </table:table-cell>
              <table:table-cell office:value-type="float" office:value="-5.661">
                <text:p>-5.661</text:p>
              </table:table-cell>
              <table:table-cell office:value-type="float" office:value="-5.481">
                <text:p>-5.481</text:p>
              </table:table-cell>
              <table:table-cell office:value-type="float" office:value="-5.351">
                <text:p>-5.35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08cm" xlink:href=".." xlink:type="simple" chart:class="chart:bar" chart:style-name="ch1">
        <chart:title svg:x="4.171cm" svg:y="0.15cm" chart:style-name="ch2">
          <text:p>Triplet-Singlet TPSSH</text:p>
        </chart:title>
        <chart:legend svg:x="5.71cm" svg:y="0.862cm" style:legend-expansion="custom" chartooo:width="6.61cm" chartooo:height="1.015cm" style:legend-expansion-aspect-ratio="6.51231527093596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00:'Short Alkene Results'.D100 'Short Alkene Results'.G105:'Short Alkene Results'.G105 'Short Alkene Results'.M105:'Short Alkene Results'.M105 'Short Alkene Results'.S105:'Short Alkene Results'.S105 'Short Alkene Results'.Y105:'Short Alkene Results'.Y105 'Short Alkene Results'.AE105:'Short Alkene Results'.AE105 'Short Alkene Results'.AK105:'Short Alkene Results'.AK105 'Short Alkene Results'.D109:'Short Alkene Results'.D109 'Short Alkene Results'.G114:'Short Alkene Results'.G114 'Short Alkene Results'.M114:'Short Alkene Results'.M114 'Short Alkene Results'.S114:'Short Alkene Results'.S114 'Short Alkene Results'.Y114:'Short Alkene Results'.Y114 'Short Alkene Results'.AE114:'Short Alkene Results'.AE114 'Short Alkene Results'.AK114:'Short Alkene Results'.AK114" chart:data-source-has-labels="both" svg:x="0.863cm" svg:y="0.715cm" svg:width="11.435cm" svg:height="5.312cm">
          <chartooo:coordinate-region svg:x="1.299cm" svg:y="0.914cm" svg:width="10.999cm" svg:height="4.466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43cm" svg:y="3.627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05:'Short Alkene Results'.G105 'Short Alkene Results'.M105:'Short Alkene Results'.M105 'Short Alkene Results'.S105:'Short Alkene Results'.S105 'Short Alkene Results'.Y105:'Short Alkene Results'.Y105 'Short Alkene Results'.AE105:'Short Alkene Results'.AE105 'Short Alkene Results'.AK105:'Short Alkene Results'.AK105" chart:label-cell-address="'Short Alkene Results'.D100:'Short Alkene Results'.D100" chart:class="chart:bar">
            <chart:data-point chart:repeated="6"/>
          </chart:series>
          <chart:series chart:style-name="ch10" chart:values-cell-range-address="'Short Alkene Results'.G114:'Short Alkene Results'.G114 'Short Alkene Results'.M114:'Short Alkene Results'.M114 'Short Alkene Results'.S114:'Short Alkene Results'.S114 'Short Alkene Results'.Y114:'Short Alkene Results'.Y114 'Short Alkene Results'.AE114:'Short Alkene Results'.AE114 'Short Alkene Results'.AK114:'Short Alkene Results'.AK114" chart:label-cell-address="'Short Alkene Results'.D109:'Short Alkene Results'.D10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00:'Short Alkene Results'.D100</svg:desc>
                </draw:g>
              </table:table-cell>
              <table:table-cell office:value-type="float" office:value="4.312068559382">
                <text:p>4.312068559382</text:p>
                <draw:g>
                  <svg:desc>'Short Alkene Results'.G105:'Short Alkene Results'.G105 'Short Alkene Results'.M105:'Short Alkene Results'.M105 'Short Alkene Results'.S105:'Short Alkene Results'.S105 'Short Alkene Results'.Y105:'Short Alkene Results'.Y105 'Short Alkene Results'.AE105:'Short Alkene Results'.AE105 'Short Alkene Results'.AK105:'Short Alkene Results'.AK105</svg:desc>
                </draw:g>
              </table:table-cell>
              <table:table-cell office:value-type="float" office:value="3.09865220504316">
                <text:p>3.09865220504316</text:p>
              </table:table-cell>
              <table:table-cell office:value-type="float" office:value="2.38219272628723">
                <text:p>2.38219272628723</text:p>
              </table:table-cell>
              <table:table-cell office:value-type="float" office:value="1.95326867938207">
                <text:p>1.95326867938207</text:p>
              </table:table-cell>
              <table:table-cell office:value-type="float" office:value="1.66437155175532">
                <text:p>1.66437155175532</text:p>
              </table:table-cell>
              <table:table-cell office:value-type="float" office:value="1.45857116777575">
                <text:p>1.45857116777575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09:'Short Alkene Results'.D109</svg:desc>
                </draw:g>
              </table:table-cell>
              <table:table-cell office:value-type="float" office:value="4.16697023260517">
                <text:p>4.16697023260517</text:p>
                <draw:g>
                  <svg:desc>'Short Alkene Results'.G114:'Short Alkene Results'.G114 'Short Alkene Results'.M114:'Short Alkene Results'.M114 'Short Alkene Results'.S114:'Short Alkene Results'.S114 'Short Alkene Results'.Y114:'Short Alkene Results'.Y114 'Short Alkene Results'.AE114:'Short Alkene Results'.AE114 'Short Alkene Results'.AK114:'Short Alkene Results'.AK114</svg:desc>
                </draw:g>
              </table:table-cell>
              <table:table-cell office:value-type="float" office:value="2.89091336638764">
                <text:p>2.89091336638764</text:p>
              </table:table-cell>
              <table:table-cell office:value-type="float" office:value="2.11168184408331">
                <text:p>2.11168184408331</text:p>
              </table:table-cell>
              <table:table-cell office:value-type="float" office:value="1.72957369439069">
                <text:p>1.72957369439069</text:p>
              </table:table-cell>
              <table:table-cell office:value-type="float" office:value="1.4468528870874">
                <text:p>1.4468528870874</text:p>
              </table:table-cell>
              <table:table-cell office:value-type="float" office:value="1.24468946519373">
                <text:p>1.2446894651937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08cm" xlink:href=".." xlink:type="simple" chart:class="chart:bar" chart:style-name="ch1">
        <chart:title svg:x="4.185cm" svg:y="0.15cm" chart:style-name="ch2">
          <text:p>Singlet HOMO TPSSH</text:p>
        </chart:title>
        <chart:legend svg:x="6.547cm" svg:y="4.21cm" style:legend-expansion="custom" chartooo:width="5.773cm" chartooo:height="1.145cm" style:legend-expansion-aspect-ratio="5.04192139737991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00:'Short Alkene Results'.D100 'Short Alkene Results'.G102:'Short Alkene Results'.G102 'Short Alkene Results'.M102:'Short Alkene Results'.M102 'Short Alkene Results'.S102:'Short Alkene Results'.S102 'Short Alkene Results'.Y102:'Short Alkene Results'.Y102 'Short Alkene Results'.AE102:'Short Alkene Results'.AE102 'Short Alkene Results'.AK102:'Short Alkene Results'.AK102 'Short Alkene Results'.D109:'Short Alkene Results'.D109 'Short Alkene Results'.G111:'Short Alkene Results'.G111 'Short Alkene Results'.M111:'Short Alkene Results'.M111 'Short Alkene Results'.S111:'Short Alkene Results'.S111 'Short Alkene Results'.Y111:'Short Alkene Results'.Y111 'Short Alkene Results'.AE111:'Short Alkene Results'.AE111 'Short Alkene Results'.AK111:'Short Alkene Results'.AK111" chart:data-source-has-labels="both" svg:x="0.757cm" svg:y="0.715cm" svg:width="11.541cm" svg:height="5.312cm">
          <chartooo:coordinate-region svg:x="1.299cm" svg:y="0.914cm" svg:width="10.999cm" svg:height="4.466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27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02:'Short Alkene Results'.G102 'Short Alkene Results'.M102:'Short Alkene Results'.M102 'Short Alkene Results'.S102:'Short Alkene Results'.S102 'Short Alkene Results'.Y102:'Short Alkene Results'.Y102 'Short Alkene Results'.AE102:'Short Alkene Results'.AE102 'Short Alkene Results'.AK102:'Short Alkene Results'.AK102" chart:label-cell-address="'Short Alkene Results'.D100:'Short Alkene Results'.D100" chart:class="chart:bar">
            <chart:data-point chart:repeated="6"/>
          </chart:series>
          <chart:series chart:style-name="ch10" chart:values-cell-range-address="'Short Alkene Results'.G111:'Short Alkene Results'.G111 'Short Alkene Results'.M111:'Short Alkene Results'.M111 'Short Alkene Results'.S111:'Short Alkene Results'.S111 'Short Alkene Results'.Y111:'Short Alkene Results'.Y111 'Short Alkene Results'.AE111:'Short Alkene Results'.AE111 'Short Alkene Results'.AK111:'Short Alkene Results'.AK111" chart:label-cell-address="'Short Alkene Results'.D109:'Short Alkene Results'.D10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00:'Short Alkene Results'.D100</svg:desc>
                </draw:g>
              </table:table-cell>
              <table:table-cell office:value-type="float" office:value="-7.07">
                <text:p>-7.07</text:p>
                <draw:g>
                  <svg:desc>'Short Alkene Results'.G102:'Short Alkene Results'.G102 'Short Alkene Results'.M102:'Short Alkene Results'.M102 'Short Alkene Results'.S102:'Short Alkene Results'.S102 'Short Alkene Results'.Y102:'Short Alkene Results'.Y102 'Short Alkene Results'.AE102:'Short Alkene Results'.AE102 'Short Alkene Results'.AK102:'Short Alkene Results'.AK102</svg:desc>
                </draw:g>
              </table:table-cell>
              <table:table-cell office:value-type="float" office:value="-6.097">
                <text:p>-6.097</text:p>
              </table:table-cell>
              <table:table-cell office:value-type="float" office:value="-5.594">
                <text:p>-5.594</text:p>
              </table:table-cell>
              <table:table-cell office:value-type="float" office:value="-5.286">
                <text:p>-5.286</text:p>
              </table:table-cell>
              <table:table-cell office:value-type="float" office:value="-5.077">
                <text:p>-5.077</text:p>
              </table:table-cell>
              <table:table-cell office:value-type="float" office:value="-4.925">
                <text:p>-4.925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09:'Short Alkene Results'.D109</svg:desc>
                </draw:g>
              </table:table-cell>
              <table:table-cell office:value-type="float" office:value="-7.61">
                <text:p>-7.61</text:p>
                <draw:g>
                  <svg:desc>'Short Alkene Results'.G111:'Short Alkene Results'.G111 'Short Alkene Results'.M111:'Short Alkene Results'.M111 'Short Alkene Results'.S111:'Short Alkene Results'.S111 'Short Alkene Results'.Y111:'Short Alkene Results'.Y111 'Short Alkene Results'.AE111:'Short Alkene Results'.AE111 'Short Alkene Results'.AK111:'Short Alkene Results'.AK111</svg:desc>
                </draw:g>
              </table:table-cell>
              <table:table-cell office:value-type="float" office:value="-6.669">
                <text:p>-6.669</text:p>
              </table:table-cell>
              <table:table-cell office:value-type="float" office:value="-6.194">
                <text:p>-6.194</text:p>
              </table:table-cell>
              <table:table-cell office:value-type="float" office:value="-5.902">
                <text:p>-5.902</text:p>
              </table:table-cell>
              <table:table-cell office:value-type="float" office:value="-5.704">
                <text:p>-5.704</text:p>
              </table:table-cell>
              <table:table-cell office:value-type="float" office:value="-5.561">
                <text:p>-5.56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1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13.001cm" svg:height="5.924cm" xlink:href=".." xlink:type="simple" chart:class="chart:bar" chart:style-name="ch1">
        <chart:legend svg:x="6.552cm" svg:y="0.901cm" style:legend-expansion="custom" chartooo:width="5.71cm" chartooo:height="0.909cm" style:legend-expansion-aspect-ratio="6.28162816281628" chart:style-name="ch2"/>
        <chart:plot-area chart:style-name="ch3" table:cell-range-address="'Ring Results'.D6:'Ring Results'.D6 'Ring Results'.J6:'Ring Results'.J6 'Ring Results'.P6:'Ring Results'.P6 'Ring Results'.V6:'Ring Results'.V6 'Ring Results'.AB6:'Ring Results'.AB6 'Ring Results'.AH6:'Ring Results'.AH6 'Ring Results'.D23:'Ring Results'.D23 'Ring Results'.G28:'Ring Results'.G28 'Ring Results'.M28:'Ring Results'.M28 'Ring Results'.S28:'Ring Results'.S28 'Ring Results'.Y28:'Ring Results'.Y28 'Ring Results'.AE28:'Ring Results'.AE28 'Ring Results'.AK28:'Ring Results'.AK28 'Ring Results'.D32:'Ring Results'.D32 'Ring Results'.G37:'Ring Results'.G37 'Ring Results'.M37:'Ring Results'.M37 'Ring Results'.S37:'Ring Results'.S37 'Ring Results'.Y37:'Ring Results'.Y37 'Ring Results'.AE37:'Ring Results'.AE37 'Ring Results'.AK37:'Ring Results'.AK37" chart:data-source-has-labels="both" svg:x="0.864cm" svg:y="0.684cm" svg:width="11.434cm" svg:height="5.175cm">
          <chartooo:coordinate-region svg:x="1.3cm" svg:y="0.883cm" svg:width="10.998cm" svg:height="4.329cm"/>
          <chart:axis chart:dimension="x" chart:name="primary-x" chart:style-name="ch4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5">
            <chart:title svg:x="0.044cm" svg:y="3.527cm" chart:style-name="ch6">
              <text:p>eV</text:p>
            </chart:title>
            <chart:grid chart:style-name="ch7" chart:class="major"/>
          </chart:axis>
          <chart:series chart:style-name="ch8" chart:values-cell-range-address="'Ring Results'.G28:'Ring Results'.G28 'Ring Results'.M28:'Ring Results'.M28 'Ring Results'.S28:'Ring Results'.S28 'Ring Results'.Y28:'Ring Results'.Y28 'Ring Results'.AE28:'Ring Results'.AE28 'Ring Results'.AK28:'Ring Results'.AK28" chart:label-cell-address="'Ring Results'.D23:'Ring Results'.D23" chart:class="chart:bar">
            <chart:data-point chart:repeated="6"/>
          </chart:series>
          <chart:series chart:style-name="ch9" chart:values-cell-range-address="'Ring Results'.G37:'Ring Results'.G37 'Ring Results'.M37:'Ring Results'.M37 'Ring Results'.S37:'Ring Results'.S37 'Ring Results'.Y37:'Ring Results'.Y37 'Ring Results'.AE37:'Ring Results'.AE37 'Ring Results'.AK37:'Ring Results'.AK37" chart:label-cell-address="'Ring Results'.D32:'Ring Results'.D32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4.234cm" svg:height="0.879cm" svg:x="5.95cm" svg:y="0.13cm">
          <draw:image xlink:href="Pictures/2000003E0000093B00000240225543DF90643F13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23:'Ring Results'.D23</svg:desc>
                </draw:g>
              </table:table-cell>
              <table:table-cell office:value-type="float" office:value="4.35771980933826">
                <text:p>4.35771980933826</text:p>
                <draw:g>
                  <svg:desc>'Ring Results'.G28:'Ring Results'.G28 'Ring Results'.M28:'Ring Results'.M28 'Ring Results'.S28:'Ring Results'.S28 'Ring Results'.Y28:'Ring Results'.Y28 'Ring Results'.AE28:'Ring Results'.AE28 'Ring Results'.AK28:'Ring Results'.AK28</svg:desc>
                </draw:g>
              </table:table-cell>
              <table:table-cell office:value-type="float" office:value="3.13035555781978">
                <text:p>3.13035555781978</text:p>
              </table:table-cell>
              <table:table-cell office:value-type="float" office:value="2.10882101054929">
                <text:p>2.10882101054929</text:p>
              </table:table-cell>
              <table:table-cell office:value-type="float" office:value="2.4206911345691">
                <text:p>2.4206911345691</text:p>
              </table:table-cell>
              <table:table-cell office:value-type="float" office:value="2.89313053094843">
                <text:p>2.89313053094843</text:p>
              </table:table-cell>
              <table:table-cell office:value-type="float" office:value="2.04113215554985">
                <text:p>2.04113215554985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32:'Ring Results'.D32</svg:desc>
                </draw:g>
              </table:table-cell>
              <table:table-cell office:value-type="float" office:value="4.21593995171805">
                <text:p>4.21593995171805</text:p>
                <draw:g>
                  <svg:desc>'Ring Results'.G37:'Ring Results'.G37 'Ring Results'.M37:'Ring Results'.M37 'Ring Results'.S37:'Ring Results'.S37 'Ring Results'.Y37:'Ring Results'.Y37 'Ring Results'.AE37:'Ring Results'.AE37 'Ring Results'.AK37:'Ring Results'.AK37</svg:desc>
                </draw:g>
              </table:table-cell>
              <table:table-cell office:value-type="float" office:value="3.0586295102411">
                <text:p>3.0586295102411</text:p>
              </table:table-cell>
              <table:table-cell office:value-type="float" office:value="2.12562392346849">
                <text:p>2.12562392346849</text:p>
              </table:table-cell>
              <table:table-cell office:value-type="float" office:value="2.37969001906311">
                <text:p>2.37969001906311</text:p>
              </table:table-cell>
              <table:table-cell office:value-type="float" office:value="2.92706869214836">
                <text:p>2.92706869214836</text:p>
              </table:table-cell>
              <table:table-cell office:value-type="float" office:value="1.97126105634129">
                <text:p>1.9712610563412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1cm" xlink:href=".." xlink:type="simple" chart:class="chart:bar" chart:style-name="ch1">
        <chart:title svg:x="4.606cm" svg:y="0.155cm" chart:style-name="ch2">
          <text:p>Triplet-Singlet PBE</text:p>
        </chart:title>
        <chart:legend svg:x="6.73cm" svg:y="0.88cm" style:legend-expansion="custom" chartooo:width="5.568cm" chartooo:height="0.958cm" style:legend-expansion-aspect-ratio="5.81210855949896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41:'Ring Results'.D41 'Ring Results'.G46:'Ring Results'.G46 'Ring Results'.M46:'Ring Results'.M46 'Ring Results'.S46:'Ring Results'.S46 'Ring Results'.Y46:'Ring Results'.Y46 'Ring Results'.AE46:'Ring Results'.AE46 'Ring Results'.AK46:'Ring Results'.AK46 'Ring Results'.D50:'Ring Results'.D50 'Ring Results'.G55:'Ring Results'.G55 'Ring Results'.M55:'Ring Results'.M55 'Ring Results'.S55:'Ring Results'.S55 'Ring Results'.Y55:'Ring Results'.Y55 'Ring Results'.AE55:'Ring Results'.AE55 'Ring Results'.AK55:'Ring Results'.AK55" chart:data-source-has-labels="both" svg:x="0.863cm" svg:y="0.696cm" svg:width="11.435cm" svg:height="5.237cm">
          <chartooo:coordinate-region svg:x="1.299cm" svg:y="0.895cm" svg:width="10.999cm" svg:height="4.391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.043cm" svg:y="3.57cm" chart:style-name="ch7">
              <text:p>eV</text:p>
            </chart:title>
            <chart:grid chart:style-name="ch8" chart:class="major"/>
          </chart:axis>
          <chart:series chart:style-name="ch9" chart:values-cell-range-address="'Ring Results'.G46:'Ring Results'.G46 'Ring Results'.M46:'Ring Results'.M46 'Ring Results'.S46:'Ring Results'.S46 'Ring Results'.Y46:'Ring Results'.Y46 'Ring Results'.AE46:'Ring Results'.AE46 'Ring Results'.AK46:'Ring Results'.AK46" chart:label-cell-address="'Ring Results'.D41:'Ring Results'.D41" chart:class="chart:bar">
            <chart:data-point chart:repeated="6"/>
          </chart:series>
          <chart:series chart:style-name="ch10" chart:values-cell-range-address="'Ring Results'.G55:'Ring Results'.G55 'Ring Results'.M55:'Ring Results'.M55 'Ring Results'.S55:'Ring Results'.S55 'Ring Results'.Y55:'Ring Results'.Y55 'Ring Results'.AE55:'Ring Results'.AE55 'Ring Results'.AK55:'Ring Results'.AK55" chart:label-cell-address="'Ring Results'.D50:'Ring Results'.D5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41:'Ring Results'.D41</svg:desc>
                </draw:g>
              </table:table-cell>
              <table:table-cell office:value-type="float" office:value="4.36360075008287">
                <text:p>4.36360075008287</text:p>
                <draw:g>
                  <svg:desc>'Ring Results'.G46:'Ring Results'.G46 'Ring Results'.M46:'Ring Results'.M46 'Ring Results'.S46:'Ring Results'.S46 'Ring Results'.Y46:'Ring Results'.Y46 'Ring Results'.AE46:'Ring Results'.AE46 'Ring Results'.AK46:'Ring Results'.AK46</svg:desc>
                </draw:g>
              </table:table-cell>
              <table:table-cell office:value-type="float" office:value="2.93812617974046">
                <text:p>2.93812617974046</text:p>
              </table:table-cell>
              <table:table-cell office:value-type="float" office:value="1.9516279390195">
                <text:p>1.9516279390195</text:p>
              </table:table-cell>
              <table:table-cell office:value-type="float" office:value="2.24702345547567">
                <text:p>2.24702345547567</text:p>
              </table:table-cell>
              <table:table-cell office:value-type="float" office:value="2.60649471835223">
                <text:p>2.60649471835223</text:p>
              </table:table-cell>
              <table:table-cell office:value-type="float" office:value="1.74114666900823">
                <text:p>1.74114666900823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50:'Ring Results'.D50</svg:desc>
                </draw:g>
              </table:table-cell>
              <table:table-cell office:value-type="float" office:value="4.21593995171805">
                <text:p>4.21593995171805</text:p>
                <draw:g>
                  <svg:desc>'Ring Results'.G55:'Ring Results'.G55 'Ring Results'.M55:'Ring Results'.M55 'Ring Results'.S55:'Ring Results'.S55 'Ring Results'.Y55:'Ring Results'.Y55 'Ring Results'.AE55:'Ring Results'.AE55 'Ring Results'.AK55:'Ring Results'.AK55</svg:desc>
                </draw:g>
              </table:table-cell>
              <table:table-cell office:value-type="float" office:value="2.95925196939246">
                <text:p>2.95925196939246</text:p>
              </table:table-cell>
              <table:table-cell office:value-type="float" office:value="1.95236642334294">
                <text:p>1.95236642334294</text:p>
              </table:table-cell>
              <table:table-cell office:value-type="float" office:value="2.18809810031762">
                <text:p>2.18809810031762</text:p>
              </table:table-cell>
              <table:table-cell office:value-type="float" office:value="2.64989653648932">
                <text:p>2.64989653648932</text:p>
              </table:table-cell>
              <table:table-cell office:value-type="float" office:value="1.74914639971601">
                <text:p>1.7491463997160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7cm" xlink:href=".." xlink:type="simple" chart:class="chart:bar" chart:style-name="ch1">
        <chart:title svg:x="3.172cm" svg:y="0.136cm" chart:style-name="ch2">
          <text:p>TD-DFT Excitation (PBE0) 2013</text:p>
        </chart:title>
        <chart:legend svg:x="6.5cm" svg:y="0.843cm" style:legend-expansion="custom" chartooo:width="5.88cm" chartooo:height="1.989cm" style:legend-expansion-aspect-ratio="2.95625942684766" chart:style-name="ch3"/>
        <chart:plot-area chart:style-name="ch4" table:cell-range-address="'2013 Results'.A16:'2013 Results'.A21 '2013 Results'.C14:'2013 Results'.C14 '2013 Results'.C16:'2013 Results'.C21 '2013 Results'.E14:'2013 Results'.E14 '2013 Results'.E16:'2013 Results'.E21" chart:data-source-has-labels="both" svg:x="0.864cm" svg:y="0.698cm" svg:width="11.434cm" svg:height="5.341cm">
          <chartooo:coordinate-region svg:x="1.3cm" svg:y="0.897cm" svg:width="10.998cm" svg:height="4.495cm"/>
          <chart:axis chart:dimension="x" chart:name="primary-x" chart:style-name="ch5" chartooo:axis-type="auto">
            <chartooo:date-scale/>
            <chart:categories table:cell-range-address="'2013 Results'.A16:'2013 Results'.A21"/>
          </chart:axis>
          <chart:axis chart:dimension="y" chart:name="primary-y" chart:style-name="ch6">
            <chart:title svg:x="0.044cm" svg:y="3.624cm" chart:style-name="ch7">
              <text:p>eV</text:p>
            </chart:title>
            <chart:grid chart:style-name="ch8" chart:class="major"/>
          </chart:axis>
          <chart:series chart:style-name="ch9" chart:values-cell-range-address="'2013 Results'.C16:'2013 Results'.C21" chart:label-cell-address="'2013 Results'.C14:'2013 Results'.C14" chart:class="chart:bar">
            <chart:data-point chart:repeated="6"/>
          </chart:series>
          <chart:series chart:style-name="ch10" chart:values-cell-range-address="'2013 Results'.E16:'2013 Results'.E21" chart:label-cell-address="'2013 Results'.E14:'2013 Results'.E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erence alkenes</text:p>
                <draw:g>
                  <svg:desc>'2013 Results'.C14:'2013 Results'.C14</svg:desc>
                </draw:g>
              </table:table-cell>
              <table:table-cell office:value-type="string">
                <text:p>Pseudo-alkenes</text:p>
                <draw:g>
                  <svg:desc>'2013 Results'.E14:'2013 Results'.E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₂H₄</text:p>
                <draw:g>
                  <svg:desc>'2013 Results'.A16:'2013 Results'.A21</svg:desc>
                </draw:g>
              </table:table-cell>
              <table:table-cell office:value-type="float" office:value="4.25996595">
                <text:p>4.25996595</text:p>
                <draw:g>
                  <svg:desc>'2013 Results'.C16:'2013 Results'.C21</svg:desc>
                </draw:g>
              </table:table-cell>
              <table:table-cell office:value-type="float" office:value="4.19849911">
                <text:p>4.19849911</text:p>
                <draw:g>
                  <svg:desc>'2013 Results'.E16:'2013 Results'.E21</svg:desc>
                </draw:g>
              </table:table-cell>
            </table:table-row>
            <table:table-row>
              <table:table-cell office:value-type="string">
                <text:p>C₄H₆</text:p>
              </table:table-cell>
              <table:table-cell office:value-type="float" office:value="3.06244938">
                <text:p>3.06244938</text:p>
              </table:table-cell>
              <table:table-cell office:value-type="float" office:value="3.04919459">
                <text:p>3.04919459</text:p>
              </table:table-cell>
            </table:table-row>
            <table:table-row>
              <table:table-cell office:value-type="string">
                <text:p>C₆H₈</text:p>
              </table:table-cell>
              <table:table-cell office:value-type="float" office:value="2.40527002">
                <text:p>2.40527002</text:p>
              </table:table-cell>
              <table:table-cell office:value-type="float" office:value="2.39087111">
                <text:p>2.39087111</text:p>
              </table:table-cell>
            </table:table-row>
            <table:table-row>
              <table:table-cell office:value-type="string">
                <text:p>C₈H₁₀</text:p>
              </table:table-cell>
              <table:table-cell office:value-type="float" office:value="2.00092692">
                <text:p>2.00092692</text:p>
              </table:table-cell>
              <table:table-cell office:value-type="float" office:value="1.99435997">
                <text:p>1.99435997</text:p>
              </table:table-cell>
            </table:table-row>
            <table:table-row>
              <table:table-cell office:value-type="string">
                <text:p>C₁₀H₁₂</text:p>
              </table:table-cell>
              <table:table-cell office:value-type="float" office:value="1.72909185">
                <text:p>1.72909185</text:p>
              </table:table-cell>
              <table:table-cell office:value-type="float" office:value="1.72448195">
                <text:p>1.72448195</text:p>
              </table:table-cell>
            </table:table-row>
            <table:table-row>
              <table:table-cell office:value-type="string">
                <text:p>C₁₂H₁₄</text:p>
              </table:table-cell>
              <table:table-cell office:value-type="float" office:value="1.53571572">
                <text:p>1.53571572</text:p>
              </table:table-cell>
              <table:table-cell office:value-type="float" office:value="1.53599167">
                <text:p>1.5359916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63cm" svg:height="6.719cm" xlink:href=".." xlink:type="simple" chart:class="chart:bar" chart:style-name="ch1">
        <chart:legend chart:legend-position="end" svg:x="12.35cm" svg:y="2.811cm" style:legend-expansion="high" chart:style-name="ch2"/>
        <chart:plot-area chart:style-name="ch3" table:cell-range-address="'Short Alkene Results'.D118:'Short Alkene Results'.D118 'Short Alkene Results'.G123:'Short Alkene Results'.G123 'Short Alkene Results'.M123:'Short Alkene Results'.M123 'Short Alkene Results'.S123:'Short Alkene Results'.S123 'Short Alkene Results'.Y123:'Short Alkene Results'.Y123 'Short Alkene Results'.AE123:'Short Alkene Results'.AE123 'Short Alkene Results'.AK123:'Short Alkene Results'.AK123 'Short Alkene Results'.D109:'Short Alkene Results'.D109 'Short Alkene Results'.G130:'Short Alkene Results'.G130 'Short Alkene Results'.M130:'Short Alkene Results'.M130 'Short Alkene Results'.S130:'Short Alkene Results'.S130 'Short Alkene Results'.Y130:'Short Alkene Results'.Y130 'Short Alkene Results'.AE130:'Short Alkene Results'.AE130 'Short Alkene Results'.AK130:'Short Alkene Results'.AK130" chart:data-source-has-labels="column" svg:x="0.319cm" svg:y="0.134cm" svg:width="11.712cm" svg:height="6.451cm">
          <chartooo:coordinate-region svg:x="1.046cm" svg:y="0.333cm" svg:width="10.985cm" svg:height="6.0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hort Alkene Results'.G123:'Short Alkene Results'.G123 'Short Alkene Results'.M123:'Short Alkene Results'.M123 'Short Alkene Results'.S123:'Short Alkene Results'.S123 'Short Alkene Results'.Y123:'Short Alkene Results'.Y123 'Short Alkene Results'.AE123:'Short Alkene Results'.AE123 'Short Alkene Results'.AK123:'Short Alkene Results'.AK123" chart:label-cell-address="'Short Alkene Results'.D118:'Short Alkene Results'.D118" chart:class="chart:bar">
            <chart:data-point chart:repeated="6"/>
          </chart:series>
          <chart:series chart:style-name="ch8" chart:values-cell-range-address="'Short Alkene Results'.G130:'Short Alkene Results'.G130 'Short Alkene Results'.M130:'Short Alkene Results'.M130 'Short Alkene Results'.S130:'Short Alkene Results'.S130 'Short Alkene Results'.Y130:'Short Alkene Results'.Y130 'Short Alkene Results'.AE130:'Short Alkene Results'.AE130 'Short Alkene Results'.AK130:'Short Alkene Results'.AK130" chart:label-cell-address="'Short Alkene Results'.D109:'Short Alkene Results'.D10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18:'Short Alkene Results'.D118</svg:desc>
                </draw:g>
              </table:table-cell>
              <table:table-cell office:value-type="float" office:value="3.88090383034044">
                <text:p>3.88090383034044</text:p>
                <draw:g>
                  <svg:desc>'Short Alkene Results'.G123:'Short Alkene Results'.G123 'Short Alkene Results'.M123:'Short Alkene Results'.M123 'Short Alkene Results'.S123:'Short Alkene Results'.S123 'Short Alkene Results'.Y123:'Short Alkene Results'.Y123 'Short Alkene Results'.AE123:'Short Alkene Results'.AE123 'Short Alkene Results'.AK123:'Short Alkene Results'.AK123</svg:desc>
                </draw:g>
              </table:table-cell>
              <table:table-cell office:value-type="float" office:value="2.57153298454568">
                <text:p>2.57153298454568</text:p>
              </table:table-cell>
              <table:table-cell office:value-type="float" office:value="1.87328085537986">
                <text:p>1.87328085537986</text:p>
              </table:table-cell>
              <table:table-cell office:value-type="float" office:value="1.4408867724772">
                <text:p>1.4408867724772</text:p>
              </table:table-cell>
              <table:table-cell office:value-type="float" office:value="1.14271901129911">
                <text:p>1.14271901129911</text:p>
              </table:table-cell>
              <table:table-cell office:value-type="float" office:value="0.92008456397708">
                <text:p>0.92008456397708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09:'Short Alkene Results'.D109</svg:desc>
                </draw:g>
              </table:table-cell>
              <table:table-cell office:value-type="float" office:value="3.36004471745039">
                <text:p>3.36004471745039</text:p>
                <draw:g>
                  <svg:desc>'Short Alkene Results'.G130:'Short Alkene Results'.G130 'Short Alkene Results'.M130:'Short Alkene Results'.M130 'Short Alkene Results'.S130:'Short Alkene Results'.S130 'Short Alkene Results'.Y130:'Short Alkene Results'.Y130 'Short Alkene Results'.AE130:'Short Alkene Results'.AE130 'Short Alkene Results'.AK130:'Short Alkene Results'.AK130</svg:desc>
                </draw:g>
              </table:table-cell>
              <table:table-cell office:value-type="float" office:value="1.88283769125777">
                <text:p>1.88283769125777</text:p>
              </table:table-cell>
              <table:table-cell office:value-type="float" office:value="0.978145220156926">
                <text:p>0.978145220156926</text:p>
              </table:table-cell>
              <table:table-cell office:value-type="float" office:value="1.95485596593401">
                <text:p>1.95485596593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13.001cm" svg:height="6.112cm" xlink:href=".." xlink:type="simple" chart:class="chart:bar" chart:style-name="ch1">
        <chart:legend svg:x="6.588cm" svg:y="1.006cm" style:legend-expansion="custom" chartooo:width="5.654cm" chartooo:height="1.708cm" style:legend-expansion-aspect-ratio="3.31030444964871" chart:style-name="ch2"/>
        <chart:plot-area chart:style-name="ch3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G41:'Short Alkene Results'.G41 'Short Alkene Results'.M41:'Short Alkene Results'.M41 'Short Alkene Results'.S41:'Short Alkene Results'.S41 'Short Alkene Results'.Y41:'Short Alkene Results'.Y41 'Short Alkene Results'.AE41:'Short Alkene Results'.AE41 'Short Alkene Results'.AK41:'Short Alkene Results'.AK41 'Short Alkene Results'.G60:'Short Alkene Results'.G60 'Short Alkene Results'.M60:'Short Alkene Results'.M60 'Short Alkene Results'.S60:'Short Alkene Results'.S60 'Short Alkene Results'.Y60:'Short Alkene Results'.Y60 'Short Alkene Results'.AE60:'Short Alkene Results'.AE60 'Short Alkene Results'.AK60:'Short Alkene Results'.AK60" chart:data-source-has-labels="both" svg:x="0.863cm" svg:y="0.716cm" svg:width="11.435cm" svg:height="5.426cm">
          <chartooo:coordinate-region svg:x="1.299cm" svg:y="0.915cm" svg:width="10.999cm" svg:height="4.58cm"/>
          <chart:axis chart:dimension="x" chart:name="primary-x" chart:style-name="ch4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5">
            <chart:title svg:x="0.278cm" svg:y="3.664cm" chart:style-name="ch6">
              <text:p>eV</text:p>
            </chart:title>
            <chart:grid chart:style-name="ch7" chart:class="major"/>
          </chart:axis>
          <chart:series chart:style-name="ch8" chart:values-cell-range-address="'Short Alkene Results'.G41:'Short Alkene Results'.G41 'Short Alkene Results'.M41:'Short Alkene Results'.M41 'Short Alkene Results'.S41:'Short Alkene Results'.S41 'Short Alkene Results'.Y41:'Short Alkene Results'.Y41 'Short Alkene Results'.AE41:'Short Alkene Results'.AE41 'Short Alkene Results'.AK41:'Short Alkene Results'.AK41" chart:label-cell-address="'Short Alkene Results'.D36:'Short Alkene Results'.D36" chart:class="chart:bar">
            <chart:data-point chart:repeated="6"/>
          </chart:series>
          <chart:series chart:style-name="ch9" chart:values-cell-range-address="'Short Alkene Results'.G60:'Short Alkene Results'.G60 'Short Alkene Results'.M60:'Short Alkene Results'.M60 'Short Alkene Results'.S60:'Short Alkene Results'.S60 'Short Alkene Results'.Y60:'Short Alkene Results'.Y60 'Short Alkene Results'.AE60:'Short Alkene Results'.AE60 'Short Alkene Results'.AK60:'Short Alkene Results'.AK60" chart:label-cell-address="'Short Alkene Results'.D46:'Short Alkene Results'.D46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4.234cm" svg:height="0.879cm" svg:x="6.188cm" svg:y="0.127cm">
          <draw:image xlink:href="Pictures/2000003E0000093B00000240225543DF90643F13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36:'Short Alkene Results'.D36</svg:desc>
                </draw:g>
              </table:table-cell>
              <table:table-cell office:value-type="float" office:value="4.33744373598246">
                <text:p>4.33744373598246</text:p>
                <draw:g>
                  <svg:desc>'Short Alkene Results'.G41:'Short Alkene Results'.G41 'Short Alkene Results'.M41:'Short Alkene Results'.M41 'Short Alkene Results'.S41:'Short Alkene Results'.S41 'Short Alkene Results'.Y41:'Short Alkene Results'.Y41 'Short Alkene Results'.AE41:'Short Alkene Results'.AE41 'Short Alkene Results'.AK41:'Short Alkene Results'.AK41</svg:desc>
                </draw:g>
              </table:table-cell>
              <table:table-cell office:value-type="float" office:value="3.17948788672515">
                <text:p>3.17948788672515</text:p>
              </table:table-cell>
              <table:table-cell office:value-type="float" office:value="2.47251692794607">
                <text:p>2.47251692794607</text:p>
              </table:table-cell>
              <table:table-cell office:value-type="float" office:value="2.05735753131583">
                <text:p>2.05735753131583</text:p>
              </table:table-cell>
              <table:table-cell office:value-type="float" office:value="1.77932351763865">
                <text:p>1.77932351763865</text:p>
              </table:table-cell>
              <table:table-cell office:value-type="float" office:value="1.58269354983009">
                <text:p>1.58269354983009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4.04275390052477">
                <text:p>4.04275390052477</text:p>
                <draw:g>
                  <svg:desc>'Short Alkene Results'.G60:'Short Alkene Results'.G60 'Short Alkene Results'.M60:'Short Alkene Results'.M60 'Short Alkene Results'.S60:'Short Alkene Results'.S60 'Short Alkene Results'.Y60:'Short Alkene Results'.Y60 'Short Alkene Results'.AE60:'Short Alkene Results'.AE60 'Short Alkene Results'.AK60:'Short Alkene Results'.AK60</svg:desc>
                </draw:g>
              </table:table-cell>
              <table:table-cell office:value-type="float" office:value="3.13563122485519">
                <text:p>3.13563122485519</text:p>
              </table:table-cell>
              <table:table-cell office:value-type="float" office:value="2.39550536553207">
                <text:p>2.39550536553207</text:p>
              </table:table-cell>
              <table:table-cell office:value-type="float" office:value="2.00316618425532">
                <text:p>2.00316618425532</text:p>
              </table:table-cell>
              <table:table-cell office:value-type="float" office:value="1.72118666676743">
                <text:p>1.72118666676743</text:p>
              </table:table-cell>
              <table:table-cell office:value-type="float" office:value="1.52316005288124">
                <text:p>1.523160052881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89cm" xlink:href=".." xlink:type="simple" chart:class="chart:bar" chart:style-name="ch1">
        <chart:title svg:x="5.015cm" svg:y="0.155cm" chart:style-name="ch2">
          <text:p>Triplet-Singlet HF </text:p>
        </chart:title>
        <chart:legend svg:x="6.543cm" svg:y="1.16cm" style:legend-expansion="custom" chartooo:width="5.514cm" chartooo:height="1.828cm" style:legend-expansion-aspect-ratio="3.0164113785558" chart:style-name="ch3"/>
        <chart:plot-area chart:style-name="ch4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26:'Short Alkene Results'.D26 'Short Alkene Results'.G31:'Short Alkene Results'.G31 'Short Alkene Results'.M31:'Short Alkene Results'.M31 'Short Alkene Results'.S31:'Short Alkene Results'.S31 'Short Alkene Results'.Y31:'Short Alkene Results'.Y31 'Short Alkene Results'.AE31:'Short Alkene Results'.AE31 'Short Alkene Results'.AK31:'Short Alkene Results'.AK31 'Short Alkene Results'.G51:'Short Alkene Results'.G51 'Short Alkene Results'.M51:'Short Alkene Results'.M51 'Short Alkene Results'.S51:'Short Alkene Results'.S51 'Short Alkene Results'.Y51:'Short Alkene Results'.Y51 'Short Alkene Results'.AE51:'Short Alkene Results'.AE51 'Short Alkene Results'.AK51:'Short Alkene Results'.AK51" chart:data-source-has-labels="both" svg:x="0.863cm" svg:y="0.724cm" svg:width="11.434cm" svg:height="5.482cm">
          <chartooo:coordinate-region svg:x="1.299cm" svg:y="0.923cm" svg:width="10.998cm" svg:height="4.636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43cm" svg:y="3.721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31:'Short Alkene Results'.G31 'Short Alkene Results'.M31:'Short Alkene Results'.M31 'Short Alkene Results'.S31:'Short Alkene Results'.S31 'Short Alkene Results'.Y31:'Short Alkene Results'.Y31 'Short Alkene Results'.AE31:'Short Alkene Results'.AE31 'Short Alkene Results'.AK31:'Short Alkene Results'.AK31" chart:label-cell-address="'Short Alkene Results'.D26:'Short Alkene Results'.D26" chart:class="chart:bar">
            <chart:data-point chart:repeated="6"/>
          </chart:series>
          <chart:series chart:style-name="ch10" chart:values-cell-range-address="'Short Alkene Results'.G51:'Short Alkene Results'.G51 'Short Alkene Results'.M51:'Short Alkene Results'.M51 'Short Alkene Results'.S51:'Short Alkene Results'.S51 'Short Alkene Results'.Y51:'Short Alkene Results'.Y51 'Short Alkene Results'.AE51:'Short Alkene Results'.AE51 'Short Alkene Results'.AK51:'Short Alkene Results'.AK51" chart:label-cell-address="'Short Alkene Results'.D46:'Short Alkene Results'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26:'Short Alkene Results'.D26</svg:desc>
                </draw:g>
              </table:table-cell>
              <table:table-cell office:value-type="float" office:value="3.5329549304006">
                <text:p>3.5329549304006</text:p>
                <draw:g>
                  <svg:desc>'Short Alkene Results'.G31:'Short Alkene Results'.G31 'Short Alkene Results'.M31:'Short Alkene Results'.M31 'Short Alkene Results'.S31:'Short Alkene Results'.S31 'Short Alkene Results'.Y31:'Short Alkene Results'.Y31 'Short Alkene Results'.AE31:'Short Alkene Results'.AE31 'Short Alkene Results'.AK31:'Short Alkene Results'.AK31</svg:desc>
                </draw:g>
              </table:table-cell>
              <table:table-cell office:value-type="float" office:value="3.05308618386482">
                <text:p>3.05308618386482</text:p>
              </table:table-cell>
              <table:table-cell office:value-type="float" office:value="2.13857241452321">
                <text:p>2.13857241452321</text:p>
              </table:table-cell>
              <table:table-cell office:value-type="float" office:value="1.99315637850669">
                <text:p>1.99315637850669</text:p>
              </table:table-cell>
              <table:table-cell office:value-type="float" office:value="1.54597955801815">
                <text:p>1.54597955801815</text:p>
              </table:table-cell>
              <table:table-cell office:value-type="float" office:value="1.34346667664036">
                <text:p>1.34346667664036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3.53291220825498">
                <text:p>3.53291220825498</text:p>
                <draw:g>
                  <svg:desc>'Short Alkene Results'.G51:'Short Alkene Results'.G51 'Short Alkene Results'.M51:'Short Alkene Results'.M51 'Short Alkene Results'.S51:'Short Alkene Results'.S51 'Short Alkene Results'.Y51:'Short Alkene Results'.Y51 'Short Alkene Results'.AE51:'Short Alkene Results'.AE51 'Short Alkene Results'.AK51:'Short Alkene Results'.AK51</svg:desc>
                </draw:g>
              </table:table-cell>
              <table:table-cell office:value-type="float" office:value="3.15771935600594">
                <text:p>3.15771935600594</text:p>
              </table:table-cell>
              <table:table-cell office:value-type="float" office:value="2.03755893884441">
                <text:p>2.03755893884441</text:p>
              </table:table-cell>
              <table:table-cell office:value-type="float" office:value="1.99783989588175">
                <text:p>1.99783989588175</text:p>
              </table:table-cell>
              <table:table-cell office:value-type="float" office:value="1.37376103209176">
                <text:p>1.37376103209176</text:p>
              </table:table-cell>
              <table:table-cell office:value-type="float" office:value="1.39491106436753">
                <text:p>1.3949110643675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89cm" xlink:href=".." xlink:type="simple" chart:class="chart:bar" chart:style-name="ch1">
        <chart:title svg:x="4.96cm" svg:y="0.138cm" chart:style-name="ch2">
          <text:p>Ionisation HF</text:p>
        </chart:title>
        <chart:legend svg:x="6.468cm" svg:y="0.928cm" style:legend-expansion="custom" chartooo:width="5.687cm" chartooo:height="1.526cm" style:legend-expansion-aspect-ratio="3.72673656618611" chart:style-name="ch3"/>
        <chart:plot-area chart:style-name="ch4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26:'Short Alkene Results'.D26 'Short Alkene Results'.G34:'Short Alkene Results'.G34 'Short Alkene Results'.M34:'Short Alkene Results'.M34 'Short Alkene Results'.S34:'Short Alkene Results'.S34 'Short Alkene Results'.Y34:'Short Alkene Results'.Y34 'Short Alkene Results'.AE34:'Short Alkene Results'.AE34 'Short Alkene Results'.AK34:'Short Alkene Results'.AK34 'Short Alkene Results'.G53:'Short Alkene Results'.G53 'Short Alkene Results'.M53:'Short Alkene Results'.M53 'Short Alkene Results'.S53:'Short Alkene Results'.S53 'Short Alkene Results'.Y53:'Short Alkene Results'.Y53 'Short Alkene Results'.AE53:'Short Alkene Results'.AE53 'Short Alkene Results'.AK53:'Short Alkene Results'.AK53" chart:data-source-has-labels="both" svg:x="0.679cm" svg:y="0.724cm" svg:width="11.619cm" svg:height="5.482cm">
          <chartooo:coordinate-region svg:x="1.3cm" svg:y="0.923cm" svg:width="10.998cm" svg:height="4.636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721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34:'Short Alkene Results'.G34 'Short Alkene Results'.M34:'Short Alkene Results'.M34 'Short Alkene Results'.S34:'Short Alkene Results'.S34 'Short Alkene Results'.Y34:'Short Alkene Results'.Y34 'Short Alkene Results'.AE34:'Short Alkene Results'.AE34 'Short Alkene Results'.AK34:'Short Alkene Results'.AK34" chart:label-cell-address="'Short Alkene Results'.D26:'Short Alkene Results'.D26" chart:class="chart:bar">
            <chart:data-point chart:repeated="6"/>
          </chart:series>
          <chart:series chart:style-name="ch10" chart:values-cell-range-address="'Short Alkene Results'.G53:'Short Alkene Results'.G53 'Short Alkene Results'.M53:'Short Alkene Results'.M53 'Short Alkene Results'.S53:'Short Alkene Results'.S53 'Short Alkene Results'.Y53:'Short Alkene Results'.Y53 'Short Alkene Results'.AE53:'Short Alkene Results'.AE53 'Short Alkene Results'.AK53:'Short Alkene Results'.AK53" chart:label-cell-address="'Short Alkene Results'.D46:'Short Alkene Results'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26:'Short Alkene Results'.D26</svg:desc>
                </draw:g>
              </table:table-cell>
              <table:table-cell office:value-type="float" office:value="9.09111850734099">
                <text:p>9.09111850734099</text:p>
                <draw:g>
                  <svg:desc>'Short Alkene Results'.G34:'Short Alkene Results'.G34 'Short Alkene Results'.M34:'Short Alkene Results'.M34 'Short Alkene Results'.S34:'Short Alkene Results'.S34 'Short Alkene Results'.Y34:'Short Alkene Results'.Y34 'Short Alkene Results'.AE34:'Short Alkene Results'.AE34 'Short Alkene Results'.AK34:'Short Alkene Results'.AK34</svg:desc>
                </draw:g>
              </table:table-cell>
              <table:table-cell office:value-type="float" office:value="7.7635170066568">
                <text:p>7.7635170066568</text:p>
              </table:table-cell>
              <table:table-cell office:value-type="float" office:value="6.97792107893824">
                <text:p>6.97792107893824</text:p>
              </table:table-cell>
              <table:table-cell office:value-type="float" office:value="6.47042255381723">
                <text:p>6.47042255381723</text:p>
              </table:table-cell>
              <table:table-cell office:value-type="float" office:value="6.10160274904494">
                <text:p>6.10160274904494</text:p>
              </table:table-cell>
              <table:table-cell office:value-type="float" office:value="5.81264683666504">
                <text:p>5.81264683666504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9.80634374572444">
                <text:p>9.80634374572444</text:p>
                <draw:g>
                  <svg:desc>'Short Alkene Results'.G53:'Short Alkene Results'.G53 'Short Alkene Results'.M53:'Short Alkene Results'.M53 'Short Alkene Results'.S53:'Short Alkene Results'.S53 'Short Alkene Results'.Y53:'Short Alkene Results'.Y53 'Short Alkene Results'.AE53:'Short Alkene Results'.AE53 'Short Alkene Results'.AK53:'Short Alkene Results'.AK53</svg:desc>
                </draw:g>
              </table:table-cell>
              <table:table-cell office:value-type="float" office:value="8.2075659301968">
                <text:p>8.2075659301968</text:p>
              </table:table-cell>
              <table:table-cell office:value-type="float" office:value="7.35484312242602">
                <text:p>7.35484312242602</text:p>
              </table:table-cell>
              <table:table-cell office:value-type="float" office:value="6.8055688199412">
                <text:p>6.8055688199412</text:p>
              </table:table-cell>
              <table:table-cell office:value-type="float" office:value="6.40529610781183">
                <text:p>6.40529610781183</text:p>
              </table:table-cell>
              <table:table-cell office:value-type="float" office:value="6.08465422528644">
                <text:p>6.0846542252864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8cm" xlink:href=".." xlink:type="simple" chart:class="chart:bar" chart:style-name="ch1">
        <chart:title svg:x="4.352cm" svg:y="0.151cm" chart:style-name="ch2">
          <text:p>Triplet-Singlet TPSS</text:p>
        </chart:title>
        <chart:legend svg:x="6.44cm" svg:y="0.956cm" style:legend-expansion="custom" chartooo:width="5.868cm" chartooo:height="0.838cm" style:legend-expansion-aspect-ratio="7.00238663484487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59:'Ring Results'.D59 'Ring Results'.G64:'Ring Results'.G64 'Ring Results'.M64:'Ring Results'.M64 'Ring Results'.S64:'Ring Results'.S64 'Ring Results'.Y64:'Ring Results'.Y64 'Ring Results'.AE64:'Ring Results'.AE64 'Ring Results'.AK64:'Ring Results'.AK64 'Ring Results'.D68:'Ring Results'.D68 'Ring Results'.G73:'Ring Results'.G73 'Ring Results'.M73:'Ring Results'.M73 'Ring Results'.S73:'Ring Results'.S73 'Ring Results'.Y73:'Ring Results'.Y73 'Ring Results'.AE73:'Ring Results'.AE73 'Ring Results'.AK73:'Ring Results'.AK73" chart:data-source-has-labels="both" svg:x="0.863cm" svg:y="0.697cm" svg:width="11.435cm" svg:height="5.236cm">
          <chartooo:coordinate-region svg:x="1.299cm" svg:y="0.896cm" svg:width="10.999cm" svg:height="4.39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.043cm" svg:y="3.571cm" chart:style-name="ch7">
              <text:p>eV</text:p>
            </chart:title>
            <chart:grid chart:style-name="ch8" chart:class="major"/>
          </chart:axis>
          <chart:series chart:style-name="ch9" chart:values-cell-range-address="'Ring Results'.G64:'Ring Results'.G64 'Ring Results'.M64:'Ring Results'.M64 'Ring Results'.S64:'Ring Results'.S64 'Ring Results'.Y64:'Ring Results'.Y64 'Ring Results'.AE64:'Ring Results'.AE64 'Ring Results'.AK64:'Ring Results'.AK64" chart:label-cell-address="'Ring Results'.D59:'Ring Results'.D59" chart:class="chart:bar">
            <chart:data-point chart:repeated="6"/>
          </chart:series>
          <chart:series chart:style-name="ch10" chart:values-cell-range-address="'Ring Results'.G73:'Ring Results'.G73 'Ring Results'.M73:'Ring Results'.M73 'Ring Results'.S73:'Ring Results'.S73 'Ring Results'.Y73:'Ring Results'.Y73 'Ring Results'.AE73:'Ring Results'.AE73 'Ring Results'.AK73:'Ring Results'.AK73" chart:label-cell-address="'Ring Results'.D68:'Ring Results'.D6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9:'Ring Results'.D59</svg:desc>
                </draw:g>
              </table:table-cell>
              <table:table-cell office:value-type="float" office:value="4.30569293199358">
                <text:p>4.30569293199358</text:p>
                <draw:g>
                  <svg:desc>'Ring Results'.G64:'Ring Results'.G64 'Ring Results'.M64:'Ring Results'.M64 'Ring Results'.S64:'Ring Results'.S64 'Ring Results'.Y64:'Ring Results'.Y64 'Ring Results'.AE64:'Ring Results'.AE64 'Ring Results'.AK64:'Ring Results'.AK64</svg:desc>
                </draw:g>
              </table:table-cell>
              <table:table-cell office:value-type="float" office:value="2.93948923064127">
                <text:p>2.93948923064127</text:p>
              </table:table-cell>
              <table:table-cell office:value-type="float" office:value="1.94999505186421">
                <text:p>1.94999505186421</text:p>
              </table:table-cell>
              <table:table-cell office:value-type="float" office:value="2.24412460763668">
                <text:p>2.24412460763668</text:p>
              </table:table-cell>
              <table:table-cell office:value-type="float" office:value="2.62416601730351">
                <text:p>2.62416601730351</text:p>
              </table:table-cell>
              <table:table-cell office:value-type="float" office:value="1.7589239753483">
                <text:p>1.7589239753483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68:'Ring Results'.D68</svg:desc>
                </draw:g>
              </table:table-cell>
              <table:table-cell office:value-type="float" office:value="3.83579698372379">
                <text:p>3.83579698372379</text:p>
                <draw:g>
                  <svg:desc>'Ring Results'.G73:'Ring Results'.G73 'Ring Results'.M73:'Ring Results'.M73 'Ring Results'.S73:'Ring Results'.S73 'Ring Results'.Y73:'Ring Results'.Y73 'Ring Results'.AE73:'Ring Results'.AE73 'Ring Results'.AK73:'Ring Results'.AK73</svg:desc>
                </draw:g>
              </table:table-cell>
              <table:table-cell office:value-type="float" office:value="2.81428695118855">
                <text:p>2.81428695118855</text:p>
              </table:table-cell>
              <table:table-cell office:value-type="float" office:value="1.8491514813505">
                <text:p>1.8491514813505</text:p>
              </table:table-cell>
              <table:table-cell office:value-type="float" office:value="2.06210432060167">
                <text:p>2.06210432060167</text:p>
              </table:table-cell>
              <table:table-cell office:value-type="float" office:value="2.55190354081664">
                <text:p>2.55190354081664</text:p>
              </table:table-cell>
              <table:table-cell office:value-type="float" office:value="1.65602433166638">
                <text:p>1.65602433166638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5cm" xlink:href=".." xlink:type="simple" chart:class="chart:bar" chart:style-name="ch1">
        <chart:title svg:x="4.173cm" svg:y="0.153cm" chart:style-name="ch2">
          <text:p>Triplet-Singlet TPSSH</text:p>
        </chart:title>
        <chart:legend svg:x="6.42cm" svg:y="0.985cm" style:legend-expansion="custom" chartooo:width="5.809cm" chartooo:height="0.776cm" style:legend-expansion-aspect-ratio="7.48582474226804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77:'Ring Results'.D77 'Ring Results'.G82:'Ring Results'.G82 'Ring Results'.M82:'Ring Results'.M82 'Ring Results'.S82:'Ring Results'.S82 'Ring Results'.Y82:'Ring Results'.Y82 'Ring Results'.AE82:'Ring Results'.AE82 'Ring Results'.AK82:'Ring Results'.AK82 'Ring Results'.D86:'Ring Results'.D86 'Ring Results'.G91:'Ring Results'.G91 'Ring Results'.M91:'Ring Results'.M91 'Ring Results'.S91:'Ring Results'.S91 'Ring Results'.Y91:'Ring Results'.Y91 'Ring Results'.AE91:'Ring Results'.AE91 'Ring Results'.AK91:'Ring Results'.AK91" chart:data-source-has-labels="both" svg:x="0.863cm" svg:y="0.694cm" svg:width="11.435cm" svg:height="5.339cm">
          <chartooo:coordinate-region svg:x="1.299cm" svg:y="0.893cm" svg:width="10.999cm" svg:height="4.493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.043cm" svg:y="3.619cm" chart:style-name="ch7">
              <text:p>eV</text:p>
            </chart:title>
            <chart:grid chart:style-name="ch8" chart:class="major"/>
          </chart:axis>
          <chart:series chart:style-name="ch9" chart:values-cell-range-address="'Ring Results'.G82:'Ring Results'.G82 'Ring Results'.M82:'Ring Results'.M82 'Ring Results'.S82:'Ring Results'.S82 'Ring Results'.Y82:'Ring Results'.Y82 'Ring Results'.AE82:'Ring Results'.AE82 'Ring Results'.AK82:'Ring Results'.AK82" chart:label-cell-address="'Ring Results'.D77:'Ring Results'.D77" chart:class="chart:bar">
            <chart:data-point chart:repeated="6"/>
          </chart:series>
          <chart:series chart:style-name="ch10" chart:values-cell-range-address="'Ring Results'.G91:'Ring Results'.G91 'Ring Results'.M91:'Ring Results'.M91 'Ring Results'.S91:'Ring Results'.S91 'Ring Results'.Y91:'Ring Results'.Y91 'Ring Results'.AE91:'Ring Results'.AE91 'Ring Results'.AK91:'Ring Results'.AK91" chart:label-cell-address="'Ring Results'.D86:'Ring Results'.D8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77:'Ring Results'.D77</svg:desc>
                </draw:g>
              </table:table-cell>
              <table:table-cell office:value-type="float" office:value="4.31018167572108">
                <text:p>4.31018167572108</text:p>
                <draw:g>
                  <svg:desc>'Ring Results'.G82:'Ring Results'.G82 'Ring Results'.M82:'Ring Results'.M82 'Ring Results'.S82:'Ring Results'.S82 'Ring Results'.Y82:'Ring Results'.Y82 'Ring Results'.AE82:'Ring Results'.AE82 'Ring Results'.AK82:'Ring Results'.AK82</svg:desc>
                </draw:g>
              </table:table-cell>
              <table:table-cell office:value-type="float" office:value="3.01845857597966">
                <text:p>3.01845857597966</text:p>
              </table:table-cell>
              <table:table-cell office:value-type="float" office:value="2.01572209122246">
                <text:p>2.01572209122246</text:p>
              </table:table-cell>
              <table:table-cell office:value-type="float" office:value="2.31525883481619">
                <text:p>2.31525883481619</text:p>
              </table:table-cell>
              <table:table-cell office:value-type="float" office:value="2.74128359578168">
                <text:p>2.74128359578168</text:p>
              </table:table-cell>
              <table:table-cell office:value-type="float" office:value="1.87448580005772">
                <text:p>1.87448580005772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86:'Ring Results'.D86</svg:desc>
                </draw:g>
              </table:table-cell>
              <table:table-cell office:value-type="float" office:value="3.86637517568406">
                <text:p>3.86637517568406</text:p>
                <draw:g>
                  <svg:desc>'Ring Results'.G91:'Ring Results'.G91 'Ring Results'.M91:'Ring Results'.M91 'Ring Results'.S91:'Ring Results'.S91 'Ring Results'.Y91:'Ring Results'.Y91 'Ring Results'.AE91:'Ring Results'.AE91 'Ring Results'.AK91:'Ring Results'.AK91</svg:desc>
                </draw:g>
              </table:table-cell>
              <table:table-cell office:value-type="float" office:value="2.85727503110699">
                <text:p>2.85727503110699</text:p>
              </table:table-cell>
              <table:table-cell office:value-type="float" office:value="1.91909180631205">
                <text:p>1.91909180631205</text:p>
              </table:table-cell>
              <table:table-cell office:value-type="float" office:value="2.13735335810354">
                <text:p>2.13735335810354</text:p>
              </table:table-cell>
              <table:table-cell office:value-type="float" office:value="2.65693484272444">
                <text:p>2.65693484272444</text:p>
              </table:table-cell>
              <table:table-cell office:value-type="float" office:value="1.72331576984607">
                <text:p>1.7233157698460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85cm" svg:height="5.927cm" xlink:href=".." xlink:type="simple" chart:class="chart:bar" chart:style-name="ch1">
        <chart:title svg:x="5cm" svg:y="0.136cm" chart:style-name="ch2">
          <text:p>Ionisation HF</text:p>
        </chart:title>
        <chart:legend svg:x="5.807cm" svg:y="0.87cm" style:legend-expansion="custom" chartooo:width="6.441cm" chartooo:height="0.928cm" style:legend-expansion-aspect-ratio="6.94073275862069" chart:style-name="ch3"/>
        <chart:plot-area chart:style-name="ch4" table:cell-range-address="'Ring Results'.D5:'Ring Results'.D6 'Ring Results'.J6:'Ring Results'.J6 'Ring Results'.P6:'Ring Results'.P6 'Ring Results'.V6:'Ring Results'.V6 'Ring Results'.AB6:'Ring Results'.AB6 'Ring Results'.AH6:'Ring Results'.AH6 'Ring Results'.G12:'Ring Results'.G12 'Ring Results'.M12:'Ring Results'.M12 'Ring Results'.S12:'Ring Results'.S12 'Ring Results'.Y12:'Ring Results'.Y12 'Ring Results'.AE12:'Ring Results'.AE12 'Ring Results'.AK12:'Ring Results'.AK12 'Ring Results'.D14:'Ring Results'.D14 'Ring Results'.G21:'Ring Results'.G21 'Ring Results'.M21:'Ring Results'.M21 'Ring Results'.S21:'Ring Results'.S21 'Ring Results'.Y21:'Ring Results'.Y21 'Ring Results'.AE21:'Ring Results'.AE21 'Ring Results'.AK21:'Ring Results'.AK21" chart:data-source-has-labels="both" svg:x="0.677cm" svg:y="0.684cm" svg:width="11.576cm" svg:height="5.187cm">
          <chartooo:coordinate-region svg:x="1.298cm" svg:y="0.883cm" svg:width="10.955cm" svg:height="4.341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33cm" chart:style-name="ch7">
              <text:p>eV</text:p>
            </chart:title>
            <chart:grid chart:style-name="ch8" chart:class="major"/>
          </chart:axis>
          <chart:series chart:style-name="ch9" chart:values-cell-range-address="'Ring Results'.G12:'Ring Results'.G12 'Ring Results'.M12:'Ring Results'.M12 'Ring Results'.S12:'Ring Results'.S12 'Ring Results'.Y12:'Ring Results'.Y12 'Ring Results'.AE12:'Ring Results'.AE12 'Ring Results'.AK12:'Ring Results'.AK12" chart:label-cell-address="'Ring Results'.D5:'Ring Results'.D5" chart:class="chart:bar">
            <chart:data-point chart:repeated="6"/>
          </chart:series>
          <chart:series chart:style-name="ch10" chart:values-cell-range-address="'Ring Results'.G21:'Ring Results'.G21 'Ring Results'.M21:'Ring Results'.M21 'Ring Results'.S21:'Ring Results'.S21 'Ring Results'.Y21:'Ring Results'.Y21 'Ring Results'.AE21:'Ring Results'.AE21 'Ring Results'.AK21:'Ring Results'.AK21" chart:label-cell-address="'Ring Results'.D14:'Ring Results'.D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:'Ring Results'.D5</svg:desc>
                </draw:g>
              </table:table-cell>
              <table:table-cell office:value-type="float" office:value="8.05496718256874">
                <text:p>8.05496718256874</text:p>
                <draw:g>
                  <svg:desc>'Ring Results'.G12:'Ring Results'.G12 'Ring Results'.M12:'Ring Results'.M12 'Ring Results'.S12:'Ring Results'.S12 'Ring Results'.Y12:'Ring Results'.Y12 'Ring Results'.AE12:'Ring Results'.AE12 'Ring Results'.AK12:'Ring Results'.AK12</svg:desc>
                </draw:g>
              </table:table-cell>
              <table:table-cell office:value-type="float" office:value="7.14743850487804">
                <text:p>7.14743850487804</text:p>
              </table:table-cell>
              <table:table-cell office:value-type="float" office:value="6.3696690965213">
                <text:p>6.3696690965213</text:p>
              </table:table-cell>
              <table:table-cell office:value-type="float" office:value="6.27165091943727">
                <text:p>6.27165091943727</text:p>
              </table:table-cell>
              <table:table-cell office:value-type="float" office:value="6.25498082800438">
                <text:p>6.25498082800438</text:p>
              </table:table-cell>
              <table:table-cell office:value-type="float" office:value="4.34240645305139">
                <text:p>4.34240645305139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4:'Ring Results'.D14</svg:desc>
                </draw:g>
              </table:table-cell>
              <table:table-cell office:value-type="float" office:value="8.73755243055204">
                <text:p>8.73755243055204</text:p>
                <draw:g>
                  <svg:desc>'Ring Results'.G21:'Ring Results'.G21 'Ring Results'.M21:'Ring Results'.M21 'Ring Results'.S21:'Ring Results'.S21 'Ring Results'.Y21:'Ring Results'.Y21 'Ring Results'.AE21:'Ring Results'.AE21 'Ring Results'.AK21:'Ring Results'.AK21</svg:desc>
                </draw:g>
              </table:table-cell>
              <table:table-cell office:value-type="float" office:value="7.69899600579193">
                <text:p>7.69899600579193</text:p>
              </table:table-cell>
              <table:table-cell office:value-type="float" office:value="6.88677549891755">
                <text:p>6.88677549891755</text:p>
              </table:table-cell>
              <table:table-cell office:value-type="float" office:value="6.74777484067891">
                <text:p>6.74777484067891</text:p>
              </table:table-cell>
              <table:table-cell office:value-type="float" office:value="6.75167664300639">
                <text:p>6.75167664300639</text:p>
              </table:table-cell>
              <table:table-cell office:value-type="float" office:value="4.01460561172967">
                <text:p>4.0146056117296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3.001cm" svg:height="5.998cm" xlink:href=".." xlink:type="simple" chart:class="chart:bar" chart:style-name="ch1">
        <chart:legend svg:x="6.698cm" svg:y="0.894cm" style:legend-expansion="custom" chartooo:width="5.498cm" chartooo:height="0.692cm" style:legend-expansion-aspect-ratio="7.94508670520231" chart:style-name="ch2"/>
        <chart:plot-area chart:style-name="ch3" table:cell-range-address="'Ring Results'.D6:'Ring Results'.D6 'Ring Results'.J6:'Ring Results'.J6 'Ring Results'.P6:'Ring Results'.P6 'Ring Results'.V6:'Ring Results'.V6 'Ring Results'.AB6:'Ring Results'.AB6 'Ring Results'.AH6:'Ring Results'.AH6 'Ring Results'.D23:'Ring Results'.D23 'Ring Results'.G30:'Ring Results'.G30 'Ring Results'.M30:'Ring Results'.M30 'Ring Results'.S30:'Ring Results'.S30 'Ring Results'.Y30:'Ring Results'.Y30 'Ring Results'.AE30:'Ring Results'.AE30 'Ring Results'.AK30:'Ring Results'.AK30 'Ring Results'.D32:'Ring Results'.D32 'Ring Results'.G39:'Ring Results'.G39 'Ring Results'.M39:'Ring Results'.M39 'Ring Results'.S39:'Ring Results'.S39 'Ring Results'.Y39:'Ring Results'.Y39 'Ring Results'.AE39:'Ring Results'.AE39 'Ring Results'.AK39:'Ring Results'.AK39" chart:data-source-has-labels="both" svg:x="0.679cm" svg:y="0.695cm" svg:width="11.589cm" svg:height="5.242cm">
          <chartooo:coordinate-region svg:x="1.3cm" svg:y="0.894cm" svg:width="10.968cm" svg:height="4.396cm"/>
          <chart:axis chart:dimension="x" chart:name="primary-x" chart:style-name="ch4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5">
            <chart:title svg:x="0cm" svg:y="3.572cm" chart:style-name="ch6">
              <text:p>eV</text:p>
            </chart:title>
            <chart:grid chart:style-name="ch7" chart:class="major"/>
          </chart:axis>
          <chart:series chart:style-name="ch8" chart:values-cell-range-address="'Ring Results'.G30:'Ring Results'.G30 'Ring Results'.M30:'Ring Results'.M30 'Ring Results'.S30:'Ring Results'.S30 'Ring Results'.Y30:'Ring Results'.Y30 'Ring Results'.AE30:'Ring Results'.AE30 'Ring Results'.AK30:'Ring Results'.AK30" chart:label-cell-address="'Ring Results'.D23:'Ring Results'.D23" chart:class="chart:bar">
            <chart:data-point chart:repeated="6"/>
          </chart:series>
          <chart:series chart:style-name="ch9" chart:values-cell-range-address="'Ring Results'.G39:'Ring Results'.G39 'Ring Results'.M39:'Ring Results'.M39 'Ring Results'.S39:'Ring Results'.S39 'Ring Results'.Y39:'Ring Results'.Y39 'Ring Results'.AE39:'Ring Results'.AE39 'Ring Results'.AK39:'Ring Results'.AK39" chart:label-cell-address="'Ring Results'.D32:'Ring Results'.D32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0.83cm" svg:height="0.781cm" svg:x="6.17cm" svg:y="0.13cm">
          <draw:image xlink:href="Pictures/200000120000033E0000030D6C39A16FF204AC35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23:'Ring Results'.D23</svg:desc>
                </draw:g>
              </table:table-cell>
              <table:table-cell office:value-type="float" office:value="9.30658665268755">
                <text:p>9.30658665268755</text:p>
                <draw:g>
                  <svg:desc>'Ring Results'.G30:'Ring Results'.G30 'Ring Results'.M30:'Ring Results'.M30 'Ring Results'.S30:'Ring Results'.S30 'Ring Results'.Y30:'Ring Results'.Y30 'Ring Results'.AE30:'Ring Results'.AE30 'Ring Results'.AK30:'Ring Results'.AK30</svg:desc>
                </draw:g>
              </table:table-cell>
              <table:table-cell office:value-type="float" office:value="8.00966652409077">
                <text:p>8.00966652409077</text:p>
              </table:table-cell>
              <table:table-cell office:value-type="float" office:value="7.19881208314133">
                <text:p>7.19881208314133</text:p>
              </table:table-cell>
              <table:table-cell office:value-type="float" office:value="7.26085409422156">
                <text:p>7.26085409422156</text:p>
              </table:table-cell>
              <table:table-cell office:value-type="float" office:value="7.21961975266224">
                <text:p>7.21961975266224</text:p>
              </table:table-cell>
              <table:table-cell office:value-type="float" office:value="6.34000934593724">
                <text:p>6.34000934593724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32:'Ring Results'.D32</svg:desc>
                </draw:g>
              </table:table-cell>
              <table:table-cell office:value-type="float" office:value="10.2211922550092">
                <text:p>10.2211922550092</text:p>
                <draw:g>
                  <svg:desc>'Ring Results'.G39:'Ring Results'.G39 'Ring Results'.M39:'Ring Results'.M39 'Ring Results'.S39:'Ring Results'.S39 'Ring Results'.Y39:'Ring Results'.Y39 'Ring Results'.AE39:'Ring Results'.AE39 'Ring Results'.AK39:'Ring Results'.AK39</svg:desc>
                </draw:g>
              </table:table-cell>
              <table:table-cell office:value-type="float" office:value="8.80185028717897">
                <text:p>8.80185028717897</text:p>
              </table:table-cell>
              <table:table-cell office:value-type="float" office:value="8.00276905037626">
                <text:p>8.00276905037626</text:p>
              </table:table-cell>
              <table:table-cell office:value-type="float" office:value="8.09338497440372">
                <text:p>8.09338497440372</text:p>
              </table:table-cell>
              <table:table-cell office:value-type="float" office:value="8.17716581770007">
                <text:p>8.17716581770007</text:p>
              </table:table-cell>
              <table:table-cell office:value-type="float" office:value="7.3614401443598">
                <text:p>7.361440144359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3cm" xlink:href=".." xlink:type="simple" chart:class="chart:bar" chart:style-name="ch1">
        <chart:title svg:x="4.996cm" svg:y="0.154cm" chart:style-name="ch2">
          <text:p>Ionisation PBE</text:p>
        </chart:title>
        <chart:legend svg:x="6.111cm" svg:y="0.894cm" style:legend-expansion="custom" chartooo:width="6.152cm" chartooo:height="0.762cm" style:legend-expansion-aspect-ratio="8.07349081364829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41:'Ring Results'.D41 'Ring Results'.G48:'Ring Results'.G48 'Ring Results'.M48:'Ring Results'.M48 'Ring Results'.S48:'Ring Results'.S48 'Ring Results'.Y48:'Ring Results'.Y48 'Ring Results'.AE48:'Ring Results'.AE48 'Ring Results'.AK48:'Ring Results'.AK48 'Ring Results'.D50:'Ring Results'.D50 'Ring Results'.G57:'Ring Results'.G57 'Ring Results'.M57:'Ring Results'.M57 'Ring Results'.S57:'Ring Results'.S57 'Ring Results'.Y57:'Ring Results'.Y57 'Ring Results'.AE57:'Ring Results'.AE57 'Ring Results'.AK57:'Ring Results'.AK57" chart:data-source-has-labels="both" svg:x="0.678cm" svg:y="0.696cm" svg:width="11.59cm" svg:height="5.225cm">
          <chartooo:coordinate-region svg:x="1.299cm" svg:y="0.895cm" svg:width="10.969cm" svg:height="4.379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64cm" chart:style-name="ch7">
              <text:p>eV</text:p>
            </chart:title>
            <chart:grid chart:style-name="ch8" chart:class="major"/>
          </chart:axis>
          <chart:series chart:style-name="ch9" chart:values-cell-range-address="'Ring Results'.G48:'Ring Results'.G48 'Ring Results'.M48:'Ring Results'.M48 'Ring Results'.S48:'Ring Results'.S48 'Ring Results'.Y48:'Ring Results'.Y48 'Ring Results'.AE48:'Ring Results'.AE48 'Ring Results'.AK48:'Ring Results'.AK48" chart:label-cell-address="'Ring Results'.D41:'Ring Results'.D41" chart:class="chart:bar">
            <chart:data-point chart:repeated="6"/>
          </chart:series>
          <chart:series chart:style-name="ch10" chart:values-cell-range-address="'Ring Results'.G57:'Ring Results'.G57 'Ring Results'.M57:'Ring Results'.M57 'Ring Results'.S57:'Ring Results'.S57 'Ring Results'.Y57:'Ring Results'.Y57 'Ring Results'.AE57:'Ring Results'.AE57 'Ring Results'.AK57:'Ring Results'.AK57" chart:label-cell-address="'Ring Results'.D50:'Ring Results'.D5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41:'Ring Results'.D41</svg:desc>
                </draw:g>
              </table:table-cell>
              <table:table-cell office:value-type="float" office:value="9.23598285430674">
                <text:p>9.23598285430674</text:p>
                <draw:g>
                  <svg:desc>'Ring Results'.G48:'Ring Results'.G48 'Ring Results'.M48:'Ring Results'.M48 'Ring Results'.S48:'Ring Results'.S48 'Ring Results'.Y48:'Ring Results'.Y48 'Ring Results'.AE48:'Ring Results'.AE48 'Ring Results'.AK48:'Ring Results'.AK48</svg:desc>
                </draw:g>
              </table:table-cell>
              <table:table-cell office:value-type="float" office:value="7.85666502348348">
                <text:p>7.85666502348348</text:p>
              </table:table-cell>
              <table:table-cell office:value-type="float" office:value="7.04619508483892">
                <text:p>7.04619508483892</text:p>
              </table:table-cell>
              <table:table-cell office:value-type="float" office:value="7.10937951963747">
                <text:p>7.10937951963747</text:p>
              </table:table-cell>
              <table:table-cell office:value-type="float" office:value="7.00365224303301">
                <text:p>7.00365224303301</text:p>
              </table:table-cell>
              <table:table-cell office:value-type="float" office:value="6.11549066144574">
                <text:p>6.11549066144574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50:'Ring Results'.D50</svg:desc>
                </draw:g>
              </table:table-cell>
              <table:table-cell office:value-type="float" office:value="10.2399467874733">
                <text:p>10.2399467874733</text:p>
                <draw:g>
                  <svg:desc>'Ring Results'.G57:'Ring Results'.G57 'Ring Results'.M57:'Ring Results'.M57 'Ring Results'.S57:'Ring Results'.S57 'Ring Results'.Y57:'Ring Results'.Y57 'Ring Results'.AE57:'Ring Results'.AE57 'Ring Results'.AK57:'Ring Results'.AK57</svg:desc>
                </draw:g>
              </table:table-cell>
              <table:table-cell office:value-type="float" office:value="8.93946644650106">
                <text:p>8.93946644650106</text:p>
              </table:table-cell>
              <table:table-cell office:value-type="float" office:value="8.09108644780297">
                <text:p>8.09108644780297</text:p>
              </table:table-cell>
              <table:table-cell office:value-type="float" office:value="8.18540296773867">
                <text:p>8.18540296773867</text:p>
              </table:table-cell>
              <table:table-cell office:value-type="float" office:value="8.20404199059669">
                <text:p>8.20404199059669</text:p>
              </table:table-cell>
              <table:table-cell office:value-type="float" office:value="7.38529263719123">
                <text:p>7.38529263719123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8cm" xlink:href=".." xlink:type="simple" chart:class="chart:bar" chart:style-name="ch1">
        <chart:title svg:x="4.784cm" svg:y="0.151cm" chart:style-name="ch2">
          <text:p>Ionisation TPSS</text:p>
        </chart:title>
        <chart:legend svg:x="6.521cm" svg:y="0.988cm" style:legend-expansion="custom" chartooo:width="5.747cm" chartooo:height="0.655cm" style:legend-expansion-aspect-ratio="8.77404580152672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59:'Ring Results'.D59 'Ring Results'.G66:'Ring Results'.G66 'Ring Results'.M66:'Ring Results'.M66 'Ring Results'.S66:'Ring Results'.S66 'Ring Results'.Y66:'Ring Results'.Y66 'Ring Results'.AE66:'Ring Results'.AE66 'Ring Results'.AK66:'Ring Results'.AK66 'Ring Results'.D68:'Ring Results'.D68 'Ring Results'.G75:'Ring Results'.G75 'Ring Results'.M75:'Ring Results'.M75 'Ring Results'.S75:'Ring Results'.S75 'Ring Results'.Y75:'Ring Results'.Y75 'Ring Results'.AE75:'Ring Results'.AE75 'Ring Results'.AK75:'Ring Results'.AK75" chart:data-source-has-labels="both" svg:x="0.679cm" svg:y="0.699cm" svg:width="11.619cm" svg:height="5.235cm">
          <chartooo:coordinate-region svg:x="1.3cm" svg:y="0.898cm" svg:width="10.998cm" svg:height="4.389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72cm" chart:style-name="ch7">
              <text:p>eV</text:p>
            </chart:title>
            <chart:grid chart:style-name="ch8" chart:class="major"/>
          </chart:axis>
          <chart:series chart:style-name="ch9" chart:values-cell-range-address="'Ring Results'.G66:'Ring Results'.G66 'Ring Results'.M66:'Ring Results'.M66 'Ring Results'.S66:'Ring Results'.S66 'Ring Results'.Y66:'Ring Results'.Y66 'Ring Results'.AE66:'Ring Results'.AE66 'Ring Results'.AK66:'Ring Results'.AK66" chart:label-cell-address="'Ring Results'.D59:'Ring Results'.D59" chart:class="chart:bar">
            <chart:data-point chart:repeated="6"/>
          </chart:series>
          <chart:series chart:style-name="ch10" chart:values-cell-range-address="'Ring Results'.G75:'Ring Results'.G75 'Ring Results'.M75:'Ring Results'.M75 'Ring Results'.S75:'Ring Results'.S75 'Ring Results'.Y75:'Ring Results'.Y75 'Ring Results'.AE75:'Ring Results'.AE75 'Ring Results'.AK75:'Ring Results'.AK75" chart:label-cell-address="'Ring Results'.D68:'Ring Results'.D6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9:'Ring Results'.D59</svg:desc>
                </draw:g>
              </table:table-cell>
              <table:table-cell office:value-type="float" office:value="9.13984567505665">
                <text:p>9.13984567505665</text:p>
                <draw:g>
                  <svg:desc>'Ring Results'.G66:'Ring Results'.G66 'Ring Results'.M66:'Ring Results'.M66 'Ring Results'.S66:'Ring Results'.S66 'Ring Results'.Y66:'Ring Results'.Y66 'Ring Results'.AE66:'Ring Results'.AE66 'Ring Results'.AK66:'Ring Results'.AK66</svg:desc>
                </draw:g>
              </table:table-cell>
              <table:table-cell office:value-type="float" office:value="7.77803704224141">
                <text:p>7.77803704224141</text:p>
              </table:table-cell>
              <table:table-cell office:value-type="float" office:value="6.96725278761529">
                <text:p>6.96725278761529</text:p>
              </table:table-cell>
              <table:table-cell office:value-type="float" office:value="7.0312860516235">
                <text:p>7.0312860516235</text:p>
              </table:table-cell>
              <table:table-cell office:value-type="float" office:value="6.9351708918297">
                <text:p>6.9351708918297</text:p>
              </table:table-cell>
              <table:table-cell office:value-type="float" office:value="6.04580181593493">
                <text:p>6.04580181593493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68:'Ring Results'.D68</svg:desc>
                </draw:g>
              </table:table-cell>
              <table:table-cell office:value-type="float" office:value="10.3927632724365">
                <text:p>10.3927632724365</text:p>
                <draw:g>
                  <svg:desc>'Ring Results'.G75:'Ring Results'.G75 'Ring Results'.M75:'Ring Results'.M75 'Ring Results'.S75:'Ring Results'.S75 'Ring Results'.Y75:'Ring Results'.Y75 'Ring Results'.AE75:'Ring Results'.AE75 'Ring Results'.AK75:'Ring Results'.AK75</svg:desc>
                </draw:g>
              </table:table-cell>
              <table:table-cell office:value-type="float" office:value="9.01050165689277">
                <text:p>9.01050165689277</text:p>
              </table:table-cell>
              <table:table-cell office:value-type="float" office:value="8.1815460587533">
                <text:p>8.1815460587533</text:p>
              </table:table-cell>
              <table:table-cell office:value-type="float" office:value="8.26707655869823">
                <text:p>8.26707655869823</text:p>
              </table:table-cell>
              <table:table-cell office:value-type="float" office:value="8.30155994896683">
                <text:p>8.30155994896683</text:p>
              </table:table-cell>
              <table:table-cell office:value-type="float" office:value="7.4788130608621">
                <text:p>7.478813060862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1cm" xlink:href=".." xlink:type="simple" chart:class="chart:bar" chart:style-name="ch1">
        <chart:title svg:x="4.639cm" svg:y="0.143cm" chart:style-name="ch2">
          <text:p>Ionisation TPSSH</text:p>
        </chart:title>
        <chart:legend svg:x="6.62cm" svg:y="0.732cm" style:legend-expansion="custom" chartooo:width="5.65cm" chartooo:height="0.855cm" style:legend-expansion-aspect-ratio="6.60818713450292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77:'Ring Results'.D77 'Ring Results'.G84:'Ring Results'.G84 'Ring Results'.M84:'Ring Results'.M84 'Ring Results'.S84:'Ring Results'.S84 'Ring Results'.Y84:'Ring Results'.Y84 'Ring Results'.AE84:'Ring Results'.AE84 'Ring Results'.AK84:'Ring Results'.AK84 'Ring Results'.D86:'Ring Results'.D86 'Ring Results'.G93:'Ring Results'.G93 'Ring Results'.M93:'Ring Results'.M93 'Ring Results'.S93:'Ring Results'.S93 'Ring Results'.Y93:'Ring Results'.Y93 'Ring Results'.AE93:'Ring Results'.AE93 'Ring Results'.AK93:'Ring Results'.AK93" chart:data-source-has-labels="both" svg:x="0.679cm" svg:y="0.698cm" svg:width="11.617cm" svg:height="5.235cm">
          <chartooo:coordinate-region svg:x="1.3cm" svg:y="0.897cm" svg:width="10.996cm" svg:height="4.389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71cm" chart:style-name="ch7">
              <text:p>eV</text:p>
            </chart:title>
            <chart:grid chart:style-name="ch8" chart:class="major"/>
          </chart:axis>
          <chart:series chart:style-name="ch9" chart:values-cell-range-address="'Ring Results'.G84:'Ring Results'.G84 'Ring Results'.M84:'Ring Results'.M84 'Ring Results'.S84:'Ring Results'.S84 'Ring Results'.Y84:'Ring Results'.Y84 'Ring Results'.AE84:'Ring Results'.AE84 'Ring Results'.AK84:'Ring Results'.AK84" chart:label-cell-address="'Ring Results'.D77:'Ring Results'.D77" chart:class="chart:bar">
            <chart:data-point chart:repeated="6"/>
          </chart:series>
          <chart:series chart:style-name="ch10" chart:values-cell-range-address="'Ring Results'.G93:'Ring Results'.G93 'Ring Results'.M93:'Ring Results'.M93 'Ring Results'.S93:'Ring Results'.S93 'Ring Results'.Y93:'Ring Results'.Y93 'Ring Results'.AE93:'Ring Results'.AE93 'Ring Results'.AK93:'Ring Results'.AK93" chart:label-cell-address="'Ring Results'.D86:'Ring Results'.D8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77:'Ring Results'.D77</svg:desc>
                </draw:g>
              </table:table-cell>
              <table:table-cell office:value-type="float" office:value="9.18115497037773">
                <text:p>9.18115497037773</text:p>
                <draw:g>
                  <svg:desc>'Ring Results'.G84:'Ring Results'.G84 'Ring Results'.M84:'Ring Results'.M84 'Ring Results'.S84:'Ring Results'.S84 'Ring Results'.Y84:'Ring Results'.Y84 'Ring Results'.AE84:'Ring Results'.AE84 'Ring Results'.AK84:'Ring Results'.AK84</svg:desc>
                </draw:g>
              </table:table-cell>
              <table:table-cell office:value-type="float" office:value="7.84931087742833">
                <text:p>7.84931087742833</text:p>
              </table:table-cell>
              <table:table-cell office:value-type="float" office:value="7.03846743531957">
                <text:p>7.03846743531957</text:p>
              </table:table-cell>
              <table:table-cell office:value-type="float" office:value="7.10144209211684">
                <text:p>7.10144209211684</text:p>
              </table:table-cell>
              <table:table-cell office:value-type="float" office:value="7.03082866362728">
                <text:p>7.03082866362728</text:p>
              </table:table-cell>
              <table:table-cell office:value-type="float" office:value="6.14455242010499">
                <text:p>6.14455242010499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86:'Ring Results'.D86</svg:desc>
                </draw:g>
              </table:table-cell>
              <table:table-cell office:value-type="float" office:value="10.3091698067337">
                <text:p>10.3091698067337</text:p>
                <draw:g>
                  <svg:desc>'Ring Results'.G93:'Ring Results'.G93 'Ring Results'.M93:'Ring Results'.M93 'Ring Results'.S93:'Ring Results'.S93 'Ring Results'.Y93:'Ring Results'.Y93 'Ring Results'.AE93:'Ring Results'.AE93 'Ring Results'.AK93:'Ring Results'.AK93</svg:desc>
                </draw:g>
              </table:table-cell>
              <table:table-cell office:value-type="float" office:value="8.94265300030813">
                <text:p>8.94265300030813</text:p>
              </table:table-cell>
              <table:table-cell office:value-type="float" office:value="8.13179797431363">
                <text:p>8.13179797431363</text:p>
              </table:table-cell>
              <table:table-cell office:value-type="float" office:value="8.21476733602828">
                <text:p>8.21476733602828</text:p>
              </table:table-cell>
              <table:table-cell office:value-type="float" office:value="8.27361004749151">
                <text:p>8.27361004749151</text:p>
              </table:table-cell>
              <table:table-cell office:value-type="float" office:value="7.45244855179165">
                <text:p>7.45244855179165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17cm" xlink:href=".." xlink:type="simple" chart:class="chart:bar" chart:style-name="ch1">
        <chart:title svg:x="5.017cm" svg:y="0.148cm" chart:style-name="ch2">
          <text:p>Singlet HOMO HF</text:p>
        </chart:title>
        <chart:legend svg:x="6.552cm" svg:y="4.327cm" style:legend-expansion="custom" chartooo:width="5.744cm" chartooo:height="0.961cm" style:legend-expansion-aspect-ratio="5.97710718002081" chart:style-name="ch3"/>
        <chart:plot-area chart:style-name="ch4" table:cell-range-address="'Ring Results'.D5:'Ring Results'.D6 'Ring Results'.J6:'Ring Results'.J6 'Ring Results'.P6:'Ring Results'.P6 'Ring Results'.V6:'Ring Results'.V6 'Ring Results'.AB6:'Ring Results'.AB6 'Ring Results'.AH6:'Ring Results'.AH6 'Ring Results'.G7:'Ring Results'.G7 'Ring Results'.M7:'Ring Results'.M7 'Ring Results'.S7:'Ring Results'.S7 'Ring Results'.Y7:'Ring Results'.Y7 'Ring Results'.AE7:'Ring Results'.AE7 'Ring Results'.AK7:'Ring Results'.AK7 'Ring Results'.D14:'Ring Results'.D14 'Ring Results'.G16:'Ring Results'.G16 'Ring Results'.M16:'Ring Results'.M16 'Ring Results'.S16:'Ring Results'.S16 'Ring Results'.Y16:'Ring Results'.Y16 'Ring Results'.AE16:'Ring Results'.AE16 'Ring Results'.AK16:'Ring Results'.AK16" chart:data-source-has-labels="both" svg:x="0.573cm" svg:y="0.685cm" svg:width="11.695cm" svg:height="5.182cm">
          <chartooo:coordinate-region svg:x="1.3cm" svg:y="0.884cm" svg:width="10.968cm" svg:height="4.336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32cm" chart:style-name="ch7">
              <text:p>eV</text:p>
            </chart:title>
            <chart:grid chart:style-name="ch8" chart:class="major"/>
          </chart:axis>
          <chart:series chart:style-name="ch9" chart:values-cell-range-address="'Ring Results'.G7:'Ring Results'.G7 'Ring Results'.M7:'Ring Results'.M7 'Ring Results'.S7:'Ring Results'.S7 'Ring Results'.Y7:'Ring Results'.Y7 'Ring Results'.AE7:'Ring Results'.AE7 'Ring Results'.AK7:'Ring Results'.AK7" chart:label-cell-address="'Ring Results'.D5:'Ring Results'.D5" chart:class="chart:bar">
            <chart:data-point chart:repeated="6"/>
          </chart:series>
          <chart:series chart:style-name="ch10" chart:values-cell-range-address="'Ring Results'.G16:'Ring Results'.G16 'Ring Results'.M16:'Ring Results'.M16 'Ring Results'.S16:'Ring Results'.S16 'Ring Results'.Y16:'Ring Results'.Y16 'Ring Results'.AE16:'Ring Results'.AE16 'Ring Results'.AK16:'Ring Results'.AK16" chart:label-cell-address="'Ring Results'.D14:'Ring Results'.D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:'Ring Results'.D5</svg:desc>
                </draw:g>
              </table:table-cell>
              <table:table-cell office:value-type="float" office:value="-9.235">
                <text:p>-9.235</text:p>
                <draw:g>
                  <svg:desc>'Ring Results'.G7:'Ring Results'.G7 'Ring Results'.M7:'Ring Results'.M7 'Ring Results'.S7:'Ring Results'.S7 'Ring Results'.Y7:'Ring Results'.Y7 'Ring Results'.AE7:'Ring Results'.AE7 'Ring Results'.AK7:'Ring Results'.AK7</svg:desc>
                </draw:g>
              </table:table-cell>
              <table:table-cell office:value-type="float" office:value="-8.036">
                <text:p>-8.036</text:p>
              </table:table-cell>
              <table:table-cell office:value-type="float" office:value="-7.24">
                <text:p>-7.24</text:p>
              </table:table-cell>
              <table:table-cell office:value-type="float" office:value="-7.277">
                <text:p>-7.277</text:p>
              </table:table-cell>
              <table:table-cell office:value-type="float" office:value="-7.249">
                <text:p>-7.249</text:p>
              </table:table-cell>
              <table:table-cell office:value-type="float" office:value="-6.336">
                <text:p>-6.336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4:'Ring Results'.D14</svg:desc>
                </draw:g>
              </table:table-cell>
              <table:table-cell office:value-type="float" office:value="-9.331">
                <text:p>-9.331</text:p>
                <draw:g>
                  <svg:desc>'Ring Results'.G16:'Ring Results'.G16 'Ring Results'.M16:'Ring Results'.M16 'Ring Results'.S16:'Ring Results'.S16 'Ring Results'.Y16:'Ring Results'.Y16 'Ring Results'.AE16:'Ring Results'.AE16 'Ring Results'.AK16:'Ring Results'.AK16</svg:desc>
                </draw:g>
              </table:table-cell>
              <table:table-cell office:value-type="float" office:value="-8.217">
                <text:p>-8.217</text:p>
              </table:table-cell>
              <table:table-cell office:value-type="float" office:value="-7.489">
                <text:p>-7.489</text:p>
              </table:table-cell>
              <table:table-cell office:value-type="float" office:value="-7.572">
                <text:p>-7.572</text:p>
              </table:table-cell>
              <table:table-cell office:value-type="float" office:value="-7.737">
                <text:p>-7.737</text:p>
              </table:table-cell>
              <table:table-cell office:value-type="float" office:value="-7.028">
                <text:p>-7.028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2cm" xlink:href=".." xlink:type="simple" chart:class="chart:bar" chart:style-name="ch1">
        <chart:title svg:x="6.383cm" svg:y="0.135cm" chart:style-name="ch2">
          <text:p>I.E.</text:p>
        </chart:title>
        <chart:legend svg:x="6.44cm" svg:y="0.926cm" style:legend-expansion="custom" chartooo:width="5.752cm" chartooo:height="1.52cm" style:legend-expansion-aspect-ratio="3.78421052631579" chart:style-name="ch3"/>
        <chart:plot-area chart:style-name="ch4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G44:'Short Alkene Results'.G44 'Short Alkene Results'.M44:'Short Alkene Results'.M44 'Short Alkene Results'.S44:'Short Alkene Results'.S44 'Short Alkene Results'.Y44:'Short Alkene Results'.Y44 'Short Alkene Results'.AE44:'Short Alkene Results'.AE44 'Short Alkene Results'.AK44:'Short Alkene Results'.AK44 'Short Alkene Results'.G62:'Short Alkene Results'.G62 'Short Alkene Results'.M62:'Short Alkene Results'.M62 'Short Alkene Results'.S62:'Short Alkene Results'.S62 'Short Alkene Results'.Y62:'Short Alkene Results'.Y62 'Short Alkene Results'.AE62:'Short Alkene Results'.AE62 'Short Alkene Results'.AK62:'Short Alkene Results'.AK62" chart:data-source-has-labels="both" svg:x="0.678cm" svg:y="0.716cm" svg:width="11.62cm" svg:height="5.426cm">
          <chartooo:coordinate-region svg:x="1.299cm" svg:y="0.915cm" svg:width="10.999cm" svg:height="4.58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85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44:'Short Alkene Results'.G44 'Short Alkene Results'.M44:'Short Alkene Results'.M44 'Short Alkene Results'.S44:'Short Alkene Results'.S44 'Short Alkene Results'.Y44:'Short Alkene Results'.Y44 'Short Alkene Results'.AE44:'Short Alkene Results'.AE44 'Short Alkene Results'.AK44:'Short Alkene Results'.AK44" chart:label-cell-address="'Short Alkene Results'.D36:'Short Alkene Results'.D36" chart:class="chart:bar">
            <chart:data-point chart:repeated="6"/>
          </chart:series>
          <chart:series chart:style-name="ch10" chart:values-cell-range-address="'Short Alkene Results'.G62:'Short Alkene Results'.G62 'Short Alkene Results'.M62:'Short Alkene Results'.M62 'Short Alkene Results'.S62:'Short Alkene Results'.S62 'Short Alkene Results'.Y62:'Short Alkene Results'.Y62 'Short Alkene Results'.AE62:'Short Alkene Results'.AE62 'Short Alkene Results'.AK62:'Short Alkene Results'.AK62" chart:label-cell-address="'Short Alkene Results'.D46:'Short Alkene Results'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36:'Short Alkene Results'.D36</svg:desc>
                </draw:g>
              </table:table-cell>
              <table:table-cell office:value-type="float" office:value="10.5098102183218">
                <text:p>10.5098102183218</text:p>
                <draw:g>
                  <svg:desc>'Short Alkene Results'.G44:'Short Alkene Results'.G44 'Short Alkene Results'.M44:'Short Alkene Results'.M44 'Short Alkene Results'.S44:'Short Alkene Results'.S44 'Short Alkene Results'.Y44:'Short Alkene Results'.Y44 'Short Alkene Results'.AE44:'Short Alkene Results'.AE44 'Short Alkene Results'.AK44:'Short Alkene Results'.AK44</svg:desc>
                </draw:g>
              </table:table-cell>
              <table:table-cell office:value-type="float" office:value="8.8619065746895">
                <text:p>8.8619065746895</text:p>
              </table:table-cell>
              <table:table-cell office:value-type="float" office:value="7.98107894830938">
                <text:p>7.98107894830938</text:p>
              </table:table-cell>
              <table:table-cell office:value-type="float" office:value="7.41464729373768">
                <text:p>7.41464729373768</text:p>
              </table:table-cell>
              <table:table-cell office:value-type="float" office:value="7.01376733779426">
                <text:p>7.01376733779426</text:p>
              </table:table-cell>
              <table:table-cell office:value-type="float" office:value="6.71334765552536">
                <text:p>6.71334765552536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11.1117607543036">
                <text:p>11.1117607543036</text:p>
                <draw:g>
                  <svg:desc>'Short Alkene Results'.G62:'Short Alkene Results'.G62 'Short Alkene Results'.M62:'Short Alkene Results'.M62 'Short Alkene Results'.S62:'Short Alkene Results'.S62 'Short Alkene Results'.Y62:'Short Alkene Results'.Y62 'Short Alkene Results'.AE62:'Short Alkene Results'.AE62 'Short Alkene Results'.AK62:'Short Alkene Results'.AK62</svg:desc>
                </draw:g>
              </table:table-cell>
              <table:table-cell office:value-type="float" office:value="9.42915321022728">
                <text:p>9.42915321022728</text:p>
              </table:table-cell>
              <table:table-cell office:value-type="float" office:value="8.50192341396767">
                <text:p>8.50192341396767</text:p>
              </table:table-cell>
              <table:table-cell office:value-type="float" office:value="7.90396837999451">
                <text:p>7.90396837999451</text:p>
              </table:table-cell>
              <table:table-cell office:value-type="float" office:value="7.48060609789976">
                <text:p>7.48060609789976</text:p>
              </table:table-cell>
              <table:table-cell office:value-type="float" office:value="7.16273572753939">
                <text:p>7.162735727539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13.001cm" svg:height="5.993cm" xlink:href=".." xlink:type="simple" chart:class="chart:bar" chart:style-name="ch1">
        <chart:legend svg:x="6.377cm" svg:y="4.311cm" style:legend-expansion="custom" chartooo:width="5.956cm" chartooo:height="1.011cm" style:legend-expansion-aspect-ratio="5.89119683481701" chart:style-name="ch2"/>
        <chart:plot-area chart:style-name="ch3" table:cell-range-address="'Ring Results'.D6:'Ring Results'.D6 'Ring Results'.J6:'Ring Results'.J6 'Ring Results'.P6:'Ring Results'.P6 'Ring Results'.V6:'Ring Results'.V6 'Ring Results'.AB6:'Ring Results'.AB6 'Ring Results'.AH6:'Ring Results'.AH6 'Ring Results'.D23:'Ring Results'.D23 'Ring Results'.G25:'Ring Results'.G25 'Ring Results'.M25:'Ring Results'.M25 'Ring Results'.S25:'Ring Results'.S25 'Ring Results'.Y25:'Ring Results'.Y25 'Ring Results'.AE25:'Ring Results'.AE25 'Ring Results'.AK25:'Ring Results'.AK25 'Ring Results'.D32:'Ring Results'.D32 'Ring Results'.G34:'Ring Results'.G34 'Ring Results'.M34:'Ring Results'.M34 'Ring Results'.S34:'Ring Results'.S34 'Ring Results'.Y34:'Ring Results'.Y34 'Ring Results'.AE34:'Ring Results'.AE34 'Ring Results'.AK34:'Ring Results'.AK34" chart:data-source-has-labels="both" svg:x="0.573cm" svg:y="0.697cm" svg:width="11.695cm" svg:height="5.237cm">
          <chartooo:coordinate-region svg:x="1.3cm" svg:y="0.896cm" svg:width="10.968cm" svg:height="4.391cm"/>
          <chart:axis chart:dimension="x" chart:name="primary-x" chart:style-name="ch4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5">
            <chart:title svg:x="0cm" svg:y="3.571cm" chart:style-name="ch6">
              <text:p>eV</text:p>
            </chart:title>
            <chart:grid chart:style-name="ch7" chart:class="major"/>
          </chart:axis>
          <chart:series chart:style-name="ch8" chart:values-cell-range-address="'Ring Results'.G25:'Ring Results'.G25 'Ring Results'.M25:'Ring Results'.M25 'Ring Results'.S25:'Ring Results'.S25 'Ring Results'.Y25:'Ring Results'.Y25 'Ring Results'.AE25:'Ring Results'.AE25 'Ring Results'.AK25:'Ring Results'.AK25" chart:label-cell-address="'Ring Results'.D23:'Ring Results'.D23" chart:class="chart:bar">
            <chart:data-point chart:repeated="6"/>
          </chart:series>
          <chart:series chart:style-name="ch9" chart:values-cell-range-address="'Ring Results'.G34:'Ring Results'.G34 'Ring Results'.M34:'Ring Results'.M34 'Ring Results'.S34:'Ring Results'.S34 'Ring Results'.Y34:'Ring Results'.Y34 'Ring Results'.AE34:'Ring Results'.AE34 'Ring Results'.AK34:'Ring Results'.AK34" chart:label-cell-address="'Ring Results'.D32:'Ring Results'.D32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5.856cm" svg:height="0.913cm" svg:x="5.62cm" svg:y="0.13cm">
          <draw:image xlink:href="Pictures/2000003E00000D480000023FA3627ADCA8C06892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23:'Ring Results'.D23</svg:desc>
                </draw:g>
              </table:table-cell>
              <table:table-cell office:value-type="float" office:value="-7.26">
                <text:p>-7.26</text:p>
                <draw:g>
                  <svg:desc>'Ring Results'.G25:'Ring Results'.G25 'Ring Results'.M25:'Ring Results'.M25 'Ring Results'.S25:'Ring Results'.S25 'Ring Results'.Y25:'Ring Results'.Y25 'Ring Results'.AE25:'Ring Results'.AE25 'Ring Results'.AK25:'Ring Results'.AK25</svg:desc>
                </draw:g>
              </table:table-cell>
              <table:table-cell office:value-type="float" office:value="-6.304">
                <text:p>-6.304</text:p>
              </table:table-cell>
              <table:table-cell office:value-type="float" office:value="-5.72">
                <text:p>-5.72</text:p>
              </table:table-cell>
              <table:table-cell office:value-type="float" office:value="-5.823">
                <text:p>-5.823</text:p>
              </table:table-cell>
              <table:table-cell office:value-type="float" office:value="-5.957">
                <text:p>-5.957</text:p>
              </table:table-cell>
              <table:table-cell office:value-type="float" office:value="-5.423">
                <text:p>-5.423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32:'Ring Results'.D32</svg:desc>
                </draw:g>
              </table:table-cell>
              <table:table-cell office:value-type="float" office:value="-7.785">
                <text:p>-7.785</text:p>
                <draw:g>
                  <svg:desc>'Ring Results'.G34:'Ring Results'.G34 'Ring Results'.M34:'Ring Results'.M34 'Ring Results'.S34:'Ring Results'.S34 'Ring Results'.Y34:'Ring Results'.Y34 'Ring Results'.AE34:'Ring Results'.AE34 'Ring Results'.AK34:'Ring Results'.AK34</svg:desc>
                </draw:g>
              </table:table-cell>
              <table:table-cell office:value-type="float" office:value="-6.837">
                <text:p>-6.837</text:p>
              </table:table-cell>
              <table:table-cell office:value-type="float" office:value="-6.329">
                <text:p>-6.329</text:p>
              </table:table-cell>
              <table:table-cell office:value-type="float" office:value="-6.478">
                <text:p>-6.478</text:p>
              </table:table-cell>
              <table:table-cell office:value-type="float" office:value="-6.77">
                <text:p>-6.77</text:p>
              </table:table-cell>
              <table:table-cell office:value-type="float" office:value="-6.395">
                <text:p>-6.395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1cm" xlink:href=".." xlink:type="simple" chart:class="chart:bar" chart:style-name="ch1">
        <chart:title svg:x="4.473cm" svg:y="0.141cm" chart:style-name="ch2">
          <text:p>Singlet HOMO PBE</text:p>
        </chart:title>
        <chart:legend svg:x="6.065cm" svg:y="4.125cm" style:legend-expansion="custom" chartooo:width="6.351cm" chartooo:height="1.17cm" style:legend-expansion-aspect-ratio="5.42820512820513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41:'Ring Results'.D41 'Ring Results'.G43:'Ring Results'.G43 'Ring Results'.M43:'Ring Results'.M43 'Ring Results'.S43:'Ring Results'.S43 'Ring Results'.Y43:'Ring Results'.Y43 'Ring Results'.AE43:'Ring Results'.AE43 'Ring Results'.AK43:'Ring Results'.AK43 'Ring Results'.D50:'Ring Results'.D50 'Ring Results'.G52:'Ring Results'.G52 'Ring Results'.M52:'Ring Results'.M52 'Ring Results'.S52:'Ring Results'.S52 'Ring Results'.Y52:'Ring Results'.Y52 'Ring Results'.AE52:'Ring Results'.AE52 'Ring Results'.AK52:'Ring Results'.AK52" chart:data-source-has-labels="both" svg:x="0.757cm" svg:y="0.696cm" svg:width="11.541cm" svg:height="5.237cm">
          <chartooo:coordinate-region svg:x="1.299cm" svg:y="0.895cm" svg:width="10.999cm" svg:height="4.391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7cm" chart:style-name="ch7">
              <text:p>eV</text:p>
            </chart:title>
            <chart:grid chart:style-name="ch8" chart:class="major"/>
          </chart:axis>
          <chart:series chart:style-name="ch9" chart:values-cell-range-address="'Ring Results'.G43:'Ring Results'.G43 'Ring Results'.M43:'Ring Results'.M43 'Ring Results'.S43:'Ring Results'.S43 'Ring Results'.Y43:'Ring Results'.Y43 'Ring Results'.AE43:'Ring Results'.AE43 'Ring Results'.AK43:'Ring Results'.AK43" chart:label-cell-address="'Ring Results'.D41:'Ring Results'.D41" chart:class="chart:bar">
            <chart:data-point chart:repeated="6"/>
          </chart:series>
          <chart:series chart:style-name="ch10" chart:values-cell-range-address="'Ring Results'.G52:'Ring Results'.G52 'Ring Results'.M52:'Ring Results'.M52 'Ring Results'.S52:'Ring Results'.S52 'Ring Results'.Y52:'Ring Results'.Y52 'Ring Results'.AE52:'Ring Results'.AE52 'Ring Results'.AK52:'Ring Results'.AK52" chart:label-cell-address="'Ring Results'.D50:'Ring Results'.D5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41:'Ring Results'.D41</svg:desc>
                </draw:g>
              </table:table-cell>
              <table:table-cell office:value-type="float" office:value="-6.196">
                <text:p>-6.196</text:p>
                <draw:g>
                  <svg:desc>'Ring Results'.G43:'Ring Results'.G43 'Ring Results'.M43:'Ring Results'.M43 'Ring Results'.S43:'Ring Results'.S43 'Ring Results'.Y43:'Ring Results'.Y43 'Ring Results'.AE43:'Ring Results'.AE43 'Ring Results'.AK43:'Ring Results'.AK43</svg:desc>
                </draw:g>
              </table:table-cell>
              <table:table-cell office:value-type="float" office:value="-5.379">
                <text:p>-5.379</text:p>
              </table:table-cell>
              <table:table-cell office:value-type="float" office:value="-4.894">
                <text:p>-4.894</text:p>
              </table:table-cell>
              <table:table-cell office:value-type="float" office:value="-5.02">
                <text:p>-5.02</text:p>
              </table:table-cell>
              <table:table-cell office:value-type="float" office:value="-5.182">
                <text:p>-5.182</text:p>
              </table:table-cell>
              <table:table-cell office:value-type="float" office:value="-4.794">
                <text:p>-4.794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50:'Ring Results'.D50</svg:desc>
                </draw:g>
              </table:table-cell>
              <table:table-cell office:value-type="float" office:value="-6.981">
                <text:p>-6.981</text:p>
                <draw:g>
                  <svg:desc>'Ring Results'.G52:'Ring Results'.G52 'Ring Results'.M52:'Ring Results'.M52 'Ring Results'.S52:'Ring Results'.S52 'Ring Results'.Y52:'Ring Results'.Y52 'Ring Results'.AE52:'Ring Results'.AE52 'Ring Results'.AK52:'Ring Results'.AK52</svg:desc>
                </draw:g>
              </table:table-cell>
              <table:table-cell office:value-type="float" office:value="-6.2">
                <text:p>-6.2</text:p>
              </table:table-cell>
              <table:table-cell office:value-type="float" office:value="-5.747">
                <text:p>-5.747</text:p>
              </table:table-cell>
              <table:table-cell office:value-type="float" office:value="-5.916">
                <text:p>-5.916</text:p>
              </table:table-cell>
              <table:table-cell office:value-type="float" office:value="-5.916">
                <text:p>-5.916</text:p>
              </table:table-cell>
              <table:table-cell office:value-type="float" office:value="-5.996">
                <text:p>-5.996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1cm" xlink:href=".." xlink:type="simple" chart:class="chart:bar" chart:style-name="ch1">
        <chart:title svg:x="4.309cm" svg:y="0.151cm" chart:style-name="ch2">
          <text:p>Singlet HOMO TPSS</text:p>
        </chart:title>
        <chart:legend svg:x="6.761cm" svg:y="4.147cm" style:legend-expansion="custom" chartooo:width="5.546cm" chartooo:height="1.145cm" style:legend-expansion-aspect-ratio="4.84366812227074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59:'Ring Results'.D59 'Ring Results'.G61:'Ring Results'.G61 'Ring Results'.M61:'Ring Results'.M61 'Ring Results'.S61:'Ring Results'.S61 'Ring Results'.Y61:'Ring Results'.Y61 'Ring Results'.AE61:'Ring Results'.AE61 'Ring Results'.AK61:'Ring Results'.AK61 'Ring Results'.D68:'Ring Results'.D68 'Ring Results'.G70:'Ring Results'.G70 'Ring Results'.M70:'Ring Results'.M70 'Ring Results'.S70:'Ring Results'.S70 'Ring Results'.Y70:'Ring Results'.Y70 'Ring Results'.AE70:'Ring Results'.AE70 'Ring Results'.AK70:'Ring Results'.AK70" chart:data-source-has-labels="both" svg:x="0.758cm" svg:y="0.693cm" svg:width="11.54cm" svg:height="5.232cm">
          <chartooo:coordinate-region svg:x="1.3cm" svg:y="0.892cm" svg:width="10.998cm" svg:height="4.386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65cm" chart:style-name="ch7">
              <text:p>eV</text:p>
            </chart:title>
            <chart:grid chart:style-name="ch8" chart:class="major"/>
          </chart:axis>
          <chart:series chart:style-name="ch9" chart:values-cell-range-address="'Ring Results'.G61:'Ring Results'.G61 'Ring Results'.M61:'Ring Results'.M61 'Ring Results'.S61:'Ring Results'.S61 'Ring Results'.Y61:'Ring Results'.Y61 'Ring Results'.AE61:'Ring Results'.AE61 'Ring Results'.AK61:'Ring Results'.AK61" chart:label-cell-address="'Ring Results'.D59:'Ring Results'.D59" chart:class="chart:bar">
            <chart:data-point chart:repeated="6"/>
          </chart:series>
          <chart:series chart:style-name="ch10" chart:values-cell-range-address="'Ring Results'.G70:'Ring Results'.G70 'Ring Results'.M70:'Ring Results'.M70 'Ring Results'.S70:'Ring Results'.S70 'Ring Results'.Y70:'Ring Results'.Y70 'Ring Results'.AE70:'Ring Results'.AE70 'Ring Results'.AK70:'Ring Results'.AK70" chart:label-cell-address="'Ring Results'.D68:'Ring Results'.D6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9:'Ring Results'.D59</svg:desc>
                </draw:g>
              </table:table-cell>
              <table:table-cell office:value-type="float" office:value="-6.182">
                <text:p>-6.182</text:p>
                <draw:g>
                  <svg:desc>'Ring Results'.G61:'Ring Results'.G61 'Ring Results'.M61:'Ring Results'.M61 'Ring Results'.S61:'Ring Results'.S61 'Ring Results'.Y61:'Ring Results'.Y61 'Ring Results'.AE61:'Ring Results'.AE61 'Ring Results'.AK61:'Ring Results'.AK61</svg:desc>
                </draw:g>
              </table:table-cell>
              <table:table-cell office:value-type="float" office:value="-5.35">
                <text:p>-5.35</text:p>
              </table:table-cell>
              <table:table-cell office:value-type="float" office:value="-4.854">
                <text:p>-4.854</text:p>
              </table:table-cell>
              <table:table-cell office:value-type="float" office:value="-4.98">
                <text:p>-4.98</text:p>
              </table:table-cell>
              <table:table-cell office:value-type="float" office:value="-5.139">
                <text:p>-5.139</text:p>
              </table:table-cell>
              <table:table-cell office:value-type="float" office:value="-4.74">
                <text:p>-4.74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68:'Ring Results'.D68</svg:desc>
                </draw:g>
              </table:table-cell>
              <table:table-cell office:value-type="float" office:value="-7.17">
                <text:p>-7.17</text:p>
                <draw:g>
                  <svg:desc>'Ring Results'.G70:'Ring Results'.G70 'Ring Results'.M70:'Ring Results'.M70 'Ring Results'.S70:'Ring Results'.S70 'Ring Results'.Y70:'Ring Results'.Y70 'Ring Results'.AE70:'Ring Results'.AE70 'Ring Results'.AK70:'Ring Results'.AK70</svg:desc>
                </draw:g>
              </table:table-cell>
              <table:table-cell office:value-type="float" office:value="-6.376">
                <text:p>-6.376</text:p>
              </table:table-cell>
              <table:table-cell office:value-type="float" office:value="-5.922">
                <text:p>-5.922</text:p>
              </table:table-cell>
              <table:table-cell office:value-type="float" office:value="-6.088">
                <text:p>-6.088</text:p>
              </table:table-cell>
              <table:table-cell office:value-type="float" office:value="-6.394">
                <text:p>-6.394</text:p>
              </table:table-cell>
              <table:table-cell office:value-type="float" office:value="-6.15">
                <text:p>-6.15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5cm" xlink:href=".." xlink:type="simple" chart:class="chart:bar" chart:style-name="ch1">
        <chart:title svg:x="4.059cm" svg:y="0.141cm" chart:style-name="ch2">
          <text:p>Singlet HOMO TPSSH</text:p>
        </chart:title>
        <chart:legend svg:x="5.55cm" svg:y="4.27cm" style:legend-expansion="custom" chartooo:width="5.976cm" chartooo:height="0.984cm" style:legend-expansion-aspect-ratio="6.07317073170732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77:'Ring Results'.D77 'Ring Results'.G79:'Ring Results'.G79 'Ring Results'.M79:'Ring Results'.M79 'Ring Results'.S79:'Ring Results'.S79 'Ring Results'.Y79:'Ring Results'.Y79 'Ring Results'.AE79:'Ring Results'.AE79 'Ring Results'.AK79:'Ring Results'.AK79 'Ring Results'.D86:'Ring Results'.D86 'Ring Results'.G88:'Ring Results'.G88 'Ring Results'.M88:'Ring Results'.M88 'Ring Results'.S88:'Ring Results'.S88 'Ring Results'.Y88:'Ring Results'.Y88 'Ring Results'.AE88:'Ring Results'.AE88 'Ring Results'.AK88:'Ring Results'.AK88" chart:data-source-has-labels="both" svg:x="0.757cm" svg:y="0.694cm" svg:width="11.541cm" svg:height="5.24cm">
          <chartooo:coordinate-region svg:x="1.299cm" svg:y="0.893cm" svg:width="10.999cm" svg:height="4.394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7cm" chart:style-name="ch7">
              <text:p>eV</text:p>
            </chart:title>
            <chart:grid chart:style-name="ch8" chart:class="major"/>
          </chart:axis>
          <chart:series chart:style-name="ch9" chart:values-cell-range-address="'Ring Results'.G79:'Ring Results'.G79 'Ring Results'.M79:'Ring Results'.M79 'Ring Results'.S79:'Ring Results'.S79 'Ring Results'.Y79:'Ring Results'.Y79 'Ring Results'.AE79:'Ring Results'.AE79 'Ring Results'.AK79:'Ring Results'.AK79" chart:label-cell-address="'Ring Results'.D77:'Ring Results'.D77" chart:class="chart:bar">
            <chart:data-point chart:repeated="6"/>
          </chart:series>
          <chart:series chart:style-name="ch10" chart:values-cell-range-address="'Ring Results'.G88:'Ring Results'.G88 'Ring Results'.M88:'Ring Results'.M88 'Ring Results'.S88:'Ring Results'.S88 'Ring Results'.Y88:'Ring Results'.Y88 'Ring Results'.AE88:'Ring Results'.AE88 'Ring Results'.AK88:'Ring Results'.AK88" chart:label-cell-address="'Ring Results'.D86:'Ring Results'.D8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77:'Ring Results'.D77</svg:desc>
                </draw:g>
              </table:table-cell>
              <table:table-cell office:value-type="float" office:value="-6.61">
                <text:p>-6.61</text:p>
                <draw:g>
                  <svg:desc>'Ring Results'.G79:'Ring Results'.G79 'Ring Results'.M79:'Ring Results'.M79 'Ring Results'.S79:'Ring Results'.S79 'Ring Results'.Y79:'Ring Results'.Y79 'Ring Results'.AE79:'Ring Results'.AE79 'Ring Results'.AK79:'Ring Results'.AK79</svg:desc>
                </draw:g>
              </table:table-cell>
              <table:table-cell office:value-type="float" office:value="-5.723">
                <text:p>-5.723</text:p>
              </table:table-cell>
              <table:table-cell office:value-type="float" office:value="-5.187">
                <text:p>-5.187</text:p>
              </table:table-cell>
              <table:table-cell office:value-type="float" office:value="-5.303">
                <text:p>-5.303</text:p>
              </table:table-cell>
              <table:table-cell office:value-type="float" office:value="-5.452">
                <text:p>-5.452</text:p>
              </table:table-cell>
              <table:table-cell office:value-type="float" office:value="-4.994">
                <text:p>-4.994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86:'Ring Results'.D86</svg:desc>
                </draw:g>
              </table:table-cell>
              <table:table-cell office:value-type="float" office:value="-7.47">
                <text:p>-7.47</text:p>
                <draw:g>
                  <svg:desc>'Ring Results'.G88:'Ring Results'.G88 'Ring Results'.M88:'Ring Results'.M88 'Ring Results'.S88:'Ring Results'.S88 'Ring Results'.Y88:'Ring Results'.Y88 'Ring Results'.AE88:'Ring Results'.AE88 'Ring Results'.AK88:'Ring Results'.AK88</svg:desc>
                </draw:g>
              </table:table-cell>
              <table:table-cell office:value-type="float" office:value="-6.611">
                <text:p>-6.611</text:p>
              </table:table-cell>
              <table:table-cell office:value-type="float" office:value="-6.134">
                <text:p>-6.134</text:p>
              </table:table-cell>
              <table:table-cell office:value-type="float" office:value="-6.291">
                <text:p>-6.291</text:p>
              </table:table-cell>
              <table:table-cell office:value-type="float" office:value="-6.59">
                <text:p>-6.59</text:p>
              </table:table-cell>
              <table:table-cell office:value-type="float" office:value="-6.289">
                <text:p>-6.289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" chart:interval-major="1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91cm" svg:height="6.478cm" xlink:href=".." xlink:type="simple" chart:class="chart:bar" chart:style-name="ch1">
        <chart:title svg:x="3.975cm" svg:y="0.152cm" chart:style-name="ch2">
          <text:p>TD-DFT Excitation (PBE0)</text:p>
        </chart:title>
        <chart:legend svg:x="6.359cm" svg:y="0.987cm" style:legend-expansion="custom" chartooo:width="5.879cm" chartooo:height="0.848cm" style:legend-expansion-aspect-ratio="6.93278301886793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95:'Ring Results'.D95 'Ring Results'.G99:'Ring Results'.G99 'Ring Results'.M99:'Ring Results'.M99 'Ring Results'.S99:'Ring Results'.S99 'Ring Results'.Y99:'Ring Results'.Y99 'Ring Results'.AE99:'Ring Results'.AE99 'Ring Results'.AK99:'Ring Results'.AK99 'Ring Results'.D101:'Ring Results'.D101 'Ring Results'.G105:'Ring Results'.G105 'Ring Results'.M105:'Ring Results'.M105 'Ring Results'.S105:'Ring Results'.S105 'Ring Results'.Y105:'Ring Results'.Y105 'Ring Results'.AE105:'Ring Results'.AE105 'Ring Results'.AK105:'Ring Results'.AK105" chart:data-source-has-labels="both" svg:x="0.863cm" svg:y="0.77cm" svg:width="11.425cm" svg:height="5.581cm">
          <chartooo:coordinate-region svg:x="1.299cm" svg:y="0.969cm" svg:width="10.989cm" svg:height="4.735cm"/>
          <chart:axis chart:dimension="x" chart:name="primary-x" chart:style-name="ch5" chartooo:axis-type="auto">
            <chartooo:date-scale/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.044cm" svg:y="3.816cm" chart:style-name="ch7">
              <text:p>eV</text:p>
            </chart:title>
            <chart:grid chart:style-name="ch8" chart:class="major"/>
          </chart:axis>
          <chart:series chart:style-name="ch9" chart:values-cell-range-address="'Ring Results'.G99:'Ring Results'.G99 'Ring Results'.M99:'Ring Results'.M99 'Ring Results'.S99:'Ring Results'.S99 'Ring Results'.Y99:'Ring Results'.Y99 'Ring Results'.AE99:'Ring Results'.AE99 'Ring Results'.AK99:'Ring Results'.AK99" chart:label-cell-address="'Ring Results'.D95:'Ring Results'.D95" chart:class="chart:bar">
            <chart:data-point chart:repeated="6"/>
          </chart:series>
          <chart:series chart:style-name="ch10" chart:values-cell-range-address="'Ring Results'.G105:'Ring Results'.G105 'Ring Results'.M105:'Ring Results'.M105 'Ring Results'.S105:'Ring Results'.S105 'Ring Results'.Y105:'Ring Results'.Y105 'Ring Results'.AE105:'Ring Results'.AE105 'Ring Results'.AK105:'Ring Results'.AK105" chart:label-cell-address="'Ring Results'.D101:'Ring Results'.D10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95:'Ring Results'.D95</svg:desc>
                </draw:g>
              </table:table-cell>
              <table:table-cell office:value-type="float" office:value="4.12075965851834">
                <text:p>4.12075965851834</text:p>
                <draw:g>
                  <svg:desc>'Ring Results'.G99:'Ring Results'.G99 'Ring Results'.M99:'Ring Results'.M99 'Ring Results'.S99:'Ring Results'.S99 'Ring Results'.Y99:'Ring Results'.Y99 'Ring Results'.AE99:'Ring Results'.AE99 'Ring Results'.AK99:'Ring Results'.AK99</svg:desc>
                </draw:g>
              </table:table-cell>
              <table:table-cell office:value-type="float" office:value="2.99684363883197">
                <text:p>2.99684363883197</text:p>
              </table:table-cell>
              <table:table-cell office:value-type="float" office:value="2.05671830402883">
                <text:p>2.05671830402883</text:p>
              </table:table-cell>
              <table:table-cell office:value-type="float" office:value="2.38350887940343">
                <text:p>2.38350887940343</text:p>
              </table:table-cell>
              <table:table-cell office:value-type="float" office:value="2.6393584382275">
                <text:p>2.6393584382275</text:p>
              </table:table-cell>
              <table:table-cell office:value-type="float" office:value="1.86937951981708">
                <text:p>1.86937951981708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01:'Ring Results'.D101</svg:desc>
                </draw:g>
              </table:table-cell>
              <table:table-cell office:value-type="float" office:value="3.93980748036276">
                <text:p>3.93980748036276</text:p>
                <draw:g>
                  <svg:desc>'Ring Results'.G105:'Ring Results'.G105 'Ring Results'.M105:'Ring Results'.M105 'Ring Results'.S105:'Ring Results'.S105 'Ring Results'.Y105:'Ring Results'.Y105 'Ring Results'.AE105:'Ring Results'.AE105 'Ring Results'.AK105:'Ring Results'.AK105</svg:desc>
                </draw:g>
              </table:table-cell>
              <table:table-cell office:value-type="float" office:value="2.82547194428045">
                <text:p>2.82547194428045</text:p>
              </table:table-cell>
              <table:table-cell office:value-type="float" office:value="2.04966808984506">
                <text:p>2.04966808984506</text:p>
              </table:table-cell>
              <table:table-cell office:value-type="float" office:value="2.32164268371147">
                <text:p>2.32164268371147</text:p>
              </table:table-cell>
              <table:table-cell office:value-type="float" office:value="2.53658409516845">
                <text:p>2.53658409516845</text:p>
              </table:table-cell>
              <table:table-cell office:value-type="float" office:value="1.79910018934329">
                <text:p>1.79910018934329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2cm" svg:height="6.109cm" xlink:href=".." xlink:type="simple" chart:class="chart:bar" chart:style-name="ch1">
        <chart:title svg:x="5.062cm" svg:y="0.153cm" chart:style-name="ch2">
          <text:p>Triplet-Singlet HF</text:p>
        </chart:title>
        <chart:legend svg:x="1.376cm" svg:y="4.605cm" style:legend-expansion="custom" chartooo:width="7.966cm" chartooo:height="0.84cm" style:legend-expansion-aspect-ratio="9.48333333333333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:'Long Alkene Results'.A5 'Long Alkene Results'.G10:'Long Alkene Results'.G10 'Long Alkene Results'.M10:'Long Alkene Results'.M10 'Long Alkene Results'.S10:'Long Alkene Results'.S10 'Long Alkene Results'.Y10:'Long Alkene Results'.Y10 'Long Alkene Results'.AE10:'Long Alkene Results'.AE10 'Long Alkene Results'.A14:'Long Alkene Results'.A14 'Long Alkene Results'.G19:'Long Alkene Results'.G19 'Long Alkene Results'.M19:'Long Alkene Results'.M19 'Long Alkene Results'.S19:'Long Alkene Results'.S19 'Long Alkene Results'.Y19:'Long Alkene Results'.Y19 'Long Alkene Results'.AE19:'Long Alkene Results'.AE19" chart:data-source-has-labels="both" svg:x="0.759cm" svg:y="0.709cm" svg:width="11.575cm" svg:height="5.423cm">
          <chartooo:coordinate-region svg:x="1.301cm" svg:y="0.908cm" svg:width="11.033cm" svg:height="4.577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76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10:'Long Alkene Results'.G10 'Long Alkene Results'.M10:'Long Alkene Results'.M10 'Long Alkene Results'.S10:'Long Alkene Results'.S10 'Long Alkene Results'.Y10:'Long Alkene Results'.Y10 'Long Alkene Results'.AE10:'Long Alkene Results'.AE10" chart:label-cell-address="'Long Alkene Results'.A5:'Long Alkene Results'.A5" chart:class="chart:bar">
            <chart:data-point chart:repeated="5"/>
          </chart:series>
          <chart:series chart:style-name="ch10" chart:values-cell-range-address="'Long Alkene Results'.G19:'Long Alkene Results'.G19 'Long Alkene Results'.M19:'Long Alkene Results'.M19 'Long Alkene Results'.S19:'Long Alkene Results'.S19 'Long Alkene Results'.Y19:'Long Alkene Results'.Y19 'Long Alkene Results'.AE19:'Long Alkene Results'.AE19" chart:label-cell-address="'Long Alkene Results'.A14:'Long Alkene Results'.A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:'Long Alkene Results'.A5</svg:desc>
                </draw:g>
              </table:table-cell>
              <table:table-cell office:value-type="float" office:value="0.747617651445489">
                <text:p>0.747617651445489</text:p>
                <draw:g>
                  <svg:desc>'Long Alkene Results'.G10:'Long Alkene Results'.G10 'Long Alkene Results'.M10:'Long Alkene Results'.M10 'Long Alkene Results'.S10:'Long Alkene Results'.S10 'Long Alkene Results'.Y10:'Long Alkene Results'.Y10 'Long Alkene Results'.AE10:'Long Alkene Results'.AE10</svg:desc>
                </draw:g>
              </table:table-cell>
              <table:table-cell office:value-type="float" office:value="-0.238567105959344">
                <text:p>-0.238567105959344</text:p>
              </table:table-cell>
              <table:table-cell office:value-type="float" office:value="-0.949883826243862">
                <text:p>-0.949883826243862</text:p>
              </table:table-cell>
              <table:table-cell office:value-type="float" office:value="-1.37418838688672">
                <text:p>-1.37418838688672</text:p>
              </table:table-cell>
              <table:table-cell office:value-type="float" office:value="-6.02792894320846">
                <text:p>-6.02792894320846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4:'Long Alkene Results'.A14</svg:desc>
                </draw:g>
              </table:table-cell>
              <table:table-cell office:value-type="float" office:value="0.432411063377665">
                <text:p>0.432411063377665</text:p>
                <draw:g>
                  <svg:desc>'Long Alkene Results'.G19:'Long Alkene Results'.G19 'Long Alkene Results'.M19:'Long Alkene Results'.M19 'Long Alkene Results'.S19:'Long Alkene Results'.S19 'Long Alkene Results'.Y19:'Long Alkene Results'.Y19 'Long Alkene Results'.AE19:'Long Alkene Results'.AE19</svg:desc>
                </draw:g>
              </table:table-cell>
              <table:table-cell office:value-type="float" office:value="-0.991459009447973">
                <text:p>-0.991459009447973</text:p>
              </table:table-cell>
              <table:table-cell office:value-type="float" office:value="-2.00592809080157">
                <text:p>-2.00592809080157</text:p>
              </table:table-cell>
              <table:table-cell office:value-type="float" office:value="-3.29348970725233">
                <text:p>-3.29348970725233</text:p>
              </table:table-cell>
              <table:table-cell office:value-type="float" office:value="-7.21938711709319">
                <text:p>-7.21938711709319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13.049cm" svg:height="5.946cm" xlink:href=".." xlink:type="simple" chart:class="chart:bar" chart:style-name="ch1">
        <chart:legend svg:x="4.244cm" svg:y="0.917cm" style:legend-expansion="custom" chartooo:width="8.052cm" chartooo:height="0.728cm" style:legend-expansion-aspect-ratio="11.0604395604396" chart:style-name="ch2"/>
        <chart:plot-area chart:style-name="ch3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23:'Long Alkene Results'.A23 'Long Alkene Results'.G28:'Long Alkene Results'.G28 'Long Alkene Results'.M28:'Long Alkene Results'.M28 'Long Alkene Results'.S28:'Long Alkene Results'.S28 'Long Alkene Results'.Y28:'Long Alkene Results'.Y28 'Long Alkene Results'.AE28:'Long Alkene Results'.AE28 'Long Alkene Results'.A32:'Long Alkene Results'.A32 'Long Alkene Results'.G37:'Long Alkene Results'.G37 'Long Alkene Results'.M37:'Long Alkene Results'.M37 'Long Alkene Results'.S37:'Long Alkene Results'.S37 'Long Alkene Results'.Y37:'Long Alkene Results'.Y37 'Long Alkene Results'.AE37:'Long Alkene Results'.AE37" chart:data-source-has-labels="both" svg:x="0.469cm" svg:y="0.684cm" svg:width="11.872cm" svg:height="5.299cm">
          <chartooo:coordinate-region svg:x="1.302cm" svg:y="0.883cm" svg:width="11.039cm" svg:height="4.453cm"/>
          <chart:axis chart:dimension="x" chart:name="primary-x" chart:style-name="ch4" chartooo:axis-type="auto">
            <chartooo:date-scale/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5">
            <chart:title svg:x="0cm" svg:y="3.589cm" chart:style-name="ch6">
              <text:p>eV</text:p>
            </chart:title>
            <chart:grid chart:style-name="ch7" chart:class="major"/>
          </chart:axis>
          <chart:series chart:style-name="ch8" chart:values-cell-range-address="'Long Alkene Results'.G28:'Long Alkene Results'.G28 'Long Alkene Results'.M28:'Long Alkene Results'.M28 'Long Alkene Results'.S28:'Long Alkene Results'.S28 'Long Alkene Results'.Y28:'Long Alkene Results'.Y28 'Long Alkene Results'.AE28:'Long Alkene Results'.AE28" chart:label-cell-address="'Long Alkene Results'.A23:'Long Alkene Results'.A23" chart:class="chart:bar">
            <chart:data-point chart:repeated="5"/>
          </chart:series>
          <chart:series chart:style-name="ch9" chart:values-cell-range-address="'Long Alkene Results'.G37:'Long Alkene Results'.G37 'Long Alkene Results'.M37:'Long Alkene Results'.M37 'Long Alkene Results'.S37:'Long Alkene Results'.S37 'Long Alkene Results'.Y37:'Long Alkene Results'.Y37 'Long Alkene Results'.AE37:'Long Alkene Results'.AE37" chart:label-cell-address="'Long Alkene Results'.A32:'Long Alkene Results'.A32" chart:class="chart:bar">
            <chart:data-point chart:repeated="5"/>
          </chart:series>
          <chart:wall chart:style-name="ch10"/>
          <chart:floor chart:style-name="ch11"/>
        </chart:plot-area>
        <draw:frame draw:style-name="gr1" draw:text-style-name="P1" svg:width="4.249cm" svg:height="0.882cm" svg:x="6.002cm" svg:y="0.13cm">
          <draw:image xlink:href="Pictures/2000003E0000093B00000240225543DF90643F13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23:'Long Alkene Results'.A23</svg:desc>
                </draw:g>
              </table:table-cell>
              <table:table-cell office:value-type="float" office:value="1.17203776250713">
                <text:p>1.17203776250713</text:p>
                <draw:g>
                  <svg:desc>'Long Alkene Results'.G28:'Long Alkene Results'.G28 'Long Alkene Results'.M28:'Long Alkene Results'.M28 'Long Alkene Results'.S28:'Long Alkene Results'.S28 'Long Alkene Results'.Y28:'Long Alkene Results'.Y28 'Long Alkene Results'.AE28:'Long Alkene Results'.AE28</svg:desc>
                </draw:g>
              </table:table-cell>
              <table:table-cell office:value-type="float" office:value="0.971204082058499">
                <text:p>0.971204082058499</text:p>
              </table:table-cell>
              <table:table-cell office:value-type="float" office:value="0.88187444017536">
                <text:p>0.88187444017536</text:p>
              </table:table-cell>
              <table:table-cell office:value-type="float" office:value="0.832223486778693">
                <text:p>0.832223486778693</text:p>
              </table:table-cell>
              <table:table-cell office:value-type="float" office:value="0.718079511249606">
                <text:p>0.718079511249606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32:'Long Alkene Results'.A32</svg:desc>
                </draw:g>
              </table:table-cell>
              <table:table-cell office:value-type="float" office:value="1.0782409827352">
                <text:p>1.0782409827352</text:p>
                <draw:g>
                  <svg:desc>'Long Alkene Results'.G37:'Long Alkene Results'.G37 'Long Alkene Results'.M37:'Long Alkene Results'.M37 'Long Alkene Results'.S37:'Long Alkene Results'.S37 'Long Alkene Results'.Y37:'Long Alkene Results'.Y37 'Long Alkene Results'.AE37:'Long Alkene Results'.AE37</svg:desc>
                </draw:g>
              </table:table-cell>
              <table:table-cell office:value-type="float" office:value="0.79254114924869">
                <text:p>0.79254114924869</text:p>
              </table:table-cell>
              <table:table-cell office:value-type="float" office:value="0.578839996923877">
                <text:p>0.578839996923877</text:p>
              </table:table-cell>
              <table:table-cell office:value-type="float" office:value="0.385733468026753">
                <text:p>0.385733468026753</text:p>
              </table:table-cell>
              <table:table-cell office:value-type="float" office:value="-0.554003164911677">
                <text:p>-0.554003164911677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9cm" svg:height="6.129cm" xlink:href=".." xlink:type="simple" chart:class="chart:bar" chart:style-name="ch1">
        <chart:title svg:x="4.488cm" svg:y="0.154cm" chart:style-name="ch2">
          <text:p>Triplet-Singlet PBE</text:p>
        </chart:title>
        <chart:legend svg:x="4.696cm" svg:y="0.978cm" style:legend-expansion="custom" chartooo:width="7.6cm" chartooo:height="0.745cm" style:legend-expansion-aspect-ratio="10.2013422818792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41:'Long Alkene Results'.A41 'Long Alkene Results'.G46:'Long Alkene Results'.G46 'Long Alkene Results'.M46:'Long Alkene Results'.M46 'Long Alkene Results'.S46:'Long Alkene Results'.S46 'Long Alkene Results'.Y46:'Long Alkene Results'.Y46 'Long Alkene Results'.AE46:'Long Alkene Results'.AE46 'Long Alkene Results'.A50:'Long Alkene Results'.A50 'Long Alkene Results'.G55:'Long Alkene Results'.G55 'Long Alkene Results'.M55:'Long Alkene Results'.M55 'Long Alkene Results'.S55:'Long Alkene Results'.S55 'Long Alkene Results'.Y55:'Long Alkene Results'.Y55 'Long Alkene Results'.AE55:'Long Alkene Results'.AE55" chart:data-source-has-labels="both" svg:x="0.469cm" svg:y="0.713cm" svg:width="11.872cm" svg:height="5.438cm">
          <chartooo:coordinate-region svg:x="1.302cm" svg:y="0.913cm" svg:width="11.039cm" svg:height="4.591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88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46:'Long Alkene Results'.G46 'Long Alkene Results'.M46:'Long Alkene Results'.M46 'Long Alkene Results'.S46:'Long Alkene Results'.S46 'Long Alkene Results'.Y46:'Long Alkene Results'.Y46 'Long Alkene Results'.AE46:'Long Alkene Results'.AE46" chart:label-cell-address="'Long Alkene Results'.A41:'Long Alkene Results'.A41" chart:class="chart:bar">
            <chart:data-point chart:repeated="5"/>
          </chart:series>
          <chart:series chart:style-name="ch10" chart:values-cell-range-address="'Long Alkene Results'.G55:'Long Alkene Results'.G55 'Long Alkene Results'.M55:'Long Alkene Results'.M55 'Long Alkene Results'.S55:'Long Alkene Results'.S55 'Long Alkene Results'.Y55:'Long Alkene Results'.Y55 'Long Alkene Results'.AE55:'Long Alkene Results'.AE55" chart:label-cell-address="'Long Alkene Results'.A50:'Long Alkene Results'.A5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41:'Long Alkene Results'.A41</svg:desc>
                </draw:g>
              </table:table-cell>
              <table:table-cell office:value-type="float" office:value="0.901987759522343">
                <text:p>0.901987759522343</text:p>
                <draw:g>
                  <svg:desc>'Long Alkene Results'.G46:'Long Alkene Results'.G46 'Long Alkene Results'.M46:'Long Alkene Results'.M46 'Long Alkene Results'.S46:'Long Alkene Results'.S46 'Long Alkene Results'.Y46:'Long Alkene Results'.Y46 'Long Alkene Results'.AE46:'Long Alkene Results'.AE46</svg:desc>
                </draw:g>
              </table:table-cell>
              <table:table-cell office:value-type="float" office:value="0.640152800044421">
                <text:p>0.640152800044421</text:p>
              </table:table-cell>
              <table:table-cell office:value-type="float" office:value="0.502547114388835">
                <text:p>0.502547114388835</text:p>
              </table:table-cell>
              <table:table-cell office:value-type="float" office:value="0.416907064127325">
                <text:p>0.416907064127325</text:p>
              </table:table-cell>
              <table:table-cell office:value-type="float" office:value="0.240597075238538">
                <text:p>0.240597075238538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50:'Long Alkene Results'.A50</svg:desc>
                </draw:g>
              </table:table-cell>
              <table:table-cell office:value-type="float" office:value="0.80854614001967">
                <text:p>0.80854614001967</text:p>
                <draw:g>
                  <svg:desc>'Long Alkene Results'.G55:'Long Alkene Results'.G55 'Long Alkene Results'.M55:'Long Alkene Results'.M55 'Long Alkene Results'.S55:'Long Alkene Results'.S55 'Long Alkene Results'.Y55:'Long Alkene Results'.Y55 'Long Alkene Results'.AE55:'Long Alkene Results'.AE55</svg:desc>
                </draw:g>
              </table:table-cell>
              <table:table-cell office:value-type="float" office:value="0.536919074034731">
                <text:p>0.536919074034731</text:p>
              </table:table-cell>
              <table:table-cell office:value-type="float" office:value="0.380599901562848">
                <text:p>0.380599901562848</text:p>
              </table:table-cell>
              <table:table-cell office:value-type="float" office:value="0.269982423511442">
                <text:p>0.269982423511442</text:p>
              </table:table-cell>
              <table:table-cell office:value-type="float" office:value="-0.120486897546789">
                <text:p>-0.120486897546789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9cm" svg:height="6.11cm" xlink:href=".." xlink:type="simple" chart:class="chart:bar" chart:style-name="ch1">
        <chart:title svg:x="4.366cm" svg:y="0.152cm" chart:style-name="ch2">
          <text:p>Triplet-Singlet TPSS</text:p>
        </chart:title>
        <chart:legend svg:x="4.802cm" svg:y="0.869cm" style:legend-expansion="custom" chartooo:width="7.492cm" chartooo:height="0.905cm" style:legend-expansion-aspect-ratio="8.27845303867403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9:'Long Alkene Results'.A59 'Long Alkene Results'.G64:'Long Alkene Results'.G64 'Long Alkene Results'.M64:'Long Alkene Results'.M64 'Long Alkene Results'.S64:'Long Alkene Results'.S64 'Long Alkene Results'.Y64:'Long Alkene Results'.Y64 'Long Alkene Results'.AE64:'Long Alkene Results'.AE64 'Long Alkene Results'.A68:'Long Alkene Results'.A68 'Long Alkene Results'.G73:'Long Alkene Results'.G73 'Long Alkene Results'.M73:'Long Alkene Results'.M73 'Long Alkene Results'.S73:'Long Alkene Results'.S73 'Long Alkene Results'.Y73:'Long Alkene Results'.Y73 'Long Alkene Results'.AE73:'Long Alkene Results'.AE73" chart:data-source-has-labels="both" svg:x="0.469cm" svg:y="0.712cm" svg:width="11.872cm" svg:height="5.423cm">
          <chartooo:coordinate-region svg:x="1.302cm" svg:y="0.911cm" svg:width="11.039cm" svg:height="4.577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79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64:'Long Alkene Results'.G64 'Long Alkene Results'.M64:'Long Alkene Results'.M64 'Long Alkene Results'.S64:'Long Alkene Results'.S64 'Long Alkene Results'.Y64:'Long Alkene Results'.Y64 'Long Alkene Results'.AE64:'Long Alkene Results'.AE64" chart:label-cell-address="'Long Alkene Results'.A59:'Long Alkene Results'.A59" chart:class="chart:bar">
            <chart:data-point chart:repeated="5"/>
          </chart:series>
          <chart:series chart:style-name="ch10" chart:values-cell-range-address="'Long Alkene Results'.G73:'Long Alkene Results'.G73 'Long Alkene Results'.M73:'Long Alkene Results'.M73 'Long Alkene Results'.S73:'Long Alkene Results'.S73 'Long Alkene Results'.Y73:'Long Alkene Results'.Y73 'Long Alkene Results'.AE73:'Long Alkene Results'.AE73" chart:label-cell-address="'Long Alkene Results'.A68:'Long Alkene Results'.A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9:'Long Alkene Results'.A59</svg:desc>
                </draw:g>
              </table:table-cell>
              <table:table-cell office:value-type="float" office:value="0.908773255666602">
                <text:p>0.908773255666602</text:p>
                <draw:g>
                  <svg:desc>'Long Alkene Results'.G64:'Long Alkene Results'.G64 'Long Alkene Results'.M64:'Long Alkene Results'.M64 'Long Alkene Results'.S64:'Long Alkene Results'.S64 'Long Alkene Results'.Y64:'Long Alkene Results'.Y64 'Long Alkene Results'.AE64:'Long Alkene Results'.AE64</svg:desc>
                </draw:g>
              </table:table-cell>
              <table:table-cell office:value-type="float" office:value="0.651172131833018">
                <text:p>0.651172131833018</text:p>
              </table:table-cell>
              <table:table-cell office:value-type="float" office:value="0.515907332733226">
                <text:p>0.515907332733226</text:p>
              </table:table-cell>
              <table:table-cell office:value-type="float" office:value="0.432048158748102">
                <text:p>0.432048158748102</text:p>
              </table:table-cell>
              <table:table-cell office:value-type="float" office:value="0.254474255474211">
                <text:p>0.254474255474211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68:'Long Alkene Results'.A68</svg:desc>
                </draw:g>
              </table:table-cell>
              <table:table-cell office:value-type="float" office:value="0.670198349590291">
                <text:p>0.670198349590291</text:p>
                <draw:g>
                  <svg:desc>'Long Alkene Results'.G73:'Long Alkene Results'.G73 'Long Alkene Results'.M73:'Long Alkene Results'.M73 'Long Alkene Results'.S73:'Long Alkene Results'.S73 'Long Alkene Results'.Y73:'Long Alkene Results'.Y73 'Long Alkene Results'.AE73:'Long Alkene Results'.AE73</svg:desc>
                </draw:g>
              </table:table-cell>
              <table:table-cell office:value-type="float" office:value="0.333509536720404">
                <text:p>0.333509536720404</text:p>
              </table:table-cell>
              <table:table-cell office:value-type="float" office:value="0.0760513733372641">
                <text:p>0.0760513733372641</text:p>
              </table:table-cell>
              <table:table-cell office:value-type="float" office:value="-0.159737561832636">
                <text:p>-0.159737561832636</text:p>
              </table:table-cell>
              <table:table-cell office:value-type="float" office:value="-1.30464636312208">
                <text:p>-1.30464636312208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5cm" svg:height="6.238cm" xlink:href=".." xlink:type="simple" chart:class="chart:bar" chart:style-name="ch1">
        <chart:title svg:x="4.613cm" svg:y="0.155cm" chart:style-name="ch2">
          <text:p>Triplet-Singlet TPSSH</text:p>
        </chart:title>
        <chart:legend svg:x="4.757cm" svg:y="0.981cm" style:legend-expansion="custom" chartooo:width="7.493cm" chartooo:height="0.597cm" style:legend-expansion-aspect-ratio="12.5510887772194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77:'Long Alkene Results'.A77 'Long Alkene Results'.G82:'Long Alkene Results'.G82 'Long Alkene Results'.M82:'Long Alkene Results'.M82 'Long Alkene Results'.S82:'Long Alkene Results'.S82 'Long Alkene Results'.Y82:'Long Alkene Results'.Y82 'Long Alkene Results'.AE82:'Long Alkene Results'.AE82 'Long Alkene Results'.A86:'Long Alkene Results'.A86 'Long Alkene Results'.G91:'Long Alkene Results'.G91 'Long Alkene Results'.M91:'Long Alkene Results'.M91 'Long Alkene Results'.S91:'Long Alkene Results'.S91 'Long Alkene Results'.Y91:'Long Alkene Results'.Y91 'Long Alkene Results'.AE91:'Long Alkene Results'.AE91" chart:data-source-has-labels="both" svg:x="0.469cm" svg:y="0.728cm" svg:width="11.872cm" svg:height="5.518cm">
          <chartooo:coordinate-region svg:x="1.302cm" svg:y="0.927cm" svg:width="11.039cm" svg:height="4.672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.085cm" svg:y="3.374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82:'Long Alkene Results'.G82 'Long Alkene Results'.M82:'Long Alkene Results'.M82 'Long Alkene Results'.S82:'Long Alkene Results'.S82 'Long Alkene Results'.Y82:'Long Alkene Results'.Y82 'Long Alkene Results'.AE82:'Long Alkene Results'.AE82" chart:label-cell-address="'Long Alkene Results'.A77:'Long Alkene Results'.A77" chart:class="chart:bar">
            <chart:data-point chart:repeated="5"/>
          </chart:series>
          <chart:series chart:style-name="ch10" chart:values-cell-range-address="'Long Alkene Results'.G91:'Long Alkene Results'.G91 'Long Alkene Results'.M91:'Long Alkene Results'.M91 'Long Alkene Results'.S91:'Long Alkene Results'.S91 'Long Alkene Results'.Y91:'Long Alkene Results'.Y91 'Long Alkene Results'.AE91:'Long Alkene Results'.AE91" chart:label-cell-address="'Long Alkene Results'.A86:'Long Alkene Results'.A8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77:'Long Alkene Results'.A77</svg:desc>
                </draw:g>
              </table:table-cell>
              <table:table-cell office:value-type="float" office:value="1.01238340492408">
                <text:p>1.01238340492408</text:p>
                <draw:g>
                  <svg:desc>'Long Alkene Results'.G82:'Long Alkene Results'.G82 'Long Alkene Results'.M82:'Long Alkene Results'.M82 'Long Alkene Results'.S82:'Long Alkene Results'.S82 'Long Alkene Results'.Y82:'Long Alkene Results'.Y82 'Long Alkene Results'.AE82:'Long Alkene Results'.AE82</svg:desc>
                </draw:g>
              </table:table-cell>
              <table:table-cell office:value-type="float" office:value="0.774293143102386">
                <text:p>0.774293143102386</text:p>
              </table:table-cell>
              <table:table-cell office:value-type="float" office:value="0.655649493039038">
                <text:p>0.655649493039038</text:p>
              </table:table-cell>
              <table:table-cell office:value-type="float" office:value="0.585771963785055">
                <text:p>0.585771963785055</text:p>
              </table:table-cell>
              <table:table-cell office:value-type="float" office:value="0.461243634141157">
                <text:p>0.461243634141157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86:'Long Alkene Results'.A86</svg:desc>
                </draw:g>
              </table:table-cell>
              <table:table-cell office:value-type="float" office:value="0.751925246264314">
                <text:p>0.751925246264314</text:p>
                <draw:g>
                  <svg:desc>'Long Alkene Results'.G91:'Long Alkene Results'.G91 'Long Alkene Results'.M91:'Long Alkene Results'.M91 'Long Alkene Results'.S91:'Long Alkene Results'.S91 'Long Alkene Results'.Y91:'Long Alkene Results'.Y91 'Long Alkene Results'.AE91:'Long Alkene Results'.AE91</svg:desc>
                </draw:g>
              </table:table-cell>
              <table:table-cell office:value-type="float" office:value="0.37622273811715">
                <text:p>0.37622273811715</text:p>
              </table:table-cell>
              <table:table-cell office:value-type="float" office:value="0.0601189253961831">
                <text:p>0.0601189253961831</text:p>
              </table:table-cell>
              <table:table-cell office:value-type="float" office:value="-0.241095976931224">
                <text:p>-0.241095976931224</text:p>
              </table:table-cell>
              <table:table-cell office:value-type="float" office:value="-1.70250335193889">
                <text:p>-1.70250335193889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true" chart:link-data-style-to-source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88cm" xlink:href="." xlink:type="simple" chart:class="chart:bar" chart:style-name="ch1">
        <chart:title svg:x="4.503cm" svg:y="0.15cm" chart:style-name="ch2">
          <text:p>Singlet HOMO HF</text:p>
        </chart:title>
        <chart:legend svg:x="6.826cm" svg:y="4.086cm" style:legend-expansion="custom" chartooo:width="5.47cm" chartooo:height="1.477cm" style:legend-expansion-aspect-ratio="3.70345294515911" chart:style-name="ch3"/>
        <chart:plot-area chart:style-name="ch4" chart:data-source-has-labels="both" svg:x="0.571cm" svg:y="0.724cm" svg:width="11.725cm" svg:height="5.482cm">
          <chartooo:coordinate-region svg:x="1.298cm" svg:y="0.923cm" svg:width="10.998cm" svg:height="4.636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title svg:x="0.156cm" svg:y="3.608cm" chart:style-name="ch7">
              <text:p>eV</text:p>
            </chart:title>
            <chart:grid chart:style-name="ch8" chart:class="major"/>
          </chart:axis>
          <chart:series chart:style-name="ch9" chart:values-cell-range-address="local-table.$B$2:.$G$2" chart:label-cell-address="local-table.$A$2" chart:class="chart:bar">
            <chart:data-point chart:repeated="6"/>
          </chart:series>
          <chart:series chart:style-name="ch10" chart:values-cell-range-address="local-table.$B$3:.$G$3" chart:label-cell-address="local-table.$A$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 </text:p>
              </table:table-cell>
              <table:table-cell office:value-type="float" office:value="-10.363">
                <text:p>-10.363</text:p>
              </table:table-cell>
              <table:table-cell office:value-type="float" office:value="-8.942">
                <text:p>-8.942</text:p>
              </table:table-cell>
              <table:table-cell office:value-type="float" office:value="-8.192">
                <text:p>-8.192</text:p>
              </table:table-cell>
              <table:table-cell office:value-type="float" office:value="-7.735">
                <text:p>-7.735</text:p>
              </table:table-cell>
              <table:table-cell office:value-type="float" office:value="-7.433">
                <text:p>-7.433</text:p>
              </table:table-cell>
              <table:table-cell office:value-type="float" office:value="-7.222">
                <text:p>-7.222</text:p>
              </table:table-cell>
            </table:table-row>
            <table:table-row>
              <table:table-cell office:value-type="string">
                <text:p>Pseudo-alkenes</text:p>
              </table:table-cell>
              <table:table-cell office:value-type="float" office:value="-10.062">
                <text:p>-10.062</text:p>
              </table:table-cell>
              <table:table-cell office:value-type="float" office:value="-8.749">
                <text:p>-8.749</text:p>
              </table:table-cell>
              <table:table-cell office:value-type="float" office:value="-8.072">
                <text:p>-8.072</text:p>
              </table:table-cell>
              <table:table-cell office:value-type="float" office:value="-7.666">
                <text:p>-7.666</text:p>
              </table:table-cell>
              <table:table-cell office:value-type="float" office:value="-7.402">
                <text:p>-7.402</text:p>
              </table:table-cell>
              <table:table-cell office:value-type="float" office:value="-7.221">
                <text:p>-7.2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4cm" svg:height="6.111cm" xlink:href=".." xlink:type="simple" chart:class="chart:bar" chart:style-name="ch1">
        <chart:title svg:x="5.086cm" svg:y="0.137cm" chart:style-name="ch2">
          <text:p>Ionisation HF</text:p>
        </chart:title>
        <chart:legend svg:x="4.612cm" svg:y="0.927cm" style:legend-expansion="custom" chartooo:width="7.697cm" chartooo:height="0.851cm" style:legend-expansion-aspect-ratio="9.04465334900118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:'Long Alkene Results'.A5 'Long Alkene Results'.G12:'Long Alkene Results'.G12 'Long Alkene Results'.M12:'Long Alkene Results'.M12 'Long Alkene Results'.S12:'Long Alkene Results'.S12 'Long Alkene Results'.Y12:'Long Alkene Results'.Y12 'Long Alkene Results'.AE12:'Long Alkene Results'.AE12 'Long Alkene Results'.A14:'Long Alkene Results'.A14 'Long Alkene Results'.G21:'Long Alkene Results'.G21 'Long Alkene Results'.M21:'Long Alkene Results'.M21 'Long Alkene Results'.S21:'Long Alkene Results'.S21 'Long Alkene Results'.Y21:'Long Alkene Results'.Y21 'Long Alkene Results'.AE21:'Long Alkene Results'.AE21" chart:data-source-has-labels="both" svg:x="0.76cm" svg:y="0.712cm" svg:width="11.577cm" svg:height="5.425cm">
          <chartooo:coordinate-region svg:x="1.302cm" svg:y="0.911cm" svg:width="11.035cm" svg:height="4.579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8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12:'Long Alkene Results'.G12 'Long Alkene Results'.M12:'Long Alkene Results'.M12 'Long Alkene Results'.S12:'Long Alkene Results'.S12 'Long Alkene Results'.Y12:'Long Alkene Results'.Y12 'Long Alkene Results'.AE12:'Long Alkene Results'.AE12" chart:label-cell-address="'Long Alkene Results'.A5:'Long Alkene Results'.A5" chart:class="chart:bar">
            <chart:data-point chart:repeated="5"/>
          </chart:series>
          <chart:series chart:style-name="ch10" chart:values-cell-range-address="'Long Alkene Results'.G21:'Long Alkene Results'.G21 'Long Alkene Results'.M21:'Long Alkene Results'.M21 'Long Alkene Results'.S21:'Long Alkene Results'.S21 'Long Alkene Results'.Y21:'Long Alkene Results'.Y21 'Long Alkene Results'.AE21:'Long Alkene Results'.AE21" chart:label-cell-address="'Long Alkene Results'.A14:'Long Alkene Results'.A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:'Long Alkene Results'.A5</svg:desc>
                </draw:g>
              </table:table-cell>
              <table:table-cell office:value-type="float" office:value="4.97203953049093">
                <text:p>4.97203953049093</text:p>
                <draw:g>
                  <svg:desc>'Long Alkene Results'.G12:'Long Alkene Results'.G12 'Long Alkene Results'.M12:'Long Alkene Results'.M12 'Long Alkene Results'.S12:'Long Alkene Results'.S12 'Long Alkene Results'.Y12:'Long Alkene Results'.Y12 'Long Alkene Results'.AE12:'Long Alkene Results'.AE12</svg:desc>
                </draw:g>
              </table:table-cell>
              <table:table-cell office:value-type="float" office:value="4.09674629155022">
                <text:p>4.09674629155022</text:p>
              </table:table-cell>
              <table:table-cell office:value-type="float" office:value="3.24629017033629">
                <text:p>3.24629017033629</text:p>
              </table:table-cell>
              <table:table-cell office:value-type="float" office:value="2.39863769248936">
                <text:p>2.39863769248936</text:p>
              </table:table-cell>
              <table:table-cell office:value-type="float" office:value="-1.27688861211745">
                <text:p>-1.27688861211745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4:'Long Alkene Results'.A14</svg:desc>
                </draw:g>
              </table:table-cell>
              <table:table-cell office:value-type="float" office:value="5.07871670210378">
                <text:p>5.07871670210378</text:p>
                <draw:g>
                  <svg:desc>'Long Alkene Results'.G21:'Long Alkene Results'.G21 'Long Alkene Results'.M21:'Long Alkene Results'.M21 'Long Alkene Results'.S21:'Long Alkene Results'.S21 'Long Alkene Results'.Y21:'Long Alkene Results'.Y21 'Long Alkene Results'.AE21:'Long Alkene Results'.AE21</svg:desc>
                </draw:g>
              </table:table-cell>
              <table:table-cell office:value-type="float" office:value="3.93046570605134">
                <text:p>3.93046570605134</text:p>
              </table:table-cell>
              <table:table-cell office:value-type="float" office:value="2.78425810810084">
                <text:p>2.78425810810084</text:p>
              </table:table-cell>
              <table:table-cell office:value-type="float" office:value="1.63507305134293">
                <text:p>1.63507305134293</text:p>
              </table:table-cell>
              <table:table-cell office:value-type="float" office:value="-2.89825094615042">
                <text:p>-2.89825094615042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3.044cm" svg:height="5.94cm" xlink:href=".." xlink:type="simple" chart:class="chart:bar" chart:style-name="ch1">
        <chart:legend svg:x="4.613cm" svg:y="0.884cm" style:legend-expansion="custom" chartooo:width="7.642cm" chartooo:height="0.653cm" style:legend-expansion-aspect-ratio="11.7029096477795" chart:style-name="ch2"/>
        <chart:plot-area chart:style-name="ch3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23:'Long Alkene Results'.A23 'Long Alkene Results'.G30:'Long Alkene Results'.G30 'Long Alkene Results'.M30:'Long Alkene Results'.M30 'Long Alkene Results'.S30:'Long Alkene Results'.S30 'Long Alkene Results'.Y30:'Long Alkene Results'.Y30 'Long Alkene Results'.AE30:'Long Alkene Results'.AE30 'Long Alkene Results'.A32:'Long Alkene Results'.A32 'Long Alkene Results'.G39:'Long Alkene Results'.G39 'Long Alkene Results'.M39:'Long Alkene Results'.M39 'Long Alkene Results'.S39:'Long Alkene Results'.S39 'Long Alkene Results'.Y39:'Long Alkene Results'.Y39 'Long Alkene Results'.AE39:'Long Alkene Results'.AE39" chart:data-source-has-labels="both" svg:x="0.867cm" svg:y="0.685cm" svg:width="11.471cm" svg:height="5.185cm">
          <chartooo:coordinate-region svg:x="1.303cm" svg:y="0.884cm" svg:width="11.035cm" svg:height="4.339cm"/>
          <chart:axis chart:dimension="x" chart:name="primary-x" chart:style-name="ch4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5">
            <chart:title svg:x="0.047cm" svg:y="3.533cm" chart:style-name="ch6">
              <text:p>eV</text:p>
            </chart:title>
            <chart:grid chart:style-name="ch7" chart:class="major"/>
          </chart:axis>
          <chart:series chart:style-name="ch8" chart:values-cell-range-address="'Long Alkene Results'.G30:'Long Alkene Results'.G30 'Long Alkene Results'.M30:'Long Alkene Results'.M30 'Long Alkene Results'.S30:'Long Alkene Results'.S30 'Long Alkene Results'.Y30:'Long Alkene Results'.Y30 'Long Alkene Results'.AE30:'Long Alkene Results'.AE30" chart:label-cell-address="'Long Alkene Results'.A23:'Long Alkene Results'.A23" chart:class="chart:bar">
            <chart:data-point chart:repeated="5"/>
          </chart:series>
          <chart:series chart:style-name="ch9" chart:values-cell-range-address="'Long Alkene Results'.G39:'Long Alkene Results'.G39 'Long Alkene Results'.M39:'Long Alkene Results'.M39 'Long Alkene Results'.S39:'Long Alkene Results'.S39 'Long Alkene Results'.Y39:'Long Alkene Results'.Y39 'Long Alkene Results'.AE39:'Long Alkene Results'.AE39" chart:label-cell-address="'Long Alkene Results'.A32:'Long Alkene Results'.A32" chart:class="chart:bar">
            <chart:data-point chart:repeated="5"/>
          </chart:series>
          <chart:wall chart:style-name="ch10"/>
          <chart:floor chart:style-name="ch11"/>
        </chart:plot-area>
        <draw:frame draw:style-name="gr1" draw:text-style-name="P1" svg:width="0.832cm" svg:height="0.783cm" svg:x="6.23cm" svg:y="0.13cm">
          <draw:image xlink:href="Pictures/200000120000033E0000030D6C39A16FF204AC35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23:'Long Alkene Results'.A23</svg:desc>
                </draw:g>
              </table:table-cell>
              <table:table-cell office:value-type="float" office:value="6.00606070182366">
                <text:p>6.00606070182366</text:p>
                <draw:g>
                  <svg:desc>'Long Alkene Results'.G30:'Long Alkene Results'.G30 'Long Alkene Results'.M30:'Long Alkene Results'.M30 'Long Alkene Results'.S30:'Long Alkene Results'.S30 'Long Alkene Results'.Y30:'Long Alkene Results'.Y30 'Long Alkene Results'.AE30:'Long Alkene Results'.AE30</svg:desc>
                </draw:g>
              </table:table-cell>
              <table:table-cell office:value-type="float" office:value="5.58452430362568">
                <text:p>5.58452430362568</text:p>
              </table:table-cell>
              <table:table-cell office:value-type="float" office:value="5.35196372983733">
                <text:p>5.35196372983733</text:p>
              </table:table-cell>
              <table:table-cell office:value-type="float" office:value="5.21526693163223">
                <text:p>5.21526693163223</text:p>
              </table:table-cell>
              <table:table-cell office:value-type="float" office:value="4.93378461512036">
                <text:p>4.93378461512036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32:'Long Alkene Results'.A32</svg:desc>
                </draw:g>
              </table:table-cell>
              <table:table-cell office:value-type="float" office:value="6.41059230039415">
                <text:p>6.41059230039415</text:p>
                <draw:g>
                  <svg:desc>'Long Alkene Results'.G39:'Long Alkene Results'.G39 'Long Alkene Results'.M39:'Long Alkene Results'.M39 'Long Alkene Results'.S39:'Long Alkene Results'.S39 'Long Alkene Results'.Y39:'Long Alkene Results'.Y39 'Long Alkene Results'.AE39:'Long Alkene Results'.AE39</svg:desc>
                </draw:g>
              </table:table-cell>
              <table:table-cell office:value-type="float" office:value="5.94131173486386">
                <text:p>5.94131173486386</text:p>
              </table:table-cell>
              <table:table-cell office:value-type="float" office:value="5.64544732271537">
                <text:p>5.64544732271537</text:p>
              </table:table-cell>
              <table:table-cell office:value-type="float" office:value="5.41808759553574">
                <text:p>5.41808759553574</text:p>
              </table:table-cell>
              <table:table-cell office:value-type="float" office:value="4.40512717048294">
                <text:p>4.40512717048294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53cm" svg:height="6.132cm" xlink:href=".." xlink:type="simple" chart:class="chart:bar" chart:style-name="ch1">
        <chart:title svg:x="4.923cm" svg:y="0.137cm" chart:style-name="ch2">
          <text:p>Ionisation PBE</text:p>
        </chart:title>
        <chart:legend svg:x="5.601cm" svg:y="0.934cm" style:legend-expansion="custom" chartooo:width="6.713cm" chartooo:height="0.78cm" style:legend-expansion-aspect-ratio="8.60641025641026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41:'Long Alkene Results'.A41 'Long Alkene Results'.G48:'Long Alkene Results'.G48 'Long Alkene Results'.M48:'Long Alkene Results'.M48 'Long Alkene Results'.S48:'Long Alkene Results'.S48 'Long Alkene Results'.Y48:'Long Alkene Results'.Y48 'Long Alkene Results'.AE48:'Long Alkene Results'.AE48 'Long Alkene Results'.A50:'Long Alkene Results'.A50 'Long Alkene Results'.G57:'Long Alkene Results'.G57 'Long Alkene Results'.M57:'Long Alkene Results'.M57 'Long Alkene Results'.S57:'Long Alkene Results'.S57 'Long Alkene Results'.Y57:'Long Alkene Results'.Y57 'Long Alkene Results'.AE57:'Long Alkene Results'.AE57" chart:data-source-has-labels="both" svg:x="0.867cm" svg:y="0.717cm" svg:width="11.478cm" svg:height="5.44cm">
          <chartooo:coordinate-region svg:x="1.303cm" svg:y="0.916cm" svg:width="11.042cm" svg:height="4.594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.046cm" svg:y="3.693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48:'Long Alkene Results'.G48 'Long Alkene Results'.M48:'Long Alkene Results'.M48 'Long Alkene Results'.S48:'Long Alkene Results'.S48 'Long Alkene Results'.Y48:'Long Alkene Results'.Y48 'Long Alkene Results'.AE48:'Long Alkene Results'.AE48" chart:label-cell-address="'Long Alkene Results'.A41:'Long Alkene Results'.A41" chart:class="chart:bar">
            <chart:data-point chart:repeated="5"/>
          </chart:series>
          <chart:series chart:style-name="ch10" chart:values-cell-range-address="'Long Alkene Results'.G57:'Long Alkene Results'.G57 'Long Alkene Results'.M57:'Long Alkene Results'.M57 'Long Alkene Results'.S57:'Long Alkene Results'.S57 'Long Alkene Results'.Y57:'Long Alkene Results'.Y57 'Long Alkene Results'.AE57:'Long Alkene Results'.AE57" chart:label-cell-address="'Long Alkene Results'.A50:'Long Alkene Results'.A5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41:'Long Alkene Results'.A41</svg:desc>
                </draw:g>
              </table:table-cell>
              <table:table-cell office:value-type="float" office:value="5.78398252750271">
                <text:p>5.78398252750271</text:p>
                <draw:g>
                  <svg:desc>'Long Alkene Results'.G48:'Long Alkene Results'.G48 'Long Alkene Results'.M48:'Long Alkene Results'.M48 'Long Alkene Results'.S48:'Long Alkene Results'.S48 'Long Alkene Results'.Y48:'Long Alkene Results'.Y48 'Long Alkene Results'.AE48:'Long Alkene Results'.AE48</svg:desc>
                </draw:g>
              </table:table-cell>
              <table:table-cell office:value-type="float" office:value="5.31043793257826">
                <text:p>5.31043793257826</text:p>
              </table:table-cell>
              <table:table-cell office:value-type="float" office:value="5.03655006857893">
                <text:p>5.03655006857893</text:p>
              </table:table-cell>
              <table:table-cell office:value-type="float" office:value="4.85681065611762">
                <text:p>4.85681065611762</text:p>
              </table:table-cell>
              <table:table-cell office:value-type="float" office:value="4.44344811971467">
                <text:p>4.44344811971467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50:'Long Alkene Results'.A50</svg:desc>
                </draw:g>
              </table:table-cell>
              <table:table-cell office:value-type="float" office:value="6.38442270647085">
                <text:p>6.38442270647085</text:p>
                <draw:g>
                  <svg:desc>'Long Alkene Results'.G57:'Long Alkene Results'.G57 'Long Alkene Results'.M57:'Long Alkene Results'.M57 'Long Alkene Results'.S57:'Long Alkene Results'.S57 'Long Alkene Results'.Y57:'Long Alkene Results'.Y57 'Long Alkene Results'.AE57:'Long Alkene Results'.AE57</svg:desc>
                </draw:g>
              </table:table-cell>
              <table:table-cell office:value-type="float" office:value="5.88052499855377">
                <text:p>5.88052499855377</text:p>
              </table:table-cell>
              <table:table-cell office:value-type="float" office:value="5.58511669818994">
                <text:p>5.58511669818994</text:p>
              </table:table-cell>
              <table:table-cell office:value-type="float" office:value="5.3852663228918">
                <text:p>5.3852663228918</text:p>
              </table:table-cell>
              <table:table-cell office:value-type="float" office:value="4.83259702467362">
                <text:p>4.83259702467362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53cm" svg:height="6.111cm" xlink:href=".." xlink:type="simple" chart:class="chart:bar" chart:style-name="ch1">
        <chart:title svg:x="4.833cm" svg:y="0.137cm" chart:style-name="ch2">
          <text:p>Ionisation TPSS</text:p>
        </chart:title>
        <chart:legend svg:x="5.601cm" svg:y="0.911cm" style:legend-expansion="custom" chartooo:width="6.878cm" chartooo:height="0.684cm" style:legend-expansion-aspect-ratio="10.0555555555556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9:'Long Alkene Results'.A59 'Long Alkene Results'.G66:'Long Alkene Results'.G66 'Long Alkene Results'.M66:'Long Alkene Results'.M66 'Long Alkene Results'.S66:'Long Alkene Results'.S66 'Long Alkene Results'.Y66:'Long Alkene Results'.Y66 'Long Alkene Results'.AE66:'Long Alkene Results'.AE66 'Long Alkene Results'.A68:'Long Alkene Results'.A68 'Long Alkene Results'.G75:'Long Alkene Results'.G75 'Long Alkene Results'.M75:'Long Alkene Results'.M75 'Long Alkene Results'.S75:'Long Alkene Results'.S75 'Long Alkene Results'.Y75:'Long Alkene Results'.Y75 'Long Alkene Results'.AE75:'Long Alkene Results'.AE75" chart:data-source-has-labels="both" svg:x="0.867cm" svg:y="0.711cm" svg:width="11.478cm" svg:height="5.423cm">
          <chartooo:coordinate-region svg:x="1.303cm" svg:y="0.91cm" svg:width="11.042cm" svg:height="4.577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.046cm" svg:y="3.678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66:'Long Alkene Results'.G66 'Long Alkene Results'.M66:'Long Alkene Results'.M66 'Long Alkene Results'.S66:'Long Alkene Results'.S66 'Long Alkene Results'.Y66:'Long Alkene Results'.Y66 'Long Alkene Results'.AE66:'Long Alkene Results'.AE66" chart:label-cell-address="'Long Alkene Results'.A59:'Long Alkene Results'.A59" chart:class="chart:bar">
            <chart:data-point chart:repeated="5"/>
          </chart:series>
          <chart:series chart:style-name="ch10" chart:values-cell-range-address="'Long Alkene Results'.G75:'Long Alkene Results'.G75 'Long Alkene Results'.M75:'Long Alkene Results'.M75 'Long Alkene Results'.S75:'Long Alkene Results'.S75 'Long Alkene Results'.Y75:'Long Alkene Results'.Y75 'Long Alkene Results'.AE75:'Long Alkene Results'.AE75" chart:label-cell-address="'Long Alkene Results'.A68:'Long Alkene Results'.A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9:'Long Alkene Results'.A59</svg:desc>
                </draw:g>
              </table:table-cell>
              <table:table-cell office:value-type="float" office:value="5.70574859704176">
                <text:p>5.70574859704176</text:p>
                <draw:g>
                  <svg:desc>'Long Alkene Results'.G66:'Long Alkene Results'.G66 'Long Alkene Results'.M66:'Long Alkene Results'.M66 'Long Alkene Results'.S66:'Long Alkene Results'.S66 'Long Alkene Results'.Y66:'Long Alkene Results'.Y66 'Long Alkene Results'.AE66:'Long Alkene Results'.AE66</svg:desc>
                </draw:g>
              </table:table-cell>
              <table:table-cell office:value-type="float" office:value="5.23378656454255">
                <text:p>5.23378656454255</text:p>
              </table:table-cell>
              <table:table-cell office:value-type="float" office:value="4.96056872645608">
                <text:p>4.96056872645608</text:p>
              </table:table-cell>
              <table:table-cell office:value-type="float" office:value="4.78145343431721">
                <text:p>4.78145343431721</text:p>
              </table:table-cell>
              <table:table-cell office:value-type="float" office:value="4.36714277164775">
                <text:p>4.36714277164775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68:'Long Alkene Results'.A68</svg:desc>
                </draw:g>
              </table:table-cell>
              <table:table-cell office:value-type="float" office:value="6.45966947865218">
                <text:p>6.45966947865218</text:p>
                <draw:g>
                  <svg:desc>'Long Alkene Results'.G75:'Long Alkene Results'.G75 'Long Alkene Results'.M75:'Long Alkene Results'.M75 'Long Alkene Results'.S75:'Long Alkene Results'.S75 'Long Alkene Results'.Y75:'Long Alkene Results'.Y75 'Long Alkene Results'.AE75:'Long Alkene Results'.AE75</svg:desc>
                </draw:g>
              </table:table-cell>
              <table:table-cell office:value-type="float" office:value="5.9219373733202">
                <text:p>5.9219373733202</text:p>
              </table:table-cell>
              <table:table-cell office:value-type="float" office:value="5.56867606947987">
                <text:p>5.56867606947987</text:p>
              </table:table-cell>
              <table:table-cell office:value-type="float" office:value="5.28784768063276">
                <text:p>5.28784768063276</text:p>
              </table:table-cell>
              <table:table-cell office:value-type="float" office:value="4.05181928347339">
                <text:p>4.05181928347339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5cm" svg:height="6.234cm" xlink:href=".." xlink:type="simple" chart:class="chart:bar" chart:style-name="ch1">
        <chart:title svg:x="4.612cm" svg:y="0.137cm" chart:style-name="ch2">
          <text:p>Ionisation TPSSH</text:p>
        </chart:title>
        <chart:legend svg:x="5.35cm" svg:y="0.809cm" style:legend-expansion="custom" chartooo:width="7.044cm" chartooo:height="0.855cm" style:legend-expansion-aspect-ratio="8.23859649122807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77:'Long Alkene Results'.A77 'Long Alkene Results'.G84:'Long Alkene Results'.G84 'Long Alkene Results'.M84:'Long Alkene Results'.M84 'Long Alkene Results'.S84:'Long Alkene Results'.S84 'Long Alkene Results'.Y84:'Long Alkene Results'.Y84 'Long Alkene Results'.AE84:'Long Alkene Results'.AE84 'Long Alkene Results'.A86:'Long Alkene Results'.A86 'Long Alkene Results'.G93:'Long Alkene Results'.G93 'Long Alkene Results'.M93:'Long Alkene Results'.M93 'Long Alkene Results'.S93:'Long Alkene Results'.S93 'Long Alkene Results'.Y93:'Long Alkene Results'.Y93 'Long Alkene Results'.AE93:'Long Alkene Results'.AE93" chart:data-source-has-labels="both" svg:x="0.867cm" svg:y="0.732cm" svg:width="11.475cm" svg:height="5.515cm">
          <chartooo:coordinate-region svg:x="1.303cm" svg:y="0.931cm" svg:width="11.039cm" svg:height="4.669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.046cm" svg:y="3.745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84:'Long Alkene Results'.G84 'Long Alkene Results'.M84:'Long Alkene Results'.M84 'Long Alkene Results'.S84:'Long Alkene Results'.S84 'Long Alkene Results'.Y84:'Long Alkene Results'.Y84 'Long Alkene Results'.AE84:'Long Alkene Results'.AE84" chart:label-cell-address="'Long Alkene Results'.A77:'Long Alkene Results'.A77" chart:class="chart:bar">
            <chart:data-point chart:repeated="5"/>
          </chart:series>
          <chart:series chart:style-name="ch10" chart:values-cell-range-address="'Long Alkene Results'.G93:'Long Alkene Results'.G93 'Long Alkene Results'.M93:'Long Alkene Results'.M93 'Long Alkene Results'.S93:'Long Alkene Results'.S93 'Long Alkene Results'.Y93:'Long Alkene Results'.Y93 'Long Alkene Results'.AE93:'Long Alkene Results'.AE93" chart:label-cell-address="'Long Alkene Results'.A86:'Long Alkene Results'.A8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77:'Long Alkene Results'.A77</svg:desc>
                </draw:g>
              </table:table-cell>
              <table:table-cell office:value-type="float" office:value="5.80016153235647">
                <text:p>5.80016153235647</text:p>
                <draw:g>
                  <svg:desc>'Long Alkene Results'.G84:'Long Alkene Results'.G84 'Long Alkene Results'.M84:'Long Alkene Results'.M84 'Long Alkene Results'.S84:'Long Alkene Results'.S84 'Long Alkene Results'.Y84:'Long Alkene Results'.Y84 'Long Alkene Results'.AE84:'Long Alkene Results'.AE84</svg:desc>
                </draw:g>
              </table:table-cell>
              <table:table-cell office:value-type="float" office:value="5.3435040369375">
                <text:p>5.3435040369375</text:p>
              </table:table-cell>
              <table:table-cell office:value-type="float" office:value="5.08293160134094">
                <text:p>5.08293160134094</text:p>
              </table:table-cell>
              <table:table-cell office:value-type="float" office:value="4.91520174294684">
                <text:p>4.91520174294684</text:p>
              </table:table-cell>
              <table:table-cell office:value-type="float" office:value="4.54836049700216">
                <text:p>4.54836049700216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86:'Long Alkene Results'.A86</svg:desc>
                </draw:g>
              </table:table-cell>
              <table:table-cell office:value-type="float" office:value="6.44337697100481">
                <text:p>6.44337697100481</text:p>
                <draw:g>
                  <svg:desc>'Long Alkene Results'.G93:'Long Alkene Results'.G93 'Long Alkene Results'.M93:'Long Alkene Results'.M93 'Long Alkene Results'.S93:'Long Alkene Results'.S93 'Long Alkene Results'.Y93:'Long Alkene Results'.Y93 'Long Alkene Results'.AE93:'Long Alkene Results'.AE93</svg:desc>
                </draw:g>
              </table:table-cell>
              <table:table-cell office:value-type="float" office:value="5.89831128465002">
                <text:p>5.89831128465002</text:p>
              </table:table-cell>
              <table:table-cell office:value-type="float" office:value="5.51648133054681">
                <text:p>5.51648133054681</text:p>
              </table:table-cell>
              <table:table-cell office:value-type="float" office:value="5.18849442866598">
                <text:p>5.18849442866598</text:p>
              </table:table-cell>
              <table:table-cell office:value-type="float" office:value="3.62039796617849">
                <text:p>3.62039796617849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0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1cm" svg:height="6.11cm" xlink:href=".." xlink:type="simple" chart:class="chart:bar" chart:style-name="ch1">
        <chart:title svg:x="4.648cm" svg:y="0.144cm" chart:style-name="ch2">
          <text:p>Singlet HOMO HF</text:p>
        </chart:title>
        <chart:legend svg:x="5.054cm" svg:y="4.753cm" style:legend-expansion="custom" chartooo:width="7.332cm" chartooo:height="0.714cm" style:legend-expansion-aspect-ratio="10.2689075630252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:'Long Alkene Results'.A5 'Long Alkene Results'.G7:'Long Alkene Results'.G7 'Long Alkene Results'.M7:'Long Alkene Results'.M7 'Long Alkene Results'.S7:'Long Alkene Results'.S7 'Long Alkene Results'.Y7:'Long Alkene Results'.Y7 'Long Alkene Results'.AE7:'Long Alkene Results'.AE7 'Long Alkene Results'.A14:'Long Alkene Results'.A14 'Long Alkene Results'.G16:'Long Alkene Results'.G16 'Long Alkene Results'.M16:'Long Alkene Results'.M16 'Long Alkene Results'.S16:'Long Alkene Results'.S16 'Long Alkene Results'.Y16:'Long Alkene Results'.Y16 'Long Alkene Results'.AE16:'Long Alkene Results'.AE16" chart:data-source-has-labels="both" svg:x="0.759cm" svg:y="0.711cm" svg:width="11.574cm" svg:height="5.424cm">
          <chartooo:coordinate-region svg:x="1.301cm" svg:y="0.91cm" svg:width="11.032cm" svg:height="4.578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79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7:'Long Alkene Results'.G7 'Long Alkene Results'.M7:'Long Alkene Results'.M7 'Long Alkene Results'.S7:'Long Alkene Results'.S7 'Long Alkene Results'.Y7:'Long Alkene Results'.Y7 'Long Alkene Results'.AE7:'Long Alkene Results'.AE7" chart:label-cell-address="'Long Alkene Results'.A5:'Long Alkene Results'.A5" chart:class="chart:bar">
            <chart:data-point chart:repeated="5"/>
          </chart:series>
          <chart:series chart:style-name="ch10" chart:values-cell-range-address="'Long Alkene Results'.G16:'Long Alkene Results'.G16 'Long Alkene Results'.M16:'Long Alkene Results'.M16 'Long Alkene Results'.S16:'Long Alkene Results'.S16 'Long Alkene Results'.Y16:'Long Alkene Results'.Y16 'Long Alkene Results'.AE16:'Long Alkene Results'.AE16" chart:label-cell-address="'Long Alkene Results'.A14:'Long Alkene Results'.A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:'Long Alkene Results'.A5</svg:desc>
                </draw:g>
              </table:table-cell>
              <table:table-cell office:value-type="float" office:value="-6.798">
                <text:p>-6.798</text:p>
                <draw:g>
                  <svg:desc>'Long Alkene Results'.G7:'Long Alkene Results'.G7 'Long Alkene Results'.M7:'Long Alkene Results'.M7 'Long Alkene Results'.S7:'Long Alkene Results'.S7 'Long Alkene Results'.Y7:'Long Alkene Results'.Y7 'Long Alkene Results'.AE7:'Long Alkene Results'.AE7</svg:desc>
                </draw:g>
              </table:table-cell>
              <table:table-cell office:value-type="float" office:value="-6.607">
                <text:p>-6.607</text:p>
              </table:table-cell>
              <table:table-cell office:value-type="float" office:value="-6.526">
                <text:p>-6.526</text:p>
              </table:table-cell>
              <table:table-cell office:value-type="float" office:value="-6.485">
                <text:p>-6.485</text:p>
              </table:table-cell>
              <table:table-cell office:value-type="float" office:value="-6.424">
                <text:p>-6.424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4:'Long Alkene Results'.A14</svg:desc>
                </draw:g>
              </table:table-cell>
              <table:table-cell office:value-type="float" office:value="-6.867">
                <text:p>-6.867</text:p>
                <draw:g>
                  <svg:desc>'Long Alkene Results'.G16:'Long Alkene Results'.G16 'Long Alkene Results'.M16:'Long Alkene Results'.M16 'Long Alkene Results'.S16:'Long Alkene Results'.S16 'Long Alkene Results'.Y16:'Long Alkene Results'.Y16 'Long Alkene Results'.AE16:'Long Alkene Results'.AE16</svg:desc>
                </draw:g>
              </table:table-cell>
              <table:table-cell office:value-type="float" office:value="-6.716">
                <text:p>-6.716</text:p>
              </table:table-cell>
              <table:table-cell office:value-type="float" office:value="-6.654">
                <text:p>-6.654</text:p>
              </table:table-cell>
              <table:table-cell office:value-type="float" office:value="-6.622">
                <text:p>-6.622</text:p>
              </table:table-cell>
              <table:table-cell office:value-type="float" office:value="-6.576">
                <text:p>-6.576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13.041cm" svg:height="5.942cm" xlink:href=".." xlink:type="simple" chart:class="chart:bar" chart:style-name="ch1">
        <chart:legend svg:x="4.196cm" svg:y="4.495cm" style:legend-expansion="custom" chartooo:width="8.092cm" chartooo:height="0.993cm" style:legend-expansion-aspect-ratio="8.14904330312185" chart:style-name="ch2"/>
        <chart:plot-area chart:style-name="ch3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23:'Long Alkene Results'.A23 'Long Alkene Results'.G25:'Long Alkene Results'.G25 'Long Alkene Results'.M25:'Long Alkene Results'.M25 'Long Alkene Results'.S25:'Long Alkene Results'.S25 'Long Alkene Results'.Y25:'Long Alkene Results'.Y25 'Long Alkene Results'.AE25:'Long Alkene Results'.AE25 'Long Alkene Results'.A32:'Long Alkene Results'.A32 'Long Alkene Results'.G34:'Long Alkene Results'.G34 'Long Alkene Results'.M34:'Long Alkene Results'.M34 'Long Alkene Results'.S34:'Long Alkene Results'.S34 'Long Alkene Results'.Y34:'Long Alkene Results'.Y34 'Long Alkene Results'.AE34:'Long Alkene Results'.AE34" chart:data-source-has-labels="both" svg:x="0.759cm" svg:y="0.685cm" svg:width="11.574cm" svg:height="5.297cm">
          <chartooo:coordinate-region svg:x="1.301cm" svg:y="0.884cm" svg:width="11.032cm" svg:height="4.451cm"/>
          <chart:axis chart:dimension="x" chart:name="primary-x" chart:style-name="ch4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5">
            <chart:title svg:x="0cm" svg:y="3.589cm" chart:style-name="ch6">
              <text:p>eV</text:p>
            </chart:title>
            <chart:grid chart:style-name="ch7" chart:class="major"/>
          </chart:axis>
          <chart:series chart:style-name="ch8" chart:values-cell-range-address="'Long Alkene Results'.G25:'Long Alkene Results'.G25 'Long Alkene Results'.M25:'Long Alkene Results'.M25 'Long Alkene Results'.S25:'Long Alkene Results'.S25 'Long Alkene Results'.Y25:'Long Alkene Results'.Y25 'Long Alkene Results'.AE25:'Long Alkene Results'.AE25" chart:label-cell-address="'Long Alkene Results'.A23:'Long Alkene Results'.A23" chart:class="chart:bar">
            <chart:data-point chart:repeated="5"/>
          </chart:series>
          <chart:series chart:style-name="ch9" chart:values-cell-range-address="'Long Alkene Results'.G34:'Long Alkene Results'.G34 'Long Alkene Results'.M34:'Long Alkene Results'.M34 'Long Alkene Results'.S34:'Long Alkene Results'.S34 'Long Alkene Results'.Y34:'Long Alkene Results'.Y34 'Long Alkene Results'.AE34:'Long Alkene Results'.AE34" chart:label-cell-address="'Long Alkene Results'.A32:'Long Alkene Results'.A32" chart:class="chart:bar">
            <chart:data-point chart:repeated="5"/>
          </chart:series>
          <chart:wall chart:style-name="ch10"/>
          <chart:floor chart:style-name="ch11"/>
        </chart:plot-area>
        <draw:frame draw:style-name="gr1" draw:text-style-name="P1" svg:width="5.874cm" svg:height="0.916cm" svg:x="5.878cm" svg:y="0.13cm">
          <draw:image xlink:href="Pictures/2000003E00000D480000023FA3627ADCA8C06892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23:'Long Alkene Results'.A23</svg:desc>
                </draw:g>
              </table:table-cell>
              <table:table-cell office:value-type="float" office:value="-5.065">
                <text:p>-5.065</text:p>
                <draw:g>
                  <svg:desc>'Long Alkene Results'.G25:'Long Alkene Results'.G25 'Long Alkene Results'.M25:'Long Alkene Results'.M25 'Long Alkene Results'.S25:'Long Alkene Results'.S25 'Long Alkene Results'.Y25:'Long Alkene Results'.Y25 'Long Alkene Results'.AE25:'Long Alkene Results'.AE25</svg:desc>
                </draw:g>
              </table:table-cell>
              <table:table-cell office:value-type="float" office:value="-4.861">
                <text:p>-4.861</text:p>
              </table:table-cell>
              <table:table-cell office:value-type="float" office:value="-4.755">
                <text:p>-4.755</text:p>
              </table:table-cell>
              <table:table-cell office:value-type="float" office:value="-4.702">
                <text:p>-4.702</text:p>
              </table:table-cell>
              <table:table-cell office:value-type="float" office:value="-4.603">
                <text:p>-4.603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32:'Long Alkene Results'.A32</svg:desc>
                </draw:g>
              </table:table-cell>
              <table:table-cell office:value-type="float" office:value="-5.404">
                <text:p>-5.404</text:p>
                <draw:g>
                  <svg:desc>'Long Alkene Results'.G34:'Long Alkene Results'.G34 'Long Alkene Results'.M34:'Long Alkene Results'.M34 'Long Alkene Results'.S34:'Long Alkene Results'.S34 'Long Alkene Results'.Y34:'Long Alkene Results'.Y34 'Long Alkene Results'.AE34:'Long Alkene Results'.AE34</svg:desc>
                </draw:g>
              </table:table-cell>
              <table:table-cell office:value-type="float" office:value="-5.222">
                <text:p>-5.222</text:p>
              </table:table-cell>
              <table:table-cell office:value-type="float" office:value="-5.133">
                <text:p>-5.133</text:p>
              </table:table-cell>
              <table:table-cell office:value-type="float" office:value="-5.088">
                <text:p>-5.088</text:p>
              </table:table-cell>
              <table:table-cell office:value-type="float" office:value="-5.012">
                <text:p>-5.012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9cm" svg:height="6.132cm" xlink:href=".." xlink:type="simple" chart:class="chart:bar" chart:style-name="ch1">
        <chart:title svg:x="4.486cm" svg:y="0.153cm" chart:style-name="ch2">
          <text:p>Singlet HOMO PBE</text:p>
        </chart:title>
        <chart:legend svg:x="5.102cm" svg:y="4.775cm" style:legend-expansion="custom" chartooo:width="7.195cm" chartooo:height="0.661cm" style:legend-expansion-aspect-ratio="10.8850226928896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41:'Long Alkene Results'.A41 'Long Alkene Results'.G43:'Long Alkene Results'.G43 'Long Alkene Results'.M43:'Long Alkene Results'.M43 'Long Alkene Results'.S43:'Long Alkene Results'.S43 'Long Alkene Results'.Y43:'Long Alkene Results'.Y43 'Long Alkene Results'.AE43:'Long Alkene Results'.AE43 'Long Alkene Results'.A32:'Long Alkene Results'.A32 'Long Alkene Results'.G52:'Long Alkene Results'.G52 'Long Alkene Results'.M52:'Long Alkene Results'.M52 'Long Alkene Results'.S52:'Long Alkene Results'.S52 'Long Alkene Results'.Y52:'Long Alkene Results'.Y52 'Long Alkene Results'.AE52:'Long Alkene Results'.AE52" chart:data-source-has-labels="both" svg:x="0.76cm" svg:y="0.715cm" svg:width="11.581cm" svg:height="5.439cm">
          <chartooo:coordinate-region svg:x="1.302cm" svg:y="0.914cm" svg:width="11.039cm" svg:height="4.593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9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43:'Long Alkene Results'.G43 'Long Alkene Results'.M43:'Long Alkene Results'.M43 'Long Alkene Results'.S43:'Long Alkene Results'.S43 'Long Alkene Results'.Y43:'Long Alkene Results'.Y43 'Long Alkene Results'.AE43:'Long Alkene Results'.AE43" chart:label-cell-address="'Long Alkene Results'.A41:'Long Alkene Results'.A41" chart:class="chart:bar">
            <chart:data-point chart:repeated="5"/>
          </chart:series>
          <chart:series chart:style-name="ch10" chart:values-cell-range-address="'Long Alkene Results'.G52:'Long Alkene Results'.G52 'Long Alkene Results'.M52:'Long Alkene Results'.M52 'Long Alkene Results'.S52:'Long Alkene Results'.S52 'Long Alkene Results'.Y52:'Long Alkene Results'.Y52 'Long Alkene Results'.AE52:'Long Alkene Results'.AE52" chart:label-cell-address="'Long Alkene Results'.A32:'Long Alkene Results'.A3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41:'Long Alkene Results'.A41</svg:desc>
                </draw:g>
              </table:table-cell>
              <table:table-cell office:value-type="float" office:value="-4.375">
                <text:p>-4.375</text:p>
                <draw:g>
                  <svg:desc>'Long Alkene Results'.G43:'Long Alkene Results'.G43 'Long Alkene Results'.M43:'Long Alkene Results'.M43 'Long Alkene Results'.S43:'Long Alkene Results'.S43 'Long Alkene Results'.Y43:'Long Alkene Results'.Y43 'Long Alkene Results'.AE43:'Long Alkene Results'.AE43</svg:desc>
                </draw:g>
              </table:table-cell>
              <table:table-cell office:value-type="float" office:value="-4.216">
                <text:p>-4.216</text:p>
              </table:table-cell>
              <table:table-cell office:value-type="float" office:value="-4.131">
                <text:p>-4.131</text:p>
              </table:table-cell>
              <table:table-cell office:value-type="float" office:value="-4.08">
                <text:p>-4.08</text:p>
              </table:table-cell>
              <table:table-cell office:value-type="float" office:value="-3.971">
                <text:p>-3.971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32:'Long Alkene Results'.A32</svg:desc>
                </draw:g>
              </table:table-cell>
              <table:table-cell office:value-type="float" office:value="-4.894">
                <text:p>-4.894</text:p>
                <draw:g>
                  <svg:desc>'Long Alkene Results'.G52:'Long Alkene Results'.G52 'Long Alkene Results'.M52:'Long Alkene Results'.M52 'Long Alkene Results'.S52:'Long Alkene Results'.S52 'Long Alkene Results'.Y52:'Long Alkene Results'.Y52 'Long Alkene Results'.AE52:'Long Alkene Results'.AE52</svg:desc>
                </draw:g>
              </table:table-cell>
              <table:table-cell office:value-type="float" office:value="-4.743">
                <text:p>-4.743</text:p>
              </table:table-cell>
              <table:table-cell office:value-type="float" office:value="-4.661">
                <text:p>-4.661</text:p>
              </table:table-cell>
              <table:table-cell office:value-type="float" office:value="-4.612">
                <text:p>-4.612</text:p>
              </table:table-cell>
              <table:table-cell office:value-type="float" office:value="-4.508">
                <text:p>-4.508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9cm" svg:height="6.11cm" xlink:href=".." xlink:type="simple" chart:class="chart:bar" chart:style-name="ch1">
        <chart:title svg:x="4.365cm" svg:y="0.153cm" chart:style-name="ch2">
          <text:p>Singlet HOMO TPSS</text:p>
        </chart:title>
        <chart:legend svg:x="5.618cm" svg:y="4.657cm" style:legend-expansion="custom" chartooo:width="6.767cm" chartooo:height="0.762cm" style:legend-expansion-aspect-ratio="8.88057742782152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9:'Long Alkene Results'.A59 'Long Alkene Results'.G61:'Long Alkene Results'.G61 'Long Alkene Results'.M61:'Long Alkene Results'.M61 'Long Alkene Results'.S61:'Long Alkene Results'.S61 'Long Alkene Results'.Y61:'Long Alkene Results'.Y61 'Long Alkene Results'.AE61:'Long Alkene Results'.AE61 'Long Alkene Results'.A68:'Long Alkene Results'.A68 'Long Alkene Results'.G70:'Long Alkene Results'.G70 'Long Alkene Results'.M70:'Long Alkene Results'.M70 'Long Alkene Results'.S70:'Long Alkene Results'.S70 'Long Alkene Results'.Y70:'Long Alkene Results'.Y70 'Long Alkene Results'.AE70:'Long Alkene Results'.AE70" chart:data-source-has-labels="both" svg:x="0.76cm" svg:y="0.712cm" svg:width="11.581cm" svg:height="5.423cm">
          <chartooo:coordinate-region svg:x="1.302cm" svg:y="0.911cm" svg:width="11.039cm" svg:height="4.577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79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61:'Long Alkene Results'.G61 'Long Alkene Results'.M61:'Long Alkene Results'.M61 'Long Alkene Results'.S61:'Long Alkene Results'.S61 'Long Alkene Results'.Y61:'Long Alkene Results'.Y61 'Long Alkene Results'.AE61:'Long Alkene Results'.AE61" chart:label-cell-address="'Long Alkene Results'.A59:'Long Alkene Results'.A59" chart:class="chart:bar">
            <chart:data-point chart:repeated="5"/>
          </chart:series>
          <chart:series chart:style-name="ch10" chart:values-cell-range-address="'Long Alkene Results'.G70:'Long Alkene Results'.G70 'Long Alkene Results'.M70:'Long Alkene Results'.M70 'Long Alkene Results'.S70:'Long Alkene Results'.S70 'Long Alkene Results'.Y70:'Long Alkene Results'.Y70 'Long Alkene Results'.AE70:'Long Alkene Results'.AE70" chart:label-cell-address="'Long Alkene Results'.A68:'Long Alkene Results'.A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9:'Long Alkene Results'.A59</svg:desc>
                </draw:g>
              </table:table-cell>
              <table:table-cell office:value-type="float" office:value="-4.32">
                <text:p>-4.32</text:p>
                <draw:g>
                  <svg:desc>'Long Alkene Results'.G61:'Long Alkene Results'.G61 'Long Alkene Results'.M61:'Long Alkene Results'.M61 'Long Alkene Results'.S61:'Long Alkene Results'.S61 'Long Alkene Results'.Y61:'Long Alkene Results'.Y61 'Long Alkene Results'.AE61:'Long Alkene Results'.AE61</svg:desc>
                </draw:g>
              </table:table-cell>
              <table:table-cell office:value-type="float" office:value="-4.155">
                <text:p>-4.155</text:p>
              </table:table-cell>
              <table:table-cell office:value-type="float" office:value="-4.066">
                <text:p>-4.066</text:p>
              </table:table-cell>
              <table:table-cell office:value-type="float" office:value="-4.013">
                <text:p>-4.013</text:p>
              </table:table-cell>
              <table:table-cell office:value-type="float" office:value="-3.898">
                <text:p>-3.898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68:'Long Alkene Results'.A68</svg:desc>
                </draw:g>
              </table:table-cell>
              <table:table-cell office:value-type="float" office:value="-5.066">
                <text:p>-5.066</text:p>
                <draw:g>
                  <svg:desc>'Long Alkene Results'.G70:'Long Alkene Results'.G70 'Long Alkene Results'.M70:'Long Alkene Results'.M70 'Long Alkene Results'.S70:'Long Alkene Results'.S70 'Long Alkene Results'.Y70:'Long Alkene Results'.Y70 'Long Alkene Results'.AE70:'Long Alkene Results'.AE70</svg:desc>
                </draw:g>
              </table:table-cell>
              <table:table-cell office:value-type="float" office:value="-4.907">
                <text:p>-4.907</text:p>
              </table:table-cell>
              <table:table-cell office:value-type="float" office:value="-4.822">
                <text:p>-4.822</text:p>
              </table:table-cell>
              <table:table-cell office:value-type="float" office:value="-5.106">
                <text:p>-5.106</text:p>
              </table:table-cell>
              <table:table-cell office:value-type="float" office:value="-4.658">
                <text:p>-4.658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53cm" svg:height="6.135cm" xlink:href=".." xlink:type="simple" chart:class="chart:bar" chart:style-name="ch1">
        <chart:title svg:x="4.153cm" svg:y="0.144cm" chart:style-name="ch2">
          <text:p>Singlet HOMO TPSSH</text:p>
        </chart:title>
        <chart:legend svg:x="5.352cm" svg:y="4.798cm" style:legend-expansion="custom" chartooo:width="7.039cm" chartooo:height="0.825cm" style:legend-expansion-aspect-ratio="8.53212121212121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77:'Long Alkene Results'.A77 'Long Alkene Results'.G79:'Long Alkene Results'.G79 'Long Alkene Results'.M79:'Long Alkene Results'.M79 'Long Alkene Results'.S79:'Long Alkene Results'.S79 'Long Alkene Results'.Y79:'Long Alkene Results'.Y79 'Long Alkene Results'.AE79:'Long Alkene Results'.AE79 'Long Alkene Results'.A86:'Long Alkene Results'.A86 'Long Alkene Results'.G88:'Long Alkene Results'.G88 'Long Alkene Results'.M88:'Long Alkene Results'.M88 'Long Alkene Results'.S88:'Long Alkene Results'.S88 'Long Alkene Results'.Y88:'Long Alkene Results'.Y88 'Long Alkene Results'.AE88:'Long Alkene Results'.AE88" chart:data-source-has-labels="both" svg:x="0.761cm" svg:y="0.717cm" svg:width="11.584cm" svg:height="5.441cm">
          <chartooo:coordinate-region svg:x="1.303cm" svg:y="0.916cm" svg:width="11.042cm" svg:height="4.595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93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79:'Long Alkene Results'.G79 'Long Alkene Results'.M79:'Long Alkene Results'.M79 'Long Alkene Results'.S79:'Long Alkene Results'.S79 'Long Alkene Results'.Y79:'Long Alkene Results'.Y79 'Long Alkene Results'.AE79:'Long Alkene Results'.AE79" chart:label-cell-address="'Long Alkene Results'.A77:'Long Alkene Results'.A77" chart:class="chart:bar">
            <chart:data-point chart:repeated="5"/>
          </chart:series>
          <chart:series chart:style-name="ch10" chart:values-cell-range-address="'Long Alkene Results'.G88:'Long Alkene Results'.G88 'Long Alkene Results'.M88:'Long Alkene Results'.M88 'Long Alkene Results'.S88:'Long Alkene Results'.S88 'Long Alkene Results'.Y88:'Long Alkene Results'.Y88 'Long Alkene Results'.AE88:'Long Alkene Results'.AE88" chart:label-cell-address="'Long Alkene Results'.A86:'Long Alkene Results'.A8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77:'Long Alkene Results'.A77</svg:desc>
                </draw:g>
              </table:table-cell>
              <table:table-cell office:value-type="float" office:value="-4.588">
                <text:p>-4.588</text:p>
                <draw:g>
                  <svg:desc>'Long Alkene Results'.G79:'Long Alkene Results'.G79 'Long Alkene Results'.M79:'Long Alkene Results'.M79 'Long Alkene Results'.S79:'Long Alkene Results'.S79 'Long Alkene Results'.Y79:'Long Alkene Results'.Y79 'Long Alkene Results'.AE79:'Long Alkene Results'.AE79</svg:desc>
                </draw:g>
              </table:table-cell>
              <table:table-cell office:value-type="float" office:value="-4.399">
                <text:p>-4.399</text:p>
              </table:table-cell>
              <table:table-cell office:value-type="float" office:value="-4.299">
                <text:p>-4.299</text:p>
              </table:table-cell>
              <table:table-cell office:value-type="float" office:value="-4.24">
                <text:p>-4.24</text:p>
              </table:table-cell>
              <table:table-cell office:value-type="float" office:value="-4.128">
                <text:p>-4.128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86:'Long Alkene Results'.A86</svg:desc>
                </draw:g>
              </table:table-cell>
              <table:table-cell office:value-type="float" office:value="-5.243">
                <text:p>-5.243</text:p>
                <draw:g>
                  <svg:desc>'Long Alkene Results'.G88:'Long Alkene Results'.G88 'Long Alkene Results'.M88:'Long Alkene Results'.M88 'Long Alkene Results'.S88:'Long Alkene Results'.S88 'Long Alkene Results'.Y88:'Long Alkene Results'.Y88 'Long Alkene Results'.AE88:'Long Alkene Results'.AE88</svg:desc>
                </draw:g>
              </table:table-cell>
              <table:table-cell office:value-type="float" office:value="-5.068">
                <text:p>-5.068</text:p>
              </table:table-cell>
              <table:table-cell office:value-type="float" office:value="-4.978">
                <text:p>-4.978</text:p>
              </table:table-cell>
              <table:table-cell office:value-type="float" office:value="-4.926">
                <text:p>-4.926</text:p>
              </table:table-cell>
              <table:table-cell office:value-type="float" office:value="-4.832">
                <text:p>-4.832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54cm" svg:height="6.235cm" xlink:href=".." xlink:type="simple" chart:class="chart:bar" chart:style-name="ch1">
        <chart:title svg:x="3.678cm" svg:y="0.135cm" chart:style-name="ch2">
          <text:p>TD-DFT  Excitation (PBE0)</text:p>
        </chart:title>
        <chart:legend svg:x="6.526cm" svg:y="1.075cm" style:legend-expansion="custom" chartooo:width="5.57cm" chartooo:height="1.652cm" style:legend-expansion-aspect-ratio="3.37167070217918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32:'Short Alkene Results'.D132 'Short Alkene Results'.G137:'Short Alkene Results'.G137 'Short Alkene Results'.M137:'Short Alkene Results'.M137 'Short Alkene Results'.S137:'Short Alkene Results'.S137 'Short Alkene Results'.Y137:'Short Alkene Results'.Y137 'Short Alkene Results'.AE137:'Short Alkene Results'.AE137 'Short Alkene Results'.AK137:'Short Alkene Results'.AK137 'Short Alkene Results'.D139:'Short Alkene Results'.D139 'Short Alkene Results'.G144:'Short Alkene Results'.G144 'Short Alkene Results'.M144:'Short Alkene Results'.M144 'Short Alkene Results'.S144:'Short Alkene Results'.S144 'Short Alkene Results'.Y144:'Short Alkene Results'.Y144 'Short Alkene Results'.AE144:'Short Alkene Results'.AE144 'Short Alkene Results'.AK144:'Short Alkene Results'.AK144" chart:data-source-has-labels="both" svg:x="0.868cm" svg:y="0.734cm" svg:width="11.479cm" svg:height="5.518cm">
          <chartooo:coordinate-region svg:x="1.304cm" svg:y="0.933cm" svg:width="11.043cm" svg:height="4.672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47cm" svg:y="3.749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37:'Short Alkene Results'.G137 'Short Alkene Results'.M137:'Short Alkene Results'.M137 'Short Alkene Results'.S137:'Short Alkene Results'.S137 'Short Alkene Results'.Y137:'Short Alkene Results'.Y137 'Short Alkene Results'.AE137:'Short Alkene Results'.AE137 'Short Alkene Results'.AK137:'Short Alkene Results'.AK137" chart:label-cell-address="'Short Alkene Results'.D132:'Short Alkene Results'.D132" chart:class="chart:bar">
            <chart:data-point chart:repeated="6"/>
          </chart:series>
          <chart:series chart:style-name="ch10" chart:values-cell-range-address="'Short Alkene Results'.G144:'Short Alkene Results'.G144 'Short Alkene Results'.M144:'Short Alkene Results'.M144 'Short Alkene Results'.S144:'Short Alkene Results'.S144 'Short Alkene Results'.Y144:'Short Alkene Results'.Y144 'Short Alkene Results'.AE144:'Short Alkene Results'.AE144 'Short Alkene Results'.AK144:'Short Alkene Results'.AK144" chart:label-cell-address="'Short Alkene Results'.D139:'Short Alkene Results'.D13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32:'Short Alkene Results'.D132</svg:desc>
                </draw:g>
              </table:table-cell>
              <table:table-cell office:value-type="float" office:value="4.38008574428276">
                <text:p>4.38008574428276</text:p>
                <draw:g>
                  <svg:desc>'Short Alkene Results'.G137:'Short Alkene Results'.G137 'Short Alkene Results'.M137:'Short Alkene Results'.M137 'Short Alkene Results'.S137:'Short Alkene Results'.S137 'Short Alkene Results'.Y137:'Short Alkene Results'.Y137 'Short Alkene Results'.AE137:'Short Alkene Results'.AE137 'Short Alkene Results'.AK137:'Short Alkene Results'.AK137</svg:desc>
                </draw:g>
              </table:table-cell>
              <table:table-cell office:value-type="float" office:value="3.09829085851075">
                <text:p>3.09829085851075</text:p>
              </table:table-cell>
              <table:table-cell office:value-type="float" office:value="2.4214735500392">
                <text:p>2.4214735500392</text:p>
              </table:table-cell>
              <table:table-cell office:value-type="float" office:value="2.01228495558707">
                <text:p>2.01228495558707</text:p>
              </table:table-cell>
              <table:table-cell office:value-type="float" office:value="1.74026125877291">
                <text:p>1.74026125877291</text:p>
              </table:table-cell>
              <table:table-cell office:value-type="float" office:value="1.54708242925502">
                <text:p>1.54708242925502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39:'Short Alkene Results'.D139</svg:desc>
                </draw:g>
              </table:table-cell>
              <table:table-cell office:value-type="float" office:value="4.30853505509804">
                <text:p>4.30853505509804</text:p>
                <draw:g>
                  <svg:desc>'Short Alkene Results'.G144:'Short Alkene Results'.G144 'Short Alkene Results'.M144:'Short Alkene Results'.M144 'Short Alkene Results'.S144:'Short Alkene Results'.S144 'Short Alkene Results'.Y144:'Short Alkene Results'.Y144 'Short Alkene Results'.AE144:'Short Alkene Results'.AE144 'Short Alkene Results'.AK144:'Short Alkene Results'.AK144</svg:desc>
                </draw:g>
              </table:table-cell>
              <table:table-cell office:value-type="float" office:value="3.02057764817843">
                <text:p>3.02057764817843</text:p>
              </table:table-cell>
              <table:table-cell office:value-type="float" office:value="2.35384569291717">
                <text:p>2.35384569291717</text:p>
              </table:table-cell>
              <table:table-cell office:value-type="float" office:value="1.95485596593401">
                <text:p>1.95485596593401</text:p>
              </table:table-cell>
              <table:table-cell office:value-type="float" office:value="1.69099374661361">
                <text:p>1.69099374661361</text:p>
              </table:table-cell>
              <table:table-cell office:value-type="float" office:value="1.50517693612614">
                <text:p>1.505176936126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3.001cm" svg:height="6.112cm" xlink:href=".." xlink:type="simple" chart:class="chart:bar" chart:style-name="ch1">
        <chart:legend svg:x="7.871cm" svg:y="3.683cm" style:legend-expansion="custom" chartooo:width="4.393cm" chartooo:height="1.853cm" style:legend-expansion-aspect-ratio="2.37075013491635" chart:style-name="ch2"/>
        <chart:plot-area chart:style-name="ch3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H37:'Short Alkene Results'.H37 'Short Alkene Results'.N37:'Short Alkene Results'.N37 'Short Alkene Results'.T37:'Short Alkene Results'.T37 'Short Alkene Results'.Z37:'Short Alkene Results'.Z37 'Short Alkene Results'.AF37:'Short Alkene Results'.AF37 'Short Alkene Results'.AL37:'Short Alkene Results'.AL37 'Short Alkene Results'.G57:'Short Alkene Results'.G57 'Short Alkene Results'.M57:'Short Alkene Results'.M57 'Short Alkene Results'.S57:'Short Alkene Results'.S57 'Short Alkene Results'.Y57:'Short Alkene Results'.Y57 'Short Alkene Results'.AE57:'Short Alkene Results'.AE57 'Short Alkene Results'.AK57:'Short Alkene Results'.AK57" chart:data-source-has-labels="both" svg:x="0.572cm" svg:y="0.715cm" svg:width="11.696cm" svg:height="5.427cm">
          <chartooo:coordinate-region svg:x="1.299cm" svg:y="0.914cm" svg:width="10.969cm" svg:height="4.581cm"/>
          <chart:axis chart:dimension="x" chart:name="primary-x" chart:style-name="ch4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5">
            <chart:title svg:x="0cm" svg:y="3.684cm" chart:style-name="ch6">
              <text:p>eV</text:p>
            </chart:title>
            <chart:grid chart:style-name="ch7" chart:class="major"/>
          </chart:axis>
          <chart:series chart:style-name="ch8" chart:values-cell-range-address="'Short Alkene Results'.H37:'Short Alkene Results'.H37 'Short Alkene Results'.N37:'Short Alkene Results'.N37 'Short Alkene Results'.T37:'Short Alkene Results'.T37 'Short Alkene Results'.Z37:'Short Alkene Results'.Z37 'Short Alkene Results'.AF37:'Short Alkene Results'.AF37 'Short Alkene Results'.AL37:'Short Alkene Results'.AL37" chart:label-cell-address="'Short Alkene Results'.D36:'Short Alkene Results'.D36" chart:class="chart:bar">
            <chart:data-point chart:repeated="6"/>
          </chart:series>
          <chart:series chart:style-name="ch9" chart:values-cell-range-address="'Short Alkene Results'.G57:'Short Alkene Results'.G57 'Short Alkene Results'.M57:'Short Alkene Results'.M57 'Short Alkene Results'.S57:'Short Alkene Results'.S57 'Short Alkene Results'.Y57:'Short Alkene Results'.Y57 'Short Alkene Results'.AE57:'Short Alkene Results'.AE57 'Short Alkene Results'.AK57:'Short Alkene Results'.AK57" chart:label-cell-address="'Short Alkene Results'.D46:'Short Alkene Results'.D46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5.856cm" svg:height="0.913cm" svg:x="5.68cm" svg:y="0.13cm">
          <draw:image xlink:href="Pictures/2000003E00000D480000023FA3627ADCA8C06892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36:'Short Alkene Results'.D36</svg:desc>
                </draw:g>
              </table:table-cell>
              <table:table-cell office:value-type="float" office:value="-7.797">
                <text:p>-7.797</text:p>
                <draw:g>
                  <svg:desc>'Short Alkene Results'.H37:'Short Alkene Results'.H37 'Short Alkene Results'.N37:'Short Alkene Results'.N37 'Short Alkene Results'.T37:'Short Alkene Results'.T37 'Short Alkene Results'.Z37:'Short Alkene Results'.Z37 'Short Alkene Results'.AF37:'Short Alkene Results'.AF37 'Short Alkene Results'.AL37:'Short Alkene Results'.AL37</svg:desc>
                </draw:g>
              </table:table-cell>
              <table:table-cell office:value-type="float" office:value="-6.741">
                <text:p>-6.741</text:p>
              </table:table-cell>
              <table:table-cell office:value-type="float" office:value="-6.187">
                <text:p>-6.187</text:p>
              </table:table-cell>
              <table:table-cell office:value-type="float" office:value="-5.845">
                <text:p>-5.845</text:p>
              </table:table-cell>
              <table:table-cell office:value-type="float" office:value="-5.611">
                <text:p>-5.611</text:p>
              </table:table-cell>
              <table:table-cell office:value-type="float" office:value="-5.441">
                <text:p>-5.441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-7.977">
                <text:p>-7.977</text:p>
                <draw:g>
                  <svg:desc>'Short Alkene Results'.G57:'Short Alkene Results'.G57 'Short Alkene Results'.M57:'Short Alkene Results'.M57 'Short Alkene Results'.S57:'Short Alkene Results'.S57 'Short Alkene Results'.Y57:'Short Alkene Results'.Y57 'Short Alkene Results'.AE57:'Short Alkene Results'.AE57 'Short Alkene Results'.AK57:'Short Alkene Results'.AK57</svg:desc>
                </draw:g>
              </table:table-cell>
              <table:table-cell office:value-type="float" office:value="-6.964">
                <text:p>-6.964</text:p>
              </table:table-cell>
              <table:table-cell office:value-type="float" office:value="-6.443">
                <text:p>-6.443</text:p>
              </table:table-cell>
              <table:table-cell office:value-type="float" office:value="-6.122">
                <text:p>-6.122</text:p>
              </table:table-cell>
              <table:table-cell office:value-type="float" office:value="-5.905">
                <text:p>-5.905</text:p>
              </table:table-cell>
              <table:table-cell office:value-type="float" office:value="-5.747">
                <text:p>-5.747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cm" xlink:href=".." xlink:type="simple" chart:class="chart:bar" chart:style-name="ch1">
        <chart:title svg:x="4.604cm" svg:y="0.139cm" chart:style-name="ch2">
          <text:p>Triplet-Singlet HF</text:p>
        </chart:title>
        <chart:legend svg:x="6.093cm" svg:y="0.943cm" style:legend-expansion="custom" chartooo:width="6.155cm" chartooo:height="0.651cm" style:legend-expansion-aspect-ratio="9.45468509984639" chart:style-name="ch3"/>
        <chart:plot-area chart:style-name="ch4" table:cell-range-address="'Ring Results'.D5:'Ring Results'.D6 'Ring Results'.J6:'Ring Results'.J6 'Ring Results'.P6:'Ring Results'.P6 'Ring Results'.V6:'Ring Results'.V6 'Ring Results'.AB6:'Ring Results'.AB6 'Ring Results'.AH6:'Ring Results'.AH6 'Ring Results'.G10:'Ring Results'.G10 'Ring Results'.M10:'Ring Results'.M10 'Ring Results'.S10:'Ring Results'.S10 'Ring Results'.Y10:'Ring Results'.Y10 'Ring Results'.AE10:'Ring Results'.AE10 'Ring Results'.AK10:'Ring Results'.AK10 'Ring Results'.D14:'Ring Results'.D14 'Ring Results'.G19:'Ring Results'.G19 'Ring Results'.M19:'Ring Results'.M19 'Ring Results'.S19:'Ring Results'.S19 'Ring Results'.Y19:'Ring Results'.Y19 'Ring Results'.AE19:'Ring Results'.AE19 'Ring Results'.AK19:'Ring Results'.AK19" chart:data-source-has-labels="both" svg:x="0.757cm" svg:y="0.699cm" svg:width="11.539cm" svg:height="5.231cm">
          <chartooo:coordinate-region svg:x="1.299cm" svg:y="0.898cm" svg:width="10.997cm" svg:height="4.385cm"/>
          <chart:axis chart:dimension="x" chart:name="primary-x" chart:style-name="ch5" chartooo:axis-type="auto">
            <chartooo:date-scale/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7cm" chart:style-name="ch7">
              <text:p>eV</text:p>
            </chart:title>
            <chart:grid chart:style-name="ch8" chart:class="major"/>
          </chart:axis>
          <chart:series chart:style-name="ch9" chart:values-cell-range-address="'Ring Results'.G10:'Ring Results'.G10 'Ring Results'.M10:'Ring Results'.M10 'Ring Results'.S10:'Ring Results'.S10 'Ring Results'.Y10:'Ring Results'.Y10 'Ring Results'.AE10:'Ring Results'.AE10 'Ring Results'.AK10:'Ring Results'.AK10" chart:label-cell-address="'Ring Results'.D5:'Ring Results'.D5" chart:class="chart:bar">
            <chart:data-point chart:repeated="6"/>
          </chart:series>
          <chart:series chart:style-name="ch10" chart:values-cell-range-address="'Ring Results'.G19:'Ring Results'.G19 'Ring Results'.M19:'Ring Results'.M19 'Ring Results'.S19:'Ring Results'.S19 'Ring Results'.Y19:'Ring Results'.Y19 'Ring Results'.AE19:'Ring Results'.AE19 'Ring Results'.AK19:'Ring Results'.AK19" chart:label-cell-address="'Ring Results'.D14:'Ring Results'.D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:'Ring Results'.D5</svg:desc>
                </draw:g>
              </table:table-cell>
              <table:table-cell office:value-type="float" office:value="3.44377657021026">
                <text:p>3.44377657021026</text:p>
                <draw:g>
                  <svg:desc>'Ring Results'.G10:'Ring Results'.G10 'Ring Results'.M10:'Ring Results'.M10 'Ring Results'.S10:'Ring Results'.S10 'Ring Results'.Y10:'Ring Results'.Y10 'Ring Results'.AE10:'Ring Results'.AE10 'Ring Results'.AK10:'Ring Results'.AK10</svg:desc>
                </draw:g>
              </table:table-cell>
              <table:table-cell office:value-type="float" office:value="3.23228296050136">
                <text:p>3.23228296050136</text:p>
              </table:table-cell>
              <table:table-cell office:value-type="float" office:value="2.19113871946847">
                <text:p>2.19113871946847</text:p>
              </table:table-cell>
              <table:table-cell office:value-type="float" office:value="2.37218215045678">
                <text:p>2.37218215045678</text:p>
              </table:table-cell>
              <table:table-cell office:value-type="float" office:value="2.84230223345806">
                <text:p>2.84230223345806</text:p>
              </table:table-cell>
              <table:table-cell office:value-type="float" office:value="0.377440189076101">
                <text:p>0.377440189076101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4:'Ring Results'.D14</svg:desc>
                </draw:g>
              </table:table-cell>
              <table:table-cell office:value-type="float" office:value="3.2534131230242">
                <text:p>3.2534131230242</text:p>
                <draw:g>
                  <svg:desc>'Ring Results'.G19:'Ring Results'.G19 'Ring Results'.M19:'Ring Results'.M19 'Ring Results'.S19:'Ring Results'.S19 'Ring Results'.Y19:'Ring Results'.Y19 'Ring Results'.AE19:'Ring Results'.AE19 'Ring Results'.AK19:'Ring Results'.AK19</svg:desc>
                </draw:g>
              </table:table-cell>
              <table:table-cell office:value-type="float" office:value="3.28260067990074">
                <text:p>3.28260067990074</text:p>
              </table:table-cell>
              <table:table-cell office:value-type="float" office:value="2.18611385704444">
                <text:p>2.18611385704444</text:p>
              </table:table-cell>
              <table:table-cell office:value-type="float" office:value="2.29303819374628">
                <text:p>2.29303819374628</text:p>
              </table:table-cell>
              <table:table-cell office:value-type="float" office:value="2.69893528000014">
                <text:p>2.69893528000014</text:p>
              </table:table-cell>
              <table:table-cell office:value-type="float" office:value="-1.35315659623855">
                <text:p>-1.35315659623855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82cm" svg:y="0.132cm" chart:style-name="ch2">
          <text:p>TD-DFT Excitation (PBE)</text:p>
        </chart:title>
        <chart:legend svg:x="5.064cm" svg:y="0.929cm" style:legend-expansion="custom" chartooo:width="7.247cm" chartooo:height="0.807cm" style:legend-expansion-aspect-ratio="8.98017348203222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109:'Long Alkene Results'.A109 'Long Alkene Results'.G107:'Long Alkene Results'.G107 'Long Alkene Results'.M107:'Long Alkene Results'.M107 'Long Alkene Results'.S107:'Long Alkene Results'.S107 'Long Alkene Results'.Y107:'Long Alkene Results'.Y107 'Long Alkene Results'.AE107:'Long Alkene Results'.AE107 'Long Alkene Results'.A114:'Long Alkene Results'.A115 'Long Alkene Results'.G112:'Long Alkene Results'.G113 'Long Alkene Results'.M112:'Long Alkene Results'.M113 'Long Alkene Results'.S112:'Long Alkene Results'.S113 'Long Alkene Results'.Y112:'Long Alkene Results'.Y113 'Long Alkene Results'.AE112:'Long Alkene Results'.AE113" chart:data-source-has-labels="both" svg:x="0.571cm" svg:y="0.698cm" svg:width="11.726cm" svg:height="5.346cm">
          <chartooo:coordinate-region svg:x="1.298cm" svg:y="0.898cm" svg:width="10.999cm" svg:height="4.499cm"/>
          <chart:axis chart:dimension="x" chart:name="primary-x" chart:style-name="ch5" chartooo:axis-type="auto">
            <chartooo:date-scale/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27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107:'Long Alkene Results'.G107 'Long Alkene Results'.M107:'Long Alkene Results'.M107 'Long Alkene Results'.S107:'Long Alkene Results'.S107 'Long Alkene Results'.Y107:'Long Alkene Results'.Y107 'Long Alkene Results'.AE107:'Long Alkene Results'.AE107" chart:label-cell-address="'Long Alkene Results'.A109:'Long Alkene Results'.A109" chart:class="chart:bar">
            <chart:data-point chart:repeated="5"/>
          </chart:series>
          <chart:series chart:style-name="ch10" chart:values-cell-range-address="'Long Alkene Results'.G113:'Long Alkene Results'.G113 'Long Alkene Results'.M113:'Long Alkene Results'.M113 'Long Alkene Results'.S113:'Long Alkene Results'.S113 'Long Alkene Results'.Y113:'Long Alkene Results'.Y113 'Long Alkene Results'.AE113:'Long Alkene Results'.AE113" chart:label-cell-address="'Long Alkene Results'.A115:'Long Alkene Results'.A115" chart:class="chart:bar">
            <chart:data-point chart:repeated="5"/>
          </chart:series>
          <chart:series chart:style-name="ch10" chart:values-cell-range-address="'Long Alkene Results'.G112:'Long Alkene Results'.G112 'Long Alkene Results'.M112:'Long Alkene Results'.M112 'Long Alkene Results'.S112:'Long Alkene Results'.S112 'Long Alkene Results'.Y112:'Long Alkene Results'.Y112 'Long Alkene Results'.AE112:'Long Alkene Results'.AE112" chart:label-cell-address="'Long Alkene Results'.A114:'Long Alkene Results'.A1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109:'Long Alkene Results'.A109</svg:desc>
                </draw:g>
              </table:table-cell>
              <table:table-cell office:value-type="float" office:value="1.11792405632028">
                <text:p>1.11792405632028</text:p>
                <draw:g>
                  <svg:desc>'Long Alkene Results'.G107:'Long Alkene Results'.G107 'Long Alkene Results'.M107:'Long Alkene Results'.M107 'Long Alkene Results'.S107:'Long Alkene Results'.S107 'Long Alkene Results'.Y107:'Long Alkene Results'.Y107 'Long Alkene Results'.AE107:'Long Alkene Results'.AE107</svg:desc>
                </draw:g>
              </table:table-cell>
              <table:table-cell office:value-type="float" office:value="0.92881648901494">
                <text:p>0.92881648901494</text:p>
              </table:table-cell>
              <table:table-cell office:value-type="float" office:value="0.84325668338857">
                <text:p>0.84325668338857</text:p>
              </table:table-cell>
              <table:table-cell office:value-type="float" office:value="0.800807469766297">
                <text:p>0.800807469766297</text:p>
              </table:table-cell>
              <table:table-cell office:value-type="float" office:value="0.737995191483808">
                <text:p>0.737995191483808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15:'Long Alkene Results'.A115</svg:desc>
                </draw:g>
              </table:table-cell>
              <table:table-cell office:value-type="float" office:value="1.07335010513975">
                <text:p>1.07335010513975</text:p>
                <draw:g>
                  <svg:desc>'Long Alkene Results'.G113:'Long Alkene Results'.G113 'Long Alkene Results'.M113:'Long Alkene Results'.M113 'Long Alkene Results'.S113:'Long Alkene Results'.S113 'Long Alkene Results'.Y113:'Long Alkene Results'.Y113 'Long Alkene Results'.AE113:'Long Alkene Results'.AE113</svg:desc>
                </draw:g>
              </table:table-cell>
              <table:table-cell office:value-type="float" office:value="0.838479489084197">
                <text:p>0.838479489084197</text:p>
              </table:table-cell>
              <table:table-cell office:value-type="float" office:value="0.721080570764505">
                <text:p>0.721080570764505</text:p>
              </table:table-cell>
              <table:table-cell office:value-type="float" office:value="0.654386699598915">
                <text:p>0.654386699598915</text:p>
              </table:table-cell>
              <table:table-cell office:value-type="float" office:value="0.534348071343906">
                <text:p>0.534348071343906</text:p>
              </table:table-cell>
            </table:table-row>
            <table:table-row>
              <table:table-cell office:value-type="string">
                <text:p/>
                <draw:g>
                  <svg:desc>'Long Alkene Results'.A114:'Long Alkene Results'.A114</svg:desc>
                </draw:g>
              </table:table-cell>
              <table:table-cell office:value-type="float" office:value="NaN">
                <text:p>NaN</text:p>
                <draw:g>
                  <svg:desc>'Long Alkene Results'.G112:'Long Alkene Results'.G112 'Long Alkene Results'.M112:'Long Alkene Results'.M112 'Long Alkene Results'.S112:'Long Alkene Results'.S112 'Long Alkene Results'.Y112:'Long Alkene Results'.Y112 'Long Alkene Results'.AE112:'Long Alkene Results'.AE1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99336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66006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3.001cm" svg:height="6.111cm" xlink:href=".." xlink:type="simple" chart:class="chart:bar" chart:style-name="ch1">
        <chart:legend svg:x="1.251cm" svg:y="0.97cm" style:legend-expansion="custom" chartooo:width="7.378cm" chartooo:height="0.643cm" style:legend-expansion-aspect-ratio="11.4743390357698" chart:style-name="ch2"/>
        <chart:plot-area chart:style-name="ch3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F45:'Short Alkene Results'.F45 'Short Alkene Results'.L45:'Short Alkene Results'.L45 'Short Alkene Results'.R45:'Short Alkene Results'.R45 'Short Alkene Results'.X45:'Short Alkene Results'.X45 'Short Alkene Results'.AD45:'Short Alkene Results'.AD45 'Short Alkene Results'.AJ45:'Short Alkene Results'.AJ45 'Short Alkene Results'.F63:'Short Alkene Results'.F63 'Short Alkene Results'.L63:'Short Alkene Results'.L63 'Short Alkene Results'.R63:'Short Alkene Results'.R63 'Short Alkene Results'.X63:'Short Alkene Results'.X63 'Short Alkene Results'.AD63:'Short Alkene Results'.AD63 'Short Alkene Results'.AJ63:'Short Alkene Results'.AJ63" chart:data-source-has-labels="both" svg:x="0.387cm" svg:y="0.715cm" svg:width="11.909cm" svg:height="5.314cm">
          <chartooo:coordinate-region svg:x="1.299cm" svg:y="0.915cm" svg:width="10.997cm" svg:height="4.467cm"/>
          <chart:axis chart:dimension="x" chart:name="primary-x" chart:style-name="ch4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hort Alkene Results'.F45:'Short Alkene Results'.F45 'Short Alkene Results'.L45:'Short Alkene Results'.L45 'Short Alkene Results'.R45:'Short Alkene Results'.R45 'Short Alkene Results'.X45:'Short Alkene Results'.X45 'Short Alkene Results'.AD45:'Short Alkene Results'.AD45 'Short Alkene Results'.AJ45:'Short Alkene Results'.AJ45" chart:label-cell-address="'Short Alkene Results'.D36:'Short Alkene Results'.D36" chart:class="chart:bar">
            <chart:data-point chart:repeated="6"/>
          </chart:series>
          <chart:series chart:style-name="ch8" chart:values-cell-range-address="'Short Alkene Results'.F63:'Short Alkene Results'.F63 'Short Alkene Results'.L63:'Short Alkene Results'.L63 'Short Alkene Results'.R63:'Short Alkene Results'.R63 'Short Alkene Results'.X63:'Short Alkene Results'.X63 'Short Alkene Results'.AD63:'Short Alkene Results'.AD63 'Short Alkene Results'.AJ63:'Short Alkene Results'.AJ63" chart:label-cell-address="'Short Alkene Results'.D46:'Short Alkene Results'.D46" chart:class="chart:bar">
            <chart:data-point chart:repeated="6"/>
          </chart:series>
          <chart:wall chart:style-name="ch9"/>
          <chart:floor chart:style-name="ch10"/>
        </chart:plot-area>
        <draw:frame draw:style-name="gr1" draw:text-style-name="P1" svg:width="2.339cm" svg:height="0.781cm" svg:x="5.34cm" svg:y="0.15cm">
          <draw:image xlink:href="Pictures/2000001C000009230000030D07D0DDE7AC4EFDE5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36:'Short Alkene Results'.D36</svg:desc>
                </draw:g>
              </table:table-cell>
              <table:table-cell office:value-type="float" office:value="2.00801794">
                <text:p>2.00801794</text:p>
                <draw:g>
                  <svg:desc>'Short Alkene Results'.F45:'Short Alkene Results'.F45 'Short Alkene Results'.L45:'Short Alkene Results'.L45 'Short Alkene Results'.R45:'Short Alkene Results'.R45 'Short Alkene Results'.X45:'Short Alkene Results'.X45 'Short Alkene Results'.AD45:'Short Alkene Results'.AD45 'Short Alkene Results'.AJ45:'Short Alkene Results'.AJ45</svg:desc>
                </draw:g>
              </table:table-cell>
              <table:table-cell office:value-type="float" office:value="2.00657163">
                <text:p>2.00657163</text:p>
              </table:table-cell>
              <table:table-cell office:value-type="float" office:value="2.03448075">
                <text:p>2.03448075</text:p>
              </table:table-cell>
              <table:table-cell office:value-type="float" office:value="2.04344382">
                <text:p>2.04344382</text:p>
              </table:table-cell>
              <table:table-cell office:value-type="float" office:value="2.05495352">
                <text:p>2.05495352</text:p>
              </table:table-cell>
              <table:table-cell office:value-type="float" office:value="2.06528351">
                <text:p>2.06528351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2">
                <text:p>2</text:p>
                <draw:g>
                  <svg:desc>'Short Alkene Results'.F63:'Short Alkene Results'.F63 'Short Alkene Results'.L63:'Short Alkene Results'.L63 'Short Alkene Results'.R63:'Short Alkene Results'.R63 'Short Alkene Results'.X63:'Short Alkene Results'.X63 'Short Alkene Results'.AD63:'Short Alkene Results'.AD63 'Short Alkene Results'.AJ63:'Short Alkene Results'.AJ63</svg:desc>
                </draw:g>
              </table:table-cell>
              <table:table-cell office:value-type="float" office:value="2.00197085">
                <text:p>2.00197085</text:p>
              </table:table-cell>
              <table:table-cell office:value-type="float" office:value="2.08583815">
                <text:p>2.08583815</text:p>
              </table:table-cell>
              <table:table-cell office:value-type="float" office:value="2.09828639">
                <text:p>2.09828639</text:p>
              </table:table-cell>
              <table:table-cell office:value-type="float" office:value="2.14018962">
                <text:p>2.14018962</text:p>
              </table:table-cell>
              <table:table-cell office:value-type="float" office:value="2.17554963">
                <text:p>2.17554963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99336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66006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5.143cm" svg:y="0.14cm" chart:style-name="ch2">
          <text:p>Triplet ⟨S²⟩</text:p>
        </chart:title>
        <chart:legend svg:x="1.299cm" svg:y="0.953cm" style:legend-expansion="custom" chartooo:width="7.344cm" chartooo:height="0.67cm" style:legend-expansion-aspect-ratio="10.9611940298507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23:'Ring Results'.D23 'Ring Results'.F31:'Ring Results'.F31 'Ring Results'.L31:'Ring Results'.L31 'Ring Results'.R31:'Ring Results'.R31 'Ring Results'.X31:'Ring Results'.X31 'Ring Results'.AD31:'Ring Results'.AD31 'Ring Results'.AJ31:'Ring Results'.AJ31 'Ring Results'.D32:'Ring Results'.D32 'Ring Results'.F40:'Ring Results'.F40 'Ring Results'.L40:'Ring Results'.L40 'Ring Results'.R40:'Ring Results'.R40 'Ring Results'.X40:'Ring Results'.X40 'Ring Results'.AD40:'Ring Results'.AD40 'Ring Results'.AJ40:'Ring Results'.AJ40" chart:data-source-has-labels="both" svg:x="0.572cm" svg:y="0.7cm" svg:width="11.726cm" svg:height="5.234cm">
          <chartooo:coordinate-region svg:x="1.299cm" svg:y="0.899cm" svg:width="10.999cm" svg:height="4.389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ing Results'.F31:'Ring Results'.F31 'Ring Results'.L31:'Ring Results'.L31 'Ring Results'.R31:'Ring Results'.R31 'Ring Results'.X31:'Ring Results'.X31 'Ring Results'.AD31:'Ring Results'.AD31 'Ring Results'.AJ31:'Ring Results'.AJ31" chart:label-cell-address="'Ring Results'.D23:'Ring Results'.D23" chart:class="chart:bar">
            <chart:data-point chart:repeated="6"/>
          </chart:series>
          <chart:series chart:style-name="ch9" chart:values-cell-range-address="'Ring Results'.F40:'Ring Results'.F40 'Ring Results'.L40:'Ring Results'.L40 'Ring Results'.R40:'Ring Results'.R40 'Ring Results'.X40:'Ring Results'.X40 'Ring Results'.AD40:'Ring Results'.AD40 'Ring Results'.AJ40:'Ring Results'.AJ40" chart:label-cell-address="'Ring Results'.D32:'Ring Results'.D3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23:'Ring Results'.D23</svg:desc>
                </draw:g>
              </table:table-cell>
              <table:table-cell office:value-type="float" office:value="2.06789907">
                <text:p>2.06789907</text:p>
                <draw:g>
                  <svg:desc>'Ring Results'.F31:'Ring Results'.F31 'Ring Results'.L31:'Ring Results'.L31 'Ring Results'.R31:'Ring Results'.R31 'Ring Results'.X31:'Ring Results'.X31 'Ring Results'.AD31:'Ring Results'.AD31 'Ring Results'.AJ31:'Ring Results'.AJ31</svg:desc>
                </draw:g>
              </table:table-cell>
              <table:table-cell office:value-type="float" office:value="2.02717266">
                <text:p>2.02717266</text:p>
              </table:table-cell>
              <table:table-cell office:value-type="float" office:value="2.02432296">
                <text:p>2.02432296</text:p>
              </table:table-cell>
              <table:table-cell office:value-type="float" office:value="2.04703114">
                <text:p>2.04703114</text:p>
              </table:table-cell>
              <table:table-cell office:value-type="float" office:value="2.06419887">
                <text:p>2.06419887</text:p>
              </table:table-cell>
              <table:table-cell office:value-type="float" office:value="2.0627229">
                <text:p>2.0627229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32:'Ring Results'.D32</svg:desc>
                </draw:g>
              </table:table-cell>
              <table:table-cell office:value-type="float" office:value="2.1461559">
                <text:p>2.1461559</text:p>
                <draw:g>
                  <svg:desc>'Ring Results'.F40:'Ring Results'.F40 'Ring Results'.L40:'Ring Results'.L40 'Ring Results'.R40:'Ring Results'.R40 'Ring Results'.X40:'Ring Results'.X40 'Ring Results'.AD40:'Ring Results'.AD40 'Ring Results'.AJ40:'Ring Results'.AJ40</svg:desc>
                </draw:g>
              </table:table-cell>
              <table:table-cell office:value-type="float" office:value="2.05415002">
                <text:p>2.05415002</text:p>
              </table:table-cell>
              <table:table-cell office:value-type="float" office:value="2.03853725">
                <text:p>2.03853725</text:p>
              </table:table-cell>
              <table:table-cell office:value-type="float" office:value="2.10886608">
                <text:p>2.10886608</text:p>
              </table:table-cell>
              <table:table-cell office:value-type="float" office:value="2.16429515">
                <text:p>2.16429515</text:p>
              </table:table-cell>
              <table:table-cell office:value-type="float" office:value="2.38783584">
                <text:p>2.38783584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713cm" svg:y="0.132cm" chart:style-name="ch2">
          <text:p>TD-DFT Excitation (TPSS)</text:p>
        </chart:title>
        <chart:legend svg:x="5.174cm" svg:y="0.982cm" style:legend-expansion="custom" chartooo:width="7.114cm" chartooo:height="0.765cm" style:legend-expansion-aspect-ratio="9.29934640522876" chart:style-name="ch3"/>
        <chart:plot-area chart:style-name="ch4" table:cell-range-address="'Long Alkene Results'.D120:'Long Alkene Results'.D120 'Long Alkene Results'.J120:'Long Alkene Results'.J120 'Long Alkene Results'.P120:'Long Alkene Results'.P120 'Long Alkene Results'.V120:'Long Alkene Results'.V120 'Long Alkene Results'.AB120:'Long Alkene Results'.AB120 'Long Alkene Results'.A121:'Long Alkene Results'.A121 'Long Alkene Results'.G125:'Long Alkene Results'.G125 'Long Alkene Results'.M125:'Long Alkene Results'.M125 'Long Alkene Results'.S125:'Long Alkene Results'.S125 'Long Alkene Results'.Y125:'Long Alkene Results'.Y125 'Long Alkene Results'.AE125:'Long Alkene Results'.AE125 'Long Alkene Results'.A127:'Long Alkene Results'.A127 'Long Alkene Results'.G131:'Long Alkene Results'.G131 'Long Alkene Results'.M131:'Long Alkene Results'.M131 'Long Alkene Results'.S131:'Long Alkene Results'.S131 'Long Alkene Results'.Y131:'Long Alkene Results'.Y131 'Long Alkene Results'.AE131:'Long Alkene Results'.AE131 'Long Alkene Results'.A125:'Long Alkene Results'.A125 'Long Alkene Results'.G129:'Long Alkene Results'.G129 'Long Alkene Results'.M129:'Long Alkene Results'.M129 'Long Alkene Results'.S129:'Long Alkene Results'.S129 'Long Alkene Results'.Y129:'Long Alkene Results'.Y129 'Long Alkene Results'.AE129:'Long Alkene Results'.AE129" chart:data-source-has-labels="both" svg:x="0.572cm" svg:y="0.699cm" svg:width="11.726cm" svg:height="4.898cm">
          <chartooo:coordinate-region svg:x="1.299cm" svg:y="0.899cm" svg:width="10.999cm" svg:height="4.499cm"/>
          <chart:axis chart:dimension="x" chart:name="primary-x" chart:style-name="ch5" chartooo:axis-type="auto">
            <chartooo:date-scale/>
            <chart:categories table:cell-range-address="'Long Alkene Results'.D120:'Long Alkene Results'.D120 'Long Alkene Results'.J120:'Long Alkene Results'.J120 'Long Alkene Results'.P120:'Long Alkene Results'.P120 'Long Alkene Results'.V120:'Long Alkene Results'.V120 'Long Alkene Results'.AB120:'Long Alkene Results'.AB120"/>
          </chart:axis>
          <chart:axis chart:dimension="y" chart:name="primary-y" chart:style-name="ch6">
            <chart:title svg:x="0cm" svg:y="3.404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125:'Long Alkene Results'.G125 'Long Alkene Results'.M125:'Long Alkene Results'.M125 'Long Alkene Results'.S125:'Long Alkene Results'.S125 'Long Alkene Results'.Y125:'Long Alkene Results'.Y125 'Long Alkene Results'.AE125:'Long Alkene Results'.AE125" chart:label-cell-address="'Long Alkene Results'.A121:'Long Alkene Results'.A121" chart:class="chart:bar">
            <chart:data-point chart:repeated="5"/>
          </chart:series>
          <chart:series chart:style-name="ch10" chart:values-cell-range-address="'Long Alkene Results'.G131:'Long Alkene Results'.G131 'Long Alkene Results'.M131:'Long Alkene Results'.M131 'Long Alkene Results'.S131:'Long Alkene Results'.S131 'Long Alkene Results'.Y131:'Long Alkene Results'.Y131 'Long Alkene Results'.AE131:'Long Alkene Results'.AE131" chart:label-cell-address="'Long Alkene Results'.A127:'Long Alkene Results'.A127" chart:class="chart:bar">
            <chart:data-point chart:repeated="5"/>
          </chart:series>
          <chart:series chart:style-name="ch10" chart:values-cell-range-address="'Long Alkene Results'.G129:'Long Alkene Results'.G129 'Long Alkene Results'.M129:'Long Alkene Results'.M129 'Long Alkene Results'.S129:'Long Alkene Results'.S129 'Long Alkene Results'.Y129:'Long Alkene Results'.Y129 'Long Alkene Results'.AE129:'Long Alkene Results'.AE129" chart:label-cell-address="'Long Alkene Results'.A125:'Long Alkene Results'.A12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Long Alkene Results'.D120:'Long Alkene Results'.D120 'Long Alkene Results'.J120:'Long Alkene Results'.J120 'Long Alkene Results'.P120:'Long Alkene Results'.P120 'Long Alkene Results'.V120:'Long Alkene Results'.V120 'Long Alkene Results'.AB120:'Long Alkene Results'.AB120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121:'Long Alkene Results'.A121</svg:desc>
                </draw:g>
              </table:table-cell>
              <table:table-cell office:value-type="float" office:value="1.07697813250267">
                <text:p>1.07697813250267</text:p>
                <draw:g>
                  <svg:desc>'Long Alkene Results'.G125:'Long Alkene Results'.G125 'Long Alkene Results'.M125:'Long Alkene Results'.M125 'Long Alkene Results'.S125:'Long Alkene Results'.S125 'Long Alkene Results'.Y125:'Long Alkene Results'.Y125 'Long Alkene Results'.AE125:'Long Alkene Results'.AE125</svg:desc>
                </draw:g>
              </table:table-cell>
              <table:table-cell office:value-type="float" office:value="0.846117827675812">
                <text:p>0.846117827675812</text:p>
              </table:table-cell>
              <table:table-cell office:value-type="float" office:value="0.731406661571651">
                <text:p>0.731406661571651</text:p>
              </table:table-cell>
              <table:table-cell office:value-type="float" office:value="0.666726579223444">
                <text:p>0.666726579223444</text:p>
              </table:table-cell>
              <table:table-cell office:value-type="float" office:value="0.552269459414084">
                <text:p>0.552269459414084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27:'Long Alkene Results'.A127</svg:desc>
                </draw:g>
              </table:table-cell>
              <table:table-cell office:value-type="float" office:value="1.0582747369282">
                <text:p>1.0582747369282</text:p>
                <draw:g>
                  <svg:desc>'Long Alkene Results'.G131:'Long Alkene Results'.G131 'Long Alkene Results'.M131:'Long Alkene Results'.M131 'Long Alkene Results'.S131:'Long Alkene Results'.S131 'Long Alkene Results'.Y131:'Long Alkene Results'.Y131 'Long Alkene Results'.AE131:'Long Alkene Results'.AE131</svg:desc>
                </draw:g>
              </table:table-cell>
              <table:table-cell office:value-type="float" office:value="0.859866096164011">
                <text:p>0.859866096164011</text:p>
              </table:table-cell>
              <table:table-cell office:value-type="float" office:value="0.765580267189639">
                <text:p>0.765580267189639</text:p>
              </table:table-cell>
              <table:table-cell office:value-type="float" office:value="0.715817225038359">
                <text:p>0.715817225038359</text:p>
              </table:table-cell>
              <table:table-cell office:value-type="float" office:value="0.63678719561185">
                <text:p>0.63678719561185</text:p>
              </table:table-cell>
            </table:table-row>
            <table:table-row>
              <table:table-cell office:value-type="string">
                <text:p/>
                <draw:g>
                  <svg:desc>'Long Alkene Results'.A125:'Long Alkene Results'.A125</svg:desc>
                </draw:g>
              </table:table-cell>
              <table:table-cell office:value-type="float" office:value="NaN">
                <text:p>NaN</text:p>
                <draw:g>
                  <svg:desc>'Long Alkene Results'.G129:'Long Alkene Results'.G129 'Long Alkene Results'.M129:'Long Alkene Results'.M129 'Long Alkene Results'.S129:'Long Alkene Results'.S129 'Long Alkene Results'.Y129:'Long Alkene Results'.Y129 'Long Alkene Results'.AE129:'Long Alkene Results'.AE1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55cm" svg:y="0.132cm" chart:style-name="ch2">
          <text:p>TD-DFT Excitation (TPSSH)</text:p>
        </chart:title>
        <chart:legend svg:x="5.71cm" svg:y="0.909cm" style:legend-expansion="custom" chartooo:width="6.536cm" chartooo:height="0.779cm" style:legend-expansion-aspect-ratio="8.39024390243903" chart:style-name="ch3"/>
        <chart:plot-area chart:style-name="ch4" table:cell-range-address="'Long Alkene Results'.A133:'Long Alkene Results'.A133 'Long Alkene Results'.G137:'Long Alkene Results'.G137 'Long Alkene Results'.M137:'Long Alkene Results'.M137 'Long Alkene Results'.S137:'Long Alkene Results'.S137 'Long Alkene Results'.Y137:'Long Alkene Results'.Y137 'Long Alkene Results'.AE137:'Long Alkene Results'.AE137 'Long Alkene Results'.A139:'Long Alkene Results'.A139 'Long Alkene Results'.G143:'Long Alkene Results'.G143 'Long Alkene Results'.M143:'Long Alkene Results'.M143 'Long Alkene Results'.S143:'Long Alkene Results'.S143 'Long Alkene Results'.Y143:'Long Alkene Results'.Y143 'Long Alkene Results'.AE143:'Long Alkene Results'.AE143 'Long Alkene Results'.D143:'Long Alkene Results'.D143 'Long Alkene Results'.J143:'Long Alkene Results'.J143 'Long Alkene Results'.P143:'Long Alkene Results'.P143 'Long Alkene Results'.V143:'Long Alkene Results'.V143 'Long Alkene Results'.AB143:'Long Alkene Results'.AB143 'Long Alkene Results'.A136:'Long Alkene Results'.A136 'Long Alkene Results'.G140:'Long Alkene Results'.G140 'Long Alkene Results'.M140:'Long Alkene Results'.M140 'Long Alkene Results'.S140:'Long Alkene Results'.S140 'Long Alkene Results'.Y140:'Long Alkene Results'.Y140 'Long Alkene Results'.AE140:'Long Alkene Results'.AE140" chart:data-source-has-labels="column" svg:x="0.571cm" svg:y="0.698cm" svg:width="11.726cm" svg:height="4.898cm">
          <chartooo:coordinate-region svg:x="1.298cm" svg:y="0.898cm" svg:width="10.999cm" svg:height="4.499cm"/>
          <chart:axis chart:dimension="x" chart:name="primary-x" chart:style-name="ch5"/>
          <chart:axis chart:dimension="y" chart:name="primary-y" chart:style-name="ch6">
            <chart:title svg:x="0cm" svg:y="3.403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137:'Long Alkene Results'.G137 'Long Alkene Results'.M137:'Long Alkene Results'.M137 'Long Alkene Results'.S137:'Long Alkene Results'.S137 'Long Alkene Results'.Y137:'Long Alkene Results'.Y137 'Long Alkene Results'.AE137:'Long Alkene Results'.AE137" chart:label-cell-address="'Long Alkene Results'.A133:'Long Alkene Results'.A133" chart:class="chart:bar">
            <chart:data-point chart:repeated="5"/>
          </chart:series>
          <chart:series chart:style-name="ch10" chart:values-cell-range-address="'Long Alkene Results'.G143:'Long Alkene Results'.G143 'Long Alkene Results'.M143:'Long Alkene Results'.M143 'Long Alkene Results'.S143:'Long Alkene Results'.S143 'Long Alkene Results'.Y143:'Long Alkene Results'.Y143 'Long Alkene Results'.AE143:'Long Alkene Results'.AE143" chart:label-cell-address="'Long Alkene Results'.A139:'Long Alkene Results'.A139" chart:class="chart:bar">
            <chart:data-point chart:repeated="5"/>
            <loext:propertry-mapping loext:property="BorderColor" loext:cell-range-address="'Long Alkene Results'.D143:'Long Alkene Results'.D143 'Long Alkene Results'.J143:'Long Alkene Results'.J143 'Long Alkene Results'.P143:'Long Alkene Results'.P143 'Long Alkene Results'.V143:'Long Alkene Results'.V143 'Long Alkene Results'.AB143:'Long Alkene Results'.AB143"/>
          </chart:series>
          <chart:series chart:style-name="ch10" chart:values-cell-range-address="'Long Alkene Results'.G140:'Long Alkene Results'.G140 'Long Alkene Results'.M140:'Long Alkene Results'.M140 'Long Alkene Results'.S140:'Long Alkene Results'.S140 'Long Alkene Results'.Y140:'Long Alkene Results'.Y140 'Long Alkene Results'.AE140:'Long Alkene Results'.AE140" chart:label-cell-address="'Long Alkene Results'.A136:'Long Alkene Results'.A13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133:'Long Alkene Results'.A133</svg:desc>
                </draw:g>
              </table:table-cell>
              <table:table-cell office:value-type="float" office:value="1.10631154754364">
                <text:p>1.10631154754364</text:p>
                <draw:g>
                  <svg:desc>'Long Alkene Results'.G137:'Long Alkene Results'.G137 'Long Alkene Results'.M137:'Long Alkene Results'.M137 'Long Alkene Results'.S137:'Long Alkene Results'.S137 'Long Alkene Results'.Y137:'Long Alkene Results'.Y137 'Long Alkene Results'.AE137:'Long Alkene Results'.AE137</svg:desc>
                </draw:g>
              </table:table-cell>
              <table:table-cell office:value-type="float" office:value="0.88920706474333">
                <text:p>0.88920706474333</text:p>
              </table:table-cell>
              <table:table-cell office:value-type="float" office:value="0.785250350348492">
                <text:p>0.785250350348492</text:p>
              </table:table-cell>
              <table:table-cell office:value-type="float" office:value="0.729746574784426">
                <text:p>0.729746574784426</text:p>
              </table:table-cell>
              <table:table-cell office:value-type="float" office:value="0.640862532354973">
                <text:p>0.640862532354973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39:'Long Alkene Results'.A139</svg:desc>
                </draw:g>
              </table:table-cell>
              <table:table-cell office:value-type="float" office:value="1.05827349026386">
                <text:p>1.05827349026386</text:p>
                <draw:g>
                  <svg:desc>'Long Alkene Results'.G143:'Long Alkene Results'.G143 'Long Alkene Results'.M143:'Long Alkene Results'.M143 'Long Alkene Results'.S143:'Long Alkene Results'.S143 'Long Alkene Results'.Y143:'Long Alkene Results'.Y143 'Long Alkene Results'.AE143:'Long Alkene Results'.AE143</svg:desc>
                </draw:g>
              </table:table-cell>
              <table:table-cell office:value-type="float" office:value="0.879715611918578">
                <text:p>0.879715611918578</text:p>
              </table:table-cell>
              <table:table-cell office:value-type="float" office:value="0.791883965972431">
                <text:p>0.791883965972431</text:p>
              </table:table-cell>
              <table:table-cell office:value-type="float" office:value="0.747175830006528">
                <text:p>0.747175830006528</text:p>
              </table:table-cell>
              <table:table-cell office:value-type="float" office:value="0.679271251704836">
                <text:p>0.679271251704836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Long Alkene Results'.D143:'Long Alkene Results'.D143 'Long Alkene Results'.J143:'Long Alkene Results'.J143 'Long Alkene Results'.P143:'Long Alkene Results'.P143 'Long Alkene Results'.V143:'Long Alkene Results'.V143 'Long Alkene Results'.AB143:'Long Alkene Results'.AB1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Long Alkene Results'.A136:'Long Alkene Results'.A136</svg:desc>
                </draw:g>
              </table:table-cell>
              <table:table-cell office:value-type="float" office:value="NaN">
                <text:p>NaN</text:p>
                <draw:g>
                  <svg:desc>'Long Alkene Results'.G140:'Long Alkene Results'.G140 'Long Alkene Results'.M140:'Long Alkene Results'.M140 'Long Alkene Results'.S140:'Long Alkene Results'.S140 'Long Alkene Results'.Y140:'Long Alkene Results'.Y140 'Long Alkene Results'.AE140:'Long Alkene Results'.AE14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93cm" svg:y="0.256cm" chart:style-name="ch2">
          <text:p>TD-DFT Excitation (PBE)</text:p>
        </chart:title>
        <chart:legend svg:x="5.893cm" svg:y="0.808cm" style:legend-expansion="custom" chartooo:width="6.335cm" chartooo:height="0.659cm" style:legend-expansion-aspect-ratio="9.61305007587253" chart:style-name="ch3"/>
        <chart:plot-area chart:style-name="ch4" table:cell-range-address="'Ring Results'.D107:'Ring Results'.D107 'Ring Results'.G111:'Ring Results'.G111 'Ring Results'.M111:'Ring Results'.M111 'Ring Results'.S111:'Ring Results'.S111 'Ring Results'.Y111:'Ring Results'.Y111 'Ring Results'.AE111:'Ring Results'.AE111 'Ring Results'.AK111:'Ring Results'.AK111 'Ring Results'.D113:'Ring Results'.D113 'Ring Results'.G117:'Ring Results'.G117 'Ring Results'.M117:'Ring Results'.M117 'Ring Results'.S117:'Ring Results'.S117 'Ring Results'.Y117:'Ring Results'.Y117 'Ring Results'.AE117:'Ring Results'.AE117 'Ring Results'.AK117:'Ring Results'.AK117" chart:data-source-has-labels="column" svg:x="0.572cm" svg:y="0.7cm" svg:width="11.726cm" svg:height="4.897cm">
          <chartooo:coordinate-region svg:x="1.299cm" svg:y="0.899cm" svg:width="10.999cm" svg:height="4.499cm"/>
          <chart:axis chart:dimension="x" chart:name="primary-x" chart:style-name="ch5"/>
          <chart:axis chart:dimension="y" chart:name="primary-y" chart:style-name="ch6">
            <chart:title svg:x="0cm" svg:y="3.404cm" chart:style-name="ch7">
              <text:p>eV</text:p>
            </chart:title>
            <chart:grid chart:style-name="ch8" chart:class="major"/>
          </chart:axis>
          <chart:series chart:style-name="ch9" chart:values-cell-range-address="'Ring Results'.G111:'Ring Results'.G111 'Ring Results'.M111:'Ring Results'.M111 'Ring Results'.S111:'Ring Results'.S111 'Ring Results'.Y111:'Ring Results'.Y111 'Ring Results'.AE111:'Ring Results'.AE111 'Ring Results'.AK111:'Ring Results'.AK111" chart:label-cell-address="'Ring Results'.D107:'Ring Results'.D107" chart:class="chart:bar">
            <chart:data-point chart:repeated="6"/>
          </chart:series>
          <chart:series chart:style-name="ch10" chart:values-cell-range-address="'Ring Results'.G117:'Ring Results'.G117 'Ring Results'.M117:'Ring Results'.M117 'Ring Results'.S117:'Ring Results'.S117 'Ring Results'.Y117:'Ring Results'.Y117 'Ring Results'.AE117:'Ring Results'.AE117 'Ring Results'.AK117:'Ring Results'.AK117" chart:label-cell-address="'Ring Results'.D113:'Ring Results'.D11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107:'Ring Results'.D107</svg:desc>
                </draw:g>
              </table:table-cell>
              <table:table-cell office:value-type="float" office:value="4.25417274110524">
                <text:p>4.25417274110524</text:p>
                <draw:g>
                  <svg:desc>'Ring Results'.G111:'Ring Results'.G111 'Ring Results'.M111:'Ring Results'.M111 'Ring Results'.S111:'Ring Results'.S111 'Ring Results'.Y111:'Ring Results'.Y111 'Ring Results'.AE111:'Ring Results'.AE111 'Ring Results'.AK111:'Ring Results'.AK111</svg:desc>
                </draw:g>
              </table:table-cell>
              <table:table-cell office:value-type="float" office:value="2.97577574900835">
                <text:p>2.97577574900835</text:p>
              </table:table-cell>
              <table:table-cell office:value-type="float" office:value="2.01058411582674">
                <text:p>2.01058411582674</text:p>
              </table:table-cell>
              <table:table-cell office:value-type="float" office:value="2.32281459225823">
                <text:p>2.32281459225823</text:p>
              </table:table-cell>
              <table:table-cell office:value-type="float" office:value="2.56980894197736">
                <text:p>2.56980894197736</text:p>
              </table:table-cell>
              <table:table-cell office:value-type="float" office:value="1.74435861620569">
                <text:p>1.74435861620569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13:'Ring Results'.D113</svg:desc>
                </draw:g>
              </table:table-cell>
              <table:table-cell office:value-type="float" office:value="4.0431300601148">
                <text:p>4.0431300601148</text:p>
                <draw:g>
                  <svg:desc>'Ring Results'.G117:'Ring Results'.G117 'Ring Results'.M117:'Ring Results'.M117 'Ring Results'.S117:'Ring Results'.S117 'Ring Results'.Y117:'Ring Results'.Y117 'Ring Results'.AE117:'Ring Results'.AE117 'Ring Results'.AK117:'Ring Results'.AK117</svg:desc>
                </draw:g>
              </table:table-cell>
              <table:table-cell office:value-type="float" office:value="2.84088268211375">
                <text:p>2.84088268211375</text:p>
              </table:table-cell>
              <table:table-cell office:value-type="float" office:value="2.02855279055832">
                <text:p>2.02855279055832</text:p>
              </table:table-cell>
              <table:table-cell office:value-type="float" office:value="2.28730979552574">
                <text:p>2.28730979552574</text:p>
              </table:table-cell>
              <table:table-cell office:value-type="float" office:value="2.51180011988706">
                <text:p>2.51180011988706</text:p>
              </table:table-cell>
              <table:table-cell office:value-type="float" office:value="1.72290629982688">
                <text:p>1.72290629982688</text:p>
              </table:table-cell>
            </table:table-row>
          </table:table-rows>
        </table:table>
      </chart:chart>
    </office:chart>
  </office:body>
</office:document-content>
</file>

<file path=Object 5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797cm" svg:y="0.256cm" chart:style-name="ch2">
          <text:p>TD-DFT Excitation (TPSS)</text:p>
        </chart:title>
        <chart:legend svg:x="6.543cm" svg:y="0.929cm" style:legend-expansion="custom" chartooo:width="5.728cm" chartooo:height="0.594cm" style:legend-expansion-aspect-ratio="9.64309764309764" chart:style-name="ch3"/>
        <chart:plot-area chart:style-name="ch4" table:cell-range-address="'Ring Results'.D119:'Ring Results'.D119 'Ring Results'.G123:'Ring Results'.G123 'Ring Results'.M123:'Ring Results'.M123 'Ring Results'.S123:'Ring Results'.S123 'Ring Results'.Y123:'Ring Results'.Y123 'Ring Results'.AE123:'Ring Results'.AE123 'Ring Results'.AK123:'Ring Results'.AK123 'Ring Results'.D125:'Ring Results'.D125 'Ring Results'.G129:'Ring Results'.G129 'Ring Results'.M129:'Ring Results'.M129 'Ring Results'.S129:'Ring Results'.S129 'Ring Results'.Y129:'Ring Results'.Y129 'Ring Results'.AE129:'Ring Results'.AE129 'Ring Results'.AK129:'Ring Results'.AK129" chart:data-source-has-labels="column" svg:x="0.572cm" svg:y="0.7cm" svg:width="11.726cm" svg:height="4.897cm">
          <chartooo:coordinate-region svg:x="1.299cm" svg:y="0.899cm" svg:width="10.999cm" svg:height="4.499cm"/>
          <chart:axis chart:dimension="x" chart:name="primary-x" chart:style-name="ch5"/>
          <chart:axis chart:dimension="y" chart:name="primary-y" chart:style-name="ch6">
            <chart:title svg:x="0cm" svg:y="3.404cm" chart:style-name="ch7">
              <text:p>eV</text:p>
            </chart:title>
            <chart:grid chart:style-name="ch8" chart:class="major"/>
          </chart:axis>
          <chart:series chart:style-name="ch9" chart:values-cell-range-address="'Ring Results'.G123:'Ring Results'.G123 'Ring Results'.M123:'Ring Results'.M123 'Ring Results'.S123:'Ring Results'.S123 'Ring Results'.Y123:'Ring Results'.Y123 'Ring Results'.AE123:'Ring Results'.AE123 'Ring Results'.AK123:'Ring Results'.AK123" chart:label-cell-address="'Ring Results'.D119:'Ring Results'.D119" chart:class="chart:bar">
            <chart:data-point chart:repeated="6"/>
          </chart:series>
          <chart:series chart:style-name="ch10" chart:values-cell-range-address="'Ring Results'.G129:'Ring Results'.G129 'Ring Results'.M129:'Ring Results'.M129 'Ring Results'.S129:'Ring Results'.S129 'Ring Results'.Y129:'Ring Results'.Y129 'Ring Results'.AE129:'Ring Results'.AE129 'Ring Results'.AK129:'Ring Results'.AK129" chart:label-cell-address="'Ring Results'.D125:'Ring Results'.D12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119:'Ring Results'.D119</svg:desc>
                </draw:g>
              </table:table-cell>
              <table:table-cell office:value-type="float" office:value="4.20613048150668">
                <text:p>4.20613048150668</text:p>
                <draw:g>
                  <svg:desc>'Ring Results'.G123:'Ring Results'.G123 'Ring Results'.M123:'Ring Results'.M123 'Ring Results'.S123:'Ring Results'.S123 'Ring Results'.Y123:'Ring Results'.Y123 'Ring Results'.AE123:'Ring Results'.AE123 'Ring Results'.AK123:'Ring Results'.AK123</svg:desc>
                </draw:g>
              </table:table-cell>
              <table:table-cell office:value-type="float" office:value="2.97429306191134">
                <text:p>2.97429306191134</text:p>
              </table:table-cell>
              <table:table-cell office:value-type="float" office:value="2.00917810995453">
                <text:p>2.00917810995453</text:p>
              </table:table-cell>
              <table:table-cell office:value-type="float" office:value="2.32580896321688">
                <text:p>2.32580896321688</text:p>
              </table:table-cell>
              <table:table-cell office:value-type="float" office:value="2.56795466197637">
                <text:p>2.56795466197637</text:p>
              </table:table-cell>
              <table:table-cell office:value-type="float" office:value="1.75145809047276">
                <text:p>1.75145809047276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25:'Ring Results'.D125</svg:desc>
                </draw:g>
              </table:table-cell>
              <table:table-cell office:value-type="float" office:value="3.83542314129709">
                <text:p>3.83542314129709</text:p>
                <draw:g>
                  <svg:desc>'Ring Results'.G129:'Ring Results'.G129 'Ring Results'.M129:'Ring Results'.M129 'Ring Results'.S129:'Ring Results'.S129 'Ring Results'.Y129:'Ring Results'.Y129 'Ring Results'.AE129:'Ring Results'.AE129 'Ring Results'.AK129:'Ring Results'.AK129</svg:desc>
                </draw:g>
              </table:table-cell>
              <table:table-cell office:value-type="float" office:value="2.72748577535953">
                <text:p>2.72748577535953</text:p>
              </table:table-cell>
              <table:table-cell office:value-type="float" office:value="1.95783711809723">
                <text:p>1.95783711809723</text:p>
              </table:table-cell>
              <table:table-cell office:value-type="float" office:value="2.21398035720997">
                <text:p>2.21398035720997</text:p>
              </table:table-cell>
              <table:table-cell office:value-type="float" office:value="2.41102602452454">
                <text:p>2.41102602452454</text:p>
              </table:table-cell>
              <table:table-cell office:value-type="float" office:value="1.66816028969746">
                <text:p>1.66816028969746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639cm" svg:y="0.256cm" chart:style-name="ch2">
          <text:p>TD-DFT Excitation (TPSSH)</text:p>
        </chart:title>
        <chart:legend svg:x="5.763cm" svg:y="0.941cm" style:legend-expansion="custom" chartooo:width="6.552cm" chartooo:height="0.526cm" style:legend-expansion-aspect-ratio="12.4562737642586" chart:style-name="ch3"/>
        <chart:plot-area chart:style-name="ch4" table:cell-range-address="'Ring Results'.D131:'Ring Results'.D131 'Ring Results'.G135:'Ring Results'.G135 'Ring Results'.M135:'Ring Results'.M135 'Ring Results'.S135:'Ring Results'.S135 'Ring Results'.Y135:'Ring Results'.Y135 'Ring Results'.AE135:'Ring Results'.AE135 'Ring Results'.AK135:'Ring Results'.AK135 'Ring Results'.D137:'Ring Results'.D137 'Ring Results'.G141:'Ring Results'.G141 'Ring Results'.M141:'Ring Results'.M141 'Ring Results'.S141:'Ring Results'.S141 'Ring Results'.Y141:'Ring Results'.Y141 'Ring Results'.AE141:'Ring Results'.AE141 'Ring Results'.AK141:'Ring Results'.AK141" chart:data-source-has-labels="column" svg:x="0.572cm" svg:y="0.7cm" svg:width="11.726cm" svg:height="4.897cm">
          <chartooo:coordinate-region svg:x="1.299cm" svg:y="0.899cm" svg:width="10.999cm" svg:height="4.499cm"/>
          <chart:axis chart:dimension="x" chart:name="primary-x" chart:style-name="ch5"/>
          <chart:axis chart:dimension="y" chart:name="primary-y" chart:style-name="ch6">
            <chart:title svg:x="0cm" svg:y="3.404cm" chart:style-name="ch7">
              <text:p>eV</text:p>
            </chart:title>
            <chart:grid chart:style-name="ch8" chart:class="major"/>
          </chart:axis>
          <chart:series chart:style-name="ch9" chart:values-cell-range-address="'Ring Results'.G135:'Ring Results'.G135 'Ring Results'.M135:'Ring Results'.M135 'Ring Results'.S135:'Ring Results'.S135 'Ring Results'.Y135:'Ring Results'.Y135 'Ring Results'.AE135:'Ring Results'.AE135 'Ring Results'.AK135:'Ring Results'.AK135" chart:label-cell-address="'Ring Results'.D131:'Ring Results'.D131" chart:class="chart:bar">
            <chart:data-point chart:repeated="6"/>
          </chart:series>
          <chart:series chart:style-name="ch10" chart:values-cell-range-address="'Ring Results'.G141:'Ring Results'.G141 'Ring Results'.M141:'Ring Results'.M141 'Ring Results'.S141:'Ring Results'.S141 'Ring Results'.Y141:'Ring Results'.Y141 'Ring Results'.AE141:'Ring Results'.AE141 'Ring Results'.AK141:'Ring Results'.AK141" chart:label-cell-address="'Ring Results'.D137:'Ring Results'.D137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131:'Ring Results'.D131</svg:desc>
                </draw:g>
              </table:table-cell>
              <table:table-cell office:value-type="float" office:value="4.1615119540691">
                <text:p>4.1615119540691</text:p>
                <draw:g>
                  <svg:desc>'Ring Results'.G135:'Ring Results'.G135 'Ring Results'.M135:'Ring Results'.M135 'Ring Results'.S135:'Ring Results'.S135 'Ring Results'.Y135:'Ring Results'.Y135 'Ring Results'.AE135:'Ring Results'.AE135 'Ring Results'.AK135:'Ring Results'.AK135</svg:desc>
                </draw:g>
              </table:table-cell>
              <table:table-cell office:value-type="float" office:value="2.9867847240574">
                <text:p>2.9867847240574</text:p>
              </table:table-cell>
              <table:table-cell office:value-type="float" office:value="2.03158747772704">
                <text:p>2.03158747772704</text:p>
              </table:table-cell>
              <table:table-cell office:value-type="float" office:value="2.35352491349279">
                <text:p>2.35352491349279</text:p>
              </table:table-cell>
              <table:table-cell office:value-type="float" office:value="2.60375343350418">
                <text:p>2.60375343350418</text:p>
              </table:table-cell>
              <table:table-cell office:value-type="float" office:value="1.80882627464468">
                <text:p>1.80882627464468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37:'Ring Results'.D137</svg:desc>
                </draw:g>
              </table:table-cell>
              <table:table-cell office:value-type="float" office:value="3.80709945649893">
                <text:p>3.80709945649893</text:p>
                <draw:g>
                  <svg:desc>'Ring Results'.G141:'Ring Results'.G141 'Ring Results'.M141:'Ring Results'.M141 'Ring Results'.S141:'Ring Results'.S141 'Ring Results'.Y141:'Ring Results'.Y141 'Ring Results'.AE141:'Ring Results'.AE141 'Ring Results'.AK141:'Ring Results'.AK141</svg:desc>
                </draw:g>
              </table:table-cell>
              <table:table-cell office:value-type="float" office:value="2.72330421705741">
                <text:p>2.72330421705741</text:p>
              </table:table-cell>
              <table:table-cell office:value-type="float" office:value="1.9658028764624">
                <text:p>1.9658028764624</text:p>
              </table:table-cell>
              <table:table-cell office:value-type="float" office:value="2.22758342309945">
                <text:p>2.22758342309945</text:p>
              </table:table-cell>
              <table:table-cell office:value-type="float" office:value="2.42378011168582">
                <text:p>2.42378011168582</text:p>
              </table:table-cell>
              <table:table-cell office:value-type="float" office:value="1.69905190750124">
                <text:p>1.69905190750124</text:p>
              </table:table-cell>
            </table:table-row>
          </table:table-rows>
        </table:table>
      </chart:chart>
    </office:chart>
  </office:body>
</office:document-content>
</file>

<file path=Object 5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cm" xlink:href=".." xlink:type="simple" chart:class="chart:bar" chart:style-name="ch1">
        <chart:title svg:x="4.469cm" svg:y="0.151cm" chart:style-name="ch2">
          <text:p>Triplet-Singlet PBE</text:p>
        </chart:title>
        <chart:legend svg:x="5.888cm" svg:y="0.86cm" style:legend-expansion="custom" chartooo:width="6.385cm" chartooo:height="1.125cm" style:legend-expansion-aspect-ratio="5.67555555555556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64:'Short Alkene Results'.D64 'Short Alkene Results'.G69:'Short Alkene Results'.G69 'Short Alkene Results'.M69:'Short Alkene Results'.M69 'Short Alkene Results'.S69:'Short Alkene Results'.S69 'Short Alkene Results'.Y69:'Short Alkene Results'.Y69 'Short Alkene Results'.AE69:'Short Alkene Results'.AE69 'Short Alkene Results'.AK69:'Short Alkene Results'.AK69 'Short Alkene Results'.D73:'Short Alkene Results'.D73 'Short Alkene Results'.G78:'Short Alkene Results'.G78 'Short Alkene Results'.M78:'Short Alkene Results'.M78 'Short Alkene Results'.S78:'Short Alkene Results'.S78 'Short Alkene Results'.Y78:'Short Alkene Results'.Y78 'Short Alkene Results'.AE78:'Short Alkene Results'.AE78 'Short Alkene Results'.AK78:'Short Alkene Results'.AK78" chart:data-source-has-labels="both" svg:x="0.863cm" svg:y="0.716cm" svg:width="11.435cm" svg:height="5.313cm">
          <chartooo:coordinate-region svg:x="1.299cm" svg:y="0.915cm" svg:width="10.999cm" svg:height="4.467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43cm" svg:y="3.628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69:'Short Alkene Results'.G69 'Short Alkene Results'.M69:'Short Alkene Results'.M69 'Short Alkene Results'.S69:'Short Alkene Results'.S69 'Short Alkene Results'.Y69:'Short Alkene Results'.Y69 'Short Alkene Results'.AE69:'Short Alkene Results'.AE69 'Short Alkene Results'.AK69:'Short Alkene Results'.AK69" chart:label-cell-address="'Short Alkene Results'.D64:'Short Alkene Results'.D64" chart:class="chart:bar">
            <chart:data-point chart:repeated="6"/>
          </chart:series>
          <chart:series chart:style-name="ch10" chart:values-cell-range-address="'Short Alkene Results'.G78:'Short Alkene Results'.G78 'Short Alkene Results'.M78:'Short Alkene Results'.M78 'Short Alkene Results'.S78:'Short Alkene Results'.S78 'Short Alkene Results'.Y78:'Short Alkene Results'.Y78 'Short Alkene Results'.AE78:'Short Alkene Results'.AE78 'Short Alkene Results'.AK78:'Short Alkene Results'.AK78" chart:label-cell-address="'Short Alkene Results'.D73:'Short Alkene Results'.D7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64:'Short Alkene Results'.D64</svg:desc>
                </draw:g>
              </table:table-cell>
              <table:table-cell office:value-type="float" office:value="4.45820145211232">
                <text:p>4.45820145211232</text:p>
                <draw:g>
                  <svg:desc>'Short Alkene Results'.G69:'Short Alkene Results'.G69 'Short Alkene Results'.M69:'Short Alkene Results'.M69 'Short Alkene Results'.S69:'Short Alkene Results'.S69 'Short Alkene Results'.Y69:'Short Alkene Results'.Y69 'Short Alkene Results'.AE69:'Short Alkene Results'.AE69 'Short Alkene Results'.AK69:'Short Alkene Results'.AK69</svg:desc>
                </draw:g>
              </table:table-cell>
              <table:table-cell office:value-type="float" office:value="3.09859773329448">
                <text:p>3.09859773329448</text:p>
              </table:table-cell>
              <table:table-cell office:value-type="float" office:value="2.3497722011453">
                <text:p>2.3497722011453</text:p>
              </table:table-cell>
              <table:table-cell office:value-type="float" office:value="1.89703052191352">
                <text:p>1.89703052191352</text:p>
              </table:table-cell>
              <table:table-cell office:value-type="float" office:value="1.59427767567139">
                <text:p>1.59427767567139</text:p>
              </table:table-cell>
              <table:table-cell office:value-type="float" office:value="1.37767741155766">
                <text:p>1.37767741155766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73:'Short Alkene Results'.D73</svg:desc>
                </draw:g>
              </table:table-cell>
              <table:table-cell office:value-type="float" office:value="3.95281778491059">
                <text:p>3.95281778491059</text:p>
                <draw:g>
                  <svg:desc>'Short Alkene Results'.G78:'Short Alkene Results'.G78 'Short Alkene Results'.M78:'Short Alkene Results'.M78 'Short Alkene Results'.S78:'Short Alkene Results'.S78 'Short Alkene Results'.Y78:'Short Alkene Results'.Y78 'Short Alkene Results'.AE78:'Short Alkene Results'.AE78 'Short Alkene Results'.AK78:'Short Alkene Results'.AK78</svg:desc>
                </draw:g>
              </table:table-cell>
              <table:table-cell office:value-type="float" office:value="2.94088783049838">
                <text:p>2.94088783049838</text:p>
              </table:table-cell>
              <table:table-cell office:value-type="float" office:value="2.21573565591595">
                <text:p>2.21573565591595</text:p>
              </table:table-cell>
              <table:table-cell office:value-type="float" office:value="1.78427855292926">
                <text:p>1.78427855292926</text:p>
              </table:table-cell>
              <table:table-cell office:value-type="float" office:value="1.49098319480271">
                <text:p>1.49098319480271</text:p>
              </table:table-cell>
              <table:table-cell office:value-type="float" office:value="1.27994409956978">
                <text:p>1.279944099569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93cm" svg:y="0.256cm" chart:style-name="ch2">
          <text:p>TD-DFT Excitation (PBE)</text:p>
        </chart:title>
        <chart:legend svg:x="5.235cm" svg:y="0.963cm" style:legend-expansion="custom" chartooo:width="7.033cm" chartooo:height="1.067cm" style:legend-expansion-aspect-ratio="6.59137769447048" chart:style-name="ch3"/>
        <chart:plot-area chart:style-name="ch4" table:cell-range-address="'Short Alkene Results'.D146:'Short Alkene Results'.D146 'Short Alkene Results'.G151:'Short Alkene Results'.G151 'Short Alkene Results'.M151:'Short Alkene Results'.M151 'Short Alkene Results'.S151:'Short Alkene Results'.S151 'Short Alkene Results'.Y151:'Short Alkene Results'.Y151 'Short Alkene Results'.AE151:'Short Alkene Results'.AE151 'Short Alkene Results'.AK151:'Short Alkene Results'.AK151 'Short Alkene Results'.D153:'Short Alkene Results'.D153 'Short Alkene Results'.G158:'Short Alkene Results'.G158 'Short Alkene Results'.M158:'Short Alkene Results'.M158 'Short Alkene Results'.S158:'Short Alkene Results'.S158 'Short Alkene Results'.Y158:'Short Alkene Results'.Y158 'Short Alkene Results'.AE158:'Short Alkene Results'.AE158 'Short Alkene Results'.AK158:'Short Alkene Results'.AK158" chart:data-source-has-labels="column" svg:x="0.572cm" svg:y="0.7cm" svg:width="11.726cm" svg:height="4.897cm">
          <chartooo:coordinate-region svg:x="1.299cm" svg:y="0.899cm" svg:width="10.999cm" svg:height="4.499cm"/>
          <chart:axis chart:dimension="x" chart:name="primary-x" chart:style-name="ch5"/>
          <chart:axis chart:dimension="y" chart:name="primary-y" chart:style-name="ch6">
            <chart:title svg:x="0cm" svg:y="3.404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51:'Short Alkene Results'.G151 'Short Alkene Results'.M151:'Short Alkene Results'.M151 'Short Alkene Results'.S151:'Short Alkene Results'.S151 'Short Alkene Results'.Y151:'Short Alkene Results'.Y151 'Short Alkene Results'.AE151:'Short Alkene Results'.AE151 'Short Alkene Results'.AK151:'Short Alkene Results'.AK151" chart:label-cell-address="'Short Alkene Results'.D146:'Short Alkene Results'.D146" chart:class="chart:bar">
            <chart:data-point chart:repeated="6"/>
          </chart:series>
          <chart:series chart:style-name="ch10" chart:values-cell-range-address="'Short Alkene Results'.G158:'Short Alkene Results'.G158 'Short Alkene Results'.M158:'Short Alkene Results'.M158 'Short Alkene Results'.S158:'Short Alkene Results'.S158 'Short Alkene Results'.Y158:'Short Alkene Results'.Y158 'Short Alkene Results'.AE158:'Short Alkene Results'.AE158 'Short Alkene Results'.AK158:'Short Alkene Results'.AK158" chart:label-cell-address="'Short Alkene Results'.D153:'Short Alkene Results'.D15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46:'Short Alkene Results'.D146</svg:desc>
                </draw:g>
              </table:table-cell>
              <table:table-cell office:value-type="float" office:value="4.57574544850598">
                <text:p>4.57574544850598</text:p>
                <draw:g>
                  <svg:desc>'Short Alkene Results'.G151:'Short Alkene Results'.G151 'Short Alkene Results'.M151:'Short Alkene Results'.M151 'Short Alkene Results'.S151:'Short Alkene Results'.S151 'Short Alkene Results'.Y151:'Short Alkene Results'.Y151 'Short Alkene Results'.AE151:'Short Alkene Results'.AE151 'Short Alkene Results'.AK151:'Short Alkene Results'.AK151</svg:desc>
                </draw:g>
              </table:table-cell>
              <table:table-cell office:value-type="float" office:value="3.17817003767255">
                <text:p>3.17817003767255</text:p>
              </table:table-cell>
              <table:table-cell office:value-type="float" office:value="2.45303949701398">
                <text:p>2.45303949701398</text:p>
              </table:table-cell>
              <table:table-cell office:value-type="float" office:value="2.01673108313927">
                <text:p>2.01673108313927</text:p>
              </table:table-cell>
              <table:table-cell office:value-type="float" office:value="1.72603159032431">
                <text:p>1.72603159032431</text:p>
              </table:table-cell>
              <table:table-cell office:value-type="float" office:value="1.51867326230853">
                <text:p>1.51867326230853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53:'Short Alkene Results'.D153</svg:desc>
                </draw:g>
              </table:table-cell>
              <table:table-cell office:value-type="float" office:value="4.43816523837594">
                <text:p>4.43816523837594</text:p>
                <draw:g>
                  <svg:desc>'Short Alkene Results'.G158:'Short Alkene Results'.G158 'Short Alkene Results'.M158:'Short Alkene Results'.M158 'Short Alkene Results'.S158:'Short Alkene Results'.S158 'Short Alkene Results'.Y158:'Short Alkene Results'.Y158 'Short Alkene Results'.AE158:'Short Alkene Results'.AE158 'Short Alkene Results'.AK158:'Short Alkene Results'.AK158</svg:desc>
                </draw:g>
              </table:table-cell>
              <table:table-cell office:value-type="float" office:value="3.07088257780389">
                <text:p>3.07088257780389</text:p>
              </table:table-cell>
              <table:table-cell office:value-type="float" office:value="2.37624817800831">
                <text:p>2.37624817800831</text:p>
              </table:table-cell>
              <table:table-cell office:value-type="float" office:value="1.96124329407091">
                <text:p>1.96124329407091</text:p>
              </table:table-cell>
              <table:table-cell office:value-type="float" office:value="1.68642808939056">
                <text:p>1.68642808939056</text:p>
              </table:table-cell>
              <table:table-cell office:value-type="float" office:value="1.49157425445523">
                <text:p>1.49157425445523</text:p>
              </table:table-cell>
            </table:table-row>
          </table:table-rows>
        </table:table>
      </chart:chart>
    </office:chart>
  </office:body>
</office:document-content>
</file>

<file path=Object 6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797cm" svg:y="0.256cm" chart:style-name="ch2">
          <text:p>TD-DFT Excitation (TPSS)</text:p>
        </chart:title>
        <chart:legend svg:x="5.253cm" svg:y="0.93cm" style:legend-expansion="custom" chartooo:width="7.057cm" chartooo:height="0.862cm" style:legend-expansion-aspect-ratio="8.18677494199536" chart:style-name="ch3"/>
        <chart:plot-area chart:style-name="ch4" table:cell-range-address="'Short Alkene Results'.D160:'Short Alkene Results'.D160 'Short Alkene Results'.G165:'Short Alkene Results'.G165 'Short Alkene Results'.M165:'Short Alkene Results'.M165 'Short Alkene Results'.S165:'Short Alkene Results'.S165 'Short Alkene Results'.Y165:'Short Alkene Results'.Y165 'Short Alkene Results'.AE165:'Short Alkene Results'.AE165 'Short Alkene Results'.AK165:'Short Alkene Results'.AK165 'Short Alkene Results'.D167:'Short Alkene Results'.D167 'Short Alkene Results'.G172:'Short Alkene Results'.G172 'Short Alkene Results'.M172:'Short Alkene Results'.M172 'Short Alkene Results'.S172:'Short Alkene Results'.S172 'Short Alkene Results'.Y172:'Short Alkene Results'.Y172 'Short Alkene Results'.AE172:'Short Alkene Results'.AE172 'Short Alkene Results'.AK172:'Short Alkene Results'.AK172" chart:data-source-has-labels="column" svg:x="0.572cm" svg:y="0.7cm" svg:width="11.726cm" svg:height="4.897cm">
          <chartooo:coordinate-region svg:x="1.299cm" svg:y="0.899cm" svg:width="10.999cm" svg:height="4.499cm"/>
          <chart:axis chart:dimension="x" chart:name="primary-x" chart:style-name="ch5"/>
          <chart:axis chart:dimension="y" chart:name="primary-y" chart:style-name="ch6">
            <chart:title svg:x="0cm" svg:y="3.404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65:'Short Alkene Results'.G165 'Short Alkene Results'.M165:'Short Alkene Results'.M165 'Short Alkene Results'.S165:'Short Alkene Results'.S165 'Short Alkene Results'.Y165:'Short Alkene Results'.Y165 'Short Alkene Results'.AE165:'Short Alkene Results'.AE165 'Short Alkene Results'.AK165:'Short Alkene Results'.AK165" chart:label-cell-address="'Short Alkene Results'.D160:'Short Alkene Results'.D160" chart:class="chart:bar">
            <chart:data-point chart:repeated="6"/>
          </chart:series>
          <chart:series chart:style-name="ch10" chart:values-cell-range-address="'Short Alkene Results'.G172:'Short Alkene Results'.G172 'Short Alkene Results'.M172:'Short Alkene Results'.M172 'Short Alkene Results'.S172:'Short Alkene Results'.S172 'Short Alkene Results'.Y172:'Short Alkene Results'.Y172 'Short Alkene Results'.AE172:'Short Alkene Results'.AE172 'Short Alkene Results'.AK172:'Short Alkene Results'.AK172" chart:label-cell-address="'Short Alkene Results'.D167:'Short Alkene Results'.D167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60:'Short Alkene Results'.D160</svg:desc>
                </draw:g>
              </table:table-cell>
              <table:table-cell office:value-type="float" office:value="4.53884254983596">
                <text:p>4.53884254983596</text:p>
                <draw:g>
                  <svg:desc>'Short Alkene Results'.G165:'Short Alkene Results'.G165 'Short Alkene Results'.M165:'Short Alkene Results'.M165 'Short Alkene Results'.S165:'Short Alkene Results'.S165 'Short Alkene Results'.Y165:'Short Alkene Results'.Y165 'Short Alkene Results'.AE165:'Short Alkene Results'.AE165 'Short Alkene Results'.AK165:'Short Alkene Results'.AK165</svg:desc>
                </draw:g>
              </table:table-cell>
              <table:table-cell office:value-type="float" office:value="3.15580045738655">
                <text:p>3.15580045738655</text:p>
              </table:table-cell>
              <table:table-cell office:value-type="float" office:value="2.43950860010635">
                <text:p>2.43950860010635</text:p>
              </table:table-cell>
              <table:table-cell office:value-type="float" office:value="2.00849177138207">
                <text:p>2.00849177138207</text:p>
              </table:table-cell>
              <table:table-cell office:value-type="float" office:value="1.72132272230762">
                <text:p>1.72132272230762</text:p>
              </table:table-cell>
              <table:table-cell office:value-type="float" office:value="1.51644468820104">
                <text:p>1.51644468820104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67:'Short Alkene Results'.D167</svg:desc>
                </draw:g>
              </table:table-cell>
              <table:table-cell office:value-type="float" office:value="4.21062618333294">
                <text:p>4.21062618333294</text:p>
                <draw:g>
                  <svg:desc>'Short Alkene Results'.G172:'Short Alkene Results'.G172 'Short Alkene Results'.M172:'Short Alkene Results'.M172 'Short Alkene Results'.S172:'Short Alkene Results'.S172 'Short Alkene Results'.Y172:'Short Alkene Results'.Y172 'Short Alkene Results'.AE172:'Short Alkene Results'.AE172 'Short Alkene Results'.AK172:'Short Alkene Results'.AK172</svg:desc>
                </draw:g>
              </table:table-cell>
              <table:table-cell office:value-type="float" office:value="2.94400154521586">
                <text:p>2.94400154521586</text:p>
              </table:table-cell>
              <table:table-cell office:value-type="float" office:value="2.28560255975146">
                <text:p>2.28560255975146</text:p>
              </table:table-cell>
              <table:table-cell office:value-type="float" office:value="1.89308568707195">
                <text:p>1.89308568707195</text:p>
              </table:table-cell>
              <table:table-cell office:value-type="float" office:value="1.6327765554423">
                <text:p>1.6327765554423</text:p>
              </table:table-cell>
              <table:table-cell office:value-type="float" office:value="1.44815279973468">
                <text:p>1.44815279973468</text:p>
              </table:table-cell>
            </table:table-row>
          </table:table-rows>
        </table:table>
      </chart:chart>
    </office:chart>
  </office:body>
</office:document-content>
</file>

<file path=Object 6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639cm" svg:y="0.256cm" chart:style-name="ch2">
          <text:p>TD-DFT Excitation (TPSSH)</text:p>
        </chart:title>
        <chart:legend svg:x="5.104cm" svg:y="0.84cm" style:legend-expansion="custom" chartooo:width="7.163cm" chartooo:height="0.862cm" style:legend-expansion-aspect-ratio="8.30974477958237" chart:style-name="ch3"/>
        <chart:plot-area chart:style-name="ch4" table:cell-range-address="'Short Alkene Results'.D174:'Short Alkene Results'.D174 'Short Alkene Results'.G179:'Short Alkene Results'.G179 'Short Alkene Results'.M179:'Short Alkene Results'.M179 'Short Alkene Results'.S179:'Short Alkene Results'.S179 'Short Alkene Results'.Y179:'Short Alkene Results'.Y179 'Short Alkene Results'.AE179:'Short Alkene Results'.AE179 'Short Alkene Results'.AK179:'Short Alkene Results'.AK179 'Short Alkene Results'.D181:'Short Alkene Results'.D181 'Short Alkene Results'.G186:'Short Alkene Results'.G186 'Short Alkene Results'.M186:'Short Alkene Results'.M186 'Short Alkene Results'.S186:'Short Alkene Results'.S186 'Short Alkene Results'.Y186:'Short Alkene Results'.Y186 'Short Alkene Results'.AE186:'Short Alkene Results'.AE186 'Short Alkene Results'.AK186:'Short Alkene Results'.AK186" chart:data-source-has-labels="column" svg:x="0.572cm" svg:y="0.7cm" svg:width="11.726cm" svg:height="4.897cm">
          <chartooo:coordinate-region svg:x="1.299cm" svg:y="0.899cm" svg:width="10.999cm" svg:height="4.499cm"/>
          <chart:axis chart:dimension="x" chart:name="primary-x" chart:style-name="ch5"/>
          <chart:axis chart:dimension="y" chart:name="primary-y" chart:style-name="ch6">
            <chart:title svg:x="0cm" svg:y="3.404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79:'Short Alkene Results'.G179 'Short Alkene Results'.M179:'Short Alkene Results'.M179 'Short Alkene Results'.S179:'Short Alkene Results'.S179 'Short Alkene Results'.Y179:'Short Alkene Results'.Y179 'Short Alkene Results'.AE179:'Short Alkene Results'.AE179 'Short Alkene Results'.AK179:'Short Alkene Results'.AK179" chart:label-cell-address="'Short Alkene Results'.D174:'Short Alkene Results'.D174" chart:class="chart:bar">
            <chart:data-point chart:repeated="6"/>
          </chart:series>
          <chart:series chart:style-name="ch10" chart:values-cell-range-address="'Short Alkene Results'.G186:'Short Alkene Results'.G186 'Short Alkene Results'.M186:'Short Alkene Results'.M186 'Short Alkene Results'.S186:'Short Alkene Results'.S186 'Short Alkene Results'.Y186:'Short Alkene Results'.Y186 'Short Alkene Results'.AE186:'Short Alkene Results'.AE186 'Short Alkene Results'.AK186:'Short Alkene Results'.AK186" chart:label-cell-address="'Short Alkene Results'.D181:'Short Alkene Results'.D18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74:'Short Alkene Results'.D174</svg:desc>
                </draw:g>
              </table:table-cell>
              <table:table-cell office:value-type="float" office:value="4.46743174975645">
                <text:p>4.46743174975645</text:p>
                <draw:g>
                  <svg:desc>'Short Alkene Results'.G179:'Short Alkene Results'.G179 'Short Alkene Results'.M179:'Short Alkene Results'.M179 'Short Alkene Results'.S179:'Short Alkene Results'.S179 'Short Alkene Results'.Y179:'Short Alkene Results'.Y179 'Short Alkene Results'.AE179:'Short Alkene Results'.AE179 'Short Alkene Results'.AK179:'Short Alkene Results'.AK179</svg:desc>
                </draw:g>
              </table:table-cell>
              <table:table-cell office:value-type="float" office:value="3.12969066043455">
                <text:p>3.12969066043455</text:p>
              </table:table-cell>
              <table:table-cell office:value-type="float" office:value="2.45303949701398">
                <text:p>2.45303949701398</text:p>
              </table:table-cell>
              <table:table-cell office:value-type="float" office:value="2.01030979333758">
                <text:p>2.01030979333758</text:p>
              </table:table-cell>
              <table:table-cell office:value-type="float" office:value="1.72993460242754">
                <text:p>1.72993460242754</text:p>
              </table:table-cell>
              <table:table-cell office:value-type="float" office:value="1.5302985178107">
                <text:p>1.5302985178107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81:'Short Alkene Results'.D181</svg:desc>
                </draw:g>
              </table:table-cell>
              <table:table-cell office:value-type="float" office:value="4.13920910414384">
                <text:p>4.13920910414384</text:p>
                <draw:g>
                  <svg:desc>'Short Alkene Results'.G186:'Short Alkene Results'.G186 'Short Alkene Results'.M186:'Short Alkene Results'.M186 'Short Alkene Results'.S186:'Short Alkene Results'.S186 'Short Alkene Results'.Y186:'Short Alkene Results'.Y186 'Short Alkene Results'.AE186:'Short Alkene Results'.AE186 'Short Alkene Results'.AK186:'Short Alkene Results'.AK186</svg:desc>
                </draw:g>
              </table:table-cell>
              <table:table-cell office:value-type="float" office:value="2.92013642611909">
                <text:p>2.92013642611909</text:p>
              </table:table-cell>
              <table:table-cell office:value-type="float" office:value="2.27367735788066">
                <text:p>2.27367735788066</text:p>
              </table:table-cell>
              <table:table-cell office:value-type="float" office:value="1.88713211726683">
                <text:p>1.88713211726683</text:p>
              </table:table-cell>
              <table:table-cell office:value-type="float" office:value="1.63103941811148">
                <text:p>1.63103941811148</text:p>
              </table:table-cell>
              <table:table-cell office:value-type="float" office:value="1.44980294757563">
                <text:p>1.44980294757563</text:p>
              </table:table-cell>
            </table:table-row>
          </table:table-rows>
        </table:table>
      </chart:chart>
    </office:chart>
  </office:body>
</office:document-content>
</file>

<file path=Object 6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4.08cm" svg:y="0.13cm" chart:style-name="ch2">
          <text:p>TD-DFT Excitation (HF)</text:p>
        </chart:title>
        <chart:legend chart:legend-position="end" svg:x="9.388cm" svg:y="2.452cm" style:legend-expansion="high" chart:style-name="ch3"/>
        <chart:plot-area chart:style-name="ch4" table:cell-range-address="'Long Alkene Results'.A145:'Long Alkene Results'.A145 'Long Alkene Results'.G149:'Long Alkene Results'.G149 'Long Alkene Results'.M149:'Long Alkene Results'.M149 'Long Alkene Results'.S149:'Long Alkene Results'.S149 'Long Alkene Results'.Y149:'Long Alkene Results'.Y149 'Long Alkene Results'.AE149:'Long Alkene Results'.AE149 'Long Alkene Results'.A151:'Long Alkene Results'.A151 'Long Alkene Results'.G155:'Long Alkene Results'.G155 'Long Alkene Results'.M155:'Long Alkene Results'.M155 'Long Alkene Results'.S155:'Long Alkene Results'.S155 'Long Alkene Results'.Y155:'Long Alkene Results'.Y155 'Long Alkene Results'.AE155:'Long Alkene Results'.AE155" chart:data-source-has-labels="column" svg:x="0.573cm" svg:y="0.7cm" svg:width="11.725cm" svg:height="4.897cm">
          <chartooo:coordinate-region svg:x="1.3cm" svg:y="0.9cm" svg:width="10.998cm" svg:height="4.498cm"/>
          <chart:axis chart:dimension="x" chart:name="primary-x" chart:style-name="ch5"/>
          <chart:axis chart:dimension="y" chart:name="primary-y" chart:style-name="ch6">
            <chart:title svg:x="0cm" svg:y="3.404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149:'Long Alkene Results'.G149 'Long Alkene Results'.M149:'Long Alkene Results'.M149 'Long Alkene Results'.S149:'Long Alkene Results'.S149 'Long Alkene Results'.Y149:'Long Alkene Results'.Y149 'Long Alkene Results'.AE149:'Long Alkene Results'.AE149" chart:label-cell-address="'Long Alkene Results'.A145:'Long Alkene Results'.A145" chart:class="chart:bar">
            <chart:data-point chart:repeated="5"/>
          </chart:series>
          <chart:series chart:style-name="ch10" chart:values-cell-range-address="'Long Alkene Results'.G155:'Long Alkene Results'.G155 'Long Alkene Results'.M155:'Long Alkene Results'.M155 'Long Alkene Results'.S155:'Long Alkene Results'.S155 'Long Alkene Results'.Y155:'Long Alkene Results'.Y155 'Long Alkene Results'.AE155:'Long Alkene Results'.AE155" chart:label-cell-address="'Long Alkene Results'.A151:'Long Alkene Results'.A15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145:'Long Alkene Results'.A145</svg:desc>
                </draw:g>
              </table:table-cell>
              <table:table-cell office:value-type="float" office:value="1.04423855610078">
                <text:p>1.04423855610078</text:p>
                <draw:g>
                  <svg:desc>'Long Alkene Results'.G149:'Long Alkene Results'.G149 'Long Alkene Results'.M149:'Long Alkene Results'.M149 'Long Alkene Results'.S149:'Long Alkene Results'.S149 'Long Alkene Results'.Y149:'Long Alkene Results'.Y149 'Long Alkene Results'.AE149:'Long Alkene Results'.AE149</svg:desc>
                </draw:g>
              </table:table-cell>
              <table:table-cell office:value-type="float" office:value="0.897650216618852">
                <text:p>0.897650216618852</text:p>
              </table:table-cell>
              <table:table-cell office:value-type="float" office:value="0.834709018639945">
                <text:p>0.834709018639945</text:p>
              </table:table-cell>
              <table:table-cell office:value-type="float" office:value="0.804577096777532">
                <text:p>0.804577096777532</text:p>
              </table:table-cell>
              <table:table-cell office:value-type="float" office:value="0.762173961769286">
                <text:p>0.762173961769286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51:'Long Alkene Results'.A151</svg:desc>
                </draw:g>
              </table:table-cell>
              <table:table-cell office:value-type="float" office:value="0.843815267931465">
                <text:p>0.843815267931465</text:p>
                <draw:g>
                  <svg:desc>'Long Alkene Results'.G155:'Long Alkene Results'.G155 'Long Alkene Results'.M155:'Long Alkene Results'.M155 'Long Alkene Results'.S155:'Long Alkene Results'.S155 'Long Alkene Results'.Y155:'Long Alkene Results'.Y155 'Long Alkene Results'.AE155:'Long Alkene Results'.AE155</svg:desc>
                </draw:g>
              </table:table-cell>
              <table:table-cell office:value-type="float" office:value="0.698925111570783">
                <text:p>0.698925111570783</text:p>
              </table:table-cell>
              <table:table-cell office:value-type="float" office:value="0.636717662461094">
                <text:p>0.636717662461094</text:p>
              </table:table-cell>
              <table:table-cell office:value-type="float" office:value="0.606964220260577">
                <text:p>0.606964220260577</text:p>
              </table:table-cell>
              <table:table-cell office:value-type="float" office:value="0.565362421688314">
                <text:p>0.565362421688314</text:p>
              </table:table-cell>
            </table:table-row>
          </table:table-rows>
        </table:table>
      </chart:chart>
    </office:chart>
  </office:body>
</office:document-content>
</file>

<file path=Object 6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4.075cm" svg:y="0.256cm" chart:style-name="ch2">
          <text:p>TD-DFT Excitation (HF)</text:p>
        </chart:title>
        <chart:legend svg:x="5.671cm" svg:y="0.884cm" style:legend-expansion="custom" chartooo:width="6.815cm" chartooo:height="1.096cm" style:legend-expansion-aspect-ratio="6.21806569343066" chart:style-name="ch3"/>
        <chart:plot-area chart:style-name="ch4" table:cell-range-address="'Short Alkene Results'.D188:'Short Alkene Results'.D188 'Short Alkene Results'.G193:'Short Alkene Results'.G193 'Short Alkene Results'.M193:'Short Alkene Results'.M193 'Short Alkene Results'.S193:'Short Alkene Results'.S193 'Short Alkene Results'.Y193:'Short Alkene Results'.Y193 'Short Alkene Results'.AE193:'Short Alkene Results'.AE193 'Short Alkene Results'.AK193:'Short Alkene Results'.AK193 'Short Alkene Results'.D195:'Short Alkene Results'.D195 'Short Alkene Results'.G200:'Short Alkene Results'.G200 'Short Alkene Results'.M200:'Short Alkene Results'.M200 'Short Alkene Results'.S200:'Short Alkene Results'.S200 'Short Alkene Results'.Y200:'Short Alkene Results'.Y200 'Short Alkene Results'.AE200:'Short Alkene Results'.AE200 'Short Alkene Results'.AK200:'Short Alkene Results'.AK200" chart:data-source-has-labels="column" svg:x="0.572cm" svg:y="0.7cm" svg:width="11.726cm" svg:height="4.897cm">
          <chartooo:coordinate-region svg:x="1.299cm" svg:y="0.899cm" svg:width="10.999cm" svg:height="4.499cm"/>
          <chart:axis chart:dimension="x" chart:name="primary-x" chart:style-name="ch5"/>
          <chart:axis chart:dimension="y" chart:name="primary-y" chart:style-name="ch6">
            <chart:title svg:x="0cm" svg:y="3.404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93:'Short Alkene Results'.G193 'Short Alkene Results'.M193:'Short Alkene Results'.M193 'Short Alkene Results'.S193:'Short Alkene Results'.S193 'Short Alkene Results'.Y193:'Short Alkene Results'.Y193 'Short Alkene Results'.AE193:'Short Alkene Results'.AE193 'Short Alkene Results'.AK193:'Short Alkene Results'.AK193" chart:label-cell-address="'Short Alkene Results'.D188:'Short Alkene Results'.D188" chart:class="chart:bar">
            <chart:data-point chart:repeated="6"/>
          </chart:series>
          <chart:series chart:style-name="ch10" chart:values-cell-range-address="'Short Alkene Results'.G200:'Short Alkene Results'.G200 'Short Alkene Results'.M200:'Short Alkene Results'.M200 'Short Alkene Results'.S200:'Short Alkene Results'.S200 'Short Alkene Results'.Y200:'Short Alkene Results'.Y200 'Short Alkene Results'.AE200:'Short Alkene Results'.AE200 'Short Alkene Results'.AK200:'Short Alkene Results'.AK200" chart:label-cell-address="'Short Alkene Results'.D195:'Short Alkene Results'.D19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88:'Short Alkene Results'.D188</svg:desc>
                </draw:g>
              </table:table-cell>
              <table:table-cell office:value-type="float" office:value="3.6310725428835">
                <text:p>3.6310725428835</text:p>
                <draw:g>
                  <svg:desc>'Short Alkene Results'.G193:'Short Alkene Results'.G193 'Short Alkene Results'.M193:'Short Alkene Results'.M193 'Short Alkene Results'.S193:'Short Alkene Results'.S193 'Short Alkene Results'.Y193:'Short Alkene Results'.Y193 'Short Alkene Results'.AE193:'Short Alkene Results'.AE193 'Short Alkene Results'.AK193:'Short Alkene Results'.AK193</svg:desc>
                </draw:g>
              </table:table-cell>
              <table:table-cell office:value-type="float" office:value="2.61400470799329">
                <text:p>2.61400470799329</text:p>
              </table:table-cell>
              <table:table-cell office:value-type="float" office:value="2.06650201365429">
                <text:p>2.06650201365429</text:p>
              </table:table-cell>
              <table:table-cell office:value-type="float" office:value="1.7340924054571">
                <text:p>1.7340924054571</text:p>
              </table:table-cell>
              <table:table-cell office:value-type="float" office:value="1.51434918544858">
                <text:p>1.51434918544858</text:p>
              </table:table-cell>
              <table:table-cell office:value-type="float" office:value="1.35924978765771">
                <text:p>1.35924978765771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95:'Short Alkene Results'.D195</svg:desc>
                </draw:g>
              </table:table-cell>
              <table:table-cell office:value-type="float" office:value="3.48875522818806">
                <text:p>3.48875522818806</text:p>
                <draw:g>
                  <svg:desc>'Short Alkene Results'.G200:'Short Alkene Results'.G200 'Short Alkene Results'.M200:'Short Alkene Results'.M200 'Short Alkene Results'.S200:'Short Alkene Results'.S200 'Short Alkene Results'.Y200:'Short Alkene Results'.Y200 'Short Alkene Results'.AE200:'Short Alkene Results'.AE200 'Short Alkene Results'.AK200:'Short Alkene Results'.AK200</svg:desc>
                </draw:g>
              </table:table-cell>
              <table:table-cell office:value-type="float" office:value="2.42657072144242">
                <text:p>2.42657072144242</text:p>
              </table:table-cell>
              <table:table-cell office:value-type="float" office:value="1.86458669457931">
                <text:p>1.86458669457931</text:p>
              </table:table-cell>
              <table:table-cell office:value-type="float" office:value="1.52932776647784">
                <text:p>1.52932776647784</text:p>
              </table:table-cell>
              <table:table-cell office:value-type="float" office:value="1.30922967043436">
                <text:p>1.30922967043436</text:p>
              </table:table-cell>
              <table:table-cell office:value-type="float" office:value="1.1555389716764">
                <text:p>1.1555389716764</text:p>
              </table:table-cell>
            </table:table-row>
          </table:table-rows>
        </table:table>
      </chart:chart>
    </office:chart>
  </office:body>
</office:document-content>
</file>

<file path=Object 6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4.075cm" svg:y="0.256cm" chart:style-name="ch2">
          <text:p>TD-DFT Excitation (HF)</text:p>
        </chart:title>
        <chart:legend svg:x="5.85cm" svg:y="0.896cm" style:legend-expansion="custom" chartooo:width="6.508cm" chartooo:height="0.749cm" style:legend-expansion-aspect-ratio="8.68891855807744" chart:style-name="ch3"/>
        <chart:plot-area chart:style-name="ch4" table:cell-range-address="'Ring Results'.D143:'Ring Results'.D143 'Ring Results'.G147:'Ring Results'.G147 'Ring Results'.M147:'Ring Results'.M147 'Ring Results'.S147:'Ring Results'.S147 'Ring Results'.Y147:'Ring Results'.Y147 'Ring Results'.AE147:'Ring Results'.AE147 'Ring Results'.AK147:'Ring Results'.AK147 'Ring Results'.D149:'Ring Results'.D149 'Ring Results'.G153:'Ring Results'.G153 'Ring Results'.M153:'Ring Results'.M153 'Ring Results'.S153:'Ring Results'.S153 'Ring Results'.Y153:'Ring Results'.Y153 'Ring Results'.AE153:'Ring Results'.AE153 'Ring Results'.AK153:'Ring Results'.AK153" chart:data-source-has-labels="column" svg:x="0.572cm" svg:y="0.7cm" svg:width="11.726cm" svg:height="4.897cm">
          <chartooo:coordinate-region svg:x="1.299cm" svg:y="0.899cm" svg:width="10.999cm" svg:height="4.499cm"/>
          <chart:axis chart:dimension="x" chart:name="primary-x" chart:style-name="ch5"/>
          <chart:axis chart:dimension="y" chart:name="primary-y" chart:style-name="ch6">
            <chart:title svg:x="0cm" svg:y="3.404cm" chart:style-name="ch7">
              <text:p>eV</text:p>
            </chart:title>
            <chart:grid chart:style-name="ch8" chart:class="major"/>
          </chart:axis>
          <chart:series chart:style-name="ch9" chart:values-cell-range-address="'Ring Results'.G147:'Ring Results'.G147 'Ring Results'.M147:'Ring Results'.M147 'Ring Results'.S147:'Ring Results'.S147 'Ring Results'.Y147:'Ring Results'.Y147 'Ring Results'.AE147:'Ring Results'.AE147 'Ring Results'.AK147:'Ring Results'.AK147" chart:label-cell-address="'Ring Results'.D143:'Ring Results'.D143" chart:class="chart:bar">
            <chart:data-point chart:repeated="6"/>
          </chart:series>
          <chart:series chart:style-name="ch10" chart:values-cell-range-address="'Ring Results'.G153:'Ring Results'.G153 'Ring Results'.M153:'Ring Results'.M153 'Ring Results'.S153:'Ring Results'.S153 'Ring Results'.Y153:'Ring Results'.Y153 'Ring Results'.AE153:'Ring Results'.AE153 'Ring Results'.AK153:'Ring Results'.AK153" chart:label-cell-address="'Ring Results'.D149:'Ring Results'.D14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143:'Ring Results'.D143</svg:desc>
                </draw:g>
              </table:table-cell>
              <table:table-cell office:value-type="float" office:value="3.38879989461068">
                <text:p>3.38879989461068</text:p>
                <draw:g>
                  <svg:desc>'Ring Results'.G147:'Ring Results'.G147 'Ring Results'.M147:'Ring Results'.M147 'Ring Results'.S147:'Ring Results'.S147 'Ring Results'.Y147:'Ring Results'.Y147 'Ring Results'.AE147:'Ring Results'.AE147 'Ring Results'.AK147:'Ring Results'.AK147</svg:desc>
                </draw:g>
              </table:table-cell>
              <table:table-cell office:value-type="float" office:value="2.58850103430213">
                <text:p>2.58850103430213</text:p>
              </table:table-cell>
              <table:table-cell office:value-type="float" office:value="1.80723954213743">
                <text:p>1.80723954213743</text:p>
              </table:table-cell>
              <table:table-cell office:value-type="float" office:value="2.11749171376723">
                <text:p>2.11749171376723</text:p>
              </table:table-cell>
              <table:table-cell office:value-type="float" office:value="2.22828319027228">
                <text:p>2.22828319027228</text:p>
              </table:table-cell>
              <table:table-cell office:value-type="float" office:value="1.6361859397921">
                <text:p>1.6361859397921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49:'Ring Results'.D149</svg:desc>
                </draw:g>
              </table:table-cell>
              <table:table-cell office:value-type="float" office:value="3.11142900367635">
                <text:p>3.11142900367635</text:p>
                <draw:g>
                  <svg:desc>'Ring Results'.G153:'Ring Results'.G153 'Ring Results'.M153:'Ring Results'.M153 'Ring Results'.S153:'Ring Results'.S153 'Ring Results'.Y153:'Ring Results'.Y153 'Ring Results'.AE153:'Ring Results'.AE153 'Ring Results'.AK153:'Ring Results'.AK153</svg:desc>
                </draw:g>
              </table:table-cell>
              <table:table-cell office:value-type="float" office:value="2.2229768647076">
                <text:p>2.2229768647076</text:p>
              </table:table-cell>
              <table:table-cell office:value-type="float" office:value="1.62926217766749">
                <text:p>1.62926217766749</text:p>
              </table:table-cell>
              <table:table-cell office:value-type="float" office:value="1.8773409546548">
                <text:p>1.8773409546548</text:p>
              </table:table-cell>
              <table:table-cell office:value-type="float" office:value="1.95901900886219">
                <text:p>1.95901900886219</text:p>
              </table:table-cell>
              <table:table-cell office:value-type="float" office:value="1.38485369490994">
                <text:p>1.38485369490994</text:p>
              </table:table-cell>
            </table:table-row>
          </table:table-rows>
        </table:table>
      </chart:chart>
    </office:chart>
  </office:body>
</office:document-content>
</file>

<file path=Object 6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1cm" svg:height="6.001cm" xlink:href=".." xlink:type="simple" chart:class="chart:bar" chart:style-name="ch1">
        <chart:title svg:x="3.8cm" svg:y="0.143cm" chart:style-name="ch2">
          <text:p>TD-DFT Excitation (PBE0)</text:p>
        </chart:title>
        <chart:legend svg:x="4.818cm" svg:y="0.946cm" style:legend-expansion="custom" chartooo:width="7.482cm" chartooo:height="0.556cm" style:legend-expansion-aspect-ratio="13.4568345323741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97:'Long Alkene Results'.A97 'Long Alkene Results'.G101:'Long Alkene Results'.G101 'Long Alkene Results'.M101:'Long Alkene Results'.M101 'Long Alkene Results'.S101:'Long Alkene Results'.S101 'Long Alkene Results'.Y101:'Long Alkene Results'.Y101 'Long Alkene Results'.AE101:'Long Alkene Results'.AE101 'Long Alkene Results'.A103:'Long Alkene Results'.A103 'Long Alkene Results'.G107:'Long Alkene Results'.G107 'Long Alkene Results'.M107:'Long Alkene Results'.M107 'Long Alkene Results'.S107:'Long Alkene Results'.S107 'Long Alkene Results'.Y107:'Long Alkene Results'.Y107 'Long Alkene Results'.AE107:'Long Alkene Results'.AE107" chart:data-source-has-labels="both" svg:x="0.574cm" svg:y="0.694cm" svg:width="11.759cm" svg:height="5.343cm">
          <chartooo:coordinate-region svg:x="1.301cm" svg:y="0.894cm" svg:width="11.032cm" svg:height="4.496cm"/>
          <chart:axis chart:dimension="x" chart:name="primary-x" chart:style-name="ch5" chartooo:axis-type="auto">
            <chartooo:date-scale/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21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101:'Long Alkene Results'.G101 'Long Alkene Results'.M101:'Long Alkene Results'.M101 'Long Alkene Results'.S101:'Long Alkene Results'.S101 'Long Alkene Results'.Y101:'Long Alkene Results'.Y101 'Long Alkene Results'.AE101:'Long Alkene Results'.AE101" chart:label-cell-address="'Long Alkene Results'.A97:'Long Alkene Results'.A97" chart:class="chart:bar">
            <chart:data-point chart:repeated="5"/>
          </chart:series>
          <chart:series chart:style-name="ch10" chart:values-cell-range-address="'Long Alkene Results'.G107:'Long Alkene Results'.G107 'Long Alkene Results'.M107:'Long Alkene Results'.M107 'Long Alkene Results'.S107:'Long Alkene Results'.S107 'Long Alkene Results'.Y107:'Long Alkene Results'.Y107 'Long Alkene Results'.AE107:'Long Alkene Results'.AE107" chart:label-cell-address="'Long Alkene Results'.A103:'Long Alkene Results'.A10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97:'Long Alkene Results'.A97</svg:desc>
                </draw:g>
              </table:table-cell>
              <table:table-cell office:value-type="float" office:value="1.14130622631239">
                <text:p>1.14130622631239</text:p>
                <draw:g>
                  <svg:desc>'Long Alkene Results'.G101:'Long Alkene Results'.G101 'Long Alkene Results'.M101:'Long Alkene Results'.M101 'Long Alkene Results'.S101:'Long Alkene Results'.S101 'Long Alkene Results'.Y101:'Long Alkene Results'.Y101 'Long Alkene Results'.AE101:'Long Alkene Results'.AE101</svg:desc>
                </draw:g>
              </table:table-cell>
              <table:table-cell office:value-type="float" office:value="0.939652443640319">
                <text:p>0.939652443640319</text:p>
              </table:table-cell>
              <table:table-cell office:value-type="float" office:value="0.846784438484658">
                <text:p>0.846784438484658</text:p>
              </table:table-cell>
              <table:table-cell office:value-type="float" office:value="0.799584767149832">
                <text:p>0.799584767149832</text:p>
              </table:table-cell>
              <table:table-cell office:value-type="float" office:value="0.728732755219675">
                <text:p>0.728732755219675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03:'Long Alkene Results'.A103</svg:desc>
                </draw:g>
              </table:table-cell>
              <table:table-cell office:value-type="float" office:value="1.11792405632028">
                <text:p>1.11792405632028</text:p>
                <draw:g>
                  <svg:desc>'Long Alkene Results'.G107:'Long Alkene Results'.G107 'Long Alkene Results'.M107:'Long Alkene Results'.M107 'Long Alkene Results'.S107:'Long Alkene Results'.S107 'Long Alkene Results'.Y107:'Long Alkene Results'.Y107 'Long Alkene Results'.AE107:'Long Alkene Results'.AE107</svg:desc>
                </draw:g>
              </table:table-cell>
              <table:table-cell office:value-type="float" office:value="0.92881648901494">
                <text:p>0.92881648901494</text:p>
              </table:table-cell>
              <table:table-cell office:value-type="float" office:value="0.84325668338857">
                <text:p>0.84325668338857</text:p>
              </table:table-cell>
              <table:table-cell office:value-type="float" office:value="0.800807469766297">
                <text:p>0.800807469766297</text:p>
              </table:table-cell>
              <table:table-cell office:value-type="float" office:value="0.737995191483808">
                <text:p>0.73799519148380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cm" xlink:href=".." xlink:type="simple" chart:class="chart:bar" chart:style-name="ch1">
        <chart:title svg:x="4.863cm" svg:y="0.136cm" chart:style-name="ch2">
          <text:p>Ionisation PBE</text:p>
        </chart:title>
        <chart:legend svg:x="6.877cm" svg:y="0.951cm" style:legend-expansion="custom" chartooo:width="5.49cm" chartooo:height="1.372cm" style:legend-expansion-aspect-ratio="4.00145772594752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64:'Short Alkene Results'.D64 'Short Alkene Results'.G71:'Short Alkene Results'.G71 'Short Alkene Results'.M71:'Short Alkene Results'.M71 'Short Alkene Results'.S71:'Short Alkene Results'.S71 'Short Alkene Results'.Y71:'Short Alkene Results'.Y71 'Short Alkene Results'.AE71:'Short Alkene Results'.AE71 'Short Alkene Results'.AK71:'Short Alkene Results'.AK71 'Short Alkene Results'.D73:'Short Alkene Results'.D73 'Short Alkene Results'.G80:'Short Alkene Results'.G80 'Short Alkene Results'.M80:'Short Alkene Results'.M80 'Short Alkene Results'.S80:'Short Alkene Results'.S80 'Short Alkene Results'.Y80:'Short Alkene Results'.Y80 'Short Alkene Results'.AE80:'Short Alkene Results'.AE80 'Short Alkene Results'.AK80:'Short Alkene Results'.AK80" chart:data-source-has-labels="both" svg:x="0.678cm" svg:y="0.716cm" svg:width="11.62cm" svg:height="5.313cm">
          <chartooo:coordinate-region svg:x="1.299cm" svg:y="0.915cm" svg:width="10.999cm" svg:height="4.467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28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71:'Short Alkene Results'.G71 'Short Alkene Results'.M71:'Short Alkene Results'.M71 'Short Alkene Results'.S71:'Short Alkene Results'.S71 'Short Alkene Results'.Y71:'Short Alkene Results'.Y71 'Short Alkene Results'.AE71:'Short Alkene Results'.AE71 'Short Alkene Results'.AK71:'Short Alkene Results'.AK71" chart:label-cell-address="'Short Alkene Results'.D64:'Short Alkene Results'.D64" chart:class="chart:bar">
            <chart:data-point chart:repeated="6"/>
          </chart:series>
          <chart:series chart:style-name="ch10" chart:values-cell-range-address="'Short Alkene Results'.G80:'Short Alkene Results'.G80 'Short Alkene Results'.M80:'Short Alkene Results'.M80 'Short Alkene Results'.S80:'Short Alkene Results'.S80 'Short Alkene Results'.Y80:'Short Alkene Results'.Y80 'Short Alkene Results'.AE80:'Short Alkene Results'.AE80 'Short Alkene Results'.AK80:'Short Alkene Results'.AK80" chart:label-cell-address="'Short Alkene Results'.D73:'Short Alkene Results'.D7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64:'Short Alkene Results'.D64</svg:desc>
                </draw:g>
              </table:table-cell>
              <table:table-cell office:value-type="float" office:value="10.5814370178176">
                <text:p>10.5814370178176</text:p>
                <draw:g>
                  <svg:desc>'Short Alkene Results'.G71:'Short Alkene Results'.G71 'Short Alkene Results'.M71:'Short Alkene Results'.M71 'Short Alkene Results'.S71:'Short Alkene Results'.S71 'Short Alkene Results'.Y71:'Short Alkene Results'.Y71 'Short Alkene Results'.AE71:'Short Alkene Results'.AE71 'Short Alkene Results'.AK71:'Short Alkene Results'.AK71</svg:desc>
                </draw:g>
              </table:table-cell>
              <table:table-cell office:value-type="float" office:value="8.80922667309751">
                <text:p>8.80922667309751</text:p>
              </table:table-cell>
              <table:table-cell office:value-type="float" office:value="7.87985490005296">
                <text:p>7.87985490005296</text:p>
              </table:table-cell>
              <table:table-cell office:value-type="float" office:value="7.28373100177732">
                <text:p>7.28373100177732</text:p>
              </table:table-cell>
              <table:table-cell office:value-type="float" office:value="6.86185956341027">
                <text:p>6.86185956341027</text:p>
              </table:table-cell>
              <table:table-cell office:value-type="float" office:value="6.54408754315628">
                <text:p>6.54408754315628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73:'Short Alkene Results'.D73</svg:desc>
                </draw:g>
              </table:table-cell>
              <table:table-cell office:value-type="float" office:value="11.2523583044782">
                <text:p>11.2523583044782</text:p>
                <draw:g>
                  <svg:desc>'Short Alkene Results'.G80:'Short Alkene Results'.G80 'Short Alkene Results'.M80:'Short Alkene Results'.M80 'Short Alkene Results'.S80:'Short Alkene Results'.S80 'Short Alkene Results'.Y80:'Short Alkene Results'.Y80 'Short Alkene Results'.AE80:'Short Alkene Results'.AE80 'Short Alkene Results'.AK80:'Short Alkene Results'.AK80</svg:desc>
                </draw:g>
              </table:table-cell>
              <table:table-cell office:value-type="float" office:value="9.55545480240354">
                <text:p>9.55545480240354</text:p>
              </table:table-cell>
              <table:table-cell office:value-type="float" office:value="8.59450470745202">
                <text:p>8.59450470745202</text:p>
              </table:table-cell>
              <table:table-cell office:value-type="float" office:value="7.96966749502968">
                <text:p>7.96966749502968</text:p>
              </table:table-cell>
              <table:table-cell office:value-type="float" office:value="7.52502441090862">
                <text:p>7.52502441090862</text:p>
              </table:table-cell>
              <table:table-cell office:value-type="float" office:value="7.18938661738372">
                <text:p>7.1893866173837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6cm" svg:height="6.137cm" xlink:href=".." xlink:type="simple" chart:class="chart:bar" chart:style-name="ch1">
        <chart:title svg:x="4.469cm" svg:y="0.148cm" chart:style-name="ch2">
          <text:p>Singlet HOMO PBE</text:p>
        </chart:title>
        <chart:legend svg:x="6.503cm" svg:y="4.273cm" style:legend-expansion="custom" chartooo:width="5.822cm" chartooo:height="1.191cm" style:legend-expansion-aspect-ratio="4.88832913518052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64:'Short Alkene Results'.D64 'Short Alkene Results'.G66:'Short Alkene Results'.G66 'Short Alkene Results'.M66:'Short Alkene Results'.M66 'Short Alkene Results'.S66:'Short Alkene Results'.S66 'Short Alkene Results'.Y66:'Short Alkene Results'.Y66 'Short Alkene Results'.AE66:'Short Alkene Results'.AE66 'Short Alkene Results'.AK66:'Short Alkene Results'.AK66 'Short Alkene Results'.D73:'Short Alkene Results'.D73 'Short Alkene Results'.G75:'Short Alkene Results'.G75 'Short Alkene Results'.M75:'Short Alkene Results'.M75 'Short Alkene Results'.S75:'Short Alkene Results'.S75 'Short Alkene Results'.Y75:'Short Alkene Results'.Y75 'Short Alkene Results'.AE75:'Short Alkene Results'.AE75 'Short Alkene Results'.AK75:'Short Alkene Results'.AK75" chart:data-source-has-labels="both" svg:x="0.757cm" svg:y="0.716cm" svg:width="11.541cm" svg:height="5.313cm">
          <chartooo:coordinate-region svg:x="1.299cm" svg:y="0.915cm" svg:width="10.999cm" svg:height="4.467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28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66:'Short Alkene Results'.G66 'Short Alkene Results'.M66:'Short Alkene Results'.M66 'Short Alkene Results'.S66:'Short Alkene Results'.S66 'Short Alkene Results'.Y66:'Short Alkene Results'.Y66 'Short Alkene Results'.AE66:'Short Alkene Results'.AE66 'Short Alkene Results'.AK66:'Short Alkene Results'.AK66" chart:label-cell-address="'Short Alkene Results'.D64:'Short Alkene Results'.D64" chart:class="chart:bar">
            <chart:data-point chart:repeated="6"/>
          </chart:series>
          <chart:series chart:style-name="ch10" chart:values-cell-range-address="'Short Alkene Results'.G75:'Short Alkene Results'.G75 'Short Alkene Results'.M75:'Short Alkene Results'.M75 'Short Alkene Results'.S75:'Short Alkene Results'.S75 'Short Alkene Results'.Y75:'Short Alkene Results'.Y75 'Short Alkene Results'.AE75:'Short Alkene Results'.AE75 'Short Alkene Results'.AK75:'Short Alkene Results'.AK75" chart:label-cell-address="'Short Alkene Results'.D73:'Short Alkene Results'.D7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64:'Short Alkene Results'.D64</svg:desc>
                </draw:g>
              </table:table-cell>
              <table:table-cell office:value-type="float" office:value="-6.559">
                <text:p>-6.559</text:p>
                <draw:g>
                  <svg:desc>'Short Alkene Results'.G66:'Short Alkene Results'.G66 'Short Alkene Results'.M66:'Short Alkene Results'.M66 'Short Alkene Results'.S66:'Short Alkene Results'.S66 'Short Alkene Results'.Y66:'Short Alkene Results'.Y66 'Short Alkene Results'.AE66:'Short Alkene Results'.AE66 'Short Alkene Results'.AK66:'Short Alkene Results'.AK66</svg:desc>
                </draw:g>
              </table:table-cell>
              <table:table-cell office:value-type="float" office:value="-5.683">
                <text:p>-5.683</text:p>
              </table:table-cell>
              <table:table-cell office:value-type="float" office:value="-5.238">
                <text:p>-5.238</text:p>
              </table:table-cell>
              <table:table-cell office:value-type="float" office:value="-4.969">
                <text:p>-4.969</text:p>
              </table:table-cell>
              <table:table-cell office:value-type="float" office:value="-4.789">
                <text:p>-4.789</text:p>
              </table:table-cell>
              <table:table-cell office:value-type="float" office:value="-4.66">
                <text:p>-4.66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73:'Short Alkene Results'.D73</svg:desc>
                </draw:g>
              </table:table-cell>
              <table:table-cell office:value-type="float" office:value="-7.016">
                <text:p>-7.016</text:p>
                <draw:g>
                  <svg:desc>'Short Alkene Results'.G75:'Short Alkene Results'.G75 'Short Alkene Results'.M75:'Short Alkene Results'.M75 'Short Alkene Results'.S75:'Short Alkene Results'.S75 'Short Alkene Results'.Y75:'Short Alkene Results'.Y75 'Short Alkene Results'.AE75:'Short Alkene Results'.AE75 'Short Alkene Results'.AK75:'Short Alkene Results'.AK75</svg:desc>
                </draw:g>
              </table:table-cell>
              <table:table-cell office:value-type="float" office:value="-6.154">
                <text:p>-6.154</text:p>
              </table:table-cell>
              <table:table-cell office:value-type="float" office:value="-5.725">
                <text:p>-5.725</text:p>
              </table:table-cell>
              <table:table-cell office:value-type="float" office:value="-5.466">
                <text:p>-5.466</text:p>
              </table:table-cell>
              <table:table-cell office:value-type="float" office:value="-5.292">
                <text:p>-5.292</text:p>
              </table:table-cell>
              <table:table-cell office:value-type="float" office:value="-5.168">
                <text:p>-5.16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